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09pt"/>
    </style:style>
    <style:style style:name="co3" style:family="table-column">
      <style:table-column-properties fo:break-before="auto" style:column-width="72.34pt"/>
    </style:style>
    <style:style style:name="co4" style:family="table-column">
      <style:table-column-properties fo:break-before="auto" style:column-width="66.36pt"/>
    </style:style>
    <style:style style:name="co5" style:family="table-column">
      <style:table-column-properties fo:break-before="auto" style:column-width="55.84pt"/>
    </style:style>
    <style:style style:name="co6" style:family="table-column">
      <style:table-column-properties fo:break-before="auto" style:column-width="58.85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oise Figure" table:style-name="ta1">
        <table:shapes>
          <draw:frame draw:z-index="0" draw:style-name="gr1" draw:text-style-name="P1" svg:width="872.84pt" svg:height="473.05pt" svg:x="386.84pt" svg:y="2.83pt">
            <loext:p draw:notify-on-update-of-ranges="'Noise Figure'.B2:'Noise Figure'.B462 'Noise Figure'.F1:'Noise Figure'.F1 'Noise Figure'.F2:'Noise Figure'.F4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Frequency [Hz]</text:p>
          </table:table-cell>
          <table:table-cell table:style-name="ce1" office:value-type="string" calcext:value-type="string">
            <text:p>Frequency [MHz]</text:p>
          </table:table-cell>
          <table:table-cell table:style-name="ce1" office:value-type="string" calcext:value-type="string">
            <text:p>Power Measured, Noise Source Off [dBm]</text:p>
          </table:table-cell>
          <table:table-cell table:style-name="ce1" office:value-type="string" calcext:value-type="string">
            <text:p>Power Measured, Noise Source On [dBm]</text:p>
          </table:table-cell>
          <table:table-cell table:style-name="ce1" office:value-type="string" calcext:value-type="string">
            <text:p>Y-Factor</text:p>
          </table:table-cell>
          <table:table-cell table:style-name="ce1" office:value-type="string" calcext:value-type="string">
            <text:p>Noise Figure [dB]</text:p>
          </table:table-cell>
          <table:table-cell table:style-name="ce1"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A2]/1000000" office:value-type="float" office:value="0" calcext:value-type="float">
            <text:p>0</text:p>
          </table:table-cell>
          <table:table-cell office:value-type="float" office:value="-11.99130917" calcext:value-type="float">
            <text:p>-11.99130917</text:p>
          </table:table-cell>
          <table:table-cell office:value-type="float" office:value="-11.75434494" calcext:value-type="float">
            <text:p>-11.75434494</text:p>
          </table:table-cell>
          <table:table-cell table:formula="of:=[.D2]-[.C2]" office:value-type="float" office:value="0.236964229999998" calcext:value-type="float">
            <text:p>0.23696423</text:p>
          </table:table-cell>
          <table:table-cell table:formula="of:=15.12-10*LOG10(POWER(10;[.E2]/10)-1)" office:value-type="float" office:value="27.6319943452842" calcext:value-type="float">
            <text:p>27.6319943453</text:p>
          </table:table-cell>
          <table:table-cell table:number-columns-repeated="1018"/>
        </table:table-row>
        <table:table-row table:style-name="ro2">
          <table:table-cell office:value-type="float" office:value="217391.3043" calcext:value-type="float">
            <text:p>217391.3043</text:p>
          </table:table-cell>
          <table:table-cell table:formula="of:=[.A3]/1000000" office:value-type="float" office:value="0.2173913043" calcext:value-type="float">
            <text:p>0.2173913043</text:p>
          </table:table-cell>
          <table:table-cell office:value-type="float" office:value="-27.30935097" calcext:value-type="float">
            <text:p>-27.30935097</text:p>
          </table:table-cell>
          <table:table-cell office:value-type="float" office:value="-27.07202148" calcext:value-type="float">
            <text:p>-27.07202148</text:p>
          </table:table-cell>
          <table:table-cell table:formula="of:=[.D3]-[.C3]" office:value-type="float" office:value="0.23732949" calcext:value-type="float">
            <text:p>0.23732949</text:p>
          </table:table-cell>
          <table:table-cell table:formula="of:=15.12-10*LOG10(POWER(10;[.E3]/10)-1)" office:value-type="float" office:value="27.6251209310272" calcext:value-type="float">
            <text:p>27.625120931</text:p>
          </table:table-cell>
          <table:table-cell table:number-columns-repeated="1018"/>
        </table:table-row>
        <table:table-row table:style-name="ro2">
          <table:table-cell office:value-type="float" office:value="434782.6087" calcext:value-type="float">
            <text:p>434782.6087</text:p>
          </table:table-cell>
          <table:table-cell table:formula="of:=[.A4]/1000000" office:value-type="float" office:value="0.4347826087" calcext:value-type="float">
            <text:p>0.4347826087</text:p>
          </table:table-cell>
          <table:table-cell office:value-type="float" office:value="-29.95539856" calcext:value-type="float">
            <text:p>-29.95539856</text:p>
          </table:table-cell>
          <table:table-cell office:value-type="float" office:value="-29.71936607" calcext:value-type="float">
            <text:p>-29.71936607</text:p>
          </table:table-cell>
          <table:table-cell table:formula="of:=[.D4]-[.C4]" office:value-type="float" office:value="0.236032490000003" calcext:value-type="float">
            <text:p>0.23603249</text:p>
          </table:table-cell>
          <table:table-cell table:formula="of:=15.12-10*LOG10(POWER(10;[.E4]/10)-1)" office:value-type="float" office:value="27.6495745012214" calcext:value-type="float">
            <text:p>27.6495745012</text:p>
          </table:table-cell>
          <table:table-cell table:number-columns-repeated="1018"/>
        </table:table-row>
        <table:table-row table:style-name="ro2">
          <table:table-cell office:value-type="float" office:value="652173.913" calcext:value-type="float">
            <text:p>652173.913</text:p>
          </table:table-cell>
          <table:table-cell table:formula="of:=[.A5]/1000000" office:value-type="float" office:value="0.652173913" calcext:value-type="float">
            <text:p>0.652173913</text:p>
          </table:table-cell>
          <table:table-cell office:value-type="float" office:value="-32.98615265" calcext:value-type="float">
            <text:p>-32.98615265</text:p>
          </table:table-cell>
          <table:table-cell office:value-type="float" office:value="-32.75317383" calcext:value-type="float">
            <text:p>-32.75317383</text:p>
          </table:table-cell>
          <table:table-cell table:formula="of:=[.D5]-[.C5]" office:value-type="float" office:value="0.23297882" calcext:value-type="float">
            <text:p>0.23297882</text:p>
          </table:table-cell>
          <table:table-cell table:formula="of:=15.12-10*LOG10(POWER(10;[.E5]/10)-1)" office:value-type="float" office:value="27.7076685427995" calcext:value-type="float">
            <text:p>27.7076685428</text:p>
          </table:table-cell>
          <table:table-cell table:number-columns-repeated="1018"/>
        </table:table-row>
        <table:table-row table:style-name="ro2">
          <table:table-cell office:value-type="float" office:value="869565.2174" calcext:value-type="float">
            <text:p>869565.2174</text:p>
          </table:table-cell>
          <table:table-cell table:formula="of:=[.A6]/1000000" office:value-type="float" office:value="0.8695652174" calcext:value-type="float">
            <text:p>0.8695652174</text:p>
          </table:table-cell>
          <table:table-cell office:value-type="float" office:value="-37.06858444" calcext:value-type="float">
            <text:p>-37.06858444</text:p>
          </table:table-cell>
          <table:table-cell office:value-type="float" office:value="-36.8364563" calcext:value-type="float">
            <text:p>-36.8364563</text:p>
          </table:table-cell>
          <table:table-cell table:formula="of:=[.D6]-[.C6]" office:value-type="float" office:value="0.232128139999993" calcext:value-type="float">
            <text:p>0.23212814</text:p>
          </table:table-cell>
          <table:table-cell table:formula="of:=15.12-10*LOG10(POWER(10;[.E6]/10)-1)" office:value-type="float" office:value="27.7239841766951" calcext:value-type="float">
            <text:p>27.7239841767</text:p>
          </table:table-cell>
          <table:table-cell table:number-columns-repeated="1018"/>
        </table:table-row>
        <table:table-row table:style-name="ro2">
          <table:table-cell office:value-type="float" office:value="1086956.522" calcext:value-type="float">
            <text:p>1086956.522</text:p>
          </table:table-cell>
          <table:table-cell table:formula="of:=[.A7]/1000000" office:value-type="float" office:value="1.086956522" calcext:value-type="float">
            <text:p>1.086956522</text:p>
          </table:table-cell>
          <table:table-cell office:value-type="float" office:value="-42.22130585" calcext:value-type="float">
            <text:p>-42.22130585</text:p>
          </table:table-cell>
          <table:table-cell office:value-type="float" office:value="-41.98287201" calcext:value-type="float">
            <text:p>-41.98287201</text:p>
          </table:table-cell>
          <table:table-cell table:formula="of:=[.D7]-[.C7]" office:value-type="float" office:value="0.238433840000006" calcext:value-type="float">
            <text:p>0.23843384</text:p>
          </table:table-cell>
          <table:table-cell table:formula="of:=15.12-10*LOG10(POWER(10;[.E7]/10)-1)" office:value-type="float" office:value="27.6044018432631" calcext:value-type="float">
            <text:p>27.6044018433</text:p>
          </table:table-cell>
          <table:table-cell table:number-columns-repeated="1018"/>
        </table:table-row>
        <table:table-row table:style-name="ro2">
          <table:table-cell office:value-type="float" office:value="1304347.826" calcext:value-type="float">
            <text:p>1304347.826</text:p>
          </table:table-cell>
          <table:table-cell table:formula="of:=[.A8]/1000000" office:value-type="float" office:value="1.304347826" calcext:value-type="float">
            <text:p>1.304347826</text:p>
          </table:table-cell>
          <table:table-cell office:value-type="float" office:value="-48.47438812" calcext:value-type="float">
            <text:p>-48.47438812</text:p>
          </table:table-cell>
          <table:table-cell office:value-type="float" office:value="-48.27235413" calcext:value-type="float">
            <text:p>-48.27235413</text:p>
          </table:table-cell>
          <table:table-cell table:formula="of:=[.D8]-[.C8]" office:value-type="float" office:value="0.202033989999997" calcext:value-type="float">
            <text:p>0.20203399</text:p>
          </table:table-cell>
          <table:table-cell table:formula="of:=15.12-10*LOG10(POWER(10;[.E8]/10)-1)" office:value-type="float" office:value="28.3421901067633" calcext:value-type="float">
            <text:p>28.3421901068</text:p>
          </table:table-cell>
          <table:table-cell table:number-columns-repeated="1018"/>
        </table:table-row>
        <table:table-row table:style-name="ro2">
          <table:table-cell office:value-type="float" office:value="1521739.13" calcext:value-type="float">
            <text:p>1521739.13</text:p>
          </table:table-cell>
          <table:table-cell table:formula="of:=[.A9]/1000000" office:value-type="float" office:value="1.52173913" calcext:value-type="float">
            <text:p>1.52173913</text:p>
          </table:table-cell>
          <table:table-cell office:value-type="float" office:value="-55.87171555" calcext:value-type="float">
            <text:p>-55.87171555</text:p>
          </table:table-cell>
          <table:table-cell office:value-type="float" office:value="-55.62693405" calcext:value-type="float">
            <text:p>-55.62693405</text:p>
          </table:table-cell>
          <table:table-cell table:formula="of:=[.D9]-[.C9]" office:value-type="float" office:value="0.244781500000002" calcext:value-type="float">
            <text:p>0.2447815</text:p>
          </table:table-cell>
          <table:table-cell table:formula="of:=15.12-10*LOG10(POWER(10;[.E9]/10)-1)" office:value-type="float" office:value="27.4870916010705" calcext:value-type="float">
            <text:p>27.4870916011</text:p>
          </table:table-cell>
          <table:table-cell table:number-columns-repeated="1018"/>
        </table:table-row>
        <table:table-row table:style-name="ro2">
          <table:table-cell office:value-type="float" office:value="1739130.435" calcext:value-type="float">
            <text:p>1739130.435</text:p>
          </table:table-cell>
          <table:table-cell table:formula="of:=[.A10]/1000000" office:value-type="float" office:value="1.739130435" calcext:value-type="float">
            <text:p>1.739130435</text:p>
          </table:table-cell>
          <table:table-cell office:value-type="float" office:value="-62.80449295" calcext:value-type="float">
            <text:p>-62.80449295</text:p>
          </table:table-cell>
          <table:table-cell office:value-type="float" office:value="-62.23963547" calcext:value-type="float">
            <text:p>-62.23963547</text:p>
          </table:table-cell>
          <table:table-cell table:formula="of:=[.D10]-[.C10]" office:value-type="float" office:value="0.564857480000001" calcext:value-type="float">
            <text:p>0.56485748</text:p>
          </table:table-cell>
          <table:table-cell table:formula="of:=15.12-10*LOG10(POWER(10;[.E10]/10)-1)" office:value-type="float" office:value="23.6929648295247" calcext:value-type="float">
            <text:p>23.6929648295</text:p>
          </table:table-cell>
          <table:table-cell table:number-columns-repeated="1018"/>
        </table:table-row>
        <table:table-row table:style-name="ro2">
          <table:table-cell office:value-type="float" office:value="1956521.739" calcext:value-type="float">
            <text:p>1956521.739</text:p>
          </table:table-cell>
          <table:table-cell table:formula="of:=[.A11]/1000000" office:value-type="float" office:value="1.956521739" calcext:value-type="float">
            <text:p>1.956521739</text:p>
          </table:table-cell>
          <table:table-cell office:value-type="float" office:value="-66.6144104" calcext:value-type="float">
            <text:p>-66.6144104</text:p>
          </table:table-cell>
          <table:table-cell office:value-type="float" office:value="-65.34380341" calcext:value-type="float">
            <text:p>-65.34380341</text:p>
          </table:table-cell>
          <table:table-cell table:formula="of:=[.D11]-[.C11]" office:value-type="float" office:value="1.27060698999999" calcext:value-type="float">
            <text:p>1.27060699</text:p>
          </table:table-cell>
          <table:table-cell table:formula="of:=15.12-10*LOG10(POWER(10;[.E11]/10)-1)" office:value-type="float" office:value="19.8069491229633" calcext:value-type="float">
            <text:p>19.806949123</text:p>
          </table:table-cell>
          <table:table-cell table:number-columns-repeated="1018"/>
        </table:table-row>
        <table:table-row table:style-name="ro2">
          <table:table-cell office:value-type="float" office:value="2173913.043" calcext:value-type="float">
            <text:p>2173913.043</text:p>
          </table:table-cell>
          <table:table-cell table:formula="of:=[.A12]/1000000" office:value-type="float" office:value="2.173913043" calcext:value-type="float">
            <text:p>2.173913043</text:p>
          </table:table-cell>
          <table:table-cell office:value-type="float" office:value="-67.75583649" calcext:value-type="float">
            <text:p>-67.75583649</text:p>
          </table:table-cell>
          <table:table-cell office:value-type="float" office:value="-65.85919189" calcext:value-type="float">
            <text:p>-65.85919189</text:p>
          </table:table-cell>
          <table:table-cell table:formula="of:=[.D12]-[.C12]" office:value-type="float" office:value="1.89664459999999" calcext:value-type="float">
            <text:p>1.8966446</text:p>
          </table:table-cell>
          <table:table-cell table:formula="of:=15.12-10*LOG10(POWER(10;[.E12]/10)-1)" office:value-type="float" office:value="17.7352034159524" calcext:value-type="float">
            <text:p>17.735203416</text:p>
          </table:table-cell>
          <table:table-cell table:number-columns-repeated="1018"/>
        </table:table-row>
        <table:table-row table:style-name="ro2">
          <table:table-cell office:value-type="float" office:value="2391304.348" calcext:value-type="float">
            <text:p>2391304.348</text:p>
          </table:table-cell>
          <table:table-cell table:formula="of:=[.A13]/1000000" office:value-type="float" office:value="2.391304348" calcext:value-type="float">
            <text:p>2.391304348</text:p>
          </table:table-cell>
          <table:table-cell office:value-type="float" office:value="-69.43760681" calcext:value-type="float">
            <text:p>-69.43760681</text:p>
          </table:table-cell>
          <table:table-cell office:value-type="float" office:value="-66.32976532" calcext:value-type="float">
            <text:p>-66.32976532</text:p>
          </table:table-cell>
          <table:table-cell table:formula="of:=[.D13]-[.C13]" office:value-type="float" office:value="3.10784149000001" calcext:value-type="float">
            <text:p>3.10784149</text:p>
          </table:table-cell>
          <table:table-cell table:formula="of:=15.12-10*LOG10(POWER(10;[.E13]/10)-1)" office:value-type="float" office:value="14.927059656521" calcext:value-type="float">
            <text:p>14.9270596565</text:p>
          </table:table-cell>
          <table:table-cell table:number-columns-repeated="1018"/>
        </table:table-row>
        <table:table-row table:style-name="ro2">
          <table:table-cell office:value-type="float" office:value="2608695.652" calcext:value-type="float">
            <text:p>2608695.652</text:p>
          </table:table-cell>
          <table:table-cell table:formula="of:=[.A14]/1000000" office:value-type="float" office:value="2.608695652" calcext:value-type="float">
            <text:p>2.608695652</text:p>
          </table:table-cell>
          <table:table-cell office:value-type="float" office:value="-70.7430191" calcext:value-type="float">
            <text:p>-70.7430191</text:p>
          </table:table-cell>
          <table:table-cell office:value-type="float" office:value="-66.56934357" calcext:value-type="float">
            <text:p>-66.56934357</text:p>
          </table:table-cell>
          <table:table-cell table:formula="of:=[.D14]-[.C14]" office:value-type="float" office:value="4.17367553" calcext:value-type="float">
            <text:p>4.17367553</text:p>
          </table:table-cell>
          <table:table-cell table:formula="of:=15.12-10*LOG10(POWER(10;[.E14]/10)-1)" office:value-type="float" office:value="13.0399610915484" calcext:value-type="float">
            <text:p>13.0399610915</text:p>
          </table:table-cell>
          <table:table-cell table:number-columns-repeated="1018"/>
        </table:table-row>
        <table:table-row table:style-name="ro2">
          <table:table-cell office:value-type="float" office:value="2826086.957" calcext:value-type="float">
            <text:p>2826086.957</text:p>
          </table:table-cell>
          <table:table-cell table:formula="of:=[.A15]/1000000" office:value-type="float" office:value="2.826086957" calcext:value-type="float">
            <text:p>2.826086957</text:p>
          </table:table-cell>
          <table:table-cell office:value-type="float" office:value="-70.80683899" calcext:value-type="float">
            <text:p>-70.80683899</text:p>
          </table:table-cell>
          <table:table-cell office:value-type="float" office:value="-66.82597351" calcext:value-type="float">
            <text:p>-66.82597351</text:p>
          </table:table-cell>
          <table:table-cell table:formula="of:=[.D15]-[.C15]" office:value-type="float" office:value="3.98086548000001" calcext:value-type="float">
            <text:p>3.98086548</text:p>
          </table:table-cell>
          <table:table-cell table:formula="of:=15.12-10*LOG10(POWER(10;[.E15]/10)-1)" office:value-type="float" office:value="13.3566453619339" calcext:value-type="float">
            <text:p>13.3566453619</text:p>
          </table:table-cell>
          <table:table-cell table:number-columns-repeated="1018"/>
        </table:table-row>
        <table:table-row table:style-name="ro2">
          <table:table-cell office:value-type="float" office:value="3043478.261" calcext:value-type="float">
            <text:p>3043478.261</text:p>
          </table:table-cell>
          <table:table-cell table:formula="of:=[.A16]/1000000" office:value-type="float" office:value="3.043478261" calcext:value-type="float">
            <text:p>3.043478261</text:p>
          </table:table-cell>
          <table:table-cell office:value-type="float" office:value="-71.65588379" calcext:value-type="float">
            <text:p>-71.65588379</text:p>
          </table:table-cell>
          <table:table-cell office:value-type="float" office:value="-66.65357971" calcext:value-type="float">
            <text:p>-66.65357971</text:p>
          </table:table-cell>
          <table:table-cell table:formula="of:=[.D16]-[.C16]" office:value-type="float" office:value="5.00230408" calcext:value-type="float">
            <text:p>5.00230408</text:p>
          </table:table-cell>
          <table:table-cell table:formula="of:=15.12-10*LOG10(POWER(10;[.E16]/10)-1)" office:value-type="float" office:value="11.767516139436" calcext:value-type="float">
            <text:p>11.7675161394</text:p>
          </table:table-cell>
          <table:table-cell table:number-columns-repeated="1018"/>
        </table:table-row>
        <table:table-row table:style-name="ro2">
          <table:table-cell office:value-type="float" office:value="3260869.565" calcext:value-type="float">
            <text:p>3260869.565</text:p>
          </table:table-cell>
          <table:table-cell table:formula="of:=[.A17]/1000000" office:value-type="float" office:value="3.260869565" calcext:value-type="float">
            <text:p>3.260869565</text:p>
          </table:table-cell>
          <table:table-cell office:value-type="float" office:value="-72.16804504" calcext:value-type="float">
            <text:p>-72.16804504</text:p>
          </table:table-cell>
          <table:table-cell office:value-type="float" office:value="-66.57684326" calcext:value-type="float">
            <text:p>-66.57684326</text:p>
          </table:table-cell>
          <table:table-cell table:formula="of:=[.D17]-[.C17]" office:value-type="float" office:value="5.59120177999999" calcext:value-type="float">
            <text:p>5.59120178</text:p>
          </table:table-cell>
          <table:table-cell table:formula="of:=15.12-10*LOG10(POWER(10;[.E17]/10)-1)" office:value-type="float" office:value="10.9313010193233" calcext:value-type="float">
            <text:p>10.9313010193</text:p>
          </table:table-cell>
          <table:table-cell table:number-columns-repeated="1018"/>
        </table:table-row>
        <table:table-row table:style-name="ro2">
          <table:table-cell office:value-type="float" office:value="3478260.87" calcext:value-type="float">
            <text:p>3478260.87</text:p>
          </table:table-cell>
          <table:table-cell table:formula="of:=[.A18]/1000000" office:value-type="float" office:value="3.47826087" calcext:value-type="float">
            <text:p>3.47826087</text:p>
          </table:table-cell>
          <table:table-cell office:value-type="float" office:value="-72.80612183" calcext:value-type="float">
            <text:p>-72.80612183</text:p>
          </table:table-cell>
          <table:table-cell office:value-type="float" office:value="-66.22361755" calcext:value-type="float">
            <text:p>-66.22361755</text:p>
          </table:table-cell>
          <table:table-cell table:formula="of:=[.D18]-[.C18]" office:value-type="float" office:value="6.58250428" calcext:value-type="float">
            <text:p>6.58250428</text:p>
          </table:table-cell>
          <table:table-cell table:formula="of:=15.12-10*LOG10(POWER(10;[.E18]/10)-1)" office:value-type="float" office:value="9.61465306571825" calcext:value-type="float">
            <text:p>9.6146530657</text:p>
          </table:table-cell>
          <table:table-cell table:number-columns-repeated="1018"/>
        </table:table-row>
        <table:table-row table:style-name="ro2">
          <table:table-cell office:value-type="float" office:value="3695652.174" calcext:value-type="float">
            <text:p>3695652.174</text:p>
          </table:table-cell>
          <table:table-cell table:formula="of:=[.A19]/1000000" office:value-type="float" office:value="3.695652174" calcext:value-type="float">
            <text:p>3.695652174</text:p>
          </table:table-cell>
          <table:table-cell office:value-type="float" office:value="-73.09596252" calcext:value-type="float">
            <text:p>-73.09596252</text:p>
          </table:table-cell>
          <table:table-cell office:value-type="float" office:value="-66.27230072" calcext:value-type="float">
            <text:p>-66.27230072</text:p>
          </table:table-cell>
          <table:table-cell table:formula="of:=[.D19]-[.C19]" office:value-type="float" office:value="6.8236618" calcext:value-type="float">
            <text:p>6.8236618</text:p>
          </table:table-cell>
          <table:table-cell table:formula="of:=15.12-10*LOG10(POWER(10;[.E19]/10)-1)" office:value-type="float" office:value="9.30795906895305" calcext:value-type="float">
            <text:p>9.307959069</text:p>
          </table:table-cell>
          <table:table-cell table:number-columns-repeated="1018"/>
        </table:table-row>
        <table:table-row table:style-name="ro2">
          <table:table-cell office:value-type="float" office:value="3913043.478" calcext:value-type="float">
            <text:p>3913043.478</text:p>
          </table:table-cell>
          <table:table-cell table:formula="of:=[.A20]/1000000" office:value-type="float" office:value="3.913043478" calcext:value-type="float">
            <text:p>3.913043478</text:p>
          </table:table-cell>
          <table:table-cell office:value-type="float" office:value="-73.765625" calcext:value-type="float">
            <text:p>-73.765625</text:p>
          </table:table-cell>
          <table:table-cell office:value-type="float" office:value="-65.95291138" calcext:value-type="float">
            <text:p>-65.95291138</text:p>
          </table:table-cell>
          <table:table-cell table:formula="of:=[.D20]-[.C20]" office:value-type="float" office:value="7.81271362" calcext:value-type="float">
            <text:p>7.81271362</text:p>
          </table:table-cell>
          <table:table-cell table:formula="of:=15.12-10*LOG10(POWER(10;[.E20]/10)-1)" office:value-type="float" office:value="8.09288542640657" calcext:value-type="float">
            <text:p>8.0928854264</text:p>
          </table:table-cell>
          <table:table-cell table:number-columns-repeated="1018"/>
        </table:table-row>
        <table:table-row table:style-name="ro2">
          <table:table-cell office:value-type="float" office:value="4130434.783" calcext:value-type="float">
            <text:p>4130434.783</text:p>
          </table:table-cell>
          <table:table-cell table:formula="of:=[.A21]/1000000" office:value-type="float" office:value="4.130434783" calcext:value-type="float">
            <text:p>4.130434783</text:p>
          </table:table-cell>
          <table:table-cell office:value-type="float" office:value="-73.80515289" calcext:value-type="float">
            <text:p>-73.80515289</text:p>
          </table:table-cell>
          <table:table-cell office:value-type="float" office:value="-65.55252075" calcext:value-type="float">
            <text:p>-65.55252075</text:p>
          </table:table-cell>
          <table:table-cell table:formula="of:=[.D21]-[.C21]" office:value-type="float" office:value="8.25263214" calcext:value-type="float">
            <text:p>8.25263214</text:p>
          </table:table-cell>
          <table:table-cell table:formula="of:=15.12-10*LOG10(POWER(10;[.E21]/10)-1)" office:value-type="float" office:value="7.57079273523191" calcext:value-type="float">
            <text:p>7.5707927352</text:p>
          </table:table-cell>
          <table:table-cell table:number-columns-repeated="1018"/>
        </table:table-row>
        <table:table-row table:style-name="ro2">
          <table:table-cell office:value-type="float" office:value="4347826.087" calcext:value-type="float">
            <text:p>4347826.087</text:p>
          </table:table-cell>
          <table:table-cell table:formula="of:=[.A22]/1000000" office:value-type="float" office:value="4.347826087" calcext:value-type="float">
            <text:p>4.347826087</text:p>
          </table:table-cell>
          <table:table-cell office:value-type="float" office:value="-74.30310059" calcext:value-type="float">
            <text:p>-74.30310059</text:p>
          </table:table-cell>
          <table:table-cell office:value-type="float" office:value="-65.44319153" calcext:value-type="float">
            <text:p>-65.44319153</text:p>
          </table:table-cell>
          <table:table-cell table:formula="of:=[.D22]-[.C22]" office:value-type="float" office:value="8.85990905999999" calcext:value-type="float">
            <text:p>8.85990906</text:p>
          </table:table-cell>
          <table:table-cell table:formula="of:=15.12-10*LOG10(POWER(10;[.E22]/10)-1)" office:value-type="float" office:value="6.86499665707449" calcext:value-type="float">
            <text:p>6.8649966571</text:p>
          </table:table-cell>
          <table:table-cell table:number-columns-repeated="1018"/>
        </table:table-row>
        <table:table-row table:style-name="ro2">
          <table:table-cell office:value-type="float" office:value="4565217.391" calcext:value-type="float">
            <text:p>4565217.391</text:p>
          </table:table-cell>
          <table:table-cell table:formula="of:=[.A23]/1000000" office:value-type="float" office:value="4.565217391" calcext:value-type="float">
            <text:p>4.565217391</text:p>
          </table:table-cell>
          <table:table-cell office:value-type="float" office:value="-74.50592041" calcext:value-type="float">
            <text:p>-74.50592041</text:p>
          </table:table-cell>
          <table:table-cell office:value-type="float" office:value="-65.34928131" calcext:value-type="float">
            <text:p>-65.34928131</text:p>
          </table:table-cell>
          <table:table-cell table:formula="of:=[.D23]-[.C23]" office:value-type="float" office:value="9.15663910000001" calcext:value-type="float">
            <text:p>9.1566391</text:p>
          </table:table-cell>
          <table:table-cell table:formula="of:=15.12-10*LOG10(POWER(10;[.E23]/10)-1)" office:value-type="float" office:value="6.5256111568802" calcext:value-type="float">
            <text:p>6.5256111569</text:p>
          </table:table-cell>
          <table:table-cell table:number-columns-repeated="1018"/>
        </table:table-row>
        <table:table-row table:style-name="ro2">
          <table:table-cell office:value-type="float" office:value="4782608.696" calcext:value-type="float">
            <text:p>4782608.696</text:p>
          </table:table-cell>
          <table:table-cell table:formula="of:=[.A24]/1000000" office:value-type="float" office:value="4.782608696" calcext:value-type="float">
            <text:p>4.782608696</text:p>
          </table:table-cell>
          <table:table-cell office:value-type="float" office:value="-74.59273529" calcext:value-type="float">
            <text:p>-74.59273529</text:p>
          </table:table-cell>
          <table:table-cell office:value-type="float" office:value="-65.21492004" calcext:value-type="float">
            <text:p>-65.21492004</text:p>
          </table:table-cell>
          <table:table-cell table:formula="of:=[.D24]-[.C24]" office:value-type="float" office:value="9.37781525" calcext:value-type="float">
            <text:p>9.37781525</text:p>
          </table:table-cell>
          <table:table-cell table:formula="of:=15.12-10*LOG10(POWER(10;[.E24]/10)-1)" office:value-type="float" office:value="6.27473192353145" calcext:value-type="float">
            <text:p>6.2747319235</text:p>
          </table:table-cell>
          <table:table-cell table:number-columns-repeated="1018"/>
        </table:table-row>
        <table:table-row table:style-name="ro2">
          <table:table-cell office:value-type="float" office:value="5000000" calcext:value-type="float">
            <text:p>5000000</text:p>
          </table:table-cell>
          <table:table-cell table:formula="of:=[.A25]/1000000" office:value-type="float" office:value="5" calcext:value-type="float">
            <text:p>5</text:p>
          </table:table-cell>
          <table:table-cell office:value-type="float" office:value="-74.65511322" calcext:value-type="float">
            <text:p>-74.65511322</text:p>
          </table:table-cell>
          <table:table-cell office:value-type="float" office:value="-65.34703064" calcext:value-type="float">
            <text:p>-65.34703064</text:p>
          </table:table-cell>
          <table:table-cell table:formula="of:=[.D25]-[.C25]" office:value-type="float" office:value="9.30808258" calcext:value-type="float">
            <text:p>9.30808258</text:p>
          </table:table-cell>
          <table:table-cell table:formula="of:=15.12-10*LOG10(POWER(10;[.E25]/10)-1)" office:value-type="float" office:value="6.35364495375353" calcext:value-type="float">
            <text:p>6.3536449538</text:p>
          </table:table-cell>
          <table:table-cell table:number-columns-repeated="1018"/>
        </table:table-row>
        <table:table-row table:style-name="ro2">
          <table:table-cell office:value-type="float" office:value="5217391.304" calcext:value-type="float">
            <text:p>5217391.304</text:p>
          </table:table-cell>
          <table:table-cell table:formula="of:=[.A26]/1000000" office:value-type="float" office:value="5.217391304" calcext:value-type="float">
            <text:p>5.217391304</text:p>
          </table:table-cell>
          <table:table-cell office:value-type="float" office:value="-74.70994568" calcext:value-type="float">
            <text:p>-74.70994568</text:p>
          </table:table-cell>
          <table:table-cell office:value-type="float" office:value="-65.05264282" calcext:value-type="float">
            <text:p>-65.05264282</text:p>
          </table:table-cell>
          <table:table-cell table:formula="of:=[.D26]-[.C26]" office:value-type="float" office:value="9.65730286" calcext:value-type="float">
            <text:p>9.65730286</text:p>
          </table:table-cell>
          <table:table-cell table:formula="of:=15.12-10*LOG10(POWER(10;[.E26]/10)-1)" office:value-type="float" office:value="5.96007397019362" calcext:value-type="float">
            <text:p>5.9600739702</text:p>
          </table:table-cell>
          <table:table-cell table:number-columns-repeated="1018"/>
        </table:table-row>
        <table:table-row table:style-name="ro2">
          <table:table-cell office:value-type="float" office:value="5434782.609" calcext:value-type="float">
            <text:p>5434782.609</text:p>
          </table:table-cell>
          <table:table-cell table:formula="of:=[.A27]/1000000" office:value-type="float" office:value="5.434782609" calcext:value-type="float">
            <text:p>5.434782609</text:p>
          </table:table-cell>
          <table:table-cell office:value-type="float" office:value="-74.88475037" calcext:value-type="float">
            <text:p>-74.88475037</text:p>
          </table:table-cell>
          <table:table-cell office:value-type="float" office:value="-65.04060364" calcext:value-type="float">
            <text:p>-65.04060364</text:p>
          </table:table-cell>
          <table:table-cell table:formula="of:=[.D27]-[.C27]" office:value-type="float" office:value="9.84414672999999" calcext:value-type="float">
            <text:p>9.84414673</text:p>
          </table:table-cell>
          <table:table-cell table:formula="of:=15.12-10*LOG10(POWER(10;[.E27]/10)-1)" office:value-type="float" office:value="5.7510955676819" calcext:value-type="float">
            <text:p>5.7510955677</text:p>
          </table:table-cell>
          <table:table-cell table:number-columns-repeated="1018"/>
        </table:table-row>
        <table:table-row table:style-name="ro2">
          <table:table-cell office:value-type="float" office:value="5652173.913" calcext:value-type="float">
            <text:p>5652173.913</text:p>
          </table:table-cell>
          <table:table-cell table:formula="of:=[.A28]/1000000" office:value-type="float" office:value="5.652173913" calcext:value-type="float">
            <text:p>5.652173913</text:p>
          </table:table-cell>
          <table:table-cell office:value-type="float" office:value="-74.99346161" calcext:value-type="float">
            <text:p>-74.99346161</text:p>
          </table:table-cell>
          <table:table-cell office:value-type="float" office:value="-65.13951111" calcext:value-type="float">
            <text:p>-65.13951111</text:p>
          </table:table-cell>
          <table:table-cell table:formula="of:=[.D28]-[.C28]" office:value-type="float" office:value="9.8539505" calcext:value-type="float">
            <text:p>9.8539505</text:p>
          </table:table-cell>
          <table:table-cell table:formula="of:=15.12-10*LOG10(POWER(10;[.E28]/10)-1)" office:value-type="float" office:value="5.74015951214754" calcext:value-type="float">
            <text:p>5.7401595121</text:p>
          </table:table-cell>
          <table:table-cell table:number-columns-repeated="1018"/>
        </table:table-row>
        <table:table-row table:style-name="ro2">
          <table:table-cell office:value-type="float" office:value="5869565.217" calcext:value-type="float">
            <text:p>5869565.217</text:p>
          </table:table-cell>
          <table:table-cell table:formula="of:=[.A29]/1000000" office:value-type="float" office:value="5.869565217" calcext:value-type="float">
            <text:p>5.869565217</text:p>
          </table:table-cell>
          <table:table-cell office:value-type="float" office:value="-74.9924469" calcext:value-type="float">
            <text:p>-74.9924469</text:p>
          </table:table-cell>
          <table:table-cell office:value-type="float" office:value="-65.15223694" calcext:value-type="float">
            <text:p>-65.15223694</text:p>
          </table:table-cell>
          <table:table-cell table:formula="of:=[.D29]-[.C29]" office:value-type="float" office:value="9.84020996" calcext:value-type="float">
            <text:p>9.84020996</text:p>
          </table:table-cell>
          <table:table-cell table:formula="of:=15.12-10*LOG10(POWER(10;[.E29]/10)-1)" office:value-type="float" office:value="5.75548781759219" calcext:value-type="float">
            <text:p>5.7554878176</text:p>
          </table:table-cell>
          <table:table-cell table:number-columns-repeated="1018"/>
        </table:table-row>
        <table:table-row table:style-name="ro2">
          <table:table-cell office:value-type="float" office:value="6086956.522" calcext:value-type="float">
            <text:p>6086956.522</text:p>
          </table:table-cell>
          <table:table-cell table:formula="of:=[.A30]/1000000" office:value-type="float" office:value="6.086956522" calcext:value-type="float">
            <text:p>6.086956522</text:p>
          </table:table-cell>
          <table:table-cell office:value-type="float" office:value="-74.87207031" calcext:value-type="float">
            <text:p>-74.87207031</text:p>
          </table:table-cell>
          <table:table-cell office:value-type="float" office:value="-64.95684814" calcext:value-type="float">
            <text:p>-64.95684814</text:p>
          </table:table-cell>
          <table:table-cell table:formula="of:=[.D30]-[.C30]" office:value-type="float" office:value="9.91522217000001" calcext:value-type="float">
            <text:p>9.91522217</text:p>
          </table:table-cell>
          <table:table-cell table:formula="of:=15.12-10*LOG10(POWER(10;[.E30]/10)-1)" office:value-type="float" office:value="5.67187546894911" calcext:value-type="float">
            <text:p>5.6718754689</text:p>
          </table:table-cell>
          <table:table-cell table:number-columns-repeated="1018"/>
        </table:table-row>
        <table:table-row table:style-name="ro2">
          <table:table-cell office:value-type="float" office:value="6304347.826" calcext:value-type="float">
            <text:p>6304347.826</text:p>
          </table:table-cell>
          <table:table-cell table:formula="of:=[.A31]/1000000" office:value-type="float" office:value="6.304347826" calcext:value-type="float">
            <text:p>6.304347826</text:p>
          </table:table-cell>
          <table:table-cell office:value-type="float" office:value="-74.95466614" calcext:value-type="float">
            <text:p>-74.95466614</text:p>
          </table:table-cell>
          <table:table-cell office:value-type="float" office:value="-64.87095642" calcext:value-type="float">
            <text:p>-64.87095642</text:p>
          </table:table-cell>
          <table:table-cell table:formula="of:=[.D31]-[.C31]" office:value-type="float" office:value="10.08370972" calcext:value-type="float">
            <text:p>10.08370972</text:p>
          </table:table-cell>
          <table:table-cell table:formula="of:=15.12-10*LOG10(POWER(10;[.E31]/10)-1)" office:value-type="float" office:value="5.48466292724029" calcext:value-type="float">
            <text:p>5.4846629272</text:p>
          </table:table-cell>
          <table:table-cell table:number-columns-repeated="1018"/>
        </table:table-row>
        <table:table-row table:style-name="ro2">
          <table:table-cell office:value-type="float" office:value="6521739.13" calcext:value-type="float">
            <text:p>6521739.13</text:p>
          </table:table-cell>
          <table:table-cell table:formula="of:=[.A32]/1000000" office:value-type="float" office:value="6.52173913" calcext:value-type="float">
            <text:p>6.52173913</text:p>
          </table:table-cell>
          <table:table-cell office:value-type="float" office:value="-74.82497406" calcext:value-type="float">
            <text:p>-74.82497406</text:p>
          </table:table-cell>
          <table:table-cell office:value-type="float" office:value="-64.69334412" calcext:value-type="float">
            <text:p>-64.69334412</text:p>
          </table:table-cell>
          <table:table-cell table:formula="of:=[.D32]-[.C32]" office:value-type="float" office:value="10.13162994" calcext:value-type="float">
            <text:p>10.13162994</text:p>
          </table:table-cell>
          <table:table-cell table:formula="of:=15.12-10*LOG10(POWER(10;[.E32]/10)-1)" office:value-type="float" office:value="5.43156267740865" calcext:value-type="float">
            <text:p>5.4315626774</text:p>
          </table:table-cell>
          <table:table-cell table:number-columns-repeated="1018"/>
        </table:table-row>
        <table:table-row table:style-name="ro2">
          <table:table-cell office:value-type="float" office:value="6739130.435" calcext:value-type="float">
            <text:p>6739130.435</text:p>
          </table:table-cell>
          <table:table-cell table:formula="of:=[.A33]/1000000" office:value-type="float" office:value="6.739130435" calcext:value-type="float">
            <text:p>6.739130435</text:p>
          </table:table-cell>
          <table:table-cell office:value-type="float" office:value="-74.38682556" calcext:value-type="float">
            <text:p>-74.38682556</text:p>
          </table:table-cell>
          <table:table-cell office:value-type="float" office:value="-64.67814636" calcext:value-type="float">
            <text:p>-64.67814636</text:p>
          </table:table-cell>
          <table:table-cell table:formula="of:=[.D33]-[.C33]" office:value-type="float" office:value="9.70867920000001" calcext:value-type="float">
            <text:p>9.7086792</text:p>
          </table:table-cell>
          <table:table-cell table:formula="of:=15.12-10*LOG10(POWER(10;[.E33]/10)-1)" office:value-type="float" office:value="5.9025047227034" calcext:value-type="float">
            <text:p>5.9025047227</text:p>
          </table:table-cell>
          <table:table-cell table:number-columns-repeated="1018"/>
        </table:table-row>
        <table:table-row table:style-name="ro2">
          <table:table-cell office:value-type="float" office:value="6956521.739" calcext:value-type="float">
            <text:p>6956521.739</text:p>
          </table:table-cell>
          <table:table-cell table:formula="of:=[.A34]/1000000" office:value-type="float" office:value="6.956521739" calcext:value-type="float">
            <text:p>6.956521739</text:p>
          </table:table-cell>
          <table:table-cell office:value-type="float" office:value="-74.11655426" calcext:value-type="float">
            <text:p>-74.11655426</text:p>
          </table:table-cell>
          <table:table-cell office:value-type="float" office:value="-64.50367737" calcext:value-type="float">
            <text:p>-64.50367737</text:p>
          </table:table-cell>
          <table:table-cell table:formula="of:=[.D34]-[.C34]" office:value-type="float" office:value="9.61287689000001" calcext:value-type="float">
            <text:p>9.61287689</text:p>
          </table:table-cell>
          <table:table-cell table:formula="of:=15.12-10*LOG10(POWER(10;[.E34]/10)-1)" office:value-type="float" office:value="6.00992167869155" calcext:value-type="float">
            <text:p>6.0099216787</text:p>
          </table:table-cell>
          <table:table-cell table:number-columns-repeated="1018"/>
        </table:table-row>
        <table:table-row table:style-name="ro2">
          <table:table-cell office:value-type="float" office:value="7173913.043" calcext:value-type="float">
            <text:p>7173913.043</text:p>
          </table:table-cell>
          <table:table-cell table:formula="of:=[.A35]/1000000" office:value-type="float" office:value="7.173913043" calcext:value-type="float">
            <text:p>7.173913043</text:p>
          </table:table-cell>
          <table:table-cell office:value-type="float" office:value="-74.16059113" calcext:value-type="float">
            <text:p>-74.16059113</text:p>
          </table:table-cell>
          <table:table-cell office:value-type="float" office:value="-64.48991394" calcext:value-type="float">
            <text:p>-64.48991394</text:p>
          </table:table-cell>
          <table:table-cell table:formula="of:=[.D35]-[.C35]" office:value-type="float" office:value="9.67067718999999" calcext:value-type="float">
            <text:p>9.67067719</text:p>
          </table:table-cell>
          <table:table-cell table:formula="of:=15.12-10*LOG10(POWER(10;[.E35]/10)-1)" office:value-type="float" office:value="5.94507958473548" calcext:value-type="float">
            <text:p>5.9450795847</text:p>
          </table:table-cell>
          <table:table-cell table:number-columns-repeated="1018"/>
        </table:table-row>
        <table:table-row table:style-name="ro2">
          <table:table-cell office:value-type="float" office:value="7391304.348" calcext:value-type="float">
            <text:p>7391304.348</text:p>
          </table:table-cell>
          <table:table-cell table:formula="of:=[.A36]/1000000" office:value-type="float" office:value="7.391304348" calcext:value-type="float">
            <text:p>7.391304348</text:p>
          </table:table-cell>
          <table:table-cell office:value-type="float" office:value="-73.55000305" calcext:value-type="float">
            <text:p>-73.55000305</text:p>
          </table:table-cell>
          <table:table-cell office:value-type="float" office:value="-64.40322113" calcext:value-type="float">
            <text:p>-64.40322113</text:p>
          </table:table-cell>
          <table:table-cell table:formula="of:=[.D36]-[.C36]" office:value-type="float" office:value="9.14678192000001" calcext:value-type="float">
            <text:p>9.14678192</text:p>
          </table:table-cell>
          <table:table-cell table:formula="of:=15.12-10*LOG10(POWER(10;[.E36]/10)-1)" office:value-type="float" office:value="6.53683252719795" calcext:value-type="float">
            <text:p>6.5368325272</text:p>
          </table:table-cell>
          <table:table-cell table:number-columns-repeated="1018"/>
        </table:table-row>
        <table:table-row table:style-name="ro2">
          <table:table-cell office:value-type="float" office:value="7608695.652" calcext:value-type="float">
            <text:p>7608695.652</text:p>
          </table:table-cell>
          <table:table-cell table:formula="of:=[.A37]/1000000" office:value-type="float" office:value="7.608695652" calcext:value-type="float">
            <text:p>7.608695652</text:p>
          </table:table-cell>
          <table:table-cell office:value-type="float" office:value="-73.69324493" calcext:value-type="float">
            <text:p>-73.69324493</text:p>
          </table:table-cell>
          <table:table-cell office:value-type="float" office:value="-64.38274384" calcext:value-type="float">
            <text:p>-64.38274384</text:p>
          </table:table-cell>
          <table:table-cell table:formula="of:=[.D37]-[.C37]" office:value-type="float" office:value="9.31050109" calcext:value-type="float">
            <text:p>9.31050109</text:p>
          </table:table-cell>
          <table:table-cell table:formula="of:=15.12-10*LOG10(POWER(10;[.E37]/10)-1)" office:value-type="float" office:value="6.35090524385246" calcext:value-type="float">
            <text:p>6.3509052439</text:p>
          </table:table-cell>
          <table:table-cell table:number-columns-repeated="1018"/>
        </table:table-row>
        <table:table-row table:style-name="ro2">
          <table:table-cell office:value-type="float" office:value="7826086.957" calcext:value-type="float">
            <text:p>7826086.957</text:p>
          </table:table-cell>
          <table:table-cell table:formula="of:=[.A38]/1000000" office:value-type="float" office:value="7.826086957" calcext:value-type="float">
            <text:p>7.826086957</text:p>
          </table:table-cell>
          <table:table-cell office:value-type="float" office:value="-73.96211243" calcext:value-type="float">
            <text:p>-73.96211243</text:p>
          </table:table-cell>
          <table:table-cell office:value-type="float" office:value="-64.41091919" calcext:value-type="float">
            <text:p>-64.41091919</text:p>
          </table:table-cell>
          <table:table-cell table:formula="of:=[.D38]-[.C38]" office:value-type="float" office:value="9.55119323999999" calcext:value-type="float">
            <text:p>9.55119324</text:p>
          </table:table-cell>
          <table:table-cell table:formula="of:=15.12-10*LOG10(POWER(10;[.E38]/10)-1)" office:value-type="float" office:value="6.07923720992395" calcext:value-type="float">
            <text:p>6.0792372099</text:p>
          </table:table-cell>
          <table:table-cell table:number-columns-repeated="1018"/>
        </table:table-row>
        <table:table-row table:style-name="ro2">
          <table:table-cell office:value-type="float" office:value="8043478.261" calcext:value-type="float">
            <text:p>8043478.261</text:p>
          </table:table-cell>
          <table:table-cell table:formula="of:=[.A39]/1000000" office:value-type="float" office:value="8.043478261" calcext:value-type="float">
            <text:p>8.043478261</text:p>
          </table:table-cell>
          <table:table-cell office:value-type="float" office:value="-73.85462952" calcext:value-type="float">
            <text:p>-73.85462952</text:p>
          </table:table-cell>
          <table:table-cell office:value-type="float" office:value="-64.6634903" calcext:value-type="float">
            <text:p>-64.6634903</text:p>
          </table:table-cell>
          <table:table-cell table:formula="of:=[.D39]-[.C39]" office:value-type="float" office:value="9.19113922" calcext:value-type="float">
            <text:p>9.19113922</text:p>
          </table:table-cell>
          <table:table-cell table:formula="of:=15.12-10*LOG10(POWER(10;[.E39]/10)-1)" office:value-type="float" office:value="6.48636402318148" calcext:value-type="float">
            <text:p>6.4863640232</text:p>
          </table:table-cell>
          <table:table-cell table:number-columns-repeated="1018"/>
        </table:table-row>
        <table:table-row table:style-name="ro2">
          <table:table-cell office:value-type="float" office:value="8260869.565" calcext:value-type="float">
            <text:p>8260869.565</text:p>
          </table:table-cell>
          <table:table-cell table:formula="of:=[.A40]/1000000" office:value-type="float" office:value="8.260869565" calcext:value-type="float">
            <text:p>8.260869565</text:p>
          </table:table-cell>
          <table:table-cell office:value-type="float" office:value="-73.31845093" calcext:value-type="float">
            <text:p>-73.31845093</text:p>
          </table:table-cell>
          <table:table-cell office:value-type="float" office:value="-64.33067322" calcext:value-type="float">
            <text:p>-64.33067322</text:p>
          </table:table-cell>
          <table:table-cell table:formula="of:=[.D40]-[.C40]" office:value-type="float" office:value="8.98777770999999" calcext:value-type="float">
            <text:p>8.98777771</text:p>
          </table:table-cell>
          <table:table-cell table:formula="of:=15.12-10*LOG10(POWER(10;[.E40]/10)-1)" office:value-type="float" office:value="6.71833717033531" calcext:value-type="float">
            <text:p>6.7183371703</text:p>
          </table:table-cell>
          <table:table-cell table:number-columns-repeated="1018"/>
        </table:table-row>
        <table:table-row table:style-name="ro2">
          <table:table-cell office:value-type="float" office:value="8478260.87" calcext:value-type="float">
            <text:p>8478260.87</text:p>
          </table:table-cell>
          <table:table-cell table:formula="of:=[.A41]/1000000" office:value-type="float" office:value="8.47826087" calcext:value-type="float">
            <text:p>8.47826087</text:p>
          </table:table-cell>
          <table:table-cell office:value-type="float" office:value="-73.68213654" calcext:value-type="float">
            <text:p>-73.68213654</text:p>
          </table:table-cell>
          <table:table-cell office:value-type="float" office:value="-64.06374359" calcext:value-type="float">
            <text:p>-64.06374359</text:p>
          </table:table-cell>
          <table:table-cell table:formula="of:=[.D41]-[.C41]" office:value-type="float" office:value="9.61839295" calcext:value-type="float">
            <text:p>9.61839295</text:p>
          </table:table-cell>
          <table:table-cell table:formula="of:=15.12-10*LOG10(POWER(10;[.E41]/10)-1)" office:value-type="float" office:value="6.00372905054538" calcext:value-type="float">
            <text:p>6.0037290505</text:p>
          </table:table-cell>
          <table:table-cell table:number-columns-repeated="1018"/>
        </table:table-row>
        <table:table-row table:style-name="ro2">
          <table:table-cell office:value-type="float" office:value="8695652.174" calcext:value-type="float">
            <text:p>8695652.174</text:p>
          </table:table-cell>
          <table:table-cell table:formula="of:=[.A42]/1000000" office:value-type="float" office:value="8.695652174" calcext:value-type="float">
            <text:p>8.695652174</text:p>
          </table:table-cell>
          <table:table-cell office:value-type="float" office:value="-73.45938873" calcext:value-type="float">
            <text:p>-73.45938873</text:p>
          </table:table-cell>
          <table:table-cell office:value-type="float" office:value="-64.29856873" calcext:value-type="float">
            <text:p>-64.29856873</text:p>
          </table:table-cell>
          <table:table-cell table:formula="of:=[.D42]-[.C42]" office:value-type="float" office:value="9.16082" calcext:value-type="float">
            <text:p>9.16082</text:p>
          </table:table-cell>
          <table:table-cell table:formula="of:=15.12-10*LOG10(POWER(10;[.E42]/10)-1)" office:value-type="float" office:value="6.52085270235693" calcext:value-type="float">
            <text:p>6.5208527024</text:p>
          </table:table-cell>
          <table:table-cell table:number-columns-repeated="1018"/>
        </table:table-row>
        <table:table-row table:style-name="ro2">
          <table:table-cell office:value-type="float" office:value="8913043.478" calcext:value-type="float">
            <text:p>8913043.478</text:p>
          </table:table-cell>
          <table:table-cell table:formula="of:=[.A43]/1000000" office:value-type="float" office:value="8.913043478" calcext:value-type="float">
            <text:p>8.913043478</text:p>
          </table:table-cell>
          <table:table-cell office:value-type="float" office:value="-72.86204529" calcext:value-type="float">
            <text:p>-72.86204529</text:p>
          </table:table-cell>
          <table:table-cell office:value-type="float" office:value="-64.22408295" calcext:value-type="float">
            <text:p>-64.22408295</text:p>
          </table:table-cell>
          <table:table-cell table:formula="of:=[.D43]-[.C43]" office:value-type="float" office:value="8.63796234" calcext:value-type="float">
            <text:p>8.63796234</text:p>
          </table:table-cell>
          <table:table-cell table:formula="of:=15.12-10*LOG10(POWER(10;[.E43]/10)-1)" office:value-type="float" office:value="7.12110985383112" calcext:value-type="float">
            <text:p>7.1211098538</text:p>
          </table:table-cell>
          <table:table-cell table:number-columns-repeated="1018"/>
        </table:table-row>
        <table:table-row table:style-name="ro2">
          <table:table-cell office:value-type="float" office:value="9130434.783" calcext:value-type="float">
            <text:p>9130434.783</text:p>
          </table:table-cell>
          <table:table-cell table:formula="of:=[.A44]/1000000" office:value-type="float" office:value="9.130434783" calcext:value-type="float">
            <text:p>9.130434783</text:p>
          </table:table-cell>
          <table:table-cell office:value-type="float" office:value="-72.8664093" calcext:value-type="float">
            <text:p>-72.8664093</text:p>
          </table:table-cell>
          <table:table-cell office:value-type="float" office:value="-64.34143829" calcext:value-type="float">
            <text:p>-64.34143829</text:p>
          </table:table-cell>
          <table:table-cell table:formula="of:=[.D44]-[.C44]" office:value-type="float" office:value="8.52497101" calcext:value-type="float">
            <text:p>8.52497101</text:p>
          </table:table-cell>
          <table:table-cell table:formula="of:=15.12-10*LOG10(POWER(10;[.E44]/10)-1)" office:value-type="float" office:value="7.2522867523457" calcext:value-type="float">
            <text:p>7.2522867523</text:p>
          </table:table-cell>
          <table:table-cell table:number-columns-repeated="1018"/>
        </table:table-row>
        <table:table-row table:style-name="ro2">
          <table:table-cell office:value-type="float" office:value="9347826.087" calcext:value-type="float">
            <text:p>9347826.087</text:p>
          </table:table-cell>
          <table:table-cell table:formula="of:=[.A45]/1000000" office:value-type="float" office:value="9.347826087" calcext:value-type="float">
            <text:p>9.347826087</text:p>
          </table:table-cell>
          <table:table-cell office:value-type="float" office:value="-73.16951752" calcext:value-type="float">
            <text:p>-73.16951752</text:p>
          </table:table-cell>
          <table:table-cell office:value-type="float" office:value="-64.07247925" calcext:value-type="float">
            <text:p>-64.07247925</text:p>
          </table:table-cell>
          <table:table-cell table:formula="of:=[.D45]-[.C45]" office:value-type="float" office:value="9.09703827" calcext:value-type="float">
            <text:p>9.09703827</text:p>
          </table:table-cell>
          <table:table-cell table:formula="of:=15.12-10*LOG10(POWER(10;[.E45]/10)-1)" office:value-type="float" office:value="6.59351454519799" calcext:value-type="float">
            <text:p>6.5935145452</text:p>
          </table:table-cell>
          <table:table-cell table:number-columns-repeated="1018"/>
        </table:table-row>
        <table:table-row table:style-name="ro2">
          <table:table-cell office:value-type="float" office:value="9565217.391" calcext:value-type="float">
            <text:p>9565217.391</text:p>
          </table:table-cell>
          <table:table-cell table:formula="of:=[.A46]/1000000" office:value-type="float" office:value="9.565217391" calcext:value-type="float">
            <text:p>9.565217391</text:p>
          </table:table-cell>
          <table:table-cell office:value-type="float" office:value="-72.32609558" calcext:value-type="float">
            <text:p>-72.32609558</text:p>
          </table:table-cell>
          <table:table-cell office:value-type="float" office:value="-63.77681732" calcext:value-type="float">
            <text:p>-63.77681732</text:p>
          </table:table-cell>
          <table:table-cell table:formula="of:=[.D46]-[.C46]" office:value-type="float" office:value="8.54927826" calcext:value-type="float">
            <text:p>8.54927826</text:p>
          </table:table-cell>
          <table:table-cell table:formula="of:=15.12-10*LOG10(POWER(10;[.E46]/10)-1)" office:value-type="float" office:value="7.2240208099426" calcext:value-type="float">
            <text:p>7.2240208099</text:p>
          </table:table-cell>
          <table:table-cell table:number-columns-repeated="1018"/>
        </table:table-row>
        <table:table-row table:style-name="ro2">
          <table:table-cell office:value-type="float" office:value="9782608.696" calcext:value-type="float">
            <text:p>9782608.696</text:p>
          </table:table-cell>
          <table:table-cell table:formula="of:=[.A47]/1000000" office:value-type="float" office:value="9.782608696" calcext:value-type="float">
            <text:p>9.782608696</text:p>
          </table:table-cell>
          <table:table-cell office:value-type="float" office:value="-72.36161804" calcext:value-type="float">
            <text:p>-72.36161804</text:p>
          </table:table-cell>
          <table:table-cell office:value-type="float" office:value="-63.98671341" calcext:value-type="float">
            <text:p>-63.98671341</text:p>
          </table:table-cell>
          <table:table-cell table:formula="of:=[.D47]-[.C47]" office:value-type="float" office:value="8.37490463" calcext:value-type="float">
            <text:p>8.37490463</text:p>
          </table:table-cell>
          <table:table-cell table:formula="of:=15.12-10*LOG10(POWER(10;[.E47]/10)-1)" office:value-type="float" office:value="7.4273731381375" calcext:value-type="float">
            <text:p>7.4273731381</text:p>
          </table:table-cell>
          <table:table-cell table:number-columns-repeated="1018"/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table:formula="of:=[.A48]/1000000" office:value-type="float" office:value="10" calcext:value-type="float">
            <text:p>10</text:p>
          </table:table-cell>
          <table:table-cell office:value-type="float" office:value="-72.72357941" calcext:value-type="float">
            <text:p>-72.72357941</text:p>
          </table:table-cell>
          <table:table-cell office:value-type="float" office:value="-63.92882538" calcext:value-type="float">
            <text:p>-63.92882538</text:p>
          </table:table-cell>
          <table:table-cell table:formula="of:=[.D48]-[.C48]" office:value-type="float" office:value="8.79475402999999" calcext:value-type="float">
            <text:p>8.79475403</text:p>
          </table:table-cell>
          <table:table-cell table:formula="of:=15.12-10*LOG10(POWER(10;[.E48]/10)-1)" office:value-type="float" office:value="6.93997369877577" calcext:value-type="float">
            <text:p>6.9399736988</text:p>
          </table:table-cell>
          <table:table-cell table:number-columns-repeated="1018"/>
        </table:table-row>
        <table:table-row table:style-name="ro2">
          <table:table-cell office:value-type="float" office:value="10217391.3" calcext:value-type="float">
            <text:p>10217391.3</text:p>
          </table:table-cell>
          <table:table-cell table:formula="of:=[.A49]/1000000" office:value-type="float" office:value="10.2173913" calcext:value-type="float">
            <text:p>10.2173913</text:p>
          </table:table-cell>
          <table:table-cell office:value-type="float" office:value="-72.76444244" calcext:value-type="float">
            <text:p>-72.76444244</text:p>
          </table:table-cell>
          <table:table-cell office:value-type="float" office:value="-64.15724182" calcext:value-type="float">
            <text:p>-64.15724182</text:p>
          </table:table-cell>
          <table:table-cell table:formula="of:=[.D49]-[.C49]" office:value-type="float" office:value="8.60720062000001" calcext:value-type="float">
            <text:p>8.60720062</text:p>
          </table:table-cell>
          <table:table-cell table:formula="of:=15.12-10*LOG10(POWER(10;[.E49]/10)-1)" office:value-type="float" office:value="7.15676829536282" calcext:value-type="float">
            <text:p>7.1567682954</text:p>
          </table:table-cell>
          <table:table-cell table:number-columns-repeated="1018"/>
        </table:table-row>
        <table:table-row table:style-name="ro2">
          <table:table-cell office:value-type="float" office:value="10434782.61" calcext:value-type="float">
            <text:p>10434782.61</text:p>
          </table:table-cell>
          <table:table-cell table:formula="of:=[.A50]/1000000" office:value-type="float" office:value="10.43478261" calcext:value-type="float">
            <text:p>10.43478261</text:p>
          </table:table-cell>
          <table:table-cell office:value-type="float" office:value="-72.85693359" calcext:value-type="float">
            <text:p>-72.85693359</text:p>
          </table:table-cell>
          <table:table-cell office:value-type="float" office:value="-63.77352142" calcext:value-type="float">
            <text:p>-63.77352142</text:p>
          </table:table-cell>
          <table:table-cell table:formula="of:=[.D50]-[.C50]" office:value-type="float" office:value="9.08341217" calcext:value-type="float">
            <text:p>9.08341217</text:p>
          </table:table-cell>
          <table:table-cell table:formula="of:=15.12-10*LOG10(POWER(10;[.E50]/10)-1)" office:value-type="float" office:value="6.60905710771297" calcext:value-type="float">
            <text:p>6.6090571077</text:p>
          </table:table-cell>
          <table:table-cell table:number-columns-repeated="1018"/>
        </table:table-row>
        <table:table-row table:style-name="ro2">
          <table:table-cell office:value-type="float" office:value="10652173.91" calcext:value-type="float">
            <text:p>10652173.91</text:p>
          </table:table-cell>
          <table:table-cell table:formula="of:=[.A51]/1000000" office:value-type="float" office:value="10.65217391" calcext:value-type="float">
            <text:p>10.65217391</text:p>
          </table:table-cell>
          <table:table-cell office:value-type="float" office:value="-73.01094055" calcext:value-type="float">
            <text:p>-73.01094055</text:p>
          </table:table-cell>
          <table:table-cell office:value-type="float" office:value="-63.99614334" calcext:value-type="float">
            <text:p>-63.99614334</text:p>
          </table:table-cell>
          <table:table-cell table:formula="of:=[.D51]-[.C51]" office:value-type="float" office:value="9.01479721" calcext:value-type="float">
            <text:p>9.01479721</text:p>
          </table:table-cell>
          <table:table-cell table:formula="of:=15.12-10*LOG10(POWER(10;[.E51]/10)-1)" office:value-type="float" office:value="6.68742752140135" calcext:value-type="float">
            <text:p>6.6874275214</text:p>
          </table:table-cell>
          <table:table-cell table:number-columns-repeated="1018"/>
        </table:table-row>
        <table:table-row table:style-name="ro2">
          <table:table-cell office:value-type="float" office:value="10869565.22" calcext:value-type="float">
            <text:p>10869565.22</text:p>
          </table:table-cell>
          <table:table-cell table:formula="of:=[.A52]/1000000" office:value-type="float" office:value="10.86956522" calcext:value-type="float">
            <text:p>10.86956522</text:p>
          </table:table-cell>
          <table:table-cell office:value-type="float" office:value="-72.47853088" calcext:value-type="float">
            <text:p>-72.47853088</text:p>
          </table:table-cell>
          <table:table-cell office:value-type="float" office:value="-64.01753235" calcext:value-type="float">
            <text:p>-64.01753235</text:p>
          </table:table-cell>
          <table:table-cell table:formula="of:=[.D52]-[.C52]" office:value-type="float" office:value="8.46099853000001" calcext:value-type="float">
            <text:p>8.46099853</text:p>
          </table:table-cell>
          <table:table-cell table:formula="of:=15.12-10*LOG10(POWER(10;[.E52]/10)-1)" office:value-type="float" office:value="7.32680192244422" calcext:value-type="float">
            <text:p>7.3268019224</text:p>
          </table:table-cell>
          <table:table-cell table:number-columns-repeated="1018"/>
        </table:table-row>
        <table:table-row table:style-name="ro2">
          <table:table-cell office:value-type="float" office:value="11086956.52" calcext:value-type="float">
            <text:p>11086956.52</text:p>
          </table:table-cell>
          <table:table-cell table:formula="of:=[.A53]/1000000" office:value-type="float" office:value="11.08695652" calcext:value-type="float">
            <text:p>11.08695652</text:p>
          </table:table-cell>
          <table:table-cell office:value-type="float" office:value="-72.65557098" calcext:value-type="float">
            <text:p>-72.65557098</text:p>
          </table:table-cell>
          <table:table-cell office:value-type="float" office:value="-63.99403" calcext:value-type="float">
            <text:p>-63.99403</text:p>
          </table:table-cell>
          <table:table-cell table:formula="of:=[.D53]-[.C53]" office:value-type="float" office:value="8.66154098000001" calcext:value-type="float">
            <text:p>8.66154098</text:p>
          </table:table-cell>
          <table:table-cell table:formula="of:=15.12-10*LOG10(POWER(10;[.E53]/10)-1)" office:value-type="float" office:value="7.09380502366273" calcext:value-type="float">
            <text:p>7.0938050237</text:p>
          </table:table-cell>
          <table:table-cell table:number-columns-repeated="1018"/>
        </table:table-row>
        <table:table-row table:style-name="ro2">
          <table:table-cell office:value-type="float" office:value="11304347.83" calcext:value-type="float">
            <text:p>11304347.83</text:p>
          </table:table-cell>
          <table:table-cell table:formula="of:=[.A54]/1000000" office:value-type="float" office:value="11.30434783" calcext:value-type="float">
            <text:p>11.30434783</text:p>
          </table:table-cell>
          <table:table-cell office:value-type="float" office:value="-72.9265976" calcext:value-type="float">
            <text:p>-72.9265976</text:p>
          </table:table-cell>
          <table:table-cell office:value-type="float" office:value="-63.84386063" calcext:value-type="float">
            <text:p>-63.84386063</text:p>
          </table:table-cell>
          <table:table-cell table:formula="of:=[.D54]-[.C54]" office:value-type="float" office:value="9.08273697000001" calcext:value-type="float">
            <text:p>9.08273697</text:p>
          </table:table-cell>
          <table:table-cell table:formula="of:=15.12-10*LOG10(POWER(10;[.E54]/10)-1)" office:value-type="float" office:value="6.60982745067368" calcext:value-type="float">
            <text:p>6.6098274507</text:p>
          </table:table-cell>
          <table:table-cell table:number-columns-repeated="1018"/>
        </table:table-row>
        <table:table-row table:style-name="ro2">
          <table:table-cell office:value-type="float" office:value="11521739.13" calcext:value-type="float">
            <text:p>11521739.13</text:p>
          </table:table-cell>
          <table:table-cell table:formula="of:=[.A55]/1000000" office:value-type="float" office:value="11.52173913" calcext:value-type="float">
            <text:p>11.52173913</text:p>
          </table:table-cell>
          <table:table-cell office:value-type="float" office:value="-73.00440979" calcext:value-type="float">
            <text:p>-73.00440979</text:p>
          </table:table-cell>
          <table:table-cell office:value-type="float" office:value="-64.33384705" calcext:value-type="float">
            <text:p>-64.33384705</text:p>
          </table:table-cell>
          <table:table-cell table:formula="of:=[.D55]-[.C55]" office:value-type="float" office:value="8.67056273999999" calcext:value-type="float">
            <text:p>8.67056274</text:p>
          </table:table-cell>
          <table:table-cell table:formula="of:=15.12-10*LOG10(POWER(10;[.E55]/10)-1)" office:value-type="float" office:value="7.08336371664114" calcext:value-type="float">
            <text:p>7.0833637166</text:p>
          </table:table-cell>
          <table:table-cell table:number-columns-repeated="1018"/>
        </table:table-row>
        <table:table-row table:style-name="ro2">
          <table:table-cell office:value-type="float" office:value="11739130.43" calcext:value-type="float">
            <text:p>11739130.43</text:p>
          </table:table-cell>
          <table:table-cell table:formula="of:=[.A56]/1000000" office:value-type="float" office:value="11.73913043" calcext:value-type="float">
            <text:p>11.73913043</text:p>
          </table:table-cell>
          <table:table-cell office:value-type="float" office:value="-73.00048828" calcext:value-type="float">
            <text:p>-73.00048828</text:p>
          </table:table-cell>
          <table:table-cell office:value-type="float" office:value="-63.91174316" calcext:value-type="float">
            <text:p>-63.91174316</text:p>
          </table:table-cell>
          <table:table-cell table:formula="of:=[.D56]-[.C56]" office:value-type="float" office:value="9.08874512" calcext:value-type="float">
            <text:p>9.08874512</text:p>
          </table:table-cell>
          <table:table-cell table:formula="of:=15.12-10*LOG10(POWER(10;[.E56]/10)-1)" office:value-type="float" office:value="6.6029732802698" calcext:value-type="float">
            <text:p>6.6029732803</text:p>
          </table:table-cell>
          <table:table-cell table:number-columns-repeated="1018"/>
        </table:table-row>
        <table:table-row table:style-name="ro2">
          <table:table-cell office:value-type="float" office:value="11956521.74" calcext:value-type="float">
            <text:p>11956521.74</text:p>
          </table:table-cell>
          <table:table-cell table:formula="of:=[.A57]/1000000" office:value-type="float" office:value="11.95652174" calcext:value-type="float">
            <text:p>11.95652174</text:p>
          </table:table-cell>
          <table:table-cell office:value-type="float" office:value="-73.14477539" calcext:value-type="float">
            <text:p>-73.14477539</text:p>
          </table:table-cell>
          <table:table-cell office:value-type="float" office:value="-64.2748642" calcext:value-type="float">
            <text:p>-64.2748642</text:p>
          </table:table-cell>
          <table:table-cell table:formula="of:=[.D57]-[.C57]" office:value-type="float" office:value="8.86991119000001" calcext:value-type="float">
            <text:p>8.86991119</text:p>
          </table:table-cell>
          <table:table-cell table:formula="of:=15.12-10*LOG10(POWER(10;[.E57]/10)-1)" office:value-type="float" office:value="6.85350167249331" calcext:value-type="float">
            <text:p>6.8535016725</text:p>
          </table:table-cell>
          <table:table-cell table:number-columns-repeated="1018"/>
        </table:table-row>
        <table:table-row table:style-name="ro2">
          <table:table-cell office:value-type="float" office:value="12173913.04" calcext:value-type="float">
            <text:p>12173913.04</text:p>
          </table:table-cell>
          <table:table-cell table:formula="of:=[.A58]/1000000" office:value-type="float" office:value="12.17391304" calcext:value-type="float">
            <text:p>12.17391304</text:p>
          </table:table-cell>
          <table:table-cell office:value-type="float" office:value="-73.51478577" calcext:value-type="float">
            <text:p>-73.51478577</text:p>
          </table:table-cell>
          <table:table-cell office:value-type="float" office:value="-64.18322754" calcext:value-type="float">
            <text:p>-64.18322754</text:p>
          </table:table-cell>
          <table:table-cell table:formula="of:=[.D58]-[.C58]" office:value-type="float" office:value="9.33155823" calcext:value-type="float">
            <text:p>9.33155823</text:p>
          </table:table-cell>
          <table:table-cell table:formula="of:=15.12-10*LOG10(POWER(10;[.E58]/10)-1)" office:value-type="float" office:value="6.32706006983612" calcext:value-type="float">
            <text:p>6.3270600698</text:p>
          </table:table-cell>
          <table:table-cell table:number-columns-repeated="1018"/>
        </table:table-row>
        <table:table-row table:style-name="ro2">
          <table:table-cell office:value-type="float" office:value="12391304.35" calcext:value-type="float">
            <text:p>12391304.35</text:p>
          </table:table-cell>
          <table:table-cell table:formula="of:=[.A59]/1000000" office:value-type="float" office:value="12.39130435" calcext:value-type="float">
            <text:p>12.39130435</text:p>
          </table:table-cell>
          <table:table-cell office:value-type="float" office:value="-73.84142303" calcext:value-type="float">
            <text:p>-73.84142303</text:p>
          </table:table-cell>
          <table:table-cell office:value-type="float" office:value="-64.15673065" calcext:value-type="float">
            <text:p>-64.15673065</text:p>
          </table:table-cell>
          <table:table-cell table:formula="of:=[.D59]-[.C59]" office:value-type="float" office:value="9.68469238" calcext:value-type="float">
            <text:p>9.68469238</text:p>
          </table:table-cell>
          <table:table-cell table:formula="of:=15.12-10*LOG10(POWER(10;[.E59]/10)-1)" office:value-type="float" office:value="5.92937270081046" calcext:value-type="float">
            <text:p>5.9293727008</text:p>
          </table:table-cell>
          <table:table-cell table:number-columns-repeated="1018"/>
        </table:table-row>
        <table:table-row table:style-name="ro2">
          <table:table-cell office:value-type="float" office:value="12608695.65" calcext:value-type="float">
            <text:p>12608695.65</text:p>
          </table:table-cell>
          <table:table-cell table:formula="of:=[.A60]/1000000" office:value-type="float" office:value="12.60869565" calcext:value-type="float">
            <text:p>12.60869565</text:p>
          </table:table-cell>
          <table:table-cell office:value-type="float" office:value="-73.99526978" calcext:value-type="float">
            <text:p>-73.99526978</text:p>
          </table:table-cell>
          <table:table-cell office:value-type="float" office:value="-64.03100586" calcext:value-type="float">
            <text:p>-64.03100586</text:p>
          </table:table-cell>
          <table:table-cell table:formula="of:=[.D60]-[.C60]" office:value-type="float" office:value="9.96426392000001" calcext:value-type="float">
            <text:p>9.96426392</text:p>
          </table:table-cell>
          <table:table-cell table:formula="of:=15.12-10*LOG10(POWER(10;[.E60]/10)-1)" office:value-type="float" office:value="5.61729987377451" calcext:value-type="float">
            <text:p>5.6172998738</text:p>
          </table:table-cell>
          <table:table-cell table:number-columns-repeated="1018"/>
        </table:table-row>
        <table:table-row table:style-name="ro2">
          <table:table-cell office:value-type="float" office:value="12826086.96" calcext:value-type="float">
            <text:p>12826086.96</text:p>
          </table:table-cell>
          <table:table-cell table:formula="of:=[.A61]/1000000" office:value-type="float" office:value="12.82608696" calcext:value-type="float">
            <text:p>12.82608696</text:p>
          </table:table-cell>
          <table:table-cell office:value-type="float" office:value="-74.09633636" calcext:value-type="float">
            <text:p>-74.09633636</text:p>
          </table:table-cell>
          <table:table-cell office:value-type="float" office:value="-63.99313354" calcext:value-type="float">
            <text:p>-63.99313354</text:p>
          </table:table-cell>
          <table:table-cell table:formula="of:=[.D61]-[.C61]" office:value-type="float" office:value="10.10320282" calcext:value-type="float">
            <text:p>10.10320282</text:p>
          </table:table-cell>
          <table:table-cell table:formula="of:=15.12-10*LOG10(POWER(10;[.E61]/10)-1)" office:value-type="float" office:value="5.46305503762444" calcext:value-type="float">
            <text:p>5.4630550376</text:p>
          </table:table-cell>
          <table:table-cell table:number-columns-repeated="1018"/>
        </table:table-row>
        <table:table-row table:style-name="ro2">
          <table:table-cell office:value-type="float" office:value="13043478.26" calcext:value-type="float">
            <text:p>13043478.26</text:p>
          </table:table-cell>
          <table:table-cell table:formula="of:=[.A62]/1000000" office:value-type="float" office:value="13.04347826" calcext:value-type="float">
            <text:p>13.04347826</text:p>
          </table:table-cell>
          <table:table-cell office:value-type="float" office:value="-74.36126709" calcext:value-type="float">
            <text:p>-74.36126709</text:p>
          </table:table-cell>
          <table:table-cell office:value-type="float" office:value="-63.91299438" calcext:value-type="float">
            <text:p>-63.91299438</text:p>
          </table:table-cell>
          <table:table-cell table:formula="of:=[.D62]-[.C62]" office:value-type="float" office:value="10.44827271" calcext:value-type="float">
            <text:p>10.44827271</text:p>
          </table:table-cell>
          <table:table-cell table:formula="of:=15.12-10*LOG10(POWER(10;[.E62]/10)-1)" office:value-type="float" office:value="5.08223444780387" calcext:value-type="float">
            <text:p>5.0822344478</text:p>
          </table:table-cell>
          <table:table-cell table:number-columns-repeated="1018"/>
        </table:table-row>
        <table:table-row table:style-name="ro2">
          <table:table-cell office:value-type="float" office:value="13260869.57" calcext:value-type="float">
            <text:p>13260869.57</text:p>
          </table:table-cell>
          <table:table-cell table:formula="of:=[.A63]/1000000" office:value-type="float" office:value="13.26086957" calcext:value-type="float">
            <text:p>13.26086957</text:p>
          </table:table-cell>
          <table:table-cell office:value-type="float" office:value="-74.02961731" calcext:value-type="float">
            <text:p>-74.02961731</text:p>
          </table:table-cell>
          <table:table-cell office:value-type="float" office:value="-64.03848267" calcext:value-type="float">
            <text:p>-64.03848267</text:p>
          </table:table-cell>
          <table:table-cell table:formula="of:=[.D63]-[.C63]" office:value-type="float" office:value="9.99113464000001" calcext:value-type="float">
            <text:p>9.99113464</text:p>
          </table:table-cell>
          <table:table-cell table:formula="of:=15.12-10*LOG10(POWER(10;[.E63]/10)-1)" office:value-type="float" office:value="5.58742642363999" calcext:value-type="float">
            <text:p>5.5874264236</text:p>
          </table:table-cell>
          <table:table-cell table:number-columns-repeated="1018"/>
        </table:table-row>
        <table:table-row table:style-name="ro2">
          <table:table-cell office:value-type="float" office:value="13478260.87" calcext:value-type="float">
            <text:p>13478260.87</text:p>
          </table:table-cell>
          <table:table-cell table:formula="of:=[.A64]/1000000" office:value-type="float" office:value="13.47826087" calcext:value-type="float">
            <text:p>13.47826087</text:p>
          </table:table-cell>
          <table:table-cell office:value-type="float" office:value="-74.24146271" calcext:value-type="float">
            <text:p>-74.24146271</text:p>
          </table:table-cell>
          <table:table-cell office:value-type="float" office:value="-63.80094528" calcext:value-type="float">
            <text:p>-63.80094528</text:p>
          </table:table-cell>
          <table:table-cell table:formula="of:=[.D64]-[.C64]" office:value-type="float" office:value="10.44051743" calcext:value-type="float">
            <text:p>10.44051743</text:p>
          </table:table-cell>
          <table:table-cell table:formula="of:=15.12-10*LOG10(POWER(10;[.E64]/10)-1)" office:value-type="float" office:value="5.09075929620444" calcext:value-type="float">
            <text:p>5.0907592962</text:p>
          </table:table-cell>
          <table:table-cell table:number-columns-repeated="1018"/>
        </table:table-row>
        <table:table-row table:style-name="ro2">
          <table:table-cell office:value-type="float" office:value="13695652.17" calcext:value-type="float">
            <text:p>13695652.17</text:p>
          </table:table-cell>
          <table:table-cell table:formula="of:=[.A65]/1000000" office:value-type="float" office:value="13.69565217" calcext:value-type="float">
            <text:p>13.69565217</text:p>
          </table:table-cell>
          <table:table-cell office:value-type="float" office:value="-74.10066986" calcext:value-type="float">
            <text:p>-74.10066986</text:p>
          </table:table-cell>
          <table:table-cell office:value-type="float" office:value="-63.78173065" calcext:value-type="float">
            <text:p>-63.78173065</text:p>
          </table:table-cell>
          <table:table-cell table:formula="of:=[.D65]-[.C65]" office:value-type="float" office:value="10.31893921" calcext:value-type="float">
            <text:p>10.31893921</text:p>
          </table:table-cell>
          <table:table-cell table:formula="of:=15.12-10*LOG10(POWER(10;[.E65]/10)-1)" office:value-type="float" office:value="5.22460167785749" calcext:value-type="float">
            <text:p>5.2246016779</text:p>
          </table:table-cell>
          <table:table-cell table:number-columns-repeated="1018"/>
        </table:table-row>
        <table:table-row table:style-name="ro2">
          <table:table-cell office:value-type="float" office:value="13913043.48" calcext:value-type="float">
            <text:p>13913043.48</text:p>
          </table:table-cell>
          <table:table-cell table:formula="of:=[.A66]/1000000" office:value-type="float" office:value="13.91304348" calcext:value-type="float">
            <text:p>13.91304348</text:p>
          </table:table-cell>
          <table:table-cell office:value-type="float" office:value="-74.26777649" calcext:value-type="float">
            <text:p>-74.26777649</text:p>
          </table:table-cell>
          <table:table-cell office:value-type="float" office:value="-63.60549164" calcext:value-type="float">
            <text:p>-63.60549164</text:p>
          </table:table-cell>
          <table:table-cell table:formula="of:=[.D66]-[.C66]" office:value-type="float" office:value="10.66228485" calcext:value-type="float">
            <text:p>10.66228485</text:p>
          </table:table-cell>
          <table:table-cell table:formula="of:=15.12-10*LOG10(POWER(10;[.E66]/10)-1)" office:value-type="float" office:value="4.84756983039918" calcext:value-type="float">
            <text:p>4.8475698304</text:p>
          </table:table-cell>
          <table:table-cell table:number-columns-repeated="1018"/>
        </table:table-row>
        <table:table-row table:style-name="ro2">
          <table:table-cell office:value-type="float" office:value="14130434.78" calcext:value-type="float">
            <text:p>14130434.78</text:p>
          </table:table-cell>
          <table:table-cell table:formula="of:=[.A67]/1000000" office:value-type="float" office:value="14.13043478" calcext:value-type="float">
            <text:p>14.13043478</text:p>
          </table:table-cell>
          <table:table-cell office:value-type="float" office:value="-74.00718689" calcext:value-type="float">
            <text:p>-74.00718689</text:p>
          </table:table-cell>
          <table:table-cell office:value-type="float" office:value="-63.75497437" calcext:value-type="float">
            <text:p>-63.75497437</text:p>
          </table:table-cell>
          <table:table-cell table:formula="of:=[.D67]-[.C67]" office:value-type="float" office:value="10.25221252" calcext:value-type="float">
            <text:p>10.25221252</text:p>
          </table:table-cell>
          <table:table-cell table:formula="of:=15.12-10*LOG10(POWER(10;[.E67]/10)-1)" office:value-type="float" office:value="5.29822195055061" calcext:value-type="float">
            <text:p>5.2982219506</text:p>
          </table:table-cell>
          <table:table-cell table:number-columns-repeated="1018"/>
        </table:table-row>
        <table:table-row table:style-name="ro2">
          <table:table-cell office:value-type="float" office:value="14347826.09" calcext:value-type="float">
            <text:p>14347826.09</text:p>
          </table:table-cell>
          <table:table-cell table:formula="of:=[.A68]/1000000" office:value-type="float" office:value="14.34782609" calcext:value-type="float">
            <text:p>14.34782609</text:p>
          </table:table-cell>
          <table:table-cell office:value-type="float" office:value="-73.93209839" calcext:value-type="float">
            <text:p>-73.93209839</text:p>
          </table:table-cell>
          <table:table-cell office:value-type="float" office:value="-63.56461334" calcext:value-type="float">
            <text:p>-63.56461334</text:p>
          </table:table-cell>
          <table:table-cell table:formula="of:=[.D68]-[.C68]" office:value-type="float" office:value="10.36748505" calcext:value-type="float">
            <text:p>10.36748505</text:p>
          </table:table-cell>
          <table:table-cell table:formula="of:=15.12-10*LOG10(POWER(10;[.E68]/10)-1)" office:value-type="float" office:value="5.17111341371517" calcext:value-type="float">
            <text:p>5.1711134137</text:p>
          </table:table-cell>
          <table:table-cell table:number-columns-repeated="1018"/>
        </table:table-row>
        <table:table-row table:style-name="ro2">
          <table:table-cell office:value-type="float" office:value="14565217.39" calcext:value-type="float">
            <text:p>14565217.39</text:p>
          </table:table-cell>
          <table:table-cell table:formula="of:=[.A69]/1000000" office:value-type="float" office:value="14.56521739" calcext:value-type="float">
            <text:p>14.56521739</text:p>
          </table:table-cell>
          <table:table-cell office:value-type="float" office:value="-74.26480103" calcext:value-type="float">
            <text:p>-74.26480103</text:p>
          </table:table-cell>
          <table:table-cell office:value-type="float" office:value="-63.82841873" calcext:value-type="float">
            <text:p>-63.82841873</text:p>
          </table:table-cell>
          <table:table-cell table:formula="of:=[.D69]-[.C69]" office:value-type="float" office:value="10.4363823" calcext:value-type="float">
            <text:p>10.4363823</text:p>
          </table:table-cell>
          <table:table-cell table:formula="of:=15.12-10*LOG10(POWER(10;[.E69]/10)-1)" office:value-type="float" office:value="5.09530537945261" calcext:value-type="float">
            <text:p>5.0953053795</text:p>
          </table:table-cell>
          <table:table-cell table:number-columns-repeated="1018"/>
        </table:table-row>
        <table:table-row table:style-name="ro2">
          <table:table-cell office:value-type="float" office:value="14782608.7" calcext:value-type="float">
            <text:p>14782608.7</text:p>
          </table:table-cell>
          <table:table-cell table:formula="of:=[.A70]/1000000" office:value-type="float" office:value="14.7826087" calcext:value-type="float">
            <text:p>14.7826087</text:p>
          </table:table-cell>
          <table:table-cell office:value-type="float" office:value="-74.39178467" calcext:value-type="float">
            <text:p>-74.39178467</text:p>
          </table:table-cell>
          <table:table-cell office:value-type="float" office:value="-63.871521" calcext:value-type="float">
            <text:p>-63.871521</text:p>
          </table:table-cell>
          <table:table-cell table:formula="of:=[.D70]-[.C70]" office:value-type="float" office:value="10.52026367" calcext:value-type="float">
            <text:p>10.52026367</text:p>
          </table:table-cell>
          <table:table-cell table:formula="of:=15.12-10*LOG10(POWER(10;[.E70]/10)-1)" office:value-type="float" office:value="5.00317130989794" calcext:value-type="float">
            <text:p>5.0031713099</text:p>
          </table:table-cell>
          <table:table-cell table:number-columns-repeated="1018"/>
        </table:table-row>
        <table:table-row table:style-name="ro2">
          <table:table-cell office:value-type="float" office:value="15000000" calcext:value-type="float">
            <text:p>15000000</text:p>
          </table:table-cell>
          <table:table-cell table:formula="of:=[.A71]/1000000" office:value-type="float" office:value="15" calcext:value-type="float">
            <text:p>15</text:p>
          </table:table-cell>
          <table:table-cell office:value-type="float" office:value="-74.59461975" calcext:value-type="float">
            <text:p>-74.59461975</text:p>
          </table:table-cell>
          <table:table-cell office:value-type="float" office:value="-63.93060303" calcext:value-type="float">
            <text:p>-63.93060303</text:p>
          </table:table-cell>
          <table:table-cell table:formula="of:=[.D71]-[.C71]" office:value-type="float" office:value="10.66401672" calcext:value-type="float">
            <text:p>10.66401672</text:p>
          </table:table-cell>
          <table:table-cell table:formula="of:=15.12-10*LOG10(POWER(10;[.E71]/10)-1)" office:value-type="float" office:value="4.84567533905346" calcext:value-type="float">
            <text:p>4.8456753391</text:p>
          </table:table-cell>
          <table:table-cell table:number-columns-repeated="1018"/>
        </table:table-row>
        <table:table-row table:style-name="ro2">
          <table:table-cell office:value-type="float" office:value="15217391.3" calcext:value-type="float">
            <text:p>15217391.3</text:p>
          </table:table-cell>
          <table:table-cell table:formula="of:=[.A72]/1000000" office:value-type="float" office:value="15.2173913" calcext:value-type="float">
            <text:p>15.2173913</text:p>
          </table:table-cell>
          <table:table-cell office:value-type="float" office:value="-74.71038818" calcext:value-type="float">
            <text:p>-74.71038818</text:p>
          </table:table-cell>
          <table:table-cell office:value-type="float" office:value="-63.99493408" calcext:value-type="float">
            <text:p>-63.99493408</text:p>
          </table:table-cell>
          <table:table-cell table:formula="of:=[.D72]-[.C72]" office:value-type="float" office:value="10.7154541" calcext:value-type="float">
            <text:p>10.7154541</text:p>
          </table:table-cell>
          <table:table-cell table:formula="of:=15.12-10*LOG10(POWER(10;[.E72]/10)-1)" office:value-type="float" office:value="4.78944021436425" calcext:value-type="float">
            <text:p>4.7894402144</text:p>
          </table:table-cell>
          <table:table-cell table:number-columns-repeated="1018"/>
        </table:table-row>
        <table:table-row table:style-name="ro2">
          <table:table-cell office:value-type="float" office:value="15434782.61" calcext:value-type="float">
            <text:p>15434782.61</text:p>
          </table:table-cell>
          <table:table-cell table:formula="of:=[.A73]/1000000" office:value-type="float" office:value="15.43478261" calcext:value-type="float">
            <text:p>15.43478261</text:p>
          </table:table-cell>
          <table:table-cell office:value-type="float" office:value="-74.63832855" calcext:value-type="float">
            <text:p>-74.63832855</text:p>
          </table:table-cell>
          <table:table-cell office:value-type="float" office:value="-63.94477081" calcext:value-type="float">
            <text:p>-63.94477081</text:p>
          </table:table-cell>
          <table:table-cell table:formula="of:=[.D73]-[.C73]" office:value-type="float" office:value="10.69355774" calcext:value-type="float">
            <text:p>10.69355774</text:p>
          </table:table-cell>
          <table:table-cell table:formula="of:=15.12-10*LOG10(POWER(10;[.E73]/10)-1)" office:value-type="float" office:value="4.81337133327072" calcext:value-type="float">
            <text:p>4.8133713333</text:p>
          </table:table-cell>
          <table:table-cell table:number-columns-repeated="1018"/>
        </table:table-row>
        <table:table-row table:style-name="ro2">
          <table:table-cell office:value-type="float" office:value="15652173.91" calcext:value-type="float">
            <text:p>15652173.91</text:p>
          </table:table-cell>
          <table:table-cell table:formula="of:=[.A74]/1000000" office:value-type="float" office:value="15.65217391" calcext:value-type="float">
            <text:p>15.65217391</text:p>
          </table:table-cell>
          <table:table-cell office:value-type="float" office:value="-74.81771088" calcext:value-type="float">
            <text:p>-74.81771088</text:p>
          </table:table-cell>
          <table:table-cell office:value-type="float" office:value="-63.96785736" calcext:value-type="float">
            <text:p>-63.96785736</text:p>
          </table:table-cell>
          <table:table-cell table:formula="of:=[.D74]-[.C74]" office:value-type="float" office:value="10.84985352" calcext:value-type="float">
            <text:p>10.84985352</text:p>
          </table:table-cell>
          <table:table-cell table:formula="of:=15.12-10*LOG10(POWER(10;[.E74]/10)-1)" office:value-type="float" office:value="4.64279389114688" calcext:value-type="float">
            <text:p>4.6427938911</text:p>
          </table:table-cell>
          <table:table-cell table:number-columns-repeated="1018"/>
        </table:table-row>
        <table:table-row table:style-name="ro2">
          <table:table-cell office:value-type="float" office:value="15869565.22" calcext:value-type="float">
            <text:p>15869565.22</text:p>
          </table:table-cell>
          <table:table-cell table:formula="of:=[.A75]/1000000" office:value-type="float" office:value="15.86956522" calcext:value-type="float">
            <text:p>15.86956522</text:p>
          </table:table-cell>
          <table:table-cell office:value-type="float" office:value="-74.81835938" calcext:value-type="float">
            <text:p>-74.81835938</text:p>
          </table:table-cell>
          <table:table-cell office:value-type="float" office:value="-64.06208038" calcext:value-type="float">
            <text:p>-64.06208038</text:p>
          </table:table-cell>
          <table:table-cell table:formula="of:=[.D75]-[.C75]" office:value-type="float" office:value="10.756279" calcext:value-type="float">
            <text:p>10.756279</text:p>
          </table:table-cell>
          <table:table-cell table:formula="of:=15.12-10*LOG10(POWER(10;[.E75]/10)-1)" office:value-type="float" office:value="4.74485138646957" calcext:value-type="float">
            <text:p>4.7448513865</text:p>
          </table:table-cell>
          <table:table-cell table:number-columns-repeated="1018"/>
        </table:table-row>
        <table:table-row table:style-name="ro2">
          <table:table-cell office:value-type="float" office:value="16086956.52" calcext:value-type="float">
            <text:p>16086956.52</text:p>
          </table:table-cell>
          <table:table-cell table:formula="of:=[.A76]/1000000" office:value-type="float" office:value="16.08695652" calcext:value-type="float">
            <text:p>16.08695652</text:p>
          </table:table-cell>
          <table:table-cell office:value-type="float" office:value="-75.04400635" calcext:value-type="float">
            <text:p>-75.04400635</text:p>
          </table:table-cell>
          <table:table-cell office:value-type="float" office:value="-64.16493225" calcext:value-type="float">
            <text:p>-64.16493225</text:p>
          </table:table-cell>
          <table:table-cell table:formula="of:=[.D76]-[.C76]" office:value-type="float" office:value="10.8790741" calcext:value-type="float">
            <text:p>10.8790741</text:p>
          </table:table-cell>
          <table:table-cell table:formula="of:=15.12-10*LOG10(POWER(10;[.E76]/10)-1)" office:value-type="float" office:value="4.6109648907729" calcext:value-type="float">
            <text:p>4.6109648908</text:p>
          </table:table-cell>
          <table:table-cell table:number-columns-repeated="1018"/>
        </table:table-row>
        <table:table-row table:style-name="ro2">
          <table:table-cell office:value-type="float" office:value="16304347.83" calcext:value-type="float">
            <text:p>16304347.83</text:p>
          </table:table-cell>
          <table:table-cell table:formula="of:=[.A77]/1000000" office:value-type="float" office:value="16.30434783" calcext:value-type="float">
            <text:p>16.30434783</text:p>
          </table:table-cell>
          <table:table-cell office:value-type="float" office:value="-75.07546234" calcext:value-type="float">
            <text:p>-75.07546234</text:p>
          </table:table-cell>
          <table:table-cell office:value-type="float" office:value="-64.09477234" calcext:value-type="float">
            <text:p>-64.09477234</text:p>
          </table:table-cell>
          <table:table-cell table:formula="of:=[.D77]-[.C77]" office:value-type="float" office:value="10.98069" calcext:value-type="float">
            <text:p>10.98069</text:p>
          </table:table-cell>
          <table:table-cell table:formula="of:=15.12-10*LOG10(POWER(10;[.E77]/10)-1)" office:value-type="float" office:value="4.5004253719401" calcext:value-type="float">
            <text:p>4.5004253719</text:p>
          </table:table-cell>
          <table:table-cell table:number-columns-repeated="1018"/>
        </table:table-row>
        <table:table-row table:style-name="ro2">
          <table:table-cell office:value-type="float" office:value="16521739.13" calcext:value-type="float">
            <text:p>16521739.13</text:p>
          </table:table-cell>
          <table:table-cell table:formula="of:=[.A78]/1000000" office:value-type="float" office:value="16.52173913" calcext:value-type="float">
            <text:p>16.52173913</text:p>
          </table:table-cell>
          <table:table-cell office:value-type="float" office:value="-75.33847046" calcext:value-type="float">
            <text:p>-75.33847046</text:p>
          </table:table-cell>
          <table:table-cell office:value-type="float" office:value="-64.23958588" calcext:value-type="float">
            <text:p>-64.23958588</text:p>
          </table:table-cell>
          <table:table-cell table:formula="of:=[.D78]-[.C78]" office:value-type="float" office:value="11.09888458" calcext:value-type="float">
            <text:p>11.09888458</text:p>
          </table:table-cell>
          <table:table-cell table:formula="of:=15.12-10*LOG10(POWER(10;[.E78]/10)-1)" office:value-type="float" office:value="4.37213271277714" calcext:value-type="float">
            <text:p>4.3721327128</text:p>
          </table:table-cell>
          <table:table-cell table:number-columns-repeated="1018"/>
        </table:table-row>
        <table:table-row table:style-name="ro2">
          <table:table-cell office:value-type="float" office:value="16739130.43" calcext:value-type="float">
            <text:p>16739130.43</text:p>
          </table:table-cell>
          <table:table-cell table:formula="of:=[.A79]/1000000" office:value-type="float" office:value="16.73913043" calcext:value-type="float">
            <text:p>16.73913043</text:p>
          </table:table-cell>
          <table:table-cell office:value-type="float" office:value="-75.23096466" calcext:value-type="float">
            <text:p>-75.23096466</text:p>
          </table:table-cell>
          <table:table-cell office:value-type="float" office:value="-64.14215088" calcext:value-type="float">
            <text:p>-64.14215088</text:p>
          </table:table-cell>
          <table:table-cell table:formula="of:=[.D79]-[.C79]" office:value-type="float" office:value="11.08881378" calcext:value-type="float">
            <text:p>11.08881378</text:p>
          </table:table-cell>
          <table:table-cell table:formula="of:=15.12-10*LOG10(POWER(10;[.E79]/10)-1)" office:value-type="float" office:value="4.38305234785993" calcext:value-type="float">
            <text:p>4.3830523479</text:p>
          </table:table-cell>
          <table:table-cell table:number-columns-repeated="1018"/>
        </table:table-row>
        <table:table-row table:style-name="ro2">
          <table:table-cell office:value-type="float" office:value="16956521.74" calcext:value-type="float">
            <text:p>16956521.74</text:p>
          </table:table-cell>
          <table:table-cell table:formula="of:=[.A80]/1000000" office:value-type="float" office:value="16.95652174" calcext:value-type="float">
            <text:p>16.95652174</text:p>
          </table:table-cell>
          <table:table-cell office:value-type="float" office:value="-75.4506073" calcext:value-type="float">
            <text:p>-75.4506073</text:p>
          </table:table-cell>
          <table:table-cell office:value-type="float" office:value="-64.05026245" calcext:value-type="float">
            <text:p>-64.05026245</text:p>
          </table:table-cell>
          <table:table-cell table:formula="of:=[.D80]-[.C80]" office:value-type="float" office:value="11.40034485" calcext:value-type="float">
            <text:p>11.40034485</text:p>
          </table:table-cell>
          <table:table-cell table:formula="of:=15.12-10*LOG10(POWER(10;[.E80]/10)-1)" office:value-type="float" office:value="4.04622493579259" calcext:value-type="float">
            <text:p>4.0462249358</text:p>
          </table:table-cell>
          <table:table-cell table:number-columns-repeated="1018"/>
        </table:table-row>
        <table:table-row table:style-name="ro2">
          <table:table-cell office:value-type="float" office:value="17173913.04" calcext:value-type="float">
            <text:p>17173913.04</text:p>
          </table:table-cell>
          <table:table-cell table:formula="of:=[.A81]/1000000" office:value-type="float" office:value="17.17391304" calcext:value-type="float">
            <text:p>17.17391304</text:p>
          </table:table-cell>
          <table:table-cell office:value-type="float" office:value="-75.24313354" calcext:value-type="float">
            <text:p>-75.24313354</text:p>
          </table:table-cell>
          <table:table-cell office:value-type="float" office:value="-64.34202576" calcext:value-type="float">
            <text:p>-64.34202576</text:p>
          </table:table-cell>
          <table:table-cell table:formula="of:=[.D81]-[.C81]" office:value-type="float" office:value="10.90110778" calcext:value-type="float">
            <text:p>10.90110778</text:p>
          </table:table-cell>
          <table:table-cell table:formula="of:=15.12-10*LOG10(POWER(10;[.E81]/10)-1)" office:value-type="float" office:value="4.58697694065477" calcext:value-type="float">
            <text:p>4.5869769407</text:p>
          </table:table-cell>
          <table:table-cell table:number-columns-repeated="1018"/>
        </table:table-row>
        <table:table-row table:style-name="ro2">
          <table:table-cell office:value-type="float" office:value="17391304.35" calcext:value-type="float">
            <text:p>17391304.35</text:p>
          </table:table-cell>
          <table:table-cell table:formula="of:=[.A82]/1000000" office:value-type="float" office:value="17.39130435" calcext:value-type="float">
            <text:p>17.39130435</text:p>
          </table:table-cell>
          <table:table-cell office:value-type="float" office:value="-75.53799438" calcext:value-type="float">
            <text:p>-75.53799438</text:p>
          </table:table-cell>
          <table:table-cell office:value-type="float" office:value="-64.47026825" calcext:value-type="float">
            <text:p>-64.47026825</text:p>
          </table:table-cell>
          <table:table-cell table:formula="of:=[.D82]-[.C82]" office:value-type="float" office:value="11.06772613" calcext:value-type="float">
            <text:p>11.06772613</text:p>
          </table:table-cell>
          <table:table-cell table:formula="of:=15.12-10*LOG10(POWER(10;[.E82]/10)-1)" office:value-type="float" office:value="4.4059243371671" calcext:value-type="float">
            <text:p>4.4059243372</text:p>
          </table:table-cell>
          <table:table-cell table:number-columns-repeated="1018"/>
        </table:table-row>
        <table:table-row table:style-name="ro2">
          <table:table-cell office:value-type="float" office:value="17608695.65" calcext:value-type="float">
            <text:p>17608695.65</text:p>
          </table:table-cell>
          <table:table-cell table:formula="of:=[.A83]/1000000" office:value-type="float" office:value="17.60869565" calcext:value-type="float">
            <text:p>17.60869565</text:p>
          </table:table-cell>
          <table:table-cell office:value-type="float" office:value="-75.43787384" calcext:value-type="float">
            <text:p>-75.43787384</text:p>
          </table:table-cell>
          <table:table-cell office:value-type="float" office:value="-64.45251465" calcext:value-type="float">
            <text:p>-64.45251465</text:p>
          </table:table-cell>
          <table:table-cell table:formula="of:=[.D83]-[.C83]" office:value-type="float" office:value="10.98535919" calcext:value-type="float">
            <text:p>10.98535919</text:p>
          </table:table-cell>
          <table:table-cell table:formula="of:=15.12-10*LOG10(POWER(10;[.E83]/10)-1)" office:value-type="float" office:value="4.49535157771374" calcext:value-type="float">
            <text:p>4.4953515777</text:p>
          </table:table-cell>
          <table:table-cell table:number-columns-repeated="1018"/>
        </table:table-row>
        <table:table-row table:style-name="ro2">
          <table:table-cell office:value-type="float" office:value="17826086.96" calcext:value-type="float">
            <text:p>17826086.96</text:p>
          </table:table-cell>
          <table:table-cell table:formula="of:=[.A84]/1000000" office:value-type="float" office:value="17.82608696" calcext:value-type="float">
            <text:p>17.82608696</text:p>
          </table:table-cell>
          <table:table-cell office:value-type="float" office:value="-75.32865143" calcext:value-type="float">
            <text:p>-75.32865143</text:p>
          </table:table-cell>
          <table:table-cell office:value-type="float" office:value="-64.11492157" calcext:value-type="float">
            <text:p>-64.11492157</text:p>
          </table:table-cell>
          <table:table-cell table:formula="of:=[.D84]-[.C84]" office:value-type="float" office:value="11.21372986" calcext:value-type="float">
            <text:p>11.21372986</text:p>
          </table:table-cell>
          <table:table-cell table:formula="of:=15.12-10*LOG10(POWER(10;[.E84]/10)-1)" office:value-type="float" office:value="4.24775683381806" calcext:value-type="float">
            <text:p>4.2477568338</text:p>
          </table:table-cell>
          <table:table-cell table:number-columns-repeated="1018"/>
        </table:table-row>
        <table:table-row table:style-name="ro2">
          <table:table-cell office:value-type="float" office:value="18043478.26" calcext:value-type="float">
            <text:p>18043478.26</text:p>
          </table:table-cell>
          <table:table-cell table:formula="of:=[.A85]/1000000" office:value-type="float" office:value="18.04347826" calcext:value-type="float">
            <text:p>18.04347826</text:p>
          </table:table-cell>
          <table:table-cell office:value-type="float" office:value="-75.39024353" calcext:value-type="float">
            <text:p>-75.39024353</text:p>
          </table:table-cell>
          <table:table-cell office:value-type="float" office:value="-63.9429512" calcext:value-type="float">
            <text:p>-63.9429512</text:p>
          </table:table-cell>
          <table:table-cell table:formula="of:=[.D85]-[.C85]" office:value-type="float" office:value="11.44729233" calcext:value-type="float">
            <text:p>11.44729233</text:p>
          </table:table-cell>
          <table:table-cell table:formula="of:=15.12-10*LOG10(POWER(10;[.E85]/10)-1)" office:value-type="float" office:value="3.99563237420992" calcext:value-type="float">
            <text:p>3.9956323742</text:p>
          </table:table-cell>
          <table:table-cell table:number-columns-repeated="1018"/>
        </table:table-row>
        <table:table-row table:style-name="ro2">
          <table:table-cell office:value-type="float" office:value="18260869.57" calcext:value-type="float">
            <text:p>18260869.57</text:p>
          </table:table-cell>
          <table:table-cell table:formula="of:=[.A86]/1000000" office:value-type="float" office:value="18.26086957" calcext:value-type="float">
            <text:p>18.26086957</text:p>
          </table:table-cell>
          <table:table-cell office:value-type="float" office:value="-75.46311951" calcext:value-type="float">
            <text:p>-75.46311951</text:p>
          </table:table-cell>
          <table:table-cell office:value-type="float" office:value="-64.25050354" calcext:value-type="float">
            <text:p>-64.25050354</text:p>
          </table:table-cell>
          <table:table-cell table:formula="of:=[.D86]-[.C86]" office:value-type="float" office:value="11.21261597" calcext:value-type="float">
            <text:p>11.21261597</text:p>
          </table:table-cell>
          <table:table-cell table:formula="of:=15.12-10*LOG10(POWER(10;[.E86]/10)-1)" office:value-type="float" office:value="4.24896185735817" calcext:value-type="float">
            <text:p>4.2489618574</text:p>
          </table:table-cell>
          <table:table-cell table:number-columns-repeated="1018"/>
        </table:table-row>
        <table:table-row table:style-name="ro2">
          <table:table-cell office:value-type="float" office:value="18478260.87" calcext:value-type="float">
            <text:p>18478260.87</text:p>
          </table:table-cell>
          <table:table-cell table:formula="of:=[.A87]/1000000" office:value-type="float" office:value="18.47826087" calcext:value-type="float">
            <text:p>18.47826087</text:p>
          </table:table-cell>
          <table:table-cell office:value-type="float" office:value="-75.26559448" calcext:value-type="float">
            <text:p>-75.26559448</text:p>
          </table:table-cell>
          <table:table-cell office:value-type="float" office:value="-64.29623413" calcext:value-type="float">
            <text:p>-64.29623413</text:p>
          </table:table-cell>
          <table:table-cell table:formula="of:=[.D87]-[.C87]" office:value-type="float" office:value="10.96936035" calcext:value-type="float">
            <text:p>10.96936035</text:p>
          </table:table-cell>
          <table:table-cell table:formula="of:=15.12-10*LOG10(POWER(10;[.E87]/10)-1)" office:value-type="float" office:value="4.5127387494622" calcext:value-type="float">
            <text:p>4.5127387495</text:p>
          </table:table-cell>
          <table:table-cell table:number-columns-repeated="1018"/>
        </table:table-row>
        <table:table-row table:style-name="ro2">
          <table:table-cell office:value-type="float" office:value="18695652.17" calcext:value-type="float">
            <text:p>18695652.17</text:p>
          </table:table-cell>
          <table:table-cell table:formula="of:=[.A88]/1000000" office:value-type="float" office:value="18.69565217" calcext:value-type="float">
            <text:p>18.69565217</text:p>
          </table:table-cell>
          <table:table-cell office:value-type="float" office:value="-75.30545044" calcext:value-type="float">
            <text:p>-75.30545044</text:p>
          </table:table-cell>
          <table:table-cell office:value-type="float" office:value="-63.94272614" calcext:value-type="float">
            <text:p>-63.94272614</text:p>
          </table:table-cell>
          <table:table-cell table:formula="of:=[.D88]-[.C88]" office:value-type="float" office:value="11.3627243" calcext:value-type="float">
            <text:p>11.3627243</text:p>
          </table:table-cell>
          <table:table-cell table:formula="of:=15.12-10*LOG10(POWER(10;[.E88]/10)-1)" office:value-type="float" office:value="4.08679722237601" calcext:value-type="float">
            <text:p>4.0867972224</text:p>
          </table:table-cell>
          <table:table-cell table:number-columns-repeated="1018"/>
        </table:table-row>
        <table:table-row table:style-name="ro2">
          <table:table-cell office:value-type="float" office:value="18913043.48" calcext:value-type="float">
            <text:p>18913043.48</text:p>
          </table:table-cell>
          <table:table-cell table:formula="of:=[.A89]/1000000" office:value-type="float" office:value="18.91304348" calcext:value-type="float">
            <text:p>18.91304348</text:p>
          </table:table-cell>
          <table:table-cell office:value-type="float" office:value="-75.34015656" calcext:value-type="float">
            <text:p>-75.34015656</text:p>
          </table:table-cell>
          <table:table-cell office:value-type="float" office:value="-64.38813782" calcext:value-type="float">
            <text:p>-64.38813782</text:p>
          </table:table-cell>
          <table:table-cell table:formula="of:=[.D89]-[.C89]" office:value-type="float" office:value="10.95201874" calcext:value-type="float">
            <text:p>10.95201874</text:p>
          </table:table-cell>
          <table:table-cell table:formula="of:=15.12-10*LOG10(POWER(10;[.E89]/10)-1)" office:value-type="float" office:value="4.53159150472513" calcext:value-type="float">
            <text:p>4.5315915047</text:p>
          </table:table-cell>
          <table:table-cell table:number-columns-repeated="1018"/>
        </table:table-row>
        <table:table-row table:style-name="ro2">
          <table:table-cell office:value-type="float" office:value="19130434.78" calcext:value-type="float">
            <text:p>19130434.78</text:p>
          </table:table-cell>
          <table:table-cell table:formula="of:=[.A90]/1000000" office:value-type="float" office:value="19.13043478" calcext:value-type="float">
            <text:p>19.13043478</text:p>
          </table:table-cell>
          <table:table-cell office:value-type="float" office:value="-75.08746338" calcext:value-type="float">
            <text:p>-75.08746338</text:p>
          </table:table-cell>
          <table:table-cell office:value-type="float" office:value="-64.49475098" calcext:value-type="float">
            <text:p>-64.49475098</text:p>
          </table:table-cell>
          <table:table-cell table:formula="of:=[.D90]-[.C90]" office:value-type="float" office:value="10.5927124" calcext:value-type="float">
            <text:p>10.5927124</text:p>
          </table:table-cell>
          <table:table-cell table:formula="of:=15.12-10*LOG10(POWER(10;[.E90]/10)-1)" office:value-type="float" office:value="4.92373412707681" calcext:value-type="float">
            <text:p>4.9237341271</text:p>
          </table:table-cell>
          <table:table-cell table:number-columns-repeated="1018"/>
        </table:table-row>
        <table:table-row table:style-name="ro2">
          <table:table-cell office:value-type="float" office:value="19347826.09" calcext:value-type="float">
            <text:p>19347826.09</text:p>
          </table:table-cell>
          <table:table-cell table:formula="of:=[.A91]/1000000" office:value-type="float" office:value="19.34782609" calcext:value-type="float">
            <text:p>19.34782609</text:p>
          </table:table-cell>
          <table:table-cell office:value-type="float" office:value="-75.22006989" calcext:value-type="float">
            <text:p>-75.22006989</text:p>
          </table:table-cell>
          <table:table-cell office:value-type="float" office:value="-64.14842224" calcext:value-type="float">
            <text:p>-64.14842224</text:p>
          </table:table-cell>
          <table:table-cell table:formula="of:=[.D91]-[.C91]" office:value-type="float" office:value="11.07164765" calcext:value-type="float">
            <text:p>11.07164765</text:p>
          </table:table-cell>
          <table:table-cell table:formula="of:=15.12-10*LOG10(POWER(10;[.E91]/10)-1)" office:value-type="float" office:value="4.40167028460384" calcext:value-type="float">
            <text:p>4.4016702846</text:p>
          </table:table-cell>
          <table:table-cell table:number-columns-repeated="1018"/>
        </table:table-row>
        <table:table-row table:style-name="ro2">
          <table:table-cell office:value-type="float" office:value="19565217.39" calcext:value-type="float">
            <text:p>19565217.39</text:p>
          </table:table-cell>
          <table:table-cell table:formula="of:=[.A92]/1000000" office:value-type="float" office:value="19.56521739" calcext:value-type="float">
            <text:p>19.56521739</text:p>
          </table:table-cell>
          <table:table-cell office:value-type="float" office:value="-75.03025818" calcext:value-type="float">
            <text:p>-75.03025818</text:p>
          </table:table-cell>
          <table:table-cell office:value-type="float" office:value="-64.28623962" calcext:value-type="float">
            <text:p>-64.28623962</text:p>
          </table:table-cell>
          <table:table-cell table:formula="of:=[.D92]-[.C92]" office:value-type="float" office:value="10.74401856" calcext:value-type="float">
            <text:p>10.74401856</text:p>
          </table:table-cell>
          <table:table-cell table:formula="of:=15.12-10*LOG10(POWER(10;[.E92]/10)-1)" office:value-type="float" office:value="4.75823814356467" calcext:value-type="float">
            <text:p>4.7582381436</text:p>
          </table:table-cell>
          <table:table-cell table:number-columns-repeated="1018"/>
        </table:table-row>
        <table:table-row table:style-name="ro2">
          <table:table-cell office:value-type="float" office:value="19782608.7" calcext:value-type="float">
            <text:p>19782608.7</text:p>
          </table:table-cell>
          <table:table-cell table:formula="of:=[.A93]/1000000" office:value-type="float" office:value="19.7826087" calcext:value-type="float">
            <text:p>19.7826087</text:p>
          </table:table-cell>
          <table:table-cell office:value-type="float" office:value="-74.82463074" calcext:value-type="float">
            <text:p>-74.82463074</text:p>
          </table:table-cell>
          <table:table-cell office:value-type="float" office:value="-64.30835724" calcext:value-type="float">
            <text:p>-64.30835724</text:p>
          </table:table-cell>
          <table:table-cell table:formula="of:=[.D93]-[.C93]" office:value-type="float" office:value="10.5162735" calcext:value-type="float">
            <text:p>10.5162735</text:p>
          </table:table-cell>
          <table:table-cell table:formula="of:=15.12-10*LOG10(POWER(10;[.E93]/10)-1)" office:value-type="float" office:value="5.00755010198946" calcext:value-type="float">
            <text:p>5.007550102</text:p>
          </table:table-cell>
          <table:table-cell table:number-columns-repeated="1018"/>
        </table:table-row>
        <table:table-row table:style-name="ro2">
          <table:table-cell office:value-type="float" office:value="20000000" calcext:value-type="float">
            <text:p>20000000</text:p>
          </table:table-cell>
          <table:table-cell table:formula="of:=[.A94]/1000000" office:value-type="float" office:value="20" calcext:value-type="float">
            <text:p>20</text:p>
          </table:table-cell>
          <table:table-cell office:value-type="float" office:value="-74.48833466" calcext:value-type="float">
            <text:p>-74.48833466</text:p>
          </table:table-cell>
          <table:table-cell office:value-type="float" office:value="-64.43331909" calcext:value-type="float">
            <text:p>-64.43331909</text:p>
          </table:table-cell>
          <table:table-cell table:formula="of:=[.D94]-[.C94]" office:value-type="float" office:value="10.05501557" calcext:value-type="float">
            <text:p>10.05501557</text:p>
          </table:table-cell>
          <table:table-cell table:formula="of:=15.12-10*LOG10(POWER(10;[.E94]/10)-1)" office:value-type="float" office:value="5.51648929361634" calcext:value-type="float">
            <text:p>5.5164892936</text:p>
          </table:table-cell>
          <table:table-cell table:number-columns-repeated="1018"/>
        </table:table-row>
        <table:table-row table:style-name="ro2">
          <table:table-cell office:value-type="float" office:value="20217391.3" calcext:value-type="float">
            <text:p>20217391.3</text:p>
          </table:table-cell>
          <table:table-cell table:formula="of:=[.A95]/1000000" office:value-type="float" office:value="20.2173913" calcext:value-type="float">
            <text:p>20.2173913</text:p>
          </table:table-cell>
          <table:table-cell office:value-type="float" office:value="-74.41654205" calcext:value-type="float">
            <text:p>-74.41654205</text:p>
          </table:table-cell>
          <table:table-cell office:value-type="float" office:value="-63.98868561" calcext:value-type="float">
            <text:p>-63.98868561</text:p>
          </table:table-cell>
          <table:table-cell table:formula="of:=[.D95]-[.C95]" office:value-type="float" office:value="10.42785644" calcext:value-type="float">
            <text:p>10.42785644</text:p>
          </table:table-cell>
          <table:table-cell table:formula="of:=15.12-10*LOG10(POWER(10;[.E95]/10)-1)" office:value-type="float" office:value="5.10467990687307" calcext:value-type="float">
            <text:p>5.1046799069</text:p>
          </table:table-cell>
          <table:table-cell table:number-columns-repeated="1018"/>
        </table:table-row>
        <table:table-row table:style-name="ro2">
          <table:table-cell office:value-type="float" office:value="20434782.61" calcext:value-type="float">
            <text:p>20434782.61</text:p>
          </table:table-cell>
          <table:table-cell table:formula="of:=[.A96]/1000000" office:value-type="float" office:value="20.43478261" calcext:value-type="float">
            <text:p>20.43478261</text:p>
          </table:table-cell>
          <table:table-cell office:value-type="float" office:value="-74.49336243" calcext:value-type="float">
            <text:p>-74.49336243</text:p>
          </table:table-cell>
          <table:table-cell office:value-type="float" office:value="-64.25804138" calcext:value-type="float">
            <text:p>-64.25804138</text:p>
          </table:table-cell>
          <table:table-cell table:formula="of:=[.D96]-[.C96]" office:value-type="float" office:value="10.23532105" calcext:value-type="float">
            <text:p>10.23532105</text:p>
          </table:table-cell>
          <table:table-cell table:formula="of:=15.12-10*LOG10(POWER(10;[.E96]/10)-1)" office:value-type="float" office:value="5.31687711224653" calcext:value-type="float">
            <text:p>5.3168771122</text:p>
          </table:table-cell>
          <table:table-cell table:number-columns-repeated="1018"/>
        </table:table-row>
        <table:table-row table:style-name="ro2">
          <table:table-cell office:value-type="float" office:value="20652173.91" calcext:value-type="float">
            <text:p>20652173.91</text:p>
          </table:table-cell>
          <table:table-cell table:formula="of:=[.A97]/1000000" office:value-type="float" office:value="20.65217391" calcext:value-type="float">
            <text:p>20.65217391</text:p>
          </table:table-cell>
          <table:table-cell office:value-type="float" office:value="-73.98191833" calcext:value-type="float">
            <text:p>-73.98191833</text:p>
          </table:table-cell>
          <table:table-cell office:value-type="float" office:value="-63.91373825" calcext:value-type="float">
            <text:p>-63.91373825</text:p>
          </table:table-cell>
          <table:table-cell table:formula="of:=[.D97]-[.C97]" office:value-type="float" office:value="10.06818008" calcext:value-type="float">
            <text:p>10.06818008</text:p>
          </table:table-cell>
          <table:table-cell table:formula="of:=15.12-10*LOG10(POWER(10;[.E97]/10)-1)" office:value-type="float" office:value="5.50188491265435" calcext:value-type="float">
            <text:p>5.5018849127</text:p>
          </table:table-cell>
          <table:table-cell table:number-columns-repeated="1018"/>
        </table:table-row>
        <table:table-row table:style-name="ro2">
          <table:table-cell office:value-type="float" office:value="20869565.22" calcext:value-type="float">
            <text:p>20869565.22</text:p>
          </table:table-cell>
          <table:table-cell table:formula="of:=[.A98]/1000000" office:value-type="float" office:value="20.86956522" calcext:value-type="float">
            <text:p>20.86956522</text:p>
          </table:table-cell>
          <table:table-cell office:value-type="float" office:value="-73.74051666" calcext:value-type="float">
            <text:p>-73.74051666</text:p>
          </table:table-cell>
          <table:table-cell office:value-type="float" office:value="-64.16559601" calcext:value-type="float">
            <text:p>-64.16559601</text:p>
          </table:table-cell>
          <table:table-cell table:formula="of:=[.D98]-[.C98]" office:value-type="float" office:value="9.57492065" calcext:value-type="float">
            <text:p>9.57492065</text:p>
          </table:table-cell>
          <table:table-cell table:formula="of:=15.12-10*LOG10(POWER(10;[.E98]/10)-1)" office:value-type="float" office:value="6.05255967293503" calcext:value-type="float">
            <text:p>6.0525596729</text:p>
          </table:table-cell>
          <table:table-cell table:number-columns-repeated="1018"/>
        </table:table-row>
        <table:table-row table:style-name="ro2">
          <table:table-cell office:value-type="float" office:value="21086956.52" calcext:value-type="float">
            <text:p>21086956.52</text:p>
          </table:table-cell>
          <table:table-cell table:formula="of:=[.A99]/1000000" office:value-type="float" office:value="21.08695652" calcext:value-type="float">
            <text:p>21.08695652</text:p>
          </table:table-cell>
          <table:table-cell office:value-type="float" office:value="-73.82462311" calcext:value-type="float">
            <text:p>-73.82462311</text:p>
          </table:table-cell>
          <table:table-cell office:value-type="float" office:value="-64.30021667" calcext:value-type="float">
            <text:p>-64.30021667</text:p>
          </table:table-cell>
          <table:table-cell table:formula="of:=[.D99]-[.C99]" office:value-type="float" office:value="9.52440644000001" calcext:value-type="float">
            <text:p>9.52440644</text:p>
          </table:table-cell>
          <table:table-cell table:formula="of:=15.12-10*LOG10(POWER(10;[.E99]/10)-1)" office:value-type="float" office:value="6.10937638182873" calcext:value-type="float">
            <text:p>6.1093763818</text:p>
          </table:table-cell>
          <table:table-cell table:number-columns-repeated="1018"/>
        </table:table-row>
        <table:table-row table:style-name="ro2">
          <table:table-cell office:value-type="float" office:value="21304347.83" calcext:value-type="float">
            <text:p>21304347.83</text:p>
          </table:table-cell>
          <table:table-cell table:formula="of:=[.A100]/1000000" office:value-type="float" office:value="21.30434783" calcext:value-type="float">
            <text:p>21.30434783</text:p>
          </table:table-cell>
          <table:table-cell office:value-type="float" office:value="-73.49871063" calcext:value-type="float">
            <text:p>-73.49871063</text:p>
          </table:table-cell>
          <table:table-cell office:value-type="float" office:value="-64.20330048" calcext:value-type="float">
            <text:p>-64.20330048</text:p>
          </table:table-cell>
          <table:table-cell table:formula="of:=[.D100]-[.C100]" office:value-type="float" office:value="9.29541015000001" calcext:value-type="float">
            <text:p>9.29541015</text:p>
          </table:table-cell>
          <table:table-cell table:formula="of:=15.12-10*LOG10(POWER(10;[.E100]/10)-1)" office:value-type="float" office:value="6.36800371344063" calcext:value-type="float">
            <text:p>6.3680037134</text:p>
          </table:table-cell>
          <table:table-cell table:number-columns-repeated="1018"/>
        </table:table-row>
        <table:table-row table:style-name="ro2">
          <table:table-cell office:value-type="float" office:value="21521739.13" calcext:value-type="float">
            <text:p>21521739.13</text:p>
          </table:table-cell>
          <table:table-cell table:formula="of:=[.A101]/1000000" office:value-type="float" office:value="21.52173913" calcext:value-type="float">
            <text:p>21.52173913</text:p>
          </table:table-cell>
          <table:table-cell office:value-type="float" office:value="-73.64199066" calcext:value-type="float">
            <text:p>-73.64199066</text:p>
          </table:table-cell>
          <table:table-cell office:value-type="float" office:value="-64.33314514" calcext:value-type="float">
            <text:p>-64.33314514</text:p>
          </table:table-cell>
          <table:table-cell table:formula="of:=[.D101]-[.C101]" office:value-type="float" office:value="9.30884552000001" calcext:value-type="float">
            <text:p>9.30884552</text:p>
          </table:table-cell>
          <table:table-cell table:formula="of:=15.12-10*LOG10(POWER(10;[.E101]/10)-1)" office:value-type="float" office:value="6.35278066657406" calcext:value-type="float">
            <text:p>6.3527806666</text:p>
          </table:table-cell>
          <table:table-cell table:number-columns-repeated="1018"/>
        </table:table-row>
        <table:table-row table:style-name="ro2">
          <table:table-cell office:value-type="float" office:value="21739130.43" calcext:value-type="float">
            <text:p>21739130.43</text:p>
          </table:table-cell>
          <table:table-cell table:formula="of:=[.A102]/1000000" office:value-type="float" office:value="21.73913043" calcext:value-type="float">
            <text:p>21.73913043</text:p>
          </table:table-cell>
          <table:table-cell office:value-type="float" office:value="-73.95728302" calcext:value-type="float">
            <text:p>-73.95728302</text:p>
          </table:table-cell>
          <table:table-cell office:value-type="float" office:value="-64.20158386" calcext:value-type="float">
            <text:p>-64.20158386</text:p>
          </table:table-cell>
          <table:table-cell table:formula="of:=[.D102]-[.C102]" office:value-type="float" office:value="9.75569916000001" calcext:value-type="float">
            <text:p>9.75569916</text:p>
          </table:table-cell>
          <table:table-cell table:formula="of:=15.12-10*LOG10(POWER(10;[.E102]/10)-1)" office:value-type="float" office:value="5.84988842383732" calcext:value-type="float">
            <text:p>5.8498884238</text:p>
          </table:table-cell>
          <table:table-cell table:number-columns-repeated="1018"/>
        </table:table-row>
        <table:table-row table:style-name="ro2">
          <table:table-cell office:value-type="float" office:value="21956521.74" calcext:value-type="float">
            <text:p>21956521.74</text:p>
          </table:table-cell>
          <table:table-cell table:formula="of:=[.A103]/1000000" office:value-type="float" office:value="21.95652174" calcext:value-type="float">
            <text:p>21.95652174</text:p>
          </table:table-cell>
          <table:table-cell office:value-type="float" office:value="-74.12381744" calcext:value-type="float">
            <text:p>-74.12381744</text:p>
          </table:table-cell>
          <table:table-cell office:value-type="float" office:value="-64.17578888" calcext:value-type="float">
            <text:p>-64.17578888</text:p>
          </table:table-cell>
          <table:table-cell table:formula="of:=[.D103]-[.C103]" office:value-type="float" office:value="9.94802856" calcext:value-type="float">
            <text:p>9.94802856</text:p>
          </table:table-cell>
          <table:table-cell table:formula="of:=15.12-10*LOG10(POWER(10;[.E103]/10)-1)" office:value-type="float" office:value="5.63535952908977" calcext:value-type="float">
            <text:p>5.6353595291</text:p>
          </table:table-cell>
          <table:table-cell table:number-columns-repeated="1018"/>
        </table:table-row>
        <table:table-row table:style-name="ro2">
          <table:table-cell office:value-type="float" office:value="22173913.04" calcext:value-type="float">
            <text:p>22173913.04</text:p>
          </table:table-cell>
          <table:table-cell table:formula="of:=[.A104]/1000000" office:value-type="float" office:value="22.17391304" calcext:value-type="float">
            <text:p>22.17391304</text:p>
          </table:table-cell>
          <table:table-cell office:value-type="float" office:value="-74.09098816" calcext:value-type="float">
            <text:p>-74.09098816</text:p>
          </table:table-cell>
          <table:table-cell office:value-type="float" office:value="-64.28997803" calcext:value-type="float">
            <text:p>-64.28997803</text:p>
          </table:table-cell>
          <table:table-cell table:formula="of:=[.D104]-[.C104]" office:value-type="float" office:value="9.80101012999999" calcext:value-type="float">
            <text:p>9.80101013</text:p>
          </table:table-cell>
          <table:table-cell table:formula="of:=15.12-10*LOG10(POWER(10;[.E104]/10)-1)" office:value-type="float" office:value="5.79924825240677" calcext:value-type="float">
            <text:p>5.7992482524</text:p>
          </table:table-cell>
          <table:table-cell table:number-columns-repeated="1018"/>
        </table:table-row>
        <table:table-row table:style-name="ro2">
          <table:table-cell office:value-type="float" office:value="22391304.35" calcext:value-type="float">
            <text:p>22391304.35</text:p>
          </table:table-cell>
          <table:table-cell table:formula="of:=[.A105]/1000000" office:value-type="float" office:value="22.39130435" calcext:value-type="float">
            <text:p>22.39130435</text:p>
          </table:table-cell>
          <table:table-cell office:value-type="float" office:value="-74.33403778" calcext:value-type="float">
            <text:p>-74.33403778</text:p>
          </table:table-cell>
          <table:table-cell office:value-type="float" office:value="-64.19422913" calcext:value-type="float">
            <text:p>-64.19422913</text:p>
          </table:table-cell>
          <table:table-cell table:formula="of:=[.D105]-[.C105]" office:value-type="float" office:value="10.13980865" calcext:value-type="float">
            <text:p>10.13980865</text:p>
          </table:table-cell>
          <table:table-cell table:formula="of:=15.12-10*LOG10(POWER(10;[.E105]/10)-1)" office:value-type="float" office:value="5.42250618208413" calcext:value-type="float">
            <text:p>5.4225061821</text:p>
          </table:table-cell>
          <table:table-cell table:number-columns-repeated="1018"/>
        </table:table-row>
        <table:table-row table:style-name="ro2">
          <table:table-cell office:value-type="float" office:value="22608695.65" calcext:value-type="float">
            <text:p>22608695.65</text:p>
          </table:table-cell>
          <table:table-cell table:formula="of:=[.A106]/1000000" office:value-type="float" office:value="22.60869565" calcext:value-type="float">
            <text:p>22.60869565</text:p>
          </table:table-cell>
          <table:table-cell office:value-type="float" office:value="-74.46742249" calcext:value-type="float">
            <text:p>-74.46742249</text:p>
          </table:table-cell>
          <table:table-cell office:value-type="float" office:value="-64.30345917" calcext:value-type="float">
            <text:p>-64.30345917</text:p>
          </table:table-cell>
          <table:table-cell table:formula="of:=[.D106]-[.C106]" office:value-type="float" office:value="10.16396332" calcext:value-type="float">
            <text:p>10.16396332</text:p>
          </table:table-cell>
          <table:table-cell table:formula="of:=15.12-10*LOG10(POWER(10;[.E106]/10)-1)" office:value-type="float" office:value="5.39576975451618" calcext:value-type="float">
            <text:p>5.3957697545</text:p>
          </table:table-cell>
          <table:table-cell table:number-columns-repeated="1018"/>
        </table:table-row>
        <table:table-row table:style-name="ro2">
          <table:table-cell office:value-type="float" office:value="22826086.96" calcext:value-type="float">
            <text:p>22826086.96</text:p>
          </table:table-cell>
          <table:table-cell table:formula="of:=[.A107]/1000000" office:value-type="float" office:value="22.82608696" calcext:value-type="float">
            <text:p>22.82608696</text:p>
          </table:table-cell>
          <table:table-cell office:value-type="float" office:value="-74.70526886" calcext:value-type="float">
            <text:p>-74.70526886</text:p>
          </table:table-cell>
          <table:table-cell office:value-type="float" office:value="-64.22190857" calcext:value-type="float">
            <text:p>-64.22190857</text:p>
          </table:table-cell>
          <table:table-cell table:formula="of:=[.D107]-[.C107]" office:value-type="float" office:value="10.48336029" calcext:value-type="float">
            <text:p>10.48336029</text:p>
          </table:table-cell>
          <table:table-cell table:formula="of:=15.12-10*LOG10(POWER(10;[.E107]/10)-1)" office:value-type="float" office:value="5.04368388366763" calcext:value-type="float">
            <text:p>5.0436838837</text:p>
          </table:table-cell>
          <table:table-cell table:number-columns-repeated="1018"/>
        </table:table-row>
        <table:table-row table:style-name="ro2">
          <table:table-cell office:value-type="float" office:value="23043478.26" calcext:value-type="float">
            <text:p>23043478.26</text:p>
          </table:table-cell>
          <table:table-cell table:formula="of:=[.A108]/1000000" office:value-type="float" office:value="23.04347826" calcext:value-type="float">
            <text:p>23.04347826</text:p>
          </table:table-cell>
          <table:table-cell office:value-type="float" office:value="-74.82462311" calcext:value-type="float">
            <text:p>-74.82462311</text:p>
          </table:table-cell>
          <table:table-cell office:value-type="float" office:value="-64.01423645" calcext:value-type="float">
            <text:p>-64.01423645</text:p>
          </table:table-cell>
          <table:table-cell table:formula="of:=[.D108]-[.C108]" office:value-type="float" office:value="10.81038666" calcext:value-type="float">
            <text:p>10.81038666</text:p>
          </table:table-cell>
          <table:table-cell table:formula="of:=15.12-10*LOG10(POWER(10;[.E108]/10)-1)" office:value-type="float" office:value="4.68581431781703" calcext:value-type="float">
            <text:p>4.6858143178</text:p>
          </table:table-cell>
          <table:table-cell table:number-columns-repeated="1018"/>
        </table:table-row>
        <table:table-row table:style-name="ro2">
          <table:table-cell office:value-type="float" office:value="23260869.57" calcext:value-type="float">
            <text:p>23260869.57</text:p>
          </table:table-cell>
          <table:table-cell table:formula="of:=[.A109]/1000000" office:value-type="float" office:value="23.26086957" calcext:value-type="float">
            <text:p>23.26086957</text:p>
          </table:table-cell>
          <table:table-cell office:value-type="float" office:value="-74.91353607" calcext:value-type="float">
            <text:p>-74.91353607</text:p>
          </table:table-cell>
          <table:table-cell office:value-type="float" office:value="-64.27472687" calcext:value-type="float">
            <text:p>-64.27472687</text:p>
          </table:table-cell>
          <table:table-cell table:formula="of:=[.D109]-[.C109]" office:value-type="float" office:value="10.6388092" calcext:value-type="float">
            <text:p>10.6388092</text:p>
          </table:table-cell>
          <table:table-cell table:formula="of:=15.12-10*LOG10(POWER(10;[.E109]/10)-1)" office:value-type="float" office:value="4.87325684057196" calcext:value-type="float">
            <text:p>4.8732568406</text:p>
          </table:table-cell>
          <table:table-cell table:number-columns-repeated="1018"/>
        </table:table-row>
        <table:table-row table:style-name="ro2">
          <table:table-cell office:value-type="float" office:value="23478260.87" calcext:value-type="float">
            <text:p>23478260.87</text:p>
          </table:table-cell>
          <table:table-cell table:formula="of:=[.A110]/1000000" office:value-type="float" office:value="23.47826087" calcext:value-type="float">
            <text:p>23.47826087</text:p>
          </table:table-cell>
          <table:table-cell office:value-type="float" office:value="-74.80521393" calcext:value-type="float">
            <text:p>-74.80521393</text:p>
          </table:table-cell>
          <table:table-cell office:value-type="float" office:value="-64.27880859" calcext:value-type="float">
            <text:p>-64.27880859</text:p>
          </table:table-cell>
          <table:table-cell table:formula="of:=[.D110]-[.C110]" office:value-type="float" office:value="10.52640534" calcext:value-type="float">
            <text:p>10.52640534</text:p>
          </table:table-cell>
          <table:table-cell table:formula="of:=15.12-10*LOG10(POWER(10;[.E110]/10)-1)" office:value-type="float" office:value="4.99643223787241" calcext:value-type="float">
            <text:p>4.9964322379</text:p>
          </table:table-cell>
          <table:table-cell table:number-columns-repeated="1018"/>
        </table:table-row>
        <table:table-row table:style-name="ro2">
          <table:table-cell office:value-type="float" office:value="23695652.17" calcext:value-type="float">
            <text:p>23695652.17</text:p>
          </table:table-cell>
          <table:table-cell table:formula="of:=[.A111]/1000000" office:value-type="float" office:value="23.69565217" calcext:value-type="float">
            <text:p>23.69565217</text:p>
          </table:table-cell>
          <table:table-cell office:value-type="float" office:value="-74.94657898" calcext:value-type="float">
            <text:p>-74.94657898</text:p>
          </table:table-cell>
          <table:table-cell office:value-type="float" office:value="-64.27531433" calcext:value-type="float">
            <text:p>-64.27531433</text:p>
          </table:table-cell>
          <table:table-cell table:formula="of:=[.D111]-[.C111]" office:value-type="float" office:value="10.67126465" calcext:value-type="float">
            <text:p>10.67126465</text:p>
          </table:table-cell>
          <table:table-cell table:formula="of:=15.12-10*LOG10(POWER(10;[.E111]/10)-1)" office:value-type="float" office:value="4.83774760274982" calcext:value-type="float">
            <text:p>4.8377476027</text:p>
          </table:table-cell>
          <table:table-cell table:number-columns-repeated="1018"/>
        </table:table-row>
        <table:table-row table:style-name="ro2">
          <table:table-cell office:value-type="float" office:value="23913043.48" calcext:value-type="float">
            <text:p>23913043.48</text:p>
          </table:table-cell>
          <table:table-cell table:formula="of:=[.A112]/1000000" office:value-type="float" office:value="23.91304348" calcext:value-type="float">
            <text:p>23.91304348</text:p>
          </table:table-cell>
          <table:table-cell office:value-type="float" office:value="-75.04017639" calcext:value-type="float">
            <text:p>-75.04017639</text:p>
          </table:table-cell>
          <table:table-cell office:value-type="float" office:value="-64.33308411" calcext:value-type="float">
            <text:p>-64.33308411</text:p>
          </table:table-cell>
          <table:table-cell table:formula="of:=[.D112]-[.C112]" office:value-type="float" office:value="10.70709228" calcext:value-type="float">
            <text:p>10.70709228</text:p>
          </table:table-cell>
          <table:table-cell table:formula="of:=15.12-10*LOG10(POWER(10;[.E112]/10)-1)" office:value-type="float" office:value="4.79857774863138" calcext:value-type="float">
            <text:p>4.7985777486</text:p>
          </table:table-cell>
          <table:table-cell table:number-columns-repeated="1018"/>
        </table:table-row>
        <table:table-row table:style-name="ro2">
          <table:table-cell office:value-type="float" office:value="24130434.78" calcext:value-type="float">
            <text:p>24130434.78</text:p>
          </table:table-cell>
          <table:table-cell table:formula="of:=[.A113]/1000000" office:value-type="float" office:value="24.13043478" calcext:value-type="float">
            <text:p>24.13043478</text:p>
          </table:table-cell>
          <table:table-cell office:value-type="float" office:value="-74.82086945" calcext:value-type="float">
            <text:p>-74.82086945</text:p>
          </table:table-cell>
          <table:table-cell office:value-type="float" office:value="-64.32089996" calcext:value-type="float">
            <text:p>-64.32089996</text:p>
          </table:table-cell>
          <table:table-cell table:formula="of:=[.D113]-[.C113]" office:value-type="float" office:value="10.49996949" calcext:value-type="float">
            <text:p>10.49996949</text:p>
          </table:table-cell>
          <table:table-cell table:formula="of:=15.12-10*LOG10(POWER(10;[.E113]/10)-1)" office:value-type="float" office:value="5.02544611724316" calcext:value-type="float">
            <text:p>5.0254461172</text:p>
          </table:table-cell>
          <table:table-cell table:number-columns-repeated="1018"/>
        </table:table-row>
        <table:table-row table:style-name="ro2">
          <table:table-cell office:value-type="float" office:value="24347826.09" calcext:value-type="float">
            <text:p>24347826.09</text:p>
          </table:table-cell>
          <table:table-cell table:formula="of:=[.A114]/1000000" office:value-type="float" office:value="24.34782609" calcext:value-type="float">
            <text:p>24.34782609</text:p>
          </table:table-cell>
          <table:table-cell office:value-type="float" office:value="-74.75188446" calcext:value-type="float">
            <text:p>-74.75188446</text:p>
          </table:table-cell>
          <table:table-cell office:value-type="float" office:value="-64.32442474" calcext:value-type="float">
            <text:p>-64.32442474</text:p>
          </table:table-cell>
          <table:table-cell table:formula="of:=[.D114]-[.C114]" office:value-type="float" office:value="10.42745972" calcext:value-type="float">
            <text:p>10.42745972</text:p>
          </table:table-cell>
          <table:table-cell table:formula="of:=15.12-10*LOG10(POWER(10;[.E114]/10)-1)" office:value-type="float" office:value="5.10511616115899" calcext:value-type="float">
            <text:p>5.1051161612</text:p>
          </table:table-cell>
          <table:table-cell table:number-columns-repeated="1018"/>
        </table:table-row>
        <table:table-row table:style-name="ro2">
          <table:table-cell office:value-type="float" office:value="24565217.39" calcext:value-type="float">
            <text:p>24565217.39</text:p>
          </table:table-cell>
          <table:table-cell table:formula="of:=[.A115]/1000000" office:value-type="float" office:value="24.56521739" calcext:value-type="float">
            <text:p>24.56521739</text:p>
          </table:table-cell>
          <table:table-cell office:value-type="float" office:value="-75.0558548" calcext:value-type="float">
            <text:p>-75.0558548</text:p>
          </table:table-cell>
          <table:table-cell office:value-type="float" office:value="-64.39015961" calcext:value-type="float">
            <text:p>-64.39015961</text:p>
          </table:table-cell>
          <table:table-cell table:formula="of:=[.D115]-[.C115]" office:value-type="float" office:value="10.66569519" calcext:value-type="float">
            <text:p>10.66569519</text:p>
          </table:table-cell>
          <table:table-cell table:formula="of:=15.12-10*LOG10(POWER(10;[.E115]/10)-1)" office:value-type="float" office:value="4.84383932960546" calcext:value-type="float">
            <text:p>4.8438393296</text:p>
          </table:table-cell>
          <table:table-cell table:number-columns-repeated="1018"/>
        </table:table-row>
        <table:table-row table:style-name="ro2">
          <table:table-cell office:value-type="float" office:value="24782608.7" calcext:value-type="float">
            <text:p>24782608.7</text:p>
          </table:table-cell>
          <table:table-cell table:formula="of:=[.A116]/1000000" office:value-type="float" office:value="24.7826087" calcext:value-type="float">
            <text:p>24.7826087</text:p>
          </table:table-cell>
          <table:table-cell office:value-type="float" office:value="-74.99482727" calcext:value-type="float">
            <text:p>-74.99482727</text:p>
          </table:table-cell>
          <table:table-cell office:value-type="float" office:value="-64.07180023" calcext:value-type="float">
            <text:p>-64.07180023</text:p>
          </table:table-cell>
          <table:table-cell table:formula="of:=[.D116]-[.C116]" office:value-type="float" office:value="10.92302704" calcext:value-type="float">
            <text:p>10.92302704</text:p>
          </table:table-cell>
          <table:table-cell table:formula="of:=15.12-10*LOG10(POWER(10;[.E116]/10)-1)" office:value-type="float" office:value="4.56312423751538" calcext:value-type="float">
            <text:p>4.5631242375</text:p>
          </table:table-cell>
          <table:table-cell table:number-columns-repeated="1018"/>
        </table:table-row>
        <table:table-row table:style-name="ro2">
          <table:table-cell office:value-type="float" office:value="25000000" calcext:value-type="float">
            <text:p>25000000</text:p>
          </table:table-cell>
          <table:table-cell table:formula="of:=[.A117]/1000000" office:value-type="float" office:value="25" calcext:value-type="float">
            <text:p>25</text:p>
          </table:table-cell>
          <table:table-cell office:value-type="float" office:value="-74.92945862" calcext:value-type="float">
            <text:p>-74.92945862</text:p>
          </table:table-cell>
          <table:table-cell office:value-type="float" office:value="-64.22285461" calcext:value-type="float">
            <text:p>-64.22285461</text:p>
          </table:table-cell>
          <table:table-cell table:formula="of:=[.D117]-[.C117]" office:value-type="float" office:value="10.70660401" calcext:value-type="float">
            <text:p>10.70660401</text:p>
          </table:table-cell>
          <table:table-cell table:formula="of:=15.12-10*LOG10(POWER(10;[.E117]/10)-1)" office:value-type="float" office:value="4.79911136520707" calcext:value-type="float">
            <text:p>4.7991113652</text:p>
          </table:table-cell>
          <table:table-cell table:number-columns-repeated="1018"/>
        </table:table-row>
        <table:table-row table:style-name="ro2">
          <table:table-cell office:value-type="float" office:value="25217391.3" calcext:value-type="float">
            <text:p>25217391.3</text:p>
          </table:table-cell>
          <table:table-cell table:formula="of:=[.A118]/1000000" office:value-type="float" office:value="25.2173913" calcext:value-type="float">
            <text:p>25.2173913</text:p>
          </table:table-cell>
          <table:table-cell office:value-type="float" office:value="-74.98973083" calcext:value-type="float">
            <text:p>-74.98973083</text:p>
          </table:table-cell>
          <table:table-cell office:value-type="float" office:value="-64.14735413" calcext:value-type="float">
            <text:p>-64.14735413</text:p>
          </table:table-cell>
          <table:table-cell table:formula="of:=[.D118]-[.C118]" office:value-type="float" office:value="10.8423767" calcext:value-type="float">
            <text:p>10.8423767</text:p>
          </table:table-cell>
          <table:table-cell table:formula="of:=15.12-10*LOG10(POWER(10;[.E118]/10)-1)" office:value-type="float" office:value="4.65094121879209" calcext:value-type="float">
            <text:p>4.6509412188</text:p>
          </table:table-cell>
          <table:table-cell table:number-columns-repeated="1018"/>
        </table:table-row>
        <table:table-row table:style-name="ro2">
          <table:table-cell office:value-type="float" office:value="25434782.61" calcext:value-type="float">
            <text:p>25434782.61</text:p>
          </table:table-cell>
          <table:table-cell table:formula="of:=[.A119]/1000000" office:value-type="float" office:value="25.43478261" calcext:value-type="float">
            <text:p>25.43478261</text:p>
          </table:table-cell>
          <table:table-cell office:value-type="float" office:value="-74.83776093" calcext:value-type="float">
            <text:p>-74.83776093</text:p>
          </table:table-cell>
          <table:table-cell office:value-type="float" office:value="-64.14304352" calcext:value-type="float">
            <text:p>-64.14304352</text:p>
          </table:table-cell>
          <table:table-cell table:formula="of:=[.D119]-[.C119]" office:value-type="float" office:value="10.69471741" calcext:value-type="float">
            <text:p>10.69471741</text:p>
          </table:table-cell>
          <table:table-cell table:formula="of:=15.12-10*LOG10(POWER(10;[.E119]/10)-1)" office:value-type="float" office:value="4.81210361740064" calcext:value-type="float">
            <text:p>4.8121036174</text:p>
          </table:table-cell>
          <table:table-cell table:number-columns-repeated="1018"/>
        </table:table-row>
        <table:table-row table:style-name="ro2">
          <table:table-cell office:value-type="float" office:value="25652173.91" calcext:value-type="float">
            <text:p>25652173.91</text:p>
          </table:table-cell>
          <table:table-cell table:formula="of:=[.A120]/1000000" office:value-type="float" office:value="25.65217391" calcext:value-type="float">
            <text:p>25.65217391</text:p>
          </table:table-cell>
          <table:table-cell office:value-type="float" office:value="-74.78643799" calcext:value-type="float">
            <text:p>-74.78643799</text:p>
          </table:table-cell>
          <table:table-cell office:value-type="float" office:value="-64.27047729" calcext:value-type="float">
            <text:p>-64.27047729</text:p>
          </table:table-cell>
          <table:table-cell table:formula="of:=[.D120]-[.C120]" office:value-type="float" office:value="10.5159607" calcext:value-type="float">
            <text:p>10.5159607</text:p>
          </table:table-cell>
          <table:table-cell table:formula="of:=15.12-10*LOG10(POWER(10;[.E120]/10)-1)" office:value-type="float" office:value="5.00789338367083" calcext:value-type="float">
            <text:p>5.0078933837</text:p>
          </table:table-cell>
          <table:table-cell table:number-columns-repeated="1018"/>
        </table:table-row>
        <table:table-row table:style-name="ro2">
          <table:table-cell office:value-type="float" office:value="25869565.22" calcext:value-type="float">
            <text:p>25869565.22</text:p>
          </table:table-cell>
          <table:table-cell table:formula="of:=[.A121]/1000000" office:value-type="float" office:value="25.86956522" calcext:value-type="float">
            <text:p>25.86956522</text:p>
          </table:table-cell>
          <table:table-cell office:value-type="float" office:value="-74.85609436" calcext:value-type="float">
            <text:p>-74.85609436</text:p>
          </table:table-cell>
          <table:table-cell office:value-type="float" office:value="-64.14464569" calcext:value-type="float">
            <text:p>-64.14464569</text:p>
          </table:table-cell>
          <table:table-cell table:formula="of:=[.D121]-[.C121]" office:value-type="float" office:value="10.71144867" calcext:value-type="float">
            <text:p>10.71144867</text:p>
          </table:table-cell>
          <table:table-cell table:formula="of:=15.12-10*LOG10(POWER(10;[.E121]/10)-1)" office:value-type="float" office:value="4.79381701881561" calcext:value-type="float">
            <text:p>4.7938170188</text:p>
          </table:table-cell>
          <table:table-cell table:number-columns-repeated="1018"/>
        </table:table-row>
        <table:table-row table:style-name="ro2">
          <table:table-cell office:value-type="float" office:value="26086956.52" calcext:value-type="float">
            <text:p>26086956.52</text:p>
          </table:table-cell>
          <table:table-cell table:formula="of:=[.A122]/1000000" office:value-type="float" office:value="26.08695652" calcext:value-type="float">
            <text:p>26.08695652</text:p>
          </table:table-cell>
          <table:table-cell office:value-type="float" office:value="-75.16249084" calcext:value-type="float">
            <text:p>-75.16249084</text:p>
          </table:table-cell>
          <table:table-cell office:value-type="float" office:value="-64.2201004" calcext:value-type="float">
            <text:p>-64.2201004</text:p>
          </table:table-cell>
          <table:table-cell table:formula="of:=[.D122]-[.C122]" office:value-type="float" office:value="10.94239044" calcext:value-type="float">
            <text:p>10.94239044</text:p>
          </table:table-cell>
          <table:table-cell table:formula="of:=15.12-10*LOG10(POWER(10;[.E122]/10)-1)" office:value-type="float" office:value="4.54206165015704" calcext:value-type="float">
            <text:p>4.5420616502</text:p>
          </table:table-cell>
          <table:table-cell table:number-columns-repeated="1018"/>
        </table:table-row>
        <table:table-row table:style-name="ro2">
          <table:table-cell office:value-type="float" office:value="26304347.83" calcext:value-type="float">
            <text:p>26304347.83</text:p>
          </table:table-cell>
          <table:table-cell table:formula="of:=[.A123]/1000000" office:value-type="float" office:value="26.30434783" calcext:value-type="float">
            <text:p>26.30434783</text:p>
          </table:table-cell>
          <table:table-cell office:value-type="float" office:value="-74.81100464" calcext:value-type="float">
            <text:p>-74.81100464</text:p>
          </table:table-cell>
          <table:table-cell office:value-type="float" office:value="-64.3344574" calcext:value-type="float">
            <text:p>-64.3344574</text:p>
          </table:table-cell>
          <table:table-cell table:formula="of:=[.D123]-[.C123]" office:value-type="float" office:value="10.47654724" calcext:value-type="float">
            <text:p>10.47654724</text:p>
          </table:table-cell>
          <table:table-cell table:formula="of:=15.12-10*LOG10(POWER(10;[.E123]/10)-1)" office:value-type="float" office:value="5.05116694810646" calcext:value-type="float">
            <text:p>5.0511669481</text:p>
          </table:table-cell>
          <table:table-cell table:number-columns-repeated="1018"/>
        </table:table-row>
        <table:table-row table:style-name="ro2">
          <table:table-cell office:value-type="float" office:value="26521739.13" calcext:value-type="float">
            <text:p>26521739.13</text:p>
          </table:table-cell>
          <table:table-cell table:formula="of:=[.A124]/1000000" office:value-type="float" office:value="26.52173913" calcext:value-type="float">
            <text:p>26.52173913</text:p>
          </table:table-cell>
          <table:table-cell office:value-type="float" office:value="-74.73356628" calcext:value-type="float">
            <text:p>-74.73356628</text:p>
          </table:table-cell>
          <table:table-cell office:value-type="float" office:value="-64.1029129" calcext:value-type="float">
            <text:p>-64.1029129</text:p>
          </table:table-cell>
          <table:table-cell table:formula="of:=[.D124]-[.C124]" office:value-type="float" office:value="10.63065338" calcext:value-type="float">
            <text:p>10.63065338</text:p>
          </table:table-cell>
          <table:table-cell table:formula="of:=15.12-10*LOG10(POWER(10;[.E124]/10)-1)" office:value-type="float" office:value="4.88218398970872" calcext:value-type="float">
            <text:p>4.8821839897</text:p>
          </table:table-cell>
          <table:table-cell table:number-columns-repeated="1018"/>
        </table:table-row>
        <table:table-row table:style-name="ro2">
          <table:table-cell office:value-type="float" office:value="26739130.43" calcext:value-type="float">
            <text:p>26739130.43</text:p>
          </table:table-cell>
          <table:table-cell table:formula="of:=[.A125]/1000000" office:value-type="float" office:value="26.73913043" calcext:value-type="float">
            <text:p>26.73913043</text:p>
          </table:table-cell>
          <table:table-cell office:value-type="float" office:value="-74.84461975" calcext:value-type="float">
            <text:p>-74.84461975</text:p>
          </table:table-cell>
          <table:table-cell office:value-type="float" office:value="-64.18247986" calcext:value-type="float">
            <text:p>-64.18247986</text:p>
          </table:table-cell>
          <table:table-cell table:formula="of:=[.D125]-[.C125]" office:value-type="float" office:value="10.66213989" calcext:value-type="float">
            <text:p>10.66213989</text:p>
          </table:table-cell>
          <table:table-cell table:formula="of:=15.12-10*LOG10(POWER(10;[.E125]/10)-1)" office:value-type="float" office:value="4.84772840525642" calcext:value-type="float">
            <text:p>4.8477284053</text:p>
          </table:table-cell>
          <table:table-cell table:number-columns-repeated="1018"/>
        </table:table-row>
        <table:table-row table:style-name="ro2">
          <table:table-cell office:value-type="float" office:value="26956521.74" calcext:value-type="float">
            <text:p>26956521.74</text:p>
          </table:table-cell>
          <table:table-cell table:formula="of:=[.A126]/1000000" office:value-type="float" office:value="26.95652174" calcext:value-type="float">
            <text:p>26.95652174</text:p>
          </table:table-cell>
          <table:table-cell office:value-type="float" office:value="-74.98605347" calcext:value-type="float">
            <text:p>-74.98605347</text:p>
          </table:table-cell>
          <table:table-cell office:value-type="float" office:value="-64.21537781" calcext:value-type="float">
            <text:p>-64.21537781</text:p>
          </table:table-cell>
          <table:table-cell table:formula="of:=[.D126]-[.C126]" office:value-type="float" office:value="10.77067566" calcext:value-type="float">
            <text:p>10.77067566</text:p>
          </table:table-cell>
          <table:table-cell table:formula="of:=15.12-10*LOG10(POWER(10;[.E126]/10)-1)" office:value-type="float" office:value="4.72913658706191" calcext:value-type="float">
            <text:p>4.7291365871</text:p>
          </table:table-cell>
          <table:table-cell table:number-columns-repeated="1018"/>
        </table:table-row>
        <table:table-row table:style-name="ro2">
          <table:table-cell office:value-type="float" office:value="27173913.04" calcext:value-type="float">
            <text:p>27173913.04</text:p>
          </table:table-cell>
          <table:table-cell table:formula="of:=[.A127]/1000000" office:value-type="float" office:value="27.17391304" calcext:value-type="float">
            <text:p>27.17391304</text:p>
          </table:table-cell>
          <table:table-cell office:value-type="float" office:value="-75.10969543" calcext:value-type="float">
            <text:p>-75.10969543</text:p>
          </table:table-cell>
          <table:table-cell office:value-type="float" office:value="-64.25626373" calcext:value-type="float">
            <text:p>-64.25626373</text:p>
          </table:table-cell>
          <table:table-cell table:formula="of:=[.D127]-[.C127]" office:value-type="float" office:value="10.8534317" calcext:value-type="float">
            <text:p>10.8534317</text:p>
          </table:table-cell>
          <table:table-cell table:formula="of:=15.12-10*LOG10(POWER(10;[.E127]/10)-1)" office:value-type="float" office:value="4.63889527119768" calcext:value-type="float">
            <text:p>4.6388952712</text:p>
          </table:table-cell>
          <table:table-cell table:number-columns-repeated="1018"/>
        </table:table-row>
        <table:table-row table:style-name="ro2">
          <table:table-cell office:value-type="float" office:value="27391304.35" calcext:value-type="float">
            <text:p>27391304.35</text:p>
          </table:table-cell>
          <table:table-cell table:formula="of:=[.A128]/1000000" office:value-type="float" office:value="27.39130435" calcext:value-type="float">
            <text:p>27.39130435</text:p>
          </table:table-cell>
          <table:table-cell office:value-type="float" office:value="-74.99898529" calcext:value-type="float">
            <text:p>-74.99898529</text:p>
          </table:table-cell>
          <table:table-cell office:value-type="float" office:value="-64.12654114" calcext:value-type="float">
            <text:p>-64.12654114</text:p>
          </table:table-cell>
          <table:table-cell table:formula="of:=[.D128]-[.C128]" office:value-type="float" office:value="10.87244415" calcext:value-type="float">
            <text:p>10.87244415</text:p>
          </table:table-cell>
          <table:table-cell table:formula="of:=15.12-10*LOG10(POWER(10;[.E128]/10)-1)" office:value-type="float" office:value="4.61818499808093" calcext:value-type="float">
            <text:p>4.6181849981</text:p>
          </table:table-cell>
          <table:table-cell table:number-columns-repeated="1018"/>
        </table:table-row>
        <table:table-row table:style-name="ro2">
          <table:table-cell office:value-type="float" office:value="27608695.65" calcext:value-type="float">
            <text:p>27608695.65</text:p>
          </table:table-cell>
          <table:table-cell table:formula="of:=[.A129]/1000000" office:value-type="float" office:value="27.60869565" calcext:value-type="float">
            <text:p>27.60869565</text:p>
          </table:table-cell>
          <table:table-cell office:value-type="float" office:value="-74.88171387" calcext:value-type="float">
            <text:p>-74.88171387</text:p>
          </table:table-cell>
          <table:table-cell office:value-type="float" office:value="-63.9965744" calcext:value-type="float">
            <text:p>-63.9965744</text:p>
          </table:table-cell>
          <table:table-cell table:formula="of:=[.D129]-[.C129]" office:value-type="float" office:value="10.88513947" calcext:value-type="float">
            <text:p>10.88513947</text:p>
          </table:table-cell>
          <table:table-cell table:formula="of:=15.12-10*LOG10(POWER(10;[.E129]/10)-1)" office:value-type="float" office:value="4.60436047753506" calcext:value-type="float">
            <text:p>4.6043604775</text:p>
          </table:table-cell>
          <table:table-cell table:number-columns-repeated="1018"/>
        </table:table-row>
        <table:table-row table:style-name="ro2">
          <table:table-cell office:value-type="float" office:value="27826086.96" calcext:value-type="float">
            <text:p>27826086.96</text:p>
          </table:table-cell>
          <table:table-cell table:formula="of:=[.A130]/1000000" office:value-type="float" office:value="27.82608696" calcext:value-type="float">
            <text:p>27.82608696</text:p>
          </table:table-cell>
          <table:table-cell office:value-type="float" office:value="-74.7901535" calcext:value-type="float">
            <text:p>-74.7901535</text:p>
          </table:table-cell>
          <table:table-cell office:value-type="float" office:value="-64.0511322" calcext:value-type="float">
            <text:p>-64.0511322</text:p>
          </table:table-cell>
          <table:table-cell table:formula="of:=[.D130]-[.C130]" office:value-type="float" office:value="10.7390213" calcext:value-type="float">
            <text:p>10.7390213</text:p>
          </table:table-cell>
          <table:table-cell table:formula="of:=15.12-10*LOG10(POWER(10;[.E130]/10)-1)" office:value-type="float" office:value="4.76369547858142" calcext:value-type="float">
            <text:p>4.7636954786</text:p>
          </table:table-cell>
          <table:table-cell table:number-columns-repeated="1018"/>
        </table:table-row>
        <table:table-row table:style-name="ro2">
          <table:table-cell office:value-type="float" office:value="28043478.26" calcext:value-type="float">
            <text:p>28043478.26</text:p>
          </table:table-cell>
          <table:table-cell table:formula="of:=[.A131]/1000000" office:value-type="float" office:value="28.04347826" calcext:value-type="float">
            <text:p>28.04347826</text:p>
          </table:table-cell>
          <table:table-cell office:value-type="float" office:value="-74.78247833" calcext:value-type="float">
            <text:p>-74.78247833</text:p>
          </table:table-cell>
          <table:table-cell office:value-type="float" office:value="-64.19047546" calcext:value-type="float">
            <text:p>-64.19047546</text:p>
          </table:table-cell>
          <table:table-cell table:formula="of:=[.D131]-[.C131]" office:value-type="float" office:value="10.59200287" calcext:value-type="float">
            <text:p>10.59200287</text:p>
          </table:table-cell>
          <table:table-cell table:formula="of:=15.12-10*LOG10(POWER(10;[.E131]/10)-1)" office:value-type="float" office:value="4.9245114810213" calcext:value-type="float">
            <text:p>4.924511481</text:p>
          </table:table-cell>
          <table:table-cell table:number-columns-repeated="1018"/>
        </table:table-row>
        <table:table-row table:style-name="ro2">
          <table:table-cell office:value-type="float" office:value="28260869.57" calcext:value-type="float">
            <text:p>28260869.57</text:p>
          </table:table-cell>
          <table:table-cell table:formula="of:=[.A132]/1000000" office:value-type="float" office:value="28.26086957" calcext:value-type="float">
            <text:p>28.26086957</text:p>
          </table:table-cell>
          <table:table-cell office:value-type="float" office:value="-75.02671814" calcext:value-type="float">
            <text:p>-75.02671814</text:p>
          </table:table-cell>
          <table:table-cell office:value-type="float" office:value="-64.0875473" calcext:value-type="float">
            <text:p>-64.0875473</text:p>
          </table:table-cell>
          <table:table-cell table:formula="of:=[.D132]-[.C132]" office:value-type="float" office:value="10.93917084" calcext:value-type="float">
            <text:p>10.93917084</text:p>
          </table:table-cell>
          <table:table-cell table:formula="of:=15.12-10*LOG10(POWER(10;[.E132]/10)-1)" office:value-type="float" office:value="4.54556320734557" calcext:value-type="float">
            <text:p>4.5455632073</text:p>
          </table:table-cell>
          <table:table-cell table:number-columns-repeated="1018"/>
        </table:table-row>
        <table:table-row table:style-name="ro2">
          <table:table-cell office:value-type="float" office:value="28478260.87" calcext:value-type="float">
            <text:p>28478260.87</text:p>
          </table:table-cell>
          <table:table-cell table:formula="of:=[.A133]/1000000" office:value-type="float" office:value="28.47826087" calcext:value-type="float">
            <text:p>28.47826087</text:p>
          </table:table-cell>
          <table:table-cell office:value-type="float" office:value="-75.03601837" calcext:value-type="float">
            <text:p>-75.03601837</text:p>
          </table:table-cell>
          <table:table-cell office:value-type="float" office:value="-64.24711609" calcext:value-type="float">
            <text:p>-64.24711609</text:p>
          </table:table-cell>
          <table:table-cell table:formula="of:=[.D133]-[.C133]" office:value-type="float" office:value="10.78890228" calcext:value-type="float">
            <text:p>10.78890228</text:p>
          </table:table-cell>
          <table:table-cell table:formula="of:=15.12-10*LOG10(POWER(10;[.E133]/10)-1)" office:value-type="float" office:value="4.70924798747989" calcext:value-type="float">
            <text:p>4.7092479875</text:p>
          </table:table-cell>
          <table:table-cell table:number-columns-repeated="1018"/>
        </table:table-row>
        <table:table-row table:style-name="ro2">
          <table:table-cell office:value-type="float" office:value="28695652.17" calcext:value-type="float">
            <text:p>28695652.17</text:p>
          </table:table-cell>
          <table:table-cell table:formula="of:=[.A134]/1000000" office:value-type="float" office:value="28.69565217" calcext:value-type="float">
            <text:p>28.69565217</text:p>
          </table:table-cell>
          <table:table-cell office:value-type="float" office:value="-74.9397583" calcext:value-type="float">
            <text:p>-74.9397583</text:p>
          </table:table-cell>
          <table:table-cell office:value-type="float" office:value="-64.21068573" calcext:value-type="float">
            <text:p>-64.21068573</text:p>
          </table:table-cell>
          <table:table-cell table:formula="of:=[.D134]-[.C134]" office:value-type="float" office:value="10.72907257" calcext:value-type="float">
            <text:p>10.72907257</text:p>
          </table:table-cell>
          <table:table-cell table:formula="of:=15.12-10*LOG10(POWER(10;[.E134]/10)-1)" office:value-type="float" office:value="4.7745618660552" calcext:value-type="float">
            <text:p>4.7745618661</text:p>
          </table:table-cell>
          <table:table-cell table:number-columns-repeated="1018"/>
        </table:table-row>
        <table:table-row table:style-name="ro2">
          <table:table-cell office:value-type="float" office:value="28913043.48" calcext:value-type="float">
            <text:p>28913043.48</text:p>
          </table:table-cell>
          <table:table-cell table:formula="of:=[.A135]/1000000" office:value-type="float" office:value="28.91304348" calcext:value-type="float">
            <text:p>28.91304348</text:p>
          </table:table-cell>
          <table:table-cell office:value-type="float" office:value="-75.15668488" calcext:value-type="float">
            <text:p>-75.15668488</text:p>
          </table:table-cell>
          <table:table-cell office:value-type="float" office:value="-64.00536346" calcext:value-type="float">
            <text:p>-64.00536346</text:p>
          </table:table-cell>
          <table:table-cell table:formula="of:=[.D135]-[.C135]" office:value-type="float" office:value="11.15132142" calcext:value-type="float">
            <text:p>11.15132142</text:p>
          </table:table-cell>
          <table:table-cell table:formula="of:=15.12-10*LOG10(POWER(10;[.E135]/10)-1)" office:value-type="float" office:value="4.31531045179949" calcext:value-type="float">
            <text:p>4.3153104518</text:p>
          </table:table-cell>
          <table:table-cell table:number-columns-repeated="1018"/>
        </table:table-row>
        <table:table-row table:style-name="ro2">
          <table:table-cell office:value-type="float" office:value="29130434.78" calcext:value-type="float">
            <text:p>29130434.78</text:p>
          </table:table-cell>
          <table:table-cell table:formula="of:=[.A136]/1000000" office:value-type="float" office:value="29.13043478" calcext:value-type="float">
            <text:p>29.13043478</text:p>
          </table:table-cell>
          <table:table-cell office:value-type="float" office:value="-74.87994385" calcext:value-type="float">
            <text:p>-74.87994385</text:p>
          </table:table-cell>
          <table:table-cell office:value-type="float" office:value="-64.23109436" calcext:value-type="float">
            <text:p>-64.23109436</text:p>
          </table:table-cell>
          <table:table-cell table:formula="of:=[.D136]-[.C136]" office:value-type="float" office:value="10.64884949" calcext:value-type="float">
            <text:p>10.64884949</text:p>
          </table:table-cell>
          <table:table-cell table:formula="of:=15.12-10*LOG10(POWER(10;[.E136]/10)-1)" office:value-type="float" office:value="4.86226917397188" calcext:value-type="float">
            <text:p>4.862269174</text:p>
          </table:table-cell>
          <table:table-cell table:number-columns-repeated="1018"/>
        </table:table-row>
        <table:table-row table:style-name="ro2">
          <table:table-cell office:value-type="float" office:value="29347826.09" calcext:value-type="float">
            <text:p>29347826.09</text:p>
          </table:table-cell>
          <table:table-cell table:formula="of:=[.A137]/1000000" office:value-type="float" office:value="29.34782609" calcext:value-type="float">
            <text:p>29.34782609</text:p>
          </table:table-cell>
          <table:table-cell office:value-type="float" office:value="-74.73290253" calcext:value-type="float">
            <text:p>-74.73290253</text:p>
          </table:table-cell>
          <table:table-cell office:value-type="float" office:value="-64.08595276" calcext:value-type="float">
            <text:p>-64.08595276</text:p>
          </table:table-cell>
          <table:table-cell table:formula="of:=[.D137]-[.C137]" office:value-type="float" office:value="10.64694977" calcext:value-type="float">
            <text:p>10.64694977</text:p>
          </table:table-cell>
          <table:table-cell table:formula="of:=15.12-10*LOG10(POWER(10;[.E137]/10)-1)" office:value-type="float" office:value="4.86434796299122" calcext:value-type="float">
            <text:p>4.864347963</text:p>
          </table:table-cell>
          <table:table-cell table:number-columns-repeated="1018"/>
        </table:table-row>
        <table:table-row table:style-name="ro2">
          <table:table-cell office:value-type="float" office:value="29565217.39" calcext:value-type="float">
            <text:p>29565217.39</text:p>
          </table:table-cell>
          <table:table-cell table:formula="of:=[.A138]/1000000" office:value-type="float" office:value="29.56521739" calcext:value-type="float">
            <text:p>29.56521739</text:p>
          </table:table-cell>
          <table:table-cell office:value-type="float" office:value="-74.80058289" calcext:value-type="float">
            <text:p>-74.80058289</text:p>
          </table:table-cell>
          <table:table-cell office:value-type="float" office:value="-64.02570343" calcext:value-type="float">
            <text:p>-64.02570343</text:p>
          </table:table-cell>
          <table:table-cell table:formula="of:=[.D138]-[.C138]" office:value-type="float" office:value="10.77487946" calcext:value-type="float">
            <text:p>10.77487946</text:p>
          </table:table-cell>
          <table:table-cell table:formula="of:=15.12-10*LOG10(POWER(10;[.E138]/10)-1)" office:value-type="float" office:value="4.72454879138804" calcext:value-type="float">
            <text:p>4.7245487914</text:p>
          </table:table-cell>
          <table:table-cell table:number-columns-repeated="1018"/>
        </table:table-row>
        <table:table-row table:style-name="ro2">
          <table:table-cell office:value-type="float" office:value="29782608.7" calcext:value-type="float">
            <text:p>29782608.7</text:p>
          </table:table-cell>
          <table:table-cell table:formula="of:=[.A139]/1000000" office:value-type="float" office:value="29.7826087" calcext:value-type="float">
            <text:p>29.7826087</text:p>
          </table:table-cell>
          <table:table-cell office:value-type="float" office:value="-74.79386139" calcext:value-type="float">
            <text:p>-74.79386139</text:p>
          </table:table-cell>
          <table:table-cell office:value-type="float" office:value="-64.13220978" calcext:value-type="float">
            <text:p>-64.13220978</text:p>
          </table:table-cell>
          <table:table-cell table:formula="of:=[.D139]-[.C139]" office:value-type="float" office:value="10.66165161" calcext:value-type="float">
            <text:p>10.66165161</text:p>
          </table:table-cell>
          <table:table-cell table:formula="of:=15.12-10*LOG10(POWER(10;[.E139]/10)-1)" office:value-type="float" office:value="4.84826254889262" calcext:value-type="float">
            <text:p>4.8482625489</text:p>
          </table:table-cell>
          <table:table-cell table:number-columns-repeated="1018"/>
        </table:table-row>
        <table:table-row table:style-name="ro2">
          <table:table-cell office:value-type="float" office:value="30000000" calcext:value-type="float">
            <text:p>30000000</text:p>
          </table:table-cell>
          <table:table-cell table:formula="of:=[.A140]/1000000" office:value-type="float" office:value="30" calcext:value-type="float">
            <text:p>30</text:p>
          </table:table-cell>
          <table:table-cell office:value-type="float" office:value="-74.64498138" calcext:value-type="float">
            <text:p>-74.64498138</text:p>
          </table:table-cell>
          <table:table-cell office:value-type="float" office:value="-64.35528564" calcext:value-type="float">
            <text:p>-64.35528564</text:p>
          </table:table-cell>
          <table:table-cell table:formula="of:=[.D140]-[.C140]" office:value-type="float" office:value="10.28969574" calcext:value-type="float">
            <text:p>10.28969574</text:p>
          </table:table-cell>
          <table:table-cell table:formula="of:=15.12-10*LOG10(POWER(10;[.E140]/10)-1)" office:value-type="float" office:value="5.25685193300713" calcext:value-type="float">
            <text:p>5.256851933</text:p>
          </table:table-cell>
          <table:table-cell table:number-columns-repeated="1018"/>
        </table:table-row>
        <table:table-row table:style-name="ro2">
          <table:table-cell office:value-type="float" office:value="30217391.3" calcext:value-type="float">
            <text:p>30217391.3</text:p>
          </table:table-cell>
          <table:table-cell table:formula="of:=[.A141]/1000000" office:value-type="float" office:value="30.2173913" calcext:value-type="float">
            <text:p>30.2173913</text:p>
          </table:table-cell>
          <table:table-cell office:value-type="float" office:value="-74.77867126" calcext:value-type="float">
            <text:p>-74.77867126</text:p>
          </table:table-cell>
          <table:table-cell office:value-type="float" office:value="-64.28220367" calcext:value-type="float">
            <text:p>-64.28220367</text:p>
          </table:table-cell>
          <table:table-cell table:formula="of:=[.D141]-[.C141]" office:value-type="float" office:value="10.49646759" calcext:value-type="float">
            <text:p>10.49646759</text:p>
          </table:table-cell>
          <table:table-cell table:formula="of:=15.12-10*LOG10(POWER(10;[.E141]/10)-1)" office:value-type="float" office:value="5.02929081707375" calcext:value-type="float">
            <text:p>5.0292908171</text:p>
          </table:table-cell>
          <table:table-cell table:number-columns-repeated="1018"/>
        </table:table-row>
        <table:table-row table:style-name="ro2">
          <table:table-cell office:value-type="float" office:value="30434782.61" calcext:value-type="float">
            <text:p>30434782.61</text:p>
          </table:table-cell>
          <table:table-cell table:formula="of:=[.A142]/1000000" office:value-type="float" office:value="30.43478261" calcext:value-type="float">
            <text:p>30.43478261</text:p>
          </table:table-cell>
          <table:table-cell office:value-type="float" office:value="-74.67179871" calcext:value-type="float">
            <text:p>-74.67179871</text:p>
          </table:table-cell>
          <table:table-cell office:value-type="float" office:value="-64.27862549" calcext:value-type="float">
            <text:p>-64.27862549</text:p>
          </table:table-cell>
          <table:table-cell table:formula="of:=[.D142]-[.C142]" office:value-type="float" office:value="10.39317322" calcext:value-type="float">
            <text:p>10.39317322</text:p>
          </table:table-cell>
          <table:table-cell table:formula="of:=15.12-10*LOG10(POWER(10;[.E142]/10)-1)" office:value-type="float" office:value="5.14283445983034" calcext:value-type="float">
            <text:p>5.1428344598</text:p>
          </table:table-cell>
          <table:table-cell table:number-columns-repeated="1018"/>
        </table:table-row>
        <table:table-row table:style-name="ro2">
          <table:table-cell office:value-type="float" office:value="30652173.91" calcext:value-type="float">
            <text:p>30652173.91</text:p>
          </table:table-cell>
          <table:table-cell table:formula="of:=[.A143]/1000000" office:value-type="float" office:value="30.65217391" calcext:value-type="float">
            <text:p>30.65217391</text:p>
          </table:table-cell>
          <table:table-cell office:value-type="float" office:value="-74.77639008" calcext:value-type="float">
            <text:p>-74.77639008</text:p>
          </table:table-cell>
          <table:table-cell office:value-type="float" office:value="-63.9835434" calcext:value-type="float">
            <text:p>-63.9835434</text:p>
          </table:table-cell>
          <table:table-cell table:formula="of:=[.D143]-[.C143]" office:value-type="float" office:value="10.79284668" calcext:value-type="float">
            <text:p>10.79284668</text:p>
          </table:table-cell>
          <table:table-cell table:formula="of:=15.12-10*LOG10(POWER(10;[.E143]/10)-1)" office:value-type="float" office:value="4.70494492114872" calcext:value-type="float">
            <text:p>4.7049449211</text:p>
          </table:table-cell>
          <table:table-cell table:number-columns-repeated="1018"/>
        </table:table-row>
        <table:table-row table:style-name="ro2">
          <table:table-cell office:value-type="float" office:value="30869565.22" calcext:value-type="float">
            <text:p>30869565.22</text:p>
          </table:table-cell>
          <table:table-cell table:formula="of:=[.A144]/1000000" office:value-type="float" office:value="30.86956522" calcext:value-type="float">
            <text:p>30.86956522</text:p>
          </table:table-cell>
          <table:table-cell office:value-type="float" office:value="-74.89933777" calcext:value-type="float">
            <text:p>-74.89933777</text:p>
          </table:table-cell>
          <table:table-cell office:value-type="float" office:value="-63.98084641" calcext:value-type="float">
            <text:p>-63.98084641</text:p>
          </table:table-cell>
          <table:table-cell table:formula="of:=[.D144]-[.C144]" office:value-type="float" office:value="10.91849136" calcext:value-type="float">
            <text:p>10.91849136</text:p>
          </table:table-cell>
          <table:table-cell table:formula="of:=15.12-10*LOG10(POWER(10;[.E144]/10)-1)" office:value-type="float" office:value="4.56805912768358" calcext:value-type="float">
            <text:p>4.5680591277</text:p>
          </table:table-cell>
          <table:table-cell table:number-columns-repeated="1018"/>
        </table:table-row>
        <table:table-row table:style-name="ro2">
          <table:table-cell office:value-type="float" office:value="31086956.52" calcext:value-type="float">
            <text:p>31086956.52</text:p>
          </table:table-cell>
          <table:table-cell table:formula="of:=[.A145]/1000000" office:value-type="float" office:value="31.08695652" calcext:value-type="float">
            <text:p>31.08695652</text:p>
          </table:table-cell>
          <table:table-cell office:value-type="float" office:value="-74.76811981" calcext:value-type="float">
            <text:p>-74.76811981</text:p>
          </table:table-cell>
          <table:table-cell office:value-type="float" office:value="-64.20365906" calcext:value-type="float">
            <text:p>-64.20365906</text:p>
          </table:table-cell>
          <table:table-cell table:formula="of:=[.D145]-[.C145]" office:value-type="float" office:value="10.56446075" calcext:value-type="float">
            <text:p>10.56446075</text:p>
          </table:table-cell>
          <table:table-cell table:formula="of:=15.12-10*LOG10(POWER(10;[.E145]/10)-1)" office:value-type="float" office:value="4.95469575697988" calcext:value-type="float">
            <text:p>4.954695757</text:p>
          </table:table-cell>
          <table:table-cell table:number-columns-repeated="1018"/>
        </table:table-row>
        <table:table-row table:style-name="ro2">
          <table:table-cell office:value-type="float" office:value="31304347.83" calcext:value-type="float">
            <text:p>31304347.83</text:p>
          </table:table-cell>
          <table:table-cell table:formula="of:=[.A146]/1000000" office:value-type="float" office:value="31.30434783" calcext:value-type="float">
            <text:p>31.30434783</text:p>
          </table:table-cell>
          <table:table-cell office:value-type="float" office:value="-74.87311554" calcext:value-type="float">
            <text:p>-74.87311554</text:p>
          </table:table-cell>
          <table:table-cell office:value-type="float" office:value="-64.05903625" calcext:value-type="float">
            <text:p>-64.05903625</text:p>
          </table:table-cell>
          <table:table-cell table:formula="of:=[.D146]-[.C146]" office:value-type="float" office:value="10.81407929" calcext:value-type="float">
            <text:p>10.81407929</text:p>
          </table:table-cell>
          <table:table-cell table:formula="of:=15.12-10*LOG10(POWER(10;[.E146]/10)-1)" office:value-type="float" office:value="4.68178771131776" calcext:value-type="float">
            <text:p>4.6817877113</text:p>
          </table:table-cell>
          <table:table-cell table:number-columns-repeated="1018"/>
        </table:table-row>
        <table:table-row table:style-name="ro2">
          <table:table-cell office:value-type="float" office:value="31521739.13" calcext:value-type="float">
            <text:p>31521739.13</text:p>
          </table:table-cell>
          <table:table-cell table:formula="of:=[.A147]/1000000" office:value-type="float" office:value="31.52173913" calcext:value-type="float">
            <text:p>31.52173913</text:p>
          </table:table-cell>
          <table:table-cell office:value-type="float" office:value="-74.64003754" calcext:value-type="float">
            <text:p>-74.64003754</text:p>
          </table:table-cell>
          <table:table-cell office:value-type="float" office:value="-64.11010742" calcext:value-type="float">
            <text:p>-64.11010742</text:p>
          </table:table-cell>
          <table:table-cell table:formula="of:=[.D147]-[.C147]" office:value-type="float" office:value="10.52993012" calcext:value-type="float">
            <text:p>10.52993012</text:p>
          </table:table-cell>
          <table:table-cell table:formula="of:=15.12-10*LOG10(POWER(10;[.E147]/10)-1)" office:value-type="float" office:value="4.99256501992101" calcext:value-type="float">
            <text:p>4.9925650199</text:p>
          </table:table-cell>
          <table:table-cell table:number-columns-repeated="1018"/>
        </table:table-row>
        <table:table-row table:style-name="ro2">
          <table:table-cell office:value-type="float" office:value="31739130.43" calcext:value-type="float">
            <text:p>31739130.43</text:p>
          </table:table-cell>
          <table:table-cell table:formula="of:=[.A148]/1000000" office:value-type="float" office:value="31.73913043" calcext:value-type="float">
            <text:p>31.73913043</text:p>
          </table:table-cell>
          <table:table-cell office:value-type="float" office:value="-74.93582916" calcext:value-type="float">
            <text:p>-74.93582916</text:p>
          </table:table-cell>
          <table:table-cell office:value-type="float" office:value="-63.99311066" calcext:value-type="float">
            <text:p>-63.99311066</text:p>
          </table:table-cell>
          <table:table-cell table:formula="of:=[.D148]-[.C148]" office:value-type="float" office:value="10.9427185" calcext:value-type="float">
            <text:p>10.9427185</text:p>
          </table:table-cell>
          <table:table-cell table:formula="of:=15.12-10*LOG10(POWER(10;[.E148]/10)-1)" office:value-type="float" office:value="4.54170487298917" calcext:value-type="float">
            <text:p>4.541704873</text:p>
          </table:table-cell>
          <table:table-cell table:number-columns-repeated="1018"/>
        </table:table-row>
        <table:table-row table:style-name="ro2">
          <table:table-cell office:value-type="float" office:value="31956521.74" calcext:value-type="float">
            <text:p>31956521.74</text:p>
          </table:table-cell>
          <table:table-cell table:formula="of:=[.A149]/1000000" office:value-type="float" office:value="31.95652174" calcext:value-type="float">
            <text:p>31.95652174</text:p>
          </table:table-cell>
          <table:table-cell office:value-type="float" office:value="-74.61646271" calcext:value-type="float">
            <text:p>-74.61646271</text:p>
          </table:table-cell>
          <table:table-cell office:value-type="float" office:value="-63.92526245" calcext:value-type="float">
            <text:p>-63.92526245</text:p>
          </table:table-cell>
          <table:table-cell table:formula="of:=[.D149]-[.C149]" office:value-type="float" office:value="10.69120026" calcext:value-type="float">
            <text:p>10.69120026</text:p>
          </table:table-cell>
          <table:table-cell table:formula="of:=15.12-10*LOG10(POWER(10;[.E149]/10)-1)" office:value-type="float" office:value="4.81594855574825" calcext:value-type="float">
            <text:p>4.8159485557</text:p>
          </table:table-cell>
          <table:table-cell table:number-columns-repeated="1018"/>
        </table:table-row>
        <table:table-row table:style-name="ro2">
          <table:table-cell office:value-type="float" office:value="32173913.04" calcext:value-type="float">
            <text:p>32173913.04</text:p>
          </table:table-cell>
          <table:table-cell table:formula="of:=[.A150]/1000000" office:value-type="float" office:value="32.17391304" calcext:value-type="float">
            <text:p>32.17391304</text:p>
          </table:table-cell>
          <table:table-cell office:value-type="float" office:value="-74.94195557" calcext:value-type="float">
            <text:p>-74.94195557</text:p>
          </table:table-cell>
          <table:table-cell office:value-type="float" office:value="-63.90156937" calcext:value-type="float">
            <text:p>-63.90156937</text:p>
          </table:table-cell>
          <table:table-cell table:formula="of:=[.D150]-[.C150]" office:value-type="float" office:value="11.0403862" calcext:value-type="float">
            <text:p>11.0403862</text:p>
          </table:table-cell>
          <table:table-cell table:formula="of:=15.12-10*LOG10(POWER(10;[.E150]/10)-1)" office:value-type="float" office:value="4.43559168260773" calcext:value-type="float">
            <text:p>4.4355916826</text:p>
          </table:table-cell>
          <table:table-cell table:number-columns-repeated="1018"/>
        </table:table-row>
        <table:table-row table:style-name="ro2">
          <table:table-cell office:value-type="float" office:value="32391304.35" calcext:value-type="float">
            <text:p>32391304.35</text:p>
          </table:table-cell>
          <table:table-cell table:formula="of:=[.A151]/1000000" office:value-type="float" office:value="32.39130435" calcext:value-type="float">
            <text:p>32.39130435</text:p>
          </table:table-cell>
          <table:table-cell office:value-type="float" office:value="-75.10417938" calcext:value-type="float">
            <text:p>-75.10417938</text:p>
          </table:table-cell>
          <table:table-cell office:value-type="float" office:value="-64.2824707" calcext:value-type="float">
            <text:p>-64.2824707</text:p>
          </table:table-cell>
          <table:table-cell table:formula="of:=[.D151]-[.C151]" office:value-type="float" office:value="10.82170868" calcext:value-type="float">
            <text:p>10.82170868</text:p>
          </table:table-cell>
          <table:table-cell table:formula="of:=15.12-10*LOG10(POWER(10;[.E151]/10)-1)" office:value-type="float" office:value="4.6734692681714" calcext:value-type="float">
            <text:p>4.6734692682</text:p>
          </table:table-cell>
          <table:table-cell table:number-columns-repeated="1018"/>
        </table:table-row>
        <table:table-row table:style-name="ro2">
          <table:table-cell office:value-type="float" office:value="32608695.65" calcext:value-type="float">
            <text:p>32608695.65</text:p>
          </table:table-cell>
          <table:table-cell table:formula="of:=[.A152]/1000000" office:value-type="float" office:value="32.60869565" calcext:value-type="float">
            <text:p>32.60869565</text:p>
          </table:table-cell>
          <table:table-cell office:value-type="float" office:value="-74.88896942" calcext:value-type="float">
            <text:p>-74.88896942</text:p>
          </table:table-cell>
          <table:table-cell office:value-type="float" office:value="-64.289711" calcext:value-type="float">
            <text:p>-64.289711</text:p>
          </table:table-cell>
          <table:table-cell table:formula="of:=[.D152]-[.C152]" office:value-type="float" office:value="10.59925842" calcext:value-type="float">
            <text:p>10.59925842</text:p>
          </table:table-cell>
          <table:table-cell table:formula="of:=15.12-10*LOG10(POWER(10;[.E152]/10)-1)" office:value-type="float" office:value="4.91656294558014" calcext:value-type="float">
            <text:p>4.9165629456</text:p>
          </table:table-cell>
          <table:table-cell table:number-columns-repeated="1018"/>
        </table:table-row>
        <table:table-row table:style-name="ro2">
          <table:table-cell office:value-type="float" office:value="32826086.96" calcext:value-type="float">
            <text:p>32826086.96</text:p>
          </table:table-cell>
          <table:table-cell table:formula="of:=[.A153]/1000000" office:value-type="float" office:value="32.82608696" calcext:value-type="float">
            <text:p>32.82608696</text:p>
          </table:table-cell>
          <table:table-cell office:value-type="float" office:value="-75.05574799" calcext:value-type="float">
            <text:p>-75.05574799</text:p>
          </table:table-cell>
          <table:table-cell office:value-type="float" office:value="-64.25352478" calcext:value-type="float">
            <text:p>-64.25352478</text:p>
          </table:table-cell>
          <table:table-cell table:formula="of:=[.D153]-[.C153]" office:value-type="float" office:value="10.80222321" calcext:value-type="float">
            <text:p>10.80222321</text:p>
          </table:table-cell>
          <table:table-cell table:formula="of:=15.12-10*LOG10(POWER(10;[.E153]/10)-1)" office:value-type="float" office:value="4.69471720345245" calcext:value-type="float">
            <text:p>4.6947172035</text:p>
          </table:table-cell>
          <table:table-cell table:number-columns-repeated="1018"/>
        </table:table-row>
        <table:table-row table:style-name="ro2">
          <table:table-cell office:value-type="float" office:value="33043478.26" calcext:value-type="float">
            <text:p>33043478.26</text:p>
          </table:table-cell>
          <table:table-cell table:formula="of:=[.A154]/1000000" office:value-type="float" office:value="33.04347826" calcext:value-type="float">
            <text:p>33.04347826</text:p>
          </table:table-cell>
          <table:table-cell office:value-type="float" office:value="-74.76361847" calcext:value-type="float">
            <text:p>-74.76361847</text:p>
          </table:table-cell>
          <table:table-cell office:value-type="float" office:value="-64.16029358" calcext:value-type="float">
            <text:p>-64.16029358</text:p>
          </table:table-cell>
          <table:table-cell table:formula="of:=[.D154]-[.C154]" office:value-type="float" office:value="10.60332489" calcext:value-type="float">
            <text:p>10.60332489</text:p>
          </table:table-cell>
          <table:table-cell table:formula="of:=15.12-10*LOG10(POWER(10;[.E154]/10)-1)" office:value-type="float" office:value="4.91210863685774" calcext:value-type="float">
            <text:p>4.9121086369</text:p>
          </table:table-cell>
          <table:table-cell table:number-columns-repeated="1018"/>
        </table:table-row>
        <table:table-row table:style-name="ro2">
          <table:table-cell office:value-type="float" office:value="33260869.57" calcext:value-type="float">
            <text:p>33260869.57</text:p>
          </table:table-cell>
          <table:table-cell table:formula="of:=[.A155]/1000000" office:value-type="float" office:value="33.26086957" calcext:value-type="float">
            <text:p>33.26086957</text:p>
          </table:table-cell>
          <table:table-cell office:value-type="float" office:value="-74.81978607" calcext:value-type="float">
            <text:p>-74.81978607</text:p>
          </table:table-cell>
          <table:table-cell office:value-type="float" office:value="-64.02172089" calcext:value-type="float">
            <text:p>-64.02172089</text:p>
          </table:table-cell>
          <table:table-cell table:formula="of:=[.D155]-[.C155]" office:value-type="float" office:value="10.79806518" calcext:value-type="float">
            <text:p>10.79806518</text:p>
          </table:table-cell>
          <table:table-cell table:formula="of:=15.12-10*LOG10(POWER(10;[.E155]/10)-1)" office:value-type="float" office:value="4.69925244598848" calcext:value-type="float">
            <text:p>4.699252446</text:p>
          </table:table-cell>
          <table:table-cell table:number-columns-repeated="1018"/>
        </table:table-row>
        <table:table-row table:style-name="ro2">
          <table:table-cell office:value-type="float" office:value="33478260.87" calcext:value-type="float">
            <text:p>33478260.87</text:p>
          </table:table-cell>
          <table:table-cell table:formula="of:=[.A156]/1000000" office:value-type="float" office:value="33.47826087" calcext:value-type="float">
            <text:p>33.47826087</text:p>
          </table:table-cell>
          <table:table-cell office:value-type="float" office:value="-74.95257568" calcext:value-type="float">
            <text:p>-74.95257568</text:p>
          </table:table-cell>
          <table:table-cell office:value-type="float" office:value="-64.1255722" calcext:value-type="float">
            <text:p>-64.1255722</text:p>
          </table:table-cell>
          <table:table-cell table:formula="of:=[.D156]-[.C156]" office:value-type="float" office:value="10.82700348" calcext:value-type="float">
            <text:p>10.82700348</text:p>
          </table:table-cell>
          <table:table-cell table:formula="of:=15.12-10*LOG10(POWER(10;[.E156]/10)-1)" office:value-type="float" office:value="4.6676970401532" calcext:value-type="float">
            <text:p>4.6676970402</text:p>
          </table:table-cell>
          <table:table-cell table:number-columns-repeated="1018"/>
        </table:table-row>
        <table:table-row table:style-name="ro2">
          <table:table-cell office:value-type="float" office:value="33695652.17" calcext:value-type="float">
            <text:p>33695652.17</text:p>
          </table:table-cell>
          <table:table-cell table:formula="of:=[.A157]/1000000" office:value-type="float" office:value="33.69565217" calcext:value-type="float">
            <text:p>33.69565217</text:p>
          </table:table-cell>
          <table:table-cell office:value-type="float" office:value="-74.99253845" calcext:value-type="float">
            <text:p>-74.99253845</text:p>
          </table:table-cell>
          <table:table-cell office:value-type="float" office:value="-64.19616699" calcext:value-type="float">
            <text:p>-64.19616699</text:p>
          </table:table-cell>
          <table:table-cell table:formula="of:=[.D157]-[.C157]" office:value-type="float" office:value="10.79637146" calcext:value-type="float">
            <text:p>10.79637146</text:p>
          </table:table-cell>
          <table:table-cell table:formula="of:=15.12-10*LOG10(POWER(10;[.E157]/10)-1)" office:value-type="float" office:value="4.70109993160626" calcext:value-type="float">
            <text:p>4.7010999316</text:p>
          </table:table-cell>
          <table:table-cell table:number-columns-repeated="1018"/>
        </table:table-row>
        <table:table-row table:style-name="ro2">
          <table:table-cell office:value-type="float" office:value="33913043.48" calcext:value-type="float">
            <text:p>33913043.48</text:p>
          </table:table-cell>
          <table:table-cell table:formula="of:=[.A158]/1000000" office:value-type="float" office:value="33.91304348" calcext:value-type="float">
            <text:p>33.91304348</text:p>
          </table:table-cell>
          <table:table-cell office:value-type="float" office:value="-74.99848938" calcext:value-type="float">
            <text:p>-74.99848938</text:p>
          </table:table-cell>
          <table:table-cell office:value-type="float" office:value="-64.25237274" calcext:value-type="float">
            <text:p>-64.25237274</text:p>
          </table:table-cell>
          <table:table-cell table:formula="of:=[.D158]-[.C158]" office:value-type="float" office:value="10.74611664" calcext:value-type="float">
            <text:p>10.74611664</text:p>
          </table:table-cell>
          <table:table-cell table:formula="of:=15.12-10*LOG10(POWER(10;[.E158]/10)-1)" office:value-type="float" office:value="4.7559470751187" calcext:value-type="float">
            <text:p>4.7559470751</text:p>
          </table:table-cell>
          <table:table-cell table:number-columns-repeated="1018"/>
        </table:table-row>
        <table:table-row table:style-name="ro2">
          <table:table-cell office:value-type="float" office:value="34130434.78" calcext:value-type="float">
            <text:p>34130434.78</text:p>
          </table:table-cell>
          <table:table-cell table:formula="of:=[.A159]/1000000" office:value-type="float" office:value="34.13043478" calcext:value-type="float">
            <text:p>34.13043478</text:p>
          </table:table-cell>
          <table:table-cell office:value-type="float" office:value="-75.04120636" calcext:value-type="float">
            <text:p>-75.04120636</text:p>
          </table:table-cell>
          <table:table-cell office:value-type="float" office:value="-64.05670166" calcext:value-type="float">
            <text:p>-64.05670166</text:p>
          </table:table-cell>
          <table:table-cell table:formula="of:=[.D159]-[.C159]" office:value-type="float" office:value="10.9845047" calcext:value-type="float">
            <text:p>10.9845047</text:p>
          </table:table-cell>
          <table:table-cell table:formula="of:=15.12-10*LOG10(POWER(10;[.E159]/10)-1)" office:value-type="float" office:value="4.49628007740084" calcext:value-type="float">
            <text:p>4.4962800774</text:p>
          </table:table-cell>
          <table:table-cell table:number-columns-repeated="1018"/>
        </table:table-row>
        <table:table-row table:style-name="ro2">
          <table:table-cell office:value-type="float" office:value="34347826.09" calcext:value-type="float">
            <text:p>34347826.09</text:p>
          </table:table-cell>
          <table:table-cell table:formula="of:=[.A160]/1000000" office:value-type="float" office:value="34.34782609" calcext:value-type="float">
            <text:p>34.34782609</text:p>
          </table:table-cell>
          <table:table-cell office:value-type="float" office:value="-74.85307312" calcext:value-type="float">
            <text:p>-74.85307312</text:p>
          </table:table-cell>
          <table:table-cell office:value-type="float" office:value="-64.30054474" calcext:value-type="float">
            <text:p>-64.30054474</text:p>
          </table:table-cell>
          <table:table-cell table:formula="of:=[.D160]-[.C160]" office:value-type="float" office:value="10.55252838" calcext:value-type="float">
            <text:p>10.55252838</text:p>
          </table:table-cell>
          <table:table-cell table:formula="of:=15.12-10*LOG10(POWER(10;[.E160]/10)-1)" office:value-type="float" office:value="4.96777853145191" calcext:value-type="float">
            <text:p>4.9677785315</text:p>
          </table:table-cell>
          <table:table-cell table:number-columns-repeated="1018"/>
        </table:table-row>
        <table:table-row table:style-name="ro2">
          <table:table-cell office:value-type="float" office:value="34565217.39" calcext:value-type="float">
            <text:p>34565217.39</text:p>
          </table:table-cell>
          <table:table-cell table:formula="of:=[.A161]/1000000" office:value-type="float" office:value="34.56521739" calcext:value-type="float">
            <text:p>34.56521739</text:p>
          </table:table-cell>
          <table:table-cell office:value-type="float" office:value="-74.91560364" calcext:value-type="float">
            <text:p>-74.91560364</text:p>
          </table:table-cell>
          <table:table-cell office:value-type="float" office:value="-64.1411972" calcext:value-type="float">
            <text:p>-64.1411972</text:p>
          </table:table-cell>
          <table:table-cell table:formula="of:=[.D161]-[.C161]" office:value-type="float" office:value="10.77440644" calcext:value-type="float">
            <text:p>10.77440644</text:p>
          </table:table-cell>
          <table:table-cell table:formula="of:=15.12-10*LOG10(POWER(10;[.E161]/10)-1)" office:value-type="float" office:value="4.72506499909975" calcext:value-type="float">
            <text:p>4.7250649991</text:p>
          </table:table-cell>
          <table:table-cell table:number-columns-repeated="1018"/>
        </table:table-row>
        <table:table-row table:style-name="ro2">
          <table:table-cell office:value-type="float" office:value="34782608.7" calcext:value-type="float">
            <text:p>34782608.7</text:p>
          </table:table-cell>
          <table:table-cell table:formula="of:=[.A162]/1000000" office:value-type="float" office:value="34.7826087" calcext:value-type="float">
            <text:p>34.7826087</text:p>
          </table:table-cell>
          <table:table-cell office:value-type="float" office:value="-74.96870422" calcext:value-type="float">
            <text:p>-74.96870422</text:p>
          </table:table-cell>
          <table:table-cell office:value-type="float" office:value="-64.14465332" calcext:value-type="float">
            <text:p>-64.14465332</text:p>
          </table:table-cell>
          <table:table-cell table:formula="of:=[.D162]-[.C162]" office:value-type="float" office:value="10.8240509" calcext:value-type="float">
            <text:p>10.8240509</text:p>
          </table:table-cell>
          <table:table-cell table:formula="of:=15.12-10*LOG10(POWER(10;[.E162]/10)-1)" office:value-type="float" office:value="4.67091577373962" calcext:value-type="float">
            <text:p>4.6709157737</text:p>
          </table:table-cell>
          <table:table-cell table:number-columns-repeated="1018"/>
        </table:table-row>
        <table:table-row table:style-name="ro2">
          <table:table-cell office:value-type="float" office:value="35000000" calcext:value-type="float">
            <text:p>35000000</text:p>
          </table:table-cell>
          <table:table-cell table:formula="of:=[.A163]/1000000" office:value-type="float" office:value="35" calcext:value-type="float">
            <text:p>35</text:p>
          </table:table-cell>
          <table:table-cell office:value-type="float" office:value="-74.72984314" calcext:value-type="float">
            <text:p>-74.72984314</text:p>
          </table:table-cell>
          <table:table-cell office:value-type="float" office:value="-64.21887207" calcext:value-type="float">
            <text:p>-64.21887207</text:p>
          </table:table-cell>
          <table:table-cell table:formula="of:=[.D163]-[.C163]" office:value-type="float" office:value="10.51097107" calcext:value-type="float">
            <text:p>10.51097107</text:p>
          </table:table-cell>
          <table:table-cell table:formula="of:=15.12-10*LOG10(POWER(10;[.E163]/10)-1)" office:value-type="float" office:value="5.01336956819313" calcext:value-type="float">
            <text:p>5.0133695682</text:p>
          </table:table-cell>
          <table:table-cell table:number-columns-repeated="1018"/>
        </table:table-row>
        <table:table-row table:style-name="ro2">
          <table:table-cell office:value-type="float" office:value="35217391.3" calcext:value-type="float">
            <text:p>35217391.3</text:p>
          </table:table-cell>
          <table:table-cell table:formula="of:=[.A164]/1000000" office:value-type="float" office:value="35.2173913" calcext:value-type="float">
            <text:p>35.2173913</text:p>
          </table:table-cell>
          <table:table-cell office:value-type="float" office:value="-74.93263245" calcext:value-type="float">
            <text:p>-74.93263245</text:p>
          </table:table-cell>
          <table:table-cell office:value-type="float" office:value="-64.24980164" calcext:value-type="float">
            <text:p>-64.24980164</text:p>
          </table:table-cell>
          <table:table-cell table:formula="of:=[.D164]-[.C164]" office:value-type="float" office:value="10.68283081" calcext:value-type="float">
            <text:p>10.68283081</text:p>
          </table:table-cell>
          <table:table-cell table:formula="of:=15.12-10*LOG10(POWER(10;[.E164]/10)-1)" office:value-type="float" office:value="4.8250991826129" calcext:value-type="float">
            <text:p>4.8250991826</text:p>
          </table:table-cell>
          <table:table-cell table:number-columns-repeated="1018"/>
        </table:table-row>
        <table:table-row table:style-name="ro2">
          <table:table-cell office:value-type="float" office:value="35434782.61" calcext:value-type="float">
            <text:p>35434782.61</text:p>
          </table:table-cell>
          <table:table-cell table:formula="of:=[.A165]/1000000" office:value-type="float" office:value="35.43478261" calcext:value-type="float">
            <text:p>35.43478261</text:p>
          </table:table-cell>
          <table:table-cell office:value-type="float" office:value="-75.00539398" calcext:value-type="float">
            <text:p>-75.00539398</text:p>
          </table:table-cell>
          <table:table-cell office:value-type="float" office:value="-64.01139069" calcext:value-type="float">
            <text:p>-64.01139069</text:p>
          </table:table-cell>
          <table:table-cell table:formula="of:=[.D165]-[.C165]" office:value-type="float" office:value="10.99400329" calcext:value-type="float">
            <text:p>10.99400329</text:p>
          </table:table-cell>
          <table:table-cell table:formula="of:=15.12-10*LOG10(POWER(10;[.E165]/10)-1)" office:value-type="float" office:value="4.48595967779033" calcext:value-type="float">
            <text:p>4.4859596778</text:p>
          </table:table-cell>
          <table:table-cell table:number-columns-repeated="1018"/>
        </table:table-row>
        <table:table-row table:style-name="ro2">
          <table:table-cell office:value-type="float" office:value="35652173.91" calcext:value-type="float">
            <text:p>35652173.91</text:p>
          </table:table-cell>
          <table:table-cell table:formula="of:=[.A166]/1000000" office:value-type="float" office:value="35.65217391" calcext:value-type="float">
            <text:p>35.65217391</text:p>
          </table:table-cell>
          <table:table-cell office:value-type="float" office:value="-75.22889709" calcext:value-type="float">
            <text:p>-75.22889709</text:p>
          </table:table-cell>
          <table:table-cell office:value-type="float" office:value="-64.30021667" calcext:value-type="float">
            <text:p>-64.30021667</text:p>
          </table:table-cell>
          <table:table-cell table:formula="of:=[.D166]-[.C166]" office:value-type="float" office:value="10.92868042" calcext:value-type="float">
            <text:p>10.92868042</text:p>
          </table:table-cell>
          <table:table-cell table:formula="of:=15.12-10*LOG10(POWER(10;[.E166]/10)-1)" office:value-type="float" office:value="4.55697390703377" calcext:value-type="float">
            <text:p>4.556973907</text:p>
          </table:table-cell>
          <table:table-cell table:number-columns-repeated="1018"/>
        </table:table-row>
        <table:table-row table:style-name="ro2">
          <table:table-cell office:value-type="float" office:value="35869565.22" calcext:value-type="float">
            <text:p>35869565.22</text:p>
          </table:table-cell>
          <table:table-cell table:formula="of:=[.A167]/1000000" office:value-type="float" office:value="35.86956522" calcext:value-type="float">
            <text:p>35.86956522</text:p>
          </table:table-cell>
          <table:table-cell office:value-type="float" office:value="-75.22747803" calcext:value-type="float">
            <text:p>-75.22747803</text:p>
          </table:table-cell>
          <table:table-cell office:value-type="float" office:value="-64.3782959" calcext:value-type="float">
            <text:p>-64.3782959</text:p>
          </table:table-cell>
          <table:table-cell table:formula="of:=[.D167]-[.C167]" office:value-type="float" office:value="10.84918213" calcext:value-type="float">
            <text:p>10.84918213</text:p>
          </table:table-cell>
          <table:table-cell table:formula="of:=15.12-10*LOG10(POWER(10;[.E167]/10)-1)" office:value-type="float" office:value="4.6435254387931" calcext:value-type="float">
            <text:p>4.6435254388</text:p>
          </table:table-cell>
          <table:table-cell table:number-columns-repeated="1018"/>
        </table:table-row>
        <table:table-row table:style-name="ro2">
          <table:table-cell office:value-type="float" office:value="36086956.52" calcext:value-type="float">
            <text:p>36086956.52</text:p>
          </table:table-cell>
          <table:table-cell table:formula="of:=[.A168]/1000000" office:value-type="float" office:value="36.08695652" calcext:value-type="float">
            <text:p>36.08695652</text:p>
          </table:table-cell>
          <table:table-cell office:value-type="float" office:value="-75.31874847" calcext:value-type="float">
            <text:p>-75.31874847</text:p>
          </table:table-cell>
          <table:table-cell office:value-type="float" office:value="-64.2589798" calcext:value-type="float">
            <text:p>-64.2589798</text:p>
          </table:table-cell>
          <table:table-cell table:formula="of:=[.D168]-[.C168]" office:value-type="float" office:value="11.05976867" calcext:value-type="float">
            <text:p>11.05976867</text:p>
          </table:table-cell>
          <table:table-cell table:formula="of:=15.12-10*LOG10(POWER(10;[.E168]/10)-1)" office:value-type="float" office:value="4.41455756671872" calcext:value-type="float">
            <text:p>4.4145575667</text:p>
          </table:table-cell>
          <table:table-cell table:number-columns-repeated="1018"/>
        </table:table-row>
        <table:table-row table:style-name="ro2">
          <table:table-cell office:value-type="float" office:value="36304347.83" calcext:value-type="float">
            <text:p>36304347.83</text:p>
          </table:table-cell>
          <table:table-cell table:formula="of:=[.A169]/1000000" office:value-type="float" office:value="36.30434783" calcext:value-type="float">
            <text:p>36.30434783</text:p>
          </table:table-cell>
          <table:table-cell office:value-type="float" office:value="-74.960495" calcext:value-type="float">
            <text:p>-74.960495</text:p>
          </table:table-cell>
          <table:table-cell office:value-type="float" office:value="-64.29234314" calcext:value-type="float">
            <text:p>-64.29234314</text:p>
          </table:table-cell>
          <table:table-cell table:formula="of:=[.D169]-[.C169]" office:value-type="float" office:value="10.66815186" calcext:value-type="float">
            <text:p>10.66815186</text:p>
          </table:table-cell>
          <table:table-cell table:formula="of:=15.12-10*LOG10(POWER(10;[.E169]/10)-1)" office:value-type="float" office:value="4.84115219915597" calcext:value-type="float">
            <text:p>4.8411521992</text:p>
          </table:table-cell>
          <table:table-cell table:number-columns-repeated="1018"/>
        </table:table-row>
        <table:table-row table:style-name="ro2">
          <table:table-cell office:value-type="float" office:value="36521739.13" calcext:value-type="float">
            <text:p>36521739.13</text:p>
          </table:table-cell>
          <table:table-cell table:formula="of:=[.A170]/1000000" office:value-type="float" office:value="36.52173913" calcext:value-type="float">
            <text:p>36.52173913</text:p>
          </table:table-cell>
          <table:table-cell office:value-type="float" office:value="-74.94078064" calcext:value-type="float">
            <text:p>-74.94078064</text:p>
          </table:table-cell>
          <table:table-cell office:value-type="float" office:value="-64.23854828" calcext:value-type="float">
            <text:p>-64.23854828</text:p>
          </table:table-cell>
          <table:table-cell table:formula="of:=[.D170]-[.C170]" office:value-type="float" office:value="10.70223236" calcext:value-type="float">
            <text:p>10.70223236</text:p>
          </table:table-cell>
          <table:table-cell table:formula="of:=15.12-10*LOG10(POWER(10;[.E170]/10)-1)" office:value-type="float" office:value="4.80388926713434" calcext:value-type="float">
            <text:p>4.8038892671</text:p>
          </table:table-cell>
          <table:table-cell table:number-columns-repeated="1018"/>
        </table:table-row>
        <table:table-row table:style-name="ro2">
          <table:table-cell office:value-type="float" office:value="36739130.43" calcext:value-type="float">
            <text:p>36739130.43</text:p>
          </table:table-cell>
          <table:table-cell table:formula="of:=[.A171]/1000000" office:value-type="float" office:value="36.73913043" calcext:value-type="float">
            <text:p>36.73913043</text:p>
          </table:table-cell>
          <table:table-cell office:value-type="float" office:value="-75.1881485" calcext:value-type="float">
            <text:p>-75.1881485</text:p>
          </table:table-cell>
          <table:table-cell office:value-type="float" office:value="-64.26138306" calcext:value-type="float">
            <text:p>-64.26138306</text:p>
          </table:table-cell>
          <table:table-cell table:formula="of:=[.D171]-[.C171]" office:value-type="float" office:value="10.92676544" calcext:value-type="float">
            <text:p>10.92676544</text:p>
          </table:table-cell>
          <table:table-cell table:formula="of:=15.12-10*LOG10(POWER(10;[.E171]/10)-1)" office:value-type="float" office:value="4.55905714118902" calcext:value-type="float">
            <text:p>4.5590571412</text:p>
          </table:table-cell>
          <table:table-cell table:number-columns-repeated="1018"/>
        </table:table-row>
        <table:table-row table:style-name="ro2">
          <table:table-cell office:value-type="float" office:value="36956521.74" calcext:value-type="float">
            <text:p>36956521.74</text:p>
          </table:table-cell>
          <table:table-cell table:formula="of:=[.A172]/1000000" office:value-type="float" office:value="36.95652174" calcext:value-type="float">
            <text:p>36.95652174</text:p>
          </table:table-cell>
          <table:table-cell office:value-type="float" office:value="-75.41871643" calcext:value-type="float">
            <text:p>-75.41871643</text:p>
          </table:table-cell>
          <table:table-cell office:value-type="float" office:value="-64.30053711" calcext:value-type="float">
            <text:p>-64.30053711</text:p>
          </table:table-cell>
          <table:table-cell table:formula="of:=[.D172]-[.C172]" office:value-type="float" office:value="11.11817932" calcext:value-type="float">
            <text:p>11.11817932</text:p>
          </table:table-cell>
          <table:table-cell table:formula="of:=15.12-10*LOG10(POWER(10;[.E172]/10)-1)" office:value-type="float" office:value="4.35121763035439" calcext:value-type="float">
            <text:p>4.3512176304</text:p>
          </table:table-cell>
          <table:table-cell table:number-columns-repeated="1018"/>
        </table:table-row>
        <table:table-row table:style-name="ro2">
          <table:table-cell office:value-type="float" office:value="37173913.04" calcext:value-type="float">
            <text:p>37173913.04</text:p>
          </table:table-cell>
          <table:table-cell table:formula="of:=[.A173]/1000000" office:value-type="float" office:value="37.17391304" calcext:value-type="float">
            <text:p>37.17391304</text:p>
          </table:table-cell>
          <table:table-cell office:value-type="float" office:value="-75.26013947" calcext:value-type="float">
            <text:p>-75.26013947</text:p>
          </table:table-cell>
          <table:table-cell office:value-type="float" office:value="-64.50299072" calcext:value-type="float">
            <text:p>-64.50299072</text:p>
          </table:table-cell>
          <table:table-cell table:formula="of:=[.D173]-[.C173]" office:value-type="float" office:value="10.75714875" calcext:value-type="float">
            <text:p>10.75714875</text:p>
          </table:table-cell>
          <table:table-cell table:formula="of:=15.12-10*LOG10(POWER(10;[.E173]/10)-1)" office:value-type="float" office:value="4.74390186784553" calcext:value-type="float">
            <text:p>4.7439018678</text:p>
          </table:table-cell>
          <table:table-cell table:number-columns-repeated="1018"/>
        </table:table-row>
        <table:table-row table:style-name="ro2">
          <table:table-cell office:value-type="float" office:value="37391304.35" calcext:value-type="float">
            <text:p>37391304.35</text:p>
          </table:table-cell>
          <table:table-cell table:formula="of:=[.A174]/1000000" office:value-type="float" office:value="37.39130435" calcext:value-type="float">
            <text:p>37.39130435</text:p>
          </table:table-cell>
          <table:table-cell office:value-type="float" office:value="-75.44788361" calcext:value-type="float">
            <text:p>-75.44788361</text:p>
          </table:table-cell>
          <table:table-cell office:value-type="float" office:value="-64.22431946" calcext:value-type="float">
            <text:p>-64.22431946</text:p>
          </table:table-cell>
          <table:table-cell table:formula="of:=[.D174]-[.C174]" office:value-type="float" office:value="11.22356415" calcext:value-type="float">
            <text:p>11.22356415</text:p>
          </table:table-cell>
          <table:table-cell table:formula="of:=15.12-10*LOG10(POWER(10;[.E174]/10)-1)" office:value-type="float" office:value="4.23711904193879" calcext:value-type="float">
            <text:p>4.2371190419</text:p>
          </table:table-cell>
          <table:table-cell table:number-columns-repeated="1018"/>
        </table:table-row>
        <table:table-row table:style-name="ro2">
          <table:table-cell office:value-type="float" office:value="37608695.65" calcext:value-type="float">
            <text:p>37608695.65</text:p>
          </table:table-cell>
          <table:table-cell table:formula="of:=[.A175]/1000000" office:value-type="float" office:value="37.60869565" calcext:value-type="float">
            <text:p>37.60869565</text:p>
          </table:table-cell>
          <table:table-cell office:value-type="float" office:value="-75.53401184" calcext:value-type="float">
            <text:p>-75.53401184</text:p>
          </table:table-cell>
          <table:table-cell office:value-type="float" office:value="-64.47686005" calcext:value-type="float">
            <text:p>-64.47686005</text:p>
          </table:table-cell>
          <table:table-cell table:formula="of:=[.D175]-[.C175]" office:value-type="float" office:value="11.05715179" calcext:value-type="float">
            <text:p>11.05715179</text:p>
          </table:table-cell>
          <table:table-cell table:formula="of:=15.12-10*LOG10(POWER(10;[.E175]/10)-1)" office:value-type="float" office:value="4.41739697311846" calcext:value-type="float">
            <text:p>4.4173969731</text:p>
          </table:table-cell>
          <table:table-cell table:number-columns-repeated="1018"/>
        </table:table-row>
        <table:table-row table:style-name="ro2">
          <table:table-cell office:value-type="float" office:value="37826086.96" calcext:value-type="float">
            <text:p>37826086.96</text:p>
          </table:table-cell>
          <table:table-cell table:formula="of:=[.A176]/1000000" office:value-type="float" office:value="37.82608696" calcext:value-type="float">
            <text:p>37.82608696</text:p>
          </table:table-cell>
          <table:table-cell office:value-type="float" office:value="-75.39095306" calcext:value-type="float">
            <text:p>-75.39095306</text:p>
          </table:table-cell>
          <table:table-cell office:value-type="float" office:value="-64.49191284" calcext:value-type="float">
            <text:p>-64.49191284</text:p>
          </table:table-cell>
          <table:table-cell table:formula="of:=[.D176]-[.C176]" office:value-type="float" office:value="10.89904022" calcext:value-type="float">
            <text:p>10.89904022</text:p>
          </table:table-cell>
          <table:table-cell table:formula="of:=15.12-10*LOG10(POWER(10;[.E176]/10)-1)" office:value-type="float" office:value="4.58922742366676" calcext:value-type="float">
            <text:p>4.5892274237</text:p>
          </table:table-cell>
          <table:table-cell table:number-columns-repeated="1018"/>
        </table:table-row>
        <table:table-row table:style-name="ro2">
          <table:table-cell office:value-type="float" office:value="38043478.26" calcext:value-type="float">
            <text:p>38043478.26</text:p>
          </table:table-cell>
          <table:table-cell table:formula="of:=[.A177]/1000000" office:value-type="float" office:value="38.04347826" calcext:value-type="float">
            <text:p>38.04347826</text:p>
          </table:table-cell>
          <table:table-cell office:value-type="float" office:value="-75.50746155" calcext:value-type="float">
            <text:p>-75.50746155</text:p>
          </table:table-cell>
          <table:table-cell office:value-type="float" office:value="-64.28083801" calcext:value-type="float">
            <text:p>-64.28083801</text:p>
          </table:table-cell>
          <table:table-cell table:formula="of:=[.D177]-[.C177]" office:value-type="float" office:value="11.22662354" calcext:value-type="float">
            <text:p>11.22662354</text:p>
          </table:table-cell>
          <table:table-cell table:formula="of:=15.12-10*LOG10(POWER(10;[.E177]/10)-1)" office:value-type="float" office:value="4.2338100883006" calcext:value-type="float">
            <text:p>4.2338100883</text:p>
          </table:table-cell>
          <table:table-cell table:number-columns-repeated="1018"/>
        </table:table-row>
        <table:table-row table:style-name="ro2">
          <table:table-cell office:value-type="float" office:value="38260869.57" calcext:value-type="float">
            <text:p>38260869.57</text:p>
          </table:table-cell>
          <table:table-cell table:formula="of:=[.A178]/1000000" office:value-type="float" office:value="38.26086957" calcext:value-type="float">
            <text:p>38.26086957</text:p>
          </table:table-cell>
          <table:table-cell office:value-type="float" office:value="-75.68080139" calcext:value-type="float">
            <text:p>-75.68080139</text:p>
          </table:table-cell>
          <table:table-cell office:value-type="float" office:value="-64.60081482" calcext:value-type="float">
            <text:p>-64.60081482</text:p>
          </table:table-cell>
          <table:table-cell table:formula="of:=[.D178]-[.C178]" office:value-type="float" office:value="11.07998657" calcext:value-type="float">
            <text:p>11.07998657</text:p>
          </table:table-cell>
          <table:table-cell table:formula="of:=15.12-10*LOG10(POWER(10;[.E178]/10)-1)" office:value-type="float" office:value="4.39262533216627" calcext:value-type="float">
            <text:p>4.3926253322</text:p>
          </table:table-cell>
          <table:table-cell table:number-columns-repeated="1018"/>
        </table:table-row>
        <table:table-row table:style-name="ro2">
          <table:table-cell office:value-type="float" office:value="38478260.87" calcext:value-type="float">
            <text:p>38478260.87</text:p>
          </table:table-cell>
          <table:table-cell table:formula="of:=[.A179]/1000000" office:value-type="float" office:value="38.47826087" calcext:value-type="float">
            <text:p>38.47826087</text:p>
          </table:table-cell>
          <table:table-cell office:value-type="float" office:value="-75.31052399" calcext:value-type="float">
            <text:p>-75.31052399</text:p>
          </table:table-cell>
          <table:table-cell office:value-type="float" office:value="-64.30671692" calcext:value-type="float">
            <text:p>-64.30671692</text:p>
          </table:table-cell>
          <table:table-cell table:formula="of:=[.D179]-[.C179]" office:value-type="float" office:value="11.00380707" calcext:value-type="float">
            <text:p>11.00380707</text:p>
          </table:table-cell>
          <table:table-cell table:formula="of:=15.12-10*LOG10(POWER(10;[.E179]/10)-1)" office:value-type="float" office:value="4.47530972877428" calcext:value-type="float">
            <text:p>4.4753097288</text:p>
          </table:table-cell>
          <table:table-cell table:number-columns-repeated="1018"/>
        </table:table-row>
        <table:table-row table:style-name="ro2">
          <table:table-cell office:value-type="float" office:value="38695652.17" calcext:value-type="float">
            <text:p>38695652.17</text:p>
          </table:table-cell>
          <table:table-cell table:formula="of:=[.A180]/1000000" office:value-type="float" office:value="38.69565217" calcext:value-type="float">
            <text:p>38.69565217</text:p>
          </table:table-cell>
          <table:table-cell office:value-type="float" office:value="-75.63084412" calcext:value-type="float">
            <text:p>-75.63084412</text:p>
          </table:table-cell>
          <table:table-cell office:value-type="float" office:value="-64.45336914" calcext:value-type="float">
            <text:p>-64.45336914</text:p>
          </table:table-cell>
          <table:table-cell table:formula="of:=[.D180]-[.C180]" office:value-type="float" office:value="11.17747498" calcext:value-type="float">
            <text:p>11.17747498</text:p>
          </table:table-cell>
          <table:table-cell table:formula="of:=15.12-10*LOG10(POWER(10;[.E180]/10)-1)" office:value-type="float" office:value="4.28699095123539" calcext:value-type="float">
            <text:p>4.2869909512</text:p>
          </table:table-cell>
          <table:table-cell table:number-columns-repeated="1018"/>
        </table:table-row>
        <table:table-row table:style-name="ro2">
          <table:table-cell office:value-type="float" office:value="38913043.48" calcext:value-type="float">
            <text:p>38913043.48</text:p>
          </table:table-cell>
          <table:table-cell table:formula="of:=[.A181]/1000000" office:value-type="float" office:value="38.91304348" calcext:value-type="float">
            <text:p>38.91304348</text:p>
          </table:table-cell>
          <table:table-cell office:value-type="float" office:value="-75.48822784" calcext:value-type="float">
            <text:p>-75.48822784</text:p>
          </table:table-cell>
          <table:table-cell office:value-type="float" office:value="-64.48513794" calcext:value-type="float">
            <text:p>-64.48513794</text:p>
          </table:table-cell>
          <table:table-cell table:formula="of:=[.D181]-[.C181]" office:value-type="float" office:value="11.0030899" calcext:value-type="float">
            <text:p>11.0030899</text:p>
          </table:table-cell>
          <table:table-cell table:formula="of:=15.12-10*LOG10(POWER(10;[.E181]/10)-1)" office:value-type="float" office:value="4.47608872774796" calcext:value-type="float">
            <text:p>4.4760887277</text:p>
          </table:table-cell>
          <table:table-cell table:number-columns-repeated="1018"/>
        </table:table-row>
        <table:table-row table:style-name="ro2">
          <table:table-cell office:value-type="float" office:value="39130434.78" calcext:value-type="float">
            <text:p>39130434.78</text:p>
          </table:table-cell>
          <table:table-cell table:formula="of:=[.A182]/1000000" office:value-type="float" office:value="39.13043478" calcext:value-type="float">
            <text:p>39.13043478</text:p>
          </table:table-cell>
          <table:table-cell office:value-type="float" office:value="-75.61436462" calcext:value-type="float">
            <text:p>-75.61436462</text:p>
          </table:table-cell>
          <table:table-cell office:value-type="float" office:value="-64.68629456" calcext:value-type="float">
            <text:p>-64.68629456</text:p>
          </table:table-cell>
          <table:table-cell table:formula="of:=[.D182]-[.C182]" office:value-type="float" office:value="10.92807006" calcext:value-type="float">
            <text:p>10.92807006</text:p>
          </table:table-cell>
          <table:table-cell table:formula="of:=15.12-10*LOG10(POWER(10;[.E182]/10)-1)" office:value-type="float" office:value="4.55763788577997" calcext:value-type="float">
            <text:p>4.5576378858</text:p>
          </table:table-cell>
          <table:table-cell table:number-columns-repeated="1018"/>
        </table:table-row>
        <table:table-row table:style-name="ro2">
          <table:table-cell office:value-type="float" office:value="39347826.09" calcext:value-type="float">
            <text:p>39347826.09</text:p>
          </table:table-cell>
          <table:table-cell table:formula="of:=[.A183]/1000000" office:value-type="float" office:value="39.34782609" calcext:value-type="float">
            <text:p>39.34782609</text:p>
          </table:table-cell>
          <table:table-cell office:value-type="float" office:value="-75.5139389" calcext:value-type="float">
            <text:p>-75.5139389</text:p>
          </table:table-cell>
          <table:table-cell office:value-type="float" office:value="-64.69780731" calcext:value-type="float">
            <text:p>-64.69780731</text:p>
          </table:table-cell>
          <table:table-cell table:formula="of:=[.D183]-[.C183]" office:value-type="float" office:value="10.81613159" calcext:value-type="float">
            <text:p>10.81613159</text:p>
          </table:table-cell>
          <table:table-cell table:formula="of:=15.12-10*LOG10(POWER(10;[.E183]/10)-1)" office:value-type="float" office:value="4.67954992677191" calcext:value-type="float">
            <text:p>4.6795499268</text:p>
          </table:table-cell>
          <table:table-cell table:number-columns-repeated="1018"/>
        </table:table-row>
        <table:table-row table:style-name="ro2">
          <table:table-cell office:value-type="float" office:value="39565217.39" calcext:value-type="float">
            <text:p>39565217.39</text:p>
          </table:table-cell>
          <table:table-cell table:formula="of:=[.A184]/1000000" office:value-type="float" office:value="39.56521739" calcext:value-type="float">
            <text:p>39.56521739</text:p>
          </table:table-cell>
          <table:table-cell office:value-type="float" office:value="-75.74758148" calcext:value-type="float">
            <text:p>-75.74758148</text:p>
          </table:table-cell>
          <table:table-cell office:value-type="float" office:value="-64.70810699" calcext:value-type="float">
            <text:p>-64.70810699</text:p>
          </table:table-cell>
          <table:table-cell table:formula="of:=[.D184]-[.C184]" office:value-type="float" office:value="11.03947449" calcext:value-type="float">
            <text:p>11.03947449</text:p>
          </table:table-cell>
          <table:table-cell table:formula="of:=15.12-10*LOG10(POWER(10;[.E184]/10)-1)" office:value-type="float" office:value="4.43658127967786" calcext:value-type="float">
            <text:p>4.4365812797</text:p>
          </table:table-cell>
          <table:table-cell table:number-columns-repeated="1018"/>
        </table:table-row>
        <table:table-row table:style-name="ro2">
          <table:table-cell office:value-type="float" office:value="39782608.7" calcext:value-type="float">
            <text:p>39782608.7</text:p>
          </table:table-cell>
          <table:table-cell table:formula="of:=[.A185]/1000000" office:value-type="float" office:value="39.7826087" calcext:value-type="float">
            <text:p>39.7826087</text:p>
          </table:table-cell>
          <table:table-cell office:value-type="float" office:value="-75.91065979" calcext:value-type="float">
            <text:p>-75.91065979</text:p>
          </table:table-cell>
          <table:table-cell office:value-type="float" office:value="-64.66529846" calcext:value-type="float">
            <text:p>-64.66529846</text:p>
          </table:table-cell>
          <table:table-cell table:formula="of:=[.D185]-[.C185]" office:value-type="float" office:value="11.24536133" calcext:value-type="float">
            <text:p>11.24536133</text:p>
          </table:table-cell>
          <table:table-cell table:formula="of:=15.12-10*LOG10(POWER(10;[.E185]/10)-1)" office:value-type="float" office:value="4.21354794160223" calcext:value-type="float">
            <text:p>4.2135479416</text:p>
          </table:table-cell>
          <table:table-cell table:number-columns-repeated="1018"/>
        </table:table-row>
        <table:table-row table:style-name="ro2">
          <table:table-cell office:value-type="float" office:value="40000000" calcext:value-type="float">
            <text:p>40000000</text:p>
          </table:table-cell>
          <table:table-cell table:formula="of:=[.A186]/1000000" office:value-type="float" office:value="40" calcext:value-type="float">
            <text:p>40</text:p>
          </table:table-cell>
          <table:table-cell office:value-type="float" office:value="-75.89892578" calcext:value-type="float">
            <text:p>-75.89892578</text:p>
          </table:table-cell>
          <table:table-cell office:value-type="float" office:value="-64.61640167" calcext:value-type="float">
            <text:p>-64.61640167</text:p>
          </table:table-cell>
          <table:table-cell table:formula="of:=[.D186]-[.C186]" office:value-type="float" office:value="11.28252411" calcext:value-type="float">
            <text:p>11.28252411</text:p>
          </table:table-cell>
          <table:table-cell table:formula="of:=15.12-10*LOG10(POWER(10;[.E186]/10)-1)" office:value-type="float" office:value="4.17338284802513" calcext:value-type="float">
            <text:p>4.173382848</text:p>
          </table:table-cell>
          <table:table-cell table:number-columns-repeated="1018"/>
        </table:table-row>
        <table:table-row table:style-name="ro2">
          <table:table-cell office:value-type="float" office:value="40217391.3" calcext:value-type="float">
            <text:p>40217391.3</text:p>
          </table:table-cell>
          <table:table-cell table:formula="of:=[.A187]/1000000" office:value-type="float" office:value="40.2173913" calcext:value-type="float">
            <text:p>40.2173913</text:p>
          </table:table-cell>
          <table:table-cell office:value-type="float" office:value="-75.5331192" calcext:value-type="float">
            <text:p>-75.5331192</text:p>
          </table:table-cell>
          <table:table-cell office:value-type="float" office:value="-64.79053497" calcext:value-type="float">
            <text:p>-64.79053497</text:p>
          </table:table-cell>
          <table:table-cell table:formula="of:=[.D187]-[.C187]" office:value-type="float" office:value="10.74258423" calcext:value-type="float">
            <text:p>10.74258423</text:p>
          </table:table-cell>
          <table:table-cell table:formula="of:=15.12-10*LOG10(POWER(10;[.E187]/10)-1)" office:value-type="float" office:value="4.75980446666032" calcext:value-type="float">
            <text:p>4.7598044667</text:p>
          </table:table-cell>
          <table:table-cell table:number-columns-repeated="1018"/>
        </table:table-row>
        <table:table-row table:style-name="ro2">
          <table:table-cell office:value-type="float" office:value="40434782.61" calcext:value-type="float">
            <text:p>40434782.61</text:p>
          </table:table-cell>
          <table:table-cell table:formula="of:=[.A188]/1000000" office:value-type="float" office:value="40.43478261" calcext:value-type="float">
            <text:p>40.43478261</text:p>
          </table:table-cell>
          <table:table-cell office:value-type="float" office:value="-76.05297089" calcext:value-type="float">
            <text:p>-76.05297089</text:p>
          </table:table-cell>
          <table:table-cell office:value-type="float" office:value="-64.86800385" calcext:value-type="float">
            <text:p>-64.86800385</text:p>
          </table:table-cell>
          <table:table-cell table:formula="of:=[.D188]-[.C188]" office:value-type="float" office:value="11.18496704" calcext:value-type="float">
            <text:p>11.18496704</text:p>
          </table:table-cell>
          <table:table-cell table:formula="of:=15.12-10*LOG10(POWER(10;[.E188]/10)-1)" office:value-type="float" office:value="4.27888102437956" calcext:value-type="float">
            <text:p>4.2788810244</text:p>
          </table:table-cell>
          <table:table-cell table:number-columns-repeated="1018"/>
        </table:table-row>
        <table:table-row table:style-name="ro2">
          <table:table-cell office:value-type="float" office:value="40652173.91" calcext:value-type="float">
            <text:p>40652173.91</text:p>
          </table:table-cell>
          <table:table-cell table:formula="of:=[.A189]/1000000" office:value-type="float" office:value="40.65217391" calcext:value-type="float">
            <text:p>40.65217391</text:p>
          </table:table-cell>
          <table:table-cell office:value-type="float" office:value="-75.79703522" calcext:value-type="float">
            <text:p>-75.79703522</text:p>
          </table:table-cell>
          <table:table-cell office:value-type="float" office:value="-64.89900208" calcext:value-type="float">
            <text:p>-64.89900208</text:p>
          </table:table-cell>
          <table:table-cell table:formula="of:=[.D189]-[.C189]" office:value-type="float" office:value="10.89803314" calcext:value-type="float">
            <text:p>10.89803314</text:p>
          </table:table-cell>
          <table:table-cell table:formula="of:=15.12-10*LOG10(POWER(10;[.E189]/10)-1)" office:value-type="float" office:value="4.59032363728272" calcext:value-type="float">
            <text:p>4.5903236373</text:p>
          </table:table-cell>
          <table:table-cell table:number-columns-repeated="1018"/>
        </table:table-row>
        <table:table-row table:style-name="ro2">
          <table:table-cell office:value-type="float" office:value="40869565.22" calcext:value-type="float">
            <text:p>40869565.22</text:p>
          </table:table-cell>
          <table:table-cell table:formula="of:=[.A190]/1000000" office:value-type="float" office:value="40.86956522" calcext:value-type="float">
            <text:p>40.86956522</text:p>
          </table:table-cell>
          <table:table-cell office:value-type="float" office:value="-75.85343933" calcext:value-type="float">
            <text:p>-75.85343933</text:p>
          </table:table-cell>
          <table:table-cell office:value-type="float" office:value="-64.85600281" calcext:value-type="float">
            <text:p>-64.85600281</text:p>
          </table:table-cell>
          <table:table-cell table:formula="of:=[.D190]-[.C190]" office:value-type="float" office:value="10.99743652" calcext:value-type="float">
            <text:p>10.99743652</text:p>
          </table:table-cell>
          <table:table-cell table:formula="of:=15.12-10*LOG10(POWER(10;[.E190]/10)-1)" office:value-type="float" office:value="4.48222988791647" calcext:value-type="float">
            <text:p>4.4822298879</text:p>
          </table:table-cell>
          <table:table-cell table:number-columns-repeated="1018"/>
        </table:table-row>
        <table:table-row table:style-name="ro2">
          <table:table-cell office:value-type="float" office:value="41086956.52" calcext:value-type="float">
            <text:p>41086956.52</text:p>
          </table:table-cell>
          <table:table-cell table:formula="of:=[.A191]/1000000" office:value-type="float" office:value="41.08695652" calcext:value-type="float">
            <text:p>41.08695652</text:p>
          </table:table-cell>
          <table:table-cell office:value-type="float" office:value="-76.15264893" calcext:value-type="float">
            <text:p>-76.15264893</text:p>
          </table:table-cell>
          <table:table-cell office:value-type="float" office:value="-64.71273804" calcext:value-type="float">
            <text:p>-64.71273804</text:p>
          </table:table-cell>
          <table:table-cell table:formula="of:=[.D191]-[.C191]" office:value-type="float" office:value="11.43991089" calcext:value-type="float">
            <text:p>11.43991089</text:p>
          </table:table-cell>
          <table:table-cell table:formula="of:=15.12-10*LOG10(POWER(10;[.E191]/10)-1)" office:value-type="float" office:value="4.00358411236974" calcext:value-type="float">
            <text:p>4.0035841124</text:p>
          </table:table-cell>
          <table:table-cell table:number-columns-repeated="1018"/>
        </table:table-row>
        <table:table-row table:style-name="ro2">
          <table:table-cell office:value-type="float" office:value="41304347.83" calcext:value-type="float">
            <text:p>41304347.83</text:p>
          </table:table-cell>
          <table:table-cell table:formula="of:=[.A192]/1000000" office:value-type="float" office:value="41.30434783" calcext:value-type="float">
            <text:p>41.30434783</text:p>
          </table:table-cell>
          <table:table-cell office:value-type="float" office:value="-76.09310913" calcext:value-type="float">
            <text:p>-76.09310913</text:p>
          </table:table-cell>
          <table:table-cell office:value-type="float" office:value="-64.66358185" calcext:value-type="float">
            <text:p>-64.66358185</text:p>
          </table:table-cell>
          <table:table-cell table:formula="of:=[.D192]-[.C192]" office:value-type="float" office:value="11.42952728" calcext:value-type="float">
            <text:p>11.42952728</text:p>
          </table:table-cell>
          <table:table-cell table:formula="of:=15.12-10*LOG10(POWER(10;[.E192]/10)-1)" office:value-type="float" office:value="4.01477174128033" calcext:value-type="float">
            <text:p>4.0147717413</text:p>
          </table:table-cell>
          <table:table-cell table:number-columns-repeated="1018"/>
        </table:table-row>
        <table:table-row table:style-name="ro2">
          <table:table-cell office:value-type="float" office:value="41521739.13" calcext:value-type="float">
            <text:p>41521739.13</text:p>
          </table:table-cell>
          <table:table-cell table:formula="of:=[.A193]/1000000" office:value-type="float" office:value="41.52173913" calcext:value-type="float">
            <text:p>41.52173913</text:p>
          </table:table-cell>
          <table:table-cell office:value-type="float" office:value="-75.92241669" calcext:value-type="float">
            <text:p>-75.92241669</text:p>
          </table:table-cell>
          <table:table-cell office:value-type="float" office:value="-64.79222107" calcext:value-type="float">
            <text:p>-64.79222107</text:p>
          </table:table-cell>
          <table:table-cell table:formula="of:=[.D193]-[.C193]" office:value-type="float" office:value="11.13019562" calcext:value-type="float">
            <text:p>11.13019562</text:p>
          </table:table-cell>
          <table:table-cell table:formula="of:=15.12-10*LOG10(POWER(10;[.E193]/10)-1)" office:value-type="float" office:value="4.33819615556107" calcext:value-type="float">
            <text:p>4.3381961556</text:p>
          </table:table-cell>
          <table:table-cell table:number-columns-repeated="1018"/>
        </table:table-row>
        <table:table-row table:style-name="ro2">
          <table:table-cell office:value-type="float" office:value="41739130.43" calcext:value-type="float">
            <text:p>41739130.43</text:p>
          </table:table-cell>
          <table:table-cell table:formula="of:=[.A194]/1000000" office:value-type="float" office:value="41.73913043" calcext:value-type="float">
            <text:p>41.73913043</text:p>
          </table:table-cell>
          <table:table-cell office:value-type="float" office:value="-76.0559082" calcext:value-type="float">
            <text:p>-76.0559082</text:p>
          </table:table-cell>
          <table:table-cell office:value-type="float" office:value="-65.08765411" calcext:value-type="float">
            <text:p>-65.08765411</text:p>
          </table:table-cell>
          <table:table-cell table:formula="of:=[.D194]-[.C194]" office:value-type="float" office:value="10.96825409" calcext:value-type="float">
            <text:p>10.96825409</text:p>
          </table:table-cell>
          <table:table-cell table:formula="of:=15.12-10*LOG10(POWER(10;[.E194]/10)-1)" office:value-type="float" office:value="4.5139412130367" calcext:value-type="float">
            <text:p>4.513941213</text:p>
          </table:table-cell>
          <table:table-cell table:number-columns-repeated="1018"/>
        </table:table-row>
        <table:table-row table:style-name="ro2">
          <table:table-cell office:value-type="float" office:value="41956521.74" calcext:value-type="float">
            <text:p>41956521.74</text:p>
          </table:table-cell>
          <table:table-cell table:formula="of:=[.A195]/1000000" office:value-type="float" office:value="41.95652174" calcext:value-type="float">
            <text:p>41.95652174</text:p>
          </table:table-cell>
          <table:table-cell office:value-type="float" office:value="-76.38733673" calcext:value-type="float">
            <text:p>-76.38733673</text:p>
          </table:table-cell>
          <table:table-cell office:value-type="float" office:value="-64.71489716" calcext:value-type="float">
            <text:p>-64.71489716</text:p>
          </table:table-cell>
          <table:table-cell table:formula="of:=[.D195]-[.C195]" office:value-type="float" office:value="11.67243957" calcext:value-type="float">
            <text:p>11.67243957</text:p>
          </table:table-cell>
          <table:table-cell table:formula="of:=15.12-10*LOG10(POWER(10;[.E195]/10)-1)" office:value-type="float" office:value="3.75358167117314" calcext:value-type="float">
            <text:p>3.7535816712</text:p>
          </table:table-cell>
          <table:table-cell table:number-columns-repeated="1018"/>
        </table:table-row>
        <table:table-row table:style-name="ro2">
          <table:table-cell office:value-type="float" office:value="42173913.04" calcext:value-type="float">
            <text:p>42173913.04</text:p>
          </table:table-cell>
          <table:table-cell table:formula="of:=[.A196]/1000000" office:value-type="float" office:value="42.17391304" calcext:value-type="float">
            <text:p>42.17391304</text:p>
          </table:table-cell>
          <table:table-cell office:value-type="float" office:value="-76.08969116" calcext:value-type="float">
            <text:p>-76.08969116</text:p>
          </table:table-cell>
          <table:table-cell office:value-type="float" office:value="-65.09364319" calcext:value-type="float">
            <text:p>-65.09364319</text:p>
          </table:table-cell>
          <table:table-cell table:formula="of:=[.D196]-[.C196]" office:value-type="float" office:value="10.99604797" calcext:value-type="float">
            <text:p>10.99604797</text:p>
          </table:table-cell>
          <table:table-cell table:formula="of:=15.12-10*LOG10(POWER(10;[.E196]/10)-1)" office:value-type="float" office:value="4.48373834916819" calcext:value-type="float">
            <text:p>4.4837383492</text:p>
          </table:table-cell>
          <table:table-cell table:number-columns-repeated="1018"/>
        </table:table-row>
        <table:table-row table:style-name="ro2">
          <table:table-cell office:value-type="float" office:value="42391304.35" calcext:value-type="float">
            <text:p>42391304.35</text:p>
          </table:table-cell>
          <table:table-cell table:formula="of:=[.A197]/1000000" office:value-type="float" office:value="42.39130435" calcext:value-type="float">
            <text:p>42.39130435</text:p>
          </table:table-cell>
          <table:table-cell office:value-type="float" office:value="-76.03078461" calcext:value-type="float">
            <text:p>-76.03078461</text:p>
          </table:table-cell>
          <table:table-cell office:value-type="float" office:value="-65.00233459" calcext:value-type="float">
            <text:p>-65.00233459</text:p>
          </table:table-cell>
          <table:table-cell table:formula="of:=[.D197]-[.C197]" office:value-type="float" office:value="11.02845002" calcext:value-type="float">
            <text:p>11.02845002</text:p>
          </table:table-cell>
          <table:table-cell table:formula="of:=15.12-10*LOG10(POWER(10;[.E197]/10)-1)" office:value-type="float" office:value="4.44854897260422" calcext:value-type="float">
            <text:p>4.4485489726</text:p>
          </table:table-cell>
          <table:table-cell table:number-columns-repeated="1018"/>
        </table:table-row>
        <table:table-row table:style-name="ro2">
          <table:table-cell office:value-type="float" office:value="42608695.65" calcext:value-type="float">
            <text:p>42608695.65</text:p>
          </table:table-cell>
          <table:table-cell table:formula="of:=[.A198]/1000000" office:value-type="float" office:value="42.60869565" calcext:value-type="float">
            <text:p>42.60869565</text:p>
          </table:table-cell>
          <table:table-cell office:value-type="float" office:value="-76.19051361" calcext:value-type="float">
            <text:p>-76.19051361</text:p>
          </table:table-cell>
          <table:table-cell office:value-type="float" office:value="-65.26438904" calcext:value-type="float">
            <text:p>-65.26438904</text:p>
          </table:table-cell>
          <table:table-cell table:formula="of:=[.D198]-[.C198]" office:value-type="float" office:value="10.92612457" calcext:value-type="float">
            <text:p>10.92612457</text:p>
          </table:table-cell>
          <table:table-cell table:formula="of:=15.12-10*LOG10(POWER(10;[.E198]/10)-1)" office:value-type="float" office:value="4.55975433739725" calcext:value-type="float">
            <text:p>4.5597543374</text:p>
          </table:table-cell>
          <table:table-cell table:number-columns-repeated="1018"/>
        </table:table-row>
        <table:table-row table:style-name="ro2">
          <table:table-cell office:value-type="float" office:value="42826086.96" calcext:value-type="float">
            <text:p>42826086.96</text:p>
          </table:table-cell>
          <table:table-cell table:formula="of:=[.A199]/1000000" office:value-type="float" office:value="42.82608696" calcext:value-type="float">
            <text:p>42.82608696</text:p>
          </table:table-cell>
          <table:table-cell office:value-type="float" office:value="-76.12742615" calcext:value-type="float">
            <text:p>-76.12742615</text:p>
          </table:table-cell>
          <table:table-cell office:value-type="float" office:value="-65.2719574" calcext:value-type="float">
            <text:p>-65.2719574</text:p>
          </table:table-cell>
          <table:table-cell table:formula="of:=[.D199]-[.C199]" office:value-type="float" office:value="10.85546875" calcext:value-type="float">
            <text:p>10.85546875</text:p>
          </table:table-cell>
          <table:table-cell table:formula="of:=15.12-10*LOG10(POWER(10;[.E199]/10)-1)" office:value-type="float" office:value="4.6366759238908" calcext:value-type="float">
            <text:p>4.6366759239</text:p>
          </table:table-cell>
          <table:table-cell table:number-columns-repeated="1018"/>
        </table:table-row>
        <table:table-row table:style-name="ro2">
          <table:table-cell office:value-type="float" office:value="43043478.26" calcext:value-type="float">
            <text:p>43043478.26</text:p>
          </table:table-cell>
          <table:table-cell table:formula="of:=[.A200]/1000000" office:value-type="float" office:value="43.04347826" calcext:value-type="float">
            <text:p>43.04347826</text:p>
          </table:table-cell>
          <table:table-cell office:value-type="float" office:value="-76.38376617" calcext:value-type="float">
            <text:p>-76.38376617</text:p>
          </table:table-cell>
          <table:table-cell office:value-type="float" office:value="-65.20870972" calcext:value-type="float">
            <text:p>-65.20870972</text:p>
          </table:table-cell>
          <table:table-cell table:formula="of:=[.D200]-[.C200]" office:value-type="float" office:value="11.17505645" calcext:value-type="float">
            <text:p>11.17505645</text:p>
          </table:table-cell>
          <table:table-cell table:formula="of:=15.12-10*LOG10(POWER(10;[.E200]/10)-1)" office:value-type="float" office:value="4.28960918281088" calcext:value-type="float">
            <text:p>4.2896091828</text:p>
          </table:table-cell>
          <table:table-cell table:number-columns-repeated="1018"/>
        </table:table-row>
        <table:table-row table:style-name="ro2">
          <table:table-cell office:value-type="float" office:value="43260869.57" calcext:value-type="float">
            <text:p>43260869.57</text:p>
          </table:table-cell>
          <table:table-cell table:formula="of:=[.A201]/1000000" office:value-type="float" office:value="43.26086957" calcext:value-type="float">
            <text:p>43.26086957</text:p>
          </table:table-cell>
          <table:table-cell office:value-type="float" office:value="-76.3943634" calcext:value-type="float">
            <text:p>-76.3943634</text:p>
          </table:table-cell>
          <table:table-cell office:value-type="float" office:value="-65.08128357" calcext:value-type="float">
            <text:p>-65.08128357</text:p>
          </table:table-cell>
          <table:table-cell table:formula="of:=[.D201]-[.C201]" office:value-type="float" office:value="11.31307983" calcext:value-type="float">
            <text:p>11.31307983</text:p>
          </table:table-cell>
          <table:table-cell table:formula="of:=15.12-10*LOG10(POWER(10;[.E201]/10)-1)" office:value-type="float" office:value="4.14037929652685" calcext:value-type="float">
            <text:p>4.1403792965</text:p>
          </table:table-cell>
          <table:table-cell table:number-columns-repeated="1018"/>
        </table:table-row>
        <table:table-row table:style-name="ro2">
          <table:table-cell office:value-type="float" office:value="43478260.87" calcext:value-type="float">
            <text:p>43478260.87</text:p>
          </table:table-cell>
          <table:table-cell table:formula="of:=[.A202]/1000000" office:value-type="float" office:value="43.47826087" calcext:value-type="float">
            <text:p>43.47826087</text:p>
          </table:table-cell>
          <table:table-cell office:value-type="float" office:value="-76.40690613" calcext:value-type="float">
            <text:p>-76.40690613</text:p>
          </table:table-cell>
          <table:table-cell office:value-type="float" office:value="-65.17927551" calcext:value-type="float">
            <text:p>-65.17927551</text:p>
          </table:table-cell>
          <table:table-cell table:formula="of:=[.D202]-[.C202]" office:value-type="float" office:value="11.22763062" calcext:value-type="float">
            <text:p>11.22763062</text:p>
          </table:table-cell>
          <table:table-cell table:formula="of:=15.12-10*LOG10(POWER(10;[.E202]/10)-1)" office:value-type="float" office:value="4.23272089934622" calcext:value-type="float">
            <text:p>4.2327208993</text:p>
          </table:table-cell>
          <table:table-cell table:number-columns-repeated="1018"/>
        </table:table-row>
        <table:table-row table:style-name="ro2">
          <table:table-cell office:value-type="float" office:value="43695652.17" calcext:value-type="float">
            <text:p>43695652.17</text:p>
          </table:table-cell>
          <table:table-cell table:formula="of:=[.A203]/1000000" office:value-type="float" office:value="43.69565217" calcext:value-type="float">
            <text:p>43.69565217</text:p>
          </table:table-cell>
          <table:table-cell office:value-type="float" office:value="-76.55989838" calcext:value-type="float">
            <text:p>-76.55989838</text:p>
          </table:table-cell>
          <table:table-cell office:value-type="float" office:value="-65.3822403" calcext:value-type="float">
            <text:p>-65.3822403</text:p>
          </table:table-cell>
          <table:table-cell table:formula="of:=[.D203]-[.C203]" office:value-type="float" office:value="11.17765808" calcext:value-type="float">
            <text:p>11.17765808</text:p>
          </table:table-cell>
          <table:table-cell table:formula="of:=15.12-10*LOG10(POWER(10;[.E203]/10)-1)" office:value-type="float" office:value="4.28679273730115" calcext:value-type="float">
            <text:p>4.2867927373</text:p>
          </table:table-cell>
          <table:table-cell table:number-columns-repeated="1018"/>
        </table:table-row>
        <table:table-row table:style-name="ro2">
          <table:table-cell office:value-type="float" office:value="43913043.48" calcext:value-type="float">
            <text:p>43913043.48</text:p>
          </table:table-cell>
          <table:table-cell table:formula="of:=[.A204]/1000000" office:value-type="float" office:value="43.91304348" calcext:value-type="float">
            <text:p>43.91304348</text:p>
          </table:table-cell>
          <table:table-cell office:value-type="float" office:value="-76.55091858" calcext:value-type="float">
            <text:p>-76.55091858</text:p>
          </table:table-cell>
          <table:table-cell office:value-type="float" office:value="-65.37236023" calcext:value-type="float">
            <text:p>-65.37236023</text:p>
          </table:table-cell>
          <table:table-cell table:formula="of:=[.D204]-[.C204]" office:value-type="float" office:value="11.17855835" calcext:value-type="float">
            <text:p>11.17855835</text:p>
          </table:table-cell>
          <table:table-cell table:formula="of:=15.12-10*LOG10(POWER(10;[.E204]/10)-1)" office:value-type="float" office:value="4.28581816481863" calcext:value-type="float">
            <text:p>4.2858181648</text:p>
          </table:table-cell>
          <table:table-cell table:number-columns-repeated="1018"/>
        </table:table-row>
        <table:table-row table:style-name="ro2">
          <table:table-cell office:value-type="float" office:value="44130434.78" calcext:value-type="float">
            <text:p>44130434.78</text:p>
          </table:table-cell>
          <table:table-cell table:formula="of:=[.A205]/1000000" office:value-type="float" office:value="44.13043478" calcext:value-type="float">
            <text:p>44.13043478</text:p>
          </table:table-cell>
          <table:table-cell office:value-type="float" office:value="-76.84955597" calcext:value-type="float">
            <text:p>-76.84955597</text:p>
          </table:table-cell>
          <table:table-cell office:value-type="float" office:value="-65.29286957" calcext:value-type="float">
            <text:p>-65.29286957</text:p>
          </table:table-cell>
          <table:table-cell table:formula="of:=[.D205]-[.C205]" office:value-type="float" office:value="11.5566864" calcext:value-type="float">
            <text:p>11.5566864</text:p>
          </table:table-cell>
          <table:table-cell table:formula="of:=15.12-10*LOG10(POWER(10;[.E205]/10)-1)" office:value-type="float" office:value="3.87790759081583" calcext:value-type="float">
            <text:p>3.8779075908</text:p>
          </table:table-cell>
          <table:table-cell table:number-columns-repeated="1018"/>
        </table:table-row>
        <table:table-row table:style-name="ro2">
          <table:table-cell office:value-type="float" office:value="44347826.09" calcext:value-type="float">
            <text:p>44347826.09</text:p>
          </table:table-cell>
          <table:table-cell table:formula="of:=[.A206]/1000000" office:value-type="float" office:value="44.34782609" calcext:value-type="float">
            <text:p>44.34782609</text:p>
          </table:table-cell>
          <table:table-cell office:value-type="float" office:value="-76.72579193" calcext:value-type="float">
            <text:p>-76.72579193</text:p>
          </table:table-cell>
          <table:table-cell office:value-type="float" office:value="-65.30142212" calcext:value-type="float">
            <text:p>-65.30142212</text:p>
          </table:table-cell>
          <table:table-cell table:formula="of:=[.D206]-[.C206]" office:value-type="float" office:value="11.42436981" calcext:value-type="float">
            <text:p>11.42436981</text:p>
          </table:table-cell>
          <table:table-cell table:formula="of:=15.12-10*LOG10(POWER(10;[.E206]/10)-1)" office:value-type="float" office:value="4.02032933268936" calcext:value-type="float">
            <text:p>4.0203293327</text:p>
          </table:table-cell>
          <table:table-cell table:number-columns-repeated="1018"/>
        </table:table-row>
        <table:table-row table:style-name="ro2">
          <table:table-cell office:value-type="float" office:value="44565217.39" calcext:value-type="float">
            <text:p>44565217.39</text:p>
          </table:table-cell>
          <table:table-cell table:formula="of:=[.A207]/1000000" office:value-type="float" office:value="44.56521739" calcext:value-type="float">
            <text:p>44.56521739</text:p>
          </table:table-cell>
          <table:table-cell office:value-type="float" office:value="-76.90139771" calcext:value-type="float">
            <text:p>-76.90139771</text:p>
          </table:table-cell>
          <table:table-cell office:value-type="float" office:value="-65.29016113" calcext:value-type="float">
            <text:p>-65.29016113</text:p>
          </table:table-cell>
          <table:table-cell table:formula="of:=[.D207]-[.C207]" office:value-type="float" office:value="11.61123658" calcext:value-type="float">
            <text:p>11.61123658</text:p>
          </table:table-cell>
          <table:table-cell table:formula="of:=15.12-10*LOG10(POWER(10;[.E207]/10)-1)" office:value-type="float" office:value="3.81928680782887" calcext:value-type="float">
            <text:p>3.8192868078</text:p>
          </table:table-cell>
          <table:table-cell table:number-columns-repeated="1018"/>
        </table:table-row>
        <table:table-row table:style-name="ro2">
          <table:table-cell office:value-type="float" office:value="44782608.7" calcext:value-type="float">
            <text:p>44782608.7</text:p>
          </table:table-cell>
          <table:table-cell table:formula="of:=[.A208]/1000000" office:value-type="float" office:value="44.7826087" calcext:value-type="float">
            <text:p>44.7826087</text:p>
          </table:table-cell>
          <table:table-cell office:value-type="float" office:value="-76.71944427" calcext:value-type="float">
            <text:p>-76.71944427</text:p>
          </table:table-cell>
          <table:table-cell office:value-type="float" office:value="-65.4553299" calcext:value-type="float">
            <text:p>-65.4553299</text:p>
          </table:table-cell>
          <table:table-cell table:formula="of:=[.D208]-[.C208]" office:value-type="float" office:value="11.26411437" calcext:value-type="float">
            <text:p>11.26411437</text:p>
          </table:table-cell>
          <table:table-cell table:formula="of:=15.12-10*LOG10(POWER(10;[.E208]/10)-1)" office:value-type="float" office:value="4.19327640706952" calcext:value-type="float">
            <text:p>4.1932764071</text:p>
          </table:table-cell>
          <table:table-cell table:number-columns-repeated="1018"/>
        </table:table-row>
        <table:table-row table:style-name="ro2">
          <table:table-cell office:value-type="float" office:value="45000000" calcext:value-type="float">
            <text:p>45000000</text:p>
          </table:table-cell>
          <table:table-cell table:formula="of:=[.A209]/1000000" office:value-type="float" office:value="45" calcext:value-type="float">
            <text:p>45</text:p>
          </table:table-cell>
          <table:table-cell office:value-type="float" office:value="-76.96226501" calcext:value-type="float">
            <text:p>-76.96226501</text:p>
          </table:table-cell>
          <table:table-cell office:value-type="float" office:value="-65.62431335" calcext:value-type="float">
            <text:p>-65.62431335</text:p>
          </table:table-cell>
          <table:table-cell table:formula="of:=[.D209]-[.C209]" office:value-type="float" office:value="11.33795166" calcext:value-type="float">
            <text:p>11.33795166</text:p>
          </table:table-cell>
          <table:table-cell table:formula="of:=15.12-10*LOG10(POWER(10;[.E209]/10)-1)" office:value-type="float" office:value="4.11352865820506" calcext:value-type="float">
            <text:p>4.1135286582</text:p>
          </table:table-cell>
          <table:table-cell table:number-columns-repeated="1018"/>
        </table:table-row>
        <table:table-row table:style-name="ro2">
          <table:table-cell office:value-type="float" office:value="45217391.3" calcext:value-type="float">
            <text:p>45217391.3</text:p>
          </table:table-cell>
          <table:table-cell table:formula="of:=[.A210]/1000000" office:value-type="float" office:value="45.2173913" calcext:value-type="float">
            <text:p>45.2173913</text:p>
          </table:table-cell>
          <table:table-cell office:value-type="float" office:value="-77.04482269" calcext:value-type="float">
            <text:p>-77.04482269</text:p>
          </table:table-cell>
          <table:table-cell office:value-type="float" office:value="-65.72602844" calcext:value-type="float">
            <text:p>-65.72602844</text:p>
          </table:table-cell>
          <table:table-cell table:formula="of:=[.D210]-[.C210]" office:value-type="float" office:value="11.31879425" calcext:value-type="float">
            <text:p>11.31879425</text:p>
          </table:table-cell>
          <table:table-cell table:formula="of:=15.12-10*LOG10(POWER(10;[.E210]/10)-1)" office:value-type="float" office:value="4.13420915283109" calcext:value-type="float">
            <text:p>4.1342091528</text:p>
          </table:table-cell>
          <table:table-cell table:number-columns-repeated="1018"/>
        </table:table-row>
        <table:table-row table:style-name="ro2">
          <table:table-cell office:value-type="float" office:value="45434782.61" calcext:value-type="float">
            <text:p>45434782.61</text:p>
          </table:table-cell>
          <table:table-cell table:formula="of:=[.A211]/1000000" office:value-type="float" office:value="45.43478261" calcext:value-type="float">
            <text:p>45.43478261</text:p>
          </table:table-cell>
          <table:table-cell office:value-type="float" office:value="-76.99053192" calcext:value-type="float">
            <text:p>-76.99053192</text:p>
          </table:table-cell>
          <table:table-cell office:value-type="float" office:value="-65.75630188" calcext:value-type="float">
            <text:p>-65.75630188</text:p>
          </table:table-cell>
          <table:table-cell table:formula="of:=[.D211]-[.C211]" office:value-type="float" office:value="11.23423004" calcext:value-type="float">
            <text:p>11.23423004</text:p>
          </table:table-cell>
          <table:table-cell table:formula="of:=15.12-10*LOG10(POWER(10;[.E211]/10)-1)" office:value-type="float" office:value="4.22558392664148" calcext:value-type="float">
            <text:p>4.2255839266</text:p>
          </table:table-cell>
          <table:table-cell table:number-columns-repeated="1018"/>
        </table:table-row>
        <table:table-row table:style-name="ro2">
          <table:table-cell office:value-type="float" office:value="45652173.91" calcext:value-type="float">
            <text:p>45652173.91</text:p>
          </table:table-cell>
          <table:table-cell table:formula="of:=[.A212]/1000000" office:value-type="float" office:value="45.65217391" calcext:value-type="float">
            <text:p>45.65217391</text:p>
          </table:table-cell>
          <table:table-cell office:value-type="float" office:value="-77.00837708" calcext:value-type="float">
            <text:p>-77.00837708</text:p>
          </table:table-cell>
          <table:table-cell office:value-type="float" office:value="-65.73703003" calcext:value-type="float">
            <text:p>-65.73703003</text:p>
          </table:table-cell>
          <table:table-cell table:formula="of:=[.D212]-[.C212]" office:value-type="float" office:value="11.27134705" calcext:value-type="float">
            <text:p>11.27134705</text:p>
          </table:table-cell>
          <table:table-cell table:formula="of:=15.12-10*LOG10(POWER(10;[.E212]/10)-1)" office:value-type="float" office:value="4.1854599646689" calcext:value-type="float">
            <text:p>4.1854599647</text:p>
          </table:table-cell>
          <table:table-cell table:number-columns-repeated="1018"/>
        </table:table-row>
        <table:table-row table:style-name="ro2">
          <table:table-cell office:value-type="float" office:value="45869565.22" calcext:value-type="float">
            <text:p>45869565.22</text:p>
          </table:table-cell>
          <table:table-cell table:formula="of:=[.A213]/1000000" office:value-type="float" office:value="45.86956522" calcext:value-type="float">
            <text:p>45.86956522</text:p>
          </table:table-cell>
          <table:table-cell office:value-type="float" office:value="-77.12564087" calcext:value-type="float">
            <text:p>-77.12564087</text:p>
          </table:table-cell>
          <table:table-cell office:value-type="float" office:value="-65.93618011" calcext:value-type="float">
            <text:p>-65.93618011</text:p>
          </table:table-cell>
          <table:table-cell table:formula="of:=[.D213]-[.C213]" office:value-type="float" office:value="11.18946076" calcext:value-type="float">
            <text:p>11.18946076</text:p>
          </table:table-cell>
          <table:table-cell table:formula="of:=15.12-10*LOG10(POWER(10;[.E213]/10)-1)" office:value-type="float" office:value="4.27401726244567" calcext:value-type="float">
            <text:p>4.2740172624</text:p>
          </table:table-cell>
          <table:table-cell table:number-columns-repeated="1018"/>
        </table:table-row>
        <table:table-row table:style-name="ro2">
          <table:table-cell office:value-type="float" office:value="46086956.52" calcext:value-type="float">
            <text:p>46086956.52</text:p>
          </table:table-cell>
          <table:table-cell table:formula="of:=[.A214]/1000000" office:value-type="float" office:value="46.08695652" calcext:value-type="float">
            <text:p>46.08695652</text:p>
          </table:table-cell>
          <table:table-cell office:value-type="float" office:value="-77.16051483" calcext:value-type="float">
            <text:p>-77.16051483</text:p>
          </table:table-cell>
          <table:table-cell office:value-type="float" office:value="-65.83976746" calcext:value-type="float">
            <text:p>-65.83976746</text:p>
          </table:table-cell>
          <table:table-cell table:formula="of:=[.D214]-[.C214]" office:value-type="float" office:value="11.32074737" calcext:value-type="float">
            <text:p>11.32074737</text:p>
          </table:table-cell>
          <table:table-cell table:formula="of:=15.12-10*LOG10(POWER(10;[.E214]/10)-1)" office:value-type="float" office:value="4.13210042035631" calcext:value-type="float">
            <text:p>4.1321004204</text:p>
          </table:table-cell>
          <table:table-cell table:number-columns-repeated="1018"/>
        </table:table-row>
        <table:table-row table:style-name="ro2">
          <table:table-cell office:value-type="float" office:value="46304347.83" calcext:value-type="float">
            <text:p>46304347.83</text:p>
          </table:table-cell>
          <table:table-cell table:formula="of:=[.A215]/1000000" office:value-type="float" office:value="46.30434783" calcext:value-type="float">
            <text:p>46.30434783</text:p>
          </table:table-cell>
          <table:table-cell office:value-type="float" office:value="-77.29103088" calcext:value-type="float">
            <text:p>-77.29103088</text:p>
          </table:table-cell>
          <table:table-cell office:value-type="float" office:value="-65.89839172" calcext:value-type="float">
            <text:p>-65.89839172</text:p>
          </table:table-cell>
          <table:table-cell table:formula="of:=[.D215]-[.C215]" office:value-type="float" office:value="11.39263916" calcext:value-type="float">
            <text:p>11.39263916</text:p>
          </table:table-cell>
          <table:table-cell table:formula="of:=15.12-10*LOG10(POWER(10;[.E215]/10)-1)" office:value-type="float" office:value="4.05453297658441" calcext:value-type="float">
            <text:p>4.0545329766</text:p>
          </table:table-cell>
          <table:table-cell table:number-columns-repeated="1018"/>
        </table:table-row>
        <table:table-row table:style-name="ro2">
          <table:table-cell office:value-type="float" office:value="46521739.13" calcext:value-type="float">
            <text:p>46521739.13</text:p>
          </table:table-cell>
          <table:table-cell table:formula="of:=[.A216]/1000000" office:value-type="float" office:value="46.52173913" calcext:value-type="float">
            <text:p>46.52173913</text:p>
          </table:table-cell>
          <table:table-cell office:value-type="float" office:value="-77.21916962" calcext:value-type="float">
            <text:p>-77.21916962</text:p>
          </table:table-cell>
          <table:table-cell office:value-type="float" office:value="-66.08417511" calcext:value-type="float">
            <text:p>-66.08417511</text:p>
          </table:table-cell>
          <table:table-cell table:formula="of:=[.D216]-[.C216]" office:value-type="float" office:value="11.13499451" calcext:value-type="float">
            <text:p>11.13499451</text:p>
          </table:table-cell>
          <table:table-cell table:formula="of:=15.12-10*LOG10(POWER(10;[.E216]/10)-1)" office:value-type="float" office:value="4.33299667523371" calcext:value-type="float">
            <text:p>4.3329966752</text:p>
          </table:table-cell>
          <table:table-cell table:number-columns-repeated="1018"/>
        </table:table-row>
        <table:table-row table:style-name="ro2">
          <table:table-cell office:value-type="float" office:value="46739130.43" calcext:value-type="float">
            <text:p>46739130.43</text:p>
          </table:table-cell>
          <table:table-cell table:formula="of:=[.A217]/1000000" office:value-type="float" office:value="46.73913043" calcext:value-type="float">
            <text:p>46.73913043</text:p>
          </table:table-cell>
          <table:table-cell office:value-type="float" office:value="-77.16470337" calcext:value-type="float">
            <text:p>-77.16470337</text:p>
          </table:table-cell>
          <table:table-cell office:value-type="float" office:value="-66.13128662" calcext:value-type="float">
            <text:p>-66.13128662</text:p>
          </table:table-cell>
          <table:table-cell table:formula="of:=[.D217]-[.C217]" office:value-type="float" office:value="11.03341675" calcext:value-type="float">
            <text:p>11.03341675</text:p>
          </table:table-cell>
          <table:table-cell table:formula="of:=15.12-10*LOG10(POWER(10;[.E217]/10)-1)" office:value-type="float" office:value="4.44315698129405" calcext:value-type="float">
            <text:p>4.4431569813</text:p>
          </table:table-cell>
          <table:table-cell table:number-columns-repeated="1018"/>
        </table:table-row>
        <table:table-row table:style-name="ro2">
          <table:table-cell office:value-type="float" office:value="46956521.74" calcext:value-type="float">
            <text:p>46956521.74</text:p>
          </table:table-cell>
          <table:table-cell table:formula="of:=[.A218]/1000000" office:value-type="float" office:value="46.95652174" calcext:value-type="float">
            <text:p>46.95652174</text:p>
          </table:table-cell>
          <table:table-cell office:value-type="float" office:value="-77.18651581" calcext:value-type="float">
            <text:p>-77.18651581</text:p>
          </table:table-cell>
          <table:table-cell office:value-type="float" office:value="-66.426651" calcext:value-type="float">
            <text:p>-66.426651</text:p>
          </table:table-cell>
          <table:table-cell table:formula="of:=[.D218]-[.C218]" office:value-type="float" office:value="10.75986481" calcext:value-type="float">
            <text:p>10.75986481</text:p>
          </table:table-cell>
          <table:table-cell table:formula="of:=15.12-10*LOG10(POWER(10;[.E218]/10)-1)" office:value-type="float" office:value="4.74093681819196" calcext:value-type="float">
            <text:p>4.7409368182</text:p>
          </table:table-cell>
          <table:table-cell table:number-columns-repeated="1018"/>
        </table:table-row>
        <table:table-row table:style-name="ro2">
          <table:table-cell office:value-type="float" office:value="47173913.04" calcext:value-type="float">
            <text:p>47173913.04</text:p>
          </table:table-cell>
          <table:table-cell table:formula="of:=[.A219]/1000000" office:value-type="float" office:value="47.17391304" calcext:value-type="float">
            <text:p>47.17391304</text:p>
          </table:table-cell>
          <table:table-cell office:value-type="float" office:value="-77.39506531" calcext:value-type="float">
            <text:p>-77.39506531</text:p>
          </table:table-cell>
          <table:table-cell office:value-type="float" office:value="-66.18965912" calcext:value-type="float">
            <text:p>-66.18965912</text:p>
          </table:table-cell>
          <table:table-cell table:formula="of:=[.D219]-[.C219]" office:value-type="float" office:value="11.20540619" calcext:value-type="float">
            <text:p>11.20540619</text:p>
          </table:table-cell>
          <table:table-cell table:formula="of:=15.12-10*LOG10(POWER(10;[.E219]/10)-1)" office:value-type="float" office:value="4.25676212153085" calcext:value-type="float">
            <text:p>4.2567621215</text:p>
          </table:table-cell>
          <table:table-cell table:number-columns-repeated="1018"/>
        </table:table-row>
        <table:table-row table:style-name="ro2">
          <table:table-cell office:value-type="float" office:value="47391304.35" calcext:value-type="float">
            <text:p>47391304.35</text:p>
          </table:table-cell>
          <table:table-cell table:formula="of:=[.A220]/1000000" office:value-type="float" office:value="47.39130435" calcext:value-type="float">
            <text:p>47.39130435</text:p>
          </table:table-cell>
          <table:table-cell office:value-type="float" office:value="-77.29965973" calcext:value-type="float">
            <text:p>-77.29965973</text:p>
          </table:table-cell>
          <table:table-cell office:value-type="float" office:value="-66.49287415" calcext:value-type="float">
            <text:p>-66.49287415</text:p>
          </table:table-cell>
          <table:table-cell table:formula="of:=[.D220]-[.C220]" office:value-type="float" office:value="10.80678558" calcext:value-type="float">
            <text:p>10.80678558</text:p>
          </table:table-cell>
          <table:table-cell table:formula="of:=15.12-10*LOG10(POWER(10;[.E220]/10)-1)" office:value-type="float" office:value="4.68974139253808" calcext:value-type="float">
            <text:p>4.6897413925</text:p>
          </table:table-cell>
          <table:table-cell table:number-columns-repeated="1018"/>
        </table:table-row>
        <table:table-row table:style-name="ro2">
          <table:table-cell office:value-type="float" office:value="47608695.65" calcext:value-type="float">
            <text:p>47608695.65</text:p>
          </table:table-cell>
          <table:table-cell table:formula="of:=[.A221]/1000000" office:value-type="float" office:value="47.60869565" calcext:value-type="float">
            <text:p>47.60869565</text:p>
          </table:table-cell>
          <table:table-cell office:value-type="float" office:value="-77.6743927" calcext:value-type="float">
            <text:p>-77.6743927</text:p>
          </table:table-cell>
          <table:table-cell office:value-type="float" office:value="-66.49877167" calcext:value-type="float">
            <text:p>-66.49877167</text:p>
          </table:table-cell>
          <table:table-cell table:formula="of:=[.D221]-[.C221]" office:value-type="float" office:value="11.17562103" calcext:value-type="float">
            <text:p>11.17562103</text:p>
          </table:table-cell>
          <table:table-cell table:formula="of:=15.12-10*LOG10(POWER(10;[.E221]/10)-1)" office:value-type="float" office:value="4.28899797383817" calcext:value-type="float">
            <text:p>4.2889979738</text:p>
          </table:table-cell>
          <table:table-cell table:number-columns-repeated="1018"/>
        </table:table-row>
        <table:table-row table:style-name="ro2">
          <table:table-cell office:value-type="float" office:value="47826086.96" calcext:value-type="float">
            <text:p>47826086.96</text:p>
          </table:table-cell>
          <table:table-cell table:formula="of:=[.A222]/1000000" office:value-type="float" office:value="47.82608696" calcext:value-type="float">
            <text:p>47.82608696</text:p>
          </table:table-cell>
          <table:table-cell office:value-type="float" office:value="-77.63111115" calcext:value-type="float">
            <text:p>-77.63111115</text:p>
          </table:table-cell>
          <table:table-cell office:value-type="float" office:value="-66.53927612" calcext:value-type="float">
            <text:p>-66.53927612</text:p>
          </table:table-cell>
          <table:table-cell table:formula="of:=[.D222]-[.C222]" office:value-type="float" office:value="11.09183503" calcext:value-type="float">
            <text:p>11.09183503</text:p>
          </table:table-cell>
          <table:table-cell table:formula="of:=15.12-10*LOG10(POWER(10;[.E222]/10)-1)" office:value-type="float" office:value="4.37977622235415" calcext:value-type="float">
            <text:p>4.3797762224</text:p>
          </table:table-cell>
          <table:table-cell table:number-columns-repeated="1018"/>
        </table:table-row>
        <table:table-row table:style-name="ro2">
          <table:table-cell office:value-type="float" office:value="48043478.26" calcext:value-type="float">
            <text:p>48043478.26</text:p>
          </table:table-cell>
          <table:table-cell table:formula="of:=[.A223]/1000000" office:value-type="float" office:value="48.04347826" calcext:value-type="float">
            <text:p>48.04347826</text:p>
          </table:table-cell>
          <table:table-cell office:value-type="float" office:value="-77.66578674" calcext:value-type="float">
            <text:p>-77.66578674</text:p>
          </table:table-cell>
          <table:table-cell office:value-type="float" office:value="-66.50498962" calcext:value-type="float">
            <text:p>-66.50498962</text:p>
          </table:table-cell>
          <table:table-cell table:formula="of:=[.D223]-[.C223]" office:value-type="float" office:value="11.16079712" calcext:value-type="float">
            <text:p>11.16079712</text:p>
          </table:table-cell>
          <table:table-cell table:formula="of:=15.12-10*LOG10(POWER(10;[.E223]/10)-1)" office:value-type="float" office:value="4.30504837746699" calcext:value-type="float">
            <text:p>4.3050483775</text:p>
          </table:table-cell>
          <table:table-cell table:number-columns-repeated="1018"/>
        </table:table-row>
        <table:table-row table:style-name="ro2">
          <table:table-cell office:value-type="float" office:value="48260869.57" calcext:value-type="float">
            <text:p>48260869.57</text:p>
          </table:table-cell>
          <table:table-cell table:formula="of:=[.A224]/1000000" office:value-type="float" office:value="48.26086957" calcext:value-type="float">
            <text:p>48.26086957</text:p>
          </table:table-cell>
          <table:table-cell office:value-type="float" office:value="-77.73119354" calcext:value-type="float">
            <text:p>-77.73119354</text:p>
          </table:table-cell>
          <table:table-cell office:value-type="float" office:value="-66.65475464" calcext:value-type="float">
            <text:p>-66.65475464</text:p>
          </table:table-cell>
          <table:table-cell table:formula="of:=[.D224]-[.C224]" office:value-type="float" office:value="11.0764389" calcext:value-type="float">
            <text:p>11.0764389</text:p>
          </table:table-cell>
          <table:table-cell table:formula="of:=15.12-10*LOG10(POWER(10;[.E224]/10)-1)" office:value-type="float" office:value="4.39647319350233" calcext:value-type="float">
            <text:p>4.3964731935</text:p>
          </table:table-cell>
          <table:table-cell table:number-columns-repeated="1018"/>
        </table:table-row>
        <table:table-row table:style-name="ro2">
          <table:table-cell office:value-type="float" office:value="48478260.87" calcext:value-type="float">
            <text:p>48478260.87</text:p>
          </table:table-cell>
          <table:table-cell table:formula="of:=[.A225]/1000000" office:value-type="float" office:value="48.47826087" calcext:value-type="float">
            <text:p>48.47826087</text:p>
          </table:table-cell>
          <table:table-cell office:value-type="float" office:value="-77.9087677" calcext:value-type="float">
            <text:p>-77.9087677</text:p>
          </table:table-cell>
          <table:table-cell office:value-type="float" office:value="-66.62548065" calcext:value-type="float">
            <text:p>-66.62548065</text:p>
          </table:table-cell>
          <table:table-cell table:formula="of:=[.D225]-[.C225]" office:value-type="float" office:value="11.28328705" calcext:value-type="float">
            <text:p>11.28328705</text:p>
          </table:table-cell>
          <table:table-cell table:formula="of:=15.12-10*LOG10(POWER(10;[.E225]/10)-1)" office:value-type="float" office:value="4.1725585618548" calcext:value-type="float">
            <text:p>4.1725585619</text:p>
          </table:table-cell>
          <table:table-cell table:number-columns-repeated="1018"/>
        </table:table-row>
        <table:table-row table:style-name="ro2">
          <table:table-cell office:value-type="float" office:value="48695652.17" calcext:value-type="float">
            <text:p>48695652.17</text:p>
          </table:table-cell>
          <table:table-cell table:formula="of:=[.A226]/1000000" office:value-type="float" office:value="48.69565217" calcext:value-type="float">
            <text:p>48.69565217</text:p>
          </table:table-cell>
          <table:table-cell office:value-type="float" office:value="-78.04768372" calcext:value-type="float">
            <text:p>-78.04768372</text:p>
          </table:table-cell>
          <table:table-cell office:value-type="float" office:value="-66.76216125" calcext:value-type="float">
            <text:p>-66.76216125</text:p>
          </table:table-cell>
          <table:table-cell table:formula="of:=[.D226]-[.C226]" office:value-type="float" office:value="11.28552247" calcext:value-type="float">
            <text:p>11.28552247</text:p>
          </table:table-cell>
          <table:table-cell table:formula="of:=15.12-10*LOG10(POWER(10;[.E226]/10)-1)" office:value-type="float" office:value="4.17014346413057" calcext:value-type="float">
            <text:p>4.1701434641</text:p>
          </table:table-cell>
          <table:table-cell table:number-columns-repeated="1018"/>
        </table:table-row>
        <table:table-row table:style-name="ro2">
          <table:table-cell office:value-type="float" office:value="48913043.48" calcext:value-type="float">
            <text:p>48913043.48</text:p>
          </table:table-cell>
          <table:table-cell table:formula="of:=[.A227]/1000000" office:value-type="float" office:value="48.91304348" calcext:value-type="float">
            <text:p>48.91304348</text:p>
          </table:table-cell>
          <table:table-cell office:value-type="float" office:value="-78.27500153" calcext:value-type="float">
            <text:p>-78.27500153</text:p>
          </table:table-cell>
          <table:table-cell office:value-type="float" office:value="-66.9750824" calcext:value-type="float">
            <text:p>-66.9750824</text:p>
          </table:table-cell>
          <table:table-cell table:formula="of:=[.D227]-[.C227]" office:value-type="float" office:value="11.29991913" calcext:value-type="float">
            <text:p>11.29991913</text:p>
          </table:table-cell>
          <table:table-cell table:formula="of:=15.12-10*LOG10(POWER(10;[.E227]/10)-1)" office:value-type="float" office:value="4.15459202554865" calcext:value-type="float">
            <text:p>4.1545920255</text:p>
          </table:table-cell>
          <table:table-cell table:number-columns-repeated="1018"/>
        </table:table-row>
        <table:table-row table:style-name="ro2">
          <table:table-cell office:value-type="float" office:value="49130434.78" calcext:value-type="float">
            <text:p>49130434.78</text:p>
          </table:table-cell>
          <table:table-cell table:formula="of:=[.A228]/1000000" office:value-type="float" office:value="49.13043478" calcext:value-type="float">
            <text:p>49.13043478</text:p>
          </table:table-cell>
          <table:table-cell office:value-type="float" office:value="-78.09738922" calcext:value-type="float">
            <text:p>-78.09738922</text:p>
          </table:table-cell>
          <table:table-cell office:value-type="float" office:value="-67.04558563" calcext:value-type="float">
            <text:p>-67.04558563</text:p>
          </table:table-cell>
          <table:table-cell table:formula="of:=[.D228]-[.C228]" office:value-type="float" office:value="11.05180359" calcext:value-type="float">
            <text:p>11.05180359</text:p>
          </table:table-cell>
          <table:table-cell table:formula="of:=15.12-10*LOG10(POWER(10;[.E228]/10)-1)" office:value-type="float" office:value="4.42320041010106" calcext:value-type="float">
            <text:p>4.4232004101</text:p>
          </table:table-cell>
          <table:table-cell table:number-columns-repeated="1018"/>
        </table:table-row>
        <table:table-row table:style-name="ro2">
          <table:table-cell office:value-type="float" office:value="49347826.09" calcext:value-type="float">
            <text:p>49347826.09</text:p>
          </table:table-cell>
          <table:table-cell table:formula="of:=[.A229]/1000000" office:value-type="float" office:value="49.34782609" calcext:value-type="float">
            <text:p>49.34782609</text:p>
          </table:table-cell>
          <table:table-cell office:value-type="float" office:value="-78.24651337" calcext:value-type="float">
            <text:p>-78.24651337</text:p>
          </table:table-cell>
          <table:table-cell office:value-type="float" office:value="-66.99937439" calcext:value-type="float">
            <text:p>-66.99937439</text:p>
          </table:table-cell>
          <table:table-cell table:formula="of:=[.D229]-[.C229]" office:value-type="float" office:value="11.24713898" calcext:value-type="float">
            <text:p>11.24713898</text:p>
          </table:table-cell>
          <table:table-cell table:formula="of:=15.12-10*LOG10(POWER(10;[.E229]/10)-1)" office:value-type="float" office:value="4.21162604521007" calcext:value-type="float">
            <text:p>4.2116260452</text:p>
          </table:table-cell>
          <table:table-cell table:number-columns-repeated="1018"/>
        </table:table-row>
        <table:table-row table:style-name="ro2">
          <table:table-cell office:value-type="float" office:value="49565217.39" calcext:value-type="float">
            <text:p>49565217.39</text:p>
          </table:table-cell>
          <table:table-cell table:formula="of:=[.A230]/1000000" office:value-type="float" office:value="49.56521739" calcext:value-type="float">
            <text:p>49.56521739</text:p>
          </table:table-cell>
          <table:table-cell office:value-type="float" office:value="-78.36375427" calcext:value-type="float">
            <text:p>-78.36375427</text:p>
          </table:table-cell>
          <table:table-cell office:value-type="float" office:value="-67.27207947" calcext:value-type="float">
            <text:p>-67.27207947</text:p>
          </table:table-cell>
          <table:table-cell table:formula="of:=[.D230]-[.C230]" office:value-type="float" office:value="11.0916748" calcext:value-type="float">
            <text:p>11.0916748</text:p>
          </table:table-cell>
          <table:table-cell table:formula="of:=15.12-10*LOG10(POWER(10;[.E230]/10)-1)" office:value-type="float" office:value="4.37994996468099" calcext:value-type="float">
            <text:p>4.3799499647</text:p>
          </table:table-cell>
          <table:table-cell table:number-columns-repeated="1018"/>
        </table:table-row>
        <table:table-row table:style-name="ro2">
          <table:table-cell office:value-type="float" office:value="49782608.7" calcext:value-type="float">
            <text:p>49782608.7</text:p>
          </table:table-cell>
          <table:table-cell table:formula="of:=[.A231]/1000000" office:value-type="float" office:value="49.7826087" calcext:value-type="float">
            <text:p>49.7826087</text:p>
          </table:table-cell>
          <table:table-cell office:value-type="float" office:value="-78.37054443" calcext:value-type="float">
            <text:p>-78.37054443</text:p>
          </table:table-cell>
          <table:table-cell office:value-type="float" office:value="-67.18508911" calcext:value-type="float">
            <text:p>-67.18508911</text:p>
          </table:table-cell>
          <table:table-cell table:formula="of:=[.D231]-[.C231]" office:value-type="float" office:value="11.18545532" calcext:value-type="float">
            <text:p>11.18545532</text:p>
          </table:table-cell>
          <table:table-cell table:formula="of:=15.12-10*LOG10(POWER(10;[.E231]/10)-1)" office:value-type="float" office:value="4.27835251617839" calcext:value-type="float">
            <text:p>4.2783525162</text:p>
          </table:table-cell>
          <table:table-cell table:number-columns-repeated="1018"/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table:formula="of:=[.A232]/1000000" office:value-type="float" office:value="50" calcext:value-type="float">
            <text:p>50</text:p>
          </table:table-cell>
          <table:table-cell office:value-type="float" office:value="-78.46876526" calcext:value-type="float">
            <text:p>-78.46876526</text:p>
          </table:table-cell>
          <table:table-cell office:value-type="float" office:value="-67.44123077" calcext:value-type="float">
            <text:p>-67.44123077</text:p>
          </table:table-cell>
          <table:table-cell table:formula="of:=[.D232]-[.C232]" office:value-type="float" office:value="11.02753449" calcext:value-type="float">
            <text:p>11.02753449</text:p>
          </table:table-cell>
          <table:table-cell table:formula="of:=15.12-10*LOG10(POWER(10;[.E232]/10)-1)" office:value-type="float" office:value="4.4495429497554" calcext:value-type="float">
            <text:p>4.4495429498</text:p>
          </table:table-cell>
          <table:table-cell table:number-columns-repeated="1018"/>
        </table:table-row>
        <table:table-row table:style-name="ro2">
          <table:table-cell office:value-type="float" office:value="50217391.3" calcext:value-type="float">
            <text:p>50217391.3</text:p>
          </table:table-cell>
          <table:table-cell table:formula="of:=[.A233]/1000000" office:value-type="float" office:value="50.2173913" calcext:value-type="float">
            <text:p>50.2173913</text:p>
          </table:table-cell>
          <table:table-cell office:value-type="float" office:value="-78.53226471" calcext:value-type="float">
            <text:p>-78.53226471</text:p>
          </table:table-cell>
          <table:table-cell office:value-type="float" office:value="-67.49909973" calcext:value-type="float">
            <text:p>-67.49909973</text:p>
          </table:table-cell>
          <table:table-cell table:formula="of:=[.D233]-[.C233]" office:value-type="float" office:value="11.03316498" calcext:value-type="float">
            <text:p>11.03316498</text:p>
          </table:table-cell>
          <table:table-cell table:formula="of:=15.12-10*LOG10(POWER(10;[.E233]/10)-1)" office:value-type="float" office:value="4.44343029564148" calcext:value-type="float">
            <text:p>4.4434302956</text:p>
          </table:table-cell>
          <table:table-cell table:number-columns-repeated="1018"/>
        </table:table-row>
        <table:table-row table:style-name="ro2">
          <table:table-cell office:value-type="float" office:value="50434782.61" calcext:value-type="float">
            <text:p>50434782.61</text:p>
          </table:table-cell>
          <table:table-cell table:formula="of:=[.A234]/1000000" office:value-type="float" office:value="50.43478261" calcext:value-type="float">
            <text:p>50.43478261</text:p>
          </table:table-cell>
          <table:table-cell office:value-type="float" office:value="-78.48509979" calcext:value-type="float">
            <text:p>-78.48509979</text:p>
          </table:table-cell>
          <table:table-cell office:value-type="float" office:value="-67.48686981" calcext:value-type="float">
            <text:p>-67.48686981</text:p>
          </table:table-cell>
          <table:table-cell table:formula="of:=[.D234]-[.C234]" office:value-type="float" office:value="10.99822998" calcext:value-type="float">
            <text:p>10.99822998</text:p>
          </table:table-cell>
          <table:table-cell table:formula="of:=15.12-10*LOG10(POWER(10;[.E234]/10)-1)" office:value-type="float" office:value="4.48136792565182" calcext:value-type="float">
            <text:p>4.4813679257</text:p>
          </table:table-cell>
          <table:table-cell table:number-columns-repeated="1018"/>
        </table:table-row>
        <table:table-row table:style-name="ro2">
          <table:table-cell office:value-type="float" office:value="50652173.91" calcext:value-type="float">
            <text:p>50652173.91</text:p>
          </table:table-cell>
          <table:table-cell table:formula="of:=[.A235]/1000000" office:value-type="float" office:value="50.65217391" calcext:value-type="float">
            <text:p>50.65217391</text:p>
          </table:table-cell>
          <table:table-cell office:value-type="float" office:value="-78.25428772" calcext:value-type="float">
            <text:p>-78.25428772</text:p>
          </table:table-cell>
          <table:table-cell office:value-type="float" office:value="-67.43919373" calcext:value-type="float">
            <text:p>-67.43919373</text:p>
          </table:table-cell>
          <table:table-cell table:formula="of:=[.D235]-[.C235]" office:value-type="float" office:value="10.81509399" calcext:value-type="float">
            <text:p>10.81509399</text:p>
          </table:table-cell>
          <table:table-cell table:formula="of:=15.12-10*LOG10(POWER(10;[.E235]/10)-1)" office:value-type="float" office:value="4.68068129193751" calcext:value-type="float">
            <text:p>4.6806812919</text:p>
          </table:table-cell>
          <table:table-cell table:number-columns-repeated="1018"/>
        </table:table-row>
        <table:table-row table:style-name="ro2">
          <table:table-cell office:value-type="float" office:value="50869565.22" calcext:value-type="float">
            <text:p>50869565.22</text:p>
          </table:table-cell>
          <table:table-cell table:formula="of:=[.A236]/1000000" office:value-type="float" office:value="50.86956522" calcext:value-type="float">
            <text:p>50.86956522</text:p>
          </table:table-cell>
          <table:table-cell office:value-type="float" office:value="-77.93986511" calcext:value-type="float">
            <text:p>-77.93986511</text:p>
          </table:table-cell>
          <table:table-cell office:value-type="float" office:value="-67.61476135" calcext:value-type="float">
            <text:p>-67.61476135</text:p>
          </table:table-cell>
          <table:table-cell table:formula="of:=[.D236]-[.C236]" office:value-type="float" office:value="10.32510376" calcext:value-type="float">
            <text:p>10.32510376</text:p>
          </table:table-cell>
          <table:table-cell table:formula="of:=15.12-10*LOG10(POWER(10;[.E236]/10)-1)" office:value-type="float" office:value="5.21780613883122" calcext:value-type="float">
            <text:p>5.2178061388</text:p>
          </table:table-cell>
          <table:table-cell table:number-columns-repeated="1018"/>
        </table:table-row>
        <table:table-row table:style-name="ro2">
          <table:table-cell office:value-type="float" office:value="51086956.52" calcext:value-type="float">
            <text:p>51086956.52</text:p>
          </table:table-cell>
          <table:table-cell table:formula="of:=[.A237]/1000000" office:value-type="float" office:value="51.08695652" calcext:value-type="float">
            <text:p>51.08695652</text:p>
          </table:table-cell>
          <table:table-cell office:value-type="float" office:value="-77.88304901" calcext:value-type="float">
            <text:p>-77.88304901</text:p>
          </table:table-cell>
          <table:table-cell office:value-type="float" office:value="-67.7460556" calcext:value-type="float">
            <text:p>-67.7460556</text:p>
          </table:table-cell>
          <table:table-cell table:formula="of:=[.D237]-[.C237]" office:value-type="float" office:value="10.13699341" calcext:value-type="float">
            <text:p>10.13699341</text:p>
          </table:table-cell>
          <table:table-cell table:formula="of:=15.12-10*LOG10(POWER(10;[.E237]/10)-1)" office:value-type="float" office:value="5.42562336295913" calcext:value-type="float">
            <text:p>5.425623363</text:p>
          </table:table-cell>
          <table:table-cell table:number-columns-repeated="1018"/>
        </table:table-row>
        <table:table-row table:style-name="ro2">
          <table:table-cell office:value-type="float" office:value="51304347.83" calcext:value-type="float">
            <text:p>51304347.83</text:p>
          </table:table-cell>
          <table:table-cell table:formula="of:=[.A238]/1000000" office:value-type="float" office:value="51.30434783" calcext:value-type="float">
            <text:p>51.30434783</text:p>
          </table:table-cell>
          <table:table-cell office:value-type="float" office:value="-78.05119324" calcext:value-type="float">
            <text:p>-78.05119324</text:p>
          </table:table-cell>
          <table:table-cell office:value-type="float" office:value="-67.72927856" calcext:value-type="float">
            <text:p>-67.72927856</text:p>
          </table:table-cell>
          <table:table-cell table:formula="of:=[.D238]-[.C238]" office:value-type="float" office:value="10.32191468" calcext:value-type="float">
            <text:p>10.32191468</text:p>
          </table:table-cell>
          <table:table-cell table:formula="of:=15.12-10*LOG10(POWER(10;[.E238]/10)-1)" office:value-type="float" office:value="5.22132152238719" calcext:value-type="float">
            <text:p>5.2213215224</text:p>
          </table:table-cell>
          <table:table-cell table:number-columns-repeated="1018"/>
        </table:table-row>
        <table:table-row table:style-name="ro2">
          <table:table-cell office:value-type="float" office:value="51521739.13" calcext:value-type="float">
            <text:p>51521739.13</text:p>
          </table:table-cell>
          <table:table-cell table:formula="of:=[.A239]/1000000" office:value-type="float" office:value="51.52173913" calcext:value-type="float">
            <text:p>51.52173913</text:p>
          </table:table-cell>
          <table:table-cell office:value-type="float" office:value="-78.25597382" calcext:value-type="float">
            <text:p>-78.25597382</text:p>
          </table:table-cell>
          <table:table-cell office:value-type="float" office:value="-67.96530914" calcext:value-type="float">
            <text:p>-67.96530914</text:p>
          </table:table-cell>
          <table:table-cell table:formula="of:=[.D239]-[.C239]" office:value-type="float" office:value="10.29066468" calcext:value-type="float">
            <text:p>10.29066468</text:p>
          </table:table-cell>
          <table:table-cell table:formula="of:=15.12-10*LOG10(POWER(10;[.E239]/10)-1)" office:value-type="float" office:value="5.25578300943865" calcext:value-type="float">
            <text:p>5.2557830094</text:p>
          </table:table-cell>
          <table:table-cell table:number-columns-repeated="1018"/>
        </table:table-row>
        <table:table-row table:style-name="ro2">
          <table:table-cell office:value-type="float" office:value="51739130.43" calcext:value-type="float">
            <text:p>51739130.43</text:p>
          </table:table-cell>
          <table:table-cell table:formula="of:=[.A240]/1000000" office:value-type="float" office:value="51.73913043" calcext:value-type="float">
            <text:p>51.73913043</text:p>
          </table:table-cell>
          <table:table-cell office:value-type="float" office:value="-78.64247894" calcext:value-type="float">
            <text:p>-78.64247894</text:p>
          </table:table-cell>
          <table:table-cell office:value-type="float" office:value="-67.93221283" calcext:value-type="float">
            <text:p>-67.93221283</text:p>
          </table:table-cell>
          <table:table-cell table:formula="of:=[.D240]-[.C240]" office:value-type="float" office:value="10.71026611" calcext:value-type="float">
            <text:p>10.71026611</text:p>
          </table:table-cell>
          <table:table-cell table:formula="of:=15.12-10*LOG10(POWER(10;[.E240]/10)-1)" office:value-type="float" office:value="4.79510929469841" calcext:value-type="float">
            <text:p>4.7951092947</text:p>
          </table:table-cell>
          <table:table-cell table:number-columns-repeated="1018"/>
        </table:table-row>
        <table:table-row table:style-name="ro2">
          <table:table-cell office:value-type="float" office:value="51956521.74" calcext:value-type="float">
            <text:p>51956521.74</text:p>
          </table:table-cell>
          <table:table-cell table:formula="of:=[.A241]/1000000" office:value-type="float" office:value="51.95652174" calcext:value-type="float">
            <text:p>51.95652174</text:p>
          </table:table-cell>
          <table:table-cell office:value-type="float" office:value="-78.80003357" calcext:value-type="float">
            <text:p>-78.80003357</text:p>
          </table:table-cell>
          <table:table-cell office:value-type="float" office:value="-68.29960632" calcext:value-type="float">
            <text:p>-68.29960632</text:p>
          </table:table-cell>
          <table:table-cell table:formula="of:=[.D241]-[.C241]" office:value-type="float" office:value="10.50042725" calcext:value-type="float">
            <text:p>10.50042725</text:p>
          </table:table-cell>
          <table:table-cell table:formula="of:=15.12-10*LOG10(POWER(10;[.E241]/10)-1)" office:value-type="float" office:value="5.0249435696912" calcext:value-type="float">
            <text:p>5.0249435697</text:p>
          </table:table-cell>
          <table:table-cell table:number-columns-repeated="1018"/>
        </table:table-row>
        <table:table-row table:style-name="ro2">
          <table:table-cell office:value-type="float" office:value="52173913.04" calcext:value-type="float">
            <text:p>52173913.04</text:p>
          </table:table-cell>
          <table:table-cell table:formula="of:=[.A242]/1000000" office:value-type="float" office:value="52.17391304" calcext:value-type="float">
            <text:p>52.17391304</text:p>
          </table:table-cell>
          <table:table-cell office:value-type="float" office:value="-79.07688141" calcext:value-type="float">
            <text:p>-79.07688141</text:p>
          </table:table-cell>
          <table:table-cell office:value-type="float" office:value="-68.22937012" calcext:value-type="float">
            <text:p>-68.22937012</text:p>
          </table:table-cell>
          <table:table-cell table:formula="of:=[.D242]-[.C242]" office:value-type="float" office:value="10.84751129" calcext:value-type="float">
            <text:p>10.84751129</text:p>
          </table:table-cell>
          <table:table-cell table:formula="of:=15.12-10*LOG10(POWER(10;[.E242]/10)-1)" office:value-type="float" office:value="4.64534603279605" calcext:value-type="float">
            <text:p>4.6453460328</text:p>
          </table:table-cell>
          <table:table-cell table:number-columns-repeated="1018"/>
        </table:table-row>
        <table:table-row table:style-name="ro2">
          <table:table-cell office:value-type="float" office:value="52391304.35" calcext:value-type="float">
            <text:p>52391304.35</text:p>
          </table:table-cell>
          <table:table-cell table:formula="of:=[.A243]/1000000" office:value-type="float" office:value="52.39130435" calcext:value-type="float">
            <text:p>52.39130435</text:p>
          </table:table-cell>
          <table:table-cell office:value-type="float" office:value="-79.35343933" calcext:value-type="float">
            <text:p>-79.35343933</text:p>
          </table:table-cell>
          <table:table-cell office:value-type="float" office:value="-68.47247314" calcext:value-type="float">
            <text:p>-68.47247314</text:p>
          </table:table-cell>
          <table:table-cell table:formula="of:=[.D243]-[.C243]" office:value-type="float" office:value="10.88096619" calcext:value-type="float">
            <text:p>10.88096619</text:p>
          </table:table-cell>
          <table:table-cell table:formula="of:=15.12-10*LOG10(POWER(10;[.E243]/10)-1)" office:value-type="float" office:value="4.60890455844601" calcext:value-type="float">
            <text:p>4.6089045584</text:p>
          </table:table-cell>
          <table:table-cell table:number-columns-repeated="1018"/>
        </table:table-row>
        <table:table-row table:style-name="ro2">
          <table:table-cell office:value-type="float" office:value="52608695.65" calcext:value-type="float">
            <text:p>52608695.65</text:p>
          </table:table-cell>
          <table:table-cell table:formula="of:=[.A244]/1000000" office:value-type="float" office:value="52.60869565" calcext:value-type="float">
            <text:p>52.60869565</text:p>
          </table:table-cell>
          <table:table-cell office:value-type="float" office:value="-79.61909485" calcext:value-type="float">
            <text:p>-79.61909485</text:p>
          </table:table-cell>
          <table:table-cell office:value-type="float" office:value="-68.52690125" calcext:value-type="float">
            <text:p>-68.52690125</text:p>
          </table:table-cell>
          <table:table-cell table:formula="of:=[.D244]-[.C244]" office:value-type="float" office:value="11.0921936" calcext:value-type="float">
            <text:p>11.0921936</text:p>
          </table:table-cell>
          <table:table-cell table:formula="of:=15.12-10*LOG10(POWER(10;[.E244]/10)-1)" office:value-type="float" office:value="4.37938741581134" calcext:value-type="float">
            <text:p>4.3793874158</text:p>
          </table:table-cell>
          <table:table-cell table:number-columns-repeated="1018"/>
        </table:table-row>
        <table:table-row table:style-name="ro2">
          <table:table-cell office:value-type="float" office:value="52826086.96" calcext:value-type="float">
            <text:p>52826086.96</text:p>
          </table:table-cell>
          <table:table-cell table:formula="of:=[.A245]/1000000" office:value-type="float" office:value="52.82608696" calcext:value-type="float">
            <text:p>52.82608696</text:p>
          </table:table-cell>
          <table:table-cell office:value-type="float" office:value="-79.40223694" calcext:value-type="float">
            <text:p>-79.40223694</text:p>
          </table:table-cell>
          <table:table-cell office:value-type="float" office:value="-68.73858643" calcext:value-type="float">
            <text:p>-68.73858643</text:p>
          </table:table-cell>
          <table:table-cell table:formula="of:=[.D245]-[.C245]" office:value-type="float" office:value="10.66365051" calcext:value-type="float">
            <text:p>10.66365051</text:p>
          </table:table-cell>
          <table:table-cell table:formula="of:=15.12-10*LOG10(POWER(10;[.E245]/10)-1)" office:value-type="float" office:value="4.84607592999476" calcext:value-type="float">
            <text:p>4.84607593</text:p>
          </table:table-cell>
          <table:table-cell table:number-columns-repeated="1018"/>
        </table:table-row>
        <table:table-row table:style-name="ro2">
          <table:table-cell office:value-type="float" office:value="53043478.26" calcext:value-type="float">
            <text:p>53043478.26</text:p>
          </table:table-cell>
          <table:table-cell table:formula="of:=[.A246]/1000000" office:value-type="float" office:value="53.04347826" calcext:value-type="float">
            <text:p>53.04347826</text:p>
          </table:table-cell>
          <table:table-cell office:value-type="float" office:value="-79.98161316" calcext:value-type="float">
            <text:p>-79.98161316</text:p>
          </table:table-cell>
          <table:table-cell office:value-type="float" office:value="-68.8060379" calcext:value-type="float">
            <text:p>-68.8060379</text:p>
          </table:table-cell>
          <table:table-cell table:formula="of:=[.D246]-[.C246]" office:value-type="float" office:value="11.17557526" calcext:value-type="float">
            <text:p>11.17557526</text:p>
          </table:table-cell>
          <table:table-cell table:formula="of:=15.12-10*LOG10(POWER(10;[.E246]/10)-1)" office:value-type="float" office:value="4.28904752376322" calcext:value-type="float">
            <text:p>4.2890475238</text:p>
          </table:table-cell>
          <table:table-cell table:number-columns-repeated="1018"/>
        </table:table-row>
        <table:table-row table:style-name="ro2">
          <table:table-cell office:value-type="float" office:value="53260869.57" calcext:value-type="float">
            <text:p>53260869.57</text:p>
          </table:table-cell>
          <table:table-cell table:formula="of:=[.A247]/1000000" office:value-type="float" office:value="53.26086957" calcext:value-type="float">
            <text:p>53.26086957</text:p>
          </table:table-cell>
          <table:table-cell office:value-type="float" office:value="-79.75785828" calcext:value-type="float">
            <text:p>-79.75785828</text:p>
          </table:table-cell>
          <table:table-cell office:value-type="float" office:value="-69.17069244" calcext:value-type="float">
            <text:p>-69.17069244</text:p>
          </table:table-cell>
          <table:table-cell table:formula="of:=[.D247]-[.C247]" office:value-type="float" office:value="10.58716584" calcext:value-type="float">
            <text:p>10.58716584</text:p>
          </table:table-cell>
          <table:table-cell table:formula="of:=15.12-10*LOG10(POWER(10;[.E247]/10)-1)" office:value-type="float" office:value="4.92981120616101" calcext:value-type="float">
            <text:p>4.9298112062</text:p>
          </table:table-cell>
          <table:table-cell table:number-columns-repeated="1018"/>
        </table:table-row>
        <table:table-row table:style-name="ro2">
          <table:table-cell office:value-type="float" office:value="53478260.87" calcext:value-type="float">
            <text:p>53478260.87</text:p>
          </table:table-cell>
          <table:table-cell table:formula="of:=[.A248]/1000000" office:value-type="float" office:value="53.47826087" calcext:value-type="float">
            <text:p>53.47826087</text:p>
          </table:table-cell>
          <table:table-cell office:value-type="float" office:value="-79.89911652" calcext:value-type="float">
            <text:p>-79.89911652</text:p>
          </table:table-cell>
          <table:table-cell office:value-type="float" office:value="-69.16566467" calcext:value-type="float">
            <text:p>-69.16566467</text:p>
          </table:table-cell>
          <table:table-cell table:formula="of:=[.D248]-[.C248]" office:value-type="float" office:value="10.73345185" calcext:value-type="float">
            <text:p>10.73345185</text:p>
          </table:table-cell>
          <table:table-cell table:formula="of:=15.12-10*LOG10(POWER(10;[.E248]/10)-1)" office:value-type="float" office:value="4.76977836424413" calcext:value-type="float">
            <text:p>4.7697783642</text:p>
          </table:table-cell>
          <table:table-cell table:number-columns-repeated="1018"/>
        </table:table-row>
        <table:table-row table:style-name="ro2">
          <table:table-cell office:value-type="float" office:value="53695652.17" calcext:value-type="float">
            <text:p>53695652.17</text:p>
          </table:table-cell>
          <table:table-cell table:formula="of:=[.A249]/1000000" office:value-type="float" office:value="53.69565217" calcext:value-type="float">
            <text:p>53.69565217</text:p>
          </table:table-cell>
          <table:table-cell office:value-type="float" office:value="-80.10810089" calcext:value-type="float">
            <text:p>-80.10810089</text:p>
          </table:table-cell>
          <table:table-cell office:value-type="float" office:value="-69.41433716" calcext:value-type="float">
            <text:p>-69.41433716</text:p>
          </table:table-cell>
          <table:table-cell table:formula="of:=[.D249]-[.C249]" office:value-type="float" office:value="10.69376373" calcext:value-type="float">
            <text:p>10.69376373</text:p>
          </table:table-cell>
          <table:table-cell table:formula="of:=15.12-10*LOG10(POWER(10;[.E249]/10)-1)" office:value-type="float" office:value="4.8131461489825" calcext:value-type="float">
            <text:p>4.813146149</text:p>
          </table:table-cell>
          <table:table-cell table:number-columns-repeated="1018"/>
        </table:table-row>
        <table:table-row table:style-name="ro2">
          <table:table-cell office:value-type="float" office:value="53913043.48" calcext:value-type="float">
            <text:p>53913043.48</text:p>
          </table:table-cell>
          <table:table-cell table:formula="of:=[.A250]/1000000" office:value-type="float" office:value="53.91304348" calcext:value-type="float">
            <text:p>53.91304348</text:p>
          </table:table-cell>
          <table:table-cell office:value-type="float" office:value="-80.20404816" calcext:value-type="float">
            <text:p>-80.20404816</text:p>
          </table:table-cell>
          <table:table-cell office:value-type="float" office:value="-69.51672363" calcext:value-type="float">
            <text:p>-69.51672363</text:p>
          </table:table-cell>
          <table:table-cell table:formula="of:=[.D250]-[.C250]" office:value-type="float" office:value="10.68732453" calcext:value-type="float">
            <text:p>10.68732453</text:p>
          </table:table-cell>
          <table:table-cell table:formula="of:=15.12-10*LOG10(POWER(10;[.E250]/10)-1)" office:value-type="float" office:value="4.82018582899033" calcext:value-type="float">
            <text:p>4.820185829</text:p>
          </table:table-cell>
          <table:table-cell table:number-columns-repeated="1018"/>
        </table:table-row>
        <table:table-row table:style-name="ro2">
          <table:table-cell office:value-type="float" office:value="54130434.78" calcext:value-type="float">
            <text:p>54130434.78</text:p>
          </table:table-cell>
          <table:table-cell table:formula="of:=[.A251]/1000000" office:value-type="float" office:value="54.13043478" calcext:value-type="float">
            <text:p>54.13043478</text:p>
          </table:table-cell>
          <table:table-cell office:value-type="float" office:value="-80.21821594" calcext:value-type="float">
            <text:p>-80.21821594</text:p>
          </table:table-cell>
          <table:table-cell office:value-type="float" office:value="-69.360672" calcext:value-type="float">
            <text:p>-69.360672</text:p>
          </table:table-cell>
          <table:table-cell table:formula="of:=[.D251]-[.C251]" office:value-type="float" office:value="10.85754394" calcext:value-type="float">
            <text:p>10.85754394</text:p>
          </table:table-cell>
          <table:table-cell table:formula="of:=15.12-10*LOG10(POWER(10;[.E251]/10)-1)" office:value-type="float" office:value="4.63441511916754" calcext:value-type="float">
            <text:p>4.6344151192</text:p>
          </table:table-cell>
          <table:table-cell table:number-columns-repeated="1018"/>
        </table:table-row>
        <table:table-row table:style-name="ro2">
          <table:table-cell office:value-type="float" office:value="54347826.09" calcext:value-type="float">
            <text:p>54347826.09</text:p>
          </table:table-cell>
          <table:table-cell table:formula="of:=[.A252]/1000000" office:value-type="float" office:value="54.34782609" calcext:value-type="float">
            <text:p>54.34782609</text:p>
          </table:table-cell>
          <table:table-cell office:value-type="float" office:value="-79.78277588" calcext:value-type="float">
            <text:p>-79.78277588</text:p>
          </table:table-cell>
          <table:table-cell office:value-type="float" office:value="-69.59672546" calcext:value-type="float">
            <text:p>-69.59672546</text:p>
          </table:table-cell>
          <table:table-cell table:formula="of:=[.D252]-[.C252]" office:value-type="float" office:value="10.18605042" calcext:value-type="float">
            <text:p>10.18605042</text:p>
          </table:table-cell>
          <table:table-cell table:formula="of:=15.12-10*LOG10(POWER(10;[.E252]/10)-1)" office:value-type="float" office:value="5.37133575532275" calcext:value-type="float">
            <text:p>5.3713357553</text:p>
          </table:table-cell>
          <table:table-cell table:number-columns-repeated="1018"/>
        </table:table-row>
        <table:table-row table:style-name="ro2">
          <table:table-cell office:value-type="float" office:value="54565217.39" calcext:value-type="float">
            <text:p>54565217.39</text:p>
          </table:table-cell>
          <table:table-cell table:formula="of:=[.A253]/1000000" office:value-type="float" office:value="54.56521739" calcext:value-type="float">
            <text:p>54.56521739</text:p>
          </table:table-cell>
          <table:table-cell office:value-type="float" office:value="-78.76880646" calcext:value-type="float">
            <text:p>-78.76880646</text:p>
          </table:table-cell>
          <table:table-cell office:value-type="float" office:value="-69.81038666" calcext:value-type="float">
            <text:p>-69.81038666</text:p>
          </table:table-cell>
          <table:table-cell table:formula="of:=[.D253]-[.C253]" office:value-type="float" office:value="8.9584198" calcext:value-type="float">
            <text:p>8.9584198</text:p>
          </table:table-cell>
          <table:table-cell table:formula="of:=15.12-10*LOG10(POWER(10;[.E253]/10)-1)" office:value-type="float" office:value="6.7519534217068" calcext:value-type="float">
            <text:p>6.7519534217</text:p>
          </table:table-cell>
          <table:table-cell table:number-columns-repeated="1018"/>
        </table:table-row>
        <table:table-row table:style-name="ro2">
          <table:table-cell office:value-type="float" office:value="54782608.7" calcext:value-type="float">
            <text:p>54782608.7</text:p>
          </table:table-cell>
          <table:table-cell table:formula="of:=[.A254]/1000000" office:value-type="float" office:value="54.7826087" calcext:value-type="float">
            <text:p>54.7826087</text:p>
          </table:table-cell>
          <table:table-cell office:value-type="float" office:value="-77.50254822" calcext:value-type="float">
            <text:p>-77.50254822</text:p>
          </table:table-cell>
          <table:table-cell office:value-type="float" office:value="-69.76555634" calcext:value-type="float">
            <text:p>-69.76555634</text:p>
          </table:table-cell>
          <table:table-cell table:formula="of:=[.D254]-[.C254]" office:value-type="float" office:value="7.73699188000001" calcext:value-type="float">
            <text:p>7.73699188</text:p>
          </table:table-cell>
          <table:table-cell table:formula="of:=15.12-10*LOG10(POWER(10;[.E254]/10)-1)" office:value-type="float" office:value="8.18377973547891" calcext:value-type="float">
            <text:p>8.1837797355</text:p>
          </table:table-cell>
          <table:table-cell table:number-columns-repeated="1018"/>
        </table:table-row>
        <table:table-row table:style-name="ro2">
          <table:table-cell office:value-type="float" office:value="55000000" calcext:value-type="float">
            <text:p>55000000</text:p>
          </table:table-cell>
          <table:table-cell table:formula="of:=[.A255]/1000000" office:value-type="float" office:value="55" calcext:value-type="float">
            <text:p>55</text:p>
          </table:table-cell>
          <table:table-cell office:value-type="float" office:value="-76.25164032" calcext:value-type="float">
            <text:p>-76.25164032</text:p>
          </table:table-cell>
          <table:table-cell office:value-type="float" office:value="-69.70982361" calcext:value-type="float">
            <text:p>-69.70982361</text:p>
          </table:table-cell>
          <table:table-cell table:formula="of:=[.D255]-[.C255]" office:value-type="float" office:value="6.54181670999999" calcext:value-type="float">
            <text:p>6.54181671</text:p>
          </table:table-cell>
          <table:table-cell table:formula="of:=15.12-10*LOG10(POWER(10;[.E255]/10)-1)" office:value-type="float" office:value="9.66686293134895" calcext:value-type="float">
            <text:p>9.6668629313</text:p>
          </table:table-cell>
          <table:table-cell table:number-columns-repeated="1018"/>
        </table:table-row>
        <table:table-row table:style-name="ro2">
          <table:table-cell office:value-type="float" office:value="55217391.3" calcext:value-type="float">
            <text:p>55217391.3</text:p>
          </table:table-cell>
          <table:table-cell table:formula="of:=[.A256]/1000000" office:value-type="float" office:value="55.2173913" calcext:value-type="float">
            <text:p>55.2173913</text:p>
          </table:table-cell>
          <table:table-cell office:value-type="float" office:value="-75.51876831" calcext:value-type="float">
            <text:p>-75.51876831</text:p>
          </table:table-cell>
          <table:table-cell office:value-type="float" office:value="-69.65032959" calcext:value-type="float">
            <text:p>-69.65032959</text:p>
          </table:table-cell>
          <table:table-cell table:formula="of:=[.D256]-[.C256]" office:value-type="float" office:value="5.86843872" calcext:value-type="float">
            <text:p>5.86843872</text:p>
          </table:table-cell>
          <table:table-cell table:formula="of:=15.12-10*LOG10(POWER(10;[.E256]/10)-1)" office:value-type="float" office:value="10.5528772643852" calcext:value-type="float">
            <text:p>10.5528772644</text:p>
          </table:table-cell>
          <table:table-cell table:number-columns-repeated="1018"/>
        </table:table-row>
        <table:table-row table:style-name="ro2">
          <table:table-cell office:value-type="float" office:value="55434782.61" calcext:value-type="float">
            <text:p>55434782.61</text:p>
          </table:table-cell>
          <table:table-cell table:formula="of:=[.A257]/1000000" office:value-type="float" office:value="55.43478261" calcext:value-type="float">
            <text:p>55.43478261</text:p>
          </table:table-cell>
          <table:table-cell office:value-type="float" office:value="-75.90893555" calcext:value-type="float">
            <text:p>-75.90893555</text:p>
          </table:table-cell>
          <table:table-cell office:value-type="float" office:value="-69.76594543" calcext:value-type="float">
            <text:p>-69.76594543</text:p>
          </table:table-cell>
          <table:table-cell table:formula="of:=[.D257]-[.C257]" office:value-type="float" office:value="6.14299011999999" calcext:value-type="float">
            <text:p>6.14299012</text:p>
          </table:table-cell>
          <table:table-cell table:formula="of:=15.12-10*LOG10(POWER(10;[.E257]/10)-1)" office:value-type="float" office:value="10.1863551657832" calcext:value-type="float">
            <text:p>10.1863551658</text:p>
          </table:table-cell>
          <table:table-cell table:number-columns-repeated="1018"/>
        </table:table-row>
        <table:table-row table:style-name="ro2">
          <table:table-cell office:value-type="float" office:value="55652173.91" calcext:value-type="float">
            <text:p>55652173.91</text:p>
          </table:table-cell>
          <table:table-cell table:formula="of:=[.A258]/1000000" office:value-type="float" office:value="55.65217391" calcext:value-type="float">
            <text:p>55.65217391</text:p>
          </table:table-cell>
          <table:table-cell office:value-type="float" office:value="-76.91920471" calcext:value-type="float">
            <text:p>-76.91920471</text:p>
          </table:table-cell>
          <table:table-cell office:value-type="float" office:value="-70.28158569" calcext:value-type="float">
            <text:p>-70.28158569</text:p>
          </table:table-cell>
          <table:table-cell table:formula="of:=[.D258]-[.C258]" office:value-type="float" office:value="6.63761902" calcext:value-type="float">
            <text:p>6.63761902</text:p>
          </table:table-cell>
          <table:table-cell table:formula="of:=15.12-10*LOG10(POWER(10;[.E258]/10)-1)" office:value-type="float" office:value="9.54414931970336" calcext:value-type="float">
            <text:p>9.5441493197</text:p>
          </table:table-cell>
          <table:table-cell table:number-columns-repeated="1018"/>
        </table:table-row>
        <table:table-row table:style-name="ro2">
          <table:table-cell office:value-type="float" office:value="55869565.22" calcext:value-type="float">
            <text:p>55869565.22</text:p>
          </table:table-cell>
          <table:table-cell table:formula="of:=[.A259]/1000000" office:value-type="float" office:value="55.86956522" calcext:value-type="float">
            <text:p>55.86956522</text:p>
          </table:table-cell>
          <table:table-cell office:value-type="float" office:value="-78.35783386" calcext:value-type="float">
            <text:p>-78.35783386</text:p>
          </table:table-cell>
          <table:table-cell office:value-type="float" office:value="-70.53009796" calcext:value-type="float">
            <text:p>-70.53009796</text:p>
          </table:table-cell>
          <table:table-cell table:formula="of:=[.D259]-[.C259]" office:value-type="float" office:value="7.82773589999999" calcext:value-type="float">
            <text:p>7.8277359</text:p>
          </table:table-cell>
          <table:table-cell table:formula="of:=15.12-10*LOG10(POWER(10;[.E259]/10)-1)" office:value-type="float" office:value="8.07489062587401" calcext:value-type="float">
            <text:p>8.0748906259</text:p>
          </table:table-cell>
          <table:table-cell table:number-columns-repeated="1018"/>
        </table:table-row>
        <table:table-row table:style-name="ro2">
          <table:table-cell office:value-type="float" office:value="56086956.52" calcext:value-type="float">
            <text:p>56086956.52</text:p>
          </table:table-cell>
          <table:table-cell table:formula="of:=[.A260]/1000000" office:value-type="float" office:value="56.08695652" calcext:value-type="float">
            <text:p>56.08695652</text:p>
          </table:table-cell>
          <table:table-cell office:value-type="float" office:value="-79.51385498" calcext:value-type="float">
            <text:p>-79.51385498</text:p>
          </table:table-cell>
          <table:table-cell office:value-type="float" office:value="-70.65022278" calcext:value-type="float">
            <text:p>-70.65022278</text:p>
          </table:table-cell>
          <table:table-cell table:formula="of:=[.D260]-[.C260]" office:value-type="float" office:value="8.86363220000001" calcext:value-type="float">
            <text:p>8.8636322</text:p>
          </table:table-cell>
          <table:table-cell table:formula="of:=15.12-10*LOG10(POWER(10;[.E260]/10)-1)" office:value-type="float" office:value="6.86071736305393" calcext:value-type="float">
            <text:p>6.8607173631</text:p>
          </table:table-cell>
          <table:table-cell table:number-columns-repeated="1018"/>
        </table:table-row>
        <table:table-row table:style-name="ro2">
          <table:table-cell office:value-type="float" office:value="56304347.83" calcext:value-type="float">
            <text:p>56304347.83</text:p>
          </table:table-cell>
          <table:table-cell table:formula="of:=[.A261]/1000000" office:value-type="float" office:value="56.30434783" calcext:value-type="float">
            <text:p>56.30434783</text:p>
          </table:table-cell>
          <table:table-cell office:value-type="float" office:value="-80.75156403" calcext:value-type="float">
            <text:p>-80.75156403</text:p>
          </table:table-cell>
          <table:table-cell office:value-type="float" office:value="-70.83927155" calcext:value-type="float">
            <text:p>-70.83927155</text:p>
          </table:table-cell>
          <table:table-cell table:formula="of:=[.D261]-[.C261]" office:value-type="float" office:value="9.91229248000001" calcext:value-type="float">
            <text:p>9.91229248</text:p>
          </table:table-cell>
          <table:table-cell table:formula="of:=15.12-10*LOG10(POWER(10;[.E261]/10)-1)" office:value-type="float" office:value="5.67513795054303" calcext:value-type="float">
            <text:p>5.6751379505</text:p>
          </table:table-cell>
          <table:table-cell table:number-columns-repeated="1018"/>
        </table:table-row>
        <table:table-row table:style-name="ro2">
          <table:table-cell office:value-type="float" office:value="56521739.13" calcext:value-type="float">
            <text:p>56521739.13</text:p>
          </table:table-cell>
          <table:table-cell table:formula="of:=[.A262]/1000000" office:value-type="float" office:value="56.52173913" calcext:value-type="float">
            <text:p>56.52173913</text:p>
          </table:table-cell>
          <table:table-cell office:value-type="float" office:value="-80.9524765" calcext:value-type="float">
            <text:p>-80.9524765</text:p>
          </table:table-cell>
          <table:table-cell office:value-type="float" office:value="-70.92736053" calcext:value-type="float">
            <text:p>-70.92736053</text:p>
          </table:table-cell>
          <table:table-cell table:formula="of:=[.D262]-[.C262]" office:value-type="float" office:value="10.02511597" calcext:value-type="float">
            <text:p>10.02511597</text:p>
          </table:table-cell>
          <table:table-cell table:formula="of:=15.12-10*LOG10(POWER(10;[.E262]/10)-1)" office:value-type="float" office:value="5.54967721723013" calcext:value-type="float">
            <text:p>5.5496772172</text:p>
          </table:table-cell>
          <table:table-cell table:number-columns-repeated="1018"/>
        </table:table-row>
        <table:table-row table:style-name="ro2">
          <table:table-cell office:value-type="float" office:value="56739130.43" calcext:value-type="float">
            <text:p>56739130.43</text:p>
          </table:table-cell>
          <table:table-cell table:formula="of:=[.A263]/1000000" office:value-type="float" office:value="56.73913043" calcext:value-type="float">
            <text:p>56.73913043</text:p>
          </table:table-cell>
          <table:table-cell office:value-type="float" office:value="-81.31533051" calcext:value-type="float">
            <text:p>-81.31533051</text:p>
          </table:table-cell>
          <table:table-cell office:value-type="float" office:value="-70.98511505" calcext:value-type="float">
            <text:p>-70.98511505</text:p>
          </table:table-cell>
          <table:table-cell table:formula="of:=[.D263]-[.C263]" office:value-type="float" office:value="10.33021546" calcext:value-type="float">
            <text:p>10.33021546</text:p>
          </table:table-cell>
          <table:table-cell table:formula="of:=15.12-10*LOG10(POWER(10;[.E263]/10)-1)" office:value-type="float" office:value="5.21217196530736" calcext:value-type="float">
            <text:p>5.2121719653</text:p>
          </table:table-cell>
          <table:table-cell table:number-columns-repeated="1018"/>
        </table:table-row>
        <table:table-row table:style-name="ro2">
          <table:table-cell office:value-type="float" office:value="56956521.74" calcext:value-type="float">
            <text:p>56956521.74</text:p>
          </table:table-cell>
          <table:table-cell table:formula="of:=[.A264]/1000000" office:value-type="float" office:value="56.95652174" calcext:value-type="float">
            <text:p>56.95652174</text:p>
          </table:table-cell>
          <table:table-cell office:value-type="float" office:value="-81.35207367" calcext:value-type="float">
            <text:p>-81.35207367</text:p>
          </table:table-cell>
          <table:table-cell office:value-type="float" office:value="-71.0994873" calcext:value-type="float">
            <text:p>-71.0994873</text:p>
          </table:table-cell>
          <table:table-cell table:formula="of:=[.D264]-[.C264]" office:value-type="float" office:value="10.25258637" calcext:value-type="float">
            <text:p>10.25258637</text:p>
          </table:table-cell>
          <table:table-cell table:formula="of:=15.12-10*LOG10(POWER(10;[.E264]/10)-1)" office:value-type="float" office:value="5.2978091513149" calcext:value-type="float">
            <text:p>5.2978091513</text:p>
          </table:table-cell>
          <table:table-cell table:number-columns-repeated="1018"/>
        </table:table-row>
        <table:table-row table:style-name="ro2">
          <table:table-cell office:value-type="float" office:value="57173913.04" calcext:value-type="float">
            <text:p>57173913.04</text:p>
          </table:table-cell>
          <table:table-cell table:formula="of:=[.A265]/1000000" office:value-type="float" office:value="57.17391304" calcext:value-type="float">
            <text:p>57.17391304</text:p>
          </table:table-cell>
          <table:table-cell office:value-type="float" office:value="-81.44624329" calcext:value-type="float">
            <text:p>-81.44624329</text:p>
          </table:table-cell>
          <table:table-cell office:value-type="float" office:value="-71.39131165" calcext:value-type="float">
            <text:p>-71.39131165</text:p>
          </table:table-cell>
          <table:table-cell table:formula="of:=[.D265]-[.C265]" office:value-type="float" office:value="10.05493164" calcext:value-type="float">
            <text:p>10.05493164</text:p>
          </table:table-cell>
          <table:table-cell table:formula="of:=15.12-10*LOG10(POWER(10;[.E265]/10)-1)" office:value-type="float" office:value="5.51658241902023" calcext:value-type="float">
            <text:p>5.516582419</text:p>
          </table:table-cell>
          <table:table-cell table:number-columns-repeated="1018"/>
        </table:table-row>
        <table:table-row table:style-name="ro2">
          <table:table-cell office:value-type="float" office:value="57391304.35" calcext:value-type="float">
            <text:p>57391304.35</text:p>
          </table:table-cell>
          <table:table-cell table:formula="of:=[.A266]/1000000" office:value-type="float" office:value="57.39130435" calcext:value-type="float">
            <text:p>57.39130435</text:p>
          </table:table-cell>
          <table:table-cell office:value-type="float" office:value="-81.48139954" calcext:value-type="float">
            <text:p>-81.48139954</text:p>
          </table:table-cell>
          <table:table-cell office:value-type="float" office:value="-71.72305298" calcext:value-type="float">
            <text:p>-71.72305298</text:p>
          </table:table-cell>
          <table:table-cell table:formula="of:=[.D266]-[.C266]" office:value-type="float" office:value="9.75834655999999" calcext:value-type="float">
            <text:p>9.75834656</text:p>
          </table:table-cell>
          <table:table-cell table:formula="of:=15.12-10*LOG10(POWER(10;[.E266]/10)-1)" office:value-type="float" office:value="5.84692794018656" calcext:value-type="float">
            <text:p>5.8469279402</text:p>
          </table:table-cell>
          <table:table-cell table:number-columns-repeated="1018"/>
        </table:table-row>
        <table:table-row table:style-name="ro2">
          <table:table-cell office:value-type="float" office:value="57608695.65" calcext:value-type="float">
            <text:p>57608695.65</text:p>
          </table:table-cell>
          <table:table-cell table:formula="of:=[.A267]/1000000" office:value-type="float" office:value="57.60869565" calcext:value-type="float">
            <text:p>57.60869565</text:p>
          </table:table-cell>
          <table:table-cell office:value-type="float" office:value="-81.73240662" calcext:value-type="float">
            <text:p>-81.73240662</text:p>
          </table:table-cell>
          <table:table-cell office:value-type="float" office:value="-71.74886322" calcext:value-type="float">
            <text:p>-71.74886322</text:p>
          </table:table-cell>
          <table:table-cell table:formula="of:=[.D267]-[.C267]" office:value-type="float" office:value="9.98354339999999" calcext:value-type="float">
            <text:p>9.9835434</text:p>
          </table:table-cell>
          <table:table-cell table:formula="of:=15.12-10*LOG10(POWER(10;[.E267]/10)-1)" office:value-type="float" office:value="5.59586387196074" calcext:value-type="float">
            <text:p>5.595863872</text:p>
          </table:table-cell>
          <table:table-cell table:number-columns-repeated="1018"/>
        </table:table-row>
        <table:table-row table:style-name="ro2">
          <table:table-cell office:value-type="float" office:value="57826086.96" calcext:value-type="float">
            <text:p>57826086.96</text:p>
          </table:table-cell>
          <table:table-cell table:formula="of:=[.A268]/1000000" office:value-type="float" office:value="57.82608696" calcext:value-type="float">
            <text:p>57.82608696</text:p>
          </table:table-cell>
          <table:table-cell office:value-type="float" office:value="-82.06419373" calcext:value-type="float">
            <text:p>-82.06419373</text:p>
          </table:table-cell>
          <table:table-cell office:value-type="float" office:value="-71.8001709" calcext:value-type="float">
            <text:p>-71.8001709</text:p>
          </table:table-cell>
          <table:table-cell table:formula="of:=[.D268]-[.C268]" office:value-type="float" office:value="10.26402283" calcext:value-type="float">
            <text:p>10.26402283</text:p>
          </table:table-cell>
          <table:table-cell table:formula="of:=15.12-10*LOG10(POWER(10;[.E268]/10)-1)" office:value-type="float" office:value="5.28518298067378" calcext:value-type="float">
            <text:p>5.2851829807</text:p>
          </table:table-cell>
          <table:table-cell table:number-columns-repeated="1018"/>
        </table:table-row>
        <table:table-row table:style-name="ro2">
          <table:table-cell office:value-type="float" office:value="58043478.26" calcext:value-type="float">
            <text:p>58043478.26</text:p>
          </table:table-cell>
          <table:table-cell table:formula="of:=[.A269]/1000000" office:value-type="float" office:value="58.04347826" calcext:value-type="float">
            <text:p>58.04347826</text:p>
          </table:table-cell>
          <table:table-cell office:value-type="float" office:value="-82.22335052" calcext:value-type="float">
            <text:p>-82.22335052</text:p>
          </table:table-cell>
          <table:table-cell office:value-type="float" office:value="-71.93416595" calcext:value-type="float">
            <text:p>-71.93416595</text:p>
          </table:table-cell>
          <table:table-cell table:formula="of:=[.D269]-[.C269]" office:value-type="float" office:value="10.28918457" calcext:value-type="float">
            <text:p>10.28918457</text:p>
          </table:table-cell>
          <table:table-cell table:formula="of:=15.12-10*LOG10(POWER(10;[.E269]/10)-1)" office:value-type="float" office:value="5.25741585984385" calcext:value-type="float">
            <text:p>5.2574158598</text:p>
          </table:table-cell>
          <table:table-cell table:number-columns-repeated="1018"/>
        </table:table-row>
        <table:table-row table:style-name="ro2">
          <table:table-cell office:value-type="float" office:value="58260869.57" calcext:value-type="float">
            <text:p>58260869.57</text:p>
          </table:table-cell>
          <table:table-cell table:formula="of:=[.A270]/1000000" office:value-type="float" office:value="58.26086957" calcext:value-type="float">
            <text:p>58.26086957</text:p>
          </table:table-cell>
          <table:table-cell office:value-type="float" office:value="-82.33327484" calcext:value-type="float">
            <text:p>-82.33327484</text:p>
          </table:table-cell>
          <table:table-cell office:value-type="float" office:value="-71.94932556" calcext:value-type="float">
            <text:p>-71.94932556</text:p>
          </table:table-cell>
          <table:table-cell table:formula="of:=[.D270]-[.C270]" office:value-type="float" office:value="10.38394928" calcext:value-type="float">
            <text:p>10.38394928</text:p>
          </table:table-cell>
          <table:table-cell table:formula="of:=15.12-10*LOG10(POWER(10;[.E270]/10)-1)" office:value-type="float" office:value="5.15298674099864" calcext:value-type="float">
            <text:p>5.152986741</text:p>
          </table:table-cell>
          <table:table-cell table:number-columns-repeated="1018"/>
        </table:table-row>
        <table:table-row table:style-name="ro2">
          <table:table-cell office:value-type="float" office:value="58478260.87" calcext:value-type="float">
            <text:p>58478260.87</text:p>
          </table:table-cell>
          <table:table-cell table:formula="of:=[.A271]/1000000" office:value-type="float" office:value="58.47826087" calcext:value-type="float">
            <text:p>58.47826087</text:p>
          </table:table-cell>
          <table:table-cell office:value-type="float" office:value="-82.20336151" calcext:value-type="float">
            <text:p>-82.20336151</text:p>
          </table:table-cell>
          <table:table-cell office:value-type="float" office:value="-72.35509491" calcext:value-type="float">
            <text:p>-72.35509491</text:p>
          </table:table-cell>
          <table:table-cell table:formula="of:=[.D271]-[.C271]" office:value-type="float" office:value="9.84826659999999" calcext:value-type="float">
            <text:p>9.8482666</text:p>
          </table:table-cell>
          <table:table-cell table:formula="of:=15.12-10*LOG10(POWER(10;[.E271]/10)-1)" office:value-type="float" office:value="5.74649952630818" calcext:value-type="float">
            <text:p>5.7464995263</text:p>
          </table:table-cell>
          <table:table-cell table:number-columns-repeated="1018"/>
        </table:table-row>
        <table:table-row table:style-name="ro2">
          <table:table-cell office:value-type="float" office:value="58695652.17" calcext:value-type="float">
            <text:p>58695652.17</text:p>
          </table:table-cell>
          <table:table-cell table:formula="of:=[.A272]/1000000" office:value-type="float" office:value="58.69565217" calcext:value-type="float">
            <text:p>58.69565217</text:p>
          </table:table-cell>
          <table:table-cell office:value-type="float" office:value="-81.82099915" calcext:value-type="float">
            <text:p>-81.82099915</text:p>
          </table:table-cell>
          <table:table-cell office:value-type="float" office:value="-72.31001282" calcext:value-type="float">
            <text:p>-72.31001282</text:p>
          </table:table-cell>
          <table:table-cell table:formula="of:=[.D272]-[.C272]" office:value-type="float" office:value="9.51098633000001" calcext:value-type="float">
            <text:p>9.51098633</text:p>
          </table:table-cell>
          <table:table-cell table:formula="of:=15.12-10*LOG10(POWER(10;[.E272]/10)-1)" office:value-type="float" office:value="6.12448479059957" calcext:value-type="float">
            <text:p>6.1244847906</text:p>
          </table:table-cell>
          <table:table-cell table:number-columns-repeated="1018"/>
        </table:table-row>
        <table:table-row table:style-name="ro2">
          <table:table-cell office:value-type="float" office:value="58913043.48" calcext:value-type="float">
            <text:p>58913043.48</text:p>
          </table:table-cell>
          <table:table-cell table:formula="of:=[.A273]/1000000" office:value-type="float" office:value="58.91304348" calcext:value-type="float">
            <text:p>58.91304348</text:p>
          </table:table-cell>
          <table:table-cell office:value-type="float" office:value="-81.16157532" calcext:value-type="float">
            <text:p>-81.16157532</text:p>
          </table:table-cell>
          <table:table-cell office:value-type="float" office:value="-72.27873993" calcext:value-type="float">
            <text:p>-72.27873993</text:p>
          </table:table-cell>
          <table:table-cell table:formula="of:=[.D273]-[.C273]" office:value-type="float" office:value="8.88283539000001" calcext:value-type="float">
            <text:p>8.88283539</text:p>
          </table:table-cell>
          <table:table-cell table:formula="of:=15.12-10*LOG10(POWER(10;[.E273]/10)-1)" office:value-type="float" office:value="6.83865432927914" calcext:value-type="float">
            <text:p>6.8386543293</text:p>
          </table:table-cell>
          <table:table-cell table:number-columns-repeated="1018"/>
        </table:table-row>
        <table:table-row table:style-name="ro2">
          <table:table-cell office:value-type="float" office:value="59130434.78" calcext:value-type="float">
            <text:p>59130434.78</text:p>
          </table:table-cell>
          <table:table-cell table:formula="of:=[.A274]/1000000" office:value-type="float" office:value="59.13043478" calcext:value-type="float">
            <text:p>59.13043478</text:p>
          </table:table-cell>
          <table:table-cell office:value-type="float" office:value="-80.72842407" calcext:value-type="float">
            <text:p>-80.72842407</text:p>
          </table:table-cell>
          <table:table-cell office:value-type="float" office:value="-72.37924194" calcext:value-type="float">
            <text:p>-72.37924194</text:p>
          </table:table-cell>
          <table:table-cell table:formula="of:=[.D274]-[.C274]" office:value-type="float" office:value="8.34918212999999" calcext:value-type="float">
            <text:p>8.34918213</text:p>
          </table:table-cell>
          <table:table-cell table:formula="of:=15.12-10*LOG10(POWER(10;[.E274]/10)-1)" office:value-type="float" office:value="7.45748657080645" calcext:value-type="float">
            <text:p>7.4574865708</text:p>
          </table:table-cell>
          <table:table-cell table:number-columns-repeated="1018"/>
        </table:table-row>
        <table:table-row table:style-name="ro2">
          <table:table-cell office:value-type="float" office:value="59347826.09" calcext:value-type="float">
            <text:p>59347826.09</text:p>
          </table:table-cell>
          <table:table-cell table:formula="of:=[.A275]/1000000" office:value-type="float" office:value="59.34782609" calcext:value-type="float">
            <text:p>59.34782609</text:p>
          </table:table-cell>
          <table:table-cell office:value-type="float" office:value="-80.55490875" calcext:value-type="float">
            <text:p>-80.55490875</text:p>
          </table:table-cell>
          <table:table-cell office:value-type="float" office:value="-72.44475555" calcext:value-type="float">
            <text:p>-72.44475555</text:p>
          </table:table-cell>
          <table:table-cell table:formula="of:=[.D275]-[.C275]" office:value-type="float" office:value="8.11015320000001" calcext:value-type="float">
            <text:p>8.1101532</text:p>
          </table:table-cell>
          <table:table-cell table:formula="of:=15.12-10*LOG10(POWER(10;[.E275]/10)-1)" office:value-type="float" office:value="7.73881337709484" calcext:value-type="float">
            <text:p>7.7388133771</text:p>
          </table:table-cell>
          <table:table-cell table:number-columns-repeated="1018"/>
        </table:table-row>
        <table:table-row table:style-name="ro2">
          <table:table-cell office:value-type="float" office:value="59565217.39" calcext:value-type="float">
            <text:p>59565217.39</text:p>
          </table:table-cell>
          <table:table-cell table:formula="of:=[.A276]/1000000" office:value-type="float" office:value="59.56521739" calcext:value-type="float">
            <text:p>59.56521739</text:p>
          </table:table-cell>
          <table:table-cell office:value-type="float" office:value="-80.4171524" calcext:value-type="float">
            <text:p>-80.4171524</text:p>
          </table:table-cell>
          <table:table-cell office:value-type="float" office:value="-72.61538696" calcext:value-type="float">
            <text:p>-72.61538696</text:p>
          </table:table-cell>
          <table:table-cell table:formula="of:=[.D276]-[.C276]" office:value-type="float" office:value="7.80176544000001" calcext:value-type="float">
            <text:p>7.80176544</text:p>
          </table:table-cell>
          <table:table-cell table:formula="of:=15.12-10*LOG10(POWER(10;[.E276]/10)-1)" office:value-type="float" office:value="8.10600774235997" calcext:value-type="float">
            <text:p>8.1060077424</text:p>
          </table:table-cell>
          <table:table-cell table:number-columns-repeated="1018"/>
        </table:table-row>
        <table:table-row table:style-name="ro2">
          <table:table-cell office:value-type="float" office:value="59782608.7" calcext:value-type="float">
            <text:p>59782608.7</text:p>
          </table:table-cell>
          <table:table-cell table:formula="of:=[.A277]/1000000" office:value-type="float" office:value="59.7826087" calcext:value-type="float">
            <text:p>59.7826087</text:p>
          </table:table-cell>
          <table:table-cell office:value-type="float" office:value="-80.53314972" calcext:value-type="float">
            <text:p>-80.53314972</text:p>
          </table:table-cell>
          <table:table-cell office:value-type="float" office:value="-72.74004364" calcext:value-type="float">
            <text:p>-72.74004364</text:p>
          </table:table-cell>
          <table:table-cell table:formula="of:=[.D277]-[.C277]" office:value-type="float" office:value="7.79310608000002" calcext:value-type="float">
            <text:p>7.79310608</text:p>
          </table:table-cell>
          <table:table-cell table:formula="of:=15.12-10*LOG10(POWER(10;[.E277]/10)-1)" office:value-type="float" office:value="8.1163913745356" calcext:value-type="float">
            <text:p>8.1163913745</text:p>
          </table:table-cell>
          <table:table-cell table:number-columns-repeated="1018"/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table:formula="of:=[.A278]/1000000" office:value-type="float" office:value="60" calcext:value-type="float">
            <text:p>60</text:p>
          </table:table-cell>
          <table:table-cell office:value-type="float" office:value="-80.53755188" calcext:value-type="float">
            <text:p>-80.53755188</text:p>
          </table:table-cell>
          <table:table-cell office:value-type="float" office:value="-72.79734039" calcext:value-type="float">
            <text:p>-72.79734039</text:p>
          </table:table-cell>
          <table:table-cell table:formula="of:=[.D278]-[.C278]" office:value-type="float" office:value="7.74021148999999" calcext:value-type="float">
            <text:p>7.74021149</text:p>
          </table:table-cell>
          <table:table-cell table:formula="of:=15.12-10*LOG10(POWER(10;[.E278]/10)-1)" office:value-type="float" office:value="8.17990851555532" calcext:value-type="float">
            <text:p>8.1799085156</text:p>
          </table:table-cell>
          <table:table-cell table:number-columns-repeated="1018"/>
        </table:table-row>
        <table:table-row table:style-name="ro2">
          <table:table-cell office:value-type="float" office:value="60217391.3" calcext:value-type="float">
            <text:p>60217391.3</text:p>
          </table:table-cell>
          <table:table-cell table:formula="of:=[.A279]/1000000" office:value-type="float" office:value="60.2173913" calcext:value-type="float">
            <text:p>60.2173913</text:p>
          </table:table-cell>
          <table:table-cell office:value-type="float" office:value="-80.38539886" calcext:value-type="float">
            <text:p>-80.38539886</text:p>
          </table:table-cell>
          <table:table-cell office:value-type="float" office:value="-72.7652359" calcext:value-type="float">
            <text:p>-72.7652359</text:p>
          </table:table-cell>
          <table:table-cell table:formula="of:=[.D279]-[.C279]" office:value-type="float" office:value="7.62016296000002" calcext:value-type="float">
            <text:p>7.62016296</text:p>
          </table:table-cell>
          <table:table-cell table:formula="of:=15.12-10*LOG10(POWER(10;[.E279]/10)-1)" office:value-type="float" office:value="8.32465142317338" calcext:value-type="float">
            <text:p>8.3246514232</text:p>
          </table:table-cell>
          <table:table-cell table:number-columns-repeated="1018"/>
        </table:table-row>
        <table:table-row table:style-name="ro2">
          <table:table-cell office:value-type="float" office:value="60434782.61" calcext:value-type="float">
            <text:p>60434782.61</text:p>
          </table:table-cell>
          <table:table-cell table:formula="of:=[.A280]/1000000" office:value-type="float" office:value="60.43478261" calcext:value-type="float">
            <text:p>60.43478261</text:p>
          </table:table-cell>
          <table:table-cell office:value-type="float" office:value="-80.30888367" calcext:value-type="float">
            <text:p>-80.30888367</text:p>
          </table:table-cell>
          <table:table-cell office:value-type="float" office:value="-73.15041351" calcext:value-type="float">
            <text:p>-73.15041351</text:p>
          </table:table-cell>
          <table:table-cell table:formula="of:=[.D280]-[.C280]" office:value-type="float" office:value="7.15847016000001" calcext:value-type="float">
            <text:p>7.15847016</text:p>
          </table:table-cell>
          <table:table-cell table:formula="of:=15.12-10*LOG10(POWER(10;[.E280]/10)-1)" office:value-type="float" office:value="8.88944266397756" calcext:value-type="float">
            <text:p>8.889442664</text:p>
          </table:table-cell>
          <table:table-cell table:number-columns-repeated="1018"/>
        </table:table-row>
        <table:table-row table:style-name="ro2">
          <table:table-cell office:value-type="float" office:value="60652173.91" calcext:value-type="float">
            <text:p>60652173.91</text:p>
          </table:table-cell>
          <table:table-cell table:formula="of:=[.A281]/1000000" office:value-type="float" office:value="60.65217391" calcext:value-type="float">
            <text:p>60.65217391</text:p>
          </table:table-cell>
          <table:table-cell office:value-type="float" office:value="-80.29236603" calcext:value-type="float">
            <text:p>-80.29236603</text:p>
          </table:table-cell>
          <table:table-cell office:value-type="float" office:value="-73.41719818" calcext:value-type="float">
            <text:p>-73.41719818</text:p>
          </table:table-cell>
          <table:table-cell table:formula="of:=[.D281]-[.C281]" office:value-type="float" office:value="6.87516785" calcext:value-type="float">
            <text:p>6.87516785</text:p>
          </table:table-cell>
          <table:table-cell table:formula="of:=15.12-10*LOG10(POWER(10;[.E281]/10)-1)" office:value-type="float" office:value="9.24304357559918" calcext:value-type="float">
            <text:p>9.2430435756</text:p>
          </table:table-cell>
          <table:table-cell table:number-columns-repeated="1018"/>
        </table:table-row>
        <table:table-row table:style-name="ro2">
          <table:table-cell office:value-type="float" office:value="60869565.22" calcext:value-type="float">
            <text:p>60869565.22</text:p>
          </table:table-cell>
          <table:table-cell table:formula="of:=[.A282]/1000000" office:value-type="float" office:value="60.86956522" calcext:value-type="float">
            <text:p>60.86956522</text:p>
          </table:table-cell>
          <table:table-cell office:value-type="float" office:value="-81.29347229" calcext:value-type="float">
            <text:p>-81.29347229</text:p>
          </table:table-cell>
          <table:table-cell office:value-type="float" office:value="-73.45783234" calcext:value-type="float">
            <text:p>-73.45783234</text:p>
          </table:table-cell>
          <table:table-cell table:formula="of:=[.D282]-[.C282]" office:value-type="float" office:value="7.83563995000002" calcext:value-type="float">
            <text:p>7.83563995</text:p>
          </table:table-cell>
          <table:table-cell table:formula="of:=15.12-10*LOG10(POWER(10;[.E282]/10)-1)" office:value-type="float" office:value="8.0654275057726" calcext:value-type="float">
            <text:p>8.0654275058</text:p>
          </table:table-cell>
          <table:table-cell table:number-columns-repeated="1018"/>
        </table:table-row>
        <table:table-row table:style-name="ro2">
          <table:table-cell office:value-type="float" office:value="61086956.52" calcext:value-type="float">
            <text:p>61086956.52</text:p>
          </table:table-cell>
          <table:table-cell table:formula="of:=[.A283]/1000000" office:value-type="float" office:value="61.08695652" calcext:value-type="float">
            <text:p>61.08695652</text:p>
          </table:table-cell>
          <table:table-cell office:value-type="float" office:value="-81.4043045" calcext:value-type="float">
            <text:p>-81.4043045</text:p>
          </table:table-cell>
          <table:table-cell office:value-type="float" office:value="-73.65700531" calcext:value-type="float">
            <text:p>-73.65700531</text:p>
          </table:table-cell>
          <table:table-cell table:formula="of:=[.D283]-[.C283]" office:value-type="float" office:value="7.74729918999999" calcext:value-type="float">
            <text:p>7.74729919</text:p>
          </table:table-cell>
          <table:table-cell table:formula="of:=15.12-10*LOG10(POWER(10;[.E283]/10)-1)" office:value-type="float" office:value="8.1713883960745" calcext:value-type="float">
            <text:p>8.1713883961</text:p>
          </table:table-cell>
          <table:table-cell table:number-columns-repeated="1018"/>
        </table:table-row>
        <table:table-row table:style-name="ro2">
          <table:table-cell office:value-type="float" office:value="61304347.83" calcext:value-type="float">
            <text:p>61304347.83</text:p>
          </table:table-cell>
          <table:table-cell table:formula="of:=[.A284]/1000000" office:value-type="float" office:value="61.30434783" calcext:value-type="float">
            <text:p>61.30434783</text:p>
          </table:table-cell>
          <table:table-cell office:value-type="float" office:value="-81.87042236" calcext:value-type="float">
            <text:p>-81.87042236</text:p>
          </table:table-cell>
          <table:table-cell office:value-type="float" office:value="-73.88663483" calcext:value-type="float">
            <text:p>-73.88663483</text:p>
          </table:table-cell>
          <table:table-cell table:formula="of:=[.D284]-[.C284]" office:value-type="float" office:value="7.98378752999999" calcext:value-type="float">
            <text:p>7.98378753</text:p>
          </table:table-cell>
          <table:table-cell table:formula="of:=15.12-10*LOG10(POWER(10;[.E284]/10)-1)" office:value-type="float" office:value="7.88867636983446" calcext:value-type="float">
            <text:p>7.8886763698</text:p>
          </table:table-cell>
          <table:table-cell table:number-columns-repeated="1018"/>
        </table:table-row>
        <table:table-row table:style-name="ro2">
          <table:table-cell office:value-type="float" office:value="61521739.13" calcext:value-type="float">
            <text:p>61521739.13</text:p>
          </table:table-cell>
          <table:table-cell table:formula="of:=[.A285]/1000000" office:value-type="float" office:value="61.52173913" calcext:value-type="float">
            <text:p>61.52173913</text:p>
          </table:table-cell>
          <table:table-cell office:value-type="float" office:value="-82.00483704" calcext:value-type="float">
            <text:p>-82.00483704</text:p>
          </table:table-cell>
          <table:table-cell office:value-type="float" office:value="-74.03147888" calcext:value-type="float">
            <text:p>-74.03147888</text:p>
          </table:table-cell>
          <table:table-cell table:formula="of:=[.D285]-[.C285]" office:value-type="float" office:value="7.97335815999999" calcext:value-type="float">
            <text:p>7.97335816</text:p>
          </table:table-cell>
          <table:table-cell table:formula="of:=15.12-10*LOG10(POWER(10;[.E285]/10)-1)" office:value-type="float" office:value="7.90108155389587" calcext:value-type="float">
            <text:p>7.9010815539</text:p>
          </table:table-cell>
          <table:table-cell table:number-columns-repeated="1018"/>
        </table:table-row>
        <table:table-row table:style-name="ro2">
          <table:table-cell office:value-type="float" office:value="61739130.43" calcext:value-type="float">
            <text:p>61739130.43</text:p>
          </table:table-cell>
          <table:table-cell table:formula="of:=[.A286]/1000000" office:value-type="float" office:value="61.73913043" calcext:value-type="float">
            <text:p>61.73913043</text:p>
          </table:table-cell>
          <table:table-cell office:value-type="float" office:value="-82.48990631" calcext:value-type="float">
            <text:p>-82.48990631</text:p>
          </table:table-cell>
          <table:table-cell office:value-type="float" office:value="-73.9972229" calcext:value-type="float">
            <text:p>-73.9972229</text:p>
          </table:table-cell>
          <table:table-cell table:formula="of:=[.D286]-[.C286]" office:value-type="float" office:value="8.49268341" calcext:value-type="float">
            <text:p>8.49268341</text:p>
          </table:table-cell>
          <table:table-cell table:formula="of:=15.12-10*LOG10(POWER(10;[.E286]/10)-1)" office:value-type="float" office:value="7.28987275198805" calcext:value-type="float">
            <text:p>7.289872752</text:p>
          </table:table-cell>
          <table:table-cell table:number-columns-repeated="1018"/>
        </table:table-row>
        <table:table-row table:style-name="ro2">
          <table:table-cell office:value-type="float" office:value="61956521.74" calcext:value-type="float">
            <text:p>61956521.74</text:p>
          </table:table-cell>
          <table:table-cell table:formula="of:=[.A287]/1000000" office:value-type="float" office:value="61.95652174" calcext:value-type="float">
            <text:p>61.95652174</text:p>
          </table:table-cell>
          <table:table-cell office:value-type="float" office:value="-82.66181946" calcext:value-type="float">
            <text:p>-82.66181946</text:p>
          </table:table-cell>
          <table:table-cell office:value-type="float" office:value="-74.33786774" calcext:value-type="float">
            <text:p>-74.33786774</text:p>
          </table:table-cell>
          <table:table-cell table:formula="of:=[.D287]-[.C287]" office:value-type="float" office:value="8.32395172000001" calcext:value-type="float">
            <text:p>8.32395172</text:p>
          </table:table-cell>
          <table:table-cell table:formula="of:=15.12-10*LOG10(POWER(10;[.E287]/10)-1)" office:value-type="float" office:value="7.48705360620964" calcext:value-type="float">
            <text:p>7.4870536062</text:p>
          </table:table-cell>
          <table:table-cell table:number-columns-repeated="1018"/>
        </table:table-row>
        <table:table-row table:style-name="ro2">
          <table:table-cell office:value-type="float" office:value="62173913.04" calcext:value-type="float">
            <text:p>62173913.04</text:p>
          </table:table-cell>
          <table:table-cell table:formula="of:=[.A288]/1000000" office:value-type="float" office:value="62.17391304" calcext:value-type="float">
            <text:p>62.17391304</text:p>
          </table:table-cell>
          <table:table-cell office:value-type="float" office:value="-83.04972076" calcext:value-type="float">
            <text:p>-83.04972076</text:p>
          </table:table-cell>
          <table:table-cell office:value-type="float" office:value="-74.39678192" calcext:value-type="float">
            <text:p>-74.39678192</text:p>
          </table:table-cell>
          <table:table-cell table:formula="of:=[.D288]-[.C288]" office:value-type="float" office:value="8.65293884" calcext:value-type="float">
            <text:p>8.65293884</text:p>
          </table:table-cell>
          <table:table-cell table:formula="of:=15.12-10*LOG10(POWER(10;[.E288]/10)-1)" office:value-type="float" office:value="7.10376386739646" calcext:value-type="float">
            <text:p>7.1037638674</text:p>
          </table:table-cell>
          <table:table-cell table:number-columns-repeated="1018"/>
        </table:table-row>
        <table:table-row table:style-name="ro2">
          <table:table-cell office:value-type="float" office:value="62391304.35" calcext:value-type="float">
            <text:p>62391304.35</text:p>
          </table:table-cell>
          <table:table-cell table:formula="of:=[.A289]/1000000" office:value-type="float" office:value="62.39130435" calcext:value-type="float">
            <text:p>62.39130435</text:p>
          </table:table-cell>
          <table:table-cell office:value-type="float" office:value="-83.32966614" calcext:value-type="float">
            <text:p>-83.32966614</text:p>
          </table:table-cell>
          <table:table-cell office:value-type="float" office:value="-74.47090912" calcext:value-type="float">
            <text:p>-74.47090912</text:p>
          </table:table-cell>
          <table:table-cell table:formula="of:=[.D289]-[.C289]" office:value-type="float" office:value="8.85875702" calcext:value-type="float">
            <text:p>8.85875702</text:p>
          </table:table-cell>
          <table:table-cell table:formula="of:=15.12-10*LOG10(POWER(10;[.E289]/10)-1)" office:value-type="float" office:value="6.8663208971896" calcext:value-type="float">
            <text:p>6.8663208972</text:p>
          </table:table-cell>
          <table:table-cell table:number-columns-repeated="1018"/>
        </table:table-row>
        <table:table-row table:style-name="ro2">
          <table:table-cell office:value-type="float" office:value="62608695.65" calcext:value-type="float">
            <text:p>62608695.65</text:p>
          </table:table-cell>
          <table:table-cell table:formula="of:=[.A290]/1000000" office:value-type="float" office:value="62.60869565" calcext:value-type="float">
            <text:p>62.60869565</text:p>
          </table:table-cell>
          <table:table-cell office:value-type="float" office:value="-83.22769928" calcext:value-type="float">
            <text:p>-83.22769928</text:p>
          </table:table-cell>
          <table:table-cell office:value-type="float" office:value="-74.67082214" calcext:value-type="float">
            <text:p>-74.67082214</text:p>
          </table:table-cell>
          <table:table-cell table:formula="of:=[.D290]-[.C290]" office:value-type="float" office:value="8.55687714" calcext:value-type="float">
            <text:p>8.55687714</text:p>
          </table:table-cell>
          <table:table-cell table:formula="of:=15.12-10*LOG10(POWER(10;[.E290]/10)-1)" office:value-type="float" office:value="7.21518964777709" calcext:value-type="float">
            <text:p>7.2151896478</text:p>
          </table:table-cell>
          <table:table-cell table:number-columns-repeated="1018"/>
        </table:table-row>
        <table:table-row table:style-name="ro2">
          <table:table-cell office:value-type="float" office:value="62826086.96" calcext:value-type="float">
            <text:p>62826086.96</text:p>
          </table:table-cell>
          <table:table-cell table:formula="of:=[.A291]/1000000" office:value-type="float" office:value="62.82608696" calcext:value-type="float">
            <text:p>62.82608696</text:p>
          </table:table-cell>
          <table:table-cell office:value-type="float" office:value="-83.47102356" calcext:value-type="float">
            <text:p>-83.47102356</text:p>
          </table:table-cell>
          <table:table-cell office:value-type="float" office:value="-74.96078491" calcext:value-type="float">
            <text:p>-74.96078491</text:p>
          </table:table-cell>
          <table:table-cell table:formula="of:=[.D291]-[.C291]" office:value-type="float" office:value="8.51023865000001" calcext:value-type="float">
            <text:p>8.51023865</text:p>
          </table:table-cell>
          <table:table-cell table:formula="of:=15.12-10*LOG10(POWER(10;[.E291]/10)-1)" office:value-type="float" office:value="7.26943100743551" calcext:value-type="float">
            <text:p>7.2694310074</text:p>
          </table:table-cell>
          <table:table-cell table:number-columns-repeated="1018"/>
        </table:table-row>
        <table:table-row table:style-name="ro2">
          <table:table-cell office:value-type="float" office:value="63043478.26" calcext:value-type="float">
            <text:p>63043478.26</text:p>
          </table:table-cell>
          <table:table-cell table:formula="of:=[.A292]/1000000" office:value-type="float" office:value="63.04347826" calcext:value-type="float">
            <text:p>63.04347826</text:p>
          </table:table-cell>
          <table:table-cell office:value-type="float" office:value="-83.52866364" calcext:value-type="float">
            <text:p>-83.52866364</text:p>
          </table:table-cell>
          <table:table-cell office:value-type="float" office:value="-75.02131653" calcext:value-type="float">
            <text:p>-75.02131653</text:p>
          </table:table-cell>
          <table:table-cell table:formula="of:=[.D292]-[.C292]" office:value-type="float" office:value="8.50734711" calcext:value-type="float">
            <text:p>8.50734711</text:p>
          </table:table-cell>
          <table:table-cell table:formula="of:=15.12-10*LOG10(POWER(10;[.E292]/10)-1)" office:value-type="float" office:value="7.27279705224125" calcext:value-type="float">
            <text:p>7.2727970522</text:p>
          </table:table-cell>
          <table:table-cell table:number-columns-repeated="1018"/>
        </table:table-row>
        <table:table-row table:style-name="ro2">
          <table:table-cell office:value-type="float" office:value="63260869.57" calcext:value-type="float">
            <text:p>63260869.57</text:p>
          </table:table-cell>
          <table:table-cell table:formula="of:=[.A293]/1000000" office:value-type="float" office:value="63.26086957" calcext:value-type="float">
            <text:p>63.26086957</text:p>
          </table:table-cell>
          <table:table-cell office:value-type="float" office:value="-83.23939514" calcext:value-type="float">
            <text:p>-83.23939514</text:p>
          </table:table-cell>
          <table:table-cell office:value-type="float" office:value="-74.92097473" calcext:value-type="float">
            <text:p>-74.92097473</text:p>
          </table:table-cell>
          <table:table-cell table:formula="of:=[.D293]-[.C293]" office:value-type="float" office:value="8.31842041" calcext:value-type="float">
            <text:p>8.31842041</text:p>
          </table:table-cell>
          <table:table-cell table:formula="of:=15.12-10*LOG10(POWER(10;[.E293]/10)-1)" office:value-type="float" office:value="7.49353959590883" calcext:value-type="float">
            <text:p>7.4935395959</text:p>
          </table:table-cell>
          <table:table-cell table:number-columns-repeated="1018"/>
        </table:table-row>
        <table:table-row table:style-name="ro2">
          <table:table-cell office:value-type="float" office:value="63478260.87" calcext:value-type="float">
            <text:p>63478260.87</text:p>
          </table:table-cell>
          <table:table-cell table:formula="of:=[.A294]/1000000" office:value-type="float" office:value="63.47826087" calcext:value-type="float">
            <text:p>63.47826087</text:p>
          </table:table-cell>
          <table:table-cell office:value-type="float" office:value="-83.32798767" calcext:value-type="float">
            <text:p>-83.32798767</text:p>
          </table:table-cell>
          <table:table-cell office:value-type="float" office:value="-75.17274475" calcext:value-type="float">
            <text:p>-75.17274475</text:p>
          </table:table-cell>
          <table:table-cell table:formula="of:=[.D294]-[.C294]" office:value-type="float" office:value="8.15524292000001" calcext:value-type="float">
            <text:p>8.15524292</text:p>
          </table:table-cell>
          <table:table-cell table:formula="of:=15.12-10*LOG10(POWER(10;[.E294]/10)-1)" office:value-type="float" office:value="7.6855334145292" calcext:value-type="float">
            <text:p>7.6855334145</text:p>
          </table:table-cell>
          <table:table-cell table:number-columns-repeated="1018"/>
        </table:table-row>
        <table:table-row table:style-name="ro2">
          <table:table-cell office:value-type="float" office:value="63695652.17" calcext:value-type="float">
            <text:p>63695652.17</text:p>
          </table:table-cell>
          <table:table-cell table:formula="of:=[.A295]/1000000" office:value-type="float" office:value="63.69565217" calcext:value-type="float">
            <text:p>63.69565217</text:p>
          </table:table-cell>
          <table:table-cell office:value-type="float" office:value="-83.76759338" calcext:value-type="float">
            <text:p>-83.76759338</text:p>
          </table:table-cell>
          <table:table-cell office:value-type="float" office:value="-75.24217224" calcext:value-type="float">
            <text:p>-75.24217224</text:p>
          </table:table-cell>
          <table:table-cell table:formula="of:=[.D295]-[.C295]" office:value-type="float" office:value="8.52542113999999" calcext:value-type="float">
            <text:p>8.52542114</text:p>
          </table:table-cell>
          <table:table-cell table:formula="of:=15.12-10*LOG10(POWER(10;[.E295]/10)-1)" office:value-type="float" office:value="7.25176307949669" calcext:value-type="float">
            <text:p>7.2517630795</text:p>
          </table:table-cell>
          <table:table-cell table:number-columns-repeated="1018"/>
        </table:table-row>
        <table:table-row table:style-name="ro2">
          <table:table-cell office:value-type="float" office:value="63913043.48" calcext:value-type="float">
            <text:p>63913043.48</text:p>
          </table:table-cell>
          <table:table-cell table:formula="of:=[.A296]/1000000" office:value-type="float" office:value="63.91304348" calcext:value-type="float">
            <text:p>63.91304348</text:p>
          </table:table-cell>
          <table:table-cell office:value-type="float" office:value="-84.38884735" calcext:value-type="float">
            <text:p>-84.38884735</text:p>
          </table:table-cell>
          <table:table-cell office:value-type="float" office:value="-75.6192627" calcext:value-type="float">
            <text:p>-75.6192627</text:p>
          </table:table-cell>
          <table:table-cell table:formula="of:=[.D296]-[.C296]" office:value-type="float" office:value="8.76958465000001" calcext:value-type="float">
            <text:p>8.76958465</text:p>
          </table:table-cell>
          <table:table-cell table:formula="of:=15.12-10*LOG10(POWER(10;[.E296]/10)-1)" office:value-type="float" office:value="6.96898298789297" calcext:value-type="float">
            <text:p>6.9689829879</text:p>
          </table:table-cell>
          <table:table-cell table:number-columns-repeated="1018"/>
        </table:table-row>
        <table:table-row table:style-name="ro2">
          <table:table-cell office:value-type="float" office:value="64130434.78" calcext:value-type="float">
            <text:p>64130434.78</text:p>
          </table:table-cell>
          <table:table-cell table:formula="of:=[.A297]/1000000" office:value-type="float" office:value="64.13043478" calcext:value-type="float">
            <text:p>64.13043478</text:p>
          </table:table-cell>
          <table:table-cell office:value-type="float" office:value="-84.53482819" calcext:value-type="float">
            <text:p>-84.53482819</text:p>
          </table:table-cell>
          <table:table-cell office:value-type="float" office:value="-75.75032806" calcext:value-type="float">
            <text:p>-75.75032806</text:p>
          </table:table-cell>
          <table:table-cell table:formula="of:=[.D297]-[.C297]" office:value-type="float" office:value="8.78450013" calcext:value-type="float">
            <text:p>8.78450013</text:p>
          </table:table-cell>
          <table:table-cell table:formula="of:=15.12-10*LOG10(POWER(10;[.E297]/10)-1)" office:value-type="float" office:value="6.9517888662224" calcext:value-type="float">
            <text:p>6.9517888662</text:p>
          </table:table-cell>
          <table:table-cell table:number-columns-repeated="1018"/>
        </table:table-row>
        <table:table-row table:style-name="ro2">
          <table:table-cell office:value-type="float" office:value="64347826.09" calcext:value-type="float">
            <text:p>64347826.09</text:p>
          </table:table-cell>
          <table:table-cell table:formula="of:=[.A298]/1000000" office:value-type="float" office:value="64.34782609" calcext:value-type="float">
            <text:p>64.34782609</text:p>
          </table:table-cell>
          <table:table-cell office:value-type="float" office:value="-84.77827454" calcext:value-type="float">
            <text:p>-84.77827454</text:p>
          </table:table-cell>
          <table:table-cell office:value-type="float" office:value="-75.97353363" calcext:value-type="float">
            <text:p>-75.97353363</text:p>
          </table:table-cell>
          <table:table-cell table:formula="of:=[.D298]-[.C298]" office:value-type="float" office:value="8.80474091000001" calcext:value-type="float">
            <text:p>8.80474091</text:p>
          </table:table-cell>
          <table:table-cell table:formula="of:=15.12-10*LOG10(POWER(10;[.E298]/10)-1)" office:value-type="float" office:value="6.9284702848709" calcext:value-type="float">
            <text:p>6.9284702849</text:p>
          </table:table-cell>
          <table:table-cell table:number-columns-repeated="1018"/>
        </table:table-row>
        <table:table-row table:style-name="ro2">
          <table:table-cell office:value-type="float" office:value="64565217.39" calcext:value-type="float">
            <text:p>64565217.39</text:p>
          </table:table-cell>
          <table:table-cell table:formula="of:=[.A299]/1000000" office:value-type="float" office:value="64.56521739" calcext:value-type="float">
            <text:p>64.56521739</text:p>
          </table:table-cell>
          <table:table-cell office:value-type="float" office:value="-85.33409119" calcext:value-type="float">
            <text:p>-85.33409119</text:p>
          </table:table-cell>
          <table:table-cell office:value-type="float" office:value="-76.13264465" calcext:value-type="float">
            <text:p>-76.13264465</text:p>
          </table:table-cell>
          <table:table-cell table:formula="of:=[.D299]-[.C299]" office:value-type="float" office:value="9.20144653999999" calcext:value-type="float">
            <text:p>9.20144654</text:p>
          </table:table-cell>
          <table:table-cell table:formula="of:=15.12-10*LOG10(POWER(10;[.E299]/10)-1)" office:value-type="float" office:value="6.47464677692161" calcext:value-type="float">
            <text:p>6.4746467769</text:p>
          </table:table-cell>
          <table:table-cell table:number-columns-repeated="1018"/>
        </table:table-row>
        <table:table-row table:style-name="ro2">
          <table:table-cell office:value-type="float" office:value="64782608.7" calcext:value-type="float">
            <text:p>64782608.7</text:p>
          </table:table-cell>
          <table:table-cell table:formula="of:=[.A300]/1000000" office:value-type="float" office:value="64.7826087" calcext:value-type="float">
            <text:p>64.7826087</text:p>
          </table:table-cell>
          <table:table-cell office:value-type="float" office:value="-85.26881409" calcext:value-type="float">
            <text:p>-85.26881409</text:p>
          </table:table-cell>
          <table:table-cell office:value-type="float" office:value="-76.33377075" calcext:value-type="float">
            <text:p>-76.33377075</text:p>
          </table:table-cell>
          <table:table-cell table:formula="of:=[.D300]-[.C300]" office:value-type="float" office:value="8.93504333999999" calcext:value-type="float">
            <text:p>8.93504334</text:p>
          </table:table-cell>
          <table:table-cell table:formula="of:=15.12-10*LOG10(POWER(10;[.E300]/10)-1)" office:value-type="float" office:value="6.77874427970283" calcext:value-type="float">
            <text:p>6.7787442797</text:p>
          </table:table-cell>
          <table:table-cell table:number-columns-repeated="1018"/>
        </table:table-row>
        <table:table-row table:style-name="ro2">
          <table:table-cell office:value-type="float" office:value="65000000" calcext:value-type="float">
            <text:p>65000000</text:p>
          </table:table-cell>
          <table:table-cell table:formula="of:=[.A301]/1000000" office:value-type="float" office:value="65" calcext:value-type="float">
            <text:p>65</text:p>
          </table:table-cell>
          <table:table-cell office:value-type="float" office:value="-85.46437073" calcext:value-type="float">
            <text:p>-85.46437073</text:p>
          </table:table-cell>
          <table:table-cell office:value-type="float" office:value="-76.58168793" calcext:value-type="float">
            <text:p>-76.58168793</text:p>
          </table:table-cell>
          <table:table-cell table:formula="of:=[.D301]-[.C301]" office:value-type="float" office:value="8.8826828" calcext:value-type="float">
            <text:p>8.8826828</text:p>
          </table:table-cell>
          <table:table-cell table:formula="of:=15.12-10*LOG10(POWER(10;[.E301]/10)-1)" office:value-type="float" office:value="6.83882958660401" calcext:value-type="float">
            <text:p>6.8388295866</text:p>
          </table:table-cell>
          <table:table-cell table:number-columns-repeated="1018"/>
        </table:table-row>
        <table:table-row table:style-name="ro2">
          <table:table-cell office:value-type="float" office:value="65217391.3" calcext:value-type="float">
            <text:p>65217391.3</text:p>
          </table:table-cell>
          <table:table-cell table:formula="of:=[.A302]/1000000" office:value-type="float" office:value="65.2173913" calcext:value-type="float">
            <text:p>65.2173913</text:p>
          </table:table-cell>
          <table:table-cell office:value-type="float" office:value="-85.68286896" calcext:value-type="float">
            <text:p>-85.68286896</text:p>
          </table:table-cell>
          <table:table-cell office:value-type="float" office:value="-76.76039124" calcext:value-type="float">
            <text:p>-76.76039124</text:p>
          </table:table-cell>
          <table:table-cell table:formula="of:=[.D302]-[.C302]" office:value-type="float" office:value="8.92247772" calcext:value-type="float">
            <text:p>8.92247772</text:p>
          </table:table-cell>
          <table:table-cell table:formula="of:=15.12-10*LOG10(POWER(10;[.E302]/10)-1)" office:value-type="float" office:value="6.79315397641325" calcext:value-type="float">
            <text:p>6.7931539764</text:p>
          </table:table-cell>
          <table:table-cell table:number-columns-repeated="1018"/>
        </table:table-row>
        <table:table-row table:style-name="ro2">
          <table:table-cell office:value-type="float" office:value="65434782.61" calcext:value-type="float">
            <text:p>65434782.61</text:p>
          </table:table-cell>
          <table:table-cell table:formula="of:=[.A303]/1000000" office:value-type="float" office:value="65.43478261" calcext:value-type="float">
            <text:p>65.43478261</text:p>
          </table:table-cell>
          <table:table-cell office:value-type="float" office:value="-85.75898743" calcext:value-type="float">
            <text:p>-85.75898743</text:p>
          </table:table-cell>
          <table:table-cell office:value-type="float" office:value="-76.70683289" calcext:value-type="float">
            <text:p>-76.70683289</text:p>
          </table:table-cell>
          <table:table-cell table:formula="of:=[.D303]-[.C303]" office:value-type="float" office:value="9.05215453999999" calcext:value-type="float">
            <text:p>9.05215454</text:p>
          </table:table-cell>
          <table:table-cell table:formula="of:=15.12-10*LOG10(POWER(10;[.E303]/10)-1)" office:value-type="float" office:value="6.64473702213626" calcext:value-type="float">
            <text:p>6.6447370221</text:p>
          </table:table-cell>
          <table:table-cell table:number-columns-repeated="1018"/>
        </table:table-row>
        <table:table-row table:style-name="ro2">
          <table:table-cell office:value-type="float" office:value="65652173.91" calcext:value-type="float">
            <text:p>65652173.91</text:p>
          </table:table-cell>
          <table:table-cell table:formula="of:=[.A304]/1000000" office:value-type="float" office:value="65.65217391" calcext:value-type="float">
            <text:p>65.65217391</text:p>
          </table:table-cell>
          <table:table-cell office:value-type="float" office:value="-85.7155838" calcext:value-type="float">
            <text:p>-85.7155838</text:p>
          </table:table-cell>
          <table:table-cell office:value-type="float" office:value="-76.93788147" calcext:value-type="float">
            <text:p>-76.93788147</text:p>
          </table:table-cell>
          <table:table-cell table:formula="of:=[.D304]-[.C304]" office:value-type="float" office:value="8.77770233" calcext:value-type="float">
            <text:p>8.77770233</text:p>
          </table:table-cell>
          <table:table-cell table:formula="of:=15.12-10*LOG10(POWER(10;[.E304]/10)-1)" office:value-type="float" office:value="6.95962404909159" calcext:value-type="float">
            <text:p>6.9596240491</text:p>
          </table:table-cell>
          <table:table-cell table:number-columns-repeated="1018"/>
        </table:table-row>
        <table:table-row table:style-name="ro2">
          <table:table-cell office:value-type="float" office:value="65869565.22" calcext:value-type="float">
            <text:p>65869565.22</text:p>
          </table:table-cell>
          <table:table-cell table:formula="of:=[.A305]/1000000" office:value-type="float" office:value="65.86956522" calcext:value-type="float">
            <text:p>65.86956522</text:p>
          </table:table-cell>
          <table:table-cell office:value-type="float" office:value="-86.09086609" calcext:value-type="float">
            <text:p>-86.09086609</text:p>
          </table:table-cell>
          <table:table-cell office:value-type="float" office:value="-77.22393799" calcext:value-type="float">
            <text:p>-77.22393799</text:p>
          </table:table-cell>
          <table:table-cell table:formula="of:=[.D305]-[.C305]" office:value-type="float" office:value="8.86692810000001" calcext:value-type="float">
            <text:p>8.8669281</text:p>
          </table:table-cell>
          <table:table-cell table:formula="of:=15.12-10*LOG10(POWER(10;[.E305]/10)-1)" office:value-type="float" office:value="6.85692958620287" calcext:value-type="float">
            <text:p>6.8569295862</text:p>
          </table:table-cell>
          <table:table-cell table:number-columns-repeated="1018"/>
        </table:table-row>
        <table:table-row table:style-name="ro2">
          <table:table-cell office:value-type="float" office:value="66086956.52" calcext:value-type="float">
            <text:p>66086956.52</text:p>
          </table:table-cell>
          <table:table-cell table:formula="of:=[.A306]/1000000" office:value-type="float" office:value="66.08695652" calcext:value-type="float">
            <text:p>66.08695652</text:p>
          </table:table-cell>
          <table:table-cell office:value-type="float" office:value="-85.88470459" calcext:value-type="float">
            <text:p>-85.88470459</text:p>
          </table:table-cell>
          <table:table-cell office:value-type="float" office:value="-77.09860229" calcext:value-type="float">
            <text:p>-77.09860229</text:p>
          </table:table-cell>
          <table:table-cell table:formula="of:=[.D306]-[.C306]" office:value-type="float" office:value="8.7861023" calcext:value-type="float">
            <text:p>8.7861023</text:p>
          </table:table-cell>
          <table:table-cell table:formula="of:=15.12-10*LOG10(POWER(10;[.E306]/10)-1)" office:value-type="float" office:value="6.94994246838458" calcext:value-type="float">
            <text:p>6.9499424684</text:p>
          </table:table-cell>
          <table:table-cell table:number-columns-repeated="1018"/>
        </table:table-row>
        <table:table-row table:style-name="ro2">
          <table:table-cell office:value-type="float" office:value="66304347.83" calcext:value-type="float">
            <text:p>66304347.83</text:p>
          </table:table-cell>
          <table:table-cell table:formula="of:=[.A307]/1000000" office:value-type="float" office:value="66.30434783" calcext:value-type="float">
            <text:p>66.30434783</text:p>
          </table:table-cell>
          <table:table-cell office:value-type="float" office:value="-86.05462646" calcext:value-type="float">
            <text:p>-86.05462646</text:p>
          </table:table-cell>
          <table:table-cell office:value-type="float" office:value="-77.01970673" calcext:value-type="float">
            <text:p>-77.01970673</text:p>
          </table:table-cell>
          <table:table-cell table:formula="of:=[.D307]-[.C307]" office:value-type="float" office:value="9.03491973" calcext:value-type="float">
            <text:p>9.03491973</text:p>
          </table:table-cell>
          <table:table-cell table:formula="of:=15.12-10*LOG10(POWER(10;[.E307]/10)-1)" office:value-type="float" office:value="6.66442577767027" calcext:value-type="float">
            <text:p>6.6644257777</text:p>
          </table:table-cell>
          <table:table-cell table:number-columns-repeated="1018"/>
        </table:table-row>
        <table:table-row table:style-name="ro2">
          <table:table-cell office:value-type="float" office:value="66521739.13" calcext:value-type="float">
            <text:p>66521739.13</text:p>
          </table:table-cell>
          <table:table-cell table:formula="of:=[.A308]/1000000" office:value-type="float" office:value="66.52173913" calcext:value-type="float">
            <text:p>66.52173913</text:p>
          </table:table-cell>
          <table:table-cell office:value-type="float" office:value="-86.37687683" calcext:value-type="float">
            <text:p>-86.37687683</text:p>
          </table:table-cell>
          <table:table-cell office:value-type="float" office:value="-77.61719513" calcext:value-type="float">
            <text:p>-77.61719513</text:p>
          </table:table-cell>
          <table:table-cell table:formula="of:=[.D308]-[.C308]" office:value-type="float" office:value="8.75968169999999" calcext:value-type="float">
            <text:p>8.7596817</text:p>
          </table:table-cell>
          <table:table-cell table:formula="of:=15.12-10*LOG10(POWER(10;[.E308]/10)-1)" office:value-type="float" office:value="6.98040380593736" calcext:value-type="float">
            <text:p>6.9804038059</text:p>
          </table:table-cell>
          <table:table-cell table:number-columns-repeated="1018"/>
        </table:table-row>
        <table:table-row table:style-name="ro2">
          <table:table-cell office:value-type="float" office:value="66739130.43" calcext:value-type="float">
            <text:p>66739130.43</text:p>
          </table:table-cell>
          <table:table-cell table:formula="of:=[.A309]/1000000" office:value-type="float" office:value="66.73913043" calcext:value-type="float">
            <text:p>66.73913043</text:p>
          </table:table-cell>
          <table:table-cell office:value-type="float" office:value="-86.10379028" calcext:value-type="float">
            <text:p>-86.10379028</text:p>
          </table:table-cell>
          <table:table-cell office:value-type="float" office:value="-77.59446716" calcext:value-type="float">
            <text:p>-77.59446716</text:p>
          </table:table-cell>
          <table:table-cell table:formula="of:=[.D309]-[.C309]" office:value-type="float" office:value="8.50932311999999" calcext:value-type="float">
            <text:p>8.50932312</text:p>
          </table:table-cell>
          <table:table-cell table:formula="of:=15.12-10*LOG10(POWER(10;[.E309]/10)-1)" office:value-type="float" office:value="7.27049673710183" calcext:value-type="float">
            <text:p>7.2704967371</text:p>
          </table:table-cell>
          <table:table-cell table:number-columns-repeated="1018"/>
        </table:table-row>
        <table:table-row table:style-name="ro2">
          <table:table-cell office:value-type="float" office:value="66956521.74" calcext:value-type="float">
            <text:p>66956521.74</text:p>
          </table:table-cell>
          <table:table-cell table:formula="of:=[.A310]/1000000" office:value-type="float" office:value="66.95652174" calcext:value-type="float">
            <text:p>66.95652174</text:p>
          </table:table-cell>
          <table:table-cell office:value-type="float" office:value="-86.21642303" calcext:value-type="float">
            <text:p>-86.21642303</text:p>
          </table:table-cell>
          <table:table-cell office:value-type="float" office:value="-77.73770142" calcext:value-type="float">
            <text:p>-77.73770142</text:p>
          </table:table-cell>
          <table:table-cell table:formula="of:=[.D310]-[.C310]" office:value-type="float" office:value="8.47872160999999" calcext:value-type="float">
            <text:p>8.47872161</text:p>
          </table:table-cell>
          <table:table-cell table:formula="of:=15.12-10*LOG10(POWER(10;[.E310]/10)-1)" office:value-type="float" office:value="7.30613993043481" calcext:value-type="float">
            <text:p>7.3061399304</text:p>
          </table:table-cell>
          <table:table-cell table:number-columns-repeated="1018"/>
        </table:table-row>
        <table:table-row table:style-name="ro2">
          <table:table-cell office:value-type="float" office:value="67173913.04" calcext:value-type="float">
            <text:p>67173913.04</text:p>
          </table:table-cell>
          <table:table-cell table:formula="of:=[.A311]/1000000" office:value-type="float" office:value="67.17391304" calcext:value-type="float">
            <text:p>67.17391304</text:p>
          </table:table-cell>
          <table:table-cell office:value-type="float" office:value="-86.25178528" calcext:value-type="float">
            <text:p>-86.25178528</text:p>
          </table:table-cell>
          <table:table-cell office:value-type="float" office:value="-77.74567413" calcext:value-type="float">
            <text:p>-77.74567413</text:p>
          </table:table-cell>
          <table:table-cell table:formula="of:=[.D311]-[.C311]" office:value-type="float" office:value="8.50611115" calcext:value-type="float">
            <text:p>8.50611115</text:p>
          </table:table-cell>
          <table:table-cell table:formula="of:=15.12-10*LOG10(POWER(10;[.E311]/10)-1)" office:value-type="float" office:value="7.27423594682595" calcext:value-type="float">
            <text:p>7.2742359468</text:p>
          </table:table-cell>
          <table:table-cell table:number-columns-repeated="1018"/>
        </table:table-row>
        <table:table-row table:style-name="ro2">
          <table:table-cell office:value-type="float" office:value="67391304.35" calcext:value-type="float">
            <text:p>67391304.35</text:p>
          </table:table-cell>
          <table:table-cell table:formula="of:=[.A312]/1000000" office:value-type="float" office:value="67.39130435" calcext:value-type="float">
            <text:p>67.39130435</text:p>
          </table:table-cell>
          <table:table-cell office:value-type="float" office:value="-86.42797852" calcext:value-type="float">
            <text:p>-86.42797852</text:p>
          </table:table-cell>
          <table:table-cell office:value-type="float" office:value="-77.90193176" calcext:value-type="float">
            <text:p>-77.90193176</text:p>
          </table:table-cell>
          <table:table-cell table:formula="of:=[.D312]-[.C312]" office:value-type="float" office:value="8.52604676" calcext:value-type="float">
            <text:p>8.52604676</text:p>
          </table:table-cell>
          <table:table-cell table:formula="of:=15.12-10*LOG10(POWER(10;[.E312]/10)-1)" office:value-type="float" office:value="7.25103525958011" calcext:value-type="float">
            <text:p>7.2510352596</text:p>
          </table:table-cell>
          <table:table-cell table:number-columns-repeated="1018"/>
        </table:table-row>
        <table:table-row table:style-name="ro2">
          <table:table-cell office:value-type="float" office:value="67608695.65" calcext:value-type="float">
            <text:p>67608695.65</text:p>
          </table:table-cell>
          <table:table-cell table:formula="of:=[.A313]/1000000" office:value-type="float" office:value="67.60869565" calcext:value-type="float">
            <text:p>67.60869565</text:p>
          </table:table-cell>
          <table:table-cell office:value-type="float" office:value="-86.29515076" calcext:value-type="float">
            <text:p>-86.29515076</text:p>
          </table:table-cell>
          <table:table-cell office:value-type="float" office:value="-77.96784973" calcext:value-type="float">
            <text:p>-77.96784973</text:p>
          </table:table-cell>
          <table:table-cell table:formula="of:=[.D313]-[.C313]" office:value-type="float" office:value="8.32730103000002" calcext:value-type="float">
            <text:p>8.32730103</text:p>
          </table:table-cell>
          <table:table-cell table:formula="of:=15.12-10*LOG10(POWER(10;[.E313]/10)-1)" office:value-type="float" office:value="7.48312691269141" calcext:value-type="float">
            <text:p>7.4831269127</text:p>
          </table:table-cell>
          <table:table-cell table:number-columns-repeated="1018"/>
        </table:table-row>
        <table:table-row table:style-name="ro2">
          <table:table-cell office:value-type="float" office:value="67826086.96" calcext:value-type="float">
            <text:p>67826086.96</text:p>
          </table:table-cell>
          <table:table-cell table:formula="of:=[.A314]/1000000" office:value-type="float" office:value="67.82608696" calcext:value-type="float">
            <text:p>67.82608696</text:p>
          </table:table-cell>
          <table:table-cell office:value-type="float" office:value="-86.53401184" calcext:value-type="float">
            <text:p>-86.53401184</text:p>
          </table:table-cell>
          <table:table-cell office:value-type="float" office:value="-78.22543335" calcext:value-type="float">
            <text:p>-78.22543335</text:p>
          </table:table-cell>
          <table:table-cell table:formula="of:=[.D314]-[.C314]" office:value-type="float" office:value="8.30857849" calcext:value-type="float">
            <text:p>8.30857849</text:p>
          </table:table-cell>
          <table:table-cell table:formula="of:=15.12-10*LOG10(POWER(10;[.E314]/10)-1)" office:value-type="float" office:value="7.5050837178694" calcext:value-type="float">
            <text:p>7.5050837179</text:p>
          </table:table-cell>
          <table:table-cell table:number-columns-repeated="1018"/>
        </table:table-row>
        <table:table-row table:style-name="ro2">
          <table:table-cell office:value-type="float" office:value="68043478.26" calcext:value-type="float">
            <text:p>68043478.26</text:p>
          </table:table-cell>
          <table:table-cell table:formula="of:=[.A315]/1000000" office:value-type="float" office:value="68.04347826" calcext:value-type="float">
            <text:p>68.04347826</text:p>
          </table:table-cell>
          <table:table-cell office:value-type="float" office:value="-86.79637909" calcext:value-type="float">
            <text:p>-86.79637909</text:p>
          </table:table-cell>
          <table:table-cell office:value-type="float" office:value="-78.24913025" calcext:value-type="float">
            <text:p>-78.24913025</text:p>
          </table:table-cell>
          <table:table-cell table:formula="of:=[.D315]-[.C315]" office:value-type="float" office:value="8.54724884000001" calcext:value-type="float">
            <text:p>8.54724884</text:p>
          </table:table-cell>
          <table:table-cell table:formula="of:=15.12-10*LOG10(POWER(10;[.E315]/10)-1)" office:value-type="float" office:value="7.22637975767381" calcext:value-type="float">
            <text:p>7.2263797577</text:p>
          </table:table-cell>
          <table:table-cell table:number-columns-repeated="1018"/>
        </table:table-row>
        <table:table-row table:style-name="ro2">
          <table:table-cell office:value-type="float" office:value="68260869.57" calcext:value-type="float">
            <text:p>68260869.57</text:p>
          </table:table-cell>
          <table:table-cell table:formula="of:=[.A316]/1000000" office:value-type="float" office:value="68.26086957" calcext:value-type="float">
            <text:p>68.26086957</text:p>
          </table:table-cell>
          <table:table-cell office:value-type="float" office:value="-86.81448364" calcext:value-type="float">
            <text:p>-86.81448364</text:p>
          </table:table-cell>
          <table:table-cell office:value-type="float" office:value="-78.47307587" calcext:value-type="float">
            <text:p>-78.47307587</text:p>
          </table:table-cell>
          <table:table-cell table:formula="of:=[.D316]-[.C316]" office:value-type="float" office:value="8.34140776999999" calcext:value-type="float">
            <text:p>8.34140777</text:p>
          </table:table-cell>
          <table:table-cell table:formula="of:=15.12-10*LOG10(POWER(10;[.E316]/10)-1)" office:value-type="float" office:value="7.46659404924273" calcext:value-type="float">
            <text:p>7.4665940492</text:p>
          </table:table-cell>
          <table:table-cell table:number-columns-repeated="1018"/>
        </table:table-row>
        <table:table-row table:style-name="ro2">
          <table:table-cell office:value-type="float" office:value="68478260.87" calcext:value-type="float">
            <text:p>68478260.87</text:p>
          </table:table-cell>
          <table:table-cell table:formula="of:=[.A317]/1000000" office:value-type="float" office:value="68.47826087" calcext:value-type="float">
            <text:p>68.47826087</text:p>
          </table:table-cell>
          <table:table-cell office:value-type="float" office:value="-86.78945923" calcext:value-type="float">
            <text:p>-86.78945923</text:p>
          </table:table-cell>
          <table:table-cell office:value-type="float" office:value="-78.5723114" calcext:value-type="float">
            <text:p>-78.5723114</text:p>
          </table:table-cell>
          <table:table-cell table:formula="of:=[.D317]-[.C317]" office:value-type="float" office:value="8.21714783000002" calcext:value-type="float">
            <text:p>8.21714783</text:p>
          </table:table-cell>
          <table:table-cell table:formula="of:=15.12-10*LOG10(POWER(10;[.E317]/10)-1)" office:value-type="float" office:value="7.61254613485432" calcext:value-type="float">
            <text:p>7.6125461349</text:p>
          </table:table-cell>
          <table:table-cell table:number-columns-repeated="1018"/>
        </table:table-row>
        <table:table-row table:style-name="ro2">
          <table:table-cell office:value-type="float" office:value="68695652.17" calcext:value-type="float">
            <text:p>68695652.17</text:p>
          </table:table-cell>
          <table:table-cell table:formula="of:=[.A318]/1000000" office:value-type="float" office:value="68.69565217" calcext:value-type="float">
            <text:p>68.69565217</text:p>
          </table:table-cell>
          <table:table-cell office:value-type="float" office:value="-86.81301117" calcext:value-type="float">
            <text:p>-86.81301117</text:p>
          </table:table-cell>
          <table:table-cell office:value-type="float" office:value="-78.55595398" calcext:value-type="float">
            <text:p>-78.55595398</text:p>
          </table:table-cell>
          <table:table-cell table:formula="of:=[.D318]-[.C318]" office:value-type="float" office:value="8.25705719000001" calcext:value-type="float">
            <text:p>8.25705719</text:p>
          </table:table-cell>
          <table:table-cell table:formula="of:=15.12-10*LOG10(POWER(10;[.E318]/10)-1)" office:value-type="float" office:value="7.56559011908702" calcext:value-type="float">
            <text:p>7.5655901191</text:p>
          </table:table-cell>
          <table:table-cell table:number-columns-repeated="1018"/>
        </table:table-row>
        <table:table-row table:style-name="ro2">
          <table:table-cell office:value-type="float" office:value="68913043.48" calcext:value-type="float">
            <text:p>68913043.48</text:p>
          </table:table-cell>
          <table:table-cell table:formula="of:=[.A319]/1000000" office:value-type="float" office:value="68.91304348" calcext:value-type="float">
            <text:p>68.91304348</text:p>
          </table:table-cell>
          <table:table-cell office:value-type="float" office:value="-86.81610107" calcext:value-type="float">
            <text:p>-86.81610107</text:p>
          </table:table-cell>
          <table:table-cell office:value-type="float" office:value="-78.93830872" calcext:value-type="float">
            <text:p>-78.93830872</text:p>
          </table:table-cell>
          <table:table-cell table:formula="of:=[.D319]-[.C319]" office:value-type="float" office:value="7.87779234999999" calcext:value-type="float">
            <text:p>7.87779235</text:p>
          </table:table-cell>
          <table:table-cell table:formula="of:=15.12-10*LOG10(POWER(10;[.E319]/10)-1)" office:value-type="float" office:value="8.0150176509958" calcext:value-type="float">
            <text:p>8.015017651</text:p>
          </table:table-cell>
          <table:table-cell table:number-columns-repeated="1018"/>
        </table:table-row>
        <table:table-row table:style-name="ro2">
          <table:table-cell office:value-type="float" office:value="69130434.78" calcext:value-type="float">
            <text:p>69130434.78</text:p>
          </table:table-cell>
          <table:table-cell table:formula="of:=[.A320]/1000000" office:value-type="float" office:value="69.13043478" calcext:value-type="float">
            <text:p>69.13043478</text:p>
          </table:table-cell>
          <table:table-cell office:value-type="float" office:value="-86.93493652" calcext:value-type="float">
            <text:p>-86.93493652</text:p>
          </table:table-cell>
          <table:table-cell office:value-type="float" office:value="-78.58622742" calcext:value-type="float">
            <text:p>-78.58622742</text:p>
          </table:table-cell>
          <table:table-cell table:formula="of:=[.D320]-[.C320]" office:value-type="float" office:value="8.34870910000001" calcext:value-type="float">
            <text:p>8.3487091</text:p>
          </table:table-cell>
          <table:table-cell table:formula="of:=15.12-10*LOG10(POWER(10;[.E320]/10)-1)" office:value-type="float" office:value="7.45804063439003" calcext:value-type="float">
            <text:p>7.4580406344</text:p>
          </table:table-cell>
          <table:table-cell table:number-columns-repeated="1018"/>
        </table:table-row>
        <table:table-row table:style-name="ro2">
          <table:table-cell office:value-type="float" office:value="69347826.09" calcext:value-type="float">
            <text:p>69347826.09</text:p>
          </table:table-cell>
          <table:table-cell table:formula="of:=[.A321]/1000000" office:value-type="float" office:value="69.34782609" calcext:value-type="float">
            <text:p>69.34782609</text:p>
          </table:table-cell>
          <table:table-cell office:value-type="float" office:value="-87.29421234" calcext:value-type="float">
            <text:p>-87.29421234</text:p>
          </table:table-cell>
          <table:table-cell office:value-type="float" office:value="-78.93768311" calcext:value-type="float">
            <text:p>-78.93768311</text:p>
          </table:table-cell>
          <table:table-cell table:formula="of:=[.D321]-[.C321]" office:value-type="float" office:value="8.35652922999999" calcext:value-type="float">
            <text:p>8.35652923</text:p>
          </table:table-cell>
          <table:table-cell table:formula="of:=15.12-10*LOG10(POWER(10;[.E321]/10)-1)" office:value-type="float" office:value="7.44888218376622" calcext:value-type="float">
            <text:p>7.4488821838</text:p>
          </table:table-cell>
          <table:table-cell table:number-columns-repeated="1018"/>
        </table:table-row>
        <table:table-row table:style-name="ro2">
          <table:table-cell office:value-type="float" office:value="69565217.39" calcext:value-type="float">
            <text:p>69565217.39</text:p>
          </table:table-cell>
          <table:table-cell table:formula="of:=[.A322]/1000000" office:value-type="float" office:value="69.56521739" calcext:value-type="float">
            <text:p>69.56521739</text:p>
          </table:table-cell>
          <table:table-cell office:value-type="float" office:value="-87.02078247" calcext:value-type="float">
            <text:p>-87.02078247</text:p>
          </table:table-cell>
          <table:table-cell office:value-type="float" office:value="-79.17084503" calcext:value-type="float">
            <text:p>-79.17084503</text:p>
          </table:table-cell>
          <table:table-cell table:formula="of:=[.D322]-[.C322]" office:value-type="float" office:value="7.84993744000001" calcext:value-type="float">
            <text:p>7.84993744</text:p>
          </table:table-cell>
          <table:table-cell table:formula="of:=15.12-10*LOG10(POWER(10;[.E322]/10)-1)" office:value-type="float" office:value="8.04831845621213" calcext:value-type="float">
            <text:p>8.0483184562</text:p>
          </table:table-cell>
          <table:table-cell table:number-columns-repeated="1018"/>
        </table:table-row>
        <table:table-row table:style-name="ro2">
          <table:table-cell office:value-type="float" office:value="69782608.7" calcext:value-type="float">
            <text:p>69782608.7</text:p>
          </table:table-cell>
          <table:table-cell table:formula="of:=[.A323]/1000000" office:value-type="float" office:value="69.7826087" calcext:value-type="float">
            <text:p>69.7826087</text:p>
          </table:table-cell>
          <table:table-cell office:value-type="float" office:value="-87.40093231" calcext:value-type="float">
            <text:p>-87.40093231</text:p>
          </table:table-cell>
          <table:table-cell office:value-type="float" office:value="-79.07899475" calcext:value-type="float">
            <text:p>-79.07899475</text:p>
          </table:table-cell>
          <table:table-cell table:formula="of:=[.D323]-[.C323]" office:value-type="float" office:value="8.32193756000001" calcext:value-type="float">
            <text:p>8.32193756</text:p>
          </table:table-cell>
          <table:table-cell table:formula="of:=15.12-10*LOG10(POWER(10;[.E323]/10)-1)" office:value-type="float" office:value="7.48941523628848" calcext:value-type="float">
            <text:p>7.4894152363</text:p>
          </table:table-cell>
          <table:table-cell table:number-columns-repeated="1018"/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table:formula="of:=[.A324]/1000000" office:value-type="float" office:value="70" calcext:value-type="float">
            <text:p>70</text:p>
          </table:table-cell>
          <table:table-cell office:value-type="float" office:value="-87.3057785" calcext:value-type="float">
            <text:p>-87.3057785</text:p>
          </table:table-cell>
          <table:table-cell office:value-type="float" office:value="-79.24319458" calcext:value-type="float">
            <text:p>-79.24319458</text:p>
          </table:table-cell>
          <table:table-cell table:formula="of:=[.D324]-[.C324]" office:value-type="float" office:value="8.06258391999999" calcext:value-type="float">
            <text:p>8.06258392</text:p>
          </table:table-cell>
          <table:table-cell table:formula="of:=15.12-10*LOG10(POWER(10;[.E324]/10)-1)" office:value-type="float" office:value="7.79513301859808" calcext:value-type="float">
            <text:p>7.7951330186</text:p>
          </table:table-cell>
          <table:table-cell table:number-columns-repeated="1018"/>
        </table:table-row>
        <table:table-row table:style-name="ro2">
          <table:table-cell office:value-type="float" office:value="70217391.3" calcext:value-type="float">
            <text:p>70217391.3</text:p>
          </table:table-cell>
          <table:table-cell table:formula="of:=[.A325]/1000000" office:value-type="float" office:value="70.2173913" calcext:value-type="float">
            <text:p>70.2173913</text:p>
          </table:table-cell>
          <table:table-cell office:value-type="float" office:value="-87.40101624" calcext:value-type="float">
            <text:p>-87.40101624</text:p>
          </table:table-cell>
          <table:table-cell office:value-type="float" office:value="-79.54468536" calcext:value-type="float">
            <text:p>-79.54468536</text:p>
          </table:table-cell>
          <table:table-cell table:formula="of:=[.D325]-[.C325]" office:value-type="float" office:value="7.85633087999999" calcext:value-type="float">
            <text:p>7.85633088</text:p>
          </table:table-cell>
          <table:table-cell table:formula="of:=15.12-10*LOG10(POWER(10;[.E325]/10)-1)" office:value-type="float" office:value="8.04067134364845" calcext:value-type="float">
            <text:p>8.0406713436</text:p>
          </table:table-cell>
          <table:table-cell table:number-columns-repeated="1018"/>
        </table:table-row>
        <table:table-row table:style-name="ro2">
          <table:table-cell office:value-type="float" office:value="70434782.61" calcext:value-type="float">
            <text:p>70434782.61</text:p>
          </table:table-cell>
          <table:table-cell table:formula="of:=[.A326]/1000000" office:value-type="float" office:value="70.43478261" calcext:value-type="float">
            <text:p>70.43478261</text:p>
          </table:table-cell>
          <table:table-cell office:value-type="float" office:value="-87.14692688" calcext:value-type="float">
            <text:p>-87.14692688</text:p>
          </table:table-cell>
          <table:table-cell office:value-type="float" office:value="-79.57946777" calcext:value-type="float">
            <text:p>-79.57946777</text:p>
          </table:table-cell>
          <table:table-cell table:formula="of:=[.D326]-[.C326]" office:value-type="float" office:value="7.56745910999999" calcext:value-type="float">
            <text:p>7.56745911</text:p>
          </table:table-cell>
          <table:table-cell table:formula="of:=15.12-10*LOG10(POWER(10;[.E326]/10)-1)" office:value-type="float" office:value="8.38845981002649" calcext:value-type="float">
            <text:p>8.38845981</text:p>
          </table:table-cell>
          <table:table-cell table:number-columns-repeated="1018"/>
        </table:table-row>
        <table:table-row table:style-name="ro2">
          <table:table-cell office:value-type="float" office:value="70652173.91" calcext:value-type="float">
            <text:p>70652173.91</text:p>
          </table:table-cell>
          <table:table-cell table:formula="of:=[.A327]/1000000" office:value-type="float" office:value="70.65217391" calcext:value-type="float">
            <text:p>70.65217391</text:p>
          </table:table-cell>
          <table:table-cell office:value-type="float" office:value="-87.52178955" calcext:value-type="float">
            <text:p>-87.52178955</text:p>
          </table:table-cell>
          <table:table-cell office:value-type="float" office:value="-79.64676666" calcext:value-type="float">
            <text:p>-79.64676666</text:p>
          </table:table-cell>
          <table:table-cell table:formula="of:=[.D327]-[.C327]" office:value-type="float" office:value="7.87502289" calcext:value-type="float">
            <text:p>7.87502289</text:p>
          </table:table-cell>
          <table:table-cell table:formula="of:=15.12-10*LOG10(POWER(10;[.E327]/10)-1)" office:value-type="float" office:value="8.01832669904393" calcext:value-type="float">
            <text:p>8.018326699</text:p>
          </table:table-cell>
          <table:table-cell table:number-columns-repeated="1018"/>
        </table:table-row>
        <table:table-row table:style-name="ro2">
          <table:table-cell office:value-type="float" office:value="70869565.22" calcext:value-type="float">
            <text:p>70869565.22</text:p>
          </table:table-cell>
          <table:table-cell table:formula="of:=[.A328]/1000000" office:value-type="float" office:value="70.86956522" calcext:value-type="float">
            <text:p>70.86956522</text:p>
          </table:table-cell>
          <table:table-cell office:value-type="float" office:value="-87.32141113" calcext:value-type="float">
            <text:p>-87.32141113</text:p>
          </table:table-cell>
          <table:table-cell office:value-type="float" office:value="-79.6175766" calcext:value-type="float">
            <text:p>-79.6175766</text:p>
          </table:table-cell>
          <table:table-cell table:formula="of:=[.D328]-[.C328]" office:value-type="float" office:value="7.70383452999999" calcext:value-type="float">
            <text:p>7.70383453</text:p>
          </table:table-cell>
          <table:table-cell table:formula="of:=15.12-10*LOG10(POWER(10;[.E328]/10)-1)" office:value-type="float" office:value="8.22368164969488" calcext:value-type="float">
            <text:p>8.2236816497</text:p>
          </table:table-cell>
          <table:table-cell table:number-columns-repeated="1018"/>
        </table:table-row>
        <table:table-row table:style-name="ro2">
          <table:table-cell office:value-type="float" office:value="71086956.52" calcext:value-type="float">
            <text:p>71086956.52</text:p>
          </table:table-cell>
          <table:table-cell table:formula="of:=[.A329]/1000000" office:value-type="float" office:value="71.08695652" calcext:value-type="float">
            <text:p>71.08695652</text:p>
          </table:table-cell>
          <table:table-cell office:value-type="float" office:value="-87.73530579" calcext:value-type="float">
            <text:p>-87.73530579</text:p>
          </table:table-cell>
          <table:table-cell office:value-type="float" office:value="-79.98830414" calcext:value-type="float">
            <text:p>-79.98830414</text:p>
          </table:table-cell>
          <table:table-cell table:formula="of:=[.D329]-[.C329]" office:value-type="float" office:value="7.74700164999999" calcext:value-type="float">
            <text:p>7.74700165</text:p>
          </table:table-cell>
          <table:table-cell table:formula="of:=15.12-10*LOG10(POWER(10;[.E329]/10)-1)" office:value-type="float" office:value="8.17174601222259" calcext:value-type="float">
            <text:p>8.1717460122</text:p>
          </table:table-cell>
          <table:table-cell table:number-columns-repeated="1018"/>
        </table:table-row>
        <table:table-row table:style-name="ro2">
          <table:table-cell office:value-type="float" office:value="71304347.83" calcext:value-type="float">
            <text:p>71304347.83</text:p>
          </table:table-cell>
          <table:table-cell table:formula="of:=[.A330]/1000000" office:value-type="float" office:value="71.30434783" calcext:value-type="float">
            <text:p>71.30434783</text:p>
          </table:table-cell>
          <table:table-cell office:value-type="float" office:value="-87.77687073" calcext:value-type="float">
            <text:p>-87.77687073</text:p>
          </table:table-cell>
          <table:table-cell office:value-type="float" office:value="-79.9885788" calcext:value-type="float">
            <text:p>-79.9885788</text:p>
          </table:table-cell>
          <table:table-cell table:formula="of:=[.D330]-[.C330]" office:value-type="float" office:value="7.78829192999999" calcext:value-type="float">
            <text:p>7.78829193</text:p>
          </table:table-cell>
          <table:table-cell table:formula="of:=15.12-10*LOG10(POWER(10;[.E330]/10)-1)" office:value-type="float" office:value="8.1221659142579" calcext:value-type="float">
            <text:p>8.1221659143</text:p>
          </table:table-cell>
          <table:table-cell table:number-columns-repeated="1018"/>
        </table:table-row>
        <table:table-row table:style-name="ro2">
          <table:table-cell office:value-type="float" office:value="71521739.13" calcext:value-type="float">
            <text:p>71521739.13</text:p>
          </table:table-cell>
          <table:table-cell table:formula="of:=[.A331]/1000000" office:value-type="float" office:value="71.52173913" calcext:value-type="float">
            <text:p>71.52173913</text:p>
          </table:table-cell>
          <table:table-cell office:value-type="float" office:value="-87.80528259" calcext:value-type="float">
            <text:p>-87.80528259</text:p>
          </table:table-cell>
          <table:table-cell office:value-type="float" office:value="-80.00865936" calcext:value-type="float">
            <text:p>-80.00865936</text:p>
          </table:table-cell>
          <table:table-cell table:formula="of:=[.D331]-[.C331]" office:value-type="float" office:value="7.79662323000001" calcext:value-type="float">
            <text:p>7.79662323</text:p>
          </table:table-cell>
          <table:table-cell table:formula="of:=15.12-10*LOG10(POWER(10;[.E331]/10)-1)" office:value-type="float" office:value="8.11217338411772" calcext:value-type="float">
            <text:p>8.1121733841</text:p>
          </table:table-cell>
          <table:table-cell table:number-columns-repeated="1018"/>
        </table:table-row>
        <table:table-row table:style-name="ro2">
          <table:table-cell office:value-type="float" office:value="71739130.43" calcext:value-type="float">
            <text:p>71739130.43</text:p>
          </table:table-cell>
          <table:table-cell table:formula="of:=[.A332]/1000000" office:value-type="float" office:value="71.73913043" calcext:value-type="float">
            <text:p>71.73913043</text:p>
          </table:table-cell>
          <table:table-cell office:value-type="float" office:value="-87.53786469" calcext:value-type="float">
            <text:p>-87.53786469</text:p>
          </table:table-cell>
          <table:table-cell office:value-type="float" office:value="-80.2374649" calcext:value-type="float">
            <text:p>-80.2374649</text:p>
          </table:table-cell>
          <table:table-cell table:formula="of:=[.D332]-[.C332]" office:value-type="float" office:value="7.30039978999999" calcext:value-type="float">
            <text:p>7.30039979</text:p>
          </table:table-cell>
          <table:table-cell table:formula="of:=15.12-10*LOG10(POWER(10;[.E332]/10)-1)" office:value-type="float" office:value="8.71437838334307" calcext:value-type="float">
            <text:p>8.7143783833</text:p>
          </table:table-cell>
          <table:table-cell table:number-columns-repeated="1018"/>
        </table:table-row>
        <table:table-row table:style-name="ro2">
          <table:table-cell office:value-type="float" office:value="71956521.74" calcext:value-type="float">
            <text:p>71956521.74</text:p>
          </table:table-cell>
          <table:table-cell table:formula="of:=[.A333]/1000000" office:value-type="float" office:value="71.95652174" calcext:value-type="float">
            <text:p>71.95652174</text:p>
          </table:table-cell>
          <table:table-cell office:value-type="float" office:value="-87.83144379" calcext:value-type="float">
            <text:p>-87.83144379</text:p>
          </table:table-cell>
          <table:table-cell office:value-type="float" office:value="-80.26257324" calcext:value-type="float">
            <text:p>-80.26257324</text:p>
          </table:table-cell>
          <table:table-cell table:formula="of:=[.D333]-[.C333]" office:value-type="float" office:value="7.56887055" calcext:value-type="float">
            <text:p>7.56887055</text:p>
          </table:table-cell>
          <table:table-cell table:formula="of:=15.12-10*LOG10(POWER(10;[.E333]/10)-1)" office:value-type="float" office:value="8.38674885207549" calcext:value-type="float">
            <text:p>8.3867488521</text:p>
          </table:table-cell>
          <table:table-cell table:number-columns-repeated="1018"/>
        </table:table-row>
        <table:table-row table:style-name="ro2">
          <table:table-cell office:value-type="float" office:value="72173913.04" calcext:value-type="float">
            <text:p>72173913.04</text:p>
          </table:table-cell>
          <table:table-cell table:formula="of:=[.A334]/1000000" office:value-type="float" office:value="72.17391304" calcext:value-type="float">
            <text:p>72.17391304</text:p>
          </table:table-cell>
          <table:table-cell office:value-type="float" office:value="-87.77987671" calcext:value-type="float">
            <text:p>-87.77987671</text:p>
          </table:table-cell>
          <table:table-cell office:value-type="float" office:value="-80.36961365" calcext:value-type="float">
            <text:p>-80.36961365</text:p>
          </table:table-cell>
          <table:table-cell table:formula="of:=[.D334]-[.C334]" office:value-type="float" office:value="7.41026306000001" calcext:value-type="float">
            <text:p>7.41026306</text:p>
          </table:table-cell>
          <table:table-cell table:formula="of:=15.12-10*LOG10(POWER(10;[.E334]/10)-1)" office:value-type="float" office:value="8.57976536990581" calcext:value-type="float">
            <text:p>8.5797653699</text:p>
          </table:table-cell>
          <table:table-cell table:number-columns-repeated="1018"/>
        </table:table-row>
        <table:table-row table:style-name="ro2">
          <table:table-cell office:value-type="float" office:value="72391304.35" calcext:value-type="float">
            <text:p>72391304.35</text:p>
          </table:table-cell>
          <table:table-cell table:formula="of:=[.A335]/1000000" office:value-type="float" office:value="72.39130435" calcext:value-type="float">
            <text:p>72.39130435</text:p>
          </table:table-cell>
          <table:table-cell office:value-type="float" office:value="-87.79582214" calcext:value-type="float">
            <text:p>-87.79582214</text:p>
          </table:table-cell>
          <table:table-cell office:value-type="float" office:value="-80.32997131" calcext:value-type="float">
            <text:p>-80.32997131</text:p>
          </table:table-cell>
          <table:table-cell table:formula="of:=[.D335]-[.C335]" office:value-type="float" office:value="7.46585082999999" calcext:value-type="float">
            <text:p>7.46585083</text:p>
          </table:table-cell>
          <table:table-cell table:formula="of:=15.12-10*LOG10(POWER(10;[.E335]/10)-1)" office:value-type="float" office:value="8.511943626764" calcext:value-type="float">
            <text:p>8.5119436268</text:p>
          </table:table-cell>
          <table:table-cell table:number-columns-repeated="1018"/>
        </table:table-row>
        <table:table-row table:style-name="ro2">
          <table:table-cell office:value-type="float" office:value="72608695.65" calcext:value-type="float">
            <text:p>72608695.65</text:p>
          </table:table-cell>
          <table:table-cell table:formula="of:=[.A336]/1000000" office:value-type="float" office:value="72.60869565" calcext:value-type="float">
            <text:p>72.60869565</text:p>
          </table:table-cell>
          <table:table-cell office:value-type="float" office:value="-87.8584671" calcext:value-type="float">
            <text:p>-87.8584671</text:p>
          </table:table-cell>
          <table:table-cell office:value-type="float" office:value="-80.63053131" calcext:value-type="float">
            <text:p>-80.63053131</text:p>
          </table:table-cell>
          <table:table-cell table:formula="of:=[.D336]-[.C336]" office:value-type="float" office:value="7.22793578999999" calcext:value-type="float">
            <text:p>7.22793579</text:p>
          </table:table-cell>
          <table:table-cell table:formula="of:=15.12-10*LOG10(POWER(10;[.E336]/10)-1)" office:value-type="float" office:value="8.80359280065189" calcext:value-type="float">
            <text:p>8.8035928007</text:p>
          </table:table-cell>
          <table:table-cell table:number-columns-repeated="1018"/>
        </table:table-row>
        <table:table-row table:style-name="ro2">
          <table:table-cell office:value-type="float" office:value="72826086.96" calcext:value-type="float">
            <text:p>72826086.96</text:p>
          </table:table-cell>
          <table:table-cell table:formula="of:=[.A337]/1000000" office:value-type="float" office:value="72.82608696" calcext:value-type="float">
            <text:p>72.82608696</text:p>
          </table:table-cell>
          <table:table-cell office:value-type="float" office:value="-87.76051331" calcext:value-type="float">
            <text:p>-87.76051331</text:p>
          </table:table-cell>
          <table:table-cell office:value-type="float" office:value="-80.76079559" calcext:value-type="float">
            <text:p>-80.76079559</text:p>
          </table:table-cell>
          <table:table-cell table:formula="of:=[.D337]-[.C337]" office:value-type="float" office:value="6.99971771999999" calcext:value-type="float">
            <text:p>6.99971772</text:p>
          </table:table-cell>
          <table:table-cell table:formula="of:=15.12-10*LOG10(POWER(10;[.E337]/10)-1)" office:value-type="float" office:value="9.08688159728092" calcext:value-type="float">
            <text:p>9.0868815973</text:p>
          </table:table-cell>
          <table:table-cell table:number-columns-repeated="1018"/>
        </table:table-row>
        <table:table-row table:style-name="ro2">
          <table:table-cell office:value-type="float" office:value="73043478.26" calcext:value-type="float">
            <text:p>73043478.26</text:p>
          </table:table-cell>
          <table:table-cell table:formula="of:=[.A338]/1000000" office:value-type="float" office:value="73.04347826" calcext:value-type="float">
            <text:p>73.04347826</text:p>
          </table:table-cell>
          <table:table-cell office:value-type="float" office:value="-87.82221222" calcext:value-type="float">
            <text:p>-87.82221222</text:p>
          </table:table-cell>
          <table:table-cell office:value-type="float" office:value="-80.74305725" calcext:value-type="float">
            <text:p>-80.74305725</text:p>
          </table:table-cell>
          <table:table-cell table:formula="of:=[.D338]-[.C338]" office:value-type="float" office:value="7.07915497000001" calcext:value-type="float">
            <text:p>7.07915497</text:p>
          </table:table-cell>
          <table:table-cell table:formula="of:=15.12-10*LOG10(POWER(10;[.E338]/10)-1)" office:value-type="float" office:value="8.98786639403333" calcext:value-type="float">
            <text:p>8.987866394</text:p>
          </table:table-cell>
          <table:table-cell table:number-columns-repeated="1018"/>
        </table:table-row>
        <table:table-row table:style-name="ro2">
          <table:table-cell office:value-type="float" office:value="73260869.57" calcext:value-type="float">
            <text:p>73260869.57</text:p>
          </table:table-cell>
          <table:table-cell table:formula="of:=[.A339]/1000000" office:value-type="float" office:value="73.26086957" calcext:value-type="float">
            <text:p>73.26086957</text:p>
          </table:table-cell>
          <table:table-cell office:value-type="float" office:value="-87.79210663" calcext:value-type="float">
            <text:p>-87.79210663</text:p>
          </table:table-cell>
          <table:table-cell office:value-type="float" office:value="-80.89209747" calcext:value-type="float">
            <text:p>-80.89209747</text:p>
          </table:table-cell>
          <table:table-cell table:formula="of:=[.D339]-[.C339]" office:value-type="float" office:value="6.90000916000001" calcext:value-type="float">
            <text:p>6.90000916</text:p>
          </table:table-cell>
          <table:table-cell table:formula="of:=15.12-10*LOG10(POWER(10;[.E339]/10)-1)" office:value-type="float" office:value="9.21180613190879" calcext:value-type="float">
            <text:p>9.2118061319</text:p>
          </table:table-cell>
          <table:table-cell table:number-columns-repeated="1018"/>
        </table:table-row>
        <table:table-row table:style-name="ro2">
          <table:table-cell office:value-type="float" office:value="73478260.87" calcext:value-type="float">
            <text:p>73478260.87</text:p>
          </table:table-cell>
          <table:table-cell table:formula="of:=[.A340]/1000000" office:value-type="float" office:value="73.47826087" calcext:value-type="float">
            <text:p>73.47826087</text:p>
          </table:table-cell>
          <table:table-cell office:value-type="float" office:value="-87.98830414" calcext:value-type="float">
            <text:p>-87.98830414</text:p>
          </table:table-cell>
          <table:table-cell office:value-type="float" office:value="-80.97000885" calcext:value-type="float">
            <text:p>-80.97000885</text:p>
          </table:table-cell>
          <table:table-cell table:formula="of:=[.D340]-[.C340]" office:value-type="float" office:value="7.01829529" calcext:value-type="float">
            <text:p>7.01829529</text:p>
          </table:table-cell>
          <table:table-cell table:formula="of:=15.12-10*LOG10(POWER(10;[.E340]/10)-1)" office:value-type="float" office:value="9.06368535056975" calcext:value-type="float">
            <text:p>9.0636853506</text:p>
          </table:table-cell>
          <table:table-cell table:number-columns-repeated="1018"/>
        </table:table-row>
        <table:table-row table:style-name="ro2">
          <table:table-cell office:value-type="float" office:value="73695652.17" calcext:value-type="float">
            <text:p>73695652.17</text:p>
          </table:table-cell>
          <table:table-cell table:formula="of:=[.A341]/1000000" office:value-type="float" office:value="73.69565217" calcext:value-type="float">
            <text:p>73.69565217</text:p>
          </table:table-cell>
          <table:table-cell office:value-type="float" office:value="-87.79811096" calcext:value-type="float">
            <text:p>-87.79811096</text:p>
          </table:table-cell>
          <table:table-cell office:value-type="float" office:value="-81.21259308" calcext:value-type="float">
            <text:p>-81.21259308</text:p>
          </table:table-cell>
          <table:table-cell table:formula="of:=[.D341]-[.C341]" office:value-type="float" office:value="6.58551788" calcext:value-type="float">
            <text:p>6.58551788</text:p>
          </table:table-cell>
          <table:table-cell table:formula="of:=15.12-10*LOG10(POWER(10;[.E341]/10)-1)" office:value-type="float" office:value="9.61079153992669" calcext:value-type="float">
            <text:p>9.6107915399</text:p>
          </table:table-cell>
          <table:table-cell table:number-columns-repeated="1018"/>
        </table:table-row>
        <table:table-row table:style-name="ro2">
          <table:table-cell office:value-type="float" office:value="73913043.48" calcext:value-type="float">
            <text:p>73913043.48</text:p>
          </table:table-cell>
          <table:table-cell table:formula="of:=[.A342]/1000000" office:value-type="float" office:value="73.91304348" calcext:value-type="float">
            <text:p>73.91304348</text:p>
          </table:table-cell>
          <table:table-cell office:value-type="float" office:value="-87.9997406" calcext:value-type="float">
            <text:p>-87.9997406</text:p>
          </table:table-cell>
          <table:table-cell office:value-type="float" office:value="-81.31587219" calcext:value-type="float">
            <text:p>-81.31587219</text:p>
          </table:table-cell>
          <table:table-cell table:formula="of:=[.D342]-[.C342]" office:value-type="float" office:value="6.68386841" calcext:value-type="float">
            <text:p>6.68386841</text:p>
          </table:table-cell>
          <table:table-cell table:formula="of:=15.12-10*LOG10(POWER(10;[.E342]/10)-1)" office:value-type="float" office:value="9.48517737752216" calcext:value-type="float">
            <text:p>9.4851773775</text:p>
          </table:table-cell>
          <table:table-cell table:number-columns-repeated="1018"/>
        </table:table-row>
        <table:table-row table:style-name="ro2">
          <table:table-cell office:value-type="float" office:value="74130434.78" calcext:value-type="float">
            <text:p>74130434.78</text:p>
          </table:table-cell>
          <table:table-cell table:formula="of:=[.A343]/1000000" office:value-type="float" office:value="74.13043478" calcext:value-type="float">
            <text:p>74.13043478</text:p>
          </table:table-cell>
          <table:table-cell office:value-type="float" office:value="-87.80831909" calcext:value-type="float">
            <text:p>-87.80831909</text:p>
          </table:table-cell>
          <table:table-cell office:value-type="float" office:value="-81.2771759" calcext:value-type="float">
            <text:p>-81.2771759</text:p>
          </table:table-cell>
          <table:table-cell table:formula="of:=[.D343]-[.C343]" office:value-type="float" office:value="6.53114318999999" calcext:value-type="float">
            <text:p>6.53114319</text:p>
          </table:table-cell>
          <table:table-cell table:formula="of:=15.12-10*LOG10(POWER(10;[.E343]/10)-1)" office:value-type="float" office:value="9.68058210153572" calcext:value-type="float">
            <text:p>9.6805821015</text:p>
          </table:table-cell>
          <table:table-cell table:number-columns-repeated="1018"/>
        </table:table-row>
        <table:table-row table:style-name="ro2">
          <table:table-cell office:value-type="float" office:value="74347826.09" calcext:value-type="float">
            <text:p>74347826.09</text:p>
          </table:table-cell>
          <table:table-cell table:formula="of:=[.A344]/1000000" office:value-type="float" office:value="74.34782609" calcext:value-type="float">
            <text:p>74.34782609</text:p>
          </table:table-cell>
          <table:table-cell office:value-type="float" office:value="-88.1288681" calcext:value-type="float">
            <text:p>-88.1288681</text:p>
          </table:table-cell>
          <table:table-cell office:value-type="float" office:value="-81.75141907" calcext:value-type="float">
            <text:p>-81.75141907</text:p>
          </table:table-cell>
          <table:table-cell table:formula="of:=[.D344]-[.C344]" office:value-type="float" office:value="6.37744903000001" calcext:value-type="float">
            <text:p>6.37744903</text:p>
          </table:table-cell>
          <table:table-cell table:formula="of:=15.12-10*LOG10(POWER(10;[.E344]/10)-1)" office:value-type="float" office:value="9.87921989608501" calcext:value-type="float">
            <text:p>9.8792198961</text:p>
          </table:table-cell>
          <table:table-cell table:number-columns-repeated="1018"/>
        </table:table-row>
        <table:table-row table:style-name="ro2">
          <table:table-cell office:value-type="float" office:value="74565217.39" calcext:value-type="float">
            <text:p>74565217.39</text:p>
          </table:table-cell>
          <table:table-cell table:formula="of:=[.A345]/1000000" office:value-type="float" office:value="74.56521739" calcext:value-type="float">
            <text:p>74.56521739</text:p>
          </table:table-cell>
          <table:table-cell office:value-type="float" office:value="-88.09996033" calcext:value-type="float">
            <text:p>-88.09996033</text:p>
          </table:table-cell>
          <table:table-cell office:value-type="float" office:value="-81.3502655" calcext:value-type="float">
            <text:p>-81.3502655</text:p>
          </table:table-cell>
          <table:table-cell table:formula="of:=[.D345]-[.C345]" office:value-type="float" office:value="6.74969483000002" calcext:value-type="float">
            <text:p>6.74969483</text:p>
          </table:table-cell>
          <table:table-cell table:formula="of:=15.12-10*LOG10(POWER(10;[.E345]/10)-1)" office:value-type="float" office:value="9.40153784340001" calcext:value-type="float">
            <text:p>9.4015378434</text:p>
          </table:table-cell>
          <table:table-cell table:number-columns-repeated="1018"/>
        </table:table-row>
        <table:table-row table:style-name="ro2">
          <table:table-cell office:value-type="float" office:value="74782608.7" calcext:value-type="float">
            <text:p>74782608.7</text:p>
          </table:table-cell>
          <table:table-cell table:formula="of:=[.A346]/1000000" office:value-type="float" office:value="74.7826087" calcext:value-type="float">
            <text:p>74.7826087</text:p>
          </table:table-cell>
          <table:table-cell office:value-type="float" office:value="-88.20426178" calcext:value-type="float">
            <text:p>-88.20426178</text:p>
          </table:table-cell>
          <table:table-cell office:value-type="float" office:value="-81.71173096" calcext:value-type="float">
            <text:p>-81.71173096</text:p>
          </table:table-cell>
          <table:table-cell table:formula="of:=[.D346]-[.C346]" office:value-type="float" office:value="6.49253081999999" calcext:value-type="float">
            <text:p>6.49253082</text:p>
          </table:table-cell>
          <table:table-cell table:formula="of:=15.12-10*LOG10(POWER(10;[.E346]/10)-1)" office:value-type="float" office:value="9.73029315675874" calcext:value-type="float">
            <text:p>9.7302931568</text:p>
          </table:table-cell>
          <table:table-cell table:number-columns-repeated="1018"/>
        </table:table-row>
        <table:table-row table:style-name="ro2">
          <table:table-cell office:value-type="float" office:value="75000000" calcext:value-type="float">
            <text:p>75000000</text:p>
          </table:table-cell>
          <table:table-cell table:formula="of:=[.A347]/1000000" office:value-type="float" office:value="75" calcext:value-type="float">
            <text:p>75</text:p>
          </table:table-cell>
          <table:table-cell office:value-type="float" office:value="-88.0197525" calcext:value-type="float">
            <text:p>-88.0197525</text:p>
          </table:table-cell>
          <table:table-cell office:value-type="float" office:value="-81.5684967" calcext:value-type="float">
            <text:p>-81.5684967</text:p>
          </table:table-cell>
          <table:table-cell table:formula="of:=[.D347]-[.C347]" office:value-type="float" office:value="6.4512558" calcext:value-type="float">
            <text:p>6.4512558</text:p>
          </table:table-cell>
          <table:table-cell table:formula="of:=15.12-10*LOG10(POWER(10;[.E347]/10)-1)" office:value-type="float" office:value="9.78357372874998" calcext:value-type="float">
            <text:p>9.7835737287</text:p>
          </table:table-cell>
          <table:table-cell table:number-columns-repeated="1018"/>
        </table:table-row>
        <table:table-row table:style-name="ro2">
          <table:table-cell office:value-type="float" office:value="75217391.3" calcext:value-type="float">
            <text:p>75217391.3</text:p>
          </table:table-cell>
          <table:table-cell table:formula="of:=[.A348]/1000000" office:value-type="float" office:value="75.2173913" calcext:value-type="float">
            <text:p>75.2173913</text:p>
          </table:table-cell>
          <table:table-cell office:value-type="float" office:value="-88.06745148" calcext:value-type="float">
            <text:p>-88.06745148</text:p>
          </table:table-cell>
          <table:table-cell office:value-type="float" office:value="-81.76560974" calcext:value-type="float">
            <text:p>-81.76560974</text:p>
          </table:table-cell>
          <table:table-cell table:formula="of:=[.D348]-[.C348]" office:value-type="float" office:value="6.30184174000003" calcext:value-type="float">
            <text:p>6.30184174</text:p>
          </table:table-cell>
          <table:table-cell table:formula="of:=15.12-10*LOG10(POWER(10;[.E348]/10)-1)" office:value-type="float" office:value="9.97770501984723" calcext:value-type="float">
            <text:p>9.9777050198</text:p>
          </table:table-cell>
          <table:table-cell table:number-columns-repeated="1018"/>
        </table:table-row>
        <table:table-row table:style-name="ro2">
          <table:table-cell office:value-type="float" office:value="75434782.61" calcext:value-type="float">
            <text:p>75434782.61</text:p>
          </table:table-cell>
          <table:table-cell table:formula="of:=[.A349]/1000000" office:value-type="float" office:value="75.43478261" calcext:value-type="float">
            <text:p>75.43478261</text:p>
          </table:table-cell>
          <table:table-cell office:value-type="float" office:value="-88.02709198" calcext:value-type="float">
            <text:p>-88.02709198</text:p>
          </table:table-cell>
          <table:table-cell office:value-type="float" office:value="-81.75540161" calcext:value-type="float">
            <text:p>-81.75540161</text:p>
          </table:table-cell>
          <table:table-cell table:formula="of:=[.D349]-[.C349]" office:value-type="float" office:value="6.27169037" calcext:value-type="float">
            <text:p>6.27169037</text:p>
          </table:table-cell>
          <table:table-cell table:formula="of:=15.12-10*LOG10(POWER(10;[.E349]/10)-1)" office:value-type="float" office:value="10.0171257419191" calcext:value-type="float">
            <text:p>10.0171257419</text:p>
          </table:table-cell>
          <table:table-cell table:number-columns-repeated="1018"/>
        </table:table-row>
        <table:table-row table:style-name="ro2">
          <table:table-cell office:value-type="float" office:value="75652173.91" calcext:value-type="float">
            <text:p>75652173.91</text:p>
          </table:table-cell>
          <table:table-cell table:formula="of:=[.A350]/1000000" office:value-type="float" office:value="75.65217391" calcext:value-type="float">
            <text:p>75.65217391</text:p>
          </table:table-cell>
          <table:table-cell office:value-type="float" office:value="-88.15932465" calcext:value-type="float">
            <text:p>-88.15932465</text:p>
          </table:table-cell>
          <table:table-cell office:value-type="float" office:value="-81.77290344" calcext:value-type="float">
            <text:p>-81.77290344</text:p>
          </table:table-cell>
          <table:table-cell table:formula="of:=[.D350]-[.C350]" office:value-type="float" office:value="6.38642121000001" calcext:value-type="float">
            <text:p>6.38642121</text:p>
          </table:table-cell>
          <table:table-cell table:formula="of:=15.12-10*LOG10(POWER(10;[.E350]/10)-1)" office:value-type="float" office:value="9.867567082854" calcext:value-type="float">
            <text:p>9.8675670829</text:p>
          </table:table-cell>
          <table:table-cell table:number-columns-repeated="1018"/>
        </table:table-row>
        <table:table-row table:style-name="ro2">
          <table:table-cell office:value-type="float" office:value="75869565.22" calcext:value-type="float">
            <text:p>75869565.22</text:p>
          </table:table-cell>
          <table:table-cell table:formula="of:=[.A351]/1000000" office:value-type="float" office:value="75.86956522" calcext:value-type="float">
            <text:p>75.86956522</text:p>
          </table:table-cell>
          <table:table-cell office:value-type="float" office:value="-88.36534119" calcext:value-type="float">
            <text:p>-88.36534119</text:p>
          </table:table-cell>
          <table:table-cell office:value-type="float" office:value="-82.02555084" calcext:value-type="float">
            <text:p>-82.02555084</text:p>
          </table:table-cell>
          <table:table-cell table:formula="of:=[.D351]-[.C351]" office:value-type="float" office:value="6.33979035" calcext:value-type="float">
            <text:p>6.33979035</text:p>
          </table:table-cell>
          <table:table-cell table:formula="of:=15.12-10*LOG10(POWER(10;[.E351]/10)-1)" office:value-type="float" office:value="9.92820878100089" calcext:value-type="float">
            <text:p>9.928208781</text:p>
          </table:table-cell>
          <table:table-cell table:number-columns-repeated="1018"/>
        </table:table-row>
        <table:table-row table:style-name="ro2">
          <table:table-cell office:value-type="float" office:value="76086956.52" calcext:value-type="float">
            <text:p>76086956.52</text:p>
          </table:table-cell>
          <table:table-cell table:formula="of:=[.A352]/1000000" office:value-type="float" office:value="76.08695652" calcext:value-type="float">
            <text:p>76.08695652</text:p>
          </table:table-cell>
          <table:table-cell office:value-type="float" office:value="-88.25410461" calcext:value-type="float">
            <text:p>-88.25410461</text:p>
          </table:table-cell>
          <table:table-cell office:value-type="float" office:value="-82.11621094" calcext:value-type="float">
            <text:p>-82.11621094</text:p>
          </table:table-cell>
          <table:table-cell table:formula="of:=[.D352]-[.C352]" office:value-type="float" office:value="6.13789367000001" calcext:value-type="float">
            <text:p>6.13789367</text:p>
          </table:table-cell>
          <table:table-cell table:formula="of:=15.12-10*LOG10(POWER(10;[.E352]/10)-1)" office:value-type="float" office:value="10.1930893371506" calcext:value-type="float">
            <text:p>10.1930893372</text:p>
          </table:table-cell>
          <table:table-cell table:number-columns-repeated="1018"/>
        </table:table-row>
        <table:table-row table:style-name="ro2">
          <table:table-cell office:value-type="float" office:value="76304347.83" calcext:value-type="float">
            <text:p>76304347.83</text:p>
          </table:table-cell>
          <table:table-cell table:formula="of:=[.A353]/1000000" office:value-type="float" office:value="76.30434783" calcext:value-type="float">
            <text:p>76.30434783</text:p>
          </table:table-cell>
          <table:table-cell office:value-type="float" office:value="-88.22538757" calcext:value-type="float">
            <text:p>-88.22538757</text:p>
          </table:table-cell>
          <table:table-cell office:value-type="float" office:value="-82.2858963" calcext:value-type="float">
            <text:p>-82.2858963</text:p>
          </table:table-cell>
          <table:table-cell table:formula="of:=[.D353]-[.C353]" office:value-type="float" office:value="5.93949127000001" calcext:value-type="float">
            <text:p>5.93949127</text:p>
          </table:table-cell>
          <table:table-cell table:formula="of:=15.12-10*LOG10(POWER(10;[.E353]/10)-1)" office:value-type="float" office:value="10.457272457454" calcext:value-type="float">
            <text:p>10.4572724575</text:p>
          </table:table-cell>
          <table:table-cell table:number-columns-repeated="1018"/>
        </table:table-row>
        <table:table-row table:style-name="ro2">
          <table:table-cell office:value-type="float" office:value="76521739.13" calcext:value-type="float">
            <text:p>76521739.13</text:p>
          </table:table-cell>
          <table:table-cell table:formula="of:=[.A354]/1000000" office:value-type="float" office:value="76.52173913" calcext:value-type="float">
            <text:p>76.52173913</text:p>
          </table:table-cell>
          <table:table-cell office:value-type="float" office:value="-88.06748962" calcext:value-type="float">
            <text:p>-88.06748962</text:p>
          </table:table-cell>
          <table:table-cell office:value-type="float" office:value="-82.28256989" calcext:value-type="float">
            <text:p>-82.28256989</text:p>
          </table:table-cell>
          <table:table-cell table:formula="of:=[.D354]-[.C354]" office:value-type="float" office:value="5.78491973" calcext:value-type="float">
            <text:p>5.78491973</text:p>
          </table:table-cell>
          <table:table-cell table:formula="of:=15.12-10*LOG10(POWER(10;[.E354]/10)-1)" office:value-type="float" office:value="10.6659581895574" calcext:value-type="float">
            <text:p>10.6659581896</text:p>
          </table:table-cell>
          <table:table-cell table:number-columns-repeated="1018"/>
        </table:table-row>
        <table:table-row table:style-name="ro2">
          <table:table-cell office:value-type="float" office:value="76739130.43" calcext:value-type="float">
            <text:p>76739130.43</text:p>
          </table:table-cell>
          <table:table-cell table:formula="of:=[.A355]/1000000" office:value-type="float" office:value="76.73913043" calcext:value-type="float">
            <text:p>76.73913043</text:p>
          </table:table-cell>
          <table:table-cell office:value-type="float" office:value="-87.91571808" calcext:value-type="float">
            <text:p>-87.91571808</text:p>
          </table:table-cell>
          <table:table-cell office:value-type="float" office:value="-82.46015167" calcext:value-type="float">
            <text:p>-82.46015167</text:p>
          </table:table-cell>
          <table:table-cell table:formula="of:=[.D355]-[.C355]" office:value-type="float" office:value="5.45556641000002" calcext:value-type="float">
            <text:p>5.45556641</text:p>
          </table:table-cell>
          <table:table-cell table:formula="of:=15.12-10*LOG10(POWER(10;[.E355]/10)-1)" office:value-type="float" office:value="11.1197738174271" calcext:value-type="float">
            <text:p>11.1197738174</text:p>
          </table:table-cell>
          <table:table-cell table:number-columns-repeated="1018"/>
        </table:table-row>
        <table:table-row table:style-name="ro2">
          <table:table-cell office:value-type="float" office:value="76956521.74" calcext:value-type="float">
            <text:p>76956521.74</text:p>
          </table:table-cell>
          <table:table-cell table:formula="of:=[.A356]/1000000" office:value-type="float" office:value="76.95652174" calcext:value-type="float">
            <text:p>76.95652174</text:p>
          </table:table-cell>
          <table:table-cell office:value-type="float" office:value="-88.01524353" calcext:value-type="float">
            <text:p>-88.01524353</text:p>
          </table:table-cell>
          <table:table-cell office:value-type="float" office:value="-82.36006165" calcext:value-type="float">
            <text:p>-82.36006165</text:p>
          </table:table-cell>
          <table:table-cell table:formula="of:=[.D356]-[.C356]" office:value-type="float" office:value="5.65518188" calcext:value-type="float">
            <text:p>5.65518188</text:p>
          </table:table-cell>
          <table:table-cell table:formula="of:=15.12-10*LOG10(POWER(10;[.E356]/10)-1)" office:value-type="float" office:value="10.8431789728729" calcext:value-type="float">
            <text:p>10.8431789729</text:p>
          </table:table-cell>
          <table:table-cell table:number-columns-repeated="1018"/>
        </table:table-row>
        <table:table-row table:style-name="ro2">
          <table:table-cell office:value-type="float" office:value="77173913.04" calcext:value-type="float">
            <text:p>77173913.04</text:p>
          </table:table-cell>
          <table:table-cell table:formula="of:=[.A357]/1000000" office:value-type="float" office:value="77.17391304" calcext:value-type="float">
            <text:p>77.17391304</text:p>
          </table:table-cell>
          <table:table-cell office:value-type="float" office:value="-88.03434753" calcext:value-type="float">
            <text:p>-88.03434753</text:p>
          </table:table-cell>
          <table:table-cell office:value-type="float" office:value="-82.35853577" calcext:value-type="float">
            <text:p>-82.35853577</text:p>
          </table:table-cell>
          <table:table-cell table:formula="of:=[.D357]-[.C357]" office:value-type="float" office:value="5.67581175999999" calcext:value-type="float">
            <text:p>5.67581176</text:p>
          </table:table-cell>
          <table:table-cell table:formula="of:=15.12-10*LOG10(POWER(10;[.E357]/10)-1)" office:value-type="float" office:value="10.8148684172675" calcext:value-type="float">
            <text:p>10.8148684173</text:p>
          </table:table-cell>
          <table:table-cell table:number-columns-repeated="1018"/>
        </table:table-row>
        <table:table-row table:style-name="ro2">
          <table:table-cell office:value-type="float" office:value="77391304.35" calcext:value-type="float">
            <text:p>77391304.35</text:p>
          </table:table-cell>
          <table:table-cell table:formula="of:=[.A358]/1000000" office:value-type="float" office:value="77.39130435" calcext:value-type="float">
            <text:p>77.39130435</text:p>
          </table:table-cell>
          <table:table-cell office:value-type="float" office:value="-88.14778137" calcext:value-type="float">
            <text:p>-88.14778137</text:p>
          </table:table-cell>
          <table:table-cell office:value-type="float" office:value="-82.37187195" calcext:value-type="float">
            <text:p>-82.37187195</text:p>
          </table:table-cell>
          <table:table-cell table:formula="of:=[.D358]-[.C358]" office:value-type="float" office:value="5.77590941999998" calcext:value-type="float">
            <text:p>5.77590942</text:p>
          </table:table-cell>
          <table:table-cell table:formula="of:=15.12-10*LOG10(POWER(10;[.E358]/10)-1)" office:value-type="float" office:value="10.6782040480478" calcext:value-type="float">
            <text:p>10.678204048</text:p>
          </table:table-cell>
          <table:table-cell table:number-columns-repeated="1018"/>
        </table:table-row>
        <table:table-row table:style-name="ro2">
          <table:table-cell office:value-type="float" office:value="77608695.65" calcext:value-type="float">
            <text:p>77608695.65</text:p>
          </table:table-cell>
          <table:table-cell table:formula="of:=[.A359]/1000000" office:value-type="float" office:value="77.60869565" calcext:value-type="float">
            <text:p>77.60869565</text:p>
          </table:table-cell>
          <table:table-cell office:value-type="float" office:value="-87.93049622" calcext:value-type="float">
            <text:p>-87.93049622</text:p>
          </table:table-cell>
          <table:table-cell office:value-type="float" office:value="-82.59468842" calcext:value-type="float">
            <text:p>-82.59468842</text:p>
          </table:table-cell>
          <table:table-cell table:formula="of:=[.D359]-[.C359]" office:value-type="float" office:value="5.33580779999998" calcext:value-type="float">
            <text:p>5.3358078</text:p>
          </table:table-cell>
          <table:table-cell table:formula="of:=15.12-10*LOG10(POWER(10;[.E359]/10)-1)" office:value-type="float" office:value="11.2881411252334" calcext:value-type="float">
            <text:p>11.2881411252</text:p>
          </table:table-cell>
          <table:table-cell table:number-columns-repeated="1018"/>
        </table:table-row>
        <table:table-row table:style-name="ro2">
          <table:table-cell office:value-type="float" office:value="77826086.96" calcext:value-type="float">
            <text:p>77826086.96</text:p>
          </table:table-cell>
          <table:table-cell table:formula="of:=[.A360]/1000000" office:value-type="float" office:value="77.82608696" calcext:value-type="float">
            <text:p>77.82608696</text:p>
          </table:table-cell>
          <table:table-cell office:value-type="float" office:value="-88.08961487" calcext:value-type="float">
            <text:p>-88.08961487</text:p>
          </table:table-cell>
          <table:table-cell office:value-type="float" office:value="-82.86076355" calcext:value-type="float">
            <text:p>-82.86076355</text:p>
          </table:table-cell>
          <table:table-cell table:formula="of:=[.D360]-[.C360]" office:value-type="float" office:value="5.22885131999999" calcext:value-type="float">
            <text:p>5.22885132</text:p>
          </table:table-cell>
          <table:table-cell table:formula="of:=15.12-10*LOG10(POWER(10;[.E360]/10)-1)" office:value-type="float" office:value="11.4401409084893" calcext:value-type="float">
            <text:p>11.4401409085</text:p>
          </table:table-cell>
          <table:table-cell table:number-columns-repeated="1018"/>
        </table:table-row>
        <table:table-row table:style-name="ro2">
          <table:table-cell office:value-type="float" office:value="78043478.26" calcext:value-type="float">
            <text:p>78043478.26</text:p>
          </table:table-cell>
          <table:table-cell table:formula="of:=[.A361]/1000000" office:value-type="float" office:value="78.04347826" calcext:value-type="float">
            <text:p>78.04347826</text:p>
          </table:table-cell>
          <table:table-cell office:value-type="float" office:value="-88.01345825" calcext:value-type="float">
            <text:p>-88.01345825</text:p>
          </table:table-cell>
          <table:table-cell office:value-type="float" office:value="-82.8436203" calcext:value-type="float">
            <text:p>-82.8436203</text:p>
          </table:table-cell>
          <table:table-cell table:formula="of:=[.D361]-[.C361]" office:value-type="float" office:value="5.16983795" calcext:value-type="float">
            <text:p>5.16983795</text:p>
          </table:table-cell>
          <table:table-cell table:formula="of:=15.12-10*LOG10(POWER(10;[.E361]/10)-1)" office:value-type="float" office:value="11.524692744896" calcext:value-type="float">
            <text:p>11.5246927449</text:p>
          </table:table-cell>
          <table:table-cell table:number-columns-repeated="1018"/>
        </table:table-row>
        <table:table-row table:style-name="ro2">
          <table:table-cell office:value-type="float" office:value="78260869.57" calcext:value-type="float">
            <text:p>78260869.57</text:p>
          </table:table-cell>
          <table:table-cell table:formula="of:=[.A362]/1000000" office:value-type="float" office:value="78.26086957" calcext:value-type="float">
            <text:p>78.26086957</text:p>
          </table:table-cell>
          <table:table-cell office:value-type="float" office:value="-88.13181305" calcext:value-type="float">
            <text:p>-88.13181305</text:p>
          </table:table-cell>
          <table:table-cell office:value-type="float" office:value="-82.78552246" calcext:value-type="float">
            <text:p>-82.78552246</text:p>
          </table:table-cell>
          <table:table-cell table:formula="of:=[.D362]-[.C362]" office:value-type="float" office:value="5.34629059" calcext:value-type="float">
            <text:p>5.34629059</text:p>
          </table:table-cell>
          <table:table-cell table:formula="of:=15.12-10*LOG10(POWER(10;[.E362]/10)-1)" office:value-type="float" office:value="11.2733277118653" calcext:value-type="float">
            <text:p>11.2733277119</text:p>
          </table:table-cell>
          <table:table-cell table:number-columns-repeated="1018"/>
        </table:table-row>
        <table:table-row table:style-name="ro2">
          <table:table-cell office:value-type="float" office:value="78478260.87" calcext:value-type="float">
            <text:p>78478260.87</text:p>
          </table:table-cell>
          <table:table-cell table:formula="of:=[.A363]/1000000" office:value-type="float" office:value="78.47826087" calcext:value-type="float">
            <text:p>78.47826087</text:p>
          </table:table-cell>
          <table:table-cell office:value-type="float" office:value="-87.87252045" calcext:value-type="float">
            <text:p>-87.87252045</text:p>
          </table:table-cell>
          <table:table-cell office:value-type="float" office:value="-82.75428772" calcext:value-type="float">
            <text:p>-82.75428772</text:p>
          </table:table-cell>
          <table:table-cell table:formula="of:=[.D363]-[.C363]" office:value-type="float" office:value="5.11823273000002" calcext:value-type="float">
            <text:p>5.11823273</text:p>
          </table:table-cell>
          <table:table-cell table:formula="of:=15.12-10*LOG10(POWER(10;[.E363]/10)-1)" office:value-type="float" office:value="11.599042783047" calcext:value-type="float">
            <text:p>11.599042783</text:p>
          </table:table-cell>
          <table:table-cell table:number-columns-repeated="1018"/>
        </table:table-row>
        <table:table-row table:style-name="ro2">
          <table:table-cell office:value-type="float" office:value="78695652.17" calcext:value-type="float">
            <text:p>78695652.17</text:p>
          </table:table-cell>
          <table:table-cell table:formula="of:=[.A364]/1000000" office:value-type="float" office:value="78.69565217" calcext:value-type="float">
            <text:p>78.69565217</text:p>
          </table:table-cell>
          <table:table-cell office:value-type="float" office:value="-88.30793762" calcext:value-type="float">
            <text:p>-88.30793762</text:p>
          </table:table-cell>
          <table:table-cell office:value-type="float" office:value="-83.11578369" calcext:value-type="float">
            <text:p>-83.11578369</text:p>
          </table:table-cell>
          <table:table-cell table:formula="of:=[.D364]-[.C364]" office:value-type="float" office:value="5.19215393" calcext:value-type="float">
            <text:p>5.19215393</text:p>
          </table:table-cell>
          <table:table-cell table:formula="of:=15.12-10*LOG10(POWER(10;[.E364]/10)-1)" office:value-type="float" office:value="11.4926608426609" calcext:value-type="float">
            <text:p>11.4926608427</text:p>
          </table:table-cell>
          <table:table-cell table:number-columns-repeated="1018"/>
        </table:table-row>
        <table:table-row table:style-name="ro2">
          <table:table-cell office:value-type="float" office:value="78913043.48" calcext:value-type="float">
            <text:p>78913043.48</text:p>
          </table:table-cell>
          <table:table-cell table:formula="of:=[.A365]/1000000" office:value-type="float" office:value="78.91304348" calcext:value-type="float">
            <text:p>78.91304348</text:p>
          </table:table-cell>
          <table:table-cell office:value-type="float" office:value="-88.07182312" calcext:value-type="float">
            <text:p>-88.07182312</text:p>
          </table:table-cell>
          <table:table-cell office:value-type="float" office:value="-83.14775848" calcext:value-type="float">
            <text:p>-83.14775848</text:p>
          </table:table-cell>
          <table:table-cell table:formula="of:=[.D365]-[.C365]" office:value-type="float" office:value="4.92406464000001" calcext:value-type="float">
            <text:p>4.92406464</text:p>
          </table:table-cell>
          <table:table-cell table:formula="of:=15.12-10*LOG10(POWER(10;[.E365]/10)-1)" office:value-type="float" office:value="11.8823930750243" calcext:value-type="float">
            <text:p>11.882393075</text:p>
          </table:table-cell>
          <table:table-cell table:number-columns-repeated="1018"/>
        </table:table-row>
        <table:table-row table:style-name="ro2">
          <table:table-cell office:value-type="float" office:value="79130434.78" calcext:value-type="float">
            <text:p>79130434.78</text:p>
          </table:table-cell>
          <table:table-cell table:formula="of:=[.A366]/1000000" office:value-type="float" office:value="79.13043478" calcext:value-type="float">
            <text:p>79.13043478</text:p>
          </table:table-cell>
          <table:table-cell office:value-type="float" office:value="-88.00430298" calcext:value-type="float">
            <text:p>-88.00430298</text:p>
          </table:table-cell>
          <table:table-cell office:value-type="float" office:value="-83.38368988" calcext:value-type="float">
            <text:p>-83.38368988</text:p>
          </table:table-cell>
          <table:table-cell table:formula="of:=[.D366]-[.C366]" office:value-type="float" office:value="4.62061310000001" calcext:value-type="float">
            <text:p>4.6206131</text:p>
          </table:table-cell>
          <table:table-cell table:formula="of:=15.12-10*LOG10(POWER(10;[.E366]/10)-1)" office:value-type="float" office:value="12.337603960002" calcext:value-type="float">
            <text:p>12.33760396</text:p>
          </table:table-cell>
          <table:table-cell table:number-columns-repeated="1018"/>
        </table:table-row>
        <table:table-row table:style-name="ro2">
          <table:table-cell office:value-type="float" office:value="79347826.09" calcext:value-type="float">
            <text:p>79347826.09</text:p>
          </table:table-cell>
          <table:table-cell table:formula="of:=[.A367]/1000000" office:value-type="float" office:value="79.34782609" calcext:value-type="float">
            <text:p>79.34782609</text:p>
          </table:table-cell>
          <table:table-cell office:value-type="float" office:value="-88.29016113" calcext:value-type="float">
            <text:p>-88.29016113</text:p>
          </table:table-cell>
          <table:table-cell office:value-type="float" office:value="-83.07106781" calcext:value-type="float">
            <text:p>-83.07106781</text:p>
          </table:table-cell>
          <table:table-cell table:formula="of:=[.D367]-[.C367]" office:value-type="float" office:value="5.21909332" calcext:value-type="float">
            <text:p>5.21909332</text:p>
          </table:table-cell>
          <table:table-cell table:formula="of:=15.12-10*LOG10(POWER(10;[.E367]/10)-1)" office:value-type="float" office:value="11.4540875414972" calcext:value-type="float">
            <text:p>11.4540875415</text:p>
          </table:table-cell>
          <table:table-cell table:number-columns-repeated="1018"/>
        </table:table-row>
        <table:table-row table:style-name="ro2">
          <table:table-cell office:value-type="float" office:value="79565217.39" calcext:value-type="float">
            <text:p>79565217.39</text:p>
          </table:table-cell>
          <table:table-cell table:formula="of:=[.A368]/1000000" office:value-type="float" office:value="79.56521739" calcext:value-type="float">
            <text:p>79.56521739</text:p>
          </table:table-cell>
          <table:table-cell office:value-type="float" office:value="-88.14643097" calcext:value-type="float">
            <text:p>-88.14643097</text:p>
          </table:table-cell>
          <table:table-cell office:value-type="float" office:value="-83.28617859" calcext:value-type="float">
            <text:p>-83.28617859</text:p>
          </table:table-cell>
          <table:table-cell table:formula="of:=[.D368]-[.C368]" office:value-type="float" office:value="4.86025238000001" calcext:value-type="float">
            <text:p>4.86025238</text:p>
          </table:table-cell>
          <table:table-cell table:formula="of:=15.12-10*LOG10(POWER(10;[.E368]/10)-1)" office:value-type="float" office:value="11.9768156338449" calcext:value-type="float">
            <text:p>11.9768156338</text:p>
          </table:table-cell>
          <table:table-cell table:number-columns-repeated="1018"/>
        </table:table-row>
        <table:table-row table:style-name="ro2">
          <table:table-cell office:value-type="float" office:value="79782608.7" calcext:value-type="float">
            <text:p>79782608.7</text:p>
          </table:table-cell>
          <table:table-cell table:formula="of:=[.A369]/1000000" office:value-type="float" office:value="79.7826087" calcext:value-type="float">
            <text:p>79.7826087</text:p>
          </table:table-cell>
          <table:table-cell office:value-type="float" office:value="-88.03510284" calcext:value-type="float">
            <text:p>-88.03510284</text:p>
          </table:table-cell>
          <table:table-cell office:value-type="float" office:value="-83.64198303" calcext:value-type="float">
            <text:p>-83.64198303</text:p>
          </table:table-cell>
          <table:table-cell table:formula="of:=[.D369]-[.C369]" office:value-type="float" office:value="4.39311980999999" calcext:value-type="float">
            <text:p>4.39311981</text:p>
          </table:table-cell>
          <table:table-cell table:formula="of:=15.12-10*LOG10(POWER(10;[.E369]/10)-1)" office:value-type="float" office:value="12.6899450049052" calcext:value-type="float">
            <text:p>12.6899450049</text:p>
          </table:table-cell>
          <table:table-cell table:number-columns-repeated="1018"/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table:formula="of:=[.A370]/1000000" office:value-type="float" office:value="80" calcext:value-type="float">
            <text:p>80</text:p>
          </table:table-cell>
          <table:table-cell office:value-type="float" office:value="-88.1505127" calcext:value-type="float">
            <text:p>-88.1505127</text:p>
          </table:table-cell>
          <table:table-cell office:value-type="float" office:value="-83.29314423" calcext:value-type="float">
            <text:p>-83.29314423</text:p>
          </table:table-cell>
          <table:table-cell table:formula="of:=[.D370]-[.C370]" office:value-type="float" office:value="4.85736847" calcext:value-type="float">
            <text:p>4.85736847</text:p>
          </table:table-cell>
          <table:table-cell table:formula="of:=15.12-10*LOG10(POWER(10;[.E370]/10)-1)" office:value-type="float" office:value="11.9810987362128" calcext:value-type="float">
            <text:p>11.9810987362</text:p>
          </table:table-cell>
          <table:table-cell table:number-columns-repeated="1018"/>
        </table:table-row>
        <table:table-row table:style-name="ro2">
          <table:table-cell office:value-type="float" office:value="80217391.3" calcext:value-type="float">
            <text:p>80217391.3</text:p>
          </table:table-cell>
          <table:table-cell table:formula="of:=[.A371]/1000000" office:value-type="float" office:value="80.2173913" calcext:value-type="float">
            <text:p>80.2173913</text:p>
          </table:table-cell>
          <table:table-cell office:value-type="float" office:value="-88.13879395" calcext:value-type="float">
            <text:p>-88.13879395</text:p>
          </table:table-cell>
          <table:table-cell office:value-type="float" office:value="-83.30271912" calcext:value-type="float">
            <text:p>-83.30271912</text:p>
          </table:table-cell>
          <table:table-cell table:formula="of:=[.D371]-[.C371]" office:value-type="float" office:value="4.83607483" calcext:value-type="float">
            <text:p>4.83607483</text:p>
          </table:table-cell>
          <table:table-cell table:formula="of:=15.12-10*LOG10(POWER(10;[.E371]/10)-1)" office:value-type="float" office:value="12.0127663104724" calcext:value-type="float">
            <text:p>12.0127663105</text:p>
          </table:table-cell>
          <table:table-cell table:number-columns-repeated="1018"/>
        </table:table-row>
        <table:table-row table:style-name="ro2">
          <table:table-cell office:value-type="float" office:value="80434782.61" calcext:value-type="float">
            <text:p>80434782.61</text:p>
          </table:table-cell>
          <table:table-cell table:formula="of:=[.A372]/1000000" office:value-type="float" office:value="80.43478261" calcext:value-type="float">
            <text:p>80.43478261</text:p>
          </table:table-cell>
          <table:table-cell office:value-type="float" office:value="-88.12400055" calcext:value-type="float">
            <text:p>-88.12400055</text:p>
          </table:table-cell>
          <table:table-cell office:value-type="float" office:value="-83.42510986" calcext:value-type="float">
            <text:p>-83.42510986</text:p>
          </table:table-cell>
          <table:table-cell table:formula="of:=[.D372]-[.C372]" office:value-type="float" office:value="4.69889068999999" calcext:value-type="float">
            <text:p>4.69889069</text:p>
          </table:table-cell>
          <table:table-cell table:formula="of:=15.12-10*LOG10(POWER(10;[.E372]/10)-1)" office:value-type="float" office:value="12.2186395346601" calcext:value-type="float">
            <text:p>12.2186395347</text:p>
          </table:table-cell>
          <table:table-cell table:number-columns-repeated="1018"/>
        </table:table-row>
        <table:table-row table:style-name="ro2">
          <table:table-cell office:value-type="float" office:value="80652173.91" calcext:value-type="float">
            <text:p>80652173.91</text:p>
          </table:table-cell>
          <table:table-cell table:formula="of:=[.A373]/1000000" office:value-type="float" office:value="80.65217391" calcext:value-type="float">
            <text:p>80.65217391</text:p>
          </table:table-cell>
          <table:table-cell office:value-type="float" office:value="-88.19859314" calcext:value-type="float">
            <text:p>-88.19859314</text:p>
          </table:table-cell>
          <table:table-cell office:value-type="float" office:value="-83.8393631" calcext:value-type="float">
            <text:p>-83.8393631</text:p>
          </table:table-cell>
          <table:table-cell table:formula="of:=[.D373]-[.C373]" office:value-type="float" office:value="4.35923004000001" calcext:value-type="float">
            <text:p>4.35923004</text:p>
          </table:table-cell>
          <table:table-cell table:formula="of:=15.12-10*LOG10(POWER(10;[.E373]/10)-1)" office:value-type="float" office:value="12.7433212223427" calcext:value-type="float">
            <text:p>12.7433212223</text:p>
          </table:table-cell>
          <table:table-cell table:number-columns-repeated="1018"/>
        </table:table-row>
        <table:table-row table:style-name="ro2">
          <table:table-cell office:value-type="float" office:value="80869565.22" calcext:value-type="float">
            <text:p>80869565.22</text:p>
          </table:table-cell>
          <table:table-cell table:formula="of:=[.A374]/1000000" office:value-type="float" office:value="80.86956522" calcext:value-type="float">
            <text:p>80.86956522</text:p>
          </table:table-cell>
          <table:table-cell office:value-type="float" office:value="-88.30750275" calcext:value-type="float">
            <text:p>-88.30750275</text:p>
          </table:table-cell>
          <table:table-cell office:value-type="float" office:value="-83.78521729" calcext:value-type="float">
            <text:p>-83.78521729</text:p>
          </table:table-cell>
          <table:table-cell table:formula="of:=[.D374]-[.C374]" office:value-type="float" office:value="4.52228546000001" calcext:value-type="float">
            <text:p>4.52228546</text:p>
          </table:table-cell>
          <table:table-cell table:formula="of:=15.12-10*LOG10(POWER(10;[.E374]/10)-1)" office:value-type="float" office:value="12.4886539940045" calcext:value-type="float">
            <text:p>12.488653994</text:p>
          </table:table-cell>
          <table:table-cell table:number-columns-repeated="1018"/>
        </table:table-row>
        <table:table-row table:style-name="ro2">
          <table:table-cell office:value-type="float" office:value="81086956.52" calcext:value-type="float">
            <text:p>81086956.52</text:p>
          </table:table-cell>
          <table:table-cell table:formula="of:=[.A375]/1000000" office:value-type="float" office:value="81.08695652" calcext:value-type="float">
            <text:p>81.08695652</text:p>
          </table:table-cell>
          <table:table-cell office:value-type="float" office:value="-88.04803467" calcext:value-type="float">
            <text:p>-88.04803467</text:p>
          </table:table-cell>
          <table:table-cell office:value-type="float" office:value="-83.99880981" calcext:value-type="float">
            <text:p>-83.99880981</text:p>
          </table:table-cell>
          <table:table-cell table:formula="of:=[.D375]-[.C375]" office:value-type="float" office:value="4.04922485999998" calcext:value-type="float">
            <text:p>4.04922486</text:p>
          </table:table-cell>
          <table:table-cell table:formula="of:=15.12-10*LOG10(POWER(10;[.E375]/10)-1)" office:value-type="float" office:value="13.2433287704375" calcext:value-type="float">
            <text:p>13.2433287704</text:p>
          </table:table-cell>
          <table:table-cell table:number-columns-repeated="1018"/>
        </table:table-row>
        <table:table-row table:style-name="ro2">
          <table:table-cell office:value-type="float" office:value="81304347.83" calcext:value-type="float">
            <text:p>81304347.83</text:p>
          </table:table-cell>
          <table:table-cell table:formula="of:=[.A376]/1000000" office:value-type="float" office:value="81.30434783" calcext:value-type="float">
            <text:p>81.30434783</text:p>
          </table:table-cell>
          <table:table-cell office:value-type="float" office:value="-87.96338654" calcext:value-type="float">
            <text:p>-87.96338654</text:p>
          </table:table-cell>
          <table:table-cell office:value-type="float" office:value="-83.90058899" calcext:value-type="float">
            <text:p>-83.90058899</text:p>
          </table:table-cell>
          <table:table-cell table:formula="of:=[.D376]-[.C376]" office:value-type="float" office:value="4.06279755" calcext:value-type="float">
            <text:p>4.06279755</text:p>
          </table:table-cell>
          <table:table-cell table:formula="of:=15.12-10*LOG10(POWER(10;[.E376]/10)-1)" office:value-type="float" office:value="13.2209682658672" calcext:value-type="float">
            <text:p>13.2209682659</text:p>
          </table:table-cell>
          <table:table-cell table:number-columns-repeated="1018"/>
        </table:table-row>
        <table:table-row table:style-name="ro2">
          <table:table-cell office:value-type="float" office:value="81521739.13" calcext:value-type="float">
            <text:p>81521739.13</text:p>
          </table:table-cell>
          <table:table-cell table:formula="of:=[.A377]/1000000" office:value-type="float" office:value="81.52173913" calcext:value-type="float">
            <text:p>81.52173913</text:p>
          </table:table-cell>
          <table:table-cell office:value-type="float" office:value="-88.15593719" calcext:value-type="float">
            <text:p>-88.15593719</text:p>
          </table:table-cell>
          <table:table-cell office:value-type="float" office:value="-83.80482483" calcext:value-type="float">
            <text:p>-83.80482483</text:p>
          </table:table-cell>
          <table:table-cell table:formula="of:=[.D377]-[.C377]" office:value-type="float" office:value="4.35111236" calcext:value-type="float">
            <text:p>4.35111236</text:p>
          </table:table-cell>
          <table:table-cell table:formula="of:=15.12-10*LOG10(POWER(10;[.E377]/10)-1)" office:value-type="float" office:value="12.756142228993" calcext:value-type="float">
            <text:p>12.756142229</text:p>
          </table:table-cell>
          <table:table-cell table:number-columns-repeated="1018"/>
        </table:table-row>
        <table:table-row table:style-name="ro2">
          <table:table-cell office:value-type="float" office:value="81739130.43" calcext:value-type="float">
            <text:p>81739130.43</text:p>
          </table:table-cell>
          <table:table-cell table:formula="of:=[.A378]/1000000" office:value-type="float" office:value="81.73913043" calcext:value-type="float">
            <text:p>81.73913043</text:p>
          </table:table-cell>
          <table:table-cell office:value-type="float" office:value="-88.09835815" calcext:value-type="float">
            <text:p>-88.09835815</text:p>
          </table:table-cell>
          <table:table-cell office:value-type="float" office:value="-83.76229095" calcext:value-type="float">
            <text:p>-83.76229095</text:p>
          </table:table-cell>
          <table:table-cell table:formula="of:=[.D378]-[.C378]" office:value-type="float" office:value="4.3360672" calcext:value-type="float">
            <text:p>4.3360672</text:p>
          </table:table-cell>
          <table:table-cell table:formula="of:=15.12-10*LOG10(POWER(10;[.E378]/10)-1)" office:value-type="float" office:value="12.7799412798946" calcext:value-type="float">
            <text:p>12.7799412799</text:p>
          </table:table-cell>
          <table:table-cell table:number-columns-repeated="1018"/>
        </table:table-row>
        <table:table-row table:style-name="ro2">
          <table:table-cell office:value-type="float" office:value="81956521.74" calcext:value-type="float">
            <text:p>81956521.74</text:p>
          </table:table-cell>
          <table:table-cell table:formula="of:=[.A379]/1000000" office:value-type="float" office:value="81.95652174" calcext:value-type="float">
            <text:p>81.95652174</text:p>
          </table:table-cell>
          <table:table-cell office:value-type="float" office:value="-88.21401215" calcext:value-type="float">
            <text:p>-88.21401215</text:p>
          </table:table-cell>
          <table:table-cell office:value-type="float" office:value="-84.13916016" calcext:value-type="float">
            <text:p>-84.13916016</text:p>
          </table:table-cell>
          <table:table-cell table:formula="of:=[.D379]-[.C379]" office:value-type="float" office:value="4.07485199" calcext:value-type="float">
            <text:p>4.07485199</text:p>
          </table:table-cell>
          <table:table-cell table:formula="of:=15.12-10*LOG10(POWER(10;[.E379]/10)-1)" office:value-type="float" office:value="13.2011468335398" calcext:value-type="float">
            <text:p>13.2011468335</text:p>
          </table:table-cell>
          <table:table-cell table:number-columns-repeated="1018"/>
        </table:table-row>
        <table:table-row table:style-name="ro2">
          <table:table-cell office:value-type="float" office:value="82173913.04" calcext:value-type="float">
            <text:p>82173913.04</text:p>
          </table:table-cell>
          <table:table-cell table:formula="of:=[.A380]/1000000" office:value-type="float" office:value="82.17391304" calcext:value-type="float">
            <text:p>82.17391304</text:p>
          </table:table-cell>
          <table:table-cell office:value-type="float" office:value="-88.21116638" calcext:value-type="float">
            <text:p>-88.21116638</text:p>
          </table:table-cell>
          <table:table-cell office:value-type="float" office:value="-84.17308807" calcext:value-type="float">
            <text:p>-84.17308807</text:p>
          </table:table-cell>
          <table:table-cell table:formula="of:=[.D380]-[.C380]" office:value-type="float" office:value="4.03807831" calcext:value-type="float">
            <text:p>4.03807831</text:p>
          </table:table-cell>
          <table:table-cell table:formula="of:=15.12-10*LOG10(POWER(10;[.E380]/10)-1)" office:value-type="float" office:value="13.2617262433489" calcext:value-type="float">
            <text:p>13.2617262433</text:p>
          </table:table-cell>
          <table:table-cell table:number-columns-repeated="1018"/>
        </table:table-row>
        <table:table-row table:style-name="ro2">
          <table:table-cell office:value-type="float" office:value="82391304.35" calcext:value-type="float">
            <text:p>82391304.35</text:p>
          </table:table-cell>
          <table:table-cell table:formula="of:=[.A381]/1000000" office:value-type="float" office:value="82.39130435" calcext:value-type="float">
            <text:p>82.39130435</text:p>
          </table:table-cell>
          <table:table-cell office:value-type="float" office:value="-87.99671936" calcext:value-type="float">
            <text:p>-87.99671936</text:p>
          </table:table-cell>
          <table:table-cell office:value-type="float" office:value="-84.0568924" calcext:value-type="float">
            <text:p>-84.0568924</text:p>
          </table:table-cell>
          <table:table-cell table:formula="of:=[.D381]-[.C381]" office:value-type="float" office:value="3.93982695999999" calcext:value-type="float">
            <text:p>3.93982696</text:p>
          </table:table-cell>
          <table:table-cell table:formula="of:=15.12-10*LOG10(POWER(10;[.E381]/10)-1)" office:value-type="float" office:value="13.4252443801601" calcext:value-type="float">
            <text:p>13.4252443802</text:p>
          </table:table-cell>
          <table:table-cell table:number-columns-repeated="1018"/>
        </table:table-row>
        <table:table-row table:style-name="ro2">
          <table:table-cell office:value-type="float" office:value="82608695.65" calcext:value-type="float">
            <text:p>82608695.65</text:p>
          </table:table-cell>
          <table:table-cell table:formula="of:=[.A382]/1000000" office:value-type="float" office:value="82.60869565" calcext:value-type="float">
            <text:p>82.60869565</text:p>
          </table:table-cell>
          <table:table-cell office:value-type="float" office:value="-88.26070404" calcext:value-type="float">
            <text:p>-88.26070404</text:p>
          </table:table-cell>
          <table:table-cell office:value-type="float" office:value="-84.07229614" calcext:value-type="float">
            <text:p>-84.07229614</text:p>
          </table:table-cell>
          <table:table-cell table:formula="of:=[.D382]-[.C382]" office:value-type="float" office:value="4.18840789999999" calcext:value-type="float">
            <text:p>4.1884079</text:p>
          </table:table-cell>
          <table:table-cell table:formula="of:=15.12-10*LOG10(POWER(10;[.E382]/10)-1)" office:value-type="float" office:value="13.0161279712322" calcext:value-type="float">
            <text:p>13.0161279712</text:p>
          </table:table-cell>
          <table:table-cell table:number-columns-repeated="1018"/>
        </table:table-row>
        <table:table-row table:style-name="ro2">
          <table:table-cell office:value-type="float" office:value="82826086.96" calcext:value-type="float">
            <text:p>82826086.96</text:p>
          </table:table-cell>
          <table:table-cell table:formula="of:=[.A383]/1000000" office:value-type="float" office:value="82.82608696" calcext:value-type="float">
            <text:p>82.82608696</text:p>
          </table:table-cell>
          <table:table-cell office:value-type="float" office:value="-88.30532837" calcext:value-type="float">
            <text:p>-88.30532837</text:p>
          </table:table-cell>
          <table:table-cell office:value-type="float" office:value="-84.30483246" calcext:value-type="float">
            <text:p>-84.30483246</text:p>
          </table:table-cell>
          <table:table-cell table:formula="of:=[.D383]-[.C383]" office:value-type="float" office:value="4.00049591" calcext:value-type="float">
            <text:p>4.00049591</text:p>
          </table:table-cell>
          <table:table-cell table:formula="of:=15.12-10*LOG10(POWER(10;[.E383]/10)-1)" office:value-type="float" office:value="13.3239844190888" calcext:value-type="float">
            <text:p>13.3239844191</text:p>
          </table:table-cell>
          <table:table-cell table:number-columns-repeated="1018"/>
        </table:table-row>
        <table:table-row table:style-name="ro2">
          <table:table-cell office:value-type="float" office:value="83043478.26" calcext:value-type="float">
            <text:p>83043478.26</text:p>
          </table:table-cell>
          <table:table-cell table:formula="of:=[.A384]/1000000" office:value-type="float" office:value="83.04347826" calcext:value-type="float">
            <text:p>83.04347826</text:p>
          </table:table-cell>
          <table:table-cell office:value-type="float" office:value="-88.44459534" calcext:value-type="float">
            <text:p>-88.44459534</text:p>
          </table:table-cell>
          <table:table-cell office:value-type="float" office:value="-84.3225174" calcext:value-type="float">
            <text:p>-84.3225174</text:p>
          </table:table-cell>
          <table:table-cell table:formula="of:=[.D384]-[.C384]" office:value-type="float" office:value="4.12207794000001" calcext:value-type="float">
            <text:p>4.12207794</text:p>
          </table:table-cell>
          <table:table-cell table:formula="of:=15.12-10*LOG10(POWER(10;[.E384]/10)-1)" office:value-type="float" office:value="13.1238302847594" calcext:value-type="float">
            <text:p>13.1238302848</text:p>
          </table:table-cell>
          <table:table-cell table:number-columns-repeated="1018"/>
        </table:table-row>
        <table:table-row table:style-name="ro2">
          <table:table-cell office:value-type="float" office:value="83260869.57" calcext:value-type="float">
            <text:p>83260869.57</text:p>
          </table:table-cell>
          <table:table-cell table:formula="of:=[.A385]/1000000" office:value-type="float" office:value="83.26086957" calcext:value-type="float">
            <text:p>83.26086957</text:p>
          </table:table-cell>
          <table:table-cell office:value-type="float" office:value="-88.25532532" calcext:value-type="float">
            <text:p>-88.25532532</text:p>
          </table:table-cell>
          <table:table-cell office:value-type="float" office:value="-84.66542053" calcext:value-type="float">
            <text:p>-84.66542053</text:p>
          </table:table-cell>
          <table:table-cell table:formula="of:=[.D385]-[.C385]" office:value-type="float" office:value="3.58990479000001" calcext:value-type="float">
            <text:p>3.58990479</text:p>
          </table:table-cell>
          <table:table-cell table:formula="of:=15.12-10*LOG10(POWER(10;[.E385]/10)-1)" office:value-type="float" office:value="14.0291146751392" calcext:value-type="float">
            <text:p>14.0291146751</text:p>
          </table:table-cell>
          <table:table-cell table:number-columns-repeated="1018"/>
        </table:table-row>
        <table:table-row table:style-name="ro2">
          <table:table-cell office:value-type="float" office:value="83478260.87" calcext:value-type="float">
            <text:p>83478260.87</text:p>
          </table:table-cell>
          <table:table-cell table:formula="of:=[.A386]/1000000" office:value-type="float" office:value="83.47826087" calcext:value-type="float">
            <text:p>83.47826087</text:p>
          </table:table-cell>
          <table:table-cell office:value-type="float" office:value="-88.33422852" calcext:value-type="float">
            <text:p>-88.33422852</text:p>
          </table:table-cell>
          <table:table-cell office:value-type="float" office:value="-84.4048233" calcext:value-type="float">
            <text:p>-84.4048233</text:p>
          </table:table-cell>
          <table:table-cell table:formula="of:=[.D386]-[.C386]" office:value-type="float" office:value="3.92940521999999" calcext:value-type="float">
            <text:p>3.92940522</text:p>
          </table:table-cell>
          <table:table-cell table:formula="of:=15.12-10*LOG10(POWER(10;[.E386]/10)-1)" office:value-type="float" office:value="13.4427348152766" calcext:value-type="float">
            <text:p>13.4427348153</text:p>
          </table:table-cell>
          <table:table-cell table:number-columns-repeated="1018"/>
        </table:table-row>
        <table:table-row table:style-name="ro2">
          <table:table-cell office:value-type="float" office:value="83695652.17" calcext:value-type="float">
            <text:p>83695652.17</text:p>
          </table:table-cell>
          <table:table-cell table:formula="of:=[.A387]/1000000" office:value-type="float" office:value="83.69565217" calcext:value-type="float">
            <text:p>83.69565217</text:p>
          </table:table-cell>
          <table:table-cell office:value-type="float" office:value="-88.28447723" calcext:value-type="float">
            <text:p>-88.28447723</text:p>
          </table:table-cell>
          <table:table-cell office:value-type="float" office:value="-84.29695892" calcext:value-type="float">
            <text:p>-84.29695892</text:p>
          </table:table-cell>
          <table:table-cell table:formula="of:=[.D387]-[.C387]" office:value-type="float" office:value="3.98751831" calcext:value-type="float">
            <text:p>3.98751831</text:p>
          </table:table-cell>
          <table:table-cell table:formula="of:=15.12-10*LOG10(POWER(10;[.E387]/10)-1)" office:value-type="float" office:value="13.3455654558016" calcext:value-type="float">
            <text:p>13.3455654558</text:p>
          </table:table-cell>
          <table:table-cell table:number-columns-repeated="1018"/>
        </table:table-row>
        <table:table-row table:style-name="ro2">
          <table:table-cell office:value-type="float" office:value="83913043.48" calcext:value-type="float">
            <text:p>83913043.48</text:p>
          </table:table-cell>
          <table:table-cell table:formula="of:=[.A388]/1000000" office:value-type="float" office:value="83.91304348" calcext:value-type="float">
            <text:p>83.91304348</text:p>
          </table:table-cell>
          <table:table-cell office:value-type="float" office:value="-88.26490784" calcext:value-type="float">
            <text:p>-88.26490784</text:p>
          </table:table-cell>
          <table:table-cell office:value-type="float" office:value="-84.40657043" calcext:value-type="float">
            <text:p>-84.40657043</text:p>
          </table:table-cell>
          <table:table-cell table:formula="of:=[.D388]-[.C388]" office:value-type="float" office:value="3.85833741" calcext:value-type="float">
            <text:p>3.85833741</text:p>
          </table:table-cell>
          <table:table-cell table:formula="of:=15.12-10*LOG10(POWER(10;[.E388]/10)-1)" office:value-type="float" office:value="13.5627749777832" calcext:value-type="float">
            <text:p>13.5627749778</text:p>
          </table:table-cell>
          <table:table-cell table:number-columns-repeated="1018"/>
        </table:table-row>
        <table:table-row table:style-name="ro2">
          <table:table-cell office:value-type="float" office:value="84130434.78" calcext:value-type="float">
            <text:p>84130434.78</text:p>
          </table:table-cell>
          <table:table-cell table:formula="of:=[.A389]/1000000" office:value-type="float" office:value="84.13043478" calcext:value-type="float">
            <text:p>84.13043478</text:p>
          </table:table-cell>
          <table:table-cell office:value-type="float" office:value="-88.4101181" calcext:value-type="float">
            <text:p>-88.4101181</text:p>
          </table:table-cell>
          <table:table-cell office:value-type="float" office:value="-84.60652924" calcext:value-type="float">
            <text:p>-84.60652924</text:p>
          </table:table-cell>
          <table:table-cell table:formula="of:=[.D389]-[.C389]" office:value-type="float" office:value="3.80358885999999" calcext:value-type="float">
            <text:p>3.80358886</text:p>
          </table:table-cell>
          <table:table-cell table:formula="of:=15.12-10*LOG10(POWER(10;[.E389]/10)-1)" office:value-type="float" office:value="13.6561889054974" calcext:value-type="float">
            <text:p>13.6561889055</text:p>
          </table:table-cell>
          <table:table-cell table:number-columns-repeated="1018"/>
        </table:table-row>
        <table:table-row table:style-name="ro2">
          <table:table-cell office:value-type="float" office:value="84347826.09" calcext:value-type="float">
            <text:p>84347826.09</text:p>
          </table:table-cell>
          <table:table-cell table:formula="of:=[.A390]/1000000" office:value-type="float" office:value="84.34782609" calcext:value-type="float">
            <text:p>84.34782609</text:p>
          </table:table-cell>
          <table:table-cell office:value-type="float" office:value="-88.27347565" calcext:value-type="float">
            <text:p>-88.27347565</text:p>
          </table:table-cell>
          <table:table-cell office:value-type="float" office:value="-84.48709869" calcext:value-type="float">
            <text:p>-84.48709869</text:p>
          </table:table-cell>
          <table:table-cell table:formula="of:=[.D390]-[.C390]" office:value-type="float" office:value="3.78637696" calcext:value-type="float">
            <text:p>3.78637696</text:p>
          </table:table-cell>
          <table:table-cell table:formula="of:=15.12-10*LOG10(POWER(10;[.E390]/10)-1)" office:value-type="float" office:value="13.6857297212217" calcext:value-type="float">
            <text:p>13.6857297212</text:p>
          </table:table-cell>
          <table:table-cell table:number-columns-repeated="1018"/>
        </table:table-row>
        <table:table-row table:style-name="ro2">
          <table:table-cell office:value-type="float" office:value="84565217.39" calcext:value-type="float">
            <text:p>84565217.39</text:p>
          </table:table-cell>
          <table:table-cell table:formula="of:=[.A391]/1000000" office:value-type="float" office:value="84.56521739" calcext:value-type="float">
            <text:p>84.56521739</text:p>
          </table:table-cell>
          <table:table-cell office:value-type="float" office:value="-88.35145569" calcext:value-type="float">
            <text:p>-88.35145569</text:p>
          </table:table-cell>
          <table:table-cell office:value-type="float" office:value="-84.77461243" calcext:value-type="float">
            <text:p>-84.77461243</text:p>
          </table:table-cell>
          <table:table-cell table:formula="of:=[.D391]-[.C391]" office:value-type="float" office:value="3.57684325999999" calcext:value-type="float">
            <text:p>3.57684326</text:p>
          </table:table-cell>
          <table:table-cell table:formula="of:=15.12-10*LOG10(POWER(10;[.E391]/10)-1)" office:value-type="float" office:value="14.0523637148534" calcext:value-type="float">
            <text:p>14.0523637149</text:p>
          </table:table-cell>
          <table:table-cell table:number-columns-repeated="1018"/>
        </table:table-row>
        <table:table-row table:style-name="ro2">
          <table:table-cell office:value-type="float" office:value="84782608.7" calcext:value-type="float">
            <text:p>84782608.7</text:p>
          </table:table-cell>
          <table:table-cell table:formula="of:=[.A392]/1000000" office:value-type="float" office:value="84.7826087" calcext:value-type="float">
            <text:p>84.7826087</text:p>
          </table:table-cell>
          <table:table-cell office:value-type="float" office:value="-88.39717865" calcext:value-type="float">
            <text:p>-88.39717865</text:p>
          </table:table-cell>
          <table:table-cell office:value-type="float" office:value="-84.67166138" calcext:value-type="float">
            <text:p>-84.67166138</text:p>
          </table:table-cell>
          <table:table-cell table:formula="of:=[.D392]-[.C392]" office:value-type="float" office:value="3.72551727000001" calcext:value-type="float">
            <text:p>3.72551727</text:p>
          </table:table-cell>
          <table:table-cell table:formula="of:=15.12-10*LOG10(POWER(10;[.E392]/10)-1)" office:value-type="float" office:value="13.7908646720535" calcext:value-type="float">
            <text:p>13.7908646721</text:p>
          </table:table-cell>
          <table:table-cell table:number-columns-repeated="1018"/>
        </table:table-row>
        <table:table-row table:style-name="ro2">
          <table:table-cell office:value-type="float" office:value="85000000" calcext:value-type="float">
            <text:p>85000000</text:p>
          </table:table-cell>
          <table:table-cell table:formula="of:=[.A393]/1000000" office:value-type="float" office:value="85" calcext:value-type="float">
            <text:p>85</text:p>
          </table:table-cell>
          <table:table-cell office:value-type="float" office:value="-88.42298126" calcext:value-type="float">
            <text:p>-88.42298126</text:p>
          </table:table-cell>
          <table:table-cell office:value-type="float" office:value="-84.86779022" calcext:value-type="float">
            <text:p>-84.86779022</text:p>
          </table:table-cell>
          <table:table-cell table:formula="of:=[.D393]-[.C393]" office:value-type="float" office:value="3.55519104" calcext:value-type="float">
            <text:p>3.55519104</text:p>
          </table:table-cell>
          <table:table-cell table:formula="of:=15.12-10*LOG10(POWER(10;[.E393]/10)-1)" office:value-type="float" office:value="14.0910246701603" calcext:value-type="float">
            <text:p>14.0910246702</text:p>
          </table:table-cell>
          <table:table-cell table:number-columns-repeated="1018"/>
        </table:table-row>
        <table:table-row table:style-name="ro2">
          <table:table-cell office:value-type="float" office:value="85217391.3" calcext:value-type="float">
            <text:p>85217391.3</text:p>
          </table:table-cell>
          <table:table-cell table:formula="of:=[.A394]/1000000" office:value-type="float" office:value="85.2173913" calcext:value-type="float">
            <text:p>85.2173913</text:p>
          </table:table-cell>
          <table:table-cell office:value-type="float" office:value="-88.23323059" calcext:value-type="float">
            <text:p>-88.23323059</text:p>
          </table:table-cell>
          <table:table-cell office:value-type="float" office:value="-84.98560333" calcext:value-type="float">
            <text:p>-84.98560333</text:p>
          </table:table-cell>
          <table:table-cell table:formula="of:=[.D394]-[.C394]" office:value-type="float" office:value="3.24762726" calcext:value-type="float">
            <text:p>3.24762726</text:p>
          </table:table-cell>
          <table:table-cell table:formula="of:=15.12-10*LOG10(POWER(10;[.E394]/10)-1)" office:value-type="float" office:value="14.6576452850617" calcext:value-type="float">
            <text:p>14.6576452851</text:p>
          </table:table-cell>
          <table:table-cell table:number-columns-repeated="1018"/>
        </table:table-row>
        <table:table-row table:style-name="ro2">
          <table:table-cell office:value-type="float" office:value="85434782.61" calcext:value-type="float">
            <text:p>85434782.61</text:p>
          </table:table-cell>
          <table:table-cell table:formula="of:=[.A395]/1000000" office:value-type="float" office:value="85.43478261" calcext:value-type="float">
            <text:p>85.43478261</text:p>
          </table:table-cell>
          <table:table-cell office:value-type="float" office:value="-88.50436401" calcext:value-type="float">
            <text:p>-88.50436401</text:p>
          </table:table-cell>
          <table:table-cell office:value-type="float" office:value="-84.9559021" calcext:value-type="float">
            <text:p>-84.9559021</text:p>
          </table:table-cell>
          <table:table-cell table:formula="of:=[.D395]-[.C395]" office:value-type="float" office:value="3.54846190999999" calcext:value-type="float">
            <text:p>3.54846191</text:p>
          </table:table-cell>
          <table:table-cell table:formula="of:=15.12-10*LOG10(POWER(10;[.E395]/10)-1)" office:value-type="float" office:value="14.1030707639979" calcext:value-type="float">
            <text:p>14.103070764</text:p>
          </table:table-cell>
          <table:table-cell table:number-columns-repeated="1018"/>
        </table:table-row>
        <table:table-row table:style-name="ro2">
          <table:table-cell office:value-type="float" office:value="85652173.91" calcext:value-type="float">
            <text:p>85652173.91</text:p>
          </table:table-cell>
          <table:table-cell table:formula="of:=[.A396]/1000000" office:value-type="float" office:value="85.65217391" calcext:value-type="float">
            <text:p>85.65217391</text:p>
          </table:table-cell>
          <table:table-cell office:value-type="float" office:value="-88.44972992" calcext:value-type="float">
            <text:p>-88.44972992</text:p>
          </table:table-cell>
          <table:table-cell office:value-type="float" office:value="-85.35970306" calcext:value-type="float">
            <text:p>-85.35970306</text:p>
          </table:table-cell>
          <table:table-cell table:formula="of:=[.D396]-[.C396]" office:value-type="float" office:value="3.09002686000002" calcext:value-type="float">
            <text:p>3.09002686</text:p>
          </table:table-cell>
          <table:table-cell table:formula="of:=15.12-10*LOG10(POWER(10;[.E396]/10)-1)" office:value-type="float" office:value="14.9619834582757" calcext:value-type="float">
            <text:p>14.9619834583</text:p>
          </table:table-cell>
          <table:table-cell table:number-columns-repeated="1018"/>
        </table:table-row>
        <table:table-row table:style-name="ro2">
          <table:table-cell office:value-type="float" office:value="85869565.22" calcext:value-type="float">
            <text:p>85869565.22</text:p>
          </table:table-cell>
          <table:table-cell table:formula="of:=[.A397]/1000000" office:value-type="float" office:value="85.86956522" calcext:value-type="float">
            <text:p>85.86956522</text:p>
          </table:table-cell>
          <table:table-cell office:value-type="float" office:value="-88.56999207" calcext:value-type="float">
            <text:p>-88.56999207</text:p>
          </table:table-cell>
          <table:table-cell office:value-type="float" office:value="-85.04576111" calcext:value-type="float">
            <text:p>-85.04576111</text:p>
          </table:table-cell>
          <table:table-cell table:formula="of:=[.D397]-[.C397]" office:value-type="float" office:value="3.52423096" calcext:value-type="float">
            <text:p>3.52423096</text:p>
          </table:table-cell>
          <table:table-cell table:formula="of:=15.12-10*LOG10(POWER(10;[.E397]/10)-1)" office:value-type="float" office:value="14.1465704269958" calcext:value-type="float">
            <text:p>14.146570427</text:p>
          </table:table-cell>
          <table:table-cell table:number-columns-repeated="1018"/>
        </table:table-row>
        <table:table-row table:style-name="ro2">
          <table:table-cell office:value-type="float" office:value="86086956.52" calcext:value-type="float">
            <text:p>86086956.52</text:p>
          </table:table-cell>
          <table:table-cell table:formula="of:=[.A398]/1000000" office:value-type="float" office:value="86.08695652" calcext:value-type="float">
            <text:p>86.08695652</text:p>
          </table:table-cell>
          <table:table-cell office:value-type="float" office:value="-88.5273056" calcext:value-type="float">
            <text:p>-88.5273056</text:p>
          </table:table-cell>
          <table:table-cell office:value-type="float" office:value="-85.28408051" calcext:value-type="float">
            <text:p>-85.28408051</text:p>
          </table:table-cell>
          <table:table-cell table:formula="of:=[.D398]-[.C398]" office:value-type="float" office:value="3.24322509" calcext:value-type="float">
            <text:p>3.24322509</text:p>
          </table:table-cell>
          <table:table-cell table:formula="of:=15.12-10*LOG10(POWER(10;[.E398]/10)-1)" office:value-type="float" office:value="14.6660088625733" calcext:value-type="float">
            <text:p>14.6660088626</text:p>
          </table:table-cell>
          <table:table-cell table:number-columns-repeated="1018"/>
        </table:table-row>
        <table:table-row table:style-name="ro2">
          <table:table-cell office:value-type="float" office:value="86304347.83" calcext:value-type="float">
            <text:p>86304347.83</text:p>
          </table:table-cell>
          <table:table-cell table:formula="of:=[.A399]/1000000" office:value-type="float" office:value="86.30434783" calcext:value-type="float">
            <text:p>86.30434783</text:p>
          </table:table-cell>
          <table:table-cell office:value-type="float" office:value="-88.59072113" calcext:value-type="float">
            <text:p>-88.59072113</text:p>
          </table:table-cell>
          <table:table-cell office:value-type="float" office:value="-85.23058319" calcext:value-type="float">
            <text:p>-85.23058319</text:p>
          </table:table-cell>
          <table:table-cell table:formula="of:=[.D399]-[.C399]" office:value-type="float" office:value="3.36013793999999" calcext:value-type="float">
            <text:p>3.36013794</text:p>
          </table:table-cell>
          <table:table-cell table:formula="of:=15.12-10*LOG10(POWER(10;[.E399]/10)-1)" office:value-type="float" office:value="14.446415865418" calcext:value-type="float">
            <text:p>14.4464158654</text:p>
          </table:table-cell>
          <table:table-cell table:number-columns-repeated="1018"/>
        </table:table-row>
        <table:table-row table:style-name="ro2">
          <table:table-cell office:value-type="float" office:value="86521739.13" calcext:value-type="float">
            <text:p>86521739.13</text:p>
          </table:table-cell>
          <table:table-cell table:formula="of:=[.A400]/1000000" office:value-type="float" office:value="86.52173913" calcext:value-type="float">
            <text:p>86.52173913</text:p>
          </table:table-cell>
          <table:table-cell office:value-type="float" office:value="-88.66267395" calcext:value-type="float">
            <text:p>-88.66267395</text:p>
          </table:table-cell>
          <table:table-cell office:value-type="float" office:value="-85.26670837" calcext:value-type="float">
            <text:p>-85.26670837</text:p>
          </table:table-cell>
          <table:table-cell table:formula="of:=[.D400]-[.C400]" office:value-type="float" office:value="3.39596558000001" calcext:value-type="float">
            <text:p>3.39596558</text:p>
          </table:table-cell>
          <table:table-cell table:formula="of:=15.12-10*LOG10(POWER(10;[.E400]/10)-1)" office:value-type="float" office:value="14.3801410932977" calcext:value-type="float">
            <text:p>14.3801410933</text:p>
          </table:table-cell>
          <table:table-cell table:number-columns-repeated="1018"/>
        </table:table-row>
        <table:table-row table:style-name="ro2">
          <table:table-cell office:value-type="float" office:value="86739130.43" calcext:value-type="float">
            <text:p>86739130.43</text:p>
          </table:table-cell>
          <table:table-cell table:formula="of:=[.A401]/1000000" office:value-type="float" office:value="86.73913043" calcext:value-type="float">
            <text:p>86.73913043</text:p>
          </table:table-cell>
          <table:table-cell office:value-type="float" office:value="-88.5816803" calcext:value-type="float">
            <text:p>-88.5816803</text:p>
          </table:table-cell>
          <table:table-cell office:value-type="float" office:value="-85.51759338" calcext:value-type="float">
            <text:p>-85.51759338</text:p>
          </table:table-cell>
          <table:table-cell table:formula="of:=[.D401]-[.C401]" office:value-type="float" office:value="3.06408692000001" calcext:value-type="float">
            <text:p>3.06408692</text:p>
          </table:table-cell>
          <table:table-cell table:formula="of:=15.12-10*LOG10(POWER(10;[.E401]/10)-1)" office:value-type="float" office:value="15.013084078737" calcext:value-type="float">
            <text:p>15.0130840787</text:p>
          </table:table-cell>
          <table:table-cell table:number-columns-repeated="1018"/>
        </table:table-row>
        <table:table-row table:style-name="ro2">
          <table:table-cell office:value-type="float" office:value="86956521.74" calcext:value-type="float">
            <text:p>86956521.74</text:p>
          </table:table-cell>
          <table:table-cell table:formula="of:=[.A402]/1000000" office:value-type="float" office:value="86.95652174" calcext:value-type="float">
            <text:p>86.95652174</text:p>
          </table:table-cell>
          <table:table-cell office:value-type="float" office:value="-88.67098999" calcext:value-type="float">
            <text:p>-88.67098999</text:p>
          </table:table-cell>
          <table:table-cell office:value-type="float" office:value="-85.36219788" calcext:value-type="float">
            <text:p>-85.36219788</text:p>
          </table:table-cell>
          <table:table-cell table:formula="of:=[.D402]-[.C402]" office:value-type="float" office:value="3.30879211" calcext:value-type="float">
            <text:p>3.30879211</text:p>
          </table:table-cell>
          <table:table-cell table:formula="of:=15.12-10*LOG10(POWER(10;[.E402]/10)-1)" office:value-type="float" office:value="14.5422184265671" calcext:value-type="float">
            <text:p>14.5422184266</text:p>
          </table:table-cell>
          <table:table-cell table:number-columns-repeated="1018"/>
        </table:table-row>
        <table:table-row table:style-name="ro2">
          <table:table-cell office:value-type="float" office:value="87173913.04" calcext:value-type="float">
            <text:p>87173913.04</text:p>
          </table:table-cell>
          <table:table-cell table:formula="of:=[.A403]/1000000" office:value-type="float" office:value="87.17391304" calcext:value-type="float">
            <text:p>87.17391304</text:p>
          </table:table-cell>
          <table:table-cell office:value-type="float" office:value="-88.61050415" calcext:value-type="float">
            <text:p>-88.61050415</text:p>
          </table:table-cell>
          <table:table-cell office:value-type="float" office:value="-85.52159882" calcext:value-type="float">
            <text:p>-85.52159882</text:p>
          </table:table-cell>
          <table:table-cell table:formula="of:=[.D403]-[.C403]" office:value-type="float" office:value="3.08890533" calcext:value-type="float">
            <text:p>3.08890533</text:p>
          </table:table-cell>
          <table:table-cell table:formula="of:=15.12-10*LOG10(POWER(10;[.E403]/10)-1)" office:value-type="float" office:value="14.9641867195953" calcext:value-type="float">
            <text:p>14.9641867196</text:p>
          </table:table-cell>
          <table:table-cell table:number-columns-repeated="1018"/>
        </table:table-row>
        <table:table-row table:style-name="ro2">
          <table:table-cell office:value-type="float" office:value="87391304.35" calcext:value-type="float">
            <text:p>87391304.35</text:p>
          </table:table-cell>
          <table:table-cell table:formula="of:=[.A404]/1000000" office:value-type="float" office:value="87.39130435" calcext:value-type="float">
            <text:p>87.39130435</text:p>
          </table:table-cell>
          <table:table-cell office:value-type="float" office:value="-88.67906189" calcext:value-type="float">
            <text:p>-88.67906189</text:p>
          </table:table-cell>
          <table:table-cell office:value-type="float" office:value="-85.57054138" calcext:value-type="float">
            <text:p>-85.57054138</text:p>
          </table:table-cell>
          <table:table-cell table:formula="of:=[.D404]-[.C404]" office:value-type="float" office:value="3.10852050999999" calcext:value-type="float">
            <text:p>3.10852051</text:p>
          </table:table-cell>
          <table:table-cell table:formula="of:=15.12-10*LOG10(POWER(10;[.E404]/10)-1)" office:value-type="float" office:value="14.9257312218282" calcext:value-type="float">
            <text:p>14.9257312218</text:p>
          </table:table-cell>
          <table:table-cell table:number-columns-repeated="1018"/>
        </table:table-row>
        <table:table-row table:style-name="ro2">
          <table:table-cell office:value-type="float" office:value="87608695.65" calcext:value-type="float">
            <text:p>87608695.65</text:p>
          </table:table-cell>
          <table:table-cell table:formula="of:=[.A405]/1000000" office:value-type="float" office:value="87.60869565" calcext:value-type="float">
            <text:p>87.60869565</text:p>
          </table:table-cell>
          <table:table-cell office:value-type="float" office:value="-88.5460434" calcext:value-type="float">
            <text:p>-88.5460434</text:p>
          </table:table-cell>
          <table:table-cell office:value-type="float" office:value="-85.63848877" calcext:value-type="float">
            <text:p>-85.63848877</text:p>
          </table:table-cell>
          <table:table-cell table:formula="of:=[.D405]-[.C405]" office:value-type="float" office:value="2.90755463000001" calcext:value-type="float">
            <text:p>2.90755463</text:p>
          </table:table-cell>
          <table:table-cell table:formula="of:=15.12-10*LOG10(POWER(10;[.E405]/10)-1)" office:value-type="float" office:value="15.3279804226183" calcext:value-type="float">
            <text:p>15.3279804226</text:p>
          </table:table-cell>
          <table:table-cell table:number-columns-repeated="1018"/>
        </table:table-row>
        <table:table-row table:style-name="ro2">
          <table:table-cell office:value-type="float" office:value="87826086.96" calcext:value-type="float">
            <text:p>87826086.96</text:p>
          </table:table-cell>
          <table:table-cell table:formula="of:=[.A406]/1000000" office:value-type="float" office:value="87.82608696" calcext:value-type="float">
            <text:p>87.82608696</text:p>
          </table:table-cell>
          <table:table-cell office:value-type="float" office:value="-88.72386169" calcext:value-type="float">
            <text:p>-88.72386169</text:p>
          </table:table-cell>
          <table:table-cell office:value-type="float" office:value="-85.69380951" calcext:value-type="float">
            <text:p>-85.69380951</text:p>
          </table:table-cell>
          <table:table-cell table:formula="of:=[.D406]-[.C406]" office:value-type="float" office:value="3.03005218000001" calcext:value-type="float">
            <text:p>3.03005218</text:p>
          </table:table-cell>
          <table:table-cell table:formula="of:=15.12-10*LOG10(POWER(10;[.E406]/10)-1)" office:value-type="float" office:value="15.080584982133" calcext:value-type="float">
            <text:p>15.0805849821</text:p>
          </table:table-cell>
          <table:table-cell table:number-columns-repeated="1018"/>
        </table:table-row>
        <table:table-row table:style-name="ro2">
          <table:table-cell office:value-type="float" office:value="88043478.26" calcext:value-type="float">
            <text:p>88043478.26</text:p>
          </table:table-cell>
          <table:table-cell table:formula="of:=[.A407]/1000000" office:value-type="float" office:value="88.04347826" calcext:value-type="float">
            <text:p>88.04347826</text:p>
          </table:table-cell>
          <table:table-cell office:value-type="float" office:value="-88.48423004" calcext:value-type="float">
            <text:p>-88.48423004</text:p>
          </table:table-cell>
          <table:table-cell office:value-type="float" office:value="-85.50791931" calcext:value-type="float">
            <text:p>-85.50791931</text:p>
          </table:table-cell>
          <table:table-cell table:formula="of:=[.D407]-[.C407]" office:value-type="float" office:value="2.97631073000001" calcext:value-type="float">
            <text:p>2.97631073</text:p>
          </table:table-cell>
          <table:table-cell table:formula="of:=15.12-10*LOG10(POWER(10;[.E407]/10)-1)" office:value-type="float" office:value="15.1882465631482" calcext:value-type="float">
            <text:p>15.1882465631</text:p>
          </table:table-cell>
          <table:table-cell table:number-columns-repeated="1018"/>
        </table:table-row>
        <table:table-row table:style-name="ro2">
          <table:table-cell office:value-type="float" office:value="88260869.57" calcext:value-type="float">
            <text:p>88260869.57</text:p>
          </table:table-cell>
          <table:table-cell table:formula="of:=[.A408]/1000000" office:value-type="float" office:value="88.26086957" calcext:value-type="float">
            <text:p>88.26086957</text:p>
          </table:table-cell>
          <table:table-cell office:value-type="float" office:value="-88.14910126" calcext:value-type="float">
            <text:p>-88.14910126</text:p>
          </table:table-cell>
          <table:table-cell office:value-type="float" office:value="-85.31115723" calcext:value-type="float">
            <text:p>-85.31115723</text:p>
          </table:table-cell>
          <table:table-cell table:formula="of:=[.D408]-[.C408]" office:value-type="float" office:value="2.83794403000002" calcext:value-type="float">
            <text:p>2.83794403</text:p>
          </table:table-cell>
          <table:table-cell table:formula="of:=15.12-10*LOG10(POWER(10;[.E408]/10)-1)" office:value-type="float" office:value="15.4718357378038" calcext:value-type="float">
            <text:p>15.4718357378</text:p>
          </table:table-cell>
          <table:table-cell table:number-columns-repeated="1018"/>
        </table:table-row>
        <table:table-row table:style-name="ro2">
          <table:table-cell office:value-type="float" office:value="88478260.87" calcext:value-type="float">
            <text:p>88478260.87</text:p>
          </table:table-cell>
          <table:table-cell table:formula="of:=[.A409]/1000000" office:value-type="float" office:value="88.47826087" calcext:value-type="float">
            <text:p>88.47826087</text:p>
          </table:table-cell>
          <table:table-cell office:value-type="float" office:value="-87.27655029" calcext:value-type="float">
            <text:p>-87.27655029</text:p>
          </table:table-cell>
          <table:table-cell office:value-type="float" office:value="-84.86638641" calcext:value-type="float">
            <text:p>-84.86638641</text:p>
          </table:table-cell>
          <table:table-cell table:formula="of:=[.D409]-[.C409]" office:value-type="float" office:value="2.41016387999998" calcext:value-type="float">
            <text:p>2.41016388</text:p>
          </table:table-cell>
          <table:table-cell table:formula="of:=15.12-10*LOG10(POWER(10;[.E409]/10)-1)" office:value-type="float" office:value="16.4167066790308" calcext:value-type="float">
            <text:p>16.416706679</text:p>
          </table:table-cell>
          <table:table-cell table:number-columns-repeated="1018"/>
        </table:table-row>
        <table:table-row table:style-name="ro2">
          <table:table-cell office:value-type="float" office:value="88695652.17" calcext:value-type="float">
            <text:p>88695652.17</text:p>
          </table:table-cell>
          <table:table-cell table:formula="of:=[.A410]/1000000" office:value-type="float" office:value="88.69565217" calcext:value-type="float">
            <text:p>88.69565217</text:p>
          </table:table-cell>
          <table:table-cell office:value-type="float" office:value="-86.06214142" calcext:value-type="float">
            <text:p>-86.06214142</text:p>
          </table:table-cell>
          <table:table-cell office:value-type="float" office:value="-83.97612762" calcext:value-type="float">
            <text:p>-83.97612762</text:p>
          </table:table-cell>
          <table:table-cell table:formula="of:=[.D410]-[.C410]" office:value-type="float" office:value="2.0860138" calcext:value-type="float">
            <text:p>2.0860138</text:p>
          </table:table-cell>
          <table:table-cell table:formula="of:=15.12-10*LOG10(POWER(10;[.E410]/10)-1)" office:value-type="float" office:value="17.2199961125472" calcext:value-type="float">
            <text:p>17.2199961125</text:p>
          </table:table-cell>
          <table:table-cell table:number-columns-repeated="1018"/>
        </table:table-row>
        <table:table-row table:style-name="ro2">
          <table:table-cell office:value-type="float" office:value="88913043.48" calcext:value-type="float">
            <text:p>88913043.48</text:p>
          </table:table-cell>
          <table:table-cell table:formula="of:=[.A411]/1000000" office:value-type="float" office:value="88.91304348" calcext:value-type="float">
            <text:p>88.91304348</text:p>
          </table:table-cell>
          <table:table-cell office:value-type="float" office:value="-85.23097229" calcext:value-type="float">
            <text:p>-85.23097229</text:p>
          </table:table-cell>
          <table:table-cell office:value-type="float" office:value="-83.33698273" calcext:value-type="float">
            <text:p>-83.33698273</text:p>
          </table:table-cell>
          <table:table-cell table:formula="of:=[.D411]-[.C411]" office:value-type="float" office:value="1.89398956000001" calcext:value-type="float">
            <text:p>1.89398956</text:p>
          </table:table-cell>
          <table:table-cell table:formula="of:=15.12-10*LOG10(POWER(10;[.E411]/10)-1)" office:value-type="float" office:value="17.7427109696709" calcext:value-type="float">
            <text:p>17.7427109697</text:p>
          </table:table-cell>
          <table:table-cell table:number-columns-repeated="1018"/>
        </table:table-row>
        <table:table-row table:style-name="ro2">
          <table:table-cell office:value-type="float" office:value="89130434.78" calcext:value-type="float">
            <text:p>89130434.78</text:p>
          </table:table-cell>
          <table:table-cell table:formula="of:=[.A412]/1000000" office:value-type="float" office:value="89.13043478" calcext:value-type="float">
            <text:p>89.13043478</text:p>
          </table:table-cell>
          <table:table-cell office:value-type="float" office:value="-84.77882385" calcext:value-type="float">
            <text:p>-84.77882385</text:p>
          </table:table-cell>
          <table:table-cell office:value-type="float" office:value="-82.87493896" calcext:value-type="float">
            <text:p>-82.87493896</text:p>
          </table:table-cell>
          <table:table-cell table:formula="of:=[.D412]-[.C412]" office:value-type="float" office:value="1.90388489" calcext:value-type="float">
            <text:p>1.90388489</text:p>
          </table:table-cell>
          <table:table-cell table:formula="of:=15.12-10*LOG10(POWER(10;[.E412]/10)-1)" office:value-type="float" office:value="17.7147728264423" calcext:value-type="float">
            <text:p>17.7147728264</text:p>
          </table:table-cell>
          <table:table-cell table:number-columns-repeated="1018"/>
        </table:table-row>
        <table:table-row table:style-name="ro2">
          <table:table-cell office:value-type="float" office:value="89347826.09" calcext:value-type="float">
            <text:p>89347826.09</text:p>
          </table:table-cell>
          <table:table-cell table:formula="of:=[.A413]/1000000" office:value-type="float" office:value="89.34782609" calcext:value-type="float">
            <text:p>89.34782609</text:p>
          </table:table-cell>
          <table:table-cell office:value-type="float" office:value="-84.92500305" calcext:value-type="float">
            <text:p>-84.92500305</text:p>
          </table:table-cell>
          <table:table-cell office:value-type="float" office:value="-82.85657501" calcext:value-type="float">
            <text:p>-82.85657501</text:p>
          </table:table-cell>
          <table:table-cell table:formula="of:=[.D413]-[.C413]" office:value-type="float" office:value="2.06842804" calcext:value-type="float">
            <text:p>2.06842804</text:p>
          </table:table-cell>
          <table:table-cell table:formula="of:=15.12-10*LOG10(POWER(10;[.E413]/10)-1)" office:value-type="float" office:value="17.26625487681" calcext:value-type="float">
            <text:p>17.2662548768</text:p>
          </table:table-cell>
          <table:table-cell table:number-columns-repeated="1018"/>
        </table:table-row>
        <table:table-row table:style-name="ro2">
          <table:table-cell office:value-type="float" office:value="89565217.39" calcext:value-type="float">
            <text:p>89565217.39</text:p>
          </table:table-cell>
          <table:table-cell table:formula="of:=[.A414]/1000000" office:value-type="float" office:value="89.56521739" calcext:value-type="float">
            <text:p>89.56521739</text:p>
          </table:table-cell>
          <table:table-cell office:value-type="float" office:value="-85.13455963" calcext:value-type="float">
            <text:p>-85.13455963</text:p>
          </table:table-cell>
          <table:table-cell office:value-type="float" office:value="-83.03114319" calcext:value-type="float">
            <text:p>-83.03114319</text:p>
          </table:table-cell>
          <table:table-cell table:formula="of:=[.D414]-[.C414]" office:value-type="float" office:value="2.10341643999999" calcext:value-type="float">
            <text:p>2.10341644</text:p>
          </table:table-cell>
          <table:table-cell table:formula="of:=15.12-10*LOG10(POWER(10;[.E414]/10)-1)" office:value-type="float" office:value="17.174517142873" calcext:value-type="float">
            <text:p>17.1745171429</text:p>
          </table:table-cell>
          <table:table-cell table:number-columns-repeated="1018"/>
        </table:table-row>
        <table:table-row table:style-name="ro2">
          <table:table-cell office:value-type="float" office:value="89782608.7" calcext:value-type="float">
            <text:p>89782608.7</text:p>
          </table:table-cell>
          <table:table-cell table:formula="of:=[.A415]/1000000" office:value-type="float" office:value="89.7826087" calcext:value-type="float">
            <text:p>89.7826087</text:p>
          </table:table-cell>
          <table:table-cell office:value-type="float" office:value="-85.07232666" calcext:value-type="float">
            <text:p>-85.07232666</text:p>
          </table:table-cell>
          <table:table-cell office:value-type="float" office:value="-82.68666077" calcext:value-type="float">
            <text:p>-82.68666077</text:p>
          </table:table-cell>
          <table:table-cell table:formula="of:=[.D415]-[.C415]" office:value-type="float" office:value="2.38566589" calcext:value-type="float">
            <text:p>2.38566589</text:p>
          </table:table-cell>
          <table:table-cell table:formula="of:=15.12-10*LOG10(POWER(10;[.E415]/10)-1)" office:value-type="float" office:value="16.4744467067485" calcext:value-type="float">
            <text:p>16.4744467067</text:p>
          </table:table-cell>
          <table:table-cell table:number-columns-repeated="1018"/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table:formula="of:=[.A416]/1000000" office:value-type="float" office:value="90" calcext:value-type="float">
            <text:p>90</text:p>
          </table:table-cell>
          <table:table-cell office:value-type="float" office:value="-85.47688293" calcext:value-type="float">
            <text:p>-85.47688293</text:p>
          </table:table-cell>
          <table:table-cell office:value-type="float" office:value="-82.8739624" calcext:value-type="float">
            <text:p>-82.8739624</text:p>
          </table:table-cell>
          <table:table-cell table:formula="of:=[.D416]-[.C416]" office:value-type="float" office:value="2.60292053000001" calcext:value-type="float">
            <text:p>2.60292053</text:p>
          </table:table-cell>
          <table:table-cell table:formula="of:=15.12-10*LOG10(POWER(10;[.E416]/10)-1)" office:value-type="float" office:value="15.9769653057499" calcext:value-type="float">
            <text:p>15.9769653057</text:p>
          </table:table-cell>
          <table:table-cell table:number-columns-repeated="1018"/>
        </table:table-row>
        <table:table-row table:style-name="ro2">
          <table:table-cell office:value-type="float" office:value="90217391.3" calcext:value-type="float">
            <text:p>90217391.3</text:p>
          </table:table-cell>
          <table:table-cell table:formula="of:=[.A417]/1000000" office:value-type="float" office:value="90.2173913" calcext:value-type="float">
            <text:p>90.2173913</text:p>
          </table:table-cell>
          <table:table-cell office:value-type="float" office:value="-86.23091125" calcext:value-type="float">
            <text:p>-86.23091125</text:p>
          </table:table-cell>
          <table:table-cell office:value-type="float" office:value="-83.91929626" calcext:value-type="float">
            <text:p>-83.91929626</text:p>
          </table:table-cell>
          <table:table-cell table:formula="of:=[.D417]-[.C417]" office:value-type="float" office:value="2.31161499000001" calcext:value-type="float">
            <text:p>2.31161499</text:p>
          </table:table-cell>
          <table:table-cell table:formula="of:=15.12-10*LOG10(POWER(10;[.E417]/10)-1)" office:value-type="float" office:value="16.6517343822752" calcext:value-type="float">
            <text:p>16.6517343823</text:p>
          </table:table-cell>
          <table:table-cell table:number-columns-repeated="1018"/>
        </table:table-row>
        <table:table-row table:style-name="ro2">
          <table:table-cell office:value-type="float" office:value="90434782.61" calcext:value-type="float">
            <text:p>90434782.61</text:p>
          </table:table-cell>
          <table:table-cell table:formula="of:=[.A418]/1000000" office:value-type="float" office:value="90.43478261" calcext:value-type="float">
            <text:p>90.43478261</text:p>
          </table:table-cell>
          <table:table-cell office:value-type="float" office:value="-87.01564026" calcext:value-type="float">
            <text:p>-87.01564026</text:p>
          </table:table-cell>
          <table:table-cell office:value-type="float" office:value="-84.90028381" calcext:value-type="float">
            <text:p>-84.90028381</text:p>
          </table:table-cell>
          <table:table-cell table:formula="of:=[.D418]-[.C418]" office:value-type="float" office:value="2.11535644999999" calcext:value-type="float">
            <text:p>2.11535645</text:p>
          </table:table-cell>
          <table:table-cell table:formula="of:=15.12-10*LOG10(POWER(10;[.E418]/10)-1)" office:value-type="float" office:value="17.1434828006464" calcext:value-type="float">
            <text:p>17.1434828006</text:p>
          </table:table-cell>
          <table:table-cell table:number-columns-repeated="1018"/>
        </table:table-row>
        <table:table-row table:style-name="ro2">
          <table:table-cell office:value-type="float" office:value="90652173.91" calcext:value-type="float">
            <text:p>90652173.91</text:p>
          </table:table-cell>
          <table:table-cell table:formula="of:=[.A419]/1000000" office:value-type="float" office:value="90.65217391" calcext:value-type="float">
            <text:p>90.65217391</text:p>
          </table:table-cell>
          <table:table-cell office:value-type="float" office:value="-87.78918457" calcext:value-type="float">
            <text:p>-87.78918457</text:p>
          </table:table-cell>
          <table:table-cell office:value-type="float" office:value="-85.85512543" calcext:value-type="float">
            <text:p>-85.85512543</text:p>
          </table:table-cell>
          <table:table-cell table:formula="of:=[.D419]-[.C419]" office:value-type="float" office:value="1.93405914" calcext:value-type="float">
            <text:p>1.93405914</text:p>
          </table:table-cell>
          <table:table-cell table:formula="of:=15.12-10*LOG10(POWER(10;[.E419]/10)-1)" office:value-type="float" office:value="17.6302876076786" calcext:value-type="float">
            <text:p>17.6302876077</text:p>
          </table:table-cell>
          <table:table-cell table:number-columns-repeated="1018"/>
        </table:table-row>
        <table:table-row table:style-name="ro2">
          <table:table-cell office:value-type="float" office:value="90869565.22" calcext:value-type="float">
            <text:p>90869565.22</text:p>
          </table:table-cell>
          <table:table-cell table:formula="of:=[.A420]/1000000" office:value-type="float" office:value="90.86956522" calcext:value-type="float">
            <text:p>90.86956522</text:p>
          </table:table-cell>
          <table:table-cell office:value-type="float" office:value="-88.47889709" calcext:value-type="float">
            <text:p>-88.47889709</text:p>
          </table:table-cell>
          <table:table-cell office:value-type="float" office:value="-86.19418335" calcext:value-type="float">
            <text:p>-86.19418335</text:p>
          </table:table-cell>
          <table:table-cell table:formula="of:=[.D420]-[.C420]" office:value-type="float" office:value="2.28471374" calcext:value-type="float">
            <text:p>2.28471374</text:p>
          </table:table-cell>
          <table:table-cell table:formula="of:=15.12-10*LOG10(POWER(10;[.E420]/10)-1)" office:value-type="float" office:value="16.7172028749563" calcext:value-type="float">
            <text:p>16.717202875</text:p>
          </table:table-cell>
          <table:table-cell table:number-columns-repeated="1018"/>
        </table:table-row>
        <table:table-row table:style-name="ro2">
          <table:table-cell office:value-type="float" office:value="91086956.52" calcext:value-type="float">
            <text:p>91086956.52</text:p>
          </table:table-cell>
          <table:table-cell table:formula="of:=[.A421]/1000000" office:value-type="float" office:value="91.08695652" calcext:value-type="float">
            <text:p>91.08695652</text:p>
          </table:table-cell>
          <table:table-cell office:value-type="float" office:value="-88.66739655" calcext:value-type="float">
            <text:p>-88.66739655</text:p>
          </table:table-cell>
          <table:table-cell office:value-type="float" office:value="-86.29697418" calcext:value-type="float">
            <text:p>-86.29697418</text:p>
          </table:table-cell>
          <table:table-cell table:formula="of:=[.D421]-[.C421]" office:value-type="float" office:value="2.37042237000001" calcext:value-type="float">
            <text:p>2.37042237</text:p>
          </table:table-cell>
          <table:table-cell table:formula="of:=15.12-10*LOG10(POWER(10;[.E421]/10)-1)" office:value-type="float" office:value="16.5105994247374" calcext:value-type="float">
            <text:p>16.5105994247</text:p>
          </table:table-cell>
          <table:table-cell table:number-columns-repeated="1018"/>
        </table:table-row>
        <table:table-row table:style-name="ro2">
          <table:table-cell office:value-type="float" office:value="91304347.83" calcext:value-type="float">
            <text:p>91304347.83</text:p>
          </table:table-cell>
          <table:table-cell table:formula="of:=[.A422]/1000000" office:value-type="float" office:value="91.30434783" calcext:value-type="float">
            <text:p>91.30434783</text:p>
          </table:table-cell>
          <table:table-cell office:value-type="float" office:value="-88.5428009" calcext:value-type="float">
            <text:p>-88.5428009</text:p>
          </table:table-cell>
          <table:table-cell office:value-type="float" office:value="-86.84886932" calcext:value-type="float">
            <text:p>-86.84886932</text:p>
          </table:table-cell>
          <table:table-cell table:formula="of:=[.D422]-[.C422]" office:value-type="float" office:value="1.69393158000001" calcext:value-type="float">
            <text:p>1.69393158</text:p>
          </table:table-cell>
          <table:table-cell table:formula="of:=15.12-10*LOG10(POWER(10;[.E422]/10)-1)" office:value-type="float" office:value="18.3344241295429" calcext:value-type="float">
            <text:p>18.3344241295</text:p>
          </table:table-cell>
          <table:table-cell table:number-columns-repeated="1018"/>
        </table:table-row>
        <table:table-row table:style-name="ro2">
          <table:table-cell office:value-type="float" office:value="91521739.13" calcext:value-type="float">
            <text:p>91521739.13</text:p>
          </table:table-cell>
          <table:table-cell table:formula="of:=[.A423]/1000000" office:value-type="float" office:value="91.52173913" calcext:value-type="float">
            <text:p>91.52173913</text:p>
          </table:table-cell>
          <table:table-cell office:value-type="float" office:value="-88.52889252" calcext:value-type="float">
            <text:p>-88.52889252</text:p>
          </table:table-cell>
          <table:table-cell office:value-type="float" office:value="-86.54077911" calcext:value-type="float">
            <text:p>-86.54077911</text:p>
          </table:table-cell>
          <table:table-cell table:formula="of:=[.D423]-[.C423]" office:value-type="float" office:value="1.98811341" calcext:value-type="float">
            <text:p>1.98811341</text:p>
          </table:table-cell>
          <table:table-cell table:formula="of:=15.12-10*LOG10(POWER(10;[.E423]/10)-1)" office:value-type="float" office:value="17.4815192573762" calcext:value-type="float">
            <text:p>17.4815192574</text:p>
          </table:table-cell>
          <table:table-cell table:number-columns-repeated="1018"/>
        </table:table-row>
        <table:table-row table:style-name="ro2">
          <table:table-cell office:value-type="float" office:value="91739130.43" calcext:value-type="float">
            <text:p>91739130.43</text:p>
          </table:table-cell>
          <table:table-cell table:formula="of:=[.A424]/1000000" office:value-type="float" office:value="91.73913043" calcext:value-type="float">
            <text:p>91.73913043</text:p>
          </table:table-cell>
          <table:table-cell office:value-type="float" office:value="-88.23061371" calcext:value-type="float">
            <text:p>-88.23061371</text:p>
          </table:table-cell>
          <table:table-cell office:value-type="float" office:value="-86.27941895" calcext:value-type="float">
            <text:p>-86.27941895</text:p>
          </table:table-cell>
          <table:table-cell table:formula="of:=[.D424]-[.C424]" office:value-type="float" office:value="1.95119476000001" calcext:value-type="float">
            <text:p>1.95119476</text:p>
          </table:table-cell>
          <table:table-cell table:formula="of:=15.12-10*LOG10(POWER(10;[.E424]/10)-1)" office:value-type="float" office:value="17.5827744671669" calcext:value-type="float">
            <text:p>17.5827744672</text:p>
          </table:table-cell>
          <table:table-cell table:number-columns-repeated="1018"/>
        </table:table-row>
        <table:table-row table:style-name="ro2">
          <table:table-cell office:value-type="float" office:value="91956521.74" calcext:value-type="float">
            <text:p>91956521.74</text:p>
          </table:table-cell>
          <table:table-cell table:formula="of:=[.A425]/1000000" office:value-type="float" office:value="91.95652174" calcext:value-type="float">
            <text:p>91.95652174</text:p>
          </table:table-cell>
          <table:table-cell office:value-type="float" office:value="-87.94068146" calcext:value-type="float">
            <text:p>-87.94068146</text:p>
          </table:table-cell>
          <table:table-cell office:value-type="float" office:value="-85.90507507" calcext:value-type="float">
            <text:p>-85.90507507</text:p>
          </table:table-cell>
          <table:table-cell table:formula="of:=[.D425]-[.C425]" office:value-type="float" office:value="2.03560639000001" calcext:value-type="float">
            <text:p>2.03560639</text:p>
          </table:table-cell>
          <table:table-cell table:formula="of:=15.12-10*LOG10(POWER(10;[.E425]/10)-1)" office:value-type="float" office:value="17.3534193656991" calcext:value-type="float">
            <text:p>17.3534193657</text:p>
          </table:table-cell>
          <table:table-cell table:number-columns-repeated="1018"/>
        </table:table-row>
        <table:table-row table:style-name="ro2">
          <table:table-cell office:value-type="float" office:value="92173913.04" calcext:value-type="float">
            <text:p>92173913.04</text:p>
          </table:table-cell>
          <table:table-cell table:formula="of:=[.A426]/1000000" office:value-type="float" office:value="92.17391304" calcext:value-type="float">
            <text:p>92.17391304</text:p>
          </table:table-cell>
          <table:table-cell office:value-type="float" office:value="-87.38462067" calcext:value-type="float">
            <text:p>-87.38462067</text:p>
          </table:table-cell>
          <table:table-cell office:value-type="float" office:value="-85.67572021" calcext:value-type="float">
            <text:p>-85.67572021</text:p>
          </table:table-cell>
          <table:table-cell table:formula="of:=[.D426]-[.C426]" office:value-type="float" office:value="1.70890046" calcext:value-type="float">
            <text:p>1.70890046</text:p>
          </table:table-cell>
          <table:table-cell table:formula="of:=15.12-10*LOG10(POWER(10;[.E426]/10)-1)" office:value-type="float" office:value="18.2882432239164" calcext:value-type="float">
            <text:p>18.2882432239</text:p>
          </table:table-cell>
          <table:table-cell table:number-columns-repeated="1018"/>
        </table:table-row>
        <table:table-row table:style-name="ro2">
          <table:table-cell office:value-type="float" office:value="92391304.35" calcext:value-type="float">
            <text:p>92391304.35</text:p>
          </table:table-cell>
          <table:table-cell table:formula="of:=[.A427]/1000000" office:value-type="float" office:value="92.39130435" calcext:value-type="float">
            <text:p>92.39130435</text:p>
          </table:table-cell>
          <table:table-cell office:value-type="float" office:value="-87.54975128" calcext:value-type="float">
            <text:p>-87.54975128</text:p>
          </table:table-cell>
          <table:table-cell office:value-type="float" office:value="-86.06497192" calcext:value-type="float">
            <text:p>-86.06497192</text:p>
          </table:table-cell>
          <table:table-cell table:formula="of:=[.D427]-[.C427]" office:value-type="float" office:value="1.48477935999999" calcext:value-type="float">
            <text:p>1.48477936</text:p>
          </table:table-cell>
          <table:table-cell table:formula="of:=15.12-10*LOG10(POWER(10;[.E427]/10)-1)" office:value-type="float" office:value="19.0177039062196" calcext:value-type="float">
            <text:p>19.0177039062</text:p>
          </table:table-cell>
          <table:table-cell table:number-columns-repeated="1018"/>
        </table:table-row>
        <table:table-row table:style-name="ro2">
          <table:table-cell office:value-type="float" office:value="92608695.65" calcext:value-type="float">
            <text:p>92608695.65</text:p>
          </table:table-cell>
          <table:table-cell table:formula="of:=[.A428]/1000000" office:value-type="float" office:value="92.60869565" calcext:value-type="float">
            <text:p>92.60869565</text:p>
          </table:table-cell>
          <table:table-cell office:value-type="float" office:value="-87.81601715" calcext:value-type="float">
            <text:p>-87.81601715</text:p>
          </table:table-cell>
          <table:table-cell office:value-type="float" office:value="-86.22497559" calcext:value-type="float">
            <text:p>-86.22497559</text:p>
          </table:table-cell>
          <table:table-cell table:formula="of:=[.D428]-[.C428]" office:value-type="float" office:value="1.59104156000002" calcext:value-type="float">
            <text:p>1.59104156</text:p>
          </table:table-cell>
          <table:table-cell table:formula="of:=15.12-10*LOG10(POWER(10;[.E428]/10)-1)" office:value-type="float" office:value="18.6612475540083" calcext:value-type="float">
            <text:p>18.661247554</text:p>
          </table:table-cell>
          <table:table-cell table:number-columns-repeated="1018"/>
        </table:table-row>
        <table:table-row table:style-name="ro2">
          <table:table-cell office:value-type="float" office:value="92826086.96" calcext:value-type="float">
            <text:p>92826086.96</text:p>
          </table:table-cell>
          <table:table-cell table:formula="of:=[.A429]/1000000" office:value-type="float" office:value="92.82608696" calcext:value-type="float">
            <text:p>92.82608696</text:p>
          </table:table-cell>
          <table:table-cell office:value-type="float" office:value="-88.35749817" calcext:value-type="float">
            <text:p>-88.35749817</text:p>
          </table:table-cell>
          <table:table-cell office:value-type="float" office:value="-86.56208801" calcext:value-type="float">
            <text:p>-86.56208801</text:p>
          </table:table-cell>
          <table:table-cell table:formula="of:=[.D429]-[.C429]" office:value-type="float" office:value="1.79541016" calcext:value-type="float">
            <text:p>1.79541016</text:p>
          </table:table-cell>
          <table:table-cell table:formula="of:=15.12-10*LOG10(POWER(10;[.E429]/10)-1)" office:value-type="float" office:value="18.0276186020488" calcext:value-type="float">
            <text:p>18.027618602</text:p>
          </table:table-cell>
          <table:table-cell table:number-columns-repeated="1018"/>
        </table:table-row>
        <table:table-row table:style-name="ro2">
          <table:table-cell office:value-type="float" office:value="93043478.26" calcext:value-type="float">
            <text:p>93043478.26</text:p>
          </table:table-cell>
          <table:table-cell table:formula="of:=[.A430]/1000000" office:value-type="float" office:value="93.04347826" calcext:value-type="float">
            <text:p>93.04347826</text:p>
          </table:table-cell>
          <table:table-cell office:value-type="float" office:value="-88.75837708" calcext:value-type="float">
            <text:p>-88.75837708</text:p>
          </table:table-cell>
          <table:table-cell office:value-type="float" office:value="-86.92435455" calcext:value-type="float">
            <text:p>-86.92435455</text:p>
          </table:table-cell>
          <table:table-cell table:formula="of:=[.D430]-[.C430]" office:value-type="float" office:value="1.83402253" calcext:value-type="float">
            <text:p>1.83402253</text:p>
          </table:table-cell>
          <table:table-cell table:formula="of:=15.12-10*LOG10(POWER(10;[.E430]/10)-1)" office:value-type="float" office:value="17.9145619067871" calcext:value-type="float">
            <text:p>17.9145619068</text:p>
          </table:table-cell>
          <table:table-cell table:number-columns-repeated="1018"/>
        </table:table-row>
        <table:table-row table:style-name="ro2">
          <table:table-cell office:value-type="float" office:value="93260869.57" calcext:value-type="float">
            <text:p>93260869.57</text:p>
          </table:table-cell>
          <table:table-cell table:formula="of:=[.A431]/1000000" office:value-type="float" office:value="93.26086957" calcext:value-type="float">
            <text:p>93.26086957</text:p>
          </table:table-cell>
          <table:table-cell office:value-type="float" office:value="-88.68865204" calcext:value-type="float">
            <text:p>-88.68865204</text:p>
          </table:table-cell>
          <table:table-cell office:value-type="float" office:value="-86.92099762" calcext:value-type="float">
            <text:p>-86.92099762</text:p>
          </table:table-cell>
          <table:table-cell table:formula="of:=[.D431]-[.C431]" office:value-type="float" office:value="1.76765442000001" calcext:value-type="float">
            <text:p>1.76765442</text:p>
          </table:table-cell>
          <table:table-cell table:formula="of:=15.12-10*LOG10(POWER(10;[.E431]/10)-1)" office:value-type="float" office:value="18.1101057846212" calcext:value-type="float">
            <text:p>18.1101057846</text:p>
          </table:table-cell>
          <table:table-cell table:number-columns-repeated="1018"/>
        </table:table-row>
        <table:table-row table:style-name="ro2">
          <table:table-cell office:value-type="float" office:value="93478260.87" calcext:value-type="float">
            <text:p>93478260.87</text:p>
          </table:table-cell>
          <table:table-cell table:formula="of:=[.A432]/1000000" office:value-type="float" office:value="93.47826087" calcext:value-type="float">
            <text:p>93.47826087</text:p>
          </table:table-cell>
          <table:table-cell office:value-type="float" office:value="-89.07777405" calcext:value-type="float">
            <text:p>-89.07777405</text:p>
          </table:table-cell>
          <table:table-cell office:value-type="float" office:value="-86.98881531" calcext:value-type="float">
            <text:p>-86.98881531</text:p>
          </table:table-cell>
          <table:table-cell table:formula="of:=[.D432]-[.C432]" office:value-type="float" office:value="2.08895874000002" calcext:value-type="float">
            <text:p>2.08895874</text:p>
          </table:table-cell>
          <table:table-cell table:formula="of:=15.12-10*LOG10(POWER(10;[.E432]/10)-1)" office:value-type="float" office:value="17.2122792849274" calcext:value-type="float">
            <text:p>17.2122792849</text:p>
          </table:table-cell>
          <table:table-cell table:number-columns-repeated="1018"/>
        </table:table-row>
        <table:table-row table:style-name="ro2">
          <table:table-cell office:value-type="float" office:value="93695652.17" calcext:value-type="float">
            <text:p>93695652.17</text:p>
          </table:table-cell>
          <table:table-cell table:formula="of:=[.A433]/1000000" office:value-type="float" office:value="93.69565217" calcext:value-type="float">
            <text:p>93.69565217</text:p>
          </table:table-cell>
          <table:table-cell office:value-type="float" office:value="-88.74243927" calcext:value-type="float">
            <text:p>-88.74243927</text:p>
          </table:table-cell>
          <table:table-cell office:value-type="float" office:value="-86.94528198" calcext:value-type="float">
            <text:p>-86.94528198</text:p>
          </table:table-cell>
          <table:table-cell table:formula="of:=[.D433]-[.C433]" office:value-type="float" office:value="1.79715729" calcext:value-type="float">
            <text:p>1.79715729</text:p>
          </table:table-cell>
          <table:table-cell table:formula="of:=15.12-10*LOG10(POWER(10;[.E433]/10)-1)" office:value-type="float" office:value="18.0224608846183" calcext:value-type="float">
            <text:p>18.0224608846</text:p>
          </table:table-cell>
          <table:table-cell table:number-columns-repeated="1018"/>
        </table:table-row>
        <table:table-row table:style-name="ro2">
          <table:table-cell office:value-type="float" office:value="93913043.48" calcext:value-type="float">
            <text:p>93913043.48</text:p>
          </table:table-cell>
          <table:table-cell table:formula="of:=[.A434]/1000000" office:value-type="float" office:value="93.91304348" calcext:value-type="float">
            <text:p>93.91304348</text:p>
          </table:table-cell>
          <table:table-cell office:value-type="float" office:value="-88.43480682" calcext:value-type="float">
            <text:p>-88.43480682</text:p>
          </table:table-cell>
          <table:table-cell office:value-type="float" office:value="-86.46546936" calcext:value-type="float">
            <text:p>-86.46546936</text:p>
          </table:table-cell>
          <table:table-cell table:formula="of:=[.D434]-[.C434]" office:value-type="float" office:value="1.96933745999999" calcext:value-type="float">
            <text:p>1.96933746</text:p>
          </table:table-cell>
          <table:table-cell table:formula="of:=15.12-10*LOG10(POWER(10;[.E434]/10)-1)" office:value-type="float" office:value="17.5328277940462" calcext:value-type="float">
            <text:p>17.532827794</text:p>
          </table:table-cell>
          <table:table-cell table:number-columns-repeated="1018"/>
        </table:table-row>
        <table:table-row table:style-name="ro2">
          <table:table-cell office:value-type="float" office:value="94130434.78" calcext:value-type="float">
            <text:p>94130434.78</text:p>
          </table:table-cell>
          <table:table-cell table:formula="of:=[.A435]/1000000" office:value-type="float" office:value="94.13043478" calcext:value-type="float">
            <text:p>94.13043478</text:p>
          </table:table-cell>
          <table:table-cell office:value-type="float" office:value="-87.14611053" calcext:value-type="float">
            <text:p>-87.14611053</text:p>
          </table:table-cell>
          <table:table-cell office:value-type="float" office:value="-85.8092804" calcext:value-type="float">
            <text:p>-85.8092804</text:p>
          </table:table-cell>
          <table:table-cell table:formula="of:=[.D435]-[.C435]" office:value-type="float" office:value="1.33683013" calcext:value-type="float">
            <text:p>1.33683013</text:p>
          </table:table-cell>
          <table:table-cell table:formula="of:=15.12-10*LOG10(POWER(10;[.E435]/10)-1)" office:value-type="float" office:value="19.5515335466833" calcext:value-type="float">
            <text:p>19.5515335467</text:p>
          </table:table-cell>
          <table:table-cell table:number-columns-repeated="1018"/>
        </table:table-row>
        <table:table-row table:style-name="ro2">
          <table:table-cell office:value-type="float" office:value="94347826.09" calcext:value-type="float">
            <text:p>94347826.09</text:p>
          </table:table-cell>
          <table:table-cell table:formula="of:=[.A436]/1000000" office:value-type="float" office:value="94.34782609" calcext:value-type="float">
            <text:p>94.34782609</text:p>
          </table:table-cell>
          <table:table-cell office:value-type="float" office:value="-85.08599091" calcext:value-type="float">
            <text:p>-85.08599091</text:p>
          </table:table-cell>
          <table:table-cell office:value-type="float" office:value="-84.31391907" calcext:value-type="float">
            <text:p>-84.31391907</text:p>
          </table:table-cell>
          <table:table-cell table:formula="of:=[.D436]-[.C436]" office:value-type="float" office:value="0.77207184000001" calcext:value-type="float">
            <text:p>0.77207184</text:p>
          </table:table-cell>
          <table:table-cell table:formula="of:=15.12-10*LOG10(POWER(10;[.E436]/10)-1)" office:value-type="float" office:value="22.2295125754665" calcext:value-type="float">
            <text:p>22.2295125755</text:p>
          </table:table-cell>
          <table:table-cell table:number-columns-repeated="1018"/>
        </table:table-row>
        <table:table-row table:style-name="ro2">
          <table:table-cell office:value-type="float" office:value="94565217.39" calcext:value-type="float">
            <text:p>94565217.39</text:p>
          </table:table-cell>
          <table:table-cell table:formula="of:=[.A437]/1000000" office:value-type="float" office:value="94.56521739" calcext:value-type="float">
            <text:p>94.56521739</text:p>
          </table:table-cell>
          <table:table-cell office:value-type="float" office:value="-83.36557007" calcext:value-type="float">
            <text:p>-83.36557007</text:p>
          </table:table-cell>
          <table:table-cell office:value-type="float" office:value="-83.24085999" calcext:value-type="float">
            <text:p>-83.24085999</text:p>
          </table:table-cell>
          <table:table-cell table:formula="of:=[.D437]-[.C437]" office:value-type="float" office:value="0.12471008" calcext:value-type="float">
            <text:p>0.12471008</text:p>
          </table:table-cell>
          <table:table-cell table:formula="of:=15.12-10*LOG10(POWER(10;[.E437]/10)-1)" office:value-type="float" office:value="30.4763232825153" calcext:value-type="float">
            <text:p>30.4763232825</text:p>
          </table:table-cell>
          <table:table-cell table:number-columns-repeated="1018"/>
        </table:table-row>
        <table:table-row table:style-name="ro2">
          <table:table-cell office:value-type="float" office:value="94782608.7" calcext:value-type="float">
            <text:p>94782608.7</text:p>
          </table:table-cell>
          <table:table-cell table:formula="of:=[.A438]/1000000" office:value-type="float" office:value="94.7826087" calcext:value-type="float">
            <text:p>94.7826087</text:p>
          </table:table-cell>
          <table:table-cell office:value-type="float" office:value="-82.73606873" calcext:value-type="float">
            <text:p>-82.73606873</text:p>
          </table:table-cell>
          <table:table-cell office:value-type="float" office:value="-82.34602356" calcext:value-type="float">
            <text:p>-82.34602356</text:p>
          </table:table-cell>
          <table:table-cell table:formula="of:=[.D438]-[.C438]" office:value-type="float" office:value="0.390045170000008" calcext:value-type="float">
            <text:p>0.39004517</text:p>
          </table:table-cell>
          <table:table-cell table:formula="of:=15.12-10*LOG10(POWER(10;[.E438]/10)-1)" office:value-type="float" office:value="25.3902119815211" calcext:value-type="float">
            <text:p>25.3902119815</text:p>
          </table:table-cell>
          <table:table-cell table:number-columns-repeated="1018"/>
        </table:table-row>
        <table:table-row table:style-name="ro2">
          <table:table-cell office:value-type="float" office:value="95000000" calcext:value-type="float">
            <text:p>95000000</text:p>
          </table:table-cell>
          <table:table-cell table:formula="of:=[.A439]/1000000" office:value-type="float" office:value="95" calcext:value-type="float">
            <text:p>95</text:p>
          </table:table-cell>
          <table:table-cell office:value-type="float" office:value="-82.67516327" calcext:value-type="float">
            <text:p>-82.67516327</text:p>
          </table:table-cell>
          <table:table-cell office:value-type="float" office:value="-82.53434753" calcext:value-type="float">
            <text:p>-82.53434753</text:p>
          </table:table-cell>
          <table:table-cell table:formula="of:=[.D439]-[.C439]" office:value-type="float" office:value="0.140815739999979" calcext:value-type="float">
            <text:p>0.14081574</text:p>
          </table:table-cell>
          <table:table-cell table:formula="of:=15.12-10*LOG10(POWER(10;[.E439]/10)-1)" office:value-type="float" office:value="29.9407329847362" calcext:value-type="float">
            <text:p>29.9407329847</text:p>
          </table:table-cell>
          <table:table-cell table:number-columns-repeated="1018"/>
        </table:table-row>
        <table:table-row table:style-name="ro2">
          <table:table-cell office:value-type="float" office:value="95217391.3" calcext:value-type="float">
            <text:p>95217391.3</text:p>
          </table:table-cell>
          <table:table-cell table:formula="of:=[.A440]/1000000" office:value-type="float" office:value="95.2173913" calcext:value-type="float">
            <text:p>95.2173913</text:p>
          </table:table-cell>
          <table:table-cell office:value-type="float" office:value="-83.83337402" calcext:value-type="float">
            <text:p>-83.83337402</text:p>
          </table:table-cell>
          <table:table-cell office:value-type="float" office:value="-83.56602478" calcext:value-type="float">
            <text:p>-83.56602478</text:p>
          </table:table-cell>
          <table:table-cell table:formula="of:=[.D440]-[.C440]" office:value-type="float" office:value="0.267349240000016" calcext:value-type="float">
            <text:p>0.26734924</text:p>
          </table:table-cell>
          <table:table-cell table:formula="of:=15.12-10*LOG10(POWER(10;[.E440]/10)-1)" office:value-type="float" office:value="27.0926932315359" calcext:value-type="float">
            <text:p>27.0926932315</text:p>
          </table:table-cell>
          <table:table-cell table:number-columns-repeated="1018"/>
        </table:table-row>
        <table:table-row table:style-name="ro2">
          <table:table-cell office:value-type="float" office:value="95434782.61" calcext:value-type="float">
            <text:p>95434782.61</text:p>
          </table:table-cell>
          <table:table-cell table:formula="of:=[.A441]/1000000" office:value-type="float" office:value="95.43478261" calcext:value-type="float">
            <text:p>95.43478261</text:p>
          </table:table-cell>
          <table:table-cell office:value-type="float" office:value="-85.65799713" calcext:value-type="float">
            <text:p>-85.65799713</text:p>
          </table:table-cell>
          <table:table-cell office:value-type="float" office:value="-84.79510498" calcext:value-type="float">
            <text:p>-84.79510498</text:p>
          </table:table-cell>
          <table:table-cell table:formula="of:=[.D441]-[.C441]" office:value-type="float" office:value="0.862892150000022" calcext:value-type="float">
            <text:p>0.86289215</text:p>
          </table:table-cell>
          <table:table-cell table:formula="of:=15.12-10*LOG10(POWER(10;[.E441]/10)-1)" office:value-type="float" office:value="21.6996905998277" calcext:value-type="float">
            <text:p>21.6996905998</text:p>
          </table:table-cell>
          <table:table-cell table:number-columns-repeated="1018"/>
        </table:table-row>
        <table:table-row table:style-name="ro2">
          <table:table-cell office:value-type="float" office:value="95652173.91" calcext:value-type="float">
            <text:p>95652173.91</text:p>
          </table:table-cell>
          <table:table-cell table:formula="of:=[.A442]/1000000" office:value-type="float" office:value="95.65217391" calcext:value-type="float">
            <text:p>95.65217391</text:p>
          </table:table-cell>
          <table:table-cell office:value-type="float" office:value="-87.24293518" calcext:value-type="float">
            <text:p>-87.24293518</text:p>
          </table:table-cell>
          <table:table-cell office:value-type="float" office:value="-86.36238098" calcext:value-type="float">
            <text:p>-86.36238098</text:p>
          </table:table-cell>
          <table:table-cell table:formula="of:=[.D442]-[.C442]" office:value-type="float" office:value="0.880554199999992" calcext:value-type="float">
            <text:p>0.8805542</text:p>
          </table:table-cell>
          <table:table-cell table:formula="of:=15.12-10*LOG10(POWER(10;[.E442]/10)-1)" office:value-type="float" office:value="21.6025685954536" calcext:value-type="float">
            <text:p>21.6025685955</text:p>
          </table:table-cell>
          <table:table-cell table:number-columns-repeated="1018"/>
        </table:table-row>
        <table:table-row table:style-name="ro2">
          <table:table-cell office:value-type="float" office:value="95869565.22" calcext:value-type="float">
            <text:p>95869565.22</text:p>
          </table:table-cell>
          <table:table-cell table:formula="of:=[.A443]/1000000" office:value-type="float" office:value="95.86956522" calcext:value-type="float">
            <text:p>95.86956522</text:p>
          </table:table-cell>
          <table:table-cell office:value-type="float" office:value="-88.39296722" calcext:value-type="float">
            <text:p>-88.39296722</text:p>
          </table:table-cell>
          <table:table-cell office:value-type="float" office:value="-86.92220306" calcext:value-type="float">
            <text:p>-86.92220306</text:p>
          </table:table-cell>
          <table:table-cell table:formula="of:=[.D443]-[.C443]" office:value-type="float" office:value="1.47076416000002" calcext:value-type="float">
            <text:p>1.47076416</text:p>
          </table:table-cell>
          <table:table-cell table:formula="of:=15.12-10*LOG10(POWER(10;[.E443]/10)-1)" office:value-type="float" office:value="19.0662969880432" calcext:value-type="float">
            <text:p>19.066296988</text:p>
          </table:table-cell>
          <table:table-cell table:number-columns-repeated="1018"/>
        </table:table-row>
        <table:table-row table:style-name="ro2">
          <table:table-cell office:value-type="float" office:value="96086956.52" calcext:value-type="float">
            <text:p>96086956.52</text:p>
          </table:table-cell>
          <table:table-cell table:formula="of:=[.A444]/1000000" office:value-type="float" office:value="96.08695652" calcext:value-type="float">
            <text:p>96.08695652</text:p>
          </table:table-cell>
          <table:table-cell office:value-type="float" office:value="-88.89265442" calcext:value-type="float">
            <text:p>-88.89265442</text:p>
          </table:table-cell>
          <table:table-cell office:value-type="float" office:value="-87.56973267" calcext:value-type="float">
            <text:p>-87.56973267</text:p>
          </table:table-cell>
          <table:table-cell table:formula="of:=[.D444]-[.C444]" office:value-type="float" office:value="1.32292174999999" calcext:value-type="float">
            <text:p>1.32292175</text:p>
          </table:table-cell>
          <table:table-cell table:formula="of:=15.12-10*LOG10(POWER(10;[.E444]/10)-1)" office:value-type="float" office:value="19.6042627823815" calcext:value-type="float">
            <text:p>19.6042627824</text:p>
          </table:table-cell>
          <table:table-cell table:number-columns-repeated="1018"/>
        </table:table-row>
        <table:table-row table:style-name="ro2">
          <table:table-cell office:value-type="float" office:value="96304347.83" calcext:value-type="float">
            <text:p>96304347.83</text:p>
          </table:table-cell>
          <table:table-cell table:formula="of:=[.A445]/1000000" office:value-type="float" office:value="96.30434783" calcext:value-type="float">
            <text:p>96.30434783</text:p>
          </table:table-cell>
          <table:table-cell office:value-type="float" office:value="-89.03957367" calcext:value-type="float">
            <text:p>-89.03957367</text:p>
          </table:table-cell>
          <table:table-cell office:value-type="float" office:value="-87.32330322" calcext:value-type="float">
            <text:p>-87.32330322</text:p>
          </table:table-cell>
          <table:table-cell table:formula="of:=[.D445]-[.C445]" office:value-type="float" office:value="1.71627045000002" calcext:value-type="float">
            <text:p>1.71627045</text:p>
          </table:table-cell>
          <table:table-cell table:formula="of:=15.12-10*LOG10(POWER(10;[.E445]/10)-1)" office:value-type="float" office:value="18.2656270819961" calcext:value-type="float">
            <text:p>18.265627082</text:p>
          </table:table-cell>
          <table:table-cell table:number-columns-repeated="1018"/>
        </table:table-row>
        <table:table-row table:style-name="ro2">
          <table:table-cell office:value-type="float" office:value="96521739.13" calcext:value-type="float">
            <text:p>96521739.13</text:p>
          </table:table-cell>
          <table:table-cell table:formula="of:=[.A446]/1000000" office:value-type="float" office:value="96.52173913" calcext:value-type="float">
            <text:p>96.52173913</text:p>
          </table:table-cell>
          <table:table-cell office:value-type="float" office:value="-88.9513092" calcext:value-type="float">
            <text:p>-88.9513092</text:p>
          </table:table-cell>
          <table:table-cell office:value-type="float" office:value="-87.72137451" calcext:value-type="float">
            <text:p>-87.72137451</text:p>
          </table:table-cell>
          <table:table-cell table:formula="of:=[.D446]-[.C446]" office:value-type="float" office:value="1.22993468999999" calcext:value-type="float">
            <text:p>1.22993469</text:p>
          </table:table-cell>
          <table:table-cell table:formula="of:=15.12-10*LOG10(POWER(10;[.E446]/10)-1)" office:value-type="float" office:value="19.9695515680201" calcext:value-type="float">
            <text:p>19.969551568</text:p>
          </table:table-cell>
          <table:table-cell table:number-columns-repeated="1018"/>
        </table:table-row>
        <table:table-row table:style-name="ro2">
          <table:table-cell office:value-type="float" office:value="96739130.43" calcext:value-type="float">
            <text:p>96739130.43</text:p>
          </table:table-cell>
          <table:table-cell table:formula="of:=[.A447]/1000000" office:value-type="float" office:value="96.73913043" calcext:value-type="float">
            <text:p>96.73913043</text:p>
          </table:table-cell>
          <table:table-cell office:value-type="float" office:value="-89.05240631" calcext:value-type="float">
            <text:p>-89.05240631</text:p>
          </table:table-cell>
          <table:table-cell office:value-type="float" office:value="-87.64598846" calcext:value-type="float">
            <text:p>-87.64598846</text:p>
          </table:table-cell>
          <table:table-cell table:formula="of:=[.D447]-[.C447]" office:value-type="float" office:value="1.40641785" calcext:value-type="float">
            <text:p>1.40641785</text:p>
          </table:table-cell>
          <table:table-cell table:formula="of:=15.12-10*LOG10(POWER(10;[.E447]/10)-1)" office:value-type="float" office:value="19.2945298018446" calcext:value-type="float">
            <text:p>19.2945298018</text:p>
          </table:table-cell>
          <table:table-cell table:number-columns-repeated="1018"/>
        </table:table-row>
        <table:table-row table:style-name="ro2">
          <table:table-cell office:value-type="float" office:value="96956521.74" calcext:value-type="float">
            <text:p>96956521.74</text:p>
          </table:table-cell>
          <table:table-cell table:formula="of:=[.A448]/1000000" office:value-type="float" office:value="96.95652174" calcext:value-type="float">
            <text:p>96.95652174</text:p>
          </table:table-cell>
          <table:table-cell office:value-type="float" office:value="-89.19297791" calcext:value-type="float">
            <text:p>-89.19297791</text:p>
          </table:table-cell>
          <table:table-cell office:value-type="float" office:value="-87.42163849" calcext:value-type="float">
            <text:p>-87.42163849</text:p>
          </table:table-cell>
          <table:table-cell table:formula="of:=[.D448]-[.C448]" office:value-type="float" office:value="1.77133941999999" calcext:value-type="float">
            <text:p>1.77133942</text:p>
          </table:table-cell>
          <table:table-cell table:formula="of:=15.12-10*LOG10(POWER(10;[.E448]/10)-1)" office:value-type="float" office:value="18.0990942693965" calcext:value-type="float">
            <text:p>18.0990942694</text:p>
          </table:table-cell>
          <table:table-cell table:number-columns-repeated="1018"/>
        </table:table-row>
        <table:table-row table:style-name="ro2">
          <table:table-cell office:value-type="float" office:value="97173913.04" calcext:value-type="float">
            <text:p>97173913.04</text:p>
          </table:table-cell>
          <table:table-cell table:formula="of:=[.A449]/1000000" office:value-type="float" office:value="97.17391304" calcext:value-type="float">
            <text:p>97.17391304</text:p>
          </table:table-cell>
          <table:table-cell office:value-type="float" office:value="-89.12687683" calcext:value-type="float">
            <text:p>-89.12687683</text:p>
          </table:table-cell>
          <table:table-cell office:value-type="float" office:value="-87.80116272" calcext:value-type="float">
            <text:p>-87.80116272</text:p>
          </table:table-cell>
          <table:table-cell table:formula="of:=[.D449]-[.C449]" office:value-type="float" office:value="1.32571410999999" calcext:value-type="float">
            <text:p>1.32571411</text:p>
          </table:table-cell>
          <table:table-cell table:formula="of:=15.12-10*LOG10(POWER(10;[.E449]/10)-1)" office:value-type="float" office:value="19.593638535202" calcext:value-type="float">
            <text:p>19.5936385352</text:p>
          </table:table-cell>
          <table:table-cell table:number-columns-repeated="1018"/>
        </table:table-row>
        <table:table-row table:style-name="ro2">
          <table:table-cell office:value-type="float" office:value="97391304.35" calcext:value-type="float">
            <text:p>97391304.35</text:p>
          </table:table-cell>
          <table:table-cell table:formula="of:=[.A450]/1000000" office:value-type="float" office:value="97.39130435" calcext:value-type="float">
            <text:p>97.39130435</text:p>
          </table:table-cell>
          <table:table-cell office:value-type="float" office:value="-88.85306549" calcext:value-type="float">
            <text:p>-88.85306549</text:p>
          </table:table-cell>
          <table:table-cell office:value-type="float" office:value="-87.69878387" calcext:value-type="float">
            <text:p>-87.69878387</text:p>
          </table:table-cell>
          <table:table-cell table:formula="of:=[.D450]-[.C450]" office:value-type="float" office:value="1.15428161999999" calcext:value-type="float">
            <text:p>1.15428162</text:p>
          </table:table-cell>
          <table:table-cell table:formula="of:=15.12-10*LOG10(POWER(10;[.E450]/10)-1)" office:value-type="float" office:value="20.2848091572066" calcext:value-type="float">
            <text:p>20.2848091572</text:p>
          </table:table-cell>
          <table:table-cell table:number-columns-repeated="1018"/>
        </table:table-row>
        <table:table-row table:style-name="ro2">
          <table:table-cell office:value-type="float" office:value="97608695.65" calcext:value-type="float">
            <text:p>97608695.65</text:p>
          </table:table-cell>
          <table:table-cell table:formula="of:=[.A451]/1000000" office:value-type="float" office:value="97.60869565" calcext:value-type="float">
            <text:p>97.60869565</text:p>
          </table:table-cell>
          <table:table-cell office:value-type="float" office:value="-89.0114212" calcext:value-type="float">
            <text:p>-89.0114212</text:p>
          </table:table-cell>
          <table:table-cell office:value-type="float" office:value="-87.71372223" calcext:value-type="float">
            <text:p>-87.71372223</text:p>
          </table:table-cell>
          <table:table-cell table:formula="of:=[.D451]-[.C451]" office:value-type="float" office:value="1.29769897" calcext:value-type="float">
            <text:p>1.29769897</text:p>
          </table:table-cell>
          <table:table-cell table:formula="of:=15.12-10*LOG10(POWER(10;[.E451]/10)-1)" office:value-type="float" office:value="19.7011093439173" calcext:value-type="float">
            <text:p>19.7011093439</text:p>
          </table:table-cell>
          <table:table-cell table:number-columns-repeated="1018"/>
        </table:table-row>
        <table:table-row table:style-name="ro2">
          <table:table-cell office:value-type="float" office:value="97826086.96" calcext:value-type="float">
            <text:p>97826086.96</text:p>
          </table:table-cell>
          <table:table-cell table:formula="of:=[.A452]/1000000" office:value-type="float" office:value="97.82608696" calcext:value-type="float">
            <text:p>97.82608696</text:p>
          </table:table-cell>
          <table:table-cell office:value-type="float" office:value="-89.09892273" calcext:value-type="float">
            <text:p>-89.09892273</text:p>
          </table:table-cell>
          <table:table-cell office:value-type="float" office:value="-87.58716583" calcext:value-type="float">
            <text:p>-87.58716583</text:p>
          </table:table-cell>
          <table:table-cell table:formula="of:=[.D452]-[.C452]" office:value-type="float" office:value="1.51175689999999" calcext:value-type="float">
            <text:p>1.5117569</text:p>
          </table:table-cell>
          <table:table-cell table:formula="of:=15.12-10*LOG10(POWER(10;[.E452]/10)-1)" office:value-type="float" office:value="18.9252407135847" calcext:value-type="float">
            <text:p>18.9252407136</text:p>
          </table:table-cell>
          <table:table-cell table:number-columns-repeated="1018"/>
        </table:table-row>
        <table:table-row table:style-name="ro2">
          <table:table-cell office:value-type="float" office:value="98043478.26" calcext:value-type="float">
            <text:p>98043478.26</text:p>
          </table:table-cell>
          <table:table-cell table:formula="of:=[.A453]/1000000" office:value-type="float" office:value="98.04347826" calcext:value-type="float">
            <text:p>98.04347826</text:p>
          </table:table-cell>
          <table:table-cell office:value-type="float" office:value="-89.04456329" calcext:value-type="float">
            <text:p>-89.04456329</text:p>
          </table:table-cell>
          <table:table-cell office:value-type="float" office:value="-87.69592285" calcext:value-type="float">
            <text:p>-87.69592285</text:p>
          </table:table-cell>
          <table:table-cell table:formula="of:=[.D453]-[.C453]" office:value-type="float" office:value="1.34864044" calcext:value-type="float">
            <text:p>1.34864044</text:p>
          </table:table-cell>
          <table:table-cell table:formula="of:=15.12-10*LOG10(POWER(10;[.E453]/10)-1)" office:value-type="float" office:value="19.5071250575647" calcext:value-type="float">
            <text:p>19.5071250576</text:p>
          </table:table-cell>
          <table:table-cell table:number-columns-repeated="1018"/>
        </table:table-row>
        <table:table-row table:style-name="ro2">
          <table:table-cell office:value-type="float" office:value="98260869.57" calcext:value-type="float">
            <text:p>98260869.57</text:p>
          </table:table-cell>
          <table:table-cell table:formula="of:=[.A454]/1000000" office:value-type="float" office:value="98.26086957" calcext:value-type="float">
            <text:p>98.26086957</text:p>
          </table:table-cell>
          <table:table-cell office:value-type="float" office:value="-88.89644623" calcext:value-type="float">
            <text:p>-88.89644623</text:p>
          </table:table-cell>
          <table:table-cell office:value-type="float" office:value="-87.66747284" calcext:value-type="float">
            <text:p>-87.66747284</text:p>
          </table:table-cell>
          <table:table-cell table:formula="of:=[.D454]-[.C454]" office:value-type="float" office:value="1.22897338999999" calcext:value-type="float">
            <text:p>1.22897339</text:p>
          </table:table-cell>
          <table:table-cell table:formula="of:=15.12-10*LOG10(POWER(10;[.E454]/10)-1)" office:value-type="float" office:value="19.9734505788363" calcext:value-type="float">
            <text:p>19.9734505788</text:p>
          </table:table-cell>
          <table:table-cell table:number-columns-repeated="1018"/>
        </table:table-row>
        <table:table-row table:style-name="ro2">
          <table:table-cell office:value-type="float" office:value="98478260.87" calcext:value-type="float">
            <text:p>98478260.87</text:p>
          </table:table-cell>
          <table:table-cell table:formula="of:=[.A455]/1000000" office:value-type="float" office:value="98.47826087" calcext:value-type="float">
            <text:p>98.47826087</text:p>
          </table:table-cell>
          <table:table-cell office:value-type="float" office:value="-88.76933289" calcext:value-type="float">
            <text:p>-88.76933289</text:p>
          </table:table-cell>
          <table:table-cell office:value-type="float" office:value="-87.35739136" calcext:value-type="float">
            <text:p>-87.35739136</text:p>
          </table:table-cell>
          <table:table-cell table:formula="of:=[.D455]-[.C455]" office:value-type="float" office:value="1.41194153000001" calcext:value-type="float">
            <text:p>1.41194153</text:p>
          </table:table-cell>
          <table:table-cell table:formula="of:=15.12-10*LOG10(POWER(10;[.E455]/10)-1)" office:value-type="float" office:value="19.2745954375816" calcext:value-type="float">
            <text:p>19.2745954376</text:p>
          </table:table-cell>
          <table:table-cell table:number-columns-repeated="1018"/>
        </table:table-row>
        <table:table-row table:style-name="ro2">
          <table:table-cell office:value-type="float" office:value="98695652.17" calcext:value-type="float">
            <text:p>98695652.17</text:p>
          </table:table-cell>
          <table:table-cell table:formula="of:=[.A456]/1000000" office:value-type="float" office:value="98.69565217" calcext:value-type="float">
            <text:p>98.69565217</text:p>
          </table:table-cell>
          <table:table-cell office:value-type="float" office:value="-88.32752228" calcext:value-type="float">
            <text:p>-88.32752228</text:p>
          </table:table-cell>
          <table:table-cell office:value-type="float" office:value="-87.1412735" calcext:value-type="float">
            <text:p>-87.1412735</text:p>
          </table:table-cell>
          <table:table-cell table:formula="of:=[.D456]-[.C456]" office:value-type="float" office:value="1.18624878000001" calcext:value-type="float">
            <text:p>1.18624878</text:p>
          </table:table-cell>
          <table:table-cell table:formula="of:=15.12-10*LOG10(POWER(10;[.E456]/10)-1)" office:value-type="float" office:value="20.1494686277924" calcext:value-type="float">
            <text:p>20.1494686278</text:p>
          </table:table-cell>
          <table:table-cell table:number-columns-repeated="1018"/>
        </table:table-row>
        <table:table-row table:style-name="ro2">
          <table:table-cell office:value-type="float" office:value="98913043.48" calcext:value-type="float">
            <text:p>98913043.48</text:p>
          </table:table-cell>
          <table:table-cell table:formula="of:=[.A457]/1000000" office:value-type="float" office:value="98.91304348" calcext:value-type="float">
            <text:p>98.91304348</text:p>
          </table:table-cell>
          <table:table-cell office:value-type="float" office:value="-87.94896698" calcext:value-type="float">
            <text:p>-87.94896698</text:p>
          </table:table-cell>
          <table:table-cell office:value-type="float" office:value="-87.35267639" calcext:value-type="float">
            <text:p>-87.35267639</text:p>
          </table:table-cell>
          <table:table-cell table:formula="of:=[.D457]-[.C457]" office:value-type="float" office:value="0.59629059000001" calcext:value-type="float">
            <text:p>0.59629059</text:p>
          </table:table-cell>
          <table:table-cell table:formula="of:=15.12-10*LOG10(POWER(10;[.E457]/10)-1)" office:value-type="float" office:value="23.4417074918213" calcext:value-type="float">
            <text:p>23.4417074918</text:p>
          </table:table-cell>
          <table:table-cell table:number-columns-repeated="1018"/>
        </table:table-row>
        <table:table-row table:style-name="ro2">
          <table:table-cell office:value-type="float" office:value="99130434.78" calcext:value-type="float">
            <text:p>99130434.78</text:p>
          </table:table-cell>
          <table:table-cell table:formula="of:=[.A458]/1000000" office:value-type="float" office:value="99.13043478" calcext:value-type="float">
            <text:p>99.13043478</text:p>
          </table:table-cell>
          <table:table-cell office:value-type="float" office:value="-88.07015228" calcext:value-type="float">
            <text:p>-88.07015228</text:p>
          </table:table-cell>
          <table:table-cell office:value-type="float" office:value="-87.13920593" calcext:value-type="float">
            <text:p>-87.13920593</text:p>
          </table:table-cell>
          <table:table-cell table:formula="of:=[.D458]-[.C458]" office:value-type="float" office:value="0.930946350000014" calcext:value-type="float">
            <text:p>0.93094635</text:p>
          </table:table-cell>
          <table:table-cell table:formula="of:=15.12-10*LOG10(POWER(10;[.E458]/10)-1)" office:value-type="float" office:value="21.3348117471109" calcext:value-type="float">
            <text:p>21.3348117471</text:p>
          </table:table-cell>
          <table:table-cell table:number-columns-repeated="1018"/>
        </table:table-row>
        <table:table-row table:style-name="ro2">
          <table:table-cell office:value-type="float" office:value="99347826.09" calcext:value-type="float">
            <text:p>99347826.09</text:p>
          </table:table-cell>
          <table:table-cell table:formula="of:=[.A459]/1000000" office:value-type="float" office:value="99.34782609" calcext:value-type="float">
            <text:p>99.34782609</text:p>
          </table:table-cell>
          <table:table-cell office:value-type="float" office:value="-88.14450836" calcext:value-type="float">
            <text:p>-88.14450836</text:p>
          </table:table-cell>
          <table:table-cell office:value-type="float" office:value="-87.18043518" calcext:value-type="float">
            <text:p>-87.18043518</text:p>
          </table:table-cell>
          <table:table-cell table:formula="of:=[.D459]-[.C459]" office:value-type="float" office:value="0.96407318" calcext:value-type="float">
            <text:p>0.96407318</text:p>
          </table:table-cell>
          <table:table-cell table:formula="of:=15.12-10*LOG10(POWER(10;[.E459]/10)-1)" office:value-type="float" office:value="21.1657930533735" calcext:value-type="float">
            <text:p>21.1657930534</text:p>
          </table:table-cell>
          <table:table-cell table:number-columns-repeated="1018"/>
        </table:table-row>
        <table:table-row table:style-name="ro2">
          <table:table-cell office:value-type="float" office:value="99565217.39" calcext:value-type="float">
            <text:p>99565217.39</text:p>
          </table:table-cell>
          <table:table-cell table:formula="of:=[.A460]/1000000" office:value-type="float" office:value="99.56521739" calcext:value-type="float">
            <text:p>99.56521739</text:p>
          </table:table-cell>
          <table:table-cell office:value-type="float" office:value="-88.10877991" calcext:value-type="float">
            <text:p>-88.10877991</text:p>
          </table:table-cell>
          <table:table-cell office:value-type="float" office:value="-87.23218536" calcext:value-type="float">
            <text:p>-87.23218536</text:p>
          </table:table-cell>
          <table:table-cell table:formula="of:=[.D460]-[.C460]" office:value-type="float" office:value="0.876594549999979" calcext:value-type="float">
            <text:p>0.87659455</text:p>
          </table:table-cell>
          <table:table-cell table:formula="of:=15.12-10*LOG10(POWER(10;[.E460]/10)-1)" office:value-type="float" office:value="21.6241883945148" calcext:value-type="float">
            <text:p>21.6241883945</text:p>
          </table:table-cell>
          <table:table-cell table:number-columns-repeated="1018"/>
        </table:table-row>
        <table:table-row table:style-name="ro2">
          <table:table-cell office:value-type="float" office:value="99782608.7" calcext:value-type="float">
            <text:p>99782608.7</text:p>
          </table:table-cell>
          <table:table-cell table:formula="of:=[.A461]/1000000" office:value-type="float" office:value="99.7826087" calcext:value-type="float">
            <text:p>99.7826087</text:p>
          </table:table-cell>
          <table:table-cell office:value-type="float" office:value="-88.58974457" calcext:value-type="float">
            <text:p>-88.58974457</text:p>
          </table:table-cell>
          <table:table-cell office:value-type="float" office:value="-87.43765259" calcext:value-type="float">
            <text:p>-87.43765259</text:p>
          </table:table-cell>
          <table:table-cell table:formula="of:=[.D461]-[.C461]" office:value-type="float" office:value="1.15209198000001" calcext:value-type="float">
            <text:p>1.15209198</text:p>
          </table:table-cell>
          <table:table-cell table:formula="of:=15.12-10*LOG10(POWER(10;[.E461]/10)-1)" office:value-type="float" office:value="20.2941986408128" calcext:value-type="float">
            <text:p>20.2941986408</text:p>
          </table:table-cell>
          <table:table-cell table:number-columns-repeated="1018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table:formula="of:=[.A462]/1000000" office:value-type="float" office:value="100" calcext:value-type="float">
            <text:p>100</text:p>
          </table:table-cell>
          <table:table-cell office:value-type="float" office:value="-88.79283142" calcext:value-type="float">
            <text:p>-88.79283142</text:p>
          </table:table-cell>
          <table:table-cell office:value-type="float" office:value="-87.54457855" calcext:value-type="float">
            <text:p>-87.54457855</text:p>
          </table:table-cell>
          <table:table-cell table:formula="of:=[.D462]-[.C462]" office:value-type="float" office:value="1.24825287" calcext:value-type="float">
            <text:p>1.24825287</text:p>
          </table:table-cell>
          <table:table-cell table:formula="of:=15.12-10*LOG10(POWER(10;[.E462]/10)-1)" office:value-type="float" office:value="19.8957523107818" calcext:value-type="float">
            <text:p>19.8957523108</text:p>
          </table:table-cell>
          <table:table-cell table:number-columns-repeated="1018"/>
        </table:table-row>
      </table:table>
      <table:table table:name="ON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Machine Module</text:p>
          </table:table-cell>
          <table:table-cell office:value-type="string" calcext:value-type="string">
            <text:p>N9343C</text:p>
          </table:table-cell>
          <table:table-cell office:value-type="string" calcext:value-type="string">
            <text:p>CN0605A2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Version</text:p>
          </table:table-cell>
          <table:table-cell office:value-type="string" calcext:value-type="string">
            <text:p>A.06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SP Version</text:p>
          </table:table-cell>
          <table:table-cell office:value-type="string" calcext:value-type="string">
            <text:p>A.05.02.02 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PGA Version</text:p>
          </table:table-cell>
          <table:table-cell office:value-type="string" calcext:value-type="string">
            <text:p>A.02.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5:41:30 07.10.20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Axis Scale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Axis Unit</text:p>
          </table:table-cell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mpedan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ber of Points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eep Time(s)</text:p>
          </table:table-cell>
          <table:table-cell office:value-type="float" office:value="1.0051" calcext:value-type="float">
            <text:p>1.0051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rt Frequenc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p 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equency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erage Type</text:p>
          </table:table-cell>
          <table:table-cell office:value-type="string" calcext:value-type="string">
            <text:p>Log Pw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ep Type</text:p>
          </table:table-cell>
          <table:table-cell office:value-type="string" calcext:value-type="string">
            <text:p>Continuo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eep Mode</text:p>
          </table:table-cell>
          <table:table-cell office:value-type="string" calcext:value-type="string">
            <text:p>Swee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ed</text:p>
          </table:table-cell>
          <table:table-cell office:value-type="string" calcext:value-type="string">
            <text:p>Fa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Amp Stat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 Level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tenu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 Level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 Axis Units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Sensitiv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gger Source</text:p>
          </table:table-cell>
          <table:table-cell office:value-type="string" calcext:value-type="string">
            <text:p>FreeRu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gger 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gger 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te Sweep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 View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 Delay</text:p>
          </table:table-cell>
          <table:table-cell office:value-type="float" office:value="0.00228" calcext:value-type="float">
            <text:p>0.00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 Length</text:p>
          </table:table-cell>
          <table:table-cell office:value-type="float" office:value="0.00084" calcext:value-type="float">
            <text:p>0.000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 Source</text:p>
          </table:table-cell>
          <table:table-cell office:value-type="string" calcext:value-type="string">
            <text:p>Extern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st Level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st 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r Period</text:p>
          </table:table-cell>
          <table:table-cell office:value-type="float" office:value="0.00312" calcext:value-type="float">
            <text:p>0.003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r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nc Sourc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pply Corrections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enna Unit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rection1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rection2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rection3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rection4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ker Inform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rk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 Axis</text:p>
          </table:table-cell>
          <table:table-cell office:value-type="string" calcext:value-type="string">
            <text:p>Amplitude</text:p>
          </table:table-cell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.00 MHz</text:p>
          </table:table-cell>
          <table:table-cell office:value-type="string" calcext:value-type="string">
            <text:p>-65.35 dBm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10.00 MHz</text:p>
          </table:table-cell>
          <table:table-cell office:value-type="string" calcext:value-type="string">
            <text:p>-63.93 dBm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0.00 MHz</text:p>
          </table:table-cell>
          <table:table-cell office:value-type="string" calcext:value-type="string">
            <text:p>-64.43 dBm</text:p>
          </table:table-cell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30.00 MHz</text:p>
          </table:table-cell>
          <table:table-cell office:value-type="string" calcext:value-type="string">
            <text:p>-64.36 dBm</text:p>
          </table:table-cell>
        </table:table-row>
        <table:table-row table:style-name="ro2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40.00 MHz</text:p>
          </table:table-cell>
          <table:table-cell office:value-type="string" calcext:value-type="string">
            <text:p>-64.62 dBm</text:p>
          </table:table-cell>
        </table:table-row>
        <table:table-row table:style-name="ro2"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0.00 MHz</text:p>
          </table:table-cell>
          <table:table-cell office:value-type="string" calcext:value-type="string">
            <text:p>-67.44 dBm</text:p>
          </table:table-cell>
        </table:table-row>
        <table:table-row table:style-name="ro2">
          <table:table-cell office:value-type="string" calcext:value-type="string">
            <text:p>CISPR Filter</text:p>
          </table:table-cell>
          <table:table-cell office:value-type="string" calcext:value-type="string">
            <text:p>Normal RBW</text:p>
          </table:table-cell>
          <table:table-cell office:value-type="string" calcext:value-type="string">
            <text:p>Dwell Time(s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UTO</text:p>
          </table:table-cell>
        </table:table-row>
        <table:table-row table:style-name="ro2">
          <table:table-cell office:value-type="string" calcext:value-type="string">
            <text:p>Trace Math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Math By</text:p>
          </table:table-cell>
          <table:table-cell office:value-type="string" calcext:value-type="string">
            <text:p>Log Pow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Variable A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Variable B</text:p>
          </table:table-cell>
          <table:table-cell office:value-type="string" calcext:value-type="string">
            <text:p>Trace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Variable C</text:p>
          </table:table-cell>
          <table:table-cell office:value-type="string" calcext:value-type="string">
            <text:p>Trace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Name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Count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Type</text:p>
          </table:table-cell>
          <table:table-cell office:value-type="string" calcext:value-type="string">
            <text:p>Clear Wri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Detector</text:p>
          </table:table-cell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Data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11.75434494" calcext:value-type="float">
            <text:p>-11.75434494</text:p>
          </table:table-cell>
          <table:table-cell table:number-columns-repeated="3"/>
        </table:table-row>
        <table:table-row table:style-name="ro2">
          <table:table-cell office:value-type="float" office:value="217391.3043" calcext:value-type="float">
            <text:p>217391.3043</text:p>
          </table:table-cell>
          <table:table-cell office:value-type="float" office:value="-27.07202148" calcext:value-type="float">
            <text:p>-27.07202148</text:p>
          </table:table-cell>
          <table:table-cell table:number-columns-repeated="3"/>
        </table:table-row>
        <table:table-row table:style-name="ro2">
          <table:table-cell office:value-type="float" office:value="434782.6087" calcext:value-type="float">
            <text:p>434782.6087</text:p>
          </table:table-cell>
          <table:table-cell office:value-type="float" office:value="-29.71936607" calcext:value-type="float">
            <text:p>-29.71936607</text:p>
          </table:table-cell>
          <table:table-cell table:number-columns-repeated="3"/>
        </table:table-row>
        <table:table-row table:style-name="ro2">
          <table:table-cell office:value-type="float" office:value="652173.913" calcext:value-type="float">
            <text:p>652173.913</text:p>
          </table:table-cell>
          <table:table-cell office:value-type="float" office:value="-32.75317383" calcext:value-type="float">
            <text:p>-32.75317383</text:p>
          </table:table-cell>
          <table:table-cell table:number-columns-repeated="3"/>
        </table:table-row>
        <table:table-row table:style-name="ro2">
          <table:table-cell office:value-type="float" office:value="869565.2174" calcext:value-type="float">
            <text:p>869565.2174</text:p>
          </table:table-cell>
          <table:table-cell office:value-type="float" office:value="-36.8364563" calcext:value-type="float">
            <text:p>-36.8364563</text:p>
          </table:table-cell>
          <table:table-cell table:number-columns-repeated="3"/>
        </table:table-row>
        <table:table-row table:style-name="ro2">
          <table:table-cell office:value-type="float" office:value="1086956.522" calcext:value-type="float">
            <text:p>1086956.522</text:p>
          </table:table-cell>
          <table:table-cell office:value-type="float" office:value="-41.98287201" calcext:value-type="float">
            <text:p>-41.98287201</text:p>
          </table:table-cell>
          <table:table-cell table:number-columns-repeated="3"/>
        </table:table-row>
        <table:table-row table:style-name="ro2">
          <table:table-cell office:value-type="float" office:value="1304347.826" calcext:value-type="float">
            <text:p>1304347.826</text:p>
          </table:table-cell>
          <table:table-cell office:value-type="float" office:value="-48.27235413" calcext:value-type="float">
            <text:p>-48.27235413</text:p>
          </table:table-cell>
          <table:table-cell table:number-columns-repeated="3"/>
        </table:table-row>
        <table:table-row table:style-name="ro2">
          <table:table-cell office:value-type="float" office:value="1521739.13" calcext:value-type="float">
            <text:p>1521739.13</text:p>
          </table:table-cell>
          <table:table-cell office:value-type="float" office:value="-55.62693405" calcext:value-type="float">
            <text:p>-55.62693405</text:p>
          </table:table-cell>
          <table:table-cell table:number-columns-repeated="3"/>
        </table:table-row>
        <table:table-row table:style-name="ro2">
          <table:table-cell office:value-type="float" office:value="1739130.435" calcext:value-type="float">
            <text:p>1739130.435</text:p>
          </table:table-cell>
          <table:table-cell office:value-type="float" office:value="-62.23963547" calcext:value-type="float">
            <text:p>-62.23963547</text:p>
          </table:table-cell>
          <table:table-cell table:number-columns-repeated="3"/>
        </table:table-row>
        <table:table-row table:style-name="ro2">
          <table:table-cell office:value-type="float" office:value="1956521.739" calcext:value-type="float">
            <text:p>1956521.739</text:p>
          </table:table-cell>
          <table:table-cell office:value-type="float" office:value="-65.34380341" calcext:value-type="float">
            <text:p>-65.34380341</text:p>
          </table:table-cell>
          <table:table-cell table:number-columns-repeated="3"/>
        </table:table-row>
        <table:table-row table:style-name="ro2">
          <table:table-cell office:value-type="float" office:value="2173913.043" calcext:value-type="float">
            <text:p>2173913.043</text:p>
          </table:table-cell>
          <table:table-cell office:value-type="float" office:value="-65.85919189" calcext:value-type="float">
            <text:p>-65.85919189</text:p>
          </table:table-cell>
          <table:table-cell table:number-columns-repeated="3"/>
        </table:table-row>
        <table:table-row table:style-name="ro2">
          <table:table-cell office:value-type="float" office:value="2391304.348" calcext:value-type="float">
            <text:p>2391304.348</text:p>
          </table:table-cell>
          <table:table-cell office:value-type="float" office:value="-66.32976532" calcext:value-type="float">
            <text:p>-66.32976532</text:p>
          </table:table-cell>
          <table:table-cell table:number-columns-repeated="3"/>
        </table:table-row>
        <table:table-row table:style-name="ro2">
          <table:table-cell office:value-type="float" office:value="2608695.652" calcext:value-type="float">
            <text:p>2608695.652</text:p>
          </table:table-cell>
          <table:table-cell office:value-type="float" office:value="-66.56934357" calcext:value-type="float">
            <text:p>-66.56934357</text:p>
          </table:table-cell>
          <table:table-cell table:number-columns-repeated="3"/>
        </table:table-row>
        <table:table-row table:style-name="ro2">
          <table:table-cell office:value-type="float" office:value="2826086.957" calcext:value-type="float">
            <text:p>2826086.957</text:p>
          </table:table-cell>
          <table:table-cell office:value-type="float" office:value="-66.82597351" calcext:value-type="float">
            <text:p>-66.82597351</text:p>
          </table:table-cell>
          <table:table-cell table:number-columns-repeated="3"/>
        </table:table-row>
        <table:table-row table:style-name="ro2">
          <table:table-cell office:value-type="float" office:value="3043478.261" calcext:value-type="float">
            <text:p>3043478.261</text:p>
          </table:table-cell>
          <table:table-cell office:value-type="float" office:value="-66.65357971" calcext:value-type="float">
            <text:p>-66.65357971</text:p>
          </table:table-cell>
          <table:table-cell table:number-columns-repeated="3"/>
        </table:table-row>
        <table:table-row table:style-name="ro2">
          <table:table-cell office:value-type="float" office:value="3260869.565" calcext:value-type="float">
            <text:p>3260869.565</text:p>
          </table:table-cell>
          <table:table-cell office:value-type="float" office:value="-66.57684326" calcext:value-type="float">
            <text:p>-66.57684326</text:p>
          </table:table-cell>
          <table:table-cell table:number-columns-repeated="3"/>
        </table:table-row>
        <table:table-row table:style-name="ro2">
          <table:table-cell office:value-type="float" office:value="3478260.87" calcext:value-type="float">
            <text:p>3478260.87</text:p>
          </table:table-cell>
          <table:table-cell office:value-type="float" office:value="-66.22361755" calcext:value-type="float">
            <text:p>-66.22361755</text:p>
          </table:table-cell>
          <table:table-cell table:number-columns-repeated="3"/>
        </table:table-row>
        <table:table-row table:style-name="ro2">
          <table:table-cell office:value-type="float" office:value="3695652.174" calcext:value-type="float">
            <text:p>3695652.174</text:p>
          </table:table-cell>
          <table:table-cell office:value-type="float" office:value="-66.27230072" calcext:value-type="float">
            <text:p>-66.27230072</text:p>
          </table:table-cell>
          <table:table-cell table:number-columns-repeated="3"/>
        </table:table-row>
        <table:table-row table:style-name="ro2">
          <table:table-cell office:value-type="float" office:value="3913043.478" calcext:value-type="float">
            <text:p>3913043.478</text:p>
          </table:table-cell>
          <table:table-cell office:value-type="float" office:value="-65.95291138" calcext:value-type="float">
            <text:p>-65.95291138</text:p>
          </table:table-cell>
          <table:table-cell table:number-columns-repeated="3"/>
        </table:table-row>
        <table:table-row table:style-name="ro2">
          <table:table-cell office:value-type="float" office:value="4130434.783" calcext:value-type="float">
            <text:p>4130434.783</text:p>
          </table:table-cell>
          <table:table-cell office:value-type="float" office:value="-65.55252075" calcext:value-type="float">
            <text:p>-65.55252075</text:p>
          </table:table-cell>
          <table:table-cell table:number-columns-repeated="3"/>
        </table:table-row>
        <table:table-row table:style-name="ro2">
          <table:table-cell office:value-type="float" office:value="4347826.087" calcext:value-type="float">
            <text:p>4347826.087</text:p>
          </table:table-cell>
          <table:table-cell office:value-type="float" office:value="-65.44319153" calcext:value-type="float">
            <text:p>-65.44319153</text:p>
          </table:table-cell>
          <table:table-cell table:number-columns-repeated="3"/>
        </table:table-row>
        <table:table-row table:style-name="ro2">
          <table:table-cell office:value-type="float" office:value="4565217.391" calcext:value-type="float">
            <text:p>4565217.391</text:p>
          </table:table-cell>
          <table:table-cell office:value-type="float" office:value="-65.34928131" calcext:value-type="float">
            <text:p>-65.34928131</text:p>
          </table:table-cell>
          <table:table-cell table:number-columns-repeated="3"/>
        </table:table-row>
        <table:table-row table:style-name="ro2">
          <table:table-cell office:value-type="float" office:value="4782608.696" calcext:value-type="float">
            <text:p>4782608.696</text:p>
          </table:table-cell>
          <table:table-cell office:value-type="float" office:value="-65.21492004" calcext:value-type="float">
            <text:p>-65.21492004</text:p>
          </table:table-cell>
          <table:table-cell table:number-columns-repeated="3"/>
        </table:table-row>
        <table:table-row table:style-name="ro2">
          <table:table-cell office:value-type="float" office:value="5000000" calcext:value-type="float">
            <text:p>5000000</text:p>
          </table:table-cell>
          <table:table-cell office:value-type="float" office:value="-65.34703064" calcext:value-type="float">
            <text:p>-65.34703064</text:p>
          </table:table-cell>
          <table:table-cell table:number-columns-repeated="3"/>
        </table:table-row>
        <table:table-row table:style-name="ro2">
          <table:table-cell office:value-type="float" office:value="5217391.304" calcext:value-type="float">
            <text:p>5217391.304</text:p>
          </table:table-cell>
          <table:table-cell office:value-type="float" office:value="-65.05264282" calcext:value-type="float">
            <text:p>-65.05264282</text:p>
          </table:table-cell>
          <table:table-cell table:number-columns-repeated="3"/>
        </table:table-row>
        <table:table-row table:style-name="ro2">
          <table:table-cell office:value-type="float" office:value="5434782.609" calcext:value-type="float">
            <text:p>5434782.609</text:p>
          </table:table-cell>
          <table:table-cell office:value-type="float" office:value="-65.04060364" calcext:value-type="float">
            <text:p>-65.04060364</text:p>
          </table:table-cell>
          <table:table-cell table:number-columns-repeated="3"/>
        </table:table-row>
        <table:table-row table:style-name="ro2">
          <table:table-cell office:value-type="float" office:value="5652173.913" calcext:value-type="float">
            <text:p>5652173.913</text:p>
          </table:table-cell>
          <table:table-cell office:value-type="float" office:value="-65.13951111" calcext:value-type="float">
            <text:p>-65.13951111</text:p>
          </table:table-cell>
          <table:table-cell table:number-columns-repeated="3"/>
        </table:table-row>
        <table:table-row table:style-name="ro2">
          <table:table-cell office:value-type="float" office:value="5869565.217" calcext:value-type="float">
            <text:p>5869565.217</text:p>
          </table:table-cell>
          <table:table-cell office:value-type="float" office:value="-65.15223694" calcext:value-type="float">
            <text:p>-65.15223694</text:p>
          </table:table-cell>
          <table:table-cell table:number-columns-repeated="3"/>
        </table:table-row>
        <table:table-row table:style-name="ro2">
          <table:table-cell office:value-type="float" office:value="6086956.522" calcext:value-type="float">
            <text:p>6086956.522</text:p>
          </table:table-cell>
          <table:table-cell office:value-type="float" office:value="-64.95684814" calcext:value-type="float">
            <text:p>-64.95684814</text:p>
          </table:table-cell>
          <table:table-cell table:number-columns-repeated="3"/>
        </table:table-row>
        <table:table-row table:style-name="ro2">
          <table:table-cell office:value-type="float" office:value="6304347.826" calcext:value-type="float">
            <text:p>6304347.826</text:p>
          </table:table-cell>
          <table:table-cell office:value-type="float" office:value="-64.87095642" calcext:value-type="float">
            <text:p>-64.87095642</text:p>
          </table:table-cell>
          <table:table-cell table:number-columns-repeated="3"/>
        </table:table-row>
        <table:table-row table:style-name="ro2">
          <table:table-cell office:value-type="float" office:value="6521739.13" calcext:value-type="float">
            <text:p>6521739.13</text:p>
          </table:table-cell>
          <table:table-cell office:value-type="float" office:value="-64.69334412" calcext:value-type="float">
            <text:p>-64.69334412</text:p>
          </table:table-cell>
          <table:table-cell table:number-columns-repeated="3"/>
        </table:table-row>
        <table:table-row table:style-name="ro2">
          <table:table-cell office:value-type="float" office:value="6739130.435" calcext:value-type="float">
            <text:p>6739130.435</text:p>
          </table:table-cell>
          <table:table-cell office:value-type="float" office:value="-64.67814636" calcext:value-type="float">
            <text:p>-64.67814636</text:p>
          </table:table-cell>
          <table:table-cell table:number-columns-repeated="3"/>
        </table:table-row>
        <table:table-row table:style-name="ro2">
          <table:table-cell office:value-type="float" office:value="6956521.739" calcext:value-type="float">
            <text:p>6956521.739</text:p>
          </table:table-cell>
          <table:table-cell office:value-type="float" office:value="-64.50367737" calcext:value-type="float">
            <text:p>-64.50367737</text:p>
          </table:table-cell>
          <table:table-cell table:number-columns-repeated="3"/>
        </table:table-row>
        <table:table-row table:style-name="ro2">
          <table:table-cell office:value-type="float" office:value="7173913.043" calcext:value-type="float">
            <text:p>7173913.043</text:p>
          </table:table-cell>
          <table:table-cell office:value-type="float" office:value="-64.48991394" calcext:value-type="float">
            <text:p>-64.48991394</text:p>
          </table:table-cell>
          <table:table-cell table:number-columns-repeated="3"/>
        </table:table-row>
        <table:table-row table:style-name="ro2">
          <table:table-cell office:value-type="float" office:value="7391304.348" calcext:value-type="float">
            <text:p>7391304.348</text:p>
          </table:table-cell>
          <table:table-cell office:value-type="float" office:value="-64.40322113" calcext:value-type="float">
            <text:p>-64.40322113</text:p>
          </table:table-cell>
          <table:table-cell table:number-columns-repeated="3"/>
        </table:table-row>
        <table:table-row table:style-name="ro2">
          <table:table-cell office:value-type="float" office:value="7608695.652" calcext:value-type="float">
            <text:p>7608695.652</text:p>
          </table:table-cell>
          <table:table-cell office:value-type="float" office:value="-64.38274384" calcext:value-type="float">
            <text:p>-64.38274384</text:p>
          </table:table-cell>
          <table:table-cell table:number-columns-repeated="3"/>
        </table:table-row>
        <table:table-row table:style-name="ro2">
          <table:table-cell office:value-type="float" office:value="7826086.957" calcext:value-type="float">
            <text:p>7826086.957</text:p>
          </table:table-cell>
          <table:table-cell office:value-type="float" office:value="-64.41091919" calcext:value-type="float">
            <text:p>-64.41091919</text:p>
          </table:table-cell>
          <table:table-cell table:number-columns-repeated="3"/>
        </table:table-row>
        <table:table-row table:style-name="ro2">
          <table:table-cell office:value-type="float" office:value="8043478.261" calcext:value-type="float">
            <text:p>8043478.261</text:p>
          </table:table-cell>
          <table:table-cell office:value-type="float" office:value="-64.6634903" calcext:value-type="float">
            <text:p>-64.6634903</text:p>
          </table:table-cell>
          <table:table-cell table:number-columns-repeated="3"/>
        </table:table-row>
        <table:table-row table:style-name="ro2">
          <table:table-cell office:value-type="float" office:value="8260869.565" calcext:value-type="float">
            <text:p>8260869.565</text:p>
          </table:table-cell>
          <table:table-cell office:value-type="float" office:value="-64.33067322" calcext:value-type="float">
            <text:p>-64.33067322</text:p>
          </table:table-cell>
          <table:table-cell table:number-columns-repeated="3"/>
        </table:table-row>
        <table:table-row table:style-name="ro2">
          <table:table-cell office:value-type="float" office:value="8478260.87" calcext:value-type="float">
            <text:p>8478260.87</text:p>
          </table:table-cell>
          <table:table-cell office:value-type="float" office:value="-64.06374359" calcext:value-type="float">
            <text:p>-64.06374359</text:p>
          </table:table-cell>
          <table:table-cell table:number-columns-repeated="3"/>
        </table:table-row>
        <table:table-row table:style-name="ro2">
          <table:table-cell office:value-type="float" office:value="8695652.174" calcext:value-type="float">
            <text:p>8695652.174</text:p>
          </table:table-cell>
          <table:table-cell office:value-type="float" office:value="-64.29856873" calcext:value-type="float">
            <text:p>-64.29856873</text:p>
          </table:table-cell>
          <table:table-cell table:number-columns-repeated="3"/>
        </table:table-row>
        <table:table-row table:style-name="ro2">
          <table:table-cell office:value-type="float" office:value="8913043.478" calcext:value-type="float">
            <text:p>8913043.478</text:p>
          </table:table-cell>
          <table:table-cell office:value-type="float" office:value="-64.22408295" calcext:value-type="float">
            <text:p>-64.22408295</text:p>
          </table:table-cell>
          <table:table-cell table:number-columns-repeated="3"/>
        </table:table-row>
        <table:table-row table:style-name="ro2">
          <table:table-cell office:value-type="float" office:value="9130434.783" calcext:value-type="float">
            <text:p>9130434.783</text:p>
          </table:table-cell>
          <table:table-cell office:value-type="float" office:value="-64.34143829" calcext:value-type="float">
            <text:p>-64.34143829</text:p>
          </table:table-cell>
          <table:table-cell table:number-columns-repeated="3"/>
        </table:table-row>
        <table:table-row table:style-name="ro2">
          <table:table-cell office:value-type="float" office:value="9347826.087" calcext:value-type="float">
            <text:p>9347826.087</text:p>
          </table:table-cell>
          <table:table-cell office:value-type="float" office:value="-64.07247925" calcext:value-type="float">
            <text:p>-64.07247925</text:p>
          </table:table-cell>
          <table:table-cell table:number-columns-repeated="3"/>
        </table:table-row>
        <table:table-row table:style-name="ro2">
          <table:table-cell office:value-type="float" office:value="9565217.391" calcext:value-type="float">
            <text:p>9565217.391</text:p>
          </table:table-cell>
          <table:table-cell office:value-type="float" office:value="-63.77681732" calcext:value-type="float">
            <text:p>-63.77681732</text:p>
          </table:table-cell>
          <table:table-cell table:number-columns-repeated="3"/>
        </table:table-row>
        <table:table-row table:style-name="ro2">
          <table:table-cell office:value-type="float" office:value="9782608.696" calcext:value-type="float">
            <text:p>9782608.696</text:p>
          </table:table-cell>
          <table:table-cell office:value-type="float" office:value="-63.98671341" calcext:value-type="float">
            <text:p>-63.98671341</text:p>
          </table:table-cell>
          <table:table-cell table:number-columns-repeated="3"/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office:value-type="float" office:value="-63.92882538" calcext:value-type="float">
            <text:p>-63.92882538</text:p>
          </table:table-cell>
          <table:table-cell table:number-columns-repeated="3"/>
        </table:table-row>
        <table:table-row table:style-name="ro2">
          <table:table-cell office:value-type="float" office:value="10217391.3" calcext:value-type="float">
            <text:p>10217391.3</text:p>
          </table:table-cell>
          <table:table-cell office:value-type="float" office:value="-64.15724182" calcext:value-type="float">
            <text:p>-64.15724182</text:p>
          </table:table-cell>
          <table:table-cell table:number-columns-repeated="3"/>
        </table:table-row>
        <table:table-row table:style-name="ro2">
          <table:table-cell office:value-type="float" office:value="10434782.61" calcext:value-type="float">
            <text:p>10434782.61</text:p>
          </table:table-cell>
          <table:table-cell office:value-type="float" office:value="-63.77352142" calcext:value-type="float">
            <text:p>-63.77352142</text:p>
          </table:table-cell>
          <table:table-cell table:number-columns-repeated="3"/>
        </table:table-row>
        <table:table-row table:style-name="ro2">
          <table:table-cell office:value-type="float" office:value="10652173.91" calcext:value-type="float">
            <text:p>10652173.91</text:p>
          </table:table-cell>
          <table:table-cell office:value-type="float" office:value="-63.99614334" calcext:value-type="float">
            <text:p>-63.99614334</text:p>
          </table:table-cell>
          <table:table-cell table:number-columns-repeated="3"/>
        </table:table-row>
        <table:table-row table:style-name="ro2">
          <table:table-cell office:value-type="float" office:value="10869565.22" calcext:value-type="float">
            <text:p>10869565.22</text:p>
          </table:table-cell>
          <table:table-cell office:value-type="float" office:value="-64.01753235" calcext:value-type="float">
            <text:p>-64.01753235</text:p>
          </table:table-cell>
          <table:table-cell table:number-columns-repeated="3"/>
        </table:table-row>
        <table:table-row table:style-name="ro2">
          <table:table-cell office:value-type="float" office:value="11086956.52" calcext:value-type="float">
            <text:p>11086956.52</text:p>
          </table:table-cell>
          <table:table-cell office:value-type="float" office:value="-63.99403" calcext:value-type="float">
            <text:p>-63.99403</text:p>
          </table:table-cell>
          <table:table-cell table:number-columns-repeated="3"/>
        </table:table-row>
        <table:table-row table:style-name="ro2">
          <table:table-cell office:value-type="float" office:value="11304347.83" calcext:value-type="float">
            <text:p>11304347.83</text:p>
          </table:table-cell>
          <table:table-cell office:value-type="float" office:value="-63.84386063" calcext:value-type="float">
            <text:p>-63.84386063</text:p>
          </table:table-cell>
          <table:table-cell table:number-columns-repeated="3"/>
        </table:table-row>
        <table:table-row table:style-name="ro2">
          <table:table-cell office:value-type="float" office:value="11521739.13" calcext:value-type="float">
            <text:p>11521739.13</text:p>
          </table:table-cell>
          <table:table-cell office:value-type="float" office:value="-64.33384705" calcext:value-type="float">
            <text:p>-64.33384705</text:p>
          </table:table-cell>
          <table:table-cell table:number-columns-repeated="3"/>
        </table:table-row>
        <table:table-row table:style-name="ro2">
          <table:table-cell office:value-type="float" office:value="11739130.43" calcext:value-type="float">
            <text:p>11739130.43</text:p>
          </table:table-cell>
          <table:table-cell office:value-type="float" office:value="-63.91174316" calcext:value-type="float">
            <text:p>-63.91174316</text:p>
          </table:table-cell>
          <table:table-cell table:number-columns-repeated="3"/>
        </table:table-row>
        <table:table-row table:style-name="ro2">
          <table:table-cell office:value-type="float" office:value="11956521.74" calcext:value-type="float">
            <text:p>11956521.74</text:p>
          </table:table-cell>
          <table:table-cell office:value-type="float" office:value="-64.2748642" calcext:value-type="float">
            <text:p>-64.2748642</text:p>
          </table:table-cell>
          <table:table-cell table:number-columns-repeated="3"/>
        </table:table-row>
        <table:table-row table:style-name="ro2">
          <table:table-cell office:value-type="float" office:value="12173913.04" calcext:value-type="float">
            <text:p>12173913.04</text:p>
          </table:table-cell>
          <table:table-cell office:value-type="float" office:value="-64.18322754" calcext:value-type="float">
            <text:p>-64.18322754</text:p>
          </table:table-cell>
          <table:table-cell table:number-columns-repeated="3"/>
        </table:table-row>
        <table:table-row table:style-name="ro2">
          <table:table-cell office:value-type="float" office:value="12391304.35" calcext:value-type="float">
            <text:p>12391304.35</text:p>
          </table:table-cell>
          <table:table-cell office:value-type="float" office:value="-64.15673065" calcext:value-type="float">
            <text:p>-64.15673065</text:p>
          </table:table-cell>
          <table:table-cell table:number-columns-repeated="3"/>
        </table:table-row>
        <table:table-row table:style-name="ro2">
          <table:table-cell office:value-type="float" office:value="12608695.65" calcext:value-type="float">
            <text:p>12608695.65</text:p>
          </table:table-cell>
          <table:table-cell office:value-type="float" office:value="-64.03100586" calcext:value-type="float">
            <text:p>-64.03100586</text:p>
          </table:table-cell>
          <table:table-cell table:number-columns-repeated="3"/>
        </table:table-row>
        <table:table-row table:style-name="ro2">
          <table:table-cell office:value-type="float" office:value="12826086.96" calcext:value-type="float">
            <text:p>12826086.96</text:p>
          </table:table-cell>
          <table:table-cell office:value-type="float" office:value="-63.99313354" calcext:value-type="float">
            <text:p>-63.99313354</text:p>
          </table:table-cell>
          <table:table-cell table:number-columns-repeated="3"/>
        </table:table-row>
        <table:table-row table:style-name="ro2">
          <table:table-cell office:value-type="float" office:value="13043478.26" calcext:value-type="float">
            <text:p>13043478.26</text:p>
          </table:table-cell>
          <table:table-cell office:value-type="float" office:value="-63.91299438" calcext:value-type="float">
            <text:p>-63.91299438</text:p>
          </table:table-cell>
          <table:table-cell table:number-columns-repeated="3"/>
        </table:table-row>
        <table:table-row table:style-name="ro2">
          <table:table-cell office:value-type="float" office:value="13260869.57" calcext:value-type="float">
            <text:p>13260869.57</text:p>
          </table:table-cell>
          <table:table-cell office:value-type="float" office:value="-64.03848267" calcext:value-type="float">
            <text:p>-64.03848267</text:p>
          </table:table-cell>
          <table:table-cell table:number-columns-repeated="3"/>
        </table:table-row>
        <table:table-row table:style-name="ro2">
          <table:table-cell office:value-type="float" office:value="13478260.87" calcext:value-type="float">
            <text:p>13478260.87</text:p>
          </table:table-cell>
          <table:table-cell office:value-type="float" office:value="-63.80094528" calcext:value-type="float">
            <text:p>-63.80094528</text:p>
          </table:table-cell>
          <table:table-cell table:number-columns-repeated="3"/>
        </table:table-row>
        <table:table-row table:style-name="ro2">
          <table:table-cell office:value-type="float" office:value="13695652.17" calcext:value-type="float">
            <text:p>13695652.17</text:p>
          </table:table-cell>
          <table:table-cell office:value-type="float" office:value="-63.78173065" calcext:value-type="float">
            <text:p>-63.78173065</text:p>
          </table:table-cell>
          <table:table-cell table:number-columns-repeated="3"/>
        </table:table-row>
        <table:table-row table:style-name="ro2">
          <table:table-cell office:value-type="float" office:value="13913043.48" calcext:value-type="float">
            <text:p>13913043.48</text:p>
          </table:table-cell>
          <table:table-cell office:value-type="float" office:value="-63.60549164" calcext:value-type="float">
            <text:p>-63.60549164</text:p>
          </table:table-cell>
          <table:table-cell table:number-columns-repeated="3"/>
        </table:table-row>
        <table:table-row table:style-name="ro2">
          <table:table-cell office:value-type="float" office:value="14130434.78" calcext:value-type="float">
            <text:p>14130434.78</text:p>
          </table:table-cell>
          <table:table-cell office:value-type="float" office:value="-63.75497437" calcext:value-type="float">
            <text:p>-63.75497437</text:p>
          </table:table-cell>
          <table:table-cell table:number-columns-repeated="3"/>
        </table:table-row>
        <table:table-row table:style-name="ro2">
          <table:table-cell office:value-type="float" office:value="14347826.09" calcext:value-type="float">
            <text:p>14347826.09</text:p>
          </table:table-cell>
          <table:table-cell office:value-type="float" office:value="-63.56461334" calcext:value-type="float">
            <text:p>-63.56461334</text:p>
          </table:table-cell>
          <table:table-cell table:number-columns-repeated="3"/>
        </table:table-row>
        <table:table-row table:style-name="ro2">
          <table:table-cell office:value-type="float" office:value="14565217.39" calcext:value-type="float">
            <text:p>14565217.39</text:p>
          </table:table-cell>
          <table:table-cell office:value-type="float" office:value="-63.82841873" calcext:value-type="float">
            <text:p>-63.82841873</text:p>
          </table:table-cell>
          <table:table-cell table:number-columns-repeated="3"/>
        </table:table-row>
        <table:table-row table:style-name="ro2">
          <table:table-cell office:value-type="float" office:value="14782608.7" calcext:value-type="float">
            <text:p>14782608.7</text:p>
          </table:table-cell>
          <table:table-cell office:value-type="float" office:value="-63.871521" calcext:value-type="float">
            <text:p>-63.871521</text:p>
          </table:table-cell>
          <table:table-cell table:number-columns-repeated="3"/>
        </table:table-row>
        <table:table-row table:style-name="ro2">
          <table:table-cell office:value-type="float" office:value="15000000" calcext:value-type="float">
            <text:p>15000000</text:p>
          </table:table-cell>
          <table:table-cell office:value-type="float" office:value="-63.93060303" calcext:value-type="float">
            <text:p>-63.93060303</text:p>
          </table:table-cell>
          <table:table-cell table:number-columns-repeated="3"/>
        </table:table-row>
        <table:table-row table:style-name="ro2">
          <table:table-cell office:value-type="float" office:value="15217391.3" calcext:value-type="float">
            <text:p>15217391.3</text:p>
          </table:table-cell>
          <table:table-cell office:value-type="float" office:value="-63.99493408" calcext:value-type="float">
            <text:p>-63.99493408</text:p>
          </table:table-cell>
          <table:table-cell table:number-columns-repeated="3"/>
        </table:table-row>
        <table:table-row table:style-name="ro2">
          <table:table-cell office:value-type="float" office:value="15434782.61" calcext:value-type="float">
            <text:p>15434782.61</text:p>
          </table:table-cell>
          <table:table-cell office:value-type="float" office:value="-63.94477081" calcext:value-type="float">
            <text:p>-63.94477081</text:p>
          </table:table-cell>
          <table:table-cell table:number-columns-repeated="3"/>
        </table:table-row>
        <table:table-row table:style-name="ro2">
          <table:table-cell office:value-type="float" office:value="15652173.91" calcext:value-type="float">
            <text:p>15652173.91</text:p>
          </table:table-cell>
          <table:table-cell office:value-type="float" office:value="-63.96785736" calcext:value-type="float">
            <text:p>-63.96785736</text:p>
          </table:table-cell>
          <table:table-cell table:number-columns-repeated="3"/>
        </table:table-row>
        <table:table-row table:style-name="ro2">
          <table:table-cell office:value-type="float" office:value="15869565.22" calcext:value-type="float">
            <text:p>15869565.22</text:p>
          </table:table-cell>
          <table:table-cell office:value-type="float" office:value="-64.06208038" calcext:value-type="float">
            <text:p>-64.06208038</text:p>
          </table:table-cell>
          <table:table-cell table:number-columns-repeated="3"/>
        </table:table-row>
        <table:table-row table:style-name="ro2">
          <table:table-cell office:value-type="float" office:value="16086956.52" calcext:value-type="float">
            <text:p>16086956.52</text:p>
          </table:table-cell>
          <table:table-cell office:value-type="float" office:value="-64.16493225" calcext:value-type="float">
            <text:p>-64.16493225</text:p>
          </table:table-cell>
          <table:table-cell table:number-columns-repeated="3"/>
        </table:table-row>
        <table:table-row table:style-name="ro2">
          <table:table-cell office:value-type="float" office:value="16304347.83" calcext:value-type="float">
            <text:p>16304347.83</text:p>
          </table:table-cell>
          <table:table-cell office:value-type="float" office:value="-64.09477234" calcext:value-type="float">
            <text:p>-64.09477234</text:p>
          </table:table-cell>
          <table:table-cell table:number-columns-repeated="3"/>
        </table:table-row>
        <table:table-row table:style-name="ro2">
          <table:table-cell office:value-type="float" office:value="16521739.13" calcext:value-type="float">
            <text:p>16521739.13</text:p>
          </table:table-cell>
          <table:table-cell office:value-type="float" office:value="-64.23958588" calcext:value-type="float">
            <text:p>-64.23958588</text:p>
          </table:table-cell>
          <table:table-cell table:number-columns-repeated="3"/>
        </table:table-row>
        <table:table-row table:style-name="ro2">
          <table:table-cell office:value-type="float" office:value="16739130.43" calcext:value-type="float">
            <text:p>16739130.43</text:p>
          </table:table-cell>
          <table:table-cell office:value-type="float" office:value="-64.14215088" calcext:value-type="float">
            <text:p>-64.14215088</text:p>
          </table:table-cell>
          <table:table-cell table:number-columns-repeated="3"/>
        </table:table-row>
        <table:table-row table:style-name="ro2">
          <table:table-cell office:value-type="float" office:value="16956521.74" calcext:value-type="float">
            <text:p>16956521.74</text:p>
          </table:table-cell>
          <table:table-cell office:value-type="float" office:value="-64.05026245" calcext:value-type="float">
            <text:p>-64.05026245</text:p>
          </table:table-cell>
          <table:table-cell table:number-columns-repeated="3"/>
        </table:table-row>
        <table:table-row table:style-name="ro2">
          <table:table-cell office:value-type="float" office:value="17173913.04" calcext:value-type="float">
            <text:p>17173913.04</text:p>
          </table:table-cell>
          <table:table-cell office:value-type="float" office:value="-64.34202576" calcext:value-type="float">
            <text:p>-64.34202576</text:p>
          </table:table-cell>
          <table:table-cell table:number-columns-repeated="3"/>
        </table:table-row>
        <table:table-row table:style-name="ro2">
          <table:table-cell office:value-type="float" office:value="17391304.35" calcext:value-type="float">
            <text:p>17391304.35</text:p>
          </table:table-cell>
          <table:table-cell office:value-type="float" office:value="-64.47026825" calcext:value-type="float">
            <text:p>-64.47026825</text:p>
          </table:table-cell>
          <table:table-cell table:number-columns-repeated="3"/>
        </table:table-row>
        <table:table-row table:style-name="ro2">
          <table:table-cell office:value-type="float" office:value="17608695.65" calcext:value-type="float">
            <text:p>17608695.65</text:p>
          </table:table-cell>
          <table:table-cell office:value-type="float" office:value="-64.45251465" calcext:value-type="float">
            <text:p>-64.45251465</text:p>
          </table:table-cell>
          <table:table-cell table:number-columns-repeated="3"/>
        </table:table-row>
        <table:table-row table:style-name="ro2">
          <table:table-cell office:value-type="float" office:value="17826086.96" calcext:value-type="float">
            <text:p>17826086.96</text:p>
          </table:table-cell>
          <table:table-cell office:value-type="float" office:value="-64.11492157" calcext:value-type="float">
            <text:p>-64.11492157</text:p>
          </table:table-cell>
          <table:table-cell table:number-columns-repeated="3"/>
        </table:table-row>
        <table:table-row table:style-name="ro2">
          <table:table-cell office:value-type="float" office:value="18043478.26" calcext:value-type="float">
            <text:p>18043478.26</text:p>
          </table:table-cell>
          <table:table-cell office:value-type="float" office:value="-63.9429512" calcext:value-type="float">
            <text:p>-63.9429512</text:p>
          </table:table-cell>
          <table:table-cell table:number-columns-repeated="3"/>
        </table:table-row>
        <table:table-row table:style-name="ro2">
          <table:table-cell office:value-type="float" office:value="18260869.57" calcext:value-type="float">
            <text:p>18260869.57</text:p>
          </table:table-cell>
          <table:table-cell office:value-type="float" office:value="-64.25050354" calcext:value-type="float">
            <text:p>-64.25050354</text:p>
          </table:table-cell>
          <table:table-cell table:number-columns-repeated="3"/>
        </table:table-row>
        <table:table-row table:style-name="ro2">
          <table:table-cell office:value-type="float" office:value="18478260.87" calcext:value-type="float">
            <text:p>18478260.87</text:p>
          </table:table-cell>
          <table:table-cell office:value-type="float" office:value="-64.29623413" calcext:value-type="float">
            <text:p>-64.29623413</text:p>
          </table:table-cell>
          <table:table-cell table:number-columns-repeated="3"/>
        </table:table-row>
        <table:table-row table:style-name="ro2">
          <table:table-cell office:value-type="float" office:value="18695652.17" calcext:value-type="float">
            <text:p>18695652.17</text:p>
          </table:table-cell>
          <table:table-cell office:value-type="float" office:value="-63.94272614" calcext:value-type="float">
            <text:p>-63.94272614</text:p>
          </table:table-cell>
          <table:table-cell table:number-columns-repeated="3"/>
        </table:table-row>
        <table:table-row table:style-name="ro2">
          <table:table-cell office:value-type="float" office:value="18913043.48" calcext:value-type="float">
            <text:p>18913043.48</text:p>
          </table:table-cell>
          <table:table-cell office:value-type="float" office:value="-64.38813782" calcext:value-type="float">
            <text:p>-64.38813782</text:p>
          </table:table-cell>
          <table:table-cell table:number-columns-repeated="3"/>
        </table:table-row>
        <table:table-row table:style-name="ro2">
          <table:table-cell office:value-type="float" office:value="19130434.78" calcext:value-type="float">
            <text:p>19130434.78</text:p>
          </table:table-cell>
          <table:table-cell office:value-type="float" office:value="-64.49475098" calcext:value-type="float">
            <text:p>-64.49475098</text:p>
          </table:table-cell>
          <table:table-cell table:number-columns-repeated="3"/>
        </table:table-row>
        <table:table-row table:style-name="ro2">
          <table:table-cell office:value-type="float" office:value="19347826.09" calcext:value-type="float">
            <text:p>19347826.09</text:p>
          </table:table-cell>
          <table:table-cell office:value-type="float" office:value="-64.14842224" calcext:value-type="float">
            <text:p>-64.14842224</text:p>
          </table:table-cell>
          <table:table-cell table:number-columns-repeated="3"/>
        </table:table-row>
        <table:table-row table:style-name="ro2">
          <table:table-cell office:value-type="float" office:value="19565217.39" calcext:value-type="float">
            <text:p>19565217.39</text:p>
          </table:table-cell>
          <table:table-cell office:value-type="float" office:value="-64.28623962" calcext:value-type="float">
            <text:p>-64.28623962</text:p>
          </table:table-cell>
          <table:table-cell table:number-columns-repeated="3"/>
        </table:table-row>
        <table:table-row table:style-name="ro2">
          <table:table-cell office:value-type="float" office:value="19782608.7" calcext:value-type="float">
            <text:p>19782608.7</text:p>
          </table:table-cell>
          <table:table-cell office:value-type="float" office:value="-64.30835724" calcext:value-type="float">
            <text:p>-64.30835724</text:p>
          </table:table-cell>
          <table:table-cell table:number-columns-repeated="3"/>
        </table:table-row>
        <table:table-row table:style-name="ro2">
          <table:table-cell office:value-type="float" office:value="20000000" calcext:value-type="float">
            <text:p>20000000</text:p>
          </table:table-cell>
          <table:table-cell office:value-type="float" office:value="-64.43331909" calcext:value-type="float">
            <text:p>-64.43331909</text:p>
          </table:table-cell>
          <table:table-cell table:number-columns-repeated="3"/>
        </table:table-row>
        <table:table-row table:style-name="ro2">
          <table:table-cell office:value-type="float" office:value="20217391.3" calcext:value-type="float">
            <text:p>20217391.3</text:p>
          </table:table-cell>
          <table:table-cell office:value-type="float" office:value="-63.98868561" calcext:value-type="float">
            <text:p>-63.98868561</text:p>
          </table:table-cell>
          <table:table-cell table:number-columns-repeated="3"/>
        </table:table-row>
        <table:table-row table:style-name="ro2">
          <table:table-cell office:value-type="float" office:value="20434782.61" calcext:value-type="float">
            <text:p>20434782.61</text:p>
          </table:table-cell>
          <table:table-cell office:value-type="float" office:value="-64.25804138" calcext:value-type="float">
            <text:p>-64.25804138</text:p>
          </table:table-cell>
          <table:table-cell table:number-columns-repeated="3"/>
        </table:table-row>
        <table:table-row table:style-name="ro2">
          <table:table-cell office:value-type="float" office:value="20652173.91" calcext:value-type="float">
            <text:p>20652173.91</text:p>
          </table:table-cell>
          <table:table-cell office:value-type="float" office:value="-63.91373825" calcext:value-type="float">
            <text:p>-63.91373825</text:p>
          </table:table-cell>
          <table:table-cell table:number-columns-repeated="3"/>
        </table:table-row>
        <table:table-row table:style-name="ro2">
          <table:table-cell office:value-type="float" office:value="20869565.22" calcext:value-type="float">
            <text:p>20869565.22</text:p>
          </table:table-cell>
          <table:table-cell office:value-type="float" office:value="-64.16559601" calcext:value-type="float">
            <text:p>-64.16559601</text:p>
          </table:table-cell>
          <table:table-cell table:number-columns-repeated="3"/>
        </table:table-row>
        <table:table-row table:style-name="ro2">
          <table:table-cell office:value-type="float" office:value="21086956.52" calcext:value-type="float">
            <text:p>21086956.52</text:p>
          </table:table-cell>
          <table:table-cell office:value-type="float" office:value="-64.30021667" calcext:value-type="float">
            <text:p>-64.30021667</text:p>
          </table:table-cell>
          <table:table-cell table:number-columns-repeated="3"/>
        </table:table-row>
        <table:table-row table:style-name="ro2">
          <table:table-cell office:value-type="float" office:value="21304347.83" calcext:value-type="float">
            <text:p>21304347.83</text:p>
          </table:table-cell>
          <table:table-cell office:value-type="float" office:value="-64.20330048" calcext:value-type="float">
            <text:p>-64.20330048</text:p>
          </table:table-cell>
          <table:table-cell table:number-columns-repeated="3"/>
        </table:table-row>
        <table:table-row table:style-name="ro2">
          <table:table-cell office:value-type="float" office:value="21521739.13" calcext:value-type="float">
            <text:p>21521739.13</text:p>
          </table:table-cell>
          <table:table-cell office:value-type="float" office:value="-64.33314514" calcext:value-type="float">
            <text:p>-64.33314514</text:p>
          </table:table-cell>
          <table:table-cell table:number-columns-repeated="3"/>
        </table:table-row>
        <table:table-row table:style-name="ro2">
          <table:table-cell office:value-type="float" office:value="21739130.43" calcext:value-type="float">
            <text:p>21739130.43</text:p>
          </table:table-cell>
          <table:table-cell office:value-type="float" office:value="-64.20158386" calcext:value-type="float">
            <text:p>-64.20158386</text:p>
          </table:table-cell>
          <table:table-cell table:number-columns-repeated="3"/>
        </table:table-row>
        <table:table-row table:style-name="ro2">
          <table:table-cell office:value-type="float" office:value="21956521.74" calcext:value-type="float">
            <text:p>21956521.74</text:p>
          </table:table-cell>
          <table:table-cell office:value-type="float" office:value="-64.17578888" calcext:value-type="float">
            <text:p>-64.17578888</text:p>
          </table:table-cell>
          <table:table-cell table:number-columns-repeated="3"/>
        </table:table-row>
        <table:table-row table:style-name="ro2">
          <table:table-cell office:value-type="float" office:value="22173913.04" calcext:value-type="float">
            <text:p>22173913.04</text:p>
          </table:table-cell>
          <table:table-cell office:value-type="float" office:value="-64.28997803" calcext:value-type="float">
            <text:p>-64.28997803</text:p>
          </table:table-cell>
          <table:table-cell table:number-columns-repeated="3"/>
        </table:table-row>
        <table:table-row table:style-name="ro2">
          <table:table-cell office:value-type="float" office:value="22391304.35" calcext:value-type="float">
            <text:p>22391304.35</text:p>
          </table:table-cell>
          <table:table-cell office:value-type="float" office:value="-64.19422913" calcext:value-type="float">
            <text:p>-64.19422913</text:p>
          </table:table-cell>
          <table:table-cell table:number-columns-repeated="3"/>
        </table:table-row>
        <table:table-row table:style-name="ro2">
          <table:table-cell office:value-type="float" office:value="22608695.65" calcext:value-type="float">
            <text:p>22608695.65</text:p>
          </table:table-cell>
          <table:table-cell office:value-type="float" office:value="-64.30345917" calcext:value-type="float">
            <text:p>-64.30345917</text:p>
          </table:table-cell>
          <table:table-cell table:number-columns-repeated="3"/>
        </table:table-row>
        <table:table-row table:style-name="ro2">
          <table:table-cell office:value-type="float" office:value="22826086.96" calcext:value-type="float">
            <text:p>22826086.96</text:p>
          </table:table-cell>
          <table:table-cell office:value-type="float" office:value="-64.22190857" calcext:value-type="float">
            <text:p>-64.22190857</text:p>
          </table:table-cell>
          <table:table-cell table:number-columns-repeated="3"/>
        </table:table-row>
        <table:table-row table:style-name="ro2">
          <table:table-cell office:value-type="float" office:value="23043478.26" calcext:value-type="float">
            <text:p>23043478.26</text:p>
          </table:table-cell>
          <table:table-cell office:value-type="float" office:value="-64.01423645" calcext:value-type="float">
            <text:p>-64.01423645</text:p>
          </table:table-cell>
          <table:table-cell table:number-columns-repeated="3"/>
        </table:table-row>
        <table:table-row table:style-name="ro2">
          <table:table-cell office:value-type="float" office:value="23260869.57" calcext:value-type="float">
            <text:p>23260869.57</text:p>
          </table:table-cell>
          <table:table-cell office:value-type="float" office:value="-64.27472687" calcext:value-type="float">
            <text:p>-64.27472687</text:p>
          </table:table-cell>
          <table:table-cell table:number-columns-repeated="3"/>
        </table:table-row>
        <table:table-row table:style-name="ro2">
          <table:table-cell office:value-type="float" office:value="23478260.87" calcext:value-type="float">
            <text:p>23478260.87</text:p>
          </table:table-cell>
          <table:table-cell office:value-type="float" office:value="-64.27880859" calcext:value-type="float">
            <text:p>-64.27880859</text:p>
          </table:table-cell>
          <table:table-cell table:number-columns-repeated="3"/>
        </table:table-row>
        <table:table-row table:style-name="ro2">
          <table:table-cell office:value-type="float" office:value="23695652.17" calcext:value-type="float">
            <text:p>23695652.17</text:p>
          </table:table-cell>
          <table:table-cell office:value-type="float" office:value="-64.27531433" calcext:value-type="float">
            <text:p>-64.27531433</text:p>
          </table:table-cell>
          <table:table-cell table:number-columns-repeated="3"/>
        </table:table-row>
        <table:table-row table:style-name="ro2">
          <table:table-cell office:value-type="float" office:value="23913043.48" calcext:value-type="float">
            <text:p>23913043.48</text:p>
          </table:table-cell>
          <table:table-cell office:value-type="float" office:value="-64.33308411" calcext:value-type="float">
            <text:p>-64.33308411</text:p>
          </table:table-cell>
          <table:table-cell table:number-columns-repeated="3"/>
        </table:table-row>
        <table:table-row table:style-name="ro2">
          <table:table-cell office:value-type="float" office:value="24130434.78" calcext:value-type="float">
            <text:p>24130434.78</text:p>
          </table:table-cell>
          <table:table-cell office:value-type="float" office:value="-64.32089996" calcext:value-type="float">
            <text:p>-64.32089996</text:p>
          </table:table-cell>
          <table:table-cell table:number-columns-repeated="3"/>
        </table:table-row>
        <table:table-row table:style-name="ro2">
          <table:table-cell office:value-type="float" office:value="24347826.09" calcext:value-type="float">
            <text:p>24347826.09</text:p>
          </table:table-cell>
          <table:table-cell office:value-type="float" office:value="-64.32442474" calcext:value-type="float">
            <text:p>-64.32442474</text:p>
          </table:table-cell>
          <table:table-cell table:number-columns-repeated="3"/>
        </table:table-row>
        <table:table-row table:style-name="ro2">
          <table:table-cell office:value-type="float" office:value="24565217.39" calcext:value-type="float">
            <text:p>24565217.39</text:p>
          </table:table-cell>
          <table:table-cell office:value-type="float" office:value="-64.39015961" calcext:value-type="float">
            <text:p>-64.39015961</text:p>
          </table:table-cell>
          <table:table-cell table:number-columns-repeated="3"/>
        </table:table-row>
        <table:table-row table:style-name="ro2">
          <table:table-cell office:value-type="float" office:value="24782608.7" calcext:value-type="float">
            <text:p>24782608.7</text:p>
          </table:table-cell>
          <table:table-cell office:value-type="float" office:value="-64.07180023" calcext:value-type="float">
            <text:p>-64.07180023</text:p>
          </table:table-cell>
          <table:table-cell table:number-columns-repeated="3"/>
        </table:table-row>
        <table:table-row table:style-name="ro2">
          <table:table-cell office:value-type="float" office:value="25000000" calcext:value-type="float">
            <text:p>25000000</text:p>
          </table:table-cell>
          <table:table-cell office:value-type="float" office:value="-64.22285461" calcext:value-type="float">
            <text:p>-64.22285461</text:p>
          </table:table-cell>
          <table:table-cell table:number-columns-repeated="3"/>
        </table:table-row>
        <table:table-row table:style-name="ro2">
          <table:table-cell office:value-type="float" office:value="25217391.3" calcext:value-type="float">
            <text:p>25217391.3</text:p>
          </table:table-cell>
          <table:table-cell office:value-type="float" office:value="-64.14735413" calcext:value-type="float">
            <text:p>-64.14735413</text:p>
          </table:table-cell>
          <table:table-cell table:number-columns-repeated="3"/>
        </table:table-row>
        <table:table-row table:style-name="ro2">
          <table:table-cell office:value-type="float" office:value="25434782.61" calcext:value-type="float">
            <text:p>25434782.61</text:p>
          </table:table-cell>
          <table:table-cell office:value-type="float" office:value="-64.14304352" calcext:value-type="float">
            <text:p>-64.14304352</text:p>
          </table:table-cell>
          <table:table-cell table:number-columns-repeated="3"/>
        </table:table-row>
        <table:table-row table:style-name="ro2">
          <table:table-cell office:value-type="float" office:value="25652173.91" calcext:value-type="float">
            <text:p>25652173.91</text:p>
          </table:table-cell>
          <table:table-cell office:value-type="float" office:value="-64.27047729" calcext:value-type="float">
            <text:p>-64.27047729</text:p>
          </table:table-cell>
          <table:table-cell table:number-columns-repeated="3"/>
        </table:table-row>
        <table:table-row table:style-name="ro2">
          <table:table-cell office:value-type="float" office:value="25869565.22" calcext:value-type="float">
            <text:p>25869565.22</text:p>
          </table:table-cell>
          <table:table-cell office:value-type="float" office:value="-64.14464569" calcext:value-type="float">
            <text:p>-64.14464569</text:p>
          </table:table-cell>
          <table:table-cell table:number-columns-repeated="3"/>
        </table:table-row>
        <table:table-row table:style-name="ro2">
          <table:table-cell office:value-type="float" office:value="26086956.52" calcext:value-type="float">
            <text:p>26086956.52</text:p>
          </table:table-cell>
          <table:table-cell office:value-type="float" office:value="-64.2201004" calcext:value-type="float">
            <text:p>-64.2201004</text:p>
          </table:table-cell>
          <table:table-cell table:number-columns-repeated="3"/>
        </table:table-row>
        <table:table-row table:style-name="ro2">
          <table:table-cell office:value-type="float" office:value="26304347.83" calcext:value-type="float">
            <text:p>26304347.83</text:p>
          </table:table-cell>
          <table:table-cell office:value-type="float" office:value="-64.3344574" calcext:value-type="float">
            <text:p>-64.3344574</text:p>
          </table:table-cell>
          <table:table-cell table:number-columns-repeated="3"/>
        </table:table-row>
        <table:table-row table:style-name="ro2">
          <table:table-cell office:value-type="float" office:value="26521739.13" calcext:value-type="float">
            <text:p>26521739.13</text:p>
          </table:table-cell>
          <table:table-cell office:value-type="float" office:value="-64.1029129" calcext:value-type="float">
            <text:p>-64.1029129</text:p>
          </table:table-cell>
          <table:table-cell table:number-columns-repeated="3"/>
        </table:table-row>
        <table:table-row table:style-name="ro2">
          <table:table-cell office:value-type="float" office:value="26739130.43" calcext:value-type="float">
            <text:p>26739130.43</text:p>
          </table:table-cell>
          <table:table-cell office:value-type="float" office:value="-64.18247986" calcext:value-type="float">
            <text:p>-64.18247986</text:p>
          </table:table-cell>
          <table:table-cell table:number-columns-repeated="3"/>
        </table:table-row>
        <table:table-row table:style-name="ro2">
          <table:table-cell office:value-type="float" office:value="26956521.74" calcext:value-type="float">
            <text:p>26956521.74</text:p>
          </table:table-cell>
          <table:table-cell office:value-type="float" office:value="-64.21537781" calcext:value-type="float">
            <text:p>-64.21537781</text:p>
          </table:table-cell>
          <table:table-cell table:number-columns-repeated="3"/>
        </table:table-row>
        <table:table-row table:style-name="ro2">
          <table:table-cell office:value-type="float" office:value="27173913.04" calcext:value-type="float">
            <text:p>27173913.04</text:p>
          </table:table-cell>
          <table:table-cell office:value-type="float" office:value="-64.25626373" calcext:value-type="float">
            <text:p>-64.25626373</text:p>
          </table:table-cell>
          <table:table-cell table:number-columns-repeated="3"/>
        </table:table-row>
        <table:table-row table:style-name="ro2">
          <table:table-cell office:value-type="float" office:value="27391304.35" calcext:value-type="float">
            <text:p>27391304.35</text:p>
          </table:table-cell>
          <table:table-cell office:value-type="float" office:value="-64.12654114" calcext:value-type="float">
            <text:p>-64.12654114</text:p>
          </table:table-cell>
          <table:table-cell table:number-columns-repeated="3"/>
        </table:table-row>
        <table:table-row table:style-name="ro2">
          <table:table-cell office:value-type="float" office:value="27608695.65" calcext:value-type="float">
            <text:p>27608695.65</text:p>
          </table:table-cell>
          <table:table-cell office:value-type="float" office:value="-63.9965744" calcext:value-type="float">
            <text:p>-63.9965744</text:p>
          </table:table-cell>
          <table:table-cell table:number-columns-repeated="3"/>
        </table:table-row>
        <table:table-row table:style-name="ro2">
          <table:table-cell office:value-type="float" office:value="27826086.96" calcext:value-type="float">
            <text:p>27826086.96</text:p>
          </table:table-cell>
          <table:table-cell office:value-type="float" office:value="-64.0511322" calcext:value-type="float">
            <text:p>-64.0511322</text:p>
          </table:table-cell>
          <table:table-cell table:number-columns-repeated="3"/>
        </table:table-row>
        <table:table-row table:style-name="ro2">
          <table:table-cell office:value-type="float" office:value="28043478.26" calcext:value-type="float">
            <text:p>28043478.26</text:p>
          </table:table-cell>
          <table:table-cell office:value-type="float" office:value="-64.19047546" calcext:value-type="float">
            <text:p>-64.19047546</text:p>
          </table:table-cell>
          <table:table-cell table:number-columns-repeated="3"/>
        </table:table-row>
        <table:table-row table:style-name="ro2">
          <table:table-cell office:value-type="float" office:value="28260869.57" calcext:value-type="float">
            <text:p>28260869.57</text:p>
          </table:table-cell>
          <table:table-cell office:value-type="float" office:value="-64.0875473" calcext:value-type="float">
            <text:p>-64.0875473</text:p>
          </table:table-cell>
          <table:table-cell table:number-columns-repeated="3"/>
        </table:table-row>
        <table:table-row table:style-name="ro2">
          <table:table-cell office:value-type="float" office:value="28478260.87" calcext:value-type="float">
            <text:p>28478260.87</text:p>
          </table:table-cell>
          <table:table-cell office:value-type="float" office:value="-64.24711609" calcext:value-type="float">
            <text:p>-64.24711609</text:p>
          </table:table-cell>
          <table:table-cell table:number-columns-repeated="3"/>
        </table:table-row>
        <table:table-row table:style-name="ro2">
          <table:table-cell office:value-type="float" office:value="28695652.17" calcext:value-type="float">
            <text:p>28695652.17</text:p>
          </table:table-cell>
          <table:table-cell office:value-type="float" office:value="-64.21068573" calcext:value-type="float">
            <text:p>-64.21068573</text:p>
          </table:table-cell>
          <table:table-cell table:number-columns-repeated="3"/>
        </table:table-row>
        <table:table-row table:style-name="ro2">
          <table:table-cell office:value-type="float" office:value="28913043.48" calcext:value-type="float">
            <text:p>28913043.48</text:p>
          </table:table-cell>
          <table:table-cell office:value-type="float" office:value="-64.00536346" calcext:value-type="float">
            <text:p>-64.00536346</text:p>
          </table:table-cell>
          <table:table-cell table:number-columns-repeated="3"/>
        </table:table-row>
        <table:table-row table:style-name="ro2">
          <table:table-cell office:value-type="float" office:value="29130434.78" calcext:value-type="float">
            <text:p>29130434.78</text:p>
          </table:table-cell>
          <table:table-cell office:value-type="float" office:value="-64.23109436" calcext:value-type="float">
            <text:p>-64.23109436</text:p>
          </table:table-cell>
          <table:table-cell table:number-columns-repeated="3"/>
        </table:table-row>
        <table:table-row table:style-name="ro2">
          <table:table-cell office:value-type="float" office:value="29347826.09" calcext:value-type="float">
            <text:p>29347826.09</text:p>
          </table:table-cell>
          <table:table-cell office:value-type="float" office:value="-64.08595276" calcext:value-type="float">
            <text:p>-64.08595276</text:p>
          </table:table-cell>
          <table:table-cell table:number-columns-repeated="3"/>
        </table:table-row>
        <table:table-row table:style-name="ro2">
          <table:table-cell office:value-type="float" office:value="29565217.39" calcext:value-type="float">
            <text:p>29565217.39</text:p>
          </table:table-cell>
          <table:table-cell office:value-type="float" office:value="-64.02570343" calcext:value-type="float">
            <text:p>-64.02570343</text:p>
          </table:table-cell>
          <table:table-cell table:number-columns-repeated="3"/>
        </table:table-row>
        <table:table-row table:style-name="ro2">
          <table:table-cell office:value-type="float" office:value="29782608.7" calcext:value-type="float">
            <text:p>29782608.7</text:p>
          </table:table-cell>
          <table:table-cell office:value-type="float" office:value="-64.13220978" calcext:value-type="float">
            <text:p>-64.13220978</text:p>
          </table:table-cell>
          <table:table-cell table:number-columns-repeated="3"/>
        </table:table-row>
        <table:table-row table:style-name="ro2">
          <table:table-cell office:value-type="float" office:value="30000000" calcext:value-type="float">
            <text:p>30000000</text:p>
          </table:table-cell>
          <table:table-cell office:value-type="float" office:value="-64.35528564" calcext:value-type="float">
            <text:p>-64.35528564</text:p>
          </table:table-cell>
          <table:table-cell table:number-columns-repeated="3"/>
        </table:table-row>
        <table:table-row table:style-name="ro2">
          <table:table-cell office:value-type="float" office:value="30217391.3" calcext:value-type="float">
            <text:p>30217391.3</text:p>
          </table:table-cell>
          <table:table-cell office:value-type="float" office:value="-64.28220367" calcext:value-type="float">
            <text:p>-64.28220367</text:p>
          </table:table-cell>
          <table:table-cell table:number-columns-repeated="3"/>
        </table:table-row>
        <table:table-row table:style-name="ro2">
          <table:table-cell office:value-type="float" office:value="30434782.61" calcext:value-type="float">
            <text:p>30434782.61</text:p>
          </table:table-cell>
          <table:table-cell office:value-type="float" office:value="-64.27862549" calcext:value-type="float">
            <text:p>-64.27862549</text:p>
          </table:table-cell>
          <table:table-cell table:number-columns-repeated="3"/>
        </table:table-row>
        <table:table-row table:style-name="ro2">
          <table:table-cell office:value-type="float" office:value="30652173.91" calcext:value-type="float">
            <text:p>30652173.91</text:p>
          </table:table-cell>
          <table:table-cell office:value-type="float" office:value="-63.9835434" calcext:value-type="float">
            <text:p>-63.9835434</text:p>
          </table:table-cell>
          <table:table-cell table:number-columns-repeated="3"/>
        </table:table-row>
        <table:table-row table:style-name="ro2">
          <table:table-cell office:value-type="float" office:value="30869565.22" calcext:value-type="float">
            <text:p>30869565.22</text:p>
          </table:table-cell>
          <table:table-cell office:value-type="float" office:value="-63.98084641" calcext:value-type="float">
            <text:p>-63.98084641</text:p>
          </table:table-cell>
          <table:table-cell table:number-columns-repeated="3"/>
        </table:table-row>
        <table:table-row table:style-name="ro2">
          <table:table-cell office:value-type="float" office:value="31086956.52" calcext:value-type="float">
            <text:p>31086956.52</text:p>
          </table:table-cell>
          <table:table-cell office:value-type="float" office:value="-64.20365906" calcext:value-type="float">
            <text:p>-64.20365906</text:p>
          </table:table-cell>
          <table:table-cell table:number-columns-repeated="3"/>
        </table:table-row>
        <table:table-row table:style-name="ro2">
          <table:table-cell office:value-type="float" office:value="31304347.83" calcext:value-type="float">
            <text:p>31304347.83</text:p>
          </table:table-cell>
          <table:table-cell office:value-type="float" office:value="-64.05903625" calcext:value-type="float">
            <text:p>-64.05903625</text:p>
          </table:table-cell>
          <table:table-cell table:number-columns-repeated="3"/>
        </table:table-row>
        <table:table-row table:style-name="ro2">
          <table:table-cell office:value-type="float" office:value="31521739.13" calcext:value-type="float">
            <text:p>31521739.13</text:p>
          </table:table-cell>
          <table:table-cell office:value-type="float" office:value="-64.11010742" calcext:value-type="float">
            <text:p>-64.11010742</text:p>
          </table:table-cell>
          <table:table-cell table:number-columns-repeated="3"/>
        </table:table-row>
        <table:table-row table:style-name="ro2">
          <table:table-cell office:value-type="float" office:value="31739130.43" calcext:value-type="float">
            <text:p>31739130.43</text:p>
          </table:table-cell>
          <table:table-cell office:value-type="float" office:value="-63.99311066" calcext:value-type="float">
            <text:p>-63.99311066</text:p>
          </table:table-cell>
          <table:table-cell table:number-columns-repeated="3"/>
        </table:table-row>
        <table:table-row table:style-name="ro2">
          <table:table-cell office:value-type="float" office:value="31956521.74" calcext:value-type="float">
            <text:p>31956521.74</text:p>
          </table:table-cell>
          <table:table-cell office:value-type="float" office:value="-63.92526245" calcext:value-type="float">
            <text:p>-63.92526245</text:p>
          </table:table-cell>
          <table:table-cell table:number-columns-repeated="3"/>
        </table:table-row>
        <table:table-row table:style-name="ro2">
          <table:table-cell office:value-type="float" office:value="32173913.04" calcext:value-type="float">
            <text:p>32173913.04</text:p>
          </table:table-cell>
          <table:table-cell office:value-type="float" office:value="-63.90156937" calcext:value-type="float">
            <text:p>-63.90156937</text:p>
          </table:table-cell>
          <table:table-cell table:number-columns-repeated="3"/>
        </table:table-row>
        <table:table-row table:style-name="ro2">
          <table:table-cell office:value-type="float" office:value="32391304.35" calcext:value-type="float">
            <text:p>32391304.35</text:p>
          </table:table-cell>
          <table:table-cell office:value-type="float" office:value="-64.2824707" calcext:value-type="float">
            <text:p>-64.2824707</text:p>
          </table:table-cell>
          <table:table-cell table:number-columns-repeated="3"/>
        </table:table-row>
        <table:table-row table:style-name="ro2">
          <table:table-cell office:value-type="float" office:value="32608695.65" calcext:value-type="float">
            <text:p>32608695.65</text:p>
          </table:table-cell>
          <table:table-cell office:value-type="float" office:value="-64.289711" calcext:value-type="float">
            <text:p>-64.289711</text:p>
          </table:table-cell>
          <table:table-cell table:number-columns-repeated="3"/>
        </table:table-row>
        <table:table-row table:style-name="ro2">
          <table:table-cell office:value-type="float" office:value="32826086.96" calcext:value-type="float">
            <text:p>32826086.96</text:p>
          </table:table-cell>
          <table:table-cell office:value-type="float" office:value="-64.25352478" calcext:value-type="float">
            <text:p>-64.25352478</text:p>
          </table:table-cell>
          <table:table-cell table:number-columns-repeated="3"/>
        </table:table-row>
        <table:table-row table:style-name="ro2">
          <table:table-cell office:value-type="float" office:value="33043478.26" calcext:value-type="float">
            <text:p>33043478.26</text:p>
          </table:table-cell>
          <table:table-cell office:value-type="float" office:value="-64.16029358" calcext:value-type="float">
            <text:p>-64.16029358</text:p>
          </table:table-cell>
          <table:table-cell table:number-columns-repeated="3"/>
        </table:table-row>
        <table:table-row table:style-name="ro2">
          <table:table-cell office:value-type="float" office:value="33260869.57" calcext:value-type="float">
            <text:p>33260869.57</text:p>
          </table:table-cell>
          <table:table-cell office:value-type="float" office:value="-64.02172089" calcext:value-type="float">
            <text:p>-64.02172089</text:p>
          </table:table-cell>
          <table:table-cell table:number-columns-repeated="3"/>
        </table:table-row>
        <table:table-row table:style-name="ro2">
          <table:table-cell office:value-type="float" office:value="33478260.87" calcext:value-type="float">
            <text:p>33478260.87</text:p>
          </table:table-cell>
          <table:table-cell office:value-type="float" office:value="-64.1255722" calcext:value-type="float">
            <text:p>-64.1255722</text:p>
          </table:table-cell>
          <table:table-cell table:number-columns-repeated="3"/>
        </table:table-row>
        <table:table-row table:style-name="ro2">
          <table:table-cell office:value-type="float" office:value="33695652.17" calcext:value-type="float">
            <text:p>33695652.17</text:p>
          </table:table-cell>
          <table:table-cell office:value-type="float" office:value="-64.19616699" calcext:value-type="float">
            <text:p>-64.19616699</text:p>
          </table:table-cell>
          <table:table-cell table:number-columns-repeated="3"/>
        </table:table-row>
        <table:table-row table:style-name="ro2">
          <table:table-cell office:value-type="float" office:value="33913043.48" calcext:value-type="float">
            <text:p>33913043.48</text:p>
          </table:table-cell>
          <table:table-cell office:value-type="float" office:value="-64.25237274" calcext:value-type="float">
            <text:p>-64.25237274</text:p>
          </table:table-cell>
          <table:table-cell table:number-columns-repeated="3"/>
        </table:table-row>
        <table:table-row table:style-name="ro2">
          <table:table-cell office:value-type="float" office:value="34130434.78" calcext:value-type="float">
            <text:p>34130434.78</text:p>
          </table:table-cell>
          <table:table-cell office:value-type="float" office:value="-64.05670166" calcext:value-type="float">
            <text:p>-64.05670166</text:p>
          </table:table-cell>
          <table:table-cell table:number-columns-repeated="3"/>
        </table:table-row>
        <table:table-row table:style-name="ro2">
          <table:table-cell office:value-type="float" office:value="34347826.09" calcext:value-type="float">
            <text:p>34347826.09</text:p>
          </table:table-cell>
          <table:table-cell office:value-type="float" office:value="-64.30054474" calcext:value-type="float">
            <text:p>-64.30054474</text:p>
          </table:table-cell>
          <table:table-cell table:number-columns-repeated="3"/>
        </table:table-row>
        <table:table-row table:style-name="ro2">
          <table:table-cell office:value-type="float" office:value="34565217.39" calcext:value-type="float">
            <text:p>34565217.39</text:p>
          </table:table-cell>
          <table:table-cell office:value-type="float" office:value="-64.1411972" calcext:value-type="float">
            <text:p>-64.1411972</text:p>
          </table:table-cell>
          <table:table-cell table:number-columns-repeated="3"/>
        </table:table-row>
        <table:table-row table:style-name="ro2">
          <table:table-cell office:value-type="float" office:value="34782608.7" calcext:value-type="float">
            <text:p>34782608.7</text:p>
          </table:table-cell>
          <table:table-cell office:value-type="float" office:value="-64.14465332" calcext:value-type="float">
            <text:p>-64.14465332</text:p>
          </table:table-cell>
          <table:table-cell table:number-columns-repeated="3"/>
        </table:table-row>
        <table:table-row table:style-name="ro2">
          <table:table-cell office:value-type="float" office:value="35000000" calcext:value-type="float">
            <text:p>35000000</text:p>
          </table:table-cell>
          <table:table-cell office:value-type="float" office:value="-64.21887207" calcext:value-type="float">
            <text:p>-64.21887207</text:p>
          </table:table-cell>
          <table:table-cell table:number-columns-repeated="3"/>
        </table:table-row>
        <table:table-row table:style-name="ro2">
          <table:table-cell office:value-type="float" office:value="35217391.3" calcext:value-type="float">
            <text:p>35217391.3</text:p>
          </table:table-cell>
          <table:table-cell office:value-type="float" office:value="-64.24980164" calcext:value-type="float">
            <text:p>-64.24980164</text:p>
          </table:table-cell>
          <table:table-cell table:number-columns-repeated="3"/>
        </table:table-row>
        <table:table-row table:style-name="ro2">
          <table:table-cell office:value-type="float" office:value="35434782.61" calcext:value-type="float">
            <text:p>35434782.61</text:p>
          </table:table-cell>
          <table:table-cell office:value-type="float" office:value="-64.01139069" calcext:value-type="float">
            <text:p>-64.01139069</text:p>
          </table:table-cell>
          <table:table-cell table:number-columns-repeated="3"/>
        </table:table-row>
        <table:table-row table:style-name="ro2">
          <table:table-cell office:value-type="float" office:value="35652173.91" calcext:value-type="float">
            <text:p>35652173.91</text:p>
          </table:table-cell>
          <table:table-cell office:value-type="float" office:value="-64.30021667" calcext:value-type="float">
            <text:p>-64.30021667</text:p>
          </table:table-cell>
          <table:table-cell table:number-columns-repeated="3"/>
        </table:table-row>
        <table:table-row table:style-name="ro2">
          <table:table-cell office:value-type="float" office:value="35869565.22" calcext:value-type="float">
            <text:p>35869565.22</text:p>
          </table:table-cell>
          <table:table-cell office:value-type="float" office:value="-64.3782959" calcext:value-type="float">
            <text:p>-64.3782959</text:p>
          </table:table-cell>
          <table:table-cell table:number-columns-repeated="3"/>
        </table:table-row>
        <table:table-row table:style-name="ro2">
          <table:table-cell office:value-type="float" office:value="36086956.52" calcext:value-type="float">
            <text:p>36086956.52</text:p>
          </table:table-cell>
          <table:table-cell office:value-type="float" office:value="-64.2589798" calcext:value-type="float">
            <text:p>-64.2589798</text:p>
          </table:table-cell>
          <table:table-cell table:number-columns-repeated="3"/>
        </table:table-row>
        <table:table-row table:style-name="ro2">
          <table:table-cell office:value-type="float" office:value="36304347.83" calcext:value-type="float">
            <text:p>36304347.83</text:p>
          </table:table-cell>
          <table:table-cell office:value-type="float" office:value="-64.29234314" calcext:value-type="float">
            <text:p>-64.29234314</text:p>
          </table:table-cell>
          <table:table-cell table:number-columns-repeated="3"/>
        </table:table-row>
        <table:table-row table:style-name="ro2">
          <table:table-cell office:value-type="float" office:value="36521739.13" calcext:value-type="float">
            <text:p>36521739.13</text:p>
          </table:table-cell>
          <table:table-cell office:value-type="float" office:value="-64.23854828" calcext:value-type="float">
            <text:p>-64.23854828</text:p>
          </table:table-cell>
          <table:table-cell table:number-columns-repeated="3"/>
        </table:table-row>
        <table:table-row table:style-name="ro2">
          <table:table-cell office:value-type="float" office:value="36739130.43" calcext:value-type="float">
            <text:p>36739130.43</text:p>
          </table:table-cell>
          <table:table-cell office:value-type="float" office:value="-64.26138306" calcext:value-type="float">
            <text:p>-64.26138306</text:p>
          </table:table-cell>
          <table:table-cell table:number-columns-repeated="3"/>
        </table:table-row>
        <table:table-row table:style-name="ro2">
          <table:table-cell office:value-type="float" office:value="36956521.74" calcext:value-type="float">
            <text:p>36956521.74</text:p>
          </table:table-cell>
          <table:table-cell office:value-type="float" office:value="-64.30053711" calcext:value-type="float">
            <text:p>-64.30053711</text:p>
          </table:table-cell>
          <table:table-cell table:number-columns-repeated="3"/>
        </table:table-row>
        <table:table-row table:style-name="ro2">
          <table:table-cell office:value-type="float" office:value="37173913.04" calcext:value-type="float">
            <text:p>37173913.04</text:p>
          </table:table-cell>
          <table:table-cell office:value-type="float" office:value="-64.50299072" calcext:value-type="float">
            <text:p>-64.50299072</text:p>
          </table:table-cell>
          <table:table-cell table:number-columns-repeated="3"/>
        </table:table-row>
        <table:table-row table:style-name="ro2">
          <table:table-cell office:value-type="float" office:value="37391304.35" calcext:value-type="float">
            <text:p>37391304.35</text:p>
          </table:table-cell>
          <table:table-cell office:value-type="float" office:value="-64.22431946" calcext:value-type="float">
            <text:p>-64.22431946</text:p>
          </table:table-cell>
          <table:table-cell table:number-columns-repeated="3"/>
        </table:table-row>
        <table:table-row table:style-name="ro2">
          <table:table-cell office:value-type="float" office:value="37608695.65" calcext:value-type="float">
            <text:p>37608695.65</text:p>
          </table:table-cell>
          <table:table-cell office:value-type="float" office:value="-64.47686005" calcext:value-type="float">
            <text:p>-64.47686005</text:p>
          </table:table-cell>
          <table:table-cell table:number-columns-repeated="3"/>
        </table:table-row>
        <table:table-row table:style-name="ro2">
          <table:table-cell office:value-type="float" office:value="37826086.96" calcext:value-type="float">
            <text:p>37826086.96</text:p>
          </table:table-cell>
          <table:table-cell office:value-type="float" office:value="-64.49191284" calcext:value-type="float">
            <text:p>-64.49191284</text:p>
          </table:table-cell>
          <table:table-cell table:number-columns-repeated="3"/>
        </table:table-row>
        <table:table-row table:style-name="ro2">
          <table:table-cell office:value-type="float" office:value="38043478.26" calcext:value-type="float">
            <text:p>38043478.26</text:p>
          </table:table-cell>
          <table:table-cell office:value-type="float" office:value="-64.28083801" calcext:value-type="float">
            <text:p>-64.28083801</text:p>
          </table:table-cell>
          <table:table-cell table:number-columns-repeated="3"/>
        </table:table-row>
        <table:table-row table:style-name="ro2">
          <table:table-cell office:value-type="float" office:value="38260869.57" calcext:value-type="float">
            <text:p>38260869.57</text:p>
          </table:table-cell>
          <table:table-cell office:value-type="float" office:value="-64.60081482" calcext:value-type="float">
            <text:p>-64.60081482</text:p>
          </table:table-cell>
          <table:table-cell table:number-columns-repeated="3"/>
        </table:table-row>
        <table:table-row table:style-name="ro2">
          <table:table-cell office:value-type="float" office:value="38478260.87" calcext:value-type="float">
            <text:p>38478260.87</text:p>
          </table:table-cell>
          <table:table-cell office:value-type="float" office:value="-64.30671692" calcext:value-type="float">
            <text:p>-64.30671692</text:p>
          </table:table-cell>
          <table:table-cell table:number-columns-repeated="3"/>
        </table:table-row>
        <table:table-row table:style-name="ro2">
          <table:table-cell office:value-type="float" office:value="38695652.17" calcext:value-type="float">
            <text:p>38695652.17</text:p>
          </table:table-cell>
          <table:table-cell office:value-type="float" office:value="-64.45336914" calcext:value-type="float">
            <text:p>-64.45336914</text:p>
          </table:table-cell>
          <table:table-cell table:number-columns-repeated="3"/>
        </table:table-row>
        <table:table-row table:style-name="ro2">
          <table:table-cell office:value-type="float" office:value="38913043.48" calcext:value-type="float">
            <text:p>38913043.48</text:p>
          </table:table-cell>
          <table:table-cell office:value-type="float" office:value="-64.48513794" calcext:value-type="float">
            <text:p>-64.48513794</text:p>
          </table:table-cell>
          <table:table-cell table:number-columns-repeated="3"/>
        </table:table-row>
        <table:table-row table:style-name="ro2">
          <table:table-cell office:value-type="float" office:value="39130434.78" calcext:value-type="float">
            <text:p>39130434.78</text:p>
          </table:table-cell>
          <table:table-cell office:value-type="float" office:value="-64.68629456" calcext:value-type="float">
            <text:p>-64.68629456</text:p>
          </table:table-cell>
          <table:table-cell table:number-columns-repeated="3"/>
        </table:table-row>
        <table:table-row table:style-name="ro2">
          <table:table-cell office:value-type="float" office:value="39347826.09" calcext:value-type="float">
            <text:p>39347826.09</text:p>
          </table:table-cell>
          <table:table-cell office:value-type="float" office:value="-64.69780731" calcext:value-type="float">
            <text:p>-64.69780731</text:p>
          </table:table-cell>
          <table:table-cell table:number-columns-repeated="3"/>
        </table:table-row>
        <table:table-row table:style-name="ro2">
          <table:table-cell office:value-type="float" office:value="39565217.39" calcext:value-type="float">
            <text:p>39565217.39</text:p>
          </table:table-cell>
          <table:table-cell office:value-type="float" office:value="-64.70810699" calcext:value-type="float">
            <text:p>-64.70810699</text:p>
          </table:table-cell>
          <table:table-cell table:number-columns-repeated="3"/>
        </table:table-row>
        <table:table-row table:style-name="ro2">
          <table:table-cell office:value-type="float" office:value="39782608.7" calcext:value-type="float">
            <text:p>39782608.7</text:p>
          </table:table-cell>
          <table:table-cell office:value-type="float" office:value="-64.66529846" calcext:value-type="float">
            <text:p>-64.66529846</text:p>
          </table:table-cell>
          <table:table-cell table:number-columns-repeated="3"/>
        </table:table-row>
        <table:table-row table:style-name="ro2">
          <table:table-cell office:value-type="float" office:value="40000000" calcext:value-type="float">
            <text:p>40000000</text:p>
          </table:table-cell>
          <table:table-cell office:value-type="float" office:value="-64.61640167" calcext:value-type="float">
            <text:p>-64.61640167</text:p>
          </table:table-cell>
          <table:table-cell table:number-columns-repeated="3"/>
        </table:table-row>
        <table:table-row table:style-name="ro2">
          <table:table-cell office:value-type="float" office:value="40217391.3" calcext:value-type="float">
            <text:p>40217391.3</text:p>
          </table:table-cell>
          <table:table-cell office:value-type="float" office:value="-64.79053497" calcext:value-type="float">
            <text:p>-64.79053497</text:p>
          </table:table-cell>
          <table:table-cell table:number-columns-repeated="3"/>
        </table:table-row>
        <table:table-row table:style-name="ro2">
          <table:table-cell office:value-type="float" office:value="40434782.61" calcext:value-type="float">
            <text:p>40434782.61</text:p>
          </table:table-cell>
          <table:table-cell office:value-type="float" office:value="-64.86800385" calcext:value-type="float">
            <text:p>-64.86800385</text:p>
          </table:table-cell>
          <table:table-cell table:number-columns-repeated="3"/>
        </table:table-row>
        <table:table-row table:style-name="ro2">
          <table:table-cell office:value-type="float" office:value="40652173.91" calcext:value-type="float">
            <text:p>40652173.91</text:p>
          </table:table-cell>
          <table:table-cell office:value-type="float" office:value="-64.89900208" calcext:value-type="float">
            <text:p>-64.89900208</text:p>
          </table:table-cell>
          <table:table-cell table:number-columns-repeated="3"/>
        </table:table-row>
        <table:table-row table:style-name="ro2">
          <table:table-cell office:value-type="float" office:value="40869565.22" calcext:value-type="float">
            <text:p>40869565.22</text:p>
          </table:table-cell>
          <table:table-cell office:value-type="float" office:value="-64.85600281" calcext:value-type="float">
            <text:p>-64.85600281</text:p>
          </table:table-cell>
          <table:table-cell table:number-columns-repeated="3"/>
        </table:table-row>
        <table:table-row table:style-name="ro2">
          <table:table-cell office:value-type="float" office:value="41086956.52" calcext:value-type="float">
            <text:p>41086956.52</text:p>
          </table:table-cell>
          <table:table-cell office:value-type="float" office:value="-64.71273804" calcext:value-type="float">
            <text:p>-64.71273804</text:p>
          </table:table-cell>
          <table:table-cell table:number-columns-repeated="3"/>
        </table:table-row>
        <table:table-row table:style-name="ro2">
          <table:table-cell office:value-type="float" office:value="41304347.83" calcext:value-type="float">
            <text:p>41304347.83</text:p>
          </table:table-cell>
          <table:table-cell office:value-type="float" office:value="-64.66358185" calcext:value-type="float">
            <text:p>-64.66358185</text:p>
          </table:table-cell>
          <table:table-cell table:number-columns-repeated="3"/>
        </table:table-row>
        <table:table-row table:style-name="ro2">
          <table:table-cell office:value-type="float" office:value="41521739.13" calcext:value-type="float">
            <text:p>41521739.13</text:p>
          </table:table-cell>
          <table:table-cell office:value-type="float" office:value="-64.79222107" calcext:value-type="float">
            <text:p>-64.79222107</text:p>
          </table:table-cell>
          <table:table-cell table:number-columns-repeated="3"/>
        </table:table-row>
        <table:table-row table:style-name="ro2">
          <table:table-cell office:value-type="float" office:value="41739130.43" calcext:value-type="float">
            <text:p>41739130.43</text:p>
          </table:table-cell>
          <table:table-cell office:value-type="float" office:value="-65.08765411" calcext:value-type="float">
            <text:p>-65.08765411</text:p>
          </table:table-cell>
          <table:table-cell table:number-columns-repeated="3"/>
        </table:table-row>
        <table:table-row table:style-name="ro2">
          <table:table-cell office:value-type="float" office:value="41956521.74" calcext:value-type="float">
            <text:p>41956521.74</text:p>
          </table:table-cell>
          <table:table-cell office:value-type="float" office:value="-64.71489716" calcext:value-type="float">
            <text:p>-64.71489716</text:p>
          </table:table-cell>
          <table:table-cell table:number-columns-repeated="3"/>
        </table:table-row>
        <table:table-row table:style-name="ro2">
          <table:table-cell office:value-type="float" office:value="42173913.04" calcext:value-type="float">
            <text:p>42173913.04</text:p>
          </table:table-cell>
          <table:table-cell office:value-type="float" office:value="-65.09364319" calcext:value-type="float">
            <text:p>-65.09364319</text:p>
          </table:table-cell>
          <table:table-cell table:number-columns-repeated="3"/>
        </table:table-row>
        <table:table-row table:style-name="ro2">
          <table:table-cell office:value-type="float" office:value="42391304.35" calcext:value-type="float">
            <text:p>42391304.35</text:p>
          </table:table-cell>
          <table:table-cell office:value-type="float" office:value="-65.00233459" calcext:value-type="float">
            <text:p>-65.00233459</text:p>
          </table:table-cell>
          <table:table-cell table:number-columns-repeated="3"/>
        </table:table-row>
        <table:table-row table:style-name="ro2">
          <table:table-cell office:value-type="float" office:value="42608695.65" calcext:value-type="float">
            <text:p>42608695.65</text:p>
          </table:table-cell>
          <table:table-cell office:value-type="float" office:value="-65.26438904" calcext:value-type="float">
            <text:p>-65.26438904</text:p>
          </table:table-cell>
          <table:table-cell table:number-columns-repeated="3"/>
        </table:table-row>
        <table:table-row table:style-name="ro2">
          <table:table-cell office:value-type="float" office:value="42826086.96" calcext:value-type="float">
            <text:p>42826086.96</text:p>
          </table:table-cell>
          <table:table-cell office:value-type="float" office:value="-65.2719574" calcext:value-type="float">
            <text:p>-65.2719574</text:p>
          </table:table-cell>
          <table:table-cell table:number-columns-repeated="3"/>
        </table:table-row>
        <table:table-row table:style-name="ro2">
          <table:table-cell office:value-type="float" office:value="43043478.26" calcext:value-type="float">
            <text:p>43043478.26</text:p>
          </table:table-cell>
          <table:table-cell office:value-type="float" office:value="-65.20870972" calcext:value-type="float">
            <text:p>-65.20870972</text:p>
          </table:table-cell>
          <table:table-cell table:number-columns-repeated="3"/>
        </table:table-row>
        <table:table-row table:style-name="ro2">
          <table:table-cell office:value-type="float" office:value="43260869.57" calcext:value-type="float">
            <text:p>43260869.57</text:p>
          </table:table-cell>
          <table:table-cell office:value-type="float" office:value="-65.08128357" calcext:value-type="float">
            <text:p>-65.08128357</text:p>
          </table:table-cell>
          <table:table-cell table:number-columns-repeated="3"/>
        </table:table-row>
        <table:table-row table:style-name="ro2">
          <table:table-cell office:value-type="float" office:value="43478260.87" calcext:value-type="float">
            <text:p>43478260.87</text:p>
          </table:table-cell>
          <table:table-cell office:value-type="float" office:value="-65.17927551" calcext:value-type="float">
            <text:p>-65.17927551</text:p>
          </table:table-cell>
          <table:table-cell table:number-columns-repeated="3"/>
        </table:table-row>
        <table:table-row table:style-name="ro2">
          <table:table-cell office:value-type="float" office:value="43695652.17" calcext:value-type="float">
            <text:p>43695652.17</text:p>
          </table:table-cell>
          <table:table-cell office:value-type="float" office:value="-65.3822403" calcext:value-type="float">
            <text:p>-65.3822403</text:p>
          </table:table-cell>
          <table:table-cell table:number-columns-repeated="3"/>
        </table:table-row>
        <table:table-row table:style-name="ro2">
          <table:table-cell office:value-type="float" office:value="43913043.48" calcext:value-type="float">
            <text:p>43913043.48</text:p>
          </table:table-cell>
          <table:table-cell office:value-type="float" office:value="-65.37236023" calcext:value-type="float">
            <text:p>-65.37236023</text:p>
          </table:table-cell>
          <table:table-cell table:number-columns-repeated="3"/>
        </table:table-row>
        <table:table-row table:style-name="ro2">
          <table:table-cell office:value-type="float" office:value="44130434.78" calcext:value-type="float">
            <text:p>44130434.78</text:p>
          </table:table-cell>
          <table:table-cell office:value-type="float" office:value="-65.29286957" calcext:value-type="float">
            <text:p>-65.29286957</text:p>
          </table:table-cell>
          <table:table-cell table:number-columns-repeated="3"/>
        </table:table-row>
        <table:table-row table:style-name="ro2">
          <table:table-cell office:value-type="float" office:value="44347826.09" calcext:value-type="float">
            <text:p>44347826.09</text:p>
          </table:table-cell>
          <table:table-cell office:value-type="float" office:value="-65.30142212" calcext:value-type="float">
            <text:p>-65.30142212</text:p>
          </table:table-cell>
          <table:table-cell table:number-columns-repeated="3"/>
        </table:table-row>
        <table:table-row table:style-name="ro2">
          <table:table-cell office:value-type="float" office:value="44565217.39" calcext:value-type="float">
            <text:p>44565217.39</text:p>
          </table:table-cell>
          <table:table-cell office:value-type="float" office:value="-65.29016113" calcext:value-type="float">
            <text:p>-65.29016113</text:p>
          </table:table-cell>
          <table:table-cell table:number-columns-repeated="3"/>
        </table:table-row>
        <table:table-row table:style-name="ro2">
          <table:table-cell office:value-type="float" office:value="44782608.7" calcext:value-type="float">
            <text:p>44782608.7</text:p>
          </table:table-cell>
          <table:table-cell office:value-type="float" office:value="-65.4553299" calcext:value-type="float">
            <text:p>-65.4553299</text:p>
          </table:table-cell>
          <table:table-cell table:number-columns-repeated="3"/>
        </table:table-row>
        <table:table-row table:style-name="ro2">
          <table:table-cell office:value-type="float" office:value="45000000" calcext:value-type="float">
            <text:p>45000000</text:p>
          </table:table-cell>
          <table:table-cell office:value-type="float" office:value="-65.62431335" calcext:value-type="float">
            <text:p>-65.62431335</text:p>
          </table:table-cell>
          <table:table-cell table:number-columns-repeated="3"/>
        </table:table-row>
        <table:table-row table:style-name="ro2">
          <table:table-cell office:value-type="float" office:value="45217391.3" calcext:value-type="float">
            <text:p>45217391.3</text:p>
          </table:table-cell>
          <table:table-cell office:value-type="float" office:value="-65.72602844" calcext:value-type="float">
            <text:p>-65.72602844</text:p>
          </table:table-cell>
          <table:table-cell table:number-columns-repeated="3"/>
        </table:table-row>
        <table:table-row table:style-name="ro2">
          <table:table-cell office:value-type="float" office:value="45434782.61" calcext:value-type="float">
            <text:p>45434782.61</text:p>
          </table:table-cell>
          <table:table-cell office:value-type="float" office:value="-65.75630188" calcext:value-type="float">
            <text:p>-65.75630188</text:p>
          </table:table-cell>
          <table:table-cell table:number-columns-repeated="3"/>
        </table:table-row>
        <table:table-row table:style-name="ro2">
          <table:table-cell office:value-type="float" office:value="45652173.91" calcext:value-type="float">
            <text:p>45652173.91</text:p>
          </table:table-cell>
          <table:table-cell office:value-type="float" office:value="-65.73703003" calcext:value-type="float">
            <text:p>-65.73703003</text:p>
          </table:table-cell>
          <table:table-cell table:number-columns-repeated="3"/>
        </table:table-row>
        <table:table-row table:style-name="ro2">
          <table:table-cell office:value-type="float" office:value="45869565.22" calcext:value-type="float">
            <text:p>45869565.22</text:p>
          </table:table-cell>
          <table:table-cell office:value-type="float" office:value="-65.93618011" calcext:value-type="float">
            <text:p>-65.93618011</text:p>
          </table:table-cell>
          <table:table-cell table:number-columns-repeated="3"/>
        </table:table-row>
        <table:table-row table:style-name="ro2">
          <table:table-cell office:value-type="float" office:value="46086956.52" calcext:value-type="float">
            <text:p>46086956.52</text:p>
          </table:table-cell>
          <table:table-cell office:value-type="float" office:value="-65.83976746" calcext:value-type="float">
            <text:p>-65.83976746</text:p>
          </table:table-cell>
          <table:table-cell table:number-columns-repeated="3"/>
        </table:table-row>
        <table:table-row table:style-name="ro2">
          <table:table-cell office:value-type="float" office:value="46304347.83" calcext:value-type="float">
            <text:p>46304347.83</text:p>
          </table:table-cell>
          <table:table-cell office:value-type="float" office:value="-65.89839172" calcext:value-type="float">
            <text:p>-65.89839172</text:p>
          </table:table-cell>
          <table:table-cell table:number-columns-repeated="3"/>
        </table:table-row>
        <table:table-row table:style-name="ro2">
          <table:table-cell office:value-type="float" office:value="46521739.13" calcext:value-type="float">
            <text:p>46521739.13</text:p>
          </table:table-cell>
          <table:table-cell office:value-type="float" office:value="-66.08417511" calcext:value-type="float">
            <text:p>-66.08417511</text:p>
          </table:table-cell>
          <table:table-cell table:number-columns-repeated="3"/>
        </table:table-row>
        <table:table-row table:style-name="ro2">
          <table:table-cell office:value-type="float" office:value="46739130.43" calcext:value-type="float">
            <text:p>46739130.43</text:p>
          </table:table-cell>
          <table:table-cell office:value-type="float" office:value="-66.13128662" calcext:value-type="float">
            <text:p>-66.13128662</text:p>
          </table:table-cell>
          <table:table-cell table:number-columns-repeated="3"/>
        </table:table-row>
        <table:table-row table:style-name="ro2">
          <table:table-cell office:value-type="float" office:value="46956521.74" calcext:value-type="float">
            <text:p>46956521.74</text:p>
          </table:table-cell>
          <table:table-cell office:value-type="float" office:value="-66.426651" calcext:value-type="float">
            <text:p>-66.426651</text:p>
          </table:table-cell>
          <table:table-cell table:number-columns-repeated="3"/>
        </table:table-row>
        <table:table-row table:style-name="ro2">
          <table:table-cell office:value-type="float" office:value="47173913.04" calcext:value-type="float">
            <text:p>47173913.04</text:p>
          </table:table-cell>
          <table:table-cell office:value-type="float" office:value="-66.18965912" calcext:value-type="float">
            <text:p>-66.18965912</text:p>
          </table:table-cell>
          <table:table-cell table:number-columns-repeated="3"/>
        </table:table-row>
        <table:table-row table:style-name="ro2">
          <table:table-cell office:value-type="float" office:value="47391304.35" calcext:value-type="float">
            <text:p>47391304.35</text:p>
          </table:table-cell>
          <table:table-cell office:value-type="float" office:value="-66.49287415" calcext:value-type="float">
            <text:p>-66.49287415</text:p>
          </table:table-cell>
          <table:table-cell table:number-columns-repeated="3"/>
        </table:table-row>
        <table:table-row table:style-name="ro2">
          <table:table-cell office:value-type="float" office:value="47608695.65" calcext:value-type="float">
            <text:p>47608695.65</text:p>
          </table:table-cell>
          <table:table-cell office:value-type="float" office:value="-66.49877167" calcext:value-type="float">
            <text:p>-66.49877167</text:p>
          </table:table-cell>
          <table:table-cell table:number-columns-repeated="3"/>
        </table:table-row>
        <table:table-row table:style-name="ro2">
          <table:table-cell office:value-type="float" office:value="47826086.96" calcext:value-type="float">
            <text:p>47826086.96</text:p>
          </table:table-cell>
          <table:table-cell office:value-type="float" office:value="-66.53927612" calcext:value-type="float">
            <text:p>-66.53927612</text:p>
          </table:table-cell>
          <table:table-cell table:number-columns-repeated="3"/>
        </table:table-row>
        <table:table-row table:style-name="ro2">
          <table:table-cell office:value-type="float" office:value="48043478.26" calcext:value-type="float">
            <text:p>48043478.26</text:p>
          </table:table-cell>
          <table:table-cell office:value-type="float" office:value="-66.50498962" calcext:value-type="float">
            <text:p>-66.50498962</text:p>
          </table:table-cell>
          <table:table-cell table:number-columns-repeated="3"/>
        </table:table-row>
        <table:table-row table:style-name="ro2">
          <table:table-cell office:value-type="float" office:value="48260869.57" calcext:value-type="float">
            <text:p>48260869.57</text:p>
          </table:table-cell>
          <table:table-cell office:value-type="float" office:value="-66.65475464" calcext:value-type="float">
            <text:p>-66.65475464</text:p>
          </table:table-cell>
          <table:table-cell table:number-columns-repeated="3"/>
        </table:table-row>
        <table:table-row table:style-name="ro2">
          <table:table-cell office:value-type="float" office:value="48478260.87" calcext:value-type="float">
            <text:p>48478260.87</text:p>
          </table:table-cell>
          <table:table-cell office:value-type="float" office:value="-66.62548065" calcext:value-type="float">
            <text:p>-66.62548065</text:p>
          </table:table-cell>
          <table:table-cell table:number-columns-repeated="3"/>
        </table:table-row>
        <table:table-row table:style-name="ro2">
          <table:table-cell office:value-type="float" office:value="48695652.17" calcext:value-type="float">
            <text:p>48695652.17</text:p>
          </table:table-cell>
          <table:table-cell office:value-type="float" office:value="-66.76216125" calcext:value-type="float">
            <text:p>-66.76216125</text:p>
          </table:table-cell>
          <table:table-cell table:number-columns-repeated="3"/>
        </table:table-row>
        <table:table-row table:style-name="ro2">
          <table:table-cell office:value-type="float" office:value="48913043.48" calcext:value-type="float">
            <text:p>48913043.48</text:p>
          </table:table-cell>
          <table:table-cell office:value-type="float" office:value="-66.9750824" calcext:value-type="float">
            <text:p>-66.9750824</text:p>
          </table:table-cell>
          <table:table-cell table:number-columns-repeated="3"/>
        </table:table-row>
        <table:table-row table:style-name="ro2">
          <table:table-cell office:value-type="float" office:value="49130434.78" calcext:value-type="float">
            <text:p>49130434.78</text:p>
          </table:table-cell>
          <table:table-cell office:value-type="float" office:value="-67.04558563" calcext:value-type="float">
            <text:p>-67.04558563</text:p>
          </table:table-cell>
          <table:table-cell table:number-columns-repeated="3"/>
        </table:table-row>
        <table:table-row table:style-name="ro2">
          <table:table-cell office:value-type="float" office:value="49347826.09" calcext:value-type="float">
            <text:p>49347826.09</text:p>
          </table:table-cell>
          <table:table-cell office:value-type="float" office:value="-66.99937439" calcext:value-type="float">
            <text:p>-66.99937439</text:p>
          </table:table-cell>
          <table:table-cell table:number-columns-repeated="3"/>
        </table:table-row>
        <table:table-row table:style-name="ro2">
          <table:table-cell office:value-type="float" office:value="49565217.39" calcext:value-type="float">
            <text:p>49565217.39</text:p>
          </table:table-cell>
          <table:table-cell office:value-type="float" office:value="-67.27207947" calcext:value-type="float">
            <text:p>-67.27207947</text:p>
          </table:table-cell>
          <table:table-cell table:number-columns-repeated="3"/>
        </table:table-row>
        <table:table-row table:style-name="ro2">
          <table:table-cell office:value-type="float" office:value="49782608.7" calcext:value-type="float">
            <text:p>49782608.7</text:p>
          </table:table-cell>
          <table:table-cell office:value-type="float" office:value="-67.18508911" calcext:value-type="float">
            <text:p>-67.18508911</text:p>
          </table:table-cell>
          <table:table-cell table:number-columns-repeated="3"/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float" office:value="-67.44123077" calcext:value-type="float">
            <text:p>-67.44123077</text:p>
          </table:table-cell>
          <table:table-cell table:number-columns-repeated="3"/>
        </table:table-row>
        <table:table-row table:style-name="ro2">
          <table:table-cell office:value-type="float" office:value="50217391.3" calcext:value-type="float">
            <text:p>50217391.3</text:p>
          </table:table-cell>
          <table:table-cell office:value-type="float" office:value="-67.49909973" calcext:value-type="float">
            <text:p>-67.49909973</text:p>
          </table:table-cell>
          <table:table-cell table:number-columns-repeated="3"/>
        </table:table-row>
        <table:table-row table:style-name="ro2">
          <table:table-cell office:value-type="float" office:value="50434782.61" calcext:value-type="float">
            <text:p>50434782.61</text:p>
          </table:table-cell>
          <table:table-cell office:value-type="float" office:value="-67.48686981" calcext:value-type="float">
            <text:p>-67.48686981</text:p>
          </table:table-cell>
          <table:table-cell table:number-columns-repeated="3"/>
        </table:table-row>
        <table:table-row table:style-name="ro2">
          <table:table-cell office:value-type="float" office:value="50652173.91" calcext:value-type="float">
            <text:p>50652173.91</text:p>
          </table:table-cell>
          <table:table-cell office:value-type="float" office:value="-67.43919373" calcext:value-type="float">
            <text:p>-67.43919373</text:p>
          </table:table-cell>
          <table:table-cell table:number-columns-repeated="3"/>
        </table:table-row>
        <table:table-row table:style-name="ro2">
          <table:table-cell office:value-type="float" office:value="50869565.22" calcext:value-type="float">
            <text:p>50869565.22</text:p>
          </table:table-cell>
          <table:table-cell office:value-type="float" office:value="-67.61476135" calcext:value-type="float">
            <text:p>-67.61476135</text:p>
          </table:table-cell>
          <table:table-cell table:number-columns-repeated="3"/>
        </table:table-row>
        <table:table-row table:style-name="ro2">
          <table:table-cell office:value-type="float" office:value="51086956.52" calcext:value-type="float">
            <text:p>51086956.52</text:p>
          </table:table-cell>
          <table:table-cell office:value-type="float" office:value="-67.7460556" calcext:value-type="float">
            <text:p>-67.7460556</text:p>
          </table:table-cell>
          <table:table-cell table:number-columns-repeated="3"/>
        </table:table-row>
        <table:table-row table:style-name="ro2">
          <table:table-cell office:value-type="float" office:value="51304347.83" calcext:value-type="float">
            <text:p>51304347.83</text:p>
          </table:table-cell>
          <table:table-cell office:value-type="float" office:value="-67.72927856" calcext:value-type="float">
            <text:p>-67.72927856</text:p>
          </table:table-cell>
          <table:table-cell table:number-columns-repeated="3"/>
        </table:table-row>
        <table:table-row table:style-name="ro2">
          <table:table-cell office:value-type="float" office:value="51521739.13" calcext:value-type="float">
            <text:p>51521739.13</text:p>
          </table:table-cell>
          <table:table-cell office:value-type="float" office:value="-67.96530914" calcext:value-type="float">
            <text:p>-67.96530914</text:p>
          </table:table-cell>
          <table:table-cell table:number-columns-repeated="3"/>
        </table:table-row>
        <table:table-row table:style-name="ro2">
          <table:table-cell office:value-type="float" office:value="51739130.43" calcext:value-type="float">
            <text:p>51739130.43</text:p>
          </table:table-cell>
          <table:table-cell office:value-type="float" office:value="-67.93221283" calcext:value-type="float">
            <text:p>-67.93221283</text:p>
          </table:table-cell>
          <table:table-cell table:number-columns-repeated="3"/>
        </table:table-row>
        <table:table-row table:style-name="ro2">
          <table:table-cell office:value-type="float" office:value="51956521.74" calcext:value-type="float">
            <text:p>51956521.74</text:p>
          </table:table-cell>
          <table:table-cell office:value-type="float" office:value="-68.29960632" calcext:value-type="float">
            <text:p>-68.29960632</text:p>
          </table:table-cell>
          <table:table-cell table:number-columns-repeated="3"/>
        </table:table-row>
        <table:table-row table:style-name="ro2">
          <table:table-cell office:value-type="float" office:value="52173913.04" calcext:value-type="float">
            <text:p>52173913.04</text:p>
          </table:table-cell>
          <table:table-cell office:value-type="float" office:value="-68.22937012" calcext:value-type="float">
            <text:p>-68.22937012</text:p>
          </table:table-cell>
          <table:table-cell table:number-columns-repeated="3"/>
        </table:table-row>
        <table:table-row table:style-name="ro2">
          <table:table-cell office:value-type="float" office:value="52391304.35" calcext:value-type="float">
            <text:p>52391304.35</text:p>
          </table:table-cell>
          <table:table-cell office:value-type="float" office:value="-68.47247314" calcext:value-type="float">
            <text:p>-68.47247314</text:p>
          </table:table-cell>
          <table:table-cell table:number-columns-repeated="3"/>
        </table:table-row>
        <table:table-row table:style-name="ro2">
          <table:table-cell office:value-type="float" office:value="52608695.65" calcext:value-type="float">
            <text:p>52608695.65</text:p>
          </table:table-cell>
          <table:table-cell office:value-type="float" office:value="-68.52690125" calcext:value-type="float">
            <text:p>-68.52690125</text:p>
          </table:table-cell>
          <table:table-cell table:number-columns-repeated="3"/>
        </table:table-row>
        <table:table-row table:style-name="ro2">
          <table:table-cell office:value-type="float" office:value="52826086.96" calcext:value-type="float">
            <text:p>52826086.96</text:p>
          </table:table-cell>
          <table:table-cell office:value-type="float" office:value="-68.73858643" calcext:value-type="float">
            <text:p>-68.73858643</text:p>
          </table:table-cell>
          <table:table-cell table:number-columns-repeated="3"/>
        </table:table-row>
        <table:table-row table:style-name="ro2">
          <table:table-cell office:value-type="float" office:value="53043478.26" calcext:value-type="float">
            <text:p>53043478.26</text:p>
          </table:table-cell>
          <table:table-cell office:value-type="float" office:value="-68.8060379" calcext:value-type="float">
            <text:p>-68.8060379</text:p>
          </table:table-cell>
          <table:table-cell table:number-columns-repeated="3"/>
        </table:table-row>
        <table:table-row table:style-name="ro2">
          <table:table-cell office:value-type="float" office:value="53260869.57" calcext:value-type="float">
            <text:p>53260869.57</text:p>
          </table:table-cell>
          <table:table-cell office:value-type="float" office:value="-69.17069244" calcext:value-type="float">
            <text:p>-69.17069244</text:p>
          </table:table-cell>
          <table:table-cell table:number-columns-repeated="3"/>
        </table:table-row>
        <table:table-row table:style-name="ro2">
          <table:table-cell office:value-type="float" office:value="53478260.87" calcext:value-type="float">
            <text:p>53478260.87</text:p>
          </table:table-cell>
          <table:table-cell office:value-type="float" office:value="-69.16566467" calcext:value-type="float">
            <text:p>-69.16566467</text:p>
          </table:table-cell>
          <table:table-cell table:number-columns-repeated="3"/>
        </table:table-row>
        <table:table-row table:style-name="ro2">
          <table:table-cell office:value-type="float" office:value="53695652.17" calcext:value-type="float">
            <text:p>53695652.17</text:p>
          </table:table-cell>
          <table:table-cell office:value-type="float" office:value="-69.41433716" calcext:value-type="float">
            <text:p>-69.41433716</text:p>
          </table:table-cell>
          <table:table-cell table:number-columns-repeated="3"/>
        </table:table-row>
        <table:table-row table:style-name="ro2">
          <table:table-cell office:value-type="float" office:value="53913043.48" calcext:value-type="float">
            <text:p>53913043.48</text:p>
          </table:table-cell>
          <table:table-cell office:value-type="float" office:value="-69.51672363" calcext:value-type="float">
            <text:p>-69.51672363</text:p>
          </table:table-cell>
          <table:table-cell table:number-columns-repeated="3"/>
        </table:table-row>
        <table:table-row table:style-name="ro2">
          <table:table-cell office:value-type="float" office:value="54130434.78" calcext:value-type="float">
            <text:p>54130434.78</text:p>
          </table:table-cell>
          <table:table-cell office:value-type="float" office:value="-69.360672" calcext:value-type="float">
            <text:p>-69.360672</text:p>
          </table:table-cell>
          <table:table-cell table:number-columns-repeated="3"/>
        </table:table-row>
        <table:table-row table:style-name="ro2">
          <table:table-cell office:value-type="float" office:value="54347826.09" calcext:value-type="float">
            <text:p>54347826.09</text:p>
          </table:table-cell>
          <table:table-cell office:value-type="float" office:value="-69.59672546" calcext:value-type="float">
            <text:p>-69.59672546</text:p>
          </table:table-cell>
          <table:table-cell table:number-columns-repeated="3"/>
        </table:table-row>
        <table:table-row table:style-name="ro2">
          <table:table-cell office:value-type="float" office:value="54565217.39" calcext:value-type="float">
            <text:p>54565217.39</text:p>
          </table:table-cell>
          <table:table-cell office:value-type="float" office:value="-69.81038666" calcext:value-type="float">
            <text:p>-69.81038666</text:p>
          </table:table-cell>
          <table:table-cell table:number-columns-repeated="3"/>
        </table:table-row>
        <table:table-row table:style-name="ro2">
          <table:table-cell office:value-type="float" office:value="54782608.7" calcext:value-type="float">
            <text:p>54782608.7</text:p>
          </table:table-cell>
          <table:table-cell office:value-type="float" office:value="-69.76555634" calcext:value-type="float">
            <text:p>-69.76555634</text:p>
          </table:table-cell>
          <table:table-cell table:number-columns-repeated="3"/>
        </table:table-row>
        <table:table-row table:style-name="ro2">
          <table:table-cell office:value-type="float" office:value="55000000" calcext:value-type="float">
            <text:p>55000000</text:p>
          </table:table-cell>
          <table:table-cell office:value-type="float" office:value="-69.70982361" calcext:value-type="float">
            <text:p>-69.70982361</text:p>
          </table:table-cell>
          <table:table-cell table:number-columns-repeated="3"/>
        </table:table-row>
        <table:table-row table:style-name="ro2">
          <table:table-cell office:value-type="float" office:value="55217391.3" calcext:value-type="float">
            <text:p>55217391.3</text:p>
          </table:table-cell>
          <table:table-cell office:value-type="float" office:value="-69.65032959" calcext:value-type="float">
            <text:p>-69.65032959</text:p>
          </table:table-cell>
          <table:table-cell table:number-columns-repeated="3"/>
        </table:table-row>
        <table:table-row table:style-name="ro2">
          <table:table-cell office:value-type="float" office:value="55434782.61" calcext:value-type="float">
            <text:p>55434782.61</text:p>
          </table:table-cell>
          <table:table-cell office:value-type="float" office:value="-69.76594543" calcext:value-type="float">
            <text:p>-69.76594543</text:p>
          </table:table-cell>
          <table:table-cell table:number-columns-repeated="3"/>
        </table:table-row>
        <table:table-row table:style-name="ro2">
          <table:table-cell office:value-type="float" office:value="55652173.91" calcext:value-type="float">
            <text:p>55652173.91</text:p>
          </table:table-cell>
          <table:table-cell office:value-type="float" office:value="-70.28158569" calcext:value-type="float">
            <text:p>-70.28158569</text:p>
          </table:table-cell>
          <table:table-cell table:number-columns-repeated="3"/>
        </table:table-row>
        <table:table-row table:style-name="ro2">
          <table:table-cell office:value-type="float" office:value="55869565.22" calcext:value-type="float">
            <text:p>55869565.22</text:p>
          </table:table-cell>
          <table:table-cell office:value-type="float" office:value="-70.53009796" calcext:value-type="float">
            <text:p>-70.53009796</text:p>
          </table:table-cell>
          <table:table-cell table:number-columns-repeated="3"/>
        </table:table-row>
        <table:table-row table:style-name="ro2">
          <table:table-cell office:value-type="float" office:value="56086956.52" calcext:value-type="float">
            <text:p>56086956.52</text:p>
          </table:table-cell>
          <table:table-cell office:value-type="float" office:value="-70.65022278" calcext:value-type="float">
            <text:p>-70.65022278</text:p>
          </table:table-cell>
          <table:table-cell table:number-columns-repeated="3"/>
        </table:table-row>
        <table:table-row table:style-name="ro2">
          <table:table-cell office:value-type="float" office:value="56304347.83" calcext:value-type="float">
            <text:p>56304347.83</text:p>
          </table:table-cell>
          <table:table-cell office:value-type="float" office:value="-70.83927155" calcext:value-type="float">
            <text:p>-70.83927155</text:p>
          </table:table-cell>
          <table:table-cell table:number-columns-repeated="3"/>
        </table:table-row>
        <table:table-row table:style-name="ro2">
          <table:table-cell office:value-type="float" office:value="56521739.13" calcext:value-type="float">
            <text:p>56521739.13</text:p>
          </table:table-cell>
          <table:table-cell office:value-type="float" office:value="-70.92736053" calcext:value-type="float">
            <text:p>-70.92736053</text:p>
          </table:table-cell>
          <table:table-cell table:number-columns-repeated="3"/>
        </table:table-row>
        <table:table-row table:style-name="ro2">
          <table:table-cell office:value-type="float" office:value="56739130.43" calcext:value-type="float">
            <text:p>56739130.43</text:p>
          </table:table-cell>
          <table:table-cell office:value-type="float" office:value="-70.98511505" calcext:value-type="float">
            <text:p>-70.98511505</text:p>
          </table:table-cell>
          <table:table-cell table:number-columns-repeated="3"/>
        </table:table-row>
        <table:table-row table:style-name="ro2">
          <table:table-cell office:value-type="float" office:value="56956521.74" calcext:value-type="float">
            <text:p>56956521.74</text:p>
          </table:table-cell>
          <table:table-cell office:value-type="float" office:value="-71.0994873" calcext:value-type="float">
            <text:p>-71.0994873</text:p>
          </table:table-cell>
          <table:table-cell table:number-columns-repeated="3"/>
        </table:table-row>
        <table:table-row table:style-name="ro2">
          <table:table-cell office:value-type="float" office:value="57173913.04" calcext:value-type="float">
            <text:p>57173913.04</text:p>
          </table:table-cell>
          <table:table-cell office:value-type="float" office:value="-71.39131165" calcext:value-type="float">
            <text:p>-71.39131165</text:p>
          </table:table-cell>
          <table:table-cell table:number-columns-repeated="3"/>
        </table:table-row>
        <table:table-row table:style-name="ro2">
          <table:table-cell office:value-type="float" office:value="57391304.35" calcext:value-type="float">
            <text:p>57391304.35</text:p>
          </table:table-cell>
          <table:table-cell office:value-type="float" office:value="-71.72305298" calcext:value-type="float">
            <text:p>-71.72305298</text:p>
          </table:table-cell>
          <table:table-cell table:number-columns-repeated="3"/>
        </table:table-row>
        <table:table-row table:style-name="ro2">
          <table:table-cell office:value-type="float" office:value="57608695.65" calcext:value-type="float">
            <text:p>57608695.65</text:p>
          </table:table-cell>
          <table:table-cell office:value-type="float" office:value="-71.74886322" calcext:value-type="float">
            <text:p>-71.74886322</text:p>
          </table:table-cell>
          <table:table-cell table:number-columns-repeated="3"/>
        </table:table-row>
        <table:table-row table:style-name="ro2">
          <table:table-cell office:value-type="float" office:value="57826086.96" calcext:value-type="float">
            <text:p>57826086.96</text:p>
          </table:table-cell>
          <table:table-cell office:value-type="float" office:value="-71.8001709" calcext:value-type="float">
            <text:p>-71.8001709</text:p>
          </table:table-cell>
          <table:table-cell table:number-columns-repeated="3"/>
        </table:table-row>
        <table:table-row table:style-name="ro2">
          <table:table-cell office:value-type="float" office:value="58043478.26" calcext:value-type="float">
            <text:p>58043478.26</text:p>
          </table:table-cell>
          <table:table-cell office:value-type="float" office:value="-71.93416595" calcext:value-type="float">
            <text:p>-71.93416595</text:p>
          </table:table-cell>
          <table:table-cell table:number-columns-repeated="3"/>
        </table:table-row>
        <table:table-row table:style-name="ro2">
          <table:table-cell office:value-type="float" office:value="58260869.57" calcext:value-type="float">
            <text:p>58260869.57</text:p>
          </table:table-cell>
          <table:table-cell office:value-type="float" office:value="-71.94932556" calcext:value-type="float">
            <text:p>-71.94932556</text:p>
          </table:table-cell>
          <table:table-cell table:number-columns-repeated="3"/>
        </table:table-row>
        <table:table-row table:style-name="ro2">
          <table:table-cell office:value-type="float" office:value="58478260.87" calcext:value-type="float">
            <text:p>58478260.87</text:p>
          </table:table-cell>
          <table:table-cell office:value-type="float" office:value="-72.35509491" calcext:value-type="float">
            <text:p>-72.35509491</text:p>
          </table:table-cell>
          <table:table-cell table:number-columns-repeated="3"/>
        </table:table-row>
        <table:table-row table:style-name="ro2">
          <table:table-cell office:value-type="float" office:value="58695652.17" calcext:value-type="float">
            <text:p>58695652.17</text:p>
          </table:table-cell>
          <table:table-cell office:value-type="float" office:value="-72.31001282" calcext:value-type="float">
            <text:p>-72.31001282</text:p>
          </table:table-cell>
          <table:table-cell table:number-columns-repeated="3"/>
        </table:table-row>
        <table:table-row table:style-name="ro2">
          <table:table-cell office:value-type="float" office:value="58913043.48" calcext:value-type="float">
            <text:p>58913043.48</text:p>
          </table:table-cell>
          <table:table-cell office:value-type="float" office:value="-72.27873993" calcext:value-type="float">
            <text:p>-72.27873993</text:p>
          </table:table-cell>
          <table:table-cell table:number-columns-repeated="3"/>
        </table:table-row>
        <table:table-row table:style-name="ro2">
          <table:table-cell office:value-type="float" office:value="59130434.78" calcext:value-type="float">
            <text:p>59130434.78</text:p>
          </table:table-cell>
          <table:table-cell office:value-type="float" office:value="-72.37924194" calcext:value-type="float">
            <text:p>-72.37924194</text:p>
          </table:table-cell>
          <table:table-cell table:number-columns-repeated="3"/>
        </table:table-row>
        <table:table-row table:style-name="ro2">
          <table:table-cell office:value-type="float" office:value="59347826.09" calcext:value-type="float">
            <text:p>59347826.09</text:p>
          </table:table-cell>
          <table:table-cell office:value-type="float" office:value="-72.44475555" calcext:value-type="float">
            <text:p>-72.44475555</text:p>
          </table:table-cell>
          <table:table-cell table:number-columns-repeated="3"/>
        </table:table-row>
        <table:table-row table:style-name="ro2">
          <table:table-cell office:value-type="float" office:value="59565217.39" calcext:value-type="float">
            <text:p>59565217.39</text:p>
          </table:table-cell>
          <table:table-cell office:value-type="float" office:value="-72.61538696" calcext:value-type="float">
            <text:p>-72.61538696</text:p>
          </table:table-cell>
          <table:table-cell table:number-columns-repeated="3"/>
        </table:table-row>
        <table:table-row table:style-name="ro2">
          <table:table-cell office:value-type="float" office:value="59782608.7" calcext:value-type="float">
            <text:p>59782608.7</text:p>
          </table:table-cell>
          <table:table-cell office:value-type="float" office:value="-72.74004364" calcext:value-type="float">
            <text:p>-72.74004364</text:p>
          </table:table-cell>
          <table:table-cell table:number-columns-repeated="3"/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office:value-type="float" office:value="-72.79734039" calcext:value-type="float">
            <text:p>-72.79734039</text:p>
          </table:table-cell>
          <table:table-cell table:number-columns-repeated="3"/>
        </table:table-row>
        <table:table-row table:style-name="ro2">
          <table:table-cell office:value-type="float" office:value="60217391.3" calcext:value-type="float">
            <text:p>60217391.3</text:p>
          </table:table-cell>
          <table:table-cell office:value-type="float" office:value="-72.7652359" calcext:value-type="float">
            <text:p>-72.7652359</text:p>
          </table:table-cell>
          <table:table-cell table:number-columns-repeated="3"/>
        </table:table-row>
        <table:table-row table:style-name="ro2">
          <table:table-cell office:value-type="float" office:value="60434782.61" calcext:value-type="float">
            <text:p>60434782.61</text:p>
          </table:table-cell>
          <table:table-cell office:value-type="float" office:value="-73.15041351" calcext:value-type="float">
            <text:p>-73.15041351</text:p>
          </table:table-cell>
          <table:table-cell table:number-columns-repeated="3"/>
        </table:table-row>
        <table:table-row table:style-name="ro2">
          <table:table-cell office:value-type="float" office:value="60652173.91" calcext:value-type="float">
            <text:p>60652173.91</text:p>
          </table:table-cell>
          <table:table-cell office:value-type="float" office:value="-73.41719818" calcext:value-type="float">
            <text:p>-73.41719818</text:p>
          </table:table-cell>
          <table:table-cell table:number-columns-repeated="3"/>
        </table:table-row>
        <table:table-row table:style-name="ro2">
          <table:table-cell office:value-type="float" office:value="60869565.22" calcext:value-type="float">
            <text:p>60869565.22</text:p>
          </table:table-cell>
          <table:table-cell office:value-type="float" office:value="-73.45783234" calcext:value-type="float">
            <text:p>-73.45783234</text:p>
          </table:table-cell>
          <table:table-cell table:number-columns-repeated="3"/>
        </table:table-row>
        <table:table-row table:style-name="ro2">
          <table:table-cell office:value-type="float" office:value="61086956.52" calcext:value-type="float">
            <text:p>61086956.52</text:p>
          </table:table-cell>
          <table:table-cell office:value-type="float" office:value="-73.65700531" calcext:value-type="float">
            <text:p>-73.65700531</text:p>
          </table:table-cell>
          <table:table-cell table:number-columns-repeated="3"/>
        </table:table-row>
        <table:table-row table:style-name="ro2">
          <table:table-cell office:value-type="float" office:value="61304347.83" calcext:value-type="float">
            <text:p>61304347.83</text:p>
          </table:table-cell>
          <table:table-cell office:value-type="float" office:value="-73.88663483" calcext:value-type="float">
            <text:p>-73.88663483</text:p>
          </table:table-cell>
          <table:table-cell table:number-columns-repeated="3"/>
        </table:table-row>
        <table:table-row table:style-name="ro2">
          <table:table-cell office:value-type="float" office:value="61521739.13" calcext:value-type="float">
            <text:p>61521739.13</text:p>
          </table:table-cell>
          <table:table-cell office:value-type="float" office:value="-74.03147888" calcext:value-type="float">
            <text:p>-74.03147888</text:p>
          </table:table-cell>
          <table:table-cell table:number-columns-repeated="3"/>
        </table:table-row>
        <table:table-row table:style-name="ro2">
          <table:table-cell office:value-type="float" office:value="61739130.43" calcext:value-type="float">
            <text:p>61739130.43</text:p>
          </table:table-cell>
          <table:table-cell office:value-type="float" office:value="-73.9972229" calcext:value-type="float">
            <text:p>-73.9972229</text:p>
          </table:table-cell>
          <table:table-cell table:number-columns-repeated="3"/>
        </table:table-row>
        <table:table-row table:style-name="ro2">
          <table:table-cell office:value-type="float" office:value="61956521.74" calcext:value-type="float">
            <text:p>61956521.74</text:p>
          </table:table-cell>
          <table:table-cell office:value-type="float" office:value="-74.33786774" calcext:value-type="float">
            <text:p>-74.33786774</text:p>
          </table:table-cell>
          <table:table-cell table:number-columns-repeated="3"/>
        </table:table-row>
        <table:table-row table:style-name="ro2">
          <table:table-cell office:value-type="float" office:value="62173913.04" calcext:value-type="float">
            <text:p>62173913.04</text:p>
          </table:table-cell>
          <table:table-cell office:value-type="float" office:value="-74.39678192" calcext:value-type="float">
            <text:p>-74.39678192</text:p>
          </table:table-cell>
          <table:table-cell table:number-columns-repeated="3"/>
        </table:table-row>
        <table:table-row table:style-name="ro2">
          <table:table-cell office:value-type="float" office:value="62391304.35" calcext:value-type="float">
            <text:p>62391304.35</text:p>
          </table:table-cell>
          <table:table-cell office:value-type="float" office:value="-74.47090912" calcext:value-type="float">
            <text:p>-74.47090912</text:p>
          </table:table-cell>
          <table:table-cell table:number-columns-repeated="3"/>
        </table:table-row>
        <table:table-row table:style-name="ro2">
          <table:table-cell office:value-type="float" office:value="62608695.65" calcext:value-type="float">
            <text:p>62608695.65</text:p>
          </table:table-cell>
          <table:table-cell office:value-type="float" office:value="-74.67082214" calcext:value-type="float">
            <text:p>-74.67082214</text:p>
          </table:table-cell>
          <table:table-cell table:number-columns-repeated="3"/>
        </table:table-row>
        <table:table-row table:style-name="ro2">
          <table:table-cell office:value-type="float" office:value="62826086.96" calcext:value-type="float">
            <text:p>62826086.96</text:p>
          </table:table-cell>
          <table:table-cell office:value-type="float" office:value="-74.96078491" calcext:value-type="float">
            <text:p>-74.96078491</text:p>
          </table:table-cell>
          <table:table-cell table:number-columns-repeated="3"/>
        </table:table-row>
        <table:table-row table:style-name="ro2">
          <table:table-cell office:value-type="float" office:value="63043478.26" calcext:value-type="float">
            <text:p>63043478.26</text:p>
          </table:table-cell>
          <table:table-cell office:value-type="float" office:value="-75.02131653" calcext:value-type="float">
            <text:p>-75.02131653</text:p>
          </table:table-cell>
          <table:table-cell table:number-columns-repeated="3"/>
        </table:table-row>
        <table:table-row table:style-name="ro2">
          <table:table-cell office:value-type="float" office:value="63260869.57" calcext:value-type="float">
            <text:p>63260869.57</text:p>
          </table:table-cell>
          <table:table-cell office:value-type="float" office:value="-74.92097473" calcext:value-type="float">
            <text:p>-74.92097473</text:p>
          </table:table-cell>
          <table:table-cell table:number-columns-repeated="3"/>
        </table:table-row>
        <table:table-row table:style-name="ro2">
          <table:table-cell office:value-type="float" office:value="63478260.87" calcext:value-type="float">
            <text:p>63478260.87</text:p>
          </table:table-cell>
          <table:table-cell office:value-type="float" office:value="-75.17274475" calcext:value-type="float">
            <text:p>-75.17274475</text:p>
          </table:table-cell>
          <table:table-cell table:number-columns-repeated="3"/>
        </table:table-row>
        <table:table-row table:style-name="ro2">
          <table:table-cell office:value-type="float" office:value="63695652.17" calcext:value-type="float">
            <text:p>63695652.17</text:p>
          </table:table-cell>
          <table:table-cell office:value-type="float" office:value="-75.24217224" calcext:value-type="float">
            <text:p>-75.24217224</text:p>
          </table:table-cell>
          <table:table-cell table:number-columns-repeated="3"/>
        </table:table-row>
        <table:table-row table:style-name="ro2">
          <table:table-cell office:value-type="float" office:value="63913043.48" calcext:value-type="float">
            <text:p>63913043.48</text:p>
          </table:table-cell>
          <table:table-cell office:value-type="float" office:value="-75.6192627" calcext:value-type="float">
            <text:p>-75.6192627</text:p>
          </table:table-cell>
          <table:table-cell table:number-columns-repeated="3"/>
        </table:table-row>
        <table:table-row table:style-name="ro2">
          <table:table-cell office:value-type="float" office:value="64130434.78" calcext:value-type="float">
            <text:p>64130434.78</text:p>
          </table:table-cell>
          <table:table-cell office:value-type="float" office:value="-75.75032806" calcext:value-type="float">
            <text:p>-75.75032806</text:p>
          </table:table-cell>
          <table:table-cell table:number-columns-repeated="3"/>
        </table:table-row>
        <table:table-row table:style-name="ro2">
          <table:table-cell office:value-type="float" office:value="64347826.09" calcext:value-type="float">
            <text:p>64347826.09</text:p>
          </table:table-cell>
          <table:table-cell office:value-type="float" office:value="-75.97353363" calcext:value-type="float">
            <text:p>-75.97353363</text:p>
          </table:table-cell>
          <table:table-cell table:number-columns-repeated="3"/>
        </table:table-row>
        <table:table-row table:style-name="ro2">
          <table:table-cell office:value-type="float" office:value="64565217.39" calcext:value-type="float">
            <text:p>64565217.39</text:p>
          </table:table-cell>
          <table:table-cell office:value-type="float" office:value="-76.13264465" calcext:value-type="float">
            <text:p>-76.13264465</text:p>
          </table:table-cell>
          <table:table-cell table:number-columns-repeated="3"/>
        </table:table-row>
        <table:table-row table:style-name="ro2">
          <table:table-cell office:value-type="float" office:value="64782608.7" calcext:value-type="float">
            <text:p>64782608.7</text:p>
          </table:table-cell>
          <table:table-cell office:value-type="float" office:value="-76.33377075" calcext:value-type="float">
            <text:p>-76.33377075</text:p>
          </table:table-cell>
          <table:table-cell table:number-columns-repeated="3"/>
        </table:table-row>
        <table:table-row table:style-name="ro2">
          <table:table-cell office:value-type="float" office:value="65000000" calcext:value-type="float">
            <text:p>65000000</text:p>
          </table:table-cell>
          <table:table-cell office:value-type="float" office:value="-76.58168793" calcext:value-type="float">
            <text:p>-76.58168793</text:p>
          </table:table-cell>
          <table:table-cell table:number-columns-repeated="3"/>
        </table:table-row>
        <table:table-row table:style-name="ro2">
          <table:table-cell office:value-type="float" office:value="65217391.3" calcext:value-type="float">
            <text:p>65217391.3</text:p>
          </table:table-cell>
          <table:table-cell office:value-type="float" office:value="-76.76039124" calcext:value-type="float">
            <text:p>-76.76039124</text:p>
          </table:table-cell>
          <table:table-cell table:number-columns-repeated="3"/>
        </table:table-row>
        <table:table-row table:style-name="ro2">
          <table:table-cell office:value-type="float" office:value="65434782.61" calcext:value-type="float">
            <text:p>65434782.61</text:p>
          </table:table-cell>
          <table:table-cell office:value-type="float" office:value="-76.70683289" calcext:value-type="float">
            <text:p>-76.70683289</text:p>
          </table:table-cell>
          <table:table-cell table:number-columns-repeated="3"/>
        </table:table-row>
        <table:table-row table:style-name="ro2">
          <table:table-cell office:value-type="float" office:value="65652173.91" calcext:value-type="float">
            <text:p>65652173.91</text:p>
          </table:table-cell>
          <table:table-cell office:value-type="float" office:value="-76.93788147" calcext:value-type="float">
            <text:p>-76.93788147</text:p>
          </table:table-cell>
          <table:table-cell table:number-columns-repeated="3"/>
        </table:table-row>
        <table:table-row table:style-name="ro2">
          <table:table-cell office:value-type="float" office:value="65869565.22" calcext:value-type="float">
            <text:p>65869565.22</text:p>
          </table:table-cell>
          <table:table-cell office:value-type="float" office:value="-77.22393799" calcext:value-type="float">
            <text:p>-77.22393799</text:p>
          </table:table-cell>
          <table:table-cell table:number-columns-repeated="3"/>
        </table:table-row>
        <table:table-row table:style-name="ro2">
          <table:table-cell office:value-type="float" office:value="66086956.52" calcext:value-type="float">
            <text:p>66086956.52</text:p>
          </table:table-cell>
          <table:table-cell office:value-type="float" office:value="-77.09860229" calcext:value-type="float">
            <text:p>-77.09860229</text:p>
          </table:table-cell>
          <table:table-cell table:number-columns-repeated="3"/>
        </table:table-row>
        <table:table-row table:style-name="ro2">
          <table:table-cell office:value-type="float" office:value="66304347.83" calcext:value-type="float">
            <text:p>66304347.83</text:p>
          </table:table-cell>
          <table:table-cell office:value-type="float" office:value="-77.01970673" calcext:value-type="float">
            <text:p>-77.01970673</text:p>
          </table:table-cell>
          <table:table-cell table:number-columns-repeated="3"/>
        </table:table-row>
        <table:table-row table:style-name="ro2">
          <table:table-cell office:value-type="float" office:value="66521739.13" calcext:value-type="float">
            <text:p>66521739.13</text:p>
          </table:table-cell>
          <table:table-cell office:value-type="float" office:value="-77.61719513" calcext:value-type="float">
            <text:p>-77.61719513</text:p>
          </table:table-cell>
          <table:table-cell table:number-columns-repeated="3"/>
        </table:table-row>
        <table:table-row table:style-name="ro2">
          <table:table-cell office:value-type="float" office:value="66739130.43" calcext:value-type="float">
            <text:p>66739130.43</text:p>
          </table:table-cell>
          <table:table-cell office:value-type="float" office:value="-77.59446716" calcext:value-type="float">
            <text:p>-77.59446716</text:p>
          </table:table-cell>
          <table:table-cell table:number-columns-repeated="3"/>
        </table:table-row>
        <table:table-row table:style-name="ro2">
          <table:table-cell office:value-type="float" office:value="66956521.74" calcext:value-type="float">
            <text:p>66956521.74</text:p>
          </table:table-cell>
          <table:table-cell office:value-type="float" office:value="-77.73770142" calcext:value-type="float">
            <text:p>-77.73770142</text:p>
          </table:table-cell>
          <table:table-cell table:number-columns-repeated="3"/>
        </table:table-row>
        <table:table-row table:style-name="ro2">
          <table:table-cell office:value-type="float" office:value="67173913.04" calcext:value-type="float">
            <text:p>67173913.04</text:p>
          </table:table-cell>
          <table:table-cell office:value-type="float" office:value="-77.74567413" calcext:value-type="float">
            <text:p>-77.74567413</text:p>
          </table:table-cell>
          <table:table-cell table:number-columns-repeated="3"/>
        </table:table-row>
        <table:table-row table:style-name="ro2">
          <table:table-cell office:value-type="float" office:value="67391304.35" calcext:value-type="float">
            <text:p>67391304.35</text:p>
          </table:table-cell>
          <table:table-cell office:value-type="float" office:value="-77.90193176" calcext:value-type="float">
            <text:p>-77.90193176</text:p>
          </table:table-cell>
          <table:table-cell table:number-columns-repeated="3"/>
        </table:table-row>
        <table:table-row table:style-name="ro2">
          <table:table-cell office:value-type="float" office:value="67608695.65" calcext:value-type="float">
            <text:p>67608695.65</text:p>
          </table:table-cell>
          <table:table-cell office:value-type="float" office:value="-77.96784973" calcext:value-type="float">
            <text:p>-77.96784973</text:p>
          </table:table-cell>
          <table:table-cell table:number-columns-repeated="3"/>
        </table:table-row>
        <table:table-row table:style-name="ro2">
          <table:table-cell office:value-type="float" office:value="67826086.96" calcext:value-type="float">
            <text:p>67826086.96</text:p>
          </table:table-cell>
          <table:table-cell office:value-type="float" office:value="-78.22543335" calcext:value-type="float">
            <text:p>-78.22543335</text:p>
          </table:table-cell>
          <table:table-cell table:number-columns-repeated="3"/>
        </table:table-row>
        <table:table-row table:style-name="ro2">
          <table:table-cell office:value-type="float" office:value="68043478.26" calcext:value-type="float">
            <text:p>68043478.26</text:p>
          </table:table-cell>
          <table:table-cell office:value-type="float" office:value="-78.24913025" calcext:value-type="float">
            <text:p>-78.24913025</text:p>
          </table:table-cell>
          <table:table-cell table:number-columns-repeated="3"/>
        </table:table-row>
        <table:table-row table:style-name="ro2">
          <table:table-cell office:value-type="float" office:value="68260869.57" calcext:value-type="float">
            <text:p>68260869.57</text:p>
          </table:table-cell>
          <table:table-cell office:value-type="float" office:value="-78.47307587" calcext:value-type="float">
            <text:p>-78.47307587</text:p>
          </table:table-cell>
          <table:table-cell table:number-columns-repeated="3"/>
        </table:table-row>
        <table:table-row table:style-name="ro2">
          <table:table-cell office:value-type="float" office:value="68478260.87" calcext:value-type="float">
            <text:p>68478260.87</text:p>
          </table:table-cell>
          <table:table-cell office:value-type="float" office:value="-78.5723114" calcext:value-type="float">
            <text:p>-78.5723114</text:p>
          </table:table-cell>
          <table:table-cell table:number-columns-repeated="3"/>
        </table:table-row>
        <table:table-row table:style-name="ro2">
          <table:table-cell office:value-type="float" office:value="68695652.17" calcext:value-type="float">
            <text:p>68695652.17</text:p>
          </table:table-cell>
          <table:table-cell office:value-type="float" office:value="-78.55595398" calcext:value-type="float">
            <text:p>-78.55595398</text:p>
          </table:table-cell>
          <table:table-cell table:number-columns-repeated="3"/>
        </table:table-row>
        <table:table-row table:style-name="ro2">
          <table:table-cell office:value-type="float" office:value="68913043.48" calcext:value-type="float">
            <text:p>68913043.48</text:p>
          </table:table-cell>
          <table:table-cell office:value-type="float" office:value="-78.93830872" calcext:value-type="float">
            <text:p>-78.93830872</text:p>
          </table:table-cell>
          <table:table-cell table:number-columns-repeated="3"/>
        </table:table-row>
        <table:table-row table:style-name="ro2">
          <table:table-cell office:value-type="float" office:value="69130434.78" calcext:value-type="float">
            <text:p>69130434.78</text:p>
          </table:table-cell>
          <table:table-cell office:value-type="float" office:value="-78.58622742" calcext:value-type="float">
            <text:p>-78.58622742</text:p>
          </table:table-cell>
          <table:table-cell table:number-columns-repeated="3"/>
        </table:table-row>
        <table:table-row table:style-name="ro2">
          <table:table-cell office:value-type="float" office:value="69347826.09" calcext:value-type="float">
            <text:p>69347826.09</text:p>
          </table:table-cell>
          <table:table-cell office:value-type="float" office:value="-78.93768311" calcext:value-type="float">
            <text:p>-78.93768311</text:p>
          </table:table-cell>
          <table:table-cell table:number-columns-repeated="3"/>
        </table:table-row>
        <table:table-row table:style-name="ro2">
          <table:table-cell office:value-type="float" office:value="69565217.39" calcext:value-type="float">
            <text:p>69565217.39</text:p>
          </table:table-cell>
          <table:table-cell office:value-type="float" office:value="-79.17084503" calcext:value-type="float">
            <text:p>-79.17084503</text:p>
          </table:table-cell>
          <table:table-cell table:number-columns-repeated="3"/>
        </table:table-row>
        <table:table-row table:style-name="ro2">
          <table:table-cell office:value-type="float" office:value="69782608.7" calcext:value-type="float">
            <text:p>69782608.7</text:p>
          </table:table-cell>
          <table:table-cell office:value-type="float" office:value="-79.07899475" calcext:value-type="float">
            <text:p>-79.07899475</text:p>
          </table:table-cell>
          <table:table-cell table:number-columns-repeated="3"/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office:value-type="float" office:value="-79.24319458" calcext:value-type="float">
            <text:p>-79.24319458</text:p>
          </table:table-cell>
          <table:table-cell table:number-columns-repeated="3"/>
        </table:table-row>
        <table:table-row table:style-name="ro2">
          <table:table-cell office:value-type="float" office:value="70217391.3" calcext:value-type="float">
            <text:p>70217391.3</text:p>
          </table:table-cell>
          <table:table-cell office:value-type="float" office:value="-79.54468536" calcext:value-type="float">
            <text:p>-79.54468536</text:p>
          </table:table-cell>
          <table:table-cell table:number-columns-repeated="3"/>
        </table:table-row>
        <table:table-row table:style-name="ro2">
          <table:table-cell office:value-type="float" office:value="70434782.61" calcext:value-type="float">
            <text:p>70434782.61</text:p>
          </table:table-cell>
          <table:table-cell office:value-type="float" office:value="-79.57946777" calcext:value-type="float">
            <text:p>-79.57946777</text:p>
          </table:table-cell>
          <table:table-cell table:number-columns-repeated="3"/>
        </table:table-row>
        <table:table-row table:style-name="ro2">
          <table:table-cell office:value-type="float" office:value="70652173.91" calcext:value-type="float">
            <text:p>70652173.91</text:p>
          </table:table-cell>
          <table:table-cell office:value-type="float" office:value="-79.64676666" calcext:value-type="float">
            <text:p>-79.64676666</text:p>
          </table:table-cell>
          <table:table-cell table:number-columns-repeated="3"/>
        </table:table-row>
        <table:table-row table:style-name="ro2">
          <table:table-cell office:value-type="float" office:value="70869565.22" calcext:value-type="float">
            <text:p>70869565.22</text:p>
          </table:table-cell>
          <table:table-cell office:value-type="float" office:value="-79.6175766" calcext:value-type="float">
            <text:p>-79.6175766</text:p>
          </table:table-cell>
          <table:table-cell table:number-columns-repeated="3"/>
        </table:table-row>
        <table:table-row table:style-name="ro2">
          <table:table-cell office:value-type="float" office:value="71086956.52" calcext:value-type="float">
            <text:p>71086956.52</text:p>
          </table:table-cell>
          <table:table-cell office:value-type="float" office:value="-79.98830414" calcext:value-type="float">
            <text:p>-79.98830414</text:p>
          </table:table-cell>
          <table:table-cell table:number-columns-repeated="3"/>
        </table:table-row>
        <table:table-row table:style-name="ro2">
          <table:table-cell office:value-type="float" office:value="71304347.83" calcext:value-type="float">
            <text:p>71304347.83</text:p>
          </table:table-cell>
          <table:table-cell office:value-type="float" office:value="-79.9885788" calcext:value-type="float">
            <text:p>-79.9885788</text:p>
          </table:table-cell>
          <table:table-cell table:number-columns-repeated="3"/>
        </table:table-row>
        <table:table-row table:style-name="ro2">
          <table:table-cell office:value-type="float" office:value="71521739.13" calcext:value-type="float">
            <text:p>71521739.13</text:p>
          </table:table-cell>
          <table:table-cell office:value-type="float" office:value="-80.00865936" calcext:value-type="float">
            <text:p>-80.00865936</text:p>
          </table:table-cell>
          <table:table-cell table:number-columns-repeated="3"/>
        </table:table-row>
        <table:table-row table:style-name="ro2">
          <table:table-cell office:value-type="float" office:value="71739130.43" calcext:value-type="float">
            <text:p>71739130.43</text:p>
          </table:table-cell>
          <table:table-cell office:value-type="float" office:value="-80.2374649" calcext:value-type="float">
            <text:p>-80.2374649</text:p>
          </table:table-cell>
          <table:table-cell table:number-columns-repeated="3"/>
        </table:table-row>
        <table:table-row table:style-name="ro2">
          <table:table-cell office:value-type="float" office:value="71956521.74" calcext:value-type="float">
            <text:p>71956521.74</text:p>
          </table:table-cell>
          <table:table-cell office:value-type="float" office:value="-80.26257324" calcext:value-type="float">
            <text:p>-80.26257324</text:p>
          </table:table-cell>
          <table:table-cell table:number-columns-repeated="3"/>
        </table:table-row>
        <table:table-row table:style-name="ro2">
          <table:table-cell office:value-type="float" office:value="72173913.04" calcext:value-type="float">
            <text:p>72173913.04</text:p>
          </table:table-cell>
          <table:table-cell office:value-type="float" office:value="-80.36961365" calcext:value-type="float">
            <text:p>-80.36961365</text:p>
          </table:table-cell>
          <table:table-cell table:number-columns-repeated="3"/>
        </table:table-row>
        <table:table-row table:style-name="ro2">
          <table:table-cell office:value-type="float" office:value="72391304.35" calcext:value-type="float">
            <text:p>72391304.35</text:p>
          </table:table-cell>
          <table:table-cell office:value-type="float" office:value="-80.32997131" calcext:value-type="float">
            <text:p>-80.32997131</text:p>
          </table:table-cell>
          <table:table-cell table:number-columns-repeated="3"/>
        </table:table-row>
        <table:table-row table:style-name="ro2">
          <table:table-cell office:value-type="float" office:value="72608695.65" calcext:value-type="float">
            <text:p>72608695.65</text:p>
          </table:table-cell>
          <table:table-cell office:value-type="float" office:value="-80.63053131" calcext:value-type="float">
            <text:p>-80.63053131</text:p>
          </table:table-cell>
          <table:table-cell table:number-columns-repeated="3"/>
        </table:table-row>
        <table:table-row table:style-name="ro2">
          <table:table-cell office:value-type="float" office:value="72826086.96" calcext:value-type="float">
            <text:p>72826086.96</text:p>
          </table:table-cell>
          <table:table-cell office:value-type="float" office:value="-80.76079559" calcext:value-type="float">
            <text:p>-80.76079559</text:p>
          </table:table-cell>
          <table:table-cell table:number-columns-repeated="3"/>
        </table:table-row>
        <table:table-row table:style-name="ro2">
          <table:table-cell office:value-type="float" office:value="73043478.26" calcext:value-type="float">
            <text:p>73043478.26</text:p>
          </table:table-cell>
          <table:table-cell office:value-type="float" office:value="-80.74305725" calcext:value-type="float">
            <text:p>-80.74305725</text:p>
          </table:table-cell>
          <table:table-cell table:number-columns-repeated="3"/>
        </table:table-row>
        <table:table-row table:style-name="ro2">
          <table:table-cell office:value-type="float" office:value="73260869.57" calcext:value-type="float">
            <text:p>73260869.57</text:p>
          </table:table-cell>
          <table:table-cell office:value-type="float" office:value="-80.89209747" calcext:value-type="float">
            <text:p>-80.89209747</text:p>
          </table:table-cell>
          <table:table-cell table:number-columns-repeated="3"/>
        </table:table-row>
        <table:table-row table:style-name="ro2">
          <table:table-cell office:value-type="float" office:value="73478260.87" calcext:value-type="float">
            <text:p>73478260.87</text:p>
          </table:table-cell>
          <table:table-cell office:value-type="float" office:value="-80.97000885" calcext:value-type="float">
            <text:p>-80.97000885</text:p>
          </table:table-cell>
          <table:table-cell table:number-columns-repeated="3"/>
        </table:table-row>
        <table:table-row table:style-name="ro2">
          <table:table-cell office:value-type="float" office:value="73695652.17" calcext:value-type="float">
            <text:p>73695652.17</text:p>
          </table:table-cell>
          <table:table-cell office:value-type="float" office:value="-81.21259308" calcext:value-type="float">
            <text:p>-81.21259308</text:p>
          </table:table-cell>
          <table:table-cell table:number-columns-repeated="3"/>
        </table:table-row>
        <table:table-row table:style-name="ro2">
          <table:table-cell office:value-type="float" office:value="73913043.48" calcext:value-type="float">
            <text:p>73913043.48</text:p>
          </table:table-cell>
          <table:table-cell office:value-type="float" office:value="-81.31587219" calcext:value-type="float">
            <text:p>-81.31587219</text:p>
          </table:table-cell>
          <table:table-cell table:number-columns-repeated="3"/>
        </table:table-row>
        <table:table-row table:style-name="ro2">
          <table:table-cell office:value-type="float" office:value="74130434.78" calcext:value-type="float">
            <text:p>74130434.78</text:p>
          </table:table-cell>
          <table:table-cell office:value-type="float" office:value="-81.2771759" calcext:value-type="float">
            <text:p>-81.2771759</text:p>
          </table:table-cell>
          <table:table-cell table:number-columns-repeated="3"/>
        </table:table-row>
        <table:table-row table:style-name="ro2">
          <table:table-cell office:value-type="float" office:value="74347826.09" calcext:value-type="float">
            <text:p>74347826.09</text:p>
          </table:table-cell>
          <table:table-cell office:value-type="float" office:value="-81.75141907" calcext:value-type="float">
            <text:p>-81.75141907</text:p>
          </table:table-cell>
          <table:table-cell table:number-columns-repeated="3"/>
        </table:table-row>
        <table:table-row table:style-name="ro2">
          <table:table-cell office:value-type="float" office:value="74565217.39" calcext:value-type="float">
            <text:p>74565217.39</text:p>
          </table:table-cell>
          <table:table-cell office:value-type="float" office:value="-81.3502655" calcext:value-type="float">
            <text:p>-81.3502655</text:p>
          </table:table-cell>
          <table:table-cell table:number-columns-repeated="3"/>
        </table:table-row>
        <table:table-row table:style-name="ro2">
          <table:table-cell office:value-type="float" office:value="74782608.7" calcext:value-type="float">
            <text:p>74782608.7</text:p>
          </table:table-cell>
          <table:table-cell office:value-type="float" office:value="-81.71173096" calcext:value-type="float">
            <text:p>-81.71173096</text:p>
          </table:table-cell>
          <table:table-cell table:number-columns-repeated="3"/>
        </table:table-row>
        <table:table-row table:style-name="ro2">
          <table:table-cell office:value-type="float" office:value="75000000" calcext:value-type="float">
            <text:p>75000000</text:p>
          </table:table-cell>
          <table:table-cell office:value-type="float" office:value="-81.5684967" calcext:value-type="float">
            <text:p>-81.5684967</text:p>
          </table:table-cell>
          <table:table-cell table:number-columns-repeated="3"/>
        </table:table-row>
        <table:table-row table:style-name="ro2">
          <table:table-cell office:value-type="float" office:value="75217391.3" calcext:value-type="float">
            <text:p>75217391.3</text:p>
          </table:table-cell>
          <table:table-cell office:value-type="float" office:value="-81.76560974" calcext:value-type="float">
            <text:p>-81.76560974</text:p>
          </table:table-cell>
          <table:table-cell table:number-columns-repeated="3"/>
        </table:table-row>
        <table:table-row table:style-name="ro2">
          <table:table-cell office:value-type="float" office:value="75434782.61" calcext:value-type="float">
            <text:p>75434782.61</text:p>
          </table:table-cell>
          <table:table-cell office:value-type="float" office:value="-81.75540161" calcext:value-type="float">
            <text:p>-81.75540161</text:p>
          </table:table-cell>
          <table:table-cell table:number-columns-repeated="3"/>
        </table:table-row>
        <table:table-row table:style-name="ro2">
          <table:table-cell office:value-type="float" office:value="75652173.91" calcext:value-type="float">
            <text:p>75652173.91</text:p>
          </table:table-cell>
          <table:table-cell office:value-type="float" office:value="-81.77290344" calcext:value-type="float">
            <text:p>-81.77290344</text:p>
          </table:table-cell>
          <table:table-cell table:number-columns-repeated="3"/>
        </table:table-row>
        <table:table-row table:style-name="ro2">
          <table:table-cell office:value-type="float" office:value="75869565.22" calcext:value-type="float">
            <text:p>75869565.22</text:p>
          </table:table-cell>
          <table:table-cell office:value-type="float" office:value="-82.02555084" calcext:value-type="float">
            <text:p>-82.02555084</text:p>
          </table:table-cell>
          <table:table-cell table:number-columns-repeated="3"/>
        </table:table-row>
        <table:table-row table:style-name="ro2">
          <table:table-cell office:value-type="float" office:value="76086956.52" calcext:value-type="float">
            <text:p>76086956.52</text:p>
          </table:table-cell>
          <table:table-cell office:value-type="float" office:value="-82.11621094" calcext:value-type="float">
            <text:p>-82.11621094</text:p>
          </table:table-cell>
          <table:table-cell table:number-columns-repeated="3"/>
        </table:table-row>
        <table:table-row table:style-name="ro2">
          <table:table-cell office:value-type="float" office:value="76304347.83" calcext:value-type="float">
            <text:p>76304347.83</text:p>
          </table:table-cell>
          <table:table-cell office:value-type="float" office:value="-82.2858963" calcext:value-type="float">
            <text:p>-82.2858963</text:p>
          </table:table-cell>
          <table:table-cell table:number-columns-repeated="3"/>
        </table:table-row>
        <table:table-row table:style-name="ro2">
          <table:table-cell office:value-type="float" office:value="76521739.13" calcext:value-type="float">
            <text:p>76521739.13</text:p>
          </table:table-cell>
          <table:table-cell office:value-type="float" office:value="-82.28256989" calcext:value-type="float">
            <text:p>-82.28256989</text:p>
          </table:table-cell>
          <table:table-cell table:number-columns-repeated="3"/>
        </table:table-row>
        <table:table-row table:style-name="ro2">
          <table:table-cell office:value-type="float" office:value="76739130.43" calcext:value-type="float">
            <text:p>76739130.43</text:p>
          </table:table-cell>
          <table:table-cell office:value-type="float" office:value="-82.46015167" calcext:value-type="float">
            <text:p>-82.46015167</text:p>
          </table:table-cell>
          <table:table-cell table:number-columns-repeated="3"/>
        </table:table-row>
        <table:table-row table:style-name="ro2">
          <table:table-cell office:value-type="float" office:value="76956521.74" calcext:value-type="float">
            <text:p>76956521.74</text:p>
          </table:table-cell>
          <table:table-cell office:value-type="float" office:value="-82.36006165" calcext:value-type="float">
            <text:p>-82.36006165</text:p>
          </table:table-cell>
          <table:table-cell table:number-columns-repeated="3"/>
        </table:table-row>
        <table:table-row table:style-name="ro2">
          <table:table-cell office:value-type="float" office:value="77173913.04" calcext:value-type="float">
            <text:p>77173913.04</text:p>
          </table:table-cell>
          <table:table-cell office:value-type="float" office:value="-82.35853577" calcext:value-type="float">
            <text:p>-82.35853577</text:p>
          </table:table-cell>
          <table:table-cell table:number-columns-repeated="3"/>
        </table:table-row>
        <table:table-row table:style-name="ro2">
          <table:table-cell office:value-type="float" office:value="77391304.35" calcext:value-type="float">
            <text:p>77391304.35</text:p>
          </table:table-cell>
          <table:table-cell office:value-type="float" office:value="-82.37187195" calcext:value-type="float">
            <text:p>-82.37187195</text:p>
          </table:table-cell>
          <table:table-cell table:number-columns-repeated="3"/>
        </table:table-row>
        <table:table-row table:style-name="ro2">
          <table:table-cell office:value-type="float" office:value="77608695.65" calcext:value-type="float">
            <text:p>77608695.65</text:p>
          </table:table-cell>
          <table:table-cell office:value-type="float" office:value="-82.59468842" calcext:value-type="float">
            <text:p>-82.59468842</text:p>
          </table:table-cell>
          <table:table-cell table:number-columns-repeated="3"/>
        </table:table-row>
        <table:table-row table:style-name="ro2">
          <table:table-cell office:value-type="float" office:value="77826086.96" calcext:value-type="float">
            <text:p>77826086.96</text:p>
          </table:table-cell>
          <table:table-cell office:value-type="float" office:value="-82.86076355" calcext:value-type="float">
            <text:p>-82.86076355</text:p>
          </table:table-cell>
          <table:table-cell table:number-columns-repeated="3"/>
        </table:table-row>
        <table:table-row table:style-name="ro2">
          <table:table-cell office:value-type="float" office:value="78043478.26" calcext:value-type="float">
            <text:p>78043478.26</text:p>
          </table:table-cell>
          <table:table-cell office:value-type="float" office:value="-82.8436203" calcext:value-type="float">
            <text:p>-82.8436203</text:p>
          </table:table-cell>
          <table:table-cell table:number-columns-repeated="3"/>
        </table:table-row>
        <table:table-row table:style-name="ro2">
          <table:table-cell office:value-type="float" office:value="78260869.57" calcext:value-type="float">
            <text:p>78260869.57</text:p>
          </table:table-cell>
          <table:table-cell office:value-type="float" office:value="-82.78552246" calcext:value-type="float">
            <text:p>-82.78552246</text:p>
          </table:table-cell>
          <table:table-cell table:number-columns-repeated="3"/>
        </table:table-row>
        <table:table-row table:style-name="ro2">
          <table:table-cell office:value-type="float" office:value="78478260.87" calcext:value-type="float">
            <text:p>78478260.87</text:p>
          </table:table-cell>
          <table:table-cell office:value-type="float" office:value="-82.75428772" calcext:value-type="float">
            <text:p>-82.75428772</text:p>
          </table:table-cell>
          <table:table-cell table:number-columns-repeated="3"/>
        </table:table-row>
        <table:table-row table:style-name="ro2">
          <table:table-cell office:value-type="float" office:value="78695652.17" calcext:value-type="float">
            <text:p>78695652.17</text:p>
          </table:table-cell>
          <table:table-cell office:value-type="float" office:value="-83.11578369" calcext:value-type="float">
            <text:p>-83.11578369</text:p>
          </table:table-cell>
          <table:table-cell table:number-columns-repeated="3"/>
        </table:table-row>
        <table:table-row table:style-name="ro2">
          <table:table-cell office:value-type="float" office:value="78913043.48" calcext:value-type="float">
            <text:p>78913043.48</text:p>
          </table:table-cell>
          <table:table-cell office:value-type="float" office:value="-83.14775848" calcext:value-type="float">
            <text:p>-83.14775848</text:p>
          </table:table-cell>
          <table:table-cell table:number-columns-repeated="3"/>
        </table:table-row>
        <table:table-row table:style-name="ro2">
          <table:table-cell office:value-type="float" office:value="79130434.78" calcext:value-type="float">
            <text:p>79130434.78</text:p>
          </table:table-cell>
          <table:table-cell office:value-type="float" office:value="-83.38368988" calcext:value-type="float">
            <text:p>-83.38368988</text:p>
          </table:table-cell>
          <table:table-cell table:number-columns-repeated="3"/>
        </table:table-row>
        <table:table-row table:style-name="ro2">
          <table:table-cell office:value-type="float" office:value="79347826.09" calcext:value-type="float">
            <text:p>79347826.09</text:p>
          </table:table-cell>
          <table:table-cell office:value-type="float" office:value="-83.07106781" calcext:value-type="float">
            <text:p>-83.07106781</text:p>
          </table:table-cell>
          <table:table-cell table:number-columns-repeated="3"/>
        </table:table-row>
        <table:table-row table:style-name="ro2">
          <table:table-cell office:value-type="float" office:value="79565217.39" calcext:value-type="float">
            <text:p>79565217.39</text:p>
          </table:table-cell>
          <table:table-cell office:value-type="float" office:value="-83.28617859" calcext:value-type="float">
            <text:p>-83.28617859</text:p>
          </table:table-cell>
          <table:table-cell table:number-columns-repeated="3"/>
        </table:table-row>
        <table:table-row table:style-name="ro2">
          <table:table-cell office:value-type="float" office:value="79782608.7" calcext:value-type="float">
            <text:p>79782608.7</text:p>
          </table:table-cell>
          <table:table-cell office:value-type="float" office:value="-83.64198303" calcext:value-type="float">
            <text:p>-83.64198303</text:p>
          </table:table-cell>
          <table:table-cell table:number-columns-repeated="3"/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office:value-type="float" office:value="-83.29314423" calcext:value-type="float">
            <text:p>-83.29314423</text:p>
          </table:table-cell>
          <table:table-cell table:number-columns-repeated="3"/>
        </table:table-row>
        <table:table-row table:style-name="ro2">
          <table:table-cell office:value-type="float" office:value="80217391.3" calcext:value-type="float">
            <text:p>80217391.3</text:p>
          </table:table-cell>
          <table:table-cell office:value-type="float" office:value="-83.30271912" calcext:value-type="float">
            <text:p>-83.30271912</text:p>
          </table:table-cell>
          <table:table-cell table:number-columns-repeated="3"/>
        </table:table-row>
        <table:table-row table:style-name="ro2">
          <table:table-cell office:value-type="float" office:value="80434782.61" calcext:value-type="float">
            <text:p>80434782.61</text:p>
          </table:table-cell>
          <table:table-cell office:value-type="float" office:value="-83.42510986" calcext:value-type="float">
            <text:p>-83.42510986</text:p>
          </table:table-cell>
          <table:table-cell table:number-columns-repeated="3"/>
        </table:table-row>
        <table:table-row table:style-name="ro2">
          <table:table-cell office:value-type="float" office:value="80652173.91" calcext:value-type="float">
            <text:p>80652173.91</text:p>
          </table:table-cell>
          <table:table-cell office:value-type="float" office:value="-83.8393631" calcext:value-type="float">
            <text:p>-83.8393631</text:p>
          </table:table-cell>
          <table:table-cell table:number-columns-repeated="3"/>
        </table:table-row>
        <table:table-row table:style-name="ro2">
          <table:table-cell office:value-type="float" office:value="80869565.22" calcext:value-type="float">
            <text:p>80869565.22</text:p>
          </table:table-cell>
          <table:table-cell office:value-type="float" office:value="-83.78521729" calcext:value-type="float">
            <text:p>-83.78521729</text:p>
          </table:table-cell>
          <table:table-cell table:number-columns-repeated="3"/>
        </table:table-row>
        <table:table-row table:style-name="ro2">
          <table:table-cell office:value-type="float" office:value="81086956.52" calcext:value-type="float">
            <text:p>81086956.52</text:p>
          </table:table-cell>
          <table:table-cell office:value-type="float" office:value="-83.99880981" calcext:value-type="float">
            <text:p>-83.99880981</text:p>
          </table:table-cell>
          <table:table-cell table:number-columns-repeated="3"/>
        </table:table-row>
        <table:table-row table:style-name="ro2">
          <table:table-cell office:value-type="float" office:value="81304347.83" calcext:value-type="float">
            <text:p>81304347.83</text:p>
          </table:table-cell>
          <table:table-cell office:value-type="float" office:value="-83.90058899" calcext:value-type="float">
            <text:p>-83.90058899</text:p>
          </table:table-cell>
          <table:table-cell table:number-columns-repeated="3"/>
        </table:table-row>
        <table:table-row table:style-name="ro2">
          <table:table-cell office:value-type="float" office:value="81521739.13" calcext:value-type="float">
            <text:p>81521739.13</text:p>
          </table:table-cell>
          <table:table-cell office:value-type="float" office:value="-83.80482483" calcext:value-type="float">
            <text:p>-83.80482483</text:p>
          </table:table-cell>
          <table:table-cell table:number-columns-repeated="3"/>
        </table:table-row>
        <table:table-row table:style-name="ro2">
          <table:table-cell office:value-type="float" office:value="81739130.43" calcext:value-type="float">
            <text:p>81739130.43</text:p>
          </table:table-cell>
          <table:table-cell office:value-type="float" office:value="-83.76229095" calcext:value-type="float">
            <text:p>-83.76229095</text:p>
          </table:table-cell>
          <table:table-cell table:number-columns-repeated="3"/>
        </table:table-row>
        <table:table-row table:style-name="ro2">
          <table:table-cell office:value-type="float" office:value="81956521.74" calcext:value-type="float">
            <text:p>81956521.74</text:p>
          </table:table-cell>
          <table:table-cell office:value-type="float" office:value="-84.13916016" calcext:value-type="float">
            <text:p>-84.13916016</text:p>
          </table:table-cell>
          <table:table-cell table:number-columns-repeated="3"/>
        </table:table-row>
        <table:table-row table:style-name="ro2">
          <table:table-cell office:value-type="float" office:value="82173913.04" calcext:value-type="float">
            <text:p>82173913.04</text:p>
          </table:table-cell>
          <table:table-cell office:value-type="float" office:value="-84.17308807" calcext:value-type="float">
            <text:p>-84.17308807</text:p>
          </table:table-cell>
          <table:table-cell table:number-columns-repeated="3"/>
        </table:table-row>
        <table:table-row table:style-name="ro2">
          <table:table-cell office:value-type="float" office:value="82391304.35" calcext:value-type="float">
            <text:p>82391304.35</text:p>
          </table:table-cell>
          <table:table-cell office:value-type="float" office:value="-84.0568924" calcext:value-type="float">
            <text:p>-84.0568924</text:p>
          </table:table-cell>
          <table:table-cell table:number-columns-repeated="3"/>
        </table:table-row>
        <table:table-row table:style-name="ro2">
          <table:table-cell office:value-type="float" office:value="82608695.65" calcext:value-type="float">
            <text:p>82608695.65</text:p>
          </table:table-cell>
          <table:table-cell office:value-type="float" office:value="-84.07229614" calcext:value-type="float">
            <text:p>-84.07229614</text:p>
          </table:table-cell>
          <table:table-cell table:number-columns-repeated="3"/>
        </table:table-row>
        <table:table-row table:style-name="ro2">
          <table:table-cell office:value-type="float" office:value="82826086.96" calcext:value-type="float">
            <text:p>82826086.96</text:p>
          </table:table-cell>
          <table:table-cell office:value-type="float" office:value="-84.30483246" calcext:value-type="float">
            <text:p>-84.30483246</text:p>
          </table:table-cell>
          <table:table-cell table:number-columns-repeated="3"/>
        </table:table-row>
        <table:table-row table:style-name="ro2">
          <table:table-cell office:value-type="float" office:value="83043478.26" calcext:value-type="float">
            <text:p>83043478.26</text:p>
          </table:table-cell>
          <table:table-cell office:value-type="float" office:value="-84.3225174" calcext:value-type="float">
            <text:p>-84.3225174</text:p>
          </table:table-cell>
          <table:table-cell table:number-columns-repeated="3"/>
        </table:table-row>
        <table:table-row table:style-name="ro2">
          <table:table-cell office:value-type="float" office:value="83260869.57" calcext:value-type="float">
            <text:p>83260869.57</text:p>
          </table:table-cell>
          <table:table-cell office:value-type="float" office:value="-84.66542053" calcext:value-type="float">
            <text:p>-84.66542053</text:p>
          </table:table-cell>
          <table:table-cell table:number-columns-repeated="3"/>
        </table:table-row>
        <table:table-row table:style-name="ro2">
          <table:table-cell office:value-type="float" office:value="83478260.87" calcext:value-type="float">
            <text:p>83478260.87</text:p>
          </table:table-cell>
          <table:table-cell office:value-type="float" office:value="-84.4048233" calcext:value-type="float">
            <text:p>-84.4048233</text:p>
          </table:table-cell>
          <table:table-cell table:number-columns-repeated="3"/>
        </table:table-row>
        <table:table-row table:style-name="ro2">
          <table:table-cell office:value-type="float" office:value="83695652.17" calcext:value-type="float">
            <text:p>83695652.17</text:p>
          </table:table-cell>
          <table:table-cell office:value-type="float" office:value="-84.29695892" calcext:value-type="float">
            <text:p>-84.29695892</text:p>
          </table:table-cell>
          <table:table-cell table:number-columns-repeated="3"/>
        </table:table-row>
        <table:table-row table:style-name="ro2">
          <table:table-cell office:value-type="float" office:value="83913043.48" calcext:value-type="float">
            <text:p>83913043.48</text:p>
          </table:table-cell>
          <table:table-cell office:value-type="float" office:value="-84.40657043" calcext:value-type="float">
            <text:p>-84.40657043</text:p>
          </table:table-cell>
          <table:table-cell table:number-columns-repeated="3"/>
        </table:table-row>
        <table:table-row table:style-name="ro2">
          <table:table-cell office:value-type="float" office:value="84130434.78" calcext:value-type="float">
            <text:p>84130434.78</text:p>
          </table:table-cell>
          <table:table-cell office:value-type="float" office:value="-84.60652924" calcext:value-type="float">
            <text:p>-84.60652924</text:p>
          </table:table-cell>
          <table:table-cell table:number-columns-repeated="3"/>
        </table:table-row>
        <table:table-row table:style-name="ro2">
          <table:table-cell office:value-type="float" office:value="84347826.09" calcext:value-type="float">
            <text:p>84347826.09</text:p>
          </table:table-cell>
          <table:table-cell office:value-type="float" office:value="-84.48709869" calcext:value-type="float">
            <text:p>-84.48709869</text:p>
          </table:table-cell>
          <table:table-cell table:number-columns-repeated="3"/>
        </table:table-row>
        <table:table-row table:style-name="ro2">
          <table:table-cell office:value-type="float" office:value="84565217.39" calcext:value-type="float">
            <text:p>84565217.39</text:p>
          </table:table-cell>
          <table:table-cell office:value-type="float" office:value="-84.77461243" calcext:value-type="float">
            <text:p>-84.77461243</text:p>
          </table:table-cell>
          <table:table-cell table:number-columns-repeated="3"/>
        </table:table-row>
        <table:table-row table:style-name="ro2">
          <table:table-cell office:value-type="float" office:value="84782608.7" calcext:value-type="float">
            <text:p>84782608.7</text:p>
          </table:table-cell>
          <table:table-cell office:value-type="float" office:value="-84.67166138" calcext:value-type="float">
            <text:p>-84.67166138</text:p>
          </table:table-cell>
          <table:table-cell table:number-columns-repeated="3"/>
        </table:table-row>
        <table:table-row table:style-name="ro2">
          <table:table-cell office:value-type="float" office:value="85000000" calcext:value-type="float">
            <text:p>85000000</text:p>
          </table:table-cell>
          <table:table-cell office:value-type="float" office:value="-84.86779022" calcext:value-type="float">
            <text:p>-84.86779022</text:p>
          </table:table-cell>
          <table:table-cell table:number-columns-repeated="3"/>
        </table:table-row>
        <table:table-row table:style-name="ro2">
          <table:table-cell office:value-type="float" office:value="85217391.3" calcext:value-type="float">
            <text:p>85217391.3</text:p>
          </table:table-cell>
          <table:table-cell office:value-type="float" office:value="-84.98560333" calcext:value-type="float">
            <text:p>-84.98560333</text:p>
          </table:table-cell>
          <table:table-cell table:number-columns-repeated="3"/>
        </table:table-row>
        <table:table-row table:style-name="ro2">
          <table:table-cell office:value-type="float" office:value="85434782.61" calcext:value-type="float">
            <text:p>85434782.61</text:p>
          </table:table-cell>
          <table:table-cell office:value-type="float" office:value="-84.9559021" calcext:value-type="float">
            <text:p>-84.9559021</text:p>
          </table:table-cell>
          <table:table-cell table:number-columns-repeated="3"/>
        </table:table-row>
        <table:table-row table:style-name="ro2">
          <table:table-cell office:value-type="float" office:value="85652173.91" calcext:value-type="float">
            <text:p>85652173.91</text:p>
          </table:table-cell>
          <table:table-cell office:value-type="float" office:value="-85.35970306" calcext:value-type="float">
            <text:p>-85.35970306</text:p>
          </table:table-cell>
          <table:table-cell table:number-columns-repeated="3"/>
        </table:table-row>
        <table:table-row table:style-name="ro2">
          <table:table-cell office:value-type="float" office:value="85869565.22" calcext:value-type="float">
            <text:p>85869565.22</text:p>
          </table:table-cell>
          <table:table-cell office:value-type="float" office:value="-85.04576111" calcext:value-type="float">
            <text:p>-85.04576111</text:p>
          </table:table-cell>
          <table:table-cell table:number-columns-repeated="3"/>
        </table:table-row>
        <table:table-row table:style-name="ro2">
          <table:table-cell office:value-type="float" office:value="86086956.52" calcext:value-type="float">
            <text:p>86086956.52</text:p>
          </table:table-cell>
          <table:table-cell office:value-type="float" office:value="-85.28408051" calcext:value-type="float">
            <text:p>-85.28408051</text:p>
          </table:table-cell>
          <table:table-cell table:number-columns-repeated="3"/>
        </table:table-row>
        <table:table-row table:style-name="ro2">
          <table:table-cell office:value-type="float" office:value="86304347.83" calcext:value-type="float">
            <text:p>86304347.83</text:p>
          </table:table-cell>
          <table:table-cell office:value-type="float" office:value="-85.23058319" calcext:value-type="float">
            <text:p>-85.23058319</text:p>
          </table:table-cell>
          <table:table-cell table:number-columns-repeated="3"/>
        </table:table-row>
        <table:table-row table:style-name="ro2">
          <table:table-cell office:value-type="float" office:value="86521739.13" calcext:value-type="float">
            <text:p>86521739.13</text:p>
          </table:table-cell>
          <table:table-cell office:value-type="float" office:value="-85.26670837" calcext:value-type="float">
            <text:p>-85.26670837</text:p>
          </table:table-cell>
          <table:table-cell table:number-columns-repeated="3"/>
        </table:table-row>
        <table:table-row table:style-name="ro2">
          <table:table-cell office:value-type="float" office:value="86739130.43" calcext:value-type="float">
            <text:p>86739130.43</text:p>
          </table:table-cell>
          <table:table-cell office:value-type="float" office:value="-85.51759338" calcext:value-type="float">
            <text:p>-85.51759338</text:p>
          </table:table-cell>
          <table:table-cell table:number-columns-repeated="3"/>
        </table:table-row>
        <table:table-row table:style-name="ro2">
          <table:table-cell office:value-type="float" office:value="86956521.74" calcext:value-type="float">
            <text:p>86956521.74</text:p>
          </table:table-cell>
          <table:table-cell office:value-type="float" office:value="-85.36219788" calcext:value-type="float">
            <text:p>-85.36219788</text:p>
          </table:table-cell>
          <table:table-cell table:number-columns-repeated="3"/>
        </table:table-row>
        <table:table-row table:style-name="ro2">
          <table:table-cell office:value-type="float" office:value="87173913.04" calcext:value-type="float">
            <text:p>87173913.04</text:p>
          </table:table-cell>
          <table:table-cell office:value-type="float" office:value="-85.52159882" calcext:value-type="float">
            <text:p>-85.52159882</text:p>
          </table:table-cell>
          <table:table-cell table:number-columns-repeated="3"/>
        </table:table-row>
        <table:table-row table:style-name="ro2">
          <table:table-cell office:value-type="float" office:value="87391304.35" calcext:value-type="float">
            <text:p>87391304.35</text:p>
          </table:table-cell>
          <table:table-cell office:value-type="float" office:value="-85.57054138" calcext:value-type="float">
            <text:p>-85.57054138</text:p>
          </table:table-cell>
          <table:table-cell table:number-columns-repeated="3"/>
        </table:table-row>
        <table:table-row table:style-name="ro2">
          <table:table-cell office:value-type="float" office:value="87608695.65" calcext:value-type="float">
            <text:p>87608695.65</text:p>
          </table:table-cell>
          <table:table-cell office:value-type="float" office:value="-85.63848877" calcext:value-type="float">
            <text:p>-85.63848877</text:p>
          </table:table-cell>
          <table:table-cell table:number-columns-repeated="3"/>
        </table:table-row>
        <table:table-row table:style-name="ro2">
          <table:table-cell office:value-type="float" office:value="87826086.96" calcext:value-type="float">
            <text:p>87826086.96</text:p>
          </table:table-cell>
          <table:table-cell office:value-type="float" office:value="-85.69380951" calcext:value-type="float">
            <text:p>-85.69380951</text:p>
          </table:table-cell>
          <table:table-cell table:number-columns-repeated="3"/>
        </table:table-row>
        <table:table-row table:style-name="ro2">
          <table:table-cell office:value-type="float" office:value="88043478.26" calcext:value-type="float">
            <text:p>88043478.26</text:p>
          </table:table-cell>
          <table:table-cell office:value-type="float" office:value="-85.50791931" calcext:value-type="float">
            <text:p>-85.50791931</text:p>
          </table:table-cell>
          <table:table-cell table:number-columns-repeated="3"/>
        </table:table-row>
        <table:table-row table:style-name="ro2">
          <table:table-cell office:value-type="float" office:value="88260869.57" calcext:value-type="float">
            <text:p>88260869.57</text:p>
          </table:table-cell>
          <table:table-cell office:value-type="float" office:value="-85.31115723" calcext:value-type="float">
            <text:p>-85.31115723</text:p>
          </table:table-cell>
          <table:table-cell table:number-columns-repeated="3"/>
        </table:table-row>
        <table:table-row table:style-name="ro2">
          <table:table-cell office:value-type="float" office:value="88478260.87" calcext:value-type="float">
            <text:p>88478260.87</text:p>
          </table:table-cell>
          <table:table-cell office:value-type="float" office:value="-84.86638641" calcext:value-type="float">
            <text:p>-84.86638641</text:p>
          </table:table-cell>
          <table:table-cell table:number-columns-repeated="3"/>
        </table:table-row>
        <table:table-row table:style-name="ro2">
          <table:table-cell office:value-type="float" office:value="88695652.17" calcext:value-type="float">
            <text:p>88695652.17</text:p>
          </table:table-cell>
          <table:table-cell office:value-type="float" office:value="-83.97612762" calcext:value-type="float">
            <text:p>-83.97612762</text:p>
          </table:table-cell>
          <table:table-cell table:number-columns-repeated="3"/>
        </table:table-row>
        <table:table-row table:style-name="ro2">
          <table:table-cell office:value-type="float" office:value="88913043.48" calcext:value-type="float">
            <text:p>88913043.48</text:p>
          </table:table-cell>
          <table:table-cell office:value-type="float" office:value="-83.33698273" calcext:value-type="float">
            <text:p>-83.33698273</text:p>
          </table:table-cell>
          <table:table-cell table:number-columns-repeated="3"/>
        </table:table-row>
        <table:table-row table:style-name="ro2">
          <table:table-cell office:value-type="float" office:value="89130434.78" calcext:value-type="float">
            <text:p>89130434.78</text:p>
          </table:table-cell>
          <table:table-cell office:value-type="float" office:value="-82.87493896" calcext:value-type="float">
            <text:p>-82.87493896</text:p>
          </table:table-cell>
          <table:table-cell table:number-columns-repeated="3"/>
        </table:table-row>
        <table:table-row table:style-name="ro2">
          <table:table-cell office:value-type="float" office:value="89347826.09" calcext:value-type="float">
            <text:p>89347826.09</text:p>
          </table:table-cell>
          <table:table-cell office:value-type="float" office:value="-82.85657501" calcext:value-type="float">
            <text:p>-82.85657501</text:p>
          </table:table-cell>
          <table:table-cell table:number-columns-repeated="3"/>
        </table:table-row>
        <table:table-row table:style-name="ro2">
          <table:table-cell office:value-type="float" office:value="89565217.39" calcext:value-type="float">
            <text:p>89565217.39</text:p>
          </table:table-cell>
          <table:table-cell office:value-type="float" office:value="-83.03114319" calcext:value-type="float">
            <text:p>-83.03114319</text:p>
          </table:table-cell>
          <table:table-cell table:number-columns-repeated="3"/>
        </table:table-row>
        <table:table-row table:style-name="ro2">
          <table:table-cell office:value-type="float" office:value="89782608.7" calcext:value-type="float">
            <text:p>89782608.7</text:p>
          </table:table-cell>
          <table:table-cell office:value-type="float" office:value="-82.68666077" calcext:value-type="float">
            <text:p>-82.68666077</text:p>
          </table:table-cell>
          <table:table-cell table:number-columns-repeated="3"/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office:value-type="float" office:value="-82.8739624" calcext:value-type="float">
            <text:p>-82.8739624</text:p>
          </table:table-cell>
          <table:table-cell table:number-columns-repeated="3"/>
        </table:table-row>
        <table:table-row table:style-name="ro2">
          <table:table-cell office:value-type="float" office:value="90217391.3" calcext:value-type="float">
            <text:p>90217391.3</text:p>
          </table:table-cell>
          <table:table-cell office:value-type="float" office:value="-83.91929626" calcext:value-type="float">
            <text:p>-83.91929626</text:p>
          </table:table-cell>
          <table:table-cell table:number-columns-repeated="3"/>
        </table:table-row>
        <table:table-row table:style-name="ro2">
          <table:table-cell office:value-type="float" office:value="90434782.61" calcext:value-type="float">
            <text:p>90434782.61</text:p>
          </table:table-cell>
          <table:table-cell office:value-type="float" office:value="-84.90028381" calcext:value-type="float">
            <text:p>-84.90028381</text:p>
          </table:table-cell>
          <table:table-cell table:number-columns-repeated="3"/>
        </table:table-row>
        <table:table-row table:style-name="ro2">
          <table:table-cell office:value-type="float" office:value="90652173.91" calcext:value-type="float">
            <text:p>90652173.91</text:p>
          </table:table-cell>
          <table:table-cell office:value-type="float" office:value="-85.85512543" calcext:value-type="float">
            <text:p>-85.85512543</text:p>
          </table:table-cell>
          <table:table-cell table:number-columns-repeated="3"/>
        </table:table-row>
        <table:table-row table:style-name="ro2">
          <table:table-cell office:value-type="float" office:value="90869565.22" calcext:value-type="float">
            <text:p>90869565.22</text:p>
          </table:table-cell>
          <table:table-cell office:value-type="float" office:value="-86.19418335" calcext:value-type="float">
            <text:p>-86.19418335</text:p>
          </table:table-cell>
          <table:table-cell table:number-columns-repeated="3"/>
        </table:table-row>
        <table:table-row table:style-name="ro2">
          <table:table-cell office:value-type="float" office:value="91086956.52" calcext:value-type="float">
            <text:p>91086956.52</text:p>
          </table:table-cell>
          <table:table-cell office:value-type="float" office:value="-86.29697418" calcext:value-type="float">
            <text:p>-86.29697418</text:p>
          </table:table-cell>
          <table:table-cell table:number-columns-repeated="3"/>
        </table:table-row>
        <table:table-row table:style-name="ro2">
          <table:table-cell office:value-type="float" office:value="91304347.83" calcext:value-type="float">
            <text:p>91304347.83</text:p>
          </table:table-cell>
          <table:table-cell office:value-type="float" office:value="-86.84886932" calcext:value-type="float">
            <text:p>-86.84886932</text:p>
          </table:table-cell>
          <table:table-cell table:number-columns-repeated="3"/>
        </table:table-row>
        <table:table-row table:style-name="ro2">
          <table:table-cell office:value-type="float" office:value="91521739.13" calcext:value-type="float">
            <text:p>91521739.13</text:p>
          </table:table-cell>
          <table:table-cell office:value-type="float" office:value="-86.54077911" calcext:value-type="float">
            <text:p>-86.54077911</text:p>
          </table:table-cell>
          <table:table-cell table:number-columns-repeated="3"/>
        </table:table-row>
        <table:table-row table:style-name="ro2">
          <table:table-cell office:value-type="float" office:value="91739130.43" calcext:value-type="float">
            <text:p>91739130.43</text:p>
          </table:table-cell>
          <table:table-cell office:value-type="float" office:value="-86.27941895" calcext:value-type="float">
            <text:p>-86.27941895</text:p>
          </table:table-cell>
          <table:table-cell table:number-columns-repeated="3"/>
        </table:table-row>
        <table:table-row table:style-name="ro2">
          <table:table-cell office:value-type="float" office:value="91956521.74" calcext:value-type="float">
            <text:p>91956521.74</text:p>
          </table:table-cell>
          <table:table-cell office:value-type="float" office:value="-85.90507507" calcext:value-type="float">
            <text:p>-85.90507507</text:p>
          </table:table-cell>
          <table:table-cell table:number-columns-repeated="3"/>
        </table:table-row>
        <table:table-row table:style-name="ro2">
          <table:table-cell office:value-type="float" office:value="92173913.04" calcext:value-type="float">
            <text:p>92173913.04</text:p>
          </table:table-cell>
          <table:table-cell office:value-type="float" office:value="-85.67572021" calcext:value-type="float">
            <text:p>-85.67572021</text:p>
          </table:table-cell>
          <table:table-cell table:number-columns-repeated="3"/>
        </table:table-row>
        <table:table-row table:style-name="ro2">
          <table:table-cell office:value-type="float" office:value="92391304.35" calcext:value-type="float">
            <text:p>92391304.35</text:p>
          </table:table-cell>
          <table:table-cell office:value-type="float" office:value="-86.06497192" calcext:value-type="float">
            <text:p>-86.06497192</text:p>
          </table:table-cell>
          <table:table-cell table:number-columns-repeated="3"/>
        </table:table-row>
        <table:table-row table:style-name="ro2">
          <table:table-cell office:value-type="float" office:value="92608695.65" calcext:value-type="float">
            <text:p>92608695.65</text:p>
          </table:table-cell>
          <table:table-cell office:value-type="float" office:value="-86.22497559" calcext:value-type="float">
            <text:p>-86.22497559</text:p>
          </table:table-cell>
          <table:table-cell table:number-columns-repeated="3"/>
        </table:table-row>
        <table:table-row table:style-name="ro2">
          <table:table-cell office:value-type="float" office:value="92826086.96" calcext:value-type="float">
            <text:p>92826086.96</text:p>
          </table:table-cell>
          <table:table-cell office:value-type="float" office:value="-86.56208801" calcext:value-type="float">
            <text:p>-86.56208801</text:p>
          </table:table-cell>
          <table:table-cell table:number-columns-repeated="3"/>
        </table:table-row>
        <table:table-row table:style-name="ro2">
          <table:table-cell office:value-type="float" office:value="93043478.26" calcext:value-type="float">
            <text:p>93043478.26</text:p>
          </table:table-cell>
          <table:table-cell office:value-type="float" office:value="-86.92435455" calcext:value-type="float">
            <text:p>-86.92435455</text:p>
          </table:table-cell>
          <table:table-cell table:number-columns-repeated="3"/>
        </table:table-row>
        <table:table-row table:style-name="ro2">
          <table:table-cell office:value-type="float" office:value="93260869.57" calcext:value-type="float">
            <text:p>93260869.57</text:p>
          </table:table-cell>
          <table:table-cell office:value-type="float" office:value="-86.92099762" calcext:value-type="float">
            <text:p>-86.92099762</text:p>
          </table:table-cell>
          <table:table-cell table:number-columns-repeated="3"/>
        </table:table-row>
        <table:table-row table:style-name="ro2">
          <table:table-cell office:value-type="float" office:value="93478260.87" calcext:value-type="float">
            <text:p>93478260.87</text:p>
          </table:table-cell>
          <table:table-cell office:value-type="float" office:value="-86.98881531" calcext:value-type="float">
            <text:p>-86.98881531</text:p>
          </table:table-cell>
          <table:table-cell table:number-columns-repeated="3"/>
        </table:table-row>
        <table:table-row table:style-name="ro2">
          <table:table-cell office:value-type="float" office:value="93695652.17" calcext:value-type="float">
            <text:p>93695652.17</text:p>
          </table:table-cell>
          <table:table-cell office:value-type="float" office:value="-86.94528198" calcext:value-type="float">
            <text:p>-86.94528198</text:p>
          </table:table-cell>
          <table:table-cell table:number-columns-repeated="3"/>
        </table:table-row>
        <table:table-row table:style-name="ro2">
          <table:table-cell office:value-type="float" office:value="93913043.48" calcext:value-type="float">
            <text:p>93913043.48</text:p>
          </table:table-cell>
          <table:table-cell office:value-type="float" office:value="-86.46546936" calcext:value-type="float">
            <text:p>-86.46546936</text:p>
          </table:table-cell>
          <table:table-cell table:number-columns-repeated="3"/>
        </table:table-row>
        <table:table-row table:style-name="ro2">
          <table:table-cell office:value-type="float" office:value="94130434.78" calcext:value-type="float">
            <text:p>94130434.78</text:p>
          </table:table-cell>
          <table:table-cell office:value-type="float" office:value="-85.8092804" calcext:value-type="float">
            <text:p>-85.8092804</text:p>
          </table:table-cell>
          <table:table-cell table:number-columns-repeated="3"/>
        </table:table-row>
        <table:table-row table:style-name="ro2">
          <table:table-cell office:value-type="float" office:value="94347826.09" calcext:value-type="float">
            <text:p>94347826.09</text:p>
          </table:table-cell>
          <table:table-cell office:value-type="float" office:value="-84.31391907" calcext:value-type="float">
            <text:p>-84.31391907</text:p>
          </table:table-cell>
          <table:table-cell table:number-columns-repeated="3"/>
        </table:table-row>
        <table:table-row table:style-name="ro2">
          <table:table-cell office:value-type="float" office:value="94565217.39" calcext:value-type="float">
            <text:p>94565217.39</text:p>
          </table:table-cell>
          <table:table-cell office:value-type="float" office:value="-83.24085999" calcext:value-type="float">
            <text:p>-83.24085999</text:p>
          </table:table-cell>
          <table:table-cell table:number-columns-repeated="3"/>
        </table:table-row>
        <table:table-row table:style-name="ro2">
          <table:table-cell office:value-type="float" office:value="94782608.7" calcext:value-type="float">
            <text:p>94782608.7</text:p>
          </table:table-cell>
          <table:table-cell office:value-type="float" office:value="-82.34602356" calcext:value-type="float">
            <text:p>-82.34602356</text:p>
          </table:table-cell>
          <table:table-cell table:number-columns-repeated="3"/>
        </table:table-row>
        <table:table-row table:style-name="ro2">
          <table:table-cell office:value-type="float" office:value="95000000" calcext:value-type="float">
            <text:p>95000000</text:p>
          </table:table-cell>
          <table:table-cell office:value-type="float" office:value="-82.53434753" calcext:value-type="float">
            <text:p>-82.53434753</text:p>
          </table:table-cell>
          <table:table-cell table:number-columns-repeated="3"/>
        </table:table-row>
        <table:table-row table:style-name="ro2">
          <table:table-cell office:value-type="float" office:value="95217391.3" calcext:value-type="float">
            <text:p>95217391.3</text:p>
          </table:table-cell>
          <table:table-cell office:value-type="float" office:value="-83.56602478" calcext:value-type="float">
            <text:p>-83.56602478</text:p>
          </table:table-cell>
          <table:table-cell table:number-columns-repeated="3"/>
        </table:table-row>
        <table:table-row table:style-name="ro2">
          <table:table-cell office:value-type="float" office:value="95434782.61" calcext:value-type="float">
            <text:p>95434782.61</text:p>
          </table:table-cell>
          <table:table-cell office:value-type="float" office:value="-84.79510498" calcext:value-type="float">
            <text:p>-84.79510498</text:p>
          </table:table-cell>
          <table:table-cell table:number-columns-repeated="3"/>
        </table:table-row>
        <table:table-row table:style-name="ro2">
          <table:table-cell office:value-type="float" office:value="95652173.91" calcext:value-type="float">
            <text:p>95652173.91</text:p>
          </table:table-cell>
          <table:table-cell office:value-type="float" office:value="-86.36238098" calcext:value-type="float">
            <text:p>-86.36238098</text:p>
          </table:table-cell>
          <table:table-cell table:number-columns-repeated="3"/>
        </table:table-row>
        <table:table-row table:style-name="ro2">
          <table:table-cell office:value-type="float" office:value="95869565.22" calcext:value-type="float">
            <text:p>95869565.22</text:p>
          </table:table-cell>
          <table:table-cell office:value-type="float" office:value="-86.92220306" calcext:value-type="float">
            <text:p>-86.92220306</text:p>
          </table:table-cell>
          <table:table-cell table:number-columns-repeated="3"/>
        </table:table-row>
        <table:table-row table:style-name="ro2">
          <table:table-cell office:value-type="float" office:value="96086956.52" calcext:value-type="float">
            <text:p>96086956.52</text:p>
          </table:table-cell>
          <table:table-cell office:value-type="float" office:value="-87.56973267" calcext:value-type="float">
            <text:p>-87.56973267</text:p>
          </table:table-cell>
          <table:table-cell table:number-columns-repeated="3"/>
        </table:table-row>
        <table:table-row table:style-name="ro2">
          <table:table-cell office:value-type="float" office:value="96304347.83" calcext:value-type="float">
            <text:p>96304347.83</text:p>
          </table:table-cell>
          <table:table-cell office:value-type="float" office:value="-87.32330322" calcext:value-type="float">
            <text:p>-87.32330322</text:p>
          </table:table-cell>
          <table:table-cell table:number-columns-repeated="3"/>
        </table:table-row>
        <table:table-row table:style-name="ro2">
          <table:table-cell office:value-type="float" office:value="96521739.13" calcext:value-type="float">
            <text:p>96521739.13</text:p>
          </table:table-cell>
          <table:table-cell office:value-type="float" office:value="-87.72137451" calcext:value-type="float">
            <text:p>-87.72137451</text:p>
          </table:table-cell>
          <table:table-cell table:number-columns-repeated="3"/>
        </table:table-row>
        <table:table-row table:style-name="ro2">
          <table:table-cell office:value-type="float" office:value="96739130.43" calcext:value-type="float">
            <text:p>96739130.43</text:p>
          </table:table-cell>
          <table:table-cell office:value-type="float" office:value="-87.64598846" calcext:value-type="float">
            <text:p>-87.64598846</text:p>
          </table:table-cell>
          <table:table-cell table:number-columns-repeated="3"/>
        </table:table-row>
        <table:table-row table:style-name="ro2">
          <table:table-cell office:value-type="float" office:value="96956521.74" calcext:value-type="float">
            <text:p>96956521.74</text:p>
          </table:table-cell>
          <table:table-cell office:value-type="float" office:value="-87.42163849" calcext:value-type="float">
            <text:p>-87.42163849</text:p>
          </table:table-cell>
          <table:table-cell table:number-columns-repeated="3"/>
        </table:table-row>
        <table:table-row table:style-name="ro2">
          <table:table-cell office:value-type="float" office:value="97173913.04" calcext:value-type="float">
            <text:p>97173913.04</text:p>
          </table:table-cell>
          <table:table-cell office:value-type="float" office:value="-87.80116272" calcext:value-type="float">
            <text:p>-87.80116272</text:p>
          </table:table-cell>
          <table:table-cell table:number-columns-repeated="3"/>
        </table:table-row>
        <table:table-row table:style-name="ro2">
          <table:table-cell office:value-type="float" office:value="97391304.35" calcext:value-type="float">
            <text:p>97391304.35</text:p>
          </table:table-cell>
          <table:table-cell office:value-type="float" office:value="-87.69878387" calcext:value-type="float">
            <text:p>-87.69878387</text:p>
          </table:table-cell>
          <table:table-cell table:number-columns-repeated="3"/>
        </table:table-row>
        <table:table-row table:style-name="ro2">
          <table:table-cell office:value-type="float" office:value="97608695.65" calcext:value-type="float">
            <text:p>97608695.65</text:p>
          </table:table-cell>
          <table:table-cell office:value-type="float" office:value="-87.71372223" calcext:value-type="float">
            <text:p>-87.71372223</text:p>
          </table:table-cell>
          <table:table-cell table:number-columns-repeated="3"/>
        </table:table-row>
        <table:table-row table:style-name="ro2">
          <table:table-cell office:value-type="float" office:value="97826086.96" calcext:value-type="float">
            <text:p>97826086.96</text:p>
          </table:table-cell>
          <table:table-cell office:value-type="float" office:value="-87.58716583" calcext:value-type="float">
            <text:p>-87.58716583</text:p>
          </table:table-cell>
          <table:table-cell table:number-columns-repeated="3"/>
        </table:table-row>
        <table:table-row table:style-name="ro2">
          <table:table-cell office:value-type="float" office:value="98043478.26" calcext:value-type="float">
            <text:p>98043478.26</text:p>
          </table:table-cell>
          <table:table-cell office:value-type="float" office:value="-87.69592285" calcext:value-type="float">
            <text:p>-87.69592285</text:p>
          </table:table-cell>
          <table:table-cell table:number-columns-repeated="3"/>
        </table:table-row>
        <table:table-row table:style-name="ro2">
          <table:table-cell office:value-type="float" office:value="98260869.57" calcext:value-type="float">
            <text:p>98260869.57</text:p>
          </table:table-cell>
          <table:table-cell office:value-type="float" office:value="-87.66747284" calcext:value-type="float">
            <text:p>-87.66747284</text:p>
          </table:table-cell>
          <table:table-cell table:number-columns-repeated="3"/>
        </table:table-row>
        <table:table-row table:style-name="ro2">
          <table:table-cell office:value-type="float" office:value="98478260.87" calcext:value-type="float">
            <text:p>98478260.87</text:p>
          </table:table-cell>
          <table:table-cell office:value-type="float" office:value="-87.35739136" calcext:value-type="float">
            <text:p>-87.35739136</text:p>
          </table:table-cell>
          <table:table-cell table:number-columns-repeated="3"/>
        </table:table-row>
        <table:table-row table:style-name="ro2">
          <table:table-cell office:value-type="float" office:value="98695652.17" calcext:value-type="float">
            <text:p>98695652.17</text:p>
          </table:table-cell>
          <table:table-cell office:value-type="float" office:value="-87.1412735" calcext:value-type="float">
            <text:p>-87.1412735</text:p>
          </table:table-cell>
          <table:table-cell table:number-columns-repeated="3"/>
        </table:table-row>
        <table:table-row table:style-name="ro2">
          <table:table-cell office:value-type="float" office:value="98913043.48" calcext:value-type="float">
            <text:p>98913043.48</text:p>
          </table:table-cell>
          <table:table-cell office:value-type="float" office:value="-87.35267639" calcext:value-type="float">
            <text:p>-87.35267639</text:p>
          </table:table-cell>
          <table:table-cell table:number-columns-repeated="3"/>
        </table:table-row>
        <table:table-row table:style-name="ro2">
          <table:table-cell office:value-type="float" office:value="99130434.78" calcext:value-type="float">
            <text:p>99130434.78</text:p>
          </table:table-cell>
          <table:table-cell office:value-type="float" office:value="-87.13920593" calcext:value-type="float">
            <text:p>-87.13920593</text:p>
          </table:table-cell>
          <table:table-cell table:number-columns-repeated="3"/>
        </table:table-row>
        <table:table-row table:style-name="ro2">
          <table:table-cell office:value-type="float" office:value="99347826.09" calcext:value-type="float">
            <text:p>99347826.09</text:p>
          </table:table-cell>
          <table:table-cell office:value-type="float" office:value="-87.18043518" calcext:value-type="float">
            <text:p>-87.18043518</text:p>
          </table:table-cell>
          <table:table-cell table:number-columns-repeated="3"/>
        </table:table-row>
        <table:table-row table:style-name="ro2">
          <table:table-cell office:value-type="float" office:value="99565217.39" calcext:value-type="float">
            <text:p>99565217.39</text:p>
          </table:table-cell>
          <table:table-cell office:value-type="float" office:value="-87.23218536" calcext:value-type="float">
            <text:p>-87.23218536</text:p>
          </table:table-cell>
          <table:table-cell table:number-columns-repeated="3"/>
        </table:table-row>
        <table:table-row table:style-name="ro2">
          <table:table-cell office:value-type="float" office:value="99782608.7" calcext:value-type="float">
            <text:p>99782608.7</text:p>
          </table:table-cell>
          <table:table-cell office:value-type="float" office:value="-87.43765259" calcext:value-type="float">
            <text:p>-87.43765259</text:p>
          </table:table-cell>
          <table:table-cell table:number-columns-repeated="3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-87.54457855" calcext:value-type="float">
            <text:p>-87.54457855</text:p>
          </table:table-cell>
          <table:table-cell table:number-columns-repeated="3"/>
        </table:table-row>
      </table:table>
      <table:table table:name="OFF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Machine Module</text:p>
          </table:table-cell>
          <table:table-cell office:value-type="string" calcext:value-type="string">
            <text:p>N9343C</text:p>
          </table:table-cell>
          <table:table-cell office:value-type="string" calcext:value-type="string">
            <text:p>CN0605A2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Version</text:p>
          </table:table-cell>
          <table:table-cell office:value-type="string" calcext:value-type="string">
            <text:p>A.06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SP Version</text:p>
          </table:table-cell>
          <table:table-cell office:value-type="string" calcext:value-type="string">
            <text:p>A.05.02.02 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PGA Version</text:p>
          </table:table-cell>
          <table:table-cell office:value-type="string" calcext:value-type="string">
            <text:p>A.02.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5:42:48 07.10.20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Axis Scale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Axis Unit</text:p>
          </table:table-cell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mpedan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ber of Points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eep Time(s)</text:p>
          </table:table-cell>
          <table:table-cell office:value-type="float" office:value="1.0051" calcext:value-type="float">
            <text:p>1.0051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rt Frequenc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p 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equency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erage Type</text:p>
          </table:table-cell>
          <table:table-cell office:value-type="string" calcext:value-type="string">
            <text:p>Log Pw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ep Type</text:p>
          </table:table-cell>
          <table:table-cell office:value-type="string" calcext:value-type="string">
            <text:p>Continuo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eep Mode</text:p>
          </table:table-cell>
          <table:table-cell office:value-type="string" calcext:value-type="string">
            <text:p>Swee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ed</text:p>
          </table:table-cell>
          <table:table-cell office:value-type="string" calcext:value-type="string">
            <text:p>Fa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Amp Stat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 Level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tenu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 Level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 Axis Units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Sensitiv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gger Source</text:p>
          </table:table-cell>
          <table:table-cell office:value-type="string" calcext:value-type="string">
            <text:p>FreeRu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gger 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gger 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te Sweep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 View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 Delay</text:p>
          </table:table-cell>
          <table:table-cell office:value-type="float" office:value="0.00228" calcext:value-type="float">
            <text:p>0.00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 Length</text:p>
          </table:table-cell>
          <table:table-cell office:value-type="float" office:value="0.00084" calcext:value-type="float">
            <text:p>0.000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 Source</text:p>
          </table:table-cell>
          <table:table-cell office:value-type="string" calcext:value-type="string">
            <text:p>Extern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st Level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st 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r Period</text:p>
          </table:table-cell>
          <table:table-cell office:value-type="float" office:value="0.00312" calcext:value-type="float">
            <text:p>0.003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r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nc Sourc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pply Corrections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enna Unit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rection1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rection2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rection3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rection4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ker Inform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rk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 Axis</text:p>
          </table:table-cell>
          <table:table-cell office:value-type="string" calcext:value-type="string">
            <text:p>Amplitude</text:p>
          </table:table-cell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.00 MHz</text:p>
          </table:table-cell>
          <table:table-cell office:value-type="string" calcext:value-type="string">
            <text:p>-74.66 dBm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10.00 MHz</text:p>
          </table:table-cell>
          <table:table-cell office:value-type="string" calcext:value-type="string">
            <text:p>-72.72 dBm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0.00 MHz</text:p>
          </table:table-cell>
          <table:table-cell office:value-type="string" calcext:value-type="string">
            <text:p>-74.49 dBm</text:p>
          </table:table-cell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30.00 MHz</text:p>
          </table:table-cell>
          <table:table-cell office:value-type="string" calcext:value-type="string">
            <text:p>-74.64 dBm</text:p>
          </table:table-cell>
        </table:table-row>
        <table:table-row table:style-name="ro2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40.00 MHz</text:p>
          </table:table-cell>
          <table:table-cell office:value-type="string" calcext:value-type="string">
            <text:p>-75.90 dBm</text:p>
          </table:table-cell>
        </table:table-row>
        <table:table-row table:style-name="ro2"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0.00 MHz</text:p>
          </table:table-cell>
          <table:table-cell office:value-type="string" calcext:value-type="string">
            <text:p>-78.47 dBm</text:p>
          </table:table-cell>
        </table:table-row>
        <table:table-row table:style-name="ro2">
          <table:table-cell office:value-type="string" calcext:value-type="string">
            <text:p>CISPR Filter</text:p>
          </table:table-cell>
          <table:table-cell office:value-type="string" calcext:value-type="string">
            <text:p>Normal RBW</text:p>
          </table:table-cell>
          <table:table-cell office:value-type="string" calcext:value-type="string">
            <text:p>Dwell Time(s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UTO</text:p>
          </table:table-cell>
        </table:table-row>
        <table:table-row table:style-name="ro2">
          <table:table-cell office:value-type="string" calcext:value-type="string">
            <text:p>Trace Math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Math By</text:p>
          </table:table-cell>
          <table:table-cell office:value-type="string" calcext:value-type="string">
            <text:p>Log Pow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Variable A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Variable B</text:p>
          </table:table-cell>
          <table:table-cell office:value-type="string" calcext:value-type="string">
            <text:p>Trace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Variable C</text:p>
          </table:table-cell>
          <table:table-cell office:value-type="string" calcext:value-type="string">
            <text:p>Trace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Name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Count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Type</text:p>
          </table:table-cell>
          <table:table-cell office:value-type="string" calcext:value-type="string">
            <text:p>Clear Wri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Detector</text:p>
          </table:table-cell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Data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11.99130917" calcext:value-type="float">
            <text:p>-11.99130917</text:p>
          </table:table-cell>
          <table:table-cell table:number-columns-repeated="3"/>
        </table:table-row>
        <table:table-row table:style-name="ro2">
          <table:table-cell office:value-type="float" office:value="217391.3043" calcext:value-type="float">
            <text:p>217391.3043</text:p>
          </table:table-cell>
          <table:table-cell office:value-type="float" office:value="-27.30935097" calcext:value-type="float">
            <text:p>-27.30935097</text:p>
          </table:table-cell>
          <table:table-cell table:number-columns-repeated="3"/>
        </table:table-row>
        <table:table-row table:style-name="ro2">
          <table:table-cell office:value-type="float" office:value="434782.6087" calcext:value-type="float">
            <text:p>434782.6087</text:p>
          </table:table-cell>
          <table:table-cell office:value-type="float" office:value="-29.95539856" calcext:value-type="float">
            <text:p>-29.95539856</text:p>
          </table:table-cell>
          <table:table-cell table:number-columns-repeated="3"/>
        </table:table-row>
        <table:table-row table:style-name="ro2">
          <table:table-cell office:value-type="float" office:value="652173.913" calcext:value-type="float">
            <text:p>652173.913</text:p>
          </table:table-cell>
          <table:table-cell office:value-type="float" office:value="-32.98615265" calcext:value-type="float">
            <text:p>-32.98615265</text:p>
          </table:table-cell>
          <table:table-cell table:number-columns-repeated="3"/>
        </table:table-row>
        <table:table-row table:style-name="ro2">
          <table:table-cell office:value-type="float" office:value="869565.2174" calcext:value-type="float">
            <text:p>869565.2174</text:p>
          </table:table-cell>
          <table:table-cell office:value-type="float" office:value="-37.06858444" calcext:value-type="float">
            <text:p>-37.06858444</text:p>
          </table:table-cell>
          <table:table-cell table:number-columns-repeated="3"/>
        </table:table-row>
        <table:table-row table:style-name="ro2">
          <table:table-cell office:value-type="float" office:value="1086956.522" calcext:value-type="float">
            <text:p>1086956.522</text:p>
          </table:table-cell>
          <table:table-cell office:value-type="float" office:value="-42.22130585" calcext:value-type="float">
            <text:p>-42.22130585</text:p>
          </table:table-cell>
          <table:table-cell table:number-columns-repeated="3"/>
        </table:table-row>
        <table:table-row table:style-name="ro2">
          <table:table-cell office:value-type="float" office:value="1304347.826" calcext:value-type="float">
            <text:p>1304347.826</text:p>
          </table:table-cell>
          <table:table-cell office:value-type="float" office:value="-48.47438812" calcext:value-type="float">
            <text:p>-48.47438812</text:p>
          </table:table-cell>
          <table:table-cell table:number-columns-repeated="3"/>
        </table:table-row>
        <table:table-row table:style-name="ro2">
          <table:table-cell office:value-type="float" office:value="1521739.13" calcext:value-type="float">
            <text:p>1521739.13</text:p>
          </table:table-cell>
          <table:table-cell office:value-type="float" office:value="-55.87171555" calcext:value-type="float">
            <text:p>-55.87171555</text:p>
          </table:table-cell>
          <table:table-cell table:number-columns-repeated="3"/>
        </table:table-row>
        <table:table-row table:style-name="ro2">
          <table:table-cell office:value-type="float" office:value="1739130.435" calcext:value-type="float">
            <text:p>1739130.435</text:p>
          </table:table-cell>
          <table:table-cell office:value-type="float" office:value="-62.80449295" calcext:value-type="float">
            <text:p>-62.80449295</text:p>
          </table:table-cell>
          <table:table-cell table:number-columns-repeated="3"/>
        </table:table-row>
        <table:table-row table:style-name="ro2">
          <table:table-cell office:value-type="float" office:value="1956521.739" calcext:value-type="float">
            <text:p>1956521.739</text:p>
          </table:table-cell>
          <table:table-cell office:value-type="float" office:value="-66.6144104" calcext:value-type="float">
            <text:p>-66.6144104</text:p>
          </table:table-cell>
          <table:table-cell table:number-columns-repeated="3"/>
        </table:table-row>
        <table:table-row table:style-name="ro2">
          <table:table-cell office:value-type="float" office:value="2173913.043" calcext:value-type="float">
            <text:p>2173913.043</text:p>
          </table:table-cell>
          <table:table-cell office:value-type="float" office:value="-67.75583649" calcext:value-type="float">
            <text:p>-67.75583649</text:p>
          </table:table-cell>
          <table:table-cell table:number-columns-repeated="3"/>
        </table:table-row>
        <table:table-row table:style-name="ro2">
          <table:table-cell office:value-type="float" office:value="2391304.348" calcext:value-type="float">
            <text:p>2391304.348</text:p>
          </table:table-cell>
          <table:table-cell office:value-type="float" office:value="-69.43760681" calcext:value-type="float">
            <text:p>-69.43760681</text:p>
          </table:table-cell>
          <table:table-cell table:number-columns-repeated="3"/>
        </table:table-row>
        <table:table-row table:style-name="ro2">
          <table:table-cell office:value-type="float" office:value="2608695.652" calcext:value-type="float">
            <text:p>2608695.652</text:p>
          </table:table-cell>
          <table:table-cell office:value-type="float" office:value="-70.7430191" calcext:value-type="float">
            <text:p>-70.7430191</text:p>
          </table:table-cell>
          <table:table-cell table:number-columns-repeated="3"/>
        </table:table-row>
        <table:table-row table:style-name="ro2">
          <table:table-cell office:value-type="float" office:value="2826086.957" calcext:value-type="float">
            <text:p>2826086.957</text:p>
          </table:table-cell>
          <table:table-cell office:value-type="float" office:value="-70.80683899" calcext:value-type="float">
            <text:p>-70.80683899</text:p>
          </table:table-cell>
          <table:table-cell table:number-columns-repeated="3"/>
        </table:table-row>
        <table:table-row table:style-name="ro2">
          <table:table-cell office:value-type="float" office:value="3043478.261" calcext:value-type="float">
            <text:p>3043478.261</text:p>
          </table:table-cell>
          <table:table-cell office:value-type="float" office:value="-71.65588379" calcext:value-type="float">
            <text:p>-71.65588379</text:p>
          </table:table-cell>
          <table:table-cell table:number-columns-repeated="3"/>
        </table:table-row>
        <table:table-row table:style-name="ro2">
          <table:table-cell office:value-type="float" office:value="3260869.565" calcext:value-type="float">
            <text:p>3260869.565</text:p>
          </table:table-cell>
          <table:table-cell office:value-type="float" office:value="-72.16804504" calcext:value-type="float">
            <text:p>-72.16804504</text:p>
          </table:table-cell>
          <table:table-cell table:number-columns-repeated="3"/>
        </table:table-row>
        <table:table-row table:style-name="ro2">
          <table:table-cell office:value-type="float" office:value="3478260.87" calcext:value-type="float">
            <text:p>3478260.87</text:p>
          </table:table-cell>
          <table:table-cell office:value-type="float" office:value="-72.80612183" calcext:value-type="float">
            <text:p>-72.80612183</text:p>
          </table:table-cell>
          <table:table-cell table:number-columns-repeated="3"/>
        </table:table-row>
        <table:table-row table:style-name="ro2">
          <table:table-cell office:value-type="float" office:value="3695652.174" calcext:value-type="float">
            <text:p>3695652.174</text:p>
          </table:table-cell>
          <table:table-cell office:value-type="float" office:value="-73.09596252" calcext:value-type="float">
            <text:p>-73.09596252</text:p>
          </table:table-cell>
          <table:table-cell table:number-columns-repeated="3"/>
        </table:table-row>
        <table:table-row table:style-name="ro2">
          <table:table-cell office:value-type="float" office:value="3913043.478" calcext:value-type="float">
            <text:p>3913043.478</text:p>
          </table:table-cell>
          <table:table-cell office:value-type="float" office:value="-73.765625" calcext:value-type="float">
            <text:p>-73.765625</text:p>
          </table:table-cell>
          <table:table-cell table:number-columns-repeated="3"/>
        </table:table-row>
        <table:table-row table:style-name="ro2">
          <table:table-cell office:value-type="float" office:value="4130434.783" calcext:value-type="float">
            <text:p>4130434.783</text:p>
          </table:table-cell>
          <table:table-cell office:value-type="float" office:value="-73.80515289" calcext:value-type="float">
            <text:p>-73.80515289</text:p>
          </table:table-cell>
          <table:table-cell table:number-columns-repeated="3"/>
        </table:table-row>
        <table:table-row table:style-name="ro2">
          <table:table-cell office:value-type="float" office:value="4347826.087" calcext:value-type="float">
            <text:p>4347826.087</text:p>
          </table:table-cell>
          <table:table-cell office:value-type="float" office:value="-74.30310059" calcext:value-type="float">
            <text:p>-74.30310059</text:p>
          </table:table-cell>
          <table:table-cell table:number-columns-repeated="3"/>
        </table:table-row>
        <table:table-row table:style-name="ro2">
          <table:table-cell office:value-type="float" office:value="4565217.391" calcext:value-type="float">
            <text:p>4565217.391</text:p>
          </table:table-cell>
          <table:table-cell office:value-type="float" office:value="-74.50592041" calcext:value-type="float">
            <text:p>-74.50592041</text:p>
          </table:table-cell>
          <table:table-cell table:number-columns-repeated="3"/>
        </table:table-row>
        <table:table-row table:style-name="ro2">
          <table:table-cell office:value-type="float" office:value="4782608.696" calcext:value-type="float">
            <text:p>4782608.696</text:p>
          </table:table-cell>
          <table:table-cell office:value-type="float" office:value="-74.59273529" calcext:value-type="float">
            <text:p>-74.59273529</text:p>
          </table:table-cell>
          <table:table-cell table:number-columns-repeated="3"/>
        </table:table-row>
        <table:table-row table:style-name="ro2">
          <table:table-cell office:value-type="float" office:value="5000000" calcext:value-type="float">
            <text:p>5000000</text:p>
          </table:table-cell>
          <table:table-cell office:value-type="float" office:value="-74.65511322" calcext:value-type="float">
            <text:p>-74.65511322</text:p>
          </table:table-cell>
          <table:table-cell table:number-columns-repeated="3"/>
        </table:table-row>
        <table:table-row table:style-name="ro2">
          <table:table-cell office:value-type="float" office:value="5217391.304" calcext:value-type="float">
            <text:p>5217391.304</text:p>
          </table:table-cell>
          <table:table-cell office:value-type="float" office:value="-74.70994568" calcext:value-type="float">
            <text:p>-74.70994568</text:p>
          </table:table-cell>
          <table:table-cell table:number-columns-repeated="3"/>
        </table:table-row>
        <table:table-row table:style-name="ro2">
          <table:table-cell office:value-type="float" office:value="5434782.609" calcext:value-type="float">
            <text:p>5434782.609</text:p>
          </table:table-cell>
          <table:table-cell office:value-type="float" office:value="-74.88475037" calcext:value-type="float">
            <text:p>-74.88475037</text:p>
          </table:table-cell>
          <table:table-cell table:number-columns-repeated="3"/>
        </table:table-row>
        <table:table-row table:style-name="ro2">
          <table:table-cell office:value-type="float" office:value="5652173.913" calcext:value-type="float">
            <text:p>5652173.913</text:p>
          </table:table-cell>
          <table:table-cell office:value-type="float" office:value="-74.99346161" calcext:value-type="float">
            <text:p>-74.99346161</text:p>
          </table:table-cell>
          <table:table-cell table:number-columns-repeated="3"/>
        </table:table-row>
        <table:table-row table:style-name="ro2">
          <table:table-cell office:value-type="float" office:value="5869565.217" calcext:value-type="float">
            <text:p>5869565.217</text:p>
          </table:table-cell>
          <table:table-cell office:value-type="float" office:value="-74.9924469" calcext:value-type="float">
            <text:p>-74.9924469</text:p>
          </table:table-cell>
          <table:table-cell table:number-columns-repeated="3"/>
        </table:table-row>
        <table:table-row table:style-name="ro2">
          <table:table-cell office:value-type="float" office:value="6086956.522" calcext:value-type="float">
            <text:p>6086956.522</text:p>
          </table:table-cell>
          <table:table-cell office:value-type="float" office:value="-74.87207031" calcext:value-type="float">
            <text:p>-74.87207031</text:p>
          </table:table-cell>
          <table:table-cell table:number-columns-repeated="3"/>
        </table:table-row>
        <table:table-row table:style-name="ro2">
          <table:table-cell office:value-type="float" office:value="6304347.826" calcext:value-type="float">
            <text:p>6304347.826</text:p>
          </table:table-cell>
          <table:table-cell office:value-type="float" office:value="-74.95466614" calcext:value-type="float">
            <text:p>-74.95466614</text:p>
          </table:table-cell>
          <table:table-cell table:number-columns-repeated="3"/>
        </table:table-row>
        <table:table-row table:style-name="ro2">
          <table:table-cell office:value-type="float" office:value="6521739.13" calcext:value-type="float">
            <text:p>6521739.13</text:p>
          </table:table-cell>
          <table:table-cell office:value-type="float" office:value="-74.82497406" calcext:value-type="float">
            <text:p>-74.82497406</text:p>
          </table:table-cell>
          <table:table-cell table:number-columns-repeated="3"/>
        </table:table-row>
        <table:table-row table:style-name="ro2">
          <table:table-cell office:value-type="float" office:value="6739130.435" calcext:value-type="float">
            <text:p>6739130.435</text:p>
          </table:table-cell>
          <table:table-cell office:value-type="float" office:value="-74.38682556" calcext:value-type="float">
            <text:p>-74.38682556</text:p>
          </table:table-cell>
          <table:table-cell table:number-columns-repeated="3"/>
        </table:table-row>
        <table:table-row table:style-name="ro2">
          <table:table-cell office:value-type="float" office:value="6956521.739" calcext:value-type="float">
            <text:p>6956521.739</text:p>
          </table:table-cell>
          <table:table-cell office:value-type="float" office:value="-74.11655426" calcext:value-type="float">
            <text:p>-74.11655426</text:p>
          </table:table-cell>
          <table:table-cell table:number-columns-repeated="3"/>
        </table:table-row>
        <table:table-row table:style-name="ro2">
          <table:table-cell office:value-type="float" office:value="7173913.043" calcext:value-type="float">
            <text:p>7173913.043</text:p>
          </table:table-cell>
          <table:table-cell office:value-type="float" office:value="-74.16059113" calcext:value-type="float">
            <text:p>-74.16059113</text:p>
          </table:table-cell>
          <table:table-cell table:number-columns-repeated="3"/>
        </table:table-row>
        <table:table-row table:style-name="ro2">
          <table:table-cell office:value-type="float" office:value="7391304.348" calcext:value-type="float">
            <text:p>7391304.348</text:p>
          </table:table-cell>
          <table:table-cell office:value-type="float" office:value="-73.55000305" calcext:value-type="float">
            <text:p>-73.55000305</text:p>
          </table:table-cell>
          <table:table-cell table:number-columns-repeated="3"/>
        </table:table-row>
        <table:table-row table:style-name="ro2">
          <table:table-cell office:value-type="float" office:value="7608695.652" calcext:value-type="float">
            <text:p>7608695.652</text:p>
          </table:table-cell>
          <table:table-cell office:value-type="float" office:value="-73.69324493" calcext:value-type="float">
            <text:p>-73.69324493</text:p>
          </table:table-cell>
          <table:table-cell table:number-columns-repeated="3"/>
        </table:table-row>
        <table:table-row table:style-name="ro2">
          <table:table-cell office:value-type="float" office:value="7826086.957" calcext:value-type="float">
            <text:p>7826086.957</text:p>
          </table:table-cell>
          <table:table-cell office:value-type="float" office:value="-73.96211243" calcext:value-type="float">
            <text:p>-73.96211243</text:p>
          </table:table-cell>
          <table:table-cell table:number-columns-repeated="3"/>
        </table:table-row>
        <table:table-row table:style-name="ro2">
          <table:table-cell office:value-type="float" office:value="8043478.261" calcext:value-type="float">
            <text:p>8043478.261</text:p>
          </table:table-cell>
          <table:table-cell office:value-type="float" office:value="-73.85462952" calcext:value-type="float">
            <text:p>-73.85462952</text:p>
          </table:table-cell>
          <table:table-cell table:number-columns-repeated="3"/>
        </table:table-row>
        <table:table-row table:style-name="ro2">
          <table:table-cell office:value-type="float" office:value="8260869.565" calcext:value-type="float">
            <text:p>8260869.565</text:p>
          </table:table-cell>
          <table:table-cell office:value-type="float" office:value="-73.31845093" calcext:value-type="float">
            <text:p>-73.31845093</text:p>
          </table:table-cell>
          <table:table-cell table:number-columns-repeated="3"/>
        </table:table-row>
        <table:table-row table:style-name="ro2">
          <table:table-cell office:value-type="float" office:value="8478260.87" calcext:value-type="float">
            <text:p>8478260.87</text:p>
          </table:table-cell>
          <table:table-cell office:value-type="float" office:value="-73.68213654" calcext:value-type="float">
            <text:p>-73.68213654</text:p>
          </table:table-cell>
          <table:table-cell table:number-columns-repeated="3"/>
        </table:table-row>
        <table:table-row table:style-name="ro2">
          <table:table-cell office:value-type="float" office:value="8695652.174" calcext:value-type="float">
            <text:p>8695652.174</text:p>
          </table:table-cell>
          <table:table-cell office:value-type="float" office:value="-73.45938873" calcext:value-type="float">
            <text:p>-73.45938873</text:p>
          </table:table-cell>
          <table:table-cell table:number-columns-repeated="3"/>
        </table:table-row>
        <table:table-row table:style-name="ro2">
          <table:table-cell office:value-type="float" office:value="8913043.478" calcext:value-type="float">
            <text:p>8913043.478</text:p>
          </table:table-cell>
          <table:table-cell office:value-type="float" office:value="-72.86204529" calcext:value-type="float">
            <text:p>-72.86204529</text:p>
          </table:table-cell>
          <table:table-cell table:number-columns-repeated="3"/>
        </table:table-row>
        <table:table-row table:style-name="ro2">
          <table:table-cell office:value-type="float" office:value="9130434.783" calcext:value-type="float">
            <text:p>9130434.783</text:p>
          </table:table-cell>
          <table:table-cell office:value-type="float" office:value="-72.8664093" calcext:value-type="float">
            <text:p>-72.8664093</text:p>
          </table:table-cell>
          <table:table-cell table:number-columns-repeated="3"/>
        </table:table-row>
        <table:table-row table:style-name="ro2">
          <table:table-cell office:value-type="float" office:value="9347826.087" calcext:value-type="float">
            <text:p>9347826.087</text:p>
          </table:table-cell>
          <table:table-cell office:value-type="float" office:value="-73.16951752" calcext:value-type="float">
            <text:p>-73.16951752</text:p>
          </table:table-cell>
          <table:table-cell table:number-columns-repeated="3"/>
        </table:table-row>
        <table:table-row table:style-name="ro2">
          <table:table-cell office:value-type="float" office:value="9565217.391" calcext:value-type="float">
            <text:p>9565217.391</text:p>
          </table:table-cell>
          <table:table-cell office:value-type="float" office:value="-72.32609558" calcext:value-type="float">
            <text:p>-72.32609558</text:p>
          </table:table-cell>
          <table:table-cell table:number-columns-repeated="3"/>
        </table:table-row>
        <table:table-row table:style-name="ro2">
          <table:table-cell office:value-type="float" office:value="9782608.696" calcext:value-type="float">
            <text:p>9782608.696</text:p>
          </table:table-cell>
          <table:table-cell office:value-type="float" office:value="-72.36161804" calcext:value-type="float">
            <text:p>-72.36161804</text:p>
          </table:table-cell>
          <table:table-cell table:number-columns-repeated="3"/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office:value-type="float" office:value="-72.72357941" calcext:value-type="float">
            <text:p>-72.72357941</text:p>
          </table:table-cell>
          <table:table-cell table:number-columns-repeated="3"/>
        </table:table-row>
        <table:table-row table:style-name="ro2">
          <table:table-cell office:value-type="float" office:value="10217391.3" calcext:value-type="float">
            <text:p>10217391.3</text:p>
          </table:table-cell>
          <table:table-cell office:value-type="float" office:value="-72.76444244" calcext:value-type="float">
            <text:p>-72.76444244</text:p>
          </table:table-cell>
          <table:table-cell table:number-columns-repeated="3"/>
        </table:table-row>
        <table:table-row table:style-name="ro2">
          <table:table-cell office:value-type="float" office:value="10434782.61" calcext:value-type="float">
            <text:p>10434782.61</text:p>
          </table:table-cell>
          <table:table-cell office:value-type="float" office:value="-72.85693359" calcext:value-type="float">
            <text:p>-72.85693359</text:p>
          </table:table-cell>
          <table:table-cell table:number-columns-repeated="3"/>
        </table:table-row>
        <table:table-row table:style-name="ro2">
          <table:table-cell office:value-type="float" office:value="10652173.91" calcext:value-type="float">
            <text:p>10652173.91</text:p>
          </table:table-cell>
          <table:table-cell office:value-type="float" office:value="-73.01094055" calcext:value-type="float">
            <text:p>-73.01094055</text:p>
          </table:table-cell>
          <table:table-cell table:number-columns-repeated="3"/>
        </table:table-row>
        <table:table-row table:style-name="ro2">
          <table:table-cell office:value-type="float" office:value="10869565.22" calcext:value-type="float">
            <text:p>10869565.22</text:p>
          </table:table-cell>
          <table:table-cell office:value-type="float" office:value="-72.47853088" calcext:value-type="float">
            <text:p>-72.47853088</text:p>
          </table:table-cell>
          <table:table-cell table:number-columns-repeated="3"/>
        </table:table-row>
        <table:table-row table:style-name="ro2">
          <table:table-cell office:value-type="float" office:value="11086956.52" calcext:value-type="float">
            <text:p>11086956.52</text:p>
          </table:table-cell>
          <table:table-cell office:value-type="float" office:value="-72.65557098" calcext:value-type="float">
            <text:p>-72.65557098</text:p>
          </table:table-cell>
          <table:table-cell table:number-columns-repeated="3"/>
        </table:table-row>
        <table:table-row table:style-name="ro2">
          <table:table-cell office:value-type="float" office:value="11304347.83" calcext:value-type="float">
            <text:p>11304347.83</text:p>
          </table:table-cell>
          <table:table-cell office:value-type="float" office:value="-72.9265976" calcext:value-type="float">
            <text:p>-72.9265976</text:p>
          </table:table-cell>
          <table:table-cell table:number-columns-repeated="3"/>
        </table:table-row>
        <table:table-row table:style-name="ro2">
          <table:table-cell office:value-type="float" office:value="11521739.13" calcext:value-type="float">
            <text:p>11521739.13</text:p>
          </table:table-cell>
          <table:table-cell office:value-type="float" office:value="-73.00440979" calcext:value-type="float">
            <text:p>-73.00440979</text:p>
          </table:table-cell>
          <table:table-cell table:number-columns-repeated="3"/>
        </table:table-row>
        <table:table-row table:style-name="ro2">
          <table:table-cell office:value-type="float" office:value="11739130.43" calcext:value-type="float">
            <text:p>11739130.43</text:p>
          </table:table-cell>
          <table:table-cell office:value-type="float" office:value="-73.00048828" calcext:value-type="float">
            <text:p>-73.00048828</text:p>
          </table:table-cell>
          <table:table-cell table:number-columns-repeated="3"/>
        </table:table-row>
        <table:table-row table:style-name="ro2">
          <table:table-cell office:value-type="float" office:value="11956521.74" calcext:value-type="float">
            <text:p>11956521.74</text:p>
          </table:table-cell>
          <table:table-cell office:value-type="float" office:value="-73.14477539" calcext:value-type="float">
            <text:p>-73.14477539</text:p>
          </table:table-cell>
          <table:table-cell table:number-columns-repeated="3"/>
        </table:table-row>
        <table:table-row table:style-name="ro2">
          <table:table-cell office:value-type="float" office:value="12173913.04" calcext:value-type="float">
            <text:p>12173913.04</text:p>
          </table:table-cell>
          <table:table-cell office:value-type="float" office:value="-73.51478577" calcext:value-type="float">
            <text:p>-73.51478577</text:p>
          </table:table-cell>
          <table:table-cell table:number-columns-repeated="3"/>
        </table:table-row>
        <table:table-row table:style-name="ro2">
          <table:table-cell office:value-type="float" office:value="12391304.35" calcext:value-type="float">
            <text:p>12391304.35</text:p>
          </table:table-cell>
          <table:table-cell office:value-type="float" office:value="-73.84142303" calcext:value-type="float">
            <text:p>-73.84142303</text:p>
          </table:table-cell>
          <table:table-cell table:number-columns-repeated="3"/>
        </table:table-row>
        <table:table-row table:style-name="ro2">
          <table:table-cell office:value-type="float" office:value="12608695.65" calcext:value-type="float">
            <text:p>12608695.65</text:p>
          </table:table-cell>
          <table:table-cell office:value-type="float" office:value="-73.99526978" calcext:value-type="float">
            <text:p>-73.99526978</text:p>
          </table:table-cell>
          <table:table-cell table:number-columns-repeated="3"/>
        </table:table-row>
        <table:table-row table:style-name="ro2">
          <table:table-cell office:value-type="float" office:value="12826086.96" calcext:value-type="float">
            <text:p>12826086.96</text:p>
          </table:table-cell>
          <table:table-cell office:value-type="float" office:value="-74.09633636" calcext:value-type="float">
            <text:p>-74.09633636</text:p>
          </table:table-cell>
          <table:table-cell table:number-columns-repeated="3"/>
        </table:table-row>
        <table:table-row table:style-name="ro2">
          <table:table-cell office:value-type="float" office:value="13043478.26" calcext:value-type="float">
            <text:p>13043478.26</text:p>
          </table:table-cell>
          <table:table-cell office:value-type="float" office:value="-74.36126709" calcext:value-type="float">
            <text:p>-74.36126709</text:p>
          </table:table-cell>
          <table:table-cell table:number-columns-repeated="3"/>
        </table:table-row>
        <table:table-row table:style-name="ro2">
          <table:table-cell office:value-type="float" office:value="13260869.57" calcext:value-type="float">
            <text:p>13260869.57</text:p>
          </table:table-cell>
          <table:table-cell office:value-type="float" office:value="-74.02961731" calcext:value-type="float">
            <text:p>-74.02961731</text:p>
          </table:table-cell>
          <table:table-cell table:number-columns-repeated="3"/>
        </table:table-row>
        <table:table-row table:style-name="ro2">
          <table:table-cell office:value-type="float" office:value="13478260.87" calcext:value-type="float">
            <text:p>13478260.87</text:p>
          </table:table-cell>
          <table:table-cell office:value-type="float" office:value="-74.24146271" calcext:value-type="float">
            <text:p>-74.24146271</text:p>
          </table:table-cell>
          <table:table-cell table:number-columns-repeated="3"/>
        </table:table-row>
        <table:table-row table:style-name="ro2">
          <table:table-cell office:value-type="float" office:value="13695652.17" calcext:value-type="float">
            <text:p>13695652.17</text:p>
          </table:table-cell>
          <table:table-cell office:value-type="float" office:value="-74.10066986" calcext:value-type="float">
            <text:p>-74.10066986</text:p>
          </table:table-cell>
          <table:table-cell table:number-columns-repeated="3"/>
        </table:table-row>
        <table:table-row table:style-name="ro2">
          <table:table-cell office:value-type="float" office:value="13913043.48" calcext:value-type="float">
            <text:p>13913043.48</text:p>
          </table:table-cell>
          <table:table-cell office:value-type="float" office:value="-74.26777649" calcext:value-type="float">
            <text:p>-74.26777649</text:p>
          </table:table-cell>
          <table:table-cell table:number-columns-repeated="3"/>
        </table:table-row>
        <table:table-row table:style-name="ro2">
          <table:table-cell office:value-type="float" office:value="14130434.78" calcext:value-type="float">
            <text:p>14130434.78</text:p>
          </table:table-cell>
          <table:table-cell office:value-type="float" office:value="-74.00718689" calcext:value-type="float">
            <text:p>-74.00718689</text:p>
          </table:table-cell>
          <table:table-cell table:number-columns-repeated="3"/>
        </table:table-row>
        <table:table-row table:style-name="ro2">
          <table:table-cell office:value-type="float" office:value="14347826.09" calcext:value-type="float">
            <text:p>14347826.09</text:p>
          </table:table-cell>
          <table:table-cell office:value-type="float" office:value="-73.93209839" calcext:value-type="float">
            <text:p>-73.93209839</text:p>
          </table:table-cell>
          <table:table-cell table:number-columns-repeated="3"/>
        </table:table-row>
        <table:table-row table:style-name="ro2">
          <table:table-cell office:value-type="float" office:value="14565217.39" calcext:value-type="float">
            <text:p>14565217.39</text:p>
          </table:table-cell>
          <table:table-cell office:value-type="float" office:value="-74.26480103" calcext:value-type="float">
            <text:p>-74.26480103</text:p>
          </table:table-cell>
          <table:table-cell table:number-columns-repeated="3"/>
        </table:table-row>
        <table:table-row table:style-name="ro2">
          <table:table-cell office:value-type="float" office:value="14782608.7" calcext:value-type="float">
            <text:p>14782608.7</text:p>
          </table:table-cell>
          <table:table-cell office:value-type="float" office:value="-74.39178467" calcext:value-type="float">
            <text:p>-74.39178467</text:p>
          </table:table-cell>
          <table:table-cell table:number-columns-repeated="3"/>
        </table:table-row>
        <table:table-row table:style-name="ro2">
          <table:table-cell office:value-type="float" office:value="15000000" calcext:value-type="float">
            <text:p>15000000</text:p>
          </table:table-cell>
          <table:table-cell office:value-type="float" office:value="-74.59461975" calcext:value-type="float">
            <text:p>-74.59461975</text:p>
          </table:table-cell>
          <table:table-cell table:number-columns-repeated="3"/>
        </table:table-row>
        <table:table-row table:style-name="ro2">
          <table:table-cell office:value-type="float" office:value="15217391.3" calcext:value-type="float">
            <text:p>15217391.3</text:p>
          </table:table-cell>
          <table:table-cell office:value-type="float" office:value="-74.71038818" calcext:value-type="float">
            <text:p>-74.71038818</text:p>
          </table:table-cell>
          <table:table-cell table:number-columns-repeated="3"/>
        </table:table-row>
        <table:table-row table:style-name="ro2">
          <table:table-cell office:value-type="float" office:value="15434782.61" calcext:value-type="float">
            <text:p>15434782.61</text:p>
          </table:table-cell>
          <table:table-cell office:value-type="float" office:value="-74.63832855" calcext:value-type="float">
            <text:p>-74.63832855</text:p>
          </table:table-cell>
          <table:table-cell table:number-columns-repeated="3"/>
        </table:table-row>
        <table:table-row table:style-name="ro2">
          <table:table-cell office:value-type="float" office:value="15652173.91" calcext:value-type="float">
            <text:p>15652173.91</text:p>
          </table:table-cell>
          <table:table-cell office:value-type="float" office:value="-74.81771088" calcext:value-type="float">
            <text:p>-74.81771088</text:p>
          </table:table-cell>
          <table:table-cell table:number-columns-repeated="3"/>
        </table:table-row>
        <table:table-row table:style-name="ro2">
          <table:table-cell office:value-type="float" office:value="15869565.22" calcext:value-type="float">
            <text:p>15869565.22</text:p>
          </table:table-cell>
          <table:table-cell office:value-type="float" office:value="-74.81835938" calcext:value-type="float">
            <text:p>-74.81835938</text:p>
          </table:table-cell>
          <table:table-cell table:number-columns-repeated="3"/>
        </table:table-row>
        <table:table-row table:style-name="ro2">
          <table:table-cell office:value-type="float" office:value="16086956.52" calcext:value-type="float">
            <text:p>16086956.52</text:p>
          </table:table-cell>
          <table:table-cell office:value-type="float" office:value="-75.04400635" calcext:value-type="float">
            <text:p>-75.04400635</text:p>
          </table:table-cell>
          <table:table-cell table:number-columns-repeated="3"/>
        </table:table-row>
        <table:table-row table:style-name="ro2">
          <table:table-cell office:value-type="float" office:value="16304347.83" calcext:value-type="float">
            <text:p>16304347.83</text:p>
          </table:table-cell>
          <table:table-cell office:value-type="float" office:value="-75.07546234" calcext:value-type="float">
            <text:p>-75.07546234</text:p>
          </table:table-cell>
          <table:table-cell table:number-columns-repeated="3"/>
        </table:table-row>
        <table:table-row table:style-name="ro2">
          <table:table-cell office:value-type="float" office:value="16521739.13" calcext:value-type="float">
            <text:p>16521739.13</text:p>
          </table:table-cell>
          <table:table-cell office:value-type="float" office:value="-75.33847046" calcext:value-type="float">
            <text:p>-75.33847046</text:p>
          </table:table-cell>
          <table:table-cell table:number-columns-repeated="3"/>
        </table:table-row>
        <table:table-row table:style-name="ro2">
          <table:table-cell office:value-type="float" office:value="16739130.43" calcext:value-type="float">
            <text:p>16739130.43</text:p>
          </table:table-cell>
          <table:table-cell office:value-type="float" office:value="-75.23096466" calcext:value-type="float">
            <text:p>-75.23096466</text:p>
          </table:table-cell>
          <table:table-cell table:number-columns-repeated="3"/>
        </table:table-row>
        <table:table-row table:style-name="ro2">
          <table:table-cell office:value-type="float" office:value="16956521.74" calcext:value-type="float">
            <text:p>16956521.74</text:p>
          </table:table-cell>
          <table:table-cell office:value-type="float" office:value="-75.4506073" calcext:value-type="float">
            <text:p>-75.4506073</text:p>
          </table:table-cell>
          <table:table-cell table:number-columns-repeated="3"/>
        </table:table-row>
        <table:table-row table:style-name="ro2">
          <table:table-cell office:value-type="float" office:value="17173913.04" calcext:value-type="float">
            <text:p>17173913.04</text:p>
          </table:table-cell>
          <table:table-cell office:value-type="float" office:value="-75.24313354" calcext:value-type="float">
            <text:p>-75.24313354</text:p>
          </table:table-cell>
          <table:table-cell table:number-columns-repeated="3"/>
        </table:table-row>
        <table:table-row table:style-name="ro2">
          <table:table-cell office:value-type="float" office:value="17391304.35" calcext:value-type="float">
            <text:p>17391304.35</text:p>
          </table:table-cell>
          <table:table-cell office:value-type="float" office:value="-75.53799438" calcext:value-type="float">
            <text:p>-75.53799438</text:p>
          </table:table-cell>
          <table:table-cell table:number-columns-repeated="3"/>
        </table:table-row>
        <table:table-row table:style-name="ro2">
          <table:table-cell office:value-type="float" office:value="17608695.65" calcext:value-type="float">
            <text:p>17608695.65</text:p>
          </table:table-cell>
          <table:table-cell office:value-type="float" office:value="-75.43787384" calcext:value-type="float">
            <text:p>-75.43787384</text:p>
          </table:table-cell>
          <table:table-cell table:number-columns-repeated="3"/>
        </table:table-row>
        <table:table-row table:style-name="ro2">
          <table:table-cell office:value-type="float" office:value="17826086.96" calcext:value-type="float">
            <text:p>17826086.96</text:p>
          </table:table-cell>
          <table:table-cell office:value-type="float" office:value="-75.32865143" calcext:value-type="float">
            <text:p>-75.32865143</text:p>
          </table:table-cell>
          <table:table-cell table:number-columns-repeated="3"/>
        </table:table-row>
        <table:table-row table:style-name="ro2">
          <table:table-cell office:value-type="float" office:value="18043478.26" calcext:value-type="float">
            <text:p>18043478.26</text:p>
          </table:table-cell>
          <table:table-cell office:value-type="float" office:value="-75.39024353" calcext:value-type="float">
            <text:p>-75.39024353</text:p>
          </table:table-cell>
          <table:table-cell table:number-columns-repeated="3"/>
        </table:table-row>
        <table:table-row table:style-name="ro2">
          <table:table-cell office:value-type="float" office:value="18260869.57" calcext:value-type="float">
            <text:p>18260869.57</text:p>
          </table:table-cell>
          <table:table-cell office:value-type="float" office:value="-75.46311951" calcext:value-type="float">
            <text:p>-75.46311951</text:p>
          </table:table-cell>
          <table:table-cell table:number-columns-repeated="3"/>
        </table:table-row>
        <table:table-row table:style-name="ro2">
          <table:table-cell office:value-type="float" office:value="18478260.87" calcext:value-type="float">
            <text:p>18478260.87</text:p>
          </table:table-cell>
          <table:table-cell office:value-type="float" office:value="-75.26559448" calcext:value-type="float">
            <text:p>-75.26559448</text:p>
          </table:table-cell>
          <table:table-cell table:number-columns-repeated="3"/>
        </table:table-row>
        <table:table-row table:style-name="ro2">
          <table:table-cell office:value-type="float" office:value="18695652.17" calcext:value-type="float">
            <text:p>18695652.17</text:p>
          </table:table-cell>
          <table:table-cell office:value-type="float" office:value="-75.30545044" calcext:value-type="float">
            <text:p>-75.30545044</text:p>
          </table:table-cell>
          <table:table-cell table:number-columns-repeated="3"/>
        </table:table-row>
        <table:table-row table:style-name="ro2">
          <table:table-cell office:value-type="float" office:value="18913043.48" calcext:value-type="float">
            <text:p>18913043.48</text:p>
          </table:table-cell>
          <table:table-cell office:value-type="float" office:value="-75.34015656" calcext:value-type="float">
            <text:p>-75.34015656</text:p>
          </table:table-cell>
          <table:table-cell table:number-columns-repeated="3"/>
        </table:table-row>
        <table:table-row table:style-name="ro2">
          <table:table-cell office:value-type="float" office:value="19130434.78" calcext:value-type="float">
            <text:p>19130434.78</text:p>
          </table:table-cell>
          <table:table-cell office:value-type="float" office:value="-75.08746338" calcext:value-type="float">
            <text:p>-75.08746338</text:p>
          </table:table-cell>
          <table:table-cell table:number-columns-repeated="3"/>
        </table:table-row>
        <table:table-row table:style-name="ro2">
          <table:table-cell office:value-type="float" office:value="19347826.09" calcext:value-type="float">
            <text:p>19347826.09</text:p>
          </table:table-cell>
          <table:table-cell office:value-type="float" office:value="-75.22006989" calcext:value-type="float">
            <text:p>-75.22006989</text:p>
          </table:table-cell>
          <table:table-cell table:number-columns-repeated="3"/>
        </table:table-row>
        <table:table-row table:style-name="ro2">
          <table:table-cell office:value-type="float" office:value="19565217.39" calcext:value-type="float">
            <text:p>19565217.39</text:p>
          </table:table-cell>
          <table:table-cell office:value-type="float" office:value="-75.03025818" calcext:value-type="float">
            <text:p>-75.03025818</text:p>
          </table:table-cell>
          <table:table-cell table:number-columns-repeated="3"/>
        </table:table-row>
        <table:table-row table:style-name="ro2">
          <table:table-cell office:value-type="float" office:value="19782608.7" calcext:value-type="float">
            <text:p>19782608.7</text:p>
          </table:table-cell>
          <table:table-cell office:value-type="float" office:value="-74.82463074" calcext:value-type="float">
            <text:p>-74.82463074</text:p>
          </table:table-cell>
          <table:table-cell table:number-columns-repeated="3"/>
        </table:table-row>
        <table:table-row table:style-name="ro2">
          <table:table-cell office:value-type="float" office:value="20000000" calcext:value-type="float">
            <text:p>20000000</text:p>
          </table:table-cell>
          <table:table-cell office:value-type="float" office:value="-74.48833466" calcext:value-type="float">
            <text:p>-74.48833466</text:p>
          </table:table-cell>
          <table:table-cell table:number-columns-repeated="3"/>
        </table:table-row>
        <table:table-row table:style-name="ro2">
          <table:table-cell office:value-type="float" office:value="20217391.3" calcext:value-type="float">
            <text:p>20217391.3</text:p>
          </table:table-cell>
          <table:table-cell office:value-type="float" office:value="-74.41654205" calcext:value-type="float">
            <text:p>-74.41654205</text:p>
          </table:table-cell>
          <table:table-cell table:number-columns-repeated="3"/>
        </table:table-row>
        <table:table-row table:style-name="ro2">
          <table:table-cell office:value-type="float" office:value="20434782.61" calcext:value-type="float">
            <text:p>20434782.61</text:p>
          </table:table-cell>
          <table:table-cell office:value-type="float" office:value="-74.49336243" calcext:value-type="float">
            <text:p>-74.49336243</text:p>
          </table:table-cell>
          <table:table-cell table:number-columns-repeated="3"/>
        </table:table-row>
        <table:table-row table:style-name="ro2">
          <table:table-cell office:value-type="float" office:value="20652173.91" calcext:value-type="float">
            <text:p>20652173.91</text:p>
          </table:table-cell>
          <table:table-cell office:value-type="float" office:value="-73.98191833" calcext:value-type="float">
            <text:p>-73.98191833</text:p>
          </table:table-cell>
          <table:table-cell table:number-columns-repeated="3"/>
        </table:table-row>
        <table:table-row table:style-name="ro2">
          <table:table-cell office:value-type="float" office:value="20869565.22" calcext:value-type="float">
            <text:p>20869565.22</text:p>
          </table:table-cell>
          <table:table-cell office:value-type="float" office:value="-73.74051666" calcext:value-type="float">
            <text:p>-73.74051666</text:p>
          </table:table-cell>
          <table:table-cell table:number-columns-repeated="3"/>
        </table:table-row>
        <table:table-row table:style-name="ro2">
          <table:table-cell office:value-type="float" office:value="21086956.52" calcext:value-type="float">
            <text:p>21086956.52</text:p>
          </table:table-cell>
          <table:table-cell office:value-type="float" office:value="-73.82462311" calcext:value-type="float">
            <text:p>-73.82462311</text:p>
          </table:table-cell>
          <table:table-cell table:number-columns-repeated="3"/>
        </table:table-row>
        <table:table-row table:style-name="ro2">
          <table:table-cell office:value-type="float" office:value="21304347.83" calcext:value-type="float">
            <text:p>21304347.83</text:p>
          </table:table-cell>
          <table:table-cell office:value-type="float" office:value="-73.49871063" calcext:value-type="float">
            <text:p>-73.49871063</text:p>
          </table:table-cell>
          <table:table-cell table:number-columns-repeated="3"/>
        </table:table-row>
        <table:table-row table:style-name="ro2">
          <table:table-cell office:value-type="float" office:value="21521739.13" calcext:value-type="float">
            <text:p>21521739.13</text:p>
          </table:table-cell>
          <table:table-cell office:value-type="float" office:value="-73.64199066" calcext:value-type="float">
            <text:p>-73.64199066</text:p>
          </table:table-cell>
          <table:table-cell table:number-columns-repeated="3"/>
        </table:table-row>
        <table:table-row table:style-name="ro2">
          <table:table-cell office:value-type="float" office:value="21739130.43" calcext:value-type="float">
            <text:p>21739130.43</text:p>
          </table:table-cell>
          <table:table-cell office:value-type="float" office:value="-73.95728302" calcext:value-type="float">
            <text:p>-73.95728302</text:p>
          </table:table-cell>
          <table:table-cell table:number-columns-repeated="3"/>
        </table:table-row>
        <table:table-row table:style-name="ro2">
          <table:table-cell office:value-type="float" office:value="21956521.74" calcext:value-type="float">
            <text:p>21956521.74</text:p>
          </table:table-cell>
          <table:table-cell office:value-type="float" office:value="-74.12381744" calcext:value-type="float">
            <text:p>-74.12381744</text:p>
          </table:table-cell>
          <table:table-cell table:number-columns-repeated="3"/>
        </table:table-row>
        <table:table-row table:style-name="ro2">
          <table:table-cell office:value-type="float" office:value="22173913.04" calcext:value-type="float">
            <text:p>22173913.04</text:p>
          </table:table-cell>
          <table:table-cell office:value-type="float" office:value="-74.09098816" calcext:value-type="float">
            <text:p>-74.09098816</text:p>
          </table:table-cell>
          <table:table-cell table:number-columns-repeated="3"/>
        </table:table-row>
        <table:table-row table:style-name="ro2">
          <table:table-cell office:value-type="float" office:value="22391304.35" calcext:value-type="float">
            <text:p>22391304.35</text:p>
          </table:table-cell>
          <table:table-cell office:value-type="float" office:value="-74.33403778" calcext:value-type="float">
            <text:p>-74.33403778</text:p>
          </table:table-cell>
          <table:table-cell table:number-columns-repeated="3"/>
        </table:table-row>
        <table:table-row table:style-name="ro2">
          <table:table-cell office:value-type="float" office:value="22608695.65" calcext:value-type="float">
            <text:p>22608695.65</text:p>
          </table:table-cell>
          <table:table-cell office:value-type="float" office:value="-74.46742249" calcext:value-type="float">
            <text:p>-74.46742249</text:p>
          </table:table-cell>
          <table:table-cell table:number-columns-repeated="3"/>
        </table:table-row>
        <table:table-row table:style-name="ro2">
          <table:table-cell office:value-type="float" office:value="22826086.96" calcext:value-type="float">
            <text:p>22826086.96</text:p>
          </table:table-cell>
          <table:table-cell office:value-type="float" office:value="-74.70526886" calcext:value-type="float">
            <text:p>-74.70526886</text:p>
          </table:table-cell>
          <table:table-cell table:number-columns-repeated="3"/>
        </table:table-row>
        <table:table-row table:style-name="ro2">
          <table:table-cell office:value-type="float" office:value="23043478.26" calcext:value-type="float">
            <text:p>23043478.26</text:p>
          </table:table-cell>
          <table:table-cell office:value-type="float" office:value="-74.82462311" calcext:value-type="float">
            <text:p>-74.82462311</text:p>
          </table:table-cell>
          <table:table-cell table:number-columns-repeated="3"/>
        </table:table-row>
        <table:table-row table:style-name="ro2">
          <table:table-cell office:value-type="float" office:value="23260869.57" calcext:value-type="float">
            <text:p>23260869.57</text:p>
          </table:table-cell>
          <table:table-cell office:value-type="float" office:value="-74.91353607" calcext:value-type="float">
            <text:p>-74.91353607</text:p>
          </table:table-cell>
          <table:table-cell table:number-columns-repeated="3"/>
        </table:table-row>
        <table:table-row table:style-name="ro2">
          <table:table-cell office:value-type="float" office:value="23478260.87" calcext:value-type="float">
            <text:p>23478260.87</text:p>
          </table:table-cell>
          <table:table-cell office:value-type="float" office:value="-74.80521393" calcext:value-type="float">
            <text:p>-74.80521393</text:p>
          </table:table-cell>
          <table:table-cell table:number-columns-repeated="3"/>
        </table:table-row>
        <table:table-row table:style-name="ro2">
          <table:table-cell office:value-type="float" office:value="23695652.17" calcext:value-type="float">
            <text:p>23695652.17</text:p>
          </table:table-cell>
          <table:table-cell office:value-type="float" office:value="-74.94657898" calcext:value-type="float">
            <text:p>-74.94657898</text:p>
          </table:table-cell>
          <table:table-cell table:number-columns-repeated="3"/>
        </table:table-row>
        <table:table-row table:style-name="ro2">
          <table:table-cell office:value-type="float" office:value="23913043.48" calcext:value-type="float">
            <text:p>23913043.48</text:p>
          </table:table-cell>
          <table:table-cell office:value-type="float" office:value="-75.04017639" calcext:value-type="float">
            <text:p>-75.04017639</text:p>
          </table:table-cell>
          <table:table-cell table:number-columns-repeated="3"/>
        </table:table-row>
        <table:table-row table:style-name="ro2">
          <table:table-cell office:value-type="float" office:value="24130434.78" calcext:value-type="float">
            <text:p>24130434.78</text:p>
          </table:table-cell>
          <table:table-cell office:value-type="float" office:value="-74.82086945" calcext:value-type="float">
            <text:p>-74.82086945</text:p>
          </table:table-cell>
          <table:table-cell table:number-columns-repeated="3"/>
        </table:table-row>
        <table:table-row table:style-name="ro2">
          <table:table-cell office:value-type="float" office:value="24347826.09" calcext:value-type="float">
            <text:p>24347826.09</text:p>
          </table:table-cell>
          <table:table-cell office:value-type="float" office:value="-74.75188446" calcext:value-type="float">
            <text:p>-74.75188446</text:p>
          </table:table-cell>
          <table:table-cell table:number-columns-repeated="3"/>
        </table:table-row>
        <table:table-row table:style-name="ro2">
          <table:table-cell office:value-type="float" office:value="24565217.39" calcext:value-type="float">
            <text:p>24565217.39</text:p>
          </table:table-cell>
          <table:table-cell office:value-type="float" office:value="-75.0558548" calcext:value-type="float">
            <text:p>-75.0558548</text:p>
          </table:table-cell>
          <table:table-cell table:number-columns-repeated="3"/>
        </table:table-row>
        <table:table-row table:style-name="ro2">
          <table:table-cell office:value-type="float" office:value="24782608.7" calcext:value-type="float">
            <text:p>24782608.7</text:p>
          </table:table-cell>
          <table:table-cell office:value-type="float" office:value="-74.99482727" calcext:value-type="float">
            <text:p>-74.99482727</text:p>
          </table:table-cell>
          <table:table-cell table:number-columns-repeated="3"/>
        </table:table-row>
        <table:table-row table:style-name="ro2">
          <table:table-cell office:value-type="float" office:value="25000000" calcext:value-type="float">
            <text:p>25000000</text:p>
          </table:table-cell>
          <table:table-cell office:value-type="float" office:value="-74.92945862" calcext:value-type="float">
            <text:p>-74.92945862</text:p>
          </table:table-cell>
          <table:table-cell table:number-columns-repeated="3"/>
        </table:table-row>
        <table:table-row table:style-name="ro2">
          <table:table-cell office:value-type="float" office:value="25217391.3" calcext:value-type="float">
            <text:p>25217391.3</text:p>
          </table:table-cell>
          <table:table-cell office:value-type="float" office:value="-74.98973083" calcext:value-type="float">
            <text:p>-74.98973083</text:p>
          </table:table-cell>
          <table:table-cell table:number-columns-repeated="3"/>
        </table:table-row>
        <table:table-row table:style-name="ro2">
          <table:table-cell office:value-type="float" office:value="25434782.61" calcext:value-type="float">
            <text:p>25434782.61</text:p>
          </table:table-cell>
          <table:table-cell office:value-type="float" office:value="-74.83776093" calcext:value-type="float">
            <text:p>-74.83776093</text:p>
          </table:table-cell>
          <table:table-cell table:number-columns-repeated="3"/>
        </table:table-row>
        <table:table-row table:style-name="ro2">
          <table:table-cell office:value-type="float" office:value="25652173.91" calcext:value-type="float">
            <text:p>25652173.91</text:p>
          </table:table-cell>
          <table:table-cell office:value-type="float" office:value="-74.78643799" calcext:value-type="float">
            <text:p>-74.78643799</text:p>
          </table:table-cell>
          <table:table-cell table:number-columns-repeated="3"/>
        </table:table-row>
        <table:table-row table:style-name="ro2">
          <table:table-cell office:value-type="float" office:value="25869565.22" calcext:value-type="float">
            <text:p>25869565.22</text:p>
          </table:table-cell>
          <table:table-cell office:value-type="float" office:value="-74.85609436" calcext:value-type="float">
            <text:p>-74.85609436</text:p>
          </table:table-cell>
          <table:table-cell table:number-columns-repeated="3"/>
        </table:table-row>
        <table:table-row table:style-name="ro2">
          <table:table-cell office:value-type="float" office:value="26086956.52" calcext:value-type="float">
            <text:p>26086956.52</text:p>
          </table:table-cell>
          <table:table-cell office:value-type="float" office:value="-75.16249084" calcext:value-type="float">
            <text:p>-75.16249084</text:p>
          </table:table-cell>
          <table:table-cell table:number-columns-repeated="3"/>
        </table:table-row>
        <table:table-row table:style-name="ro2">
          <table:table-cell office:value-type="float" office:value="26304347.83" calcext:value-type="float">
            <text:p>26304347.83</text:p>
          </table:table-cell>
          <table:table-cell office:value-type="float" office:value="-74.81100464" calcext:value-type="float">
            <text:p>-74.81100464</text:p>
          </table:table-cell>
          <table:table-cell table:number-columns-repeated="3"/>
        </table:table-row>
        <table:table-row table:style-name="ro2">
          <table:table-cell office:value-type="float" office:value="26521739.13" calcext:value-type="float">
            <text:p>26521739.13</text:p>
          </table:table-cell>
          <table:table-cell office:value-type="float" office:value="-74.73356628" calcext:value-type="float">
            <text:p>-74.73356628</text:p>
          </table:table-cell>
          <table:table-cell table:number-columns-repeated="3"/>
        </table:table-row>
        <table:table-row table:style-name="ro2">
          <table:table-cell office:value-type="float" office:value="26739130.43" calcext:value-type="float">
            <text:p>26739130.43</text:p>
          </table:table-cell>
          <table:table-cell office:value-type="float" office:value="-74.84461975" calcext:value-type="float">
            <text:p>-74.84461975</text:p>
          </table:table-cell>
          <table:table-cell table:number-columns-repeated="3"/>
        </table:table-row>
        <table:table-row table:style-name="ro2">
          <table:table-cell office:value-type="float" office:value="26956521.74" calcext:value-type="float">
            <text:p>26956521.74</text:p>
          </table:table-cell>
          <table:table-cell office:value-type="float" office:value="-74.98605347" calcext:value-type="float">
            <text:p>-74.98605347</text:p>
          </table:table-cell>
          <table:table-cell table:number-columns-repeated="3"/>
        </table:table-row>
        <table:table-row table:style-name="ro2">
          <table:table-cell office:value-type="float" office:value="27173913.04" calcext:value-type="float">
            <text:p>27173913.04</text:p>
          </table:table-cell>
          <table:table-cell office:value-type="float" office:value="-75.10969543" calcext:value-type="float">
            <text:p>-75.10969543</text:p>
          </table:table-cell>
          <table:table-cell table:number-columns-repeated="3"/>
        </table:table-row>
        <table:table-row table:style-name="ro2">
          <table:table-cell office:value-type="float" office:value="27391304.35" calcext:value-type="float">
            <text:p>27391304.35</text:p>
          </table:table-cell>
          <table:table-cell office:value-type="float" office:value="-74.99898529" calcext:value-type="float">
            <text:p>-74.99898529</text:p>
          </table:table-cell>
          <table:table-cell table:number-columns-repeated="3"/>
        </table:table-row>
        <table:table-row table:style-name="ro2">
          <table:table-cell office:value-type="float" office:value="27608695.65" calcext:value-type="float">
            <text:p>27608695.65</text:p>
          </table:table-cell>
          <table:table-cell office:value-type="float" office:value="-74.88171387" calcext:value-type="float">
            <text:p>-74.88171387</text:p>
          </table:table-cell>
          <table:table-cell table:number-columns-repeated="3"/>
        </table:table-row>
        <table:table-row table:style-name="ro2">
          <table:table-cell office:value-type="float" office:value="27826086.96" calcext:value-type="float">
            <text:p>27826086.96</text:p>
          </table:table-cell>
          <table:table-cell office:value-type="float" office:value="-74.7901535" calcext:value-type="float">
            <text:p>-74.7901535</text:p>
          </table:table-cell>
          <table:table-cell table:number-columns-repeated="3"/>
        </table:table-row>
        <table:table-row table:style-name="ro2">
          <table:table-cell office:value-type="float" office:value="28043478.26" calcext:value-type="float">
            <text:p>28043478.26</text:p>
          </table:table-cell>
          <table:table-cell office:value-type="float" office:value="-74.78247833" calcext:value-type="float">
            <text:p>-74.78247833</text:p>
          </table:table-cell>
          <table:table-cell table:number-columns-repeated="3"/>
        </table:table-row>
        <table:table-row table:style-name="ro2">
          <table:table-cell office:value-type="float" office:value="28260869.57" calcext:value-type="float">
            <text:p>28260869.57</text:p>
          </table:table-cell>
          <table:table-cell office:value-type="float" office:value="-75.02671814" calcext:value-type="float">
            <text:p>-75.02671814</text:p>
          </table:table-cell>
          <table:table-cell table:number-columns-repeated="3"/>
        </table:table-row>
        <table:table-row table:style-name="ro2">
          <table:table-cell office:value-type="float" office:value="28478260.87" calcext:value-type="float">
            <text:p>28478260.87</text:p>
          </table:table-cell>
          <table:table-cell office:value-type="float" office:value="-75.03601837" calcext:value-type="float">
            <text:p>-75.03601837</text:p>
          </table:table-cell>
          <table:table-cell table:number-columns-repeated="3"/>
        </table:table-row>
        <table:table-row table:style-name="ro2">
          <table:table-cell office:value-type="float" office:value="28695652.17" calcext:value-type="float">
            <text:p>28695652.17</text:p>
          </table:table-cell>
          <table:table-cell office:value-type="float" office:value="-74.9397583" calcext:value-type="float">
            <text:p>-74.9397583</text:p>
          </table:table-cell>
          <table:table-cell table:number-columns-repeated="3"/>
        </table:table-row>
        <table:table-row table:style-name="ro2">
          <table:table-cell office:value-type="float" office:value="28913043.48" calcext:value-type="float">
            <text:p>28913043.48</text:p>
          </table:table-cell>
          <table:table-cell office:value-type="float" office:value="-75.15668488" calcext:value-type="float">
            <text:p>-75.15668488</text:p>
          </table:table-cell>
          <table:table-cell table:number-columns-repeated="3"/>
        </table:table-row>
        <table:table-row table:style-name="ro2">
          <table:table-cell office:value-type="float" office:value="29130434.78" calcext:value-type="float">
            <text:p>29130434.78</text:p>
          </table:table-cell>
          <table:table-cell office:value-type="float" office:value="-74.87994385" calcext:value-type="float">
            <text:p>-74.87994385</text:p>
          </table:table-cell>
          <table:table-cell table:number-columns-repeated="3"/>
        </table:table-row>
        <table:table-row table:style-name="ro2">
          <table:table-cell office:value-type="float" office:value="29347826.09" calcext:value-type="float">
            <text:p>29347826.09</text:p>
          </table:table-cell>
          <table:table-cell office:value-type="float" office:value="-74.73290253" calcext:value-type="float">
            <text:p>-74.73290253</text:p>
          </table:table-cell>
          <table:table-cell table:number-columns-repeated="3"/>
        </table:table-row>
        <table:table-row table:style-name="ro2">
          <table:table-cell office:value-type="float" office:value="29565217.39" calcext:value-type="float">
            <text:p>29565217.39</text:p>
          </table:table-cell>
          <table:table-cell office:value-type="float" office:value="-74.80058289" calcext:value-type="float">
            <text:p>-74.80058289</text:p>
          </table:table-cell>
          <table:table-cell table:number-columns-repeated="3"/>
        </table:table-row>
        <table:table-row table:style-name="ro2">
          <table:table-cell office:value-type="float" office:value="29782608.7" calcext:value-type="float">
            <text:p>29782608.7</text:p>
          </table:table-cell>
          <table:table-cell office:value-type="float" office:value="-74.79386139" calcext:value-type="float">
            <text:p>-74.79386139</text:p>
          </table:table-cell>
          <table:table-cell table:number-columns-repeated="3"/>
        </table:table-row>
        <table:table-row table:style-name="ro2">
          <table:table-cell office:value-type="float" office:value="30000000" calcext:value-type="float">
            <text:p>30000000</text:p>
          </table:table-cell>
          <table:table-cell office:value-type="float" office:value="-74.64498138" calcext:value-type="float">
            <text:p>-74.64498138</text:p>
          </table:table-cell>
          <table:table-cell table:number-columns-repeated="3"/>
        </table:table-row>
        <table:table-row table:style-name="ro2">
          <table:table-cell office:value-type="float" office:value="30217391.3" calcext:value-type="float">
            <text:p>30217391.3</text:p>
          </table:table-cell>
          <table:table-cell office:value-type="float" office:value="-74.77867126" calcext:value-type="float">
            <text:p>-74.77867126</text:p>
          </table:table-cell>
          <table:table-cell table:number-columns-repeated="3"/>
        </table:table-row>
        <table:table-row table:style-name="ro2">
          <table:table-cell office:value-type="float" office:value="30434782.61" calcext:value-type="float">
            <text:p>30434782.61</text:p>
          </table:table-cell>
          <table:table-cell office:value-type="float" office:value="-74.67179871" calcext:value-type="float">
            <text:p>-74.67179871</text:p>
          </table:table-cell>
          <table:table-cell table:number-columns-repeated="3"/>
        </table:table-row>
        <table:table-row table:style-name="ro2">
          <table:table-cell office:value-type="float" office:value="30652173.91" calcext:value-type="float">
            <text:p>30652173.91</text:p>
          </table:table-cell>
          <table:table-cell office:value-type="float" office:value="-74.77639008" calcext:value-type="float">
            <text:p>-74.77639008</text:p>
          </table:table-cell>
          <table:table-cell table:number-columns-repeated="3"/>
        </table:table-row>
        <table:table-row table:style-name="ro2">
          <table:table-cell office:value-type="float" office:value="30869565.22" calcext:value-type="float">
            <text:p>30869565.22</text:p>
          </table:table-cell>
          <table:table-cell office:value-type="float" office:value="-74.89933777" calcext:value-type="float">
            <text:p>-74.89933777</text:p>
          </table:table-cell>
          <table:table-cell table:number-columns-repeated="3"/>
        </table:table-row>
        <table:table-row table:style-name="ro2">
          <table:table-cell office:value-type="float" office:value="31086956.52" calcext:value-type="float">
            <text:p>31086956.52</text:p>
          </table:table-cell>
          <table:table-cell office:value-type="float" office:value="-74.76811981" calcext:value-type="float">
            <text:p>-74.76811981</text:p>
          </table:table-cell>
          <table:table-cell table:number-columns-repeated="3"/>
        </table:table-row>
        <table:table-row table:style-name="ro2">
          <table:table-cell office:value-type="float" office:value="31304347.83" calcext:value-type="float">
            <text:p>31304347.83</text:p>
          </table:table-cell>
          <table:table-cell office:value-type="float" office:value="-74.87311554" calcext:value-type="float">
            <text:p>-74.87311554</text:p>
          </table:table-cell>
          <table:table-cell table:number-columns-repeated="3"/>
        </table:table-row>
        <table:table-row table:style-name="ro2">
          <table:table-cell office:value-type="float" office:value="31521739.13" calcext:value-type="float">
            <text:p>31521739.13</text:p>
          </table:table-cell>
          <table:table-cell office:value-type="float" office:value="-74.64003754" calcext:value-type="float">
            <text:p>-74.64003754</text:p>
          </table:table-cell>
          <table:table-cell table:number-columns-repeated="3"/>
        </table:table-row>
        <table:table-row table:style-name="ro2">
          <table:table-cell office:value-type="float" office:value="31739130.43" calcext:value-type="float">
            <text:p>31739130.43</text:p>
          </table:table-cell>
          <table:table-cell office:value-type="float" office:value="-74.93582916" calcext:value-type="float">
            <text:p>-74.93582916</text:p>
          </table:table-cell>
          <table:table-cell table:number-columns-repeated="3"/>
        </table:table-row>
        <table:table-row table:style-name="ro2">
          <table:table-cell office:value-type="float" office:value="31956521.74" calcext:value-type="float">
            <text:p>31956521.74</text:p>
          </table:table-cell>
          <table:table-cell office:value-type="float" office:value="-74.61646271" calcext:value-type="float">
            <text:p>-74.61646271</text:p>
          </table:table-cell>
          <table:table-cell table:number-columns-repeated="3"/>
        </table:table-row>
        <table:table-row table:style-name="ro2">
          <table:table-cell office:value-type="float" office:value="32173913.04" calcext:value-type="float">
            <text:p>32173913.04</text:p>
          </table:table-cell>
          <table:table-cell office:value-type="float" office:value="-74.94195557" calcext:value-type="float">
            <text:p>-74.94195557</text:p>
          </table:table-cell>
          <table:table-cell table:number-columns-repeated="3"/>
        </table:table-row>
        <table:table-row table:style-name="ro2">
          <table:table-cell office:value-type="float" office:value="32391304.35" calcext:value-type="float">
            <text:p>32391304.35</text:p>
          </table:table-cell>
          <table:table-cell office:value-type="float" office:value="-75.10417938" calcext:value-type="float">
            <text:p>-75.10417938</text:p>
          </table:table-cell>
          <table:table-cell table:number-columns-repeated="3"/>
        </table:table-row>
        <table:table-row table:style-name="ro2">
          <table:table-cell office:value-type="float" office:value="32608695.65" calcext:value-type="float">
            <text:p>32608695.65</text:p>
          </table:table-cell>
          <table:table-cell office:value-type="float" office:value="-74.88896942" calcext:value-type="float">
            <text:p>-74.88896942</text:p>
          </table:table-cell>
          <table:table-cell table:number-columns-repeated="3"/>
        </table:table-row>
        <table:table-row table:style-name="ro2">
          <table:table-cell office:value-type="float" office:value="32826086.96" calcext:value-type="float">
            <text:p>32826086.96</text:p>
          </table:table-cell>
          <table:table-cell office:value-type="float" office:value="-75.05574799" calcext:value-type="float">
            <text:p>-75.05574799</text:p>
          </table:table-cell>
          <table:table-cell table:number-columns-repeated="3"/>
        </table:table-row>
        <table:table-row table:style-name="ro2">
          <table:table-cell office:value-type="float" office:value="33043478.26" calcext:value-type="float">
            <text:p>33043478.26</text:p>
          </table:table-cell>
          <table:table-cell office:value-type="float" office:value="-74.76361847" calcext:value-type="float">
            <text:p>-74.76361847</text:p>
          </table:table-cell>
          <table:table-cell table:number-columns-repeated="3"/>
        </table:table-row>
        <table:table-row table:style-name="ro2">
          <table:table-cell office:value-type="float" office:value="33260869.57" calcext:value-type="float">
            <text:p>33260869.57</text:p>
          </table:table-cell>
          <table:table-cell office:value-type="float" office:value="-74.81978607" calcext:value-type="float">
            <text:p>-74.81978607</text:p>
          </table:table-cell>
          <table:table-cell table:number-columns-repeated="3"/>
        </table:table-row>
        <table:table-row table:style-name="ro2">
          <table:table-cell office:value-type="float" office:value="33478260.87" calcext:value-type="float">
            <text:p>33478260.87</text:p>
          </table:table-cell>
          <table:table-cell office:value-type="float" office:value="-74.95257568" calcext:value-type="float">
            <text:p>-74.95257568</text:p>
          </table:table-cell>
          <table:table-cell table:number-columns-repeated="3"/>
        </table:table-row>
        <table:table-row table:style-name="ro2">
          <table:table-cell office:value-type="float" office:value="33695652.17" calcext:value-type="float">
            <text:p>33695652.17</text:p>
          </table:table-cell>
          <table:table-cell office:value-type="float" office:value="-74.99253845" calcext:value-type="float">
            <text:p>-74.99253845</text:p>
          </table:table-cell>
          <table:table-cell table:number-columns-repeated="3"/>
        </table:table-row>
        <table:table-row table:style-name="ro2">
          <table:table-cell office:value-type="float" office:value="33913043.48" calcext:value-type="float">
            <text:p>33913043.48</text:p>
          </table:table-cell>
          <table:table-cell office:value-type="float" office:value="-74.99848938" calcext:value-type="float">
            <text:p>-74.99848938</text:p>
          </table:table-cell>
          <table:table-cell table:number-columns-repeated="3"/>
        </table:table-row>
        <table:table-row table:style-name="ro2">
          <table:table-cell office:value-type="float" office:value="34130434.78" calcext:value-type="float">
            <text:p>34130434.78</text:p>
          </table:table-cell>
          <table:table-cell office:value-type="float" office:value="-75.04120636" calcext:value-type="float">
            <text:p>-75.04120636</text:p>
          </table:table-cell>
          <table:table-cell table:number-columns-repeated="3"/>
        </table:table-row>
        <table:table-row table:style-name="ro2">
          <table:table-cell office:value-type="float" office:value="34347826.09" calcext:value-type="float">
            <text:p>34347826.09</text:p>
          </table:table-cell>
          <table:table-cell office:value-type="float" office:value="-74.85307312" calcext:value-type="float">
            <text:p>-74.85307312</text:p>
          </table:table-cell>
          <table:table-cell table:number-columns-repeated="3"/>
        </table:table-row>
        <table:table-row table:style-name="ro2">
          <table:table-cell office:value-type="float" office:value="34565217.39" calcext:value-type="float">
            <text:p>34565217.39</text:p>
          </table:table-cell>
          <table:table-cell office:value-type="float" office:value="-74.91560364" calcext:value-type="float">
            <text:p>-74.91560364</text:p>
          </table:table-cell>
          <table:table-cell table:number-columns-repeated="3"/>
        </table:table-row>
        <table:table-row table:style-name="ro2">
          <table:table-cell office:value-type="float" office:value="34782608.7" calcext:value-type="float">
            <text:p>34782608.7</text:p>
          </table:table-cell>
          <table:table-cell office:value-type="float" office:value="-74.96870422" calcext:value-type="float">
            <text:p>-74.96870422</text:p>
          </table:table-cell>
          <table:table-cell table:number-columns-repeated="3"/>
        </table:table-row>
        <table:table-row table:style-name="ro2">
          <table:table-cell office:value-type="float" office:value="35000000" calcext:value-type="float">
            <text:p>35000000</text:p>
          </table:table-cell>
          <table:table-cell office:value-type="float" office:value="-74.72984314" calcext:value-type="float">
            <text:p>-74.72984314</text:p>
          </table:table-cell>
          <table:table-cell table:number-columns-repeated="3"/>
        </table:table-row>
        <table:table-row table:style-name="ro2">
          <table:table-cell office:value-type="float" office:value="35217391.3" calcext:value-type="float">
            <text:p>35217391.3</text:p>
          </table:table-cell>
          <table:table-cell office:value-type="float" office:value="-74.93263245" calcext:value-type="float">
            <text:p>-74.93263245</text:p>
          </table:table-cell>
          <table:table-cell table:number-columns-repeated="3"/>
        </table:table-row>
        <table:table-row table:style-name="ro2">
          <table:table-cell office:value-type="float" office:value="35434782.61" calcext:value-type="float">
            <text:p>35434782.61</text:p>
          </table:table-cell>
          <table:table-cell office:value-type="float" office:value="-75.00539398" calcext:value-type="float">
            <text:p>-75.00539398</text:p>
          </table:table-cell>
          <table:table-cell table:number-columns-repeated="3"/>
        </table:table-row>
        <table:table-row table:style-name="ro2">
          <table:table-cell office:value-type="float" office:value="35652173.91" calcext:value-type="float">
            <text:p>35652173.91</text:p>
          </table:table-cell>
          <table:table-cell office:value-type="float" office:value="-75.22889709" calcext:value-type="float">
            <text:p>-75.22889709</text:p>
          </table:table-cell>
          <table:table-cell table:number-columns-repeated="3"/>
        </table:table-row>
        <table:table-row table:style-name="ro2">
          <table:table-cell office:value-type="float" office:value="35869565.22" calcext:value-type="float">
            <text:p>35869565.22</text:p>
          </table:table-cell>
          <table:table-cell office:value-type="float" office:value="-75.22747803" calcext:value-type="float">
            <text:p>-75.22747803</text:p>
          </table:table-cell>
          <table:table-cell table:number-columns-repeated="3"/>
        </table:table-row>
        <table:table-row table:style-name="ro2">
          <table:table-cell office:value-type="float" office:value="36086956.52" calcext:value-type="float">
            <text:p>36086956.52</text:p>
          </table:table-cell>
          <table:table-cell office:value-type="float" office:value="-75.31874847" calcext:value-type="float">
            <text:p>-75.31874847</text:p>
          </table:table-cell>
          <table:table-cell table:number-columns-repeated="3"/>
        </table:table-row>
        <table:table-row table:style-name="ro2">
          <table:table-cell office:value-type="float" office:value="36304347.83" calcext:value-type="float">
            <text:p>36304347.83</text:p>
          </table:table-cell>
          <table:table-cell office:value-type="float" office:value="-74.960495" calcext:value-type="float">
            <text:p>-74.960495</text:p>
          </table:table-cell>
          <table:table-cell table:number-columns-repeated="3"/>
        </table:table-row>
        <table:table-row table:style-name="ro2">
          <table:table-cell office:value-type="float" office:value="36521739.13" calcext:value-type="float">
            <text:p>36521739.13</text:p>
          </table:table-cell>
          <table:table-cell office:value-type="float" office:value="-74.94078064" calcext:value-type="float">
            <text:p>-74.94078064</text:p>
          </table:table-cell>
          <table:table-cell table:number-columns-repeated="3"/>
        </table:table-row>
        <table:table-row table:style-name="ro2">
          <table:table-cell office:value-type="float" office:value="36739130.43" calcext:value-type="float">
            <text:p>36739130.43</text:p>
          </table:table-cell>
          <table:table-cell office:value-type="float" office:value="-75.1881485" calcext:value-type="float">
            <text:p>-75.1881485</text:p>
          </table:table-cell>
          <table:table-cell table:number-columns-repeated="3"/>
        </table:table-row>
        <table:table-row table:style-name="ro2">
          <table:table-cell office:value-type="float" office:value="36956521.74" calcext:value-type="float">
            <text:p>36956521.74</text:p>
          </table:table-cell>
          <table:table-cell office:value-type="float" office:value="-75.41871643" calcext:value-type="float">
            <text:p>-75.41871643</text:p>
          </table:table-cell>
          <table:table-cell table:number-columns-repeated="3"/>
        </table:table-row>
        <table:table-row table:style-name="ro2">
          <table:table-cell office:value-type="float" office:value="37173913.04" calcext:value-type="float">
            <text:p>37173913.04</text:p>
          </table:table-cell>
          <table:table-cell office:value-type="float" office:value="-75.26013947" calcext:value-type="float">
            <text:p>-75.26013947</text:p>
          </table:table-cell>
          <table:table-cell table:number-columns-repeated="3"/>
        </table:table-row>
        <table:table-row table:style-name="ro2">
          <table:table-cell office:value-type="float" office:value="37391304.35" calcext:value-type="float">
            <text:p>37391304.35</text:p>
          </table:table-cell>
          <table:table-cell office:value-type="float" office:value="-75.44788361" calcext:value-type="float">
            <text:p>-75.44788361</text:p>
          </table:table-cell>
          <table:table-cell table:number-columns-repeated="3"/>
        </table:table-row>
        <table:table-row table:style-name="ro2">
          <table:table-cell office:value-type="float" office:value="37608695.65" calcext:value-type="float">
            <text:p>37608695.65</text:p>
          </table:table-cell>
          <table:table-cell office:value-type="float" office:value="-75.53401184" calcext:value-type="float">
            <text:p>-75.53401184</text:p>
          </table:table-cell>
          <table:table-cell table:number-columns-repeated="3"/>
        </table:table-row>
        <table:table-row table:style-name="ro2">
          <table:table-cell office:value-type="float" office:value="37826086.96" calcext:value-type="float">
            <text:p>37826086.96</text:p>
          </table:table-cell>
          <table:table-cell office:value-type="float" office:value="-75.39095306" calcext:value-type="float">
            <text:p>-75.39095306</text:p>
          </table:table-cell>
          <table:table-cell table:number-columns-repeated="3"/>
        </table:table-row>
        <table:table-row table:style-name="ro2">
          <table:table-cell office:value-type="float" office:value="38043478.26" calcext:value-type="float">
            <text:p>38043478.26</text:p>
          </table:table-cell>
          <table:table-cell office:value-type="float" office:value="-75.50746155" calcext:value-type="float">
            <text:p>-75.50746155</text:p>
          </table:table-cell>
          <table:table-cell table:number-columns-repeated="3"/>
        </table:table-row>
        <table:table-row table:style-name="ro2">
          <table:table-cell office:value-type="float" office:value="38260869.57" calcext:value-type="float">
            <text:p>38260869.57</text:p>
          </table:table-cell>
          <table:table-cell office:value-type="float" office:value="-75.68080139" calcext:value-type="float">
            <text:p>-75.68080139</text:p>
          </table:table-cell>
          <table:table-cell table:number-columns-repeated="3"/>
        </table:table-row>
        <table:table-row table:style-name="ro2">
          <table:table-cell office:value-type="float" office:value="38478260.87" calcext:value-type="float">
            <text:p>38478260.87</text:p>
          </table:table-cell>
          <table:table-cell office:value-type="float" office:value="-75.31052399" calcext:value-type="float">
            <text:p>-75.31052399</text:p>
          </table:table-cell>
          <table:table-cell table:number-columns-repeated="3"/>
        </table:table-row>
        <table:table-row table:style-name="ro2">
          <table:table-cell office:value-type="float" office:value="38695652.17" calcext:value-type="float">
            <text:p>38695652.17</text:p>
          </table:table-cell>
          <table:table-cell office:value-type="float" office:value="-75.63084412" calcext:value-type="float">
            <text:p>-75.63084412</text:p>
          </table:table-cell>
          <table:table-cell table:number-columns-repeated="3"/>
        </table:table-row>
        <table:table-row table:style-name="ro2">
          <table:table-cell office:value-type="float" office:value="38913043.48" calcext:value-type="float">
            <text:p>38913043.48</text:p>
          </table:table-cell>
          <table:table-cell office:value-type="float" office:value="-75.48822784" calcext:value-type="float">
            <text:p>-75.48822784</text:p>
          </table:table-cell>
          <table:table-cell table:number-columns-repeated="3"/>
        </table:table-row>
        <table:table-row table:style-name="ro2">
          <table:table-cell office:value-type="float" office:value="39130434.78" calcext:value-type="float">
            <text:p>39130434.78</text:p>
          </table:table-cell>
          <table:table-cell office:value-type="float" office:value="-75.61436462" calcext:value-type="float">
            <text:p>-75.61436462</text:p>
          </table:table-cell>
          <table:table-cell table:number-columns-repeated="3"/>
        </table:table-row>
        <table:table-row table:style-name="ro2">
          <table:table-cell office:value-type="float" office:value="39347826.09" calcext:value-type="float">
            <text:p>39347826.09</text:p>
          </table:table-cell>
          <table:table-cell office:value-type="float" office:value="-75.5139389" calcext:value-type="float">
            <text:p>-75.5139389</text:p>
          </table:table-cell>
          <table:table-cell table:number-columns-repeated="3"/>
        </table:table-row>
        <table:table-row table:style-name="ro2">
          <table:table-cell office:value-type="float" office:value="39565217.39" calcext:value-type="float">
            <text:p>39565217.39</text:p>
          </table:table-cell>
          <table:table-cell office:value-type="float" office:value="-75.74758148" calcext:value-type="float">
            <text:p>-75.74758148</text:p>
          </table:table-cell>
          <table:table-cell table:number-columns-repeated="3"/>
        </table:table-row>
        <table:table-row table:style-name="ro2">
          <table:table-cell office:value-type="float" office:value="39782608.7" calcext:value-type="float">
            <text:p>39782608.7</text:p>
          </table:table-cell>
          <table:table-cell office:value-type="float" office:value="-75.91065979" calcext:value-type="float">
            <text:p>-75.91065979</text:p>
          </table:table-cell>
          <table:table-cell table:number-columns-repeated="3"/>
        </table:table-row>
        <table:table-row table:style-name="ro2">
          <table:table-cell office:value-type="float" office:value="40000000" calcext:value-type="float">
            <text:p>40000000</text:p>
          </table:table-cell>
          <table:table-cell office:value-type="float" office:value="-75.89892578" calcext:value-type="float">
            <text:p>-75.89892578</text:p>
          </table:table-cell>
          <table:table-cell table:number-columns-repeated="3"/>
        </table:table-row>
        <table:table-row table:style-name="ro2">
          <table:table-cell office:value-type="float" office:value="40217391.3" calcext:value-type="float">
            <text:p>40217391.3</text:p>
          </table:table-cell>
          <table:table-cell office:value-type="float" office:value="-75.5331192" calcext:value-type="float">
            <text:p>-75.5331192</text:p>
          </table:table-cell>
          <table:table-cell table:number-columns-repeated="3"/>
        </table:table-row>
        <table:table-row table:style-name="ro2">
          <table:table-cell office:value-type="float" office:value="40434782.61" calcext:value-type="float">
            <text:p>40434782.61</text:p>
          </table:table-cell>
          <table:table-cell office:value-type="float" office:value="-76.05297089" calcext:value-type="float">
            <text:p>-76.05297089</text:p>
          </table:table-cell>
          <table:table-cell table:number-columns-repeated="3"/>
        </table:table-row>
        <table:table-row table:style-name="ro2">
          <table:table-cell office:value-type="float" office:value="40652173.91" calcext:value-type="float">
            <text:p>40652173.91</text:p>
          </table:table-cell>
          <table:table-cell office:value-type="float" office:value="-75.79703522" calcext:value-type="float">
            <text:p>-75.79703522</text:p>
          </table:table-cell>
          <table:table-cell table:number-columns-repeated="3"/>
        </table:table-row>
        <table:table-row table:style-name="ro2">
          <table:table-cell office:value-type="float" office:value="40869565.22" calcext:value-type="float">
            <text:p>40869565.22</text:p>
          </table:table-cell>
          <table:table-cell office:value-type="float" office:value="-75.85343933" calcext:value-type="float">
            <text:p>-75.85343933</text:p>
          </table:table-cell>
          <table:table-cell table:number-columns-repeated="3"/>
        </table:table-row>
        <table:table-row table:style-name="ro2">
          <table:table-cell office:value-type="float" office:value="41086956.52" calcext:value-type="float">
            <text:p>41086956.52</text:p>
          </table:table-cell>
          <table:table-cell office:value-type="float" office:value="-76.15264893" calcext:value-type="float">
            <text:p>-76.15264893</text:p>
          </table:table-cell>
          <table:table-cell table:number-columns-repeated="3"/>
        </table:table-row>
        <table:table-row table:style-name="ro2">
          <table:table-cell office:value-type="float" office:value="41304347.83" calcext:value-type="float">
            <text:p>41304347.83</text:p>
          </table:table-cell>
          <table:table-cell office:value-type="float" office:value="-76.09310913" calcext:value-type="float">
            <text:p>-76.09310913</text:p>
          </table:table-cell>
          <table:table-cell table:number-columns-repeated="3"/>
        </table:table-row>
        <table:table-row table:style-name="ro2">
          <table:table-cell office:value-type="float" office:value="41521739.13" calcext:value-type="float">
            <text:p>41521739.13</text:p>
          </table:table-cell>
          <table:table-cell office:value-type="float" office:value="-75.92241669" calcext:value-type="float">
            <text:p>-75.92241669</text:p>
          </table:table-cell>
          <table:table-cell table:number-columns-repeated="3"/>
        </table:table-row>
        <table:table-row table:style-name="ro2">
          <table:table-cell office:value-type="float" office:value="41739130.43" calcext:value-type="float">
            <text:p>41739130.43</text:p>
          </table:table-cell>
          <table:table-cell office:value-type="float" office:value="-76.0559082" calcext:value-type="float">
            <text:p>-76.0559082</text:p>
          </table:table-cell>
          <table:table-cell table:number-columns-repeated="3"/>
        </table:table-row>
        <table:table-row table:style-name="ro2">
          <table:table-cell office:value-type="float" office:value="41956521.74" calcext:value-type="float">
            <text:p>41956521.74</text:p>
          </table:table-cell>
          <table:table-cell office:value-type="float" office:value="-76.38733673" calcext:value-type="float">
            <text:p>-76.38733673</text:p>
          </table:table-cell>
          <table:table-cell table:number-columns-repeated="3"/>
        </table:table-row>
        <table:table-row table:style-name="ro2">
          <table:table-cell office:value-type="float" office:value="42173913.04" calcext:value-type="float">
            <text:p>42173913.04</text:p>
          </table:table-cell>
          <table:table-cell office:value-type="float" office:value="-76.08969116" calcext:value-type="float">
            <text:p>-76.08969116</text:p>
          </table:table-cell>
          <table:table-cell table:number-columns-repeated="3"/>
        </table:table-row>
        <table:table-row table:style-name="ro2">
          <table:table-cell office:value-type="float" office:value="42391304.35" calcext:value-type="float">
            <text:p>42391304.35</text:p>
          </table:table-cell>
          <table:table-cell office:value-type="float" office:value="-76.03078461" calcext:value-type="float">
            <text:p>-76.03078461</text:p>
          </table:table-cell>
          <table:table-cell table:number-columns-repeated="3"/>
        </table:table-row>
        <table:table-row table:style-name="ro2">
          <table:table-cell office:value-type="float" office:value="42608695.65" calcext:value-type="float">
            <text:p>42608695.65</text:p>
          </table:table-cell>
          <table:table-cell office:value-type="float" office:value="-76.19051361" calcext:value-type="float">
            <text:p>-76.19051361</text:p>
          </table:table-cell>
          <table:table-cell table:number-columns-repeated="3"/>
        </table:table-row>
        <table:table-row table:style-name="ro2">
          <table:table-cell office:value-type="float" office:value="42826086.96" calcext:value-type="float">
            <text:p>42826086.96</text:p>
          </table:table-cell>
          <table:table-cell office:value-type="float" office:value="-76.12742615" calcext:value-type="float">
            <text:p>-76.12742615</text:p>
          </table:table-cell>
          <table:table-cell table:number-columns-repeated="3"/>
        </table:table-row>
        <table:table-row table:style-name="ro2">
          <table:table-cell office:value-type="float" office:value="43043478.26" calcext:value-type="float">
            <text:p>43043478.26</text:p>
          </table:table-cell>
          <table:table-cell office:value-type="float" office:value="-76.38376617" calcext:value-type="float">
            <text:p>-76.38376617</text:p>
          </table:table-cell>
          <table:table-cell table:number-columns-repeated="3"/>
        </table:table-row>
        <table:table-row table:style-name="ro2">
          <table:table-cell office:value-type="float" office:value="43260869.57" calcext:value-type="float">
            <text:p>43260869.57</text:p>
          </table:table-cell>
          <table:table-cell office:value-type="float" office:value="-76.3943634" calcext:value-type="float">
            <text:p>-76.3943634</text:p>
          </table:table-cell>
          <table:table-cell table:number-columns-repeated="3"/>
        </table:table-row>
        <table:table-row table:style-name="ro2">
          <table:table-cell office:value-type="float" office:value="43478260.87" calcext:value-type="float">
            <text:p>43478260.87</text:p>
          </table:table-cell>
          <table:table-cell office:value-type="float" office:value="-76.40690613" calcext:value-type="float">
            <text:p>-76.40690613</text:p>
          </table:table-cell>
          <table:table-cell table:number-columns-repeated="3"/>
        </table:table-row>
        <table:table-row table:style-name="ro2">
          <table:table-cell office:value-type="float" office:value="43695652.17" calcext:value-type="float">
            <text:p>43695652.17</text:p>
          </table:table-cell>
          <table:table-cell office:value-type="float" office:value="-76.55989838" calcext:value-type="float">
            <text:p>-76.55989838</text:p>
          </table:table-cell>
          <table:table-cell table:number-columns-repeated="3"/>
        </table:table-row>
        <table:table-row table:style-name="ro2">
          <table:table-cell office:value-type="float" office:value="43913043.48" calcext:value-type="float">
            <text:p>43913043.48</text:p>
          </table:table-cell>
          <table:table-cell office:value-type="float" office:value="-76.55091858" calcext:value-type="float">
            <text:p>-76.55091858</text:p>
          </table:table-cell>
          <table:table-cell table:number-columns-repeated="3"/>
        </table:table-row>
        <table:table-row table:style-name="ro2">
          <table:table-cell office:value-type="float" office:value="44130434.78" calcext:value-type="float">
            <text:p>44130434.78</text:p>
          </table:table-cell>
          <table:table-cell office:value-type="float" office:value="-76.84955597" calcext:value-type="float">
            <text:p>-76.84955597</text:p>
          </table:table-cell>
          <table:table-cell table:number-columns-repeated="3"/>
        </table:table-row>
        <table:table-row table:style-name="ro2">
          <table:table-cell office:value-type="float" office:value="44347826.09" calcext:value-type="float">
            <text:p>44347826.09</text:p>
          </table:table-cell>
          <table:table-cell office:value-type="float" office:value="-76.72579193" calcext:value-type="float">
            <text:p>-76.72579193</text:p>
          </table:table-cell>
          <table:table-cell table:number-columns-repeated="3"/>
        </table:table-row>
        <table:table-row table:style-name="ro2">
          <table:table-cell office:value-type="float" office:value="44565217.39" calcext:value-type="float">
            <text:p>44565217.39</text:p>
          </table:table-cell>
          <table:table-cell office:value-type="float" office:value="-76.90139771" calcext:value-type="float">
            <text:p>-76.90139771</text:p>
          </table:table-cell>
          <table:table-cell table:number-columns-repeated="3"/>
        </table:table-row>
        <table:table-row table:style-name="ro2">
          <table:table-cell office:value-type="float" office:value="44782608.7" calcext:value-type="float">
            <text:p>44782608.7</text:p>
          </table:table-cell>
          <table:table-cell office:value-type="float" office:value="-76.71944427" calcext:value-type="float">
            <text:p>-76.71944427</text:p>
          </table:table-cell>
          <table:table-cell table:number-columns-repeated="3"/>
        </table:table-row>
        <table:table-row table:style-name="ro2">
          <table:table-cell office:value-type="float" office:value="45000000" calcext:value-type="float">
            <text:p>45000000</text:p>
          </table:table-cell>
          <table:table-cell office:value-type="float" office:value="-76.96226501" calcext:value-type="float">
            <text:p>-76.96226501</text:p>
          </table:table-cell>
          <table:table-cell table:number-columns-repeated="3"/>
        </table:table-row>
        <table:table-row table:style-name="ro2">
          <table:table-cell office:value-type="float" office:value="45217391.3" calcext:value-type="float">
            <text:p>45217391.3</text:p>
          </table:table-cell>
          <table:table-cell office:value-type="float" office:value="-77.04482269" calcext:value-type="float">
            <text:p>-77.04482269</text:p>
          </table:table-cell>
          <table:table-cell table:number-columns-repeated="3"/>
        </table:table-row>
        <table:table-row table:style-name="ro2">
          <table:table-cell office:value-type="float" office:value="45434782.61" calcext:value-type="float">
            <text:p>45434782.61</text:p>
          </table:table-cell>
          <table:table-cell office:value-type="float" office:value="-76.99053192" calcext:value-type="float">
            <text:p>-76.99053192</text:p>
          </table:table-cell>
          <table:table-cell table:number-columns-repeated="3"/>
        </table:table-row>
        <table:table-row table:style-name="ro2">
          <table:table-cell office:value-type="float" office:value="45652173.91" calcext:value-type="float">
            <text:p>45652173.91</text:p>
          </table:table-cell>
          <table:table-cell office:value-type="float" office:value="-77.00837708" calcext:value-type="float">
            <text:p>-77.00837708</text:p>
          </table:table-cell>
          <table:table-cell table:number-columns-repeated="3"/>
        </table:table-row>
        <table:table-row table:style-name="ro2">
          <table:table-cell office:value-type="float" office:value="45869565.22" calcext:value-type="float">
            <text:p>45869565.22</text:p>
          </table:table-cell>
          <table:table-cell office:value-type="float" office:value="-77.12564087" calcext:value-type="float">
            <text:p>-77.12564087</text:p>
          </table:table-cell>
          <table:table-cell table:number-columns-repeated="3"/>
        </table:table-row>
        <table:table-row table:style-name="ro2">
          <table:table-cell office:value-type="float" office:value="46086956.52" calcext:value-type="float">
            <text:p>46086956.52</text:p>
          </table:table-cell>
          <table:table-cell office:value-type="float" office:value="-77.16051483" calcext:value-type="float">
            <text:p>-77.16051483</text:p>
          </table:table-cell>
          <table:table-cell table:number-columns-repeated="3"/>
        </table:table-row>
        <table:table-row table:style-name="ro2">
          <table:table-cell office:value-type="float" office:value="46304347.83" calcext:value-type="float">
            <text:p>46304347.83</text:p>
          </table:table-cell>
          <table:table-cell office:value-type="float" office:value="-77.29103088" calcext:value-type="float">
            <text:p>-77.29103088</text:p>
          </table:table-cell>
          <table:table-cell table:number-columns-repeated="3"/>
        </table:table-row>
        <table:table-row table:style-name="ro2">
          <table:table-cell office:value-type="float" office:value="46521739.13" calcext:value-type="float">
            <text:p>46521739.13</text:p>
          </table:table-cell>
          <table:table-cell office:value-type="float" office:value="-77.21916962" calcext:value-type="float">
            <text:p>-77.21916962</text:p>
          </table:table-cell>
          <table:table-cell table:number-columns-repeated="3"/>
        </table:table-row>
        <table:table-row table:style-name="ro2">
          <table:table-cell office:value-type="float" office:value="46739130.43" calcext:value-type="float">
            <text:p>46739130.43</text:p>
          </table:table-cell>
          <table:table-cell office:value-type="float" office:value="-77.16470337" calcext:value-type="float">
            <text:p>-77.16470337</text:p>
          </table:table-cell>
          <table:table-cell table:number-columns-repeated="3"/>
        </table:table-row>
        <table:table-row table:style-name="ro2">
          <table:table-cell office:value-type="float" office:value="46956521.74" calcext:value-type="float">
            <text:p>46956521.74</text:p>
          </table:table-cell>
          <table:table-cell office:value-type="float" office:value="-77.18651581" calcext:value-type="float">
            <text:p>-77.18651581</text:p>
          </table:table-cell>
          <table:table-cell table:number-columns-repeated="3"/>
        </table:table-row>
        <table:table-row table:style-name="ro2">
          <table:table-cell office:value-type="float" office:value="47173913.04" calcext:value-type="float">
            <text:p>47173913.04</text:p>
          </table:table-cell>
          <table:table-cell office:value-type="float" office:value="-77.39506531" calcext:value-type="float">
            <text:p>-77.39506531</text:p>
          </table:table-cell>
          <table:table-cell table:number-columns-repeated="3"/>
        </table:table-row>
        <table:table-row table:style-name="ro2">
          <table:table-cell office:value-type="float" office:value="47391304.35" calcext:value-type="float">
            <text:p>47391304.35</text:p>
          </table:table-cell>
          <table:table-cell office:value-type="float" office:value="-77.29965973" calcext:value-type="float">
            <text:p>-77.29965973</text:p>
          </table:table-cell>
          <table:table-cell table:number-columns-repeated="3"/>
        </table:table-row>
        <table:table-row table:style-name="ro2">
          <table:table-cell office:value-type="float" office:value="47608695.65" calcext:value-type="float">
            <text:p>47608695.65</text:p>
          </table:table-cell>
          <table:table-cell office:value-type="float" office:value="-77.6743927" calcext:value-type="float">
            <text:p>-77.6743927</text:p>
          </table:table-cell>
          <table:table-cell table:number-columns-repeated="3"/>
        </table:table-row>
        <table:table-row table:style-name="ro2">
          <table:table-cell office:value-type="float" office:value="47826086.96" calcext:value-type="float">
            <text:p>47826086.96</text:p>
          </table:table-cell>
          <table:table-cell office:value-type="float" office:value="-77.63111115" calcext:value-type="float">
            <text:p>-77.63111115</text:p>
          </table:table-cell>
          <table:table-cell table:number-columns-repeated="3"/>
        </table:table-row>
        <table:table-row table:style-name="ro2">
          <table:table-cell office:value-type="float" office:value="48043478.26" calcext:value-type="float">
            <text:p>48043478.26</text:p>
          </table:table-cell>
          <table:table-cell office:value-type="float" office:value="-77.66578674" calcext:value-type="float">
            <text:p>-77.66578674</text:p>
          </table:table-cell>
          <table:table-cell table:number-columns-repeated="3"/>
        </table:table-row>
        <table:table-row table:style-name="ro2">
          <table:table-cell office:value-type="float" office:value="48260869.57" calcext:value-type="float">
            <text:p>48260869.57</text:p>
          </table:table-cell>
          <table:table-cell office:value-type="float" office:value="-77.73119354" calcext:value-type="float">
            <text:p>-77.73119354</text:p>
          </table:table-cell>
          <table:table-cell table:number-columns-repeated="3"/>
        </table:table-row>
        <table:table-row table:style-name="ro2">
          <table:table-cell office:value-type="float" office:value="48478260.87" calcext:value-type="float">
            <text:p>48478260.87</text:p>
          </table:table-cell>
          <table:table-cell office:value-type="float" office:value="-77.9087677" calcext:value-type="float">
            <text:p>-77.9087677</text:p>
          </table:table-cell>
          <table:table-cell table:number-columns-repeated="3"/>
        </table:table-row>
        <table:table-row table:style-name="ro2">
          <table:table-cell office:value-type="float" office:value="48695652.17" calcext:value-type="float">
            <text:p>48695652.17</text:p>
          </table:table-cell>
          <table:table-cell office:value-type="float" office:value="-78.04768372" calcext:value-type="float">
            <text:p>-78.04768372</text:p>
          </table:table-cell>
          <table:table-cell table:number-columns-repeated="3"/>
        </table:table-row>
        <table:table-row table:style-name="ro2">
          <table:table-cell office:value-type="float" office:value="48913043.48" calcext:value-type="float">
            <text:p>48913043.48</text:p>
          </table:table-cell>
          <table:table-cell office:value-type="float" office:value="-78.27500153" calcext:value-type="float">
            <text:p>-78.27500153</text:p>
          </table:table-cell>
          <table:table-cell table:number-columns-repeated="3"/>
        </table:table-row>
        <table:table-row table:style-name="ro2">
          <table:table-cell office:value-type="float" office:value="49130434.78" calcext:value-type="float">
            <text:p>49130434.78</text:p>
          </table:table-cell>
          <table:table-cell office:value-type="float" office:value="-78.09738922" calcext:value-type="float">
            <text:p>-78.09738922</text:p>
          </table:table-cell>
          <table:table-cell table:number-columns-repeated="3"/>
        </table:table-row>
        <table:table-row table:style-name="ro2">
          <table:table-cell office:value-type="float" office:value="49347826.09" calcext:value-type="float">
            <text:p>49347826.09</text:p>
          </table:table-cell>
          <table:table-cell office:value-type="float" office:value="-78.24651337" calcext:value-type="float">
            <text:p>-78.24651337</text:p>
          </table:table-cell>
          <table:table-cell table:number-columns-repeated="3"/>
        </table:table-row>
        <table:table-row table:style-name="ro2">
          <table:table-cell office:value-type="float" office:value="49565217.39" calcext:value-type="float">
            <text:p>49565217.39</text:p>
          </table:table-cell>
          <table:table-cell office:value-type="float" office:value="-78.36375427" calcext:value-type="float">
            <text:p>-78.36375427</text:p>
          </table:table-cell>
          <table:table-cell table:number-columns-repeated="3"/>
        </table:table-row>
        <table:table-row table:style-name="ro2">
          <table:table-cell office:value-type="float" office:value="49782608.7" calcext:value-type="float">
            <text:p>49782608.7</text:p>
          </table:table-cell>
          <table:table-cell office:value-type="float" office:value="-78.37054443" calcext:value-type="float">
            <text:p>-78.37054443</text:p>
          </table:table-cell>
          <table:table-cell table:number-columns-repeated="3"/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float" office:value="-78.46876526" calcext:value-type="float">
            <text:p>-78.46876526</text:p>
          </table:table-cell>
          <table:table-cell table:number-columns-repeated="3"/>
        </table:table-row>
        <table:table-row table:style-name="ro2">
          <table:table-cell office:value-type="float" office:value="50217391.3" calcext:value-type="float">
            <text:p>50217391.3</text:p>
          </table:table-cell>
          <table:table-cell office:value-type="float" office:value="-78.53226471" calcext:value-type="float">
            <text:p>-78.53226471</text:p>
          </table:table-cell>
          <table:table-cell table:number-columns-repeated="3"/>
        </table:table-row>
        <table:table-row table:style-name="ro2">
          <table:table-cell office:value-type="float" office:value="50434782.61" calcext:value-type="float">
            <text:p>50434782.61</text:p>
          </table:table-cell>
          <table:table-cell office:value-type="float" office:value="-78.48509979" calcext:value-type="float">
            <text:p>-78.48509979</text:p>
          </table:table-cell>
          <table:table-cell table:number-columns-repeated="3"/>
        </table:table-row>
        <table:table-row table:style-name="ro2">
          <table:table-cell office:value-type="float" office:value="50652173.91" calcext:value-type="float">
            <text:p>50652173.91</text:p>
          </table:table-cell>
          <table:table-cell office:value-type="float" office:value="-78.25428772" calcext:value-type="float">
            <text:p>-78.25428772</text:p>
          </table:table-cell>
          <table:table-cell table:number-columns-repeated="3"/>
        </table:table-row>
        <table:table-row table:style-name="ro2">
          <table:table-cell office:value-type="float" office:value="50869565.22" calcext:value-type="float">
            <text:p>50869565.22</text:p>
          </table:table-cell>
          <table:table-cell office:value-type="float" office:value="-77.93986511" calcext:value-type="float">
            <text:p>-77.93986511</text:p>
          </table:table-cell>
          <table:table-cell table:number-columns-repeated="3"/>
        </table:table-row>
        <table:table-row table:style-name="ro2">
          <table:table-cell office:value-type="float" office:value="51086956.52" calcext:value-type="float">
            <text:p>51086956.52</text:p>
          </table:table-cell>
          <table:table-cell office:value-type="float" office:value="-77.88304901" calcext:value-type="float">
            <text:p>-77.88304901</text:p>
          </table:table-cell>
          <table:table-cell table:number-columns-repeated="3"/>
        </table:table-row>
        <table:table-row table:style-name="ro2">
          <table:table-cell office:value-type="float" office:value="51304347.83" calcext:value-type="float">
            <text:p>51304347.83</text:p>
          </table:table-cell>
          <table:table-cell office:value-type="float" office:value="-78.05119324" calcext:value-type="float">
            <text:p>-78.05119324</text:p>
          </table:table-cell>
          <table:table-cell table:number-columns-repeated="3"/>
        </table:table-row>
        <table:table-row table:style-name="ro2">
          <table:table-cell office:value-type="float" office:value="51521739.13" calcext:value-type="float">
            <text:p>51521739.13</text:p>
          </table:table-cell>
          <table:table-cell office:value-type="float" office:value="-78.25597382" calcext:value-type="float">
            <text:p>-78.25597382</text:p>
          </table:table-cell>
          <table:table-cell table:number-columns-repeated="3"/>
        </table:table-row>
        <table:table-row table:style-name="ro2">
          <table:table-cell office:value-type="float" office:value="51739130.43" calcext:value-type="float">
            <text:p>51739130.43</text:p>
          </table:table-cell>
          <table:table-cell office:value-type="float" office:value="-78.64247894" calcext:value-type="float">
            <text:p>-78.64247894</text:p>
          </table:table-cell>
          <table:table-cell table:number-columns-repeated="3"/>
        </table:table-row>
        <table:table-row table:style-name="ro2">
          <table:table-cell office:value-type="float" office:value="51956521.74" calcext:value-type="float">
            <text:p>51956521.74</text:p>
          </table:table-cell>
          <table:table-cell office:value-type="float" office:value="-78.80003357" calcext:value-type="float">
            <text:p>-78.80003357</text:p>
          </table:table-cell>
          <table:table-cell table:number-columns-repeated="3"/>
        </table:table-row>
        <table:table-row table:style-name="ro2">
          <table:table-cell office:value-type="float" office:value="52173913.04" calcext:value-type="float">
            <text:p>52173913.04</text:p>
          </table:table-cell>
          <table:table-cell office:value-type="float" office:value="-79.07688141" calcext:value-type="float">
            <text:p>-79.07688141</text:p>
          </table:table-cell>
          <table:table-cell table:number-columns-repeated="3"/>
        </table:table-row>
        <table:table-row table:style-name="ro2">
          <table:table-cell office:value-type="float" office:value="52391304.35" calcext:value-type="float">
            <text:p>52391304.35</text:p>
          </table:table-cell>
          <table:table-cell office:value-type="float" office:value="-79.35343933" calcext:value-type="float">
            <text:p>-79.35343933</text:p>
          </table:table-cell>
          <table:table-cell table:number-columns-repeated="3"/>
        </table:table-row>
        <table:table-row table:style-name="ro2">
          <table:table-cell office:value-type="float" office:value="52608695.65" calcext:value-type="float">
            <text:p>52608695.65</text:p>
          </table:table-cell>
          <table:table-cell office:value-type="float" office:value="-79.61909485" calcext:value-type="float">
            <text:p>-79.61909485</text:p>
          </table:table-cell>
          <table:table-cell table:number-columns-repeated="3"/>
        </table:table-row>
        <table:table-row table:style-name="ro2">
          <table:table-cell office:value-type="float" office:value="52826086.96" calcext:value-type="float">
            <text:p>52826086.96</text:p>
          </table:table-cell>
          <table:table-cell office:value-type="float" office:value="-79.40223694" calcext:value-type="float">
            <text:p>-79.40223694</text:p>
          </table:table-cell>
          <table:table-cell table:number-columns-repeated="3"/>
        </table:table-row>
        <table:table-row table:style-name="ro2">
          <table:table-cell office:value-type="float" office:value="53043478.26" calcext:value-type="float">
            <text:p>53043478.26</text:p>
          </table:table-cell>
          <table:table-cell office:value-type="float" office:value="-79.98161316" calcext:value-type="float">
            <text:p>-79.98161316</text:p>
          </table:table-cell>
          <table:table-cell table:number-columns-repeated="3"/>
        </table:table-row>
        <table:table-row table:style-name="ro2">
          <table:table-cell office:value-type="float" office:value="53260869.57" calcext:value-type="float">
            <text:p>53260869.57</text:p>
          </table:table-cell>
          <table:table-cell office:value-type="float" office:value="-79.75785828" calcext:value-type="float">
            <text:p>-79.75785828</text:p>
          </table:table-cell>
          <table:table-cell table:number-columns-repeated="3"/>
        </table:table-row>
        <table:table-row table:style-name="ro2">
          <table:table-cell office:value-type="float" office:value="53478260.87" calcext:value-type="float">
            <text:p>53478260.87</text:p>
          </table:table-cell>
          <table:table-cell office:value-type="float" office:value="-79.89911652" calcext:value-type="float">
            <text:p>-79.89911652</text:p>
          </table:table-cell>
          <table:table-cell table:number-columns-repeated="3"/>
        </table:table-row>
        <table:table-row table:style-name="ro2">
          <table:table-cell office:value-type="float" office:value="53695652.17" calcext:value-type="float">
            <text:p>53695652.17</text:p>
          </table:table-cell>
          <table:table-cell office:value-type="float" office:value="-80.10810089" calcext:value-type="float">
            <text:p>-80.10810089</text:p>
          </table:table-cell>
          <table:table-cell table:number-columns-repeated="3"/>
        </table:table-row>
        <table:table-row table:style-name="ro2">
          <table:table-cell office:value-type="float" office:value="53913043.48" calcext:value-type="float">
            <text:p>53913043.48</text:p>
          </table:table-cell>
          <table:table-cell office:value-type="float" office:value="-80.20404816" calcext:value-type="float">
            <text:p>-80.20404816</text:p>
          </table:table-cell>
          <table:table-cell table:number-columns-repeated="3"/>
        </table:table-row>
        <table:table-row table:style-name="ro2">
          <table:table-cell office:value-type="float" office:value="54130434.78" calcext:value-type="float">
            <text:p>54130434.78</text:p>
          </table:table-cell>
          <table:table-cell office:value-type="float" office:value="-80.21821594" calcext:value-type="float">
            <text:p>-80.21821594</text:p>
          </table:table-cell>
          <table:table-cell table:number-columns-repeated="3"/>
        </table:table-row>
        <table:table-row table:style-name="ro2">
          <table:table-cell office:value-type="float" office:value="54347826.09" calcext:value-type="float">
            <text:p>54347826.09</text:p>
          </table:table-cell>
          <table:table-cell office:value-type="float" office:value="-79.78277588" calcext:value-type="float">
            <text:p>-79.78277588</text:p>
          </table:table-cell>
          <table:table-cell table:number-columns-repeated="3"/>
        </table:table-row>
        <table:table-row table:style-name="ro2">
          <table:table-cell office:value-type="float" office:value="54565217.39" calcext:value-type="float">
            <text:p>54565217.39</text:p>
          </table:table-cell>
          <table:table-cell office:value-type="float" office:value="-78.76880646" calcext:value-type="float">
            <text:p>-78.76880646</text:p>
          </table:table-cell>
          <table:table-cell table:number-columns-repeated="3"/>
        </table:table-row>
        <table:table-row table:style-name="ro2">
          <table:table-cell office:value-type="float" office:value="54782608.7" calcext:value-type="float">
            <text:p>54782608.7</text:p>
          </table:table-cell>
          <table:table-cell office:value-type="float" office:value="-77.50254822" calcext:value-type="float">
            <text:p>-77.50254822</text:p>
          </table:table-cell>
          <table:table-cell table:number-columns-repeated="3"/>
        </table:table-row>
        <table:table-row table:style-name="ro2">
          <table:table-cell office:value-type="float" office:value="55000000" calcext:value-type="float">
            <text:p>55000000</text:p>
          </table:table-cell>
          <table:table-cell office:value-type="float" office:value="-76.25164032" calcext:value-type="float">
            <text:p>-76.25164032</text:p>
          </table:table-cell>
          <table:table-cell table:number-columns-repeated="3"/>
        </table:table-row>
        <table:table-row table:style-name="ro2">
          <table:table-cell office:value-type="float" office:value="55217391.3" calcext:value-type="float">
            <text:p>55217391.3</text:p>
          </table:table-cell>
          <table:table-cell office:value-type="float" office:value="-75.51876831" calcext:value-type="float">
            <text:p>-75.51876831</text:p>
          </table:table-cell>
          <table:table-cell table:number-columns-repeated="3"/>
        </table:table-row>
        <table:table-row table:style-name="ro2">
          <table:table-cell office:value-type="float" office:value="55434782.61" calcext:value-type="float">
            <text:p>55434782.61</text:p>
          </table:table-cell>
          <table:table-cell office:value-type="float" office:value="-75.90893555" calcext:value-type="float">
            <text:p>-75.90893555</text:p>
          </table:table-cell>
          <table:table-cell table:number-columns-repeated="3"/>
        </table:table-row>
        <table:table-row table:style-name="ro2">
          <table:table-cell office:value-type="float" office:value="55652173.91" calcext:value-type="float">
            <text:p>55652173.91</text:p>
          </table:table-cell>
          <table:table-cell office:value-type="float" office:value="-76.91920471" calcext:value-type="float">
            <text:p>-76.91920471</text:p>
          </table:table-cell>
          <table:table-cell table:number-columns-repeated="3"/>
        </table:table-row>
        <table:table-row table:style-name="ro2">
          <table:table-cell office:value-type="float" office:value="55869565.22" calcext:value-type="float">
            <text:p>55869565.22</text:p>
          </table:table-cell>
          <table:table-cell office:value-type="float" office:value="-78.35783386" calcext:value-type="float">
            <text:p>-78.35783386</text:p>
          </table:table-cell>
          <table:table-cell table:number-columns-repeated="3"/>
        </table:table-row>
        <table:table-row table:style-name="ro2">
          <table:table-cell office:value-type="float" office:value="56086956.52" calcext:value-type="float">
            <text:p>56086956.52</text:p>
          </table:table-cell>
          <table:table-cell office:value-type="float" office:value="-79.51385498" calcext:value-type="float">
            <text:p>-79.51385498</text:p>
          </table:table-cell>
          <table:table-cell table:number-columns-repeated="3"/>
        </table:table-row>
        <table:table-row table:style-name="ro2">
          <table:table-cell office:value-type="float" office:value="56304347.83" calcext:value-type="float">
            <text:p>56304347.83</text:p>
          </table:table-cell>
          <table:table-cell office:value-type="float" office:value="-80.75156403" calcext:value-type="float">
            <text:p>-80.75156403</text:p>
          </table:table-cell>
          <table:table-cell table:number-columns-repeated="3"/>
        </table:table-row>
        <table:table-row table:style-name="ro2">
          <table:table-cell office:value-type="float" office:value="56521739.13" calcext:value-type="float">
            <text:p>56521739.13</text:p>
          </table:table-cell>
          <table:table-cell office:value-type="float" office:value="-80.9524765" calcext:value-type="float">
            <text:p>-80.9524765</text:p>
          </table:table-cell>
          <table:table-cell table:number-columns-repeated="3"/>
        </table:table-row>
        <table:table-row table:style-name="ro2">
          <table:table-cell office:value-type="float" office:value="56739130.43" calcext:value-type="float">
            <text:p>56739130.43</text:p>
          </table:table-cell>
          <table:table-cell office:value-type="float" office:value="-81.31533051" calcext:value-type="float">
            <text:p>-81.31533051</text:p>
          </table:table-cell>
          <table:table-cell table:number-columns-repeated="3"/>
        </table:table-row>
        <table:table-row table:style-name="ro2">
          <table:table-cell office:value-type="float" office:value="56956521.74" calcext:value-type="float">
            <text:p>56956521.74</text:p>
          </table:table-cell>
          <table:table-cell office:value-type="float" office:value="-81.35207367" calcext:value-type="float">
            <text:p>-81.35207367</text:p>
          </table:table-cell>
          <table:table-cell table:number-columns-repeated="3"/>
        </table:table-row>
        <table:table-row table:style-name="ro2">
          <table:table-cell office:value-type="float" office:value="57173913.04" calcext:value-type="float">
            <text:p>57173913.04</text:p>
          </table:table-cell>
          <table:table-cell office:value-type="float" office:value="-81.44624329" calcext:value-type="float">
            <text:p>-81.44624329</text:p>
          </table:table-cell>
          <table:table-cell table:number-columns-repeated="3"/>
        </table:table-row>
        <table:table-row table:style-name="ro2">
          <table:table-cell office:value-type="float" office:value="57391304.35" calcext:value-type="float">
            <text:p>57391304.35</text:p>
          </table:table-cell>
          <table:table-cell office:value-type="float" office:value="-81.48139954" calcext:value-type="float">
            <text:p>-81.48139954</text:p>
          </table:table-cell>
          <table:table-cell table:number-columns-repeated="3"/>
        </table:table-row>
        <table:table-row table:style-name="ro2">
          <table:table-cell office:value-type="float" office:value="57608695.65" calcext:value-type="float">
            <text:p>57608695.65</text:p>
          </table:table-cell>
          <table:table-cell office:value-type="float" office:value="-81.73240662" calcext:value-type="float">
            <text:p>-81.73240662</text:p>
          </table:table-cell>
          <table:table-cell table:number-columns-repeated="3"/>
        </table:table-row>
        <table:table-row table:style-name="ro2">
          <table:table-cell office:value-type="float" office:value="57826086.96" calcext:value-type="float">
            <text:p>57826086.96</text:p>
          </table:table-cell>
          <table:table-cell office:value-type="float" office:value="-82.06419373" calcext:value-type="float">
            <text:p>-82.06419373</text:p>
          </table:table-cell>
          <table:table-cell table:number-columns-repeated="3"/>
        </table:table-row>
        <table:table-row table:style-name="ro2">
          <table:table-cell office:value-type="float" office:value="58043478.26" calcext:value-type="float">
            <text:p>58043478.26</text:p>
          </table:table-cell>
          <table:table-cell office:value-type="float" office:value="-82.22335052" calcext:value-type="float">
            <text:p>-82.22335052</text:p>
          </table:table-cell>
          <table:table-cell table:number-columns-repeated="3"/>
        </table:table-row>
        <table:table-row table:style-name="ro2">
          <table:table-cell office:value-type="float" office:value="58260869.57" calcext:value-type="float">
            <text:p>58260869.57</text:p>
          </table:table-cell>
          <table:table-cell office:value-type="float" office:value="-82.33327484" calcext:value-type="float">
            <text:p>-82.33327484</text:p>
          </table:table-cell>
          <table:table-cell table:number-columns-repeated="3"/>
        </table:table-row>
        <table:table-row table:style-name="ro2">
          <table:table-cell office:value-type="float" office:value="58478260.87" calcext:value-type="float">
            <text:p>58478260.87</text:p>
          </table:table-cell>
          <table:table-cell office:value-type="float" office:value="-82.20336151" calcext:value-type="float">
            <text:p>-82.20336151</text:p>
          </table:table-cell>
          <table:table-cell table:number-columns-repeated="3"/>
        </table:table-row>
        <table:table-row table:style-name="ro2">
          <table:table-cell office:value-type="float" office:value="58695652.17" calcext:value-type="float">
            <text:p>58695652.17</text:p>
          </table:table-cell>
          <table:table-cell office:value-type="float" office:value="-81.82099915" calcext:value-type="float">
            <text:p>-81.82099915</text:p>
          </table:table-cell>
          <table:table-cell table:number-columns-repeated="3"/>
        </table:table-row>
        <table:table-row table:style-name="ro2">
          <table:table-cell office:value-type="float" office:value="58913043.48" calcext:value-type="float">
            <text:p>58913043.48</text:p>
          </table:table-cell>
          <table:table-cell office:value-type="float" office:value="-81.16157532" calcext:value-type="float">
            <text:p>-81.16157532</text:p>
          </table:table-cell>
          <table:table-cell table:number-columns-repeated="3"/>
        </table:table-row>
        <table:table-row table:style-name="ro2">
          <table:table-cell office:value-type="float" office:value="59130434.78" calcext:value-type="float">
            <text:p>59130434.78</text:p>
          </table:table-cell>
          <table:table-cell office:value-type="float" office:value="-80.72842407" calcext:value-type="float">
            <text:p>-80.72842407</text:p>
          </table:table-cell>
          <table:table-cell table:number-columns-repeated="3"/>
        </table:table-row>
        <table:table-row table:style-name="ro2">
          <table:table-cell office:value-type="float" office:value="59347826.09" calcext:value-type="float">
            <text:p>59347826.09</text:p>
          </table:table-cell>
          <table:table-cell office:value-type="float" office:value="-80.55490875" calcext:value-type="float">
            <text:p>-80.55490875</text:p>
          </table:table-cell>
          <table:table-cell table:number-columns-repeated="3"/>
        </table:table-row>
        <table:table-row table:style-name="ro2">
          <table:table-cell office:value-type="float" office:value="59565217.39" calcext:value-type="float">
            <text:p>59565217.39</text:p>
          </table:table-cell>
          <table:table-cell office:value-type="float" office:value="-80.4171524" calcext:value-type="float">
            <text:p>-80.4171524</text:p>
          </table:table-cell>
          <table:table-cell table:number-columns-repeated="3"/>
        </table:table-row>
        <table:table-row table:style-name="ro2">
          <table:table-cell office:value-type="float" office:value="59782608.7" calcext:value-type="float">
            <text:p>59782608.7</text:p>
          </table:table-cell>
          <table:table-cell office:value-type="float" office:value="-80.53314972" calcext:value-type="float">
            <text:p>-80.53314972</text:p>
          </table:table-cell>
          <table:table-cell table:number-columns-repeated="3"/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office:value-type="float" office:value="-80.53755188" calcext:value-type="float">
            <text:p>-80.53755188</text:p>
          </table:table-cell>
          <table:table-cell table:number-columns-repeated="3"/>
        </table:table-row>
        <table:table-row table:style-name="ro2">
          <table:table-cell office:value-type="float" office:value="60217391.3" calcext:value-type="float">
            <text:p>60217391.3</text:p>
          </table:table-cell>
          <table:table-cell office:value-type="float" office:value="-80.38539886" calcext:value-type="float">
            <text:p>-80.38539886</text:p>
          </table:table-cell>
          <table:table-cell table:number-columns-repeated="3"/>
        </table:table-row>
        <table:table-row table:style-name="ro2">
          <table:table-cell office:value-type="float" office:value="60434782.61" calcext:value-type="float">
            <text:p>60434782.61</text:p>
          </table:table-cell>
          <table:table-cell office:value-type="float" office:value="-80.30888367" calcext:value-type="float">
            <text:p>-80.30888367</text:p>
          </table:table-cell>
          <table:table-cell table:number-columns-repeated="3"/>
        </table:table-row>
        <table:table-row table:style-name="ro2">
          <table:table-cell office:value-type="float" office:value="60652173.91" calcext:value-type="float">
            <text:p>60652173.91</text:p>
          </table:table-cell>
          <table:table-cell office:value-type="float" office:value="-80.29236603" calcext:value-type="float">
            <text:p>-80.29236603</text:p>
          </table:table-cell>
          <table:table-cell table:number-columns-repeated="3"/>
        </table:table-row>
        <table:table-row table:style-name="ro2">
          <table:table-cell office:value-type="float" office:value="60869565.22" calcext:value-type="float">
            <text:p>60869565.22</text:p>
          </table:table-cell>
          <table:table-cell office:value-type="float" office:value="-81.29347229" calcext:value-type="float">
            <text:p>-81.29347229</text:p>
          </table:table-cell>
          <table:table-cell table:number-columns-repeated="3"/>
        </table:table-row>
        <table:table-row table:style-name="ro2">
          <table:table-cell office:value-type="float" office:value="61086956.52" calcext:value-type="float">
            <text:p>61086956.52</text:p>
          </table:table-cell>
          <table:table-cell office:value-type="float" office:value="-81.4043045" calcext:value-type="float">
            <text:p>-81.4043045</text:p>
          </table:table-cell>
          <table:table-cell table:number-columns-repeated="3"/>
        </table:table-row>
        <table:table-row table:style-name="ro2">
          <table:table-cell office:value-type="float" office:value="61304347.83" calcext:value-type="float">
            <text:p>61304347.83</text:p>
          </table:table-cell>
          <table:table-cell office:value-type="float" office:value="-81.87042236" calcext:value-type="float">
            <text:p>-81.87042236</text:p>
          </table:table-cell>
          <table:table-cell table:number-columns-repeated="3"/>
        </table:table-row>
        <table:table-row table:style-name="ro2">
          <table:table-cell office:value-type="float" office:value="61521739.13" calcext:value-type="float">
            <text:p>61521739.13</text:p>
          </table:table-cell>
          <table:table-cell office:value-type="float" office:value="-82.00483704" calcext:value-type="float">
            <text:p>-82.00483704</text:p>
          </table:table-cell>
          <table:table-cell table:number-columns-repeated="3"/>
        </table:table-row>
        <table:table-row table:style-name="ro2">
          <table:table-cell office:value-type="float" office:value="61739130.43" calcext:value-type="float">
            <text:p>61739130.43</text:p>
          </table:table-cell>
          <table:table-cell office:value-type="float" office:value="-82.48990631" calcext:value-type="float">
            <text:p>-82.48990631</text:p>
          </table:table-cell>
          <table:table-cell table:number-columns-repeated="3"/>
        </table:table-row>
        <table:table-row table:style-name="ro2">
          <table:table-cell office:value-type="float" office:value="61956521.74" calcext:value-type="float">
            <text:p>61956521.74</text:p>
          </table:table-cell>
          <table:table-cell office:value-type="float" office:value="-82.66181946" calcext:value-type="float">
            <text:p>-82.66181946</text:p>
          </table:table-cell>
          <table:table-cell table:number-columns-repeated="3"/>
        </table:table-row>
        <table:table-row table:style-name="ro2">
          <table:table-cell office:value-type="float" office:value="62173913.04" calcext:value-type="float">
            <text:p>62173913.04</text:p>
          </table:table-cell>
          <table:table-cell office:value-type="float" office:value="-83.04972076" calcext:value-type="float">
            <text:p>-83.04972076</text:p>
          </table:table-cell>
          <table:table-cell table:number-columns-repeated="3"/>
        </table:table-row>
        <table:table-row table:style-name="ro2">
          <table:table-cell office:value-type="float" office:value="62391304.35" calcext:value-type="float">
            <text:p>62391304.35</text:p>
          </table:table-cell>
          <table:table-cell office:value-type="float" office:value="-83.32966614" calcext:value-type="float">
            <text:p>-83.32966614</text:p>
          </table:table-cell>
          <table:table-cell table:number-columns-repeated="3"/>
        </table:table-row>
        <table:table-row table:style-name="ro2">
          <table:table-cell office:value-type="float" office:value="62608695.65" calcext:value-type="float">
            <text:p>62608695.65</text:p>
          </table:table-cell>
          <table:table-cell office:value-type="float" office:value="-83.22769928" calcext:value-type="float">
            <text:p>-83.22769928</text:p>
          </table:table-cell>
          <table:table-cell table:number-columns-repeated="3"/>
        </table:table-row>
        <table:table-row table:style-name="ro2">
          <table:table-cell office:value-type="float" office:value="62826086.96" calcext:value-type="float">
            <text:p>62826086.96</text:p>
          </table:table-cell>
          <table:table-cell office:value-type="float" office:value="-83.47102356" calcext:value-type="float">
            <text:p>-83.47102356</text:p>
          </table:table-cell>
          <table:table-cell table:number-columns-repeated="3"/>
        </table:table-row>
        <table:table-row table:style-name="ro2">
          <table:table-cell office:value-type="float" office:value="63043478.26" calcext:value-type="float">
            <text:p>63043478.26</text:p>
          </table:table-cell>
          <table:table-cell office:value-type="float" office:value="-83.52866364" calcext:value-type="float">
            <text:p>-83.52866364</text:p>
          </table:table-cell>
          <table:table-cell table:number-columns-repeated="3"/>
        </table:table-row>
        <table:table-row table:style-name="ro2">
          <table:table-cell office:value-type="float" office:value="63260869.57" calcext:value-type="float">
            <text:p>63260869.57</text:p>
          </table:table-cell>
          <table:table-cell office:value-type="float" office:value="-83.23939514" calcext:value-type="float">
            <text:p>-83.23939514</text:p>
          </table:table-cell>
          <table:table-cell table:number-columns-repeated="3"/>
        </table:table-row>
        <table:table-row table:style-name="ro2">
          <table:table-cell office:value-type="float" office:value="63478260.87" calcext:value-type="float">
            <text:p>63478260.87</text:p>
          </table:table-cell>
          <table:table-cell office:value-type="float" office:value="-83.32798767" calcext:value-type="float">
            <text:p>-83.32798767</text:p>
          </table:table-cell>
          <table:table-cell table:number-columns-repeated="3"/>
        </table:table-row>
        <table:table-row table:style-name="ro2">
          <table:table-cell office:value-type="float" office:value="63695652.17" calcext:value-type="float">
            <text:p>63695652.17</text:p>
          </table:table-cell>
          <table:table-cell office:value-type="float" office:value="-83.76759338" calcext:value-type="float">
            <text:p>-83.76759338</text:p>
          </table:table-cell>
          <table:table-cell table:number-columns-repeated="3"/>
        </table:table-row>
        <table:table-row table:style-name="ro2">
          <table:table-cell office:value-type="float" office:value="63913043.48" calcext:value-type="float">
            <text:p>63913043.48</text:p>
          </table:table-cell>
          <table:table-cell office:value-type="float" office:value="-84.38884735" calcext:value-type="float">
            <text:p>-84.38884735</text:p>
          </table:table-cell>
          <table:table-cell table:number-columns-repeated="3"/>
        </table:table-row>
        <table:table-row table:style-name="ro2">
          <table:table-cell office:value-type="float" office:value="64130434.78" calcext:value-type="float">
            <text:p>64130434.78</text:p>
          </table:table-cell>
          <table:table-cell office:value-type="float" office:value="-84.53482819" calcext:value-type="float">
            <text:p>-84.53482819</text:p>
          </table:table-cell>
          <table:table-cell table:number-columns-repeated="3"/>
        </table:table-row>
        <table:table-row table:style-name="ro2">
          <table:table-cell office:value-type="float" office:value="64347826.09" calcext:value-type="float">
            <text:p>64347826.09</text:p>
          </table:table-cell>
          <table:table-cell office:value-type="float" office:value="-84.77827454" calcext:value-type="float">
            <text:p>-84.77827454</text:p>
          </table:table-cell>
          <table:table-cell table:number-columns-repeated="3"/>
        </table:table-row>
        <table:table-row table:style-name="ro2">
          <table:table-cell office:value-type="float" office:value="64565217.39" calcext:value-type="float">
            <text:p>64565217.39</text:p>
          </table:table-cell>
          <table:table-cell office:value-type="float" office:value="-85.33409119" calcext:value-type="float">
            <text:p>-85.33409119</text:p>
          </table:table-cell>
          <table:table-cell table:number-columns-repeated="3"/>
        </table:table-row>
        <table:table-row table:style-name="ro2">
          <table:table-cell office:value-type="float" office:value="64782608.7" calcext:value-type="float">
            <text:p>64782608.7</text:p>
          </table:table-cell>
          <table:table-cell office:value-type="float" office:value="-85.26881409" calcext:value-type="float">
            <text:p>-85.26881409</text:p>
          </table:table-cell>
          <table:table-cell table:number-columns-repeated="3"/>
        </table:table-row>
        <table:table-row table:style-name="ro2">
          <table:table-cell office:value-type="float" office:value="65000000" calcext:value-type="float">
            <text:p>65000000</text:p>
          </table:table-cell>
          <table:table-cell office:value-type="float" office:value="-85.46437073" calcext:value-type="float">
            <text:p>-85.46437073</text:p>
          </table:table-cell>
          <table:table-cell table:number-columns-repeated="3"/>
        </table:table-row>
        <table:table-row table:style-name="ro2">
          <table:table-cell office:value-type="float" office:value="65217391.3" calcext:value-type="float">
            <text:p>65217391.3</text:p>
          </table:table-cell>
          <table:table-cell office:value-type="float" office:value="-85.68286896" calcext:value-type="float">
            <text:p>-85.68286896</text:p>
          </table:table-cell>
          <table:table-cell table:number-columns-repeated="3"/>
        </table:table-row>
        <table:table-row table:style-name="ro2">
          <table:table-cell office:value-type="float" office:value="65434782.61" calcext:value-type="float">
            <text:p>65434782.61</text:p>
          </table:table-cell>
          <table:table-cell office:value-type="float" office:value="-85.75898743" calcext:value-type="float">
            <text:p>-85.75898743</text:p>
          </table:table-cell>
          <table:table-cell table:number-columns-repeated="3"/>
        </table:table-row>
        <table:table-row table:style-name="ro2">
          <table:table-cell office:value-type="float" office:value="65652173.91" calcext:value-type="float">
            <text:p>65652173.91</text:p>
          </table:table-cell>
          <table:table-cell office:value-type="float" office:value="-85.7155838" calcext:value-type="float">
            <text:p>-85.7155838</text:p>
          </table:table-cell>
          <table:table-cell table:number-columns-repeated="3"/>
        </table:table-row>
        <table:table-row table:style-name="ro2">
          <table:table-cell office:value-type="float" office:value="65869565.22" calcext:value-type="float">
            <text:p>65869565.22</text:p>
          </table:table-cell>
          <table:table-cell office:value-type="float" office:value="-86.09086609" calcext:value-type="float">
            <text:p>-86.09086609</text:p>
          </table:table-cell>
          <table:table-cell table:number-columns-repeated="3"/>
        </table:table-row>
        <table:table-row table:style-name="ro2">
          <table:table-cell office:value-type="float" office:value="66086956.52" calcext:value-type="float">
            <text:p>66086956.52</text:p>
          </table:table-cell>
          <table:table-cell office:value-type="float" office:value="-85.88470459" calcext:value-type="float">
            <text:p>-85.88470459</text:p>
          </table:table-cell>
          <table:table-cell table:number-columns-repeated="3"/>
        </table:table-row>
        <table:table-row table:style-name="ro2">
          <table:table-cell office:value-type="float" office:value="66304347.83" calcext:value-type="float">
            <text:p>66304347.83</text:p>
          </table:table-cell>
          <table:table-cell office:value-type="float" office:value="-86.05462646" calcext:value-type="float">
            <text:p>-86.05462646</text:p>
          </table:table-cell>
          <table:table-cell table:number-columns-repeated="3"/>
        </table:table-row>
        <table:table-row table:style-name="ro2">
          <table:table-cell office:value-type="float" office:value="66521739.13" calcext:value-type="float">
            <text:p>66521739.13</text:p>
          </table:table-cell>
          <table:table-cell office:value-type="float" office:value="-86.37687683" calcext:value-type="float">
            <text:p>-86.37687683</text:p>
          </table:table-cell>
          <table:table-cell table:number-columns-repeated="3"/>
        </table:table-row>
        <table:table-row table:style-name="ro2">
          <table:table-cell office:value-type="float" office:value="66739130.43" calcext:value-type="float">
            <text:p>66739130.43</text:p>
          </table:table-cell>
          <table:table-cell office:value-type="float" office:value="-86.10379028" calcext:value-type="float">
            <text:p>-86.10379028</text:p>
          </table:table-cell>
          <table:table-cell table:number-columns-repeated="3"/>
        </table:table-row>
        <table:table-row table:style-name="ro2">
          <table:table-cell office:value-type="float" office:value="66956521.74" calcext:value-type="float">
            <text:p>66956521.74</text:p>
          </table:table-cell>
          <table:table-cell office:value-type="float" office:value="-86.21642303" calcext:value-type="float">
            <text:p>-86.21642303</text:p>
          </table:table-cell>
          <table:table-cell table:number-columns-repeated="3"/>
        </table:table-row>
        <table:table-row table:style-name="ro2">
          <table:table-cell office:value-type="float" office:value="67173913.04" calcext:value-type="float">
            <text:p>67173913.04</text:p>
          </table:table-cell>
          <table:table-cell office:value-type="float" office:value="-86.25178528" calcext:value-type="float">
            <text:p>-86.25178528</text:p>
          </table:table-cell>
          <table:table-cell table:number-columns-repeated="3"/>
        </table:table-row>
        <table:table-row table:style-name="ro2">
          <table:table-cell office:value-type="float" office:value="67391304.35" calcext:value-type="float">
            <text:p>67391304.35</text:p>
          </table:table-cell>
          <table:table-cell office:value-type="float" office:value="-86.42797852" calcext:value-type="float">
            <text:p>-86.42797852</text:p>
          </table:table-cell>
          <table:table-cell table:number-columns-repeated="3"/>
        </table:table-row>
        <table:table-row table:style-name="ro2">
          <table:table-cell office:value-type="float" office:value="67608695.65" calcext:value-type="float">
            <text:p>67608695.65</text:p>
          </table:table-cell>
          <table:table-cell office:value-type="float" office:value="-86.29515076" calcext:value-type="float">
            <text:p>-86.29515076</text:p>
          </table:table-cell>
          <table:table-cell table:number-columns-repeated="3"/>
        </table:table-row>
        <table:table-row table:style-name="ro2">
          <table:table-cell office:value-type="float" office:value="67826086.96" calcext:value-type="float">
            <text:p>67826086.96</text:p>
          </table:table-cell>
          <table:table-cell office:value-type="float" office:value="-86.53401184" calcext:value-type="float">
            <text:p>-86.53401184</text:p>
          </table:table-cell>
          <table:table-cell table:number-columns-repeated="3"/>
        </table:table-row>
        <table:table-row table:style-name="ro2">
          <table:table-cell office:value-type="float" office:value="68043478.26" calcext:value-type="float">
            <text:p>68043478.26</text:p>
          </table:table-cell>
          <table:table-cell office:value-type="float" office:value="-86.79637909" calcext:value-type="float">
            <text:p>-86.79637909</text:p>
          </table:table-cell>
          <table:table-cell table:number-columns-repeated="3"/>
        </table:table-row>
        <table:table-row table:style-name="ro2">
          <table:table-cell office:value-type="float" office:value="68260869.57" calcext:value-type="float">
            <text:p>68260869.57</text:p>
          </table:table-cell>
          <table:table-cell office:value-type="float" office:value="-86.81448364" calcext:value-type="float">
            <text:p>-86.81448364</text:p>
          </table:table-cell>
          <table:table-cell table:number-columns-repeated="3"/>
        </table:table-row>
        <table:table-row table:style-name="ro2">
          <table:table-cell office:value-type="float" office:value="68478260.87" calcext:value-type="float">
            <text:p>68478260.87</text:p>
          </table:table-cell>
          <table:table-cell office:value-type="float" office:value="-86.78945923" calcext:value-type="float">
            <text:p>-86.78945923</text:p>
          </table:table-cell>
          <table:table-cell table:number-columns-repeated="3"/>
        </table:table-row>
        <table:table-row table:style-name="ro2">
          <table:table-cell office:value-type="float" office:value="68695652.17" calcext:value-type="float">
            <text:p>68695652.17</text:p>
          </table:table-cell>
          <table:table-cell office:value-type="float" office:value="-86.81301117" calcext:value-type="float">
            <text:p>-86.81301117</text:p>
          </table:table-cell>
          <table:table-cell table:number-columns-repeated="3"/>
        </table:table-row>
        <table:table-row table:style-name="ro2">
          <table:table-cell office:value-type="float" office:value="68913043.48" calcext:value-type="float">
            <text:p>68913043.48</text:p>
          </table:table-cell>
          <table:table-cell office:value-type="float" office:value="-86.81610107" calcext:value-type="float">
            <text:p>-86.81610107</text:p>
          </table:table-cell>
          <table:table-cell table:number-columns-repeated="3"/>
        </table:table-row>
        <table:table-row table:style-name="ro2">
          <table:table-cell office:value-type="float" office:value="69130434.78" calcext:value-type="float">
            <text:p>69130434.78</text:p>
          </table:table-cell>
          <table:table-cell office:value-type="float" office:value="-86.93493652" calcext:value-type="float">
            <text:p>-86.93493652</text:p>
          </table:table-cell>
          <table:table-cell table:number-columns-repeated="3"/>
        </table:table-row>
        <table:table-row table:style-name="ro2">
          <table:table-cell office:value-type="float" office:value="69347826.09" calcext:value-type="float">
            <text:p>69347826.09</text:p>
          </table:table-cell>
          <table:table-cell office:value-type="float" office:value="-87.29421234" calcext:value-type="float">
            <text:p>-87.29421234</text:p>
          </table:table-cell>
          <table:table-cell table:number-columns-repeated="3"/>
        </table:table-row>
        <table:table-row table:style-name="ro2">
          <table:table-cell office:value-type="float" office:value="69565217.39" calcext:value-type="float">
            <text:p>69565217.39</text:p>
          </table:table-cell>
          <table:table-cell office:value-type="float" office:value="-87.02078247" calcext:value-type="float">
            <text:p>-87.02078247</text:p>
          </table:table-cell>
          <table:table-cell table:number-columns-repeated="3"/>
        </table:table-row>
        <table:table-row table:style-name="ro2">
          <table:table-cell office:value-type="float" office:value="69782608.7" calcext:value-type="float">
            <text:p>69782608.7</text:p>
          </table:table-cell>
          <table:table-cell office:value-type="float" office:value="-87.40093231" calcext:value-type="float">
            <text:p>-87.40093231</text:p>
          </table:table-cell>
          <table:table-cell table:number-columns-repeated="3"/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office:value-type="float" office:value="-87.3057785" calcext:value-type="float">
            <text:p>-87.3057785</text:p>
          </table:table-cell>
          <table:table-cell table:number-columns-repeated="3"/>
        </table:table-row>
        <table:table-row table:style-name="ro2">
          <table:table-cell office:value-type="float" office:value="70217391.3" calcext:value-type="float">
            <text:p>70217391.3</text:p>
          </table:table-cell>
          <table:table-cell office:value-type="float" office:value="-87.40101624" calcext:value-type="float">
            <text:p>-87.40101624</text:p>
          </table:table-cell>
          <table:table-cell table:number-columns-repeated="3"/>
        </table:table-row>
        <table:table-row table:style-name="ro2">
          <table:table-cell office:value-type="float" office:value="70434782.61" calcext:value-type="float">
            <text:p>70434782.61</text:p>
          </table:table-cell>
          <table:table-cell office:value-type="float" office:value="-87.14692688" calcext:value-type="float">
            <text:p>-87.14692688</text:p>
          </table:table-cell>
          <table:table-cell table:number-columns-repeated="3"/>
        </table:table-row>
        <table:table-row table:style-name="ro2">
          <table:table-cell office:value-type="float" office:value="70652173.91" calcext:value-type="float">
            <text:p>70652173.91</text:p>
          </table:table-cell>
          <table:table-cell office:value-type="float" office:value="-87.52178955" calcext:value-type="float">
            <text:p>-87.52178955</text:p>
          </table:table-cell>
          <table:table-cell table:number-columns-repeated="3"/>
        </table:table-row>
        <table:table-row table:style-name="ro2">
          <table:table-cell office:value-type="float" office:value="70869565.22" calcext:value-type="float">
            <text:p>70869565.22</text:p>
          </table:table-cell>
          <table:table-cell office:value-type="float" office:value="-87.32141113" calcext:value-type="float">
            <text:p>-87.32141113</text:p>
          </table:table-cell>
          <table:table-cell table:number-columns-repeated="3"/>
        </table:table-row>
        <table:table-row table:style-name="ro2">
          <table:table-cell office:value-type="float" office:value="71086956.52" calcext:value-type="float">
            <text:p>71086956.52</text:p>
          </table:table-cell>
          <table:table-cell office:value-type="float" office:value="-87.73530579" calcext:value-type="float">
            <text:p>-87.73530579</text:p>
          </table:table-cell>
          <table:table-cell table:number-columns-repeated="3"/>
        </table:table-row>
        <table:table-row table:style-name="ro2">
          <table:table-cell office:value-type="float" office:value="71304347.83" calcext:value-type="float">
            <text:p>71304347.83</text:p>
          </table:table-cell>
          <table:table-cell office:value-type="float" office:value="-87.77687073" calcext:value-type="float">
            <text:p>-87.77687073</text:p>
          </table:table-cell>
          <table:table-cell table:number-columns-repeated="3"/>
        </table:table-row>
        <table:table-row table:style-name="ro2">
          <table:table-cell office:value-type="float" office:value="71521739.13" calcext:value-type="float">
            <text:p>71521739.13</text:p>
          </table:table-cell>
          <table:table-cell office:value-type="float" office:value="-87.80528259" calcext:value-type="float">
            <text:p>-87.80528259</text:p>
          </table:table-cell>
          <table:table-cell table:number-columns-repeated="3"/>
        </table:table-row>
        <table:table-row table:style-name="ro2">
          <table:table-cell office:value-type="float" office:value="71739130.43" calcext:value-type="float">
            <text:p>71739130.43</text:p>
          </table:table-cell>
          <table:table-cell office:value-type="float" office:value="-87.53786469" calcext:value-type="float">
            <text:p>-87.53786469</text:p>
          </table:table-cell>
          <table:table-cell table:number-columns-repeated="3"/>
        </table:table-row>
        <table:table-row table:style-name="ro2">
          <table:table-cell office:value-type="float" office:value="71956521.74" calcext:value-type="float">
            <text:p>71956521.74</text:p>
          </table:table-cell>
          <table:table-cell office:value-type="float" office:value="-87.83144379" calcext:value-type="float">
            <text:p>-87.83144379</text:p>
          </table:table-cell>
          <table:table-cell table:number-columns-repeated="3"/>
        </table:table-row>
        <table:table-row table:style-name="ro2">
          <table:table-cell office:value-type="float" office:value="72173913.04" calcext:value-type="float">
            <text:p>72173913.04</text:p>
          </table:table-cell>
          <table:table-cell office:value-type="float" office:value="-87.77987671" calcext:value-type="float">
            <text:p>-87.77987671</text:p>
          </table:table-cell>
          <table:table-cell table:number-columns-repeated="3"/>
        </table:table-row>
        <table:table-row table:style-name="ro2">
          <table:table-cell office:value-type="float" office:value="72391304.35" calcext:value-type="float">
            <text:p>72391304.35</text:p>
          </table:table-cell>
          <table:table-cell office:value-type="float" office:value="-87.79582214" calcext:value-type="float">
            <text:p>-87.79582214</text:p>
          </table:table-cell>
          <table:table-cell table:number-columns-repeated="3"/>
        </table:table-row>
        <table:table-row table:style-name="ro2">
          <table:table-cell office:value-type="float" office:value="72608695.65" calcext:value-type="float">
            <text:p>72608695.65</text:p>
          </table:table-cell>
          <table:table-cell office:value-type="float" office:value="-87.8584671" calcext:value-type="float">
            <text:p>-87.8584671</text:p>
          </table:table-cell>
          <table:table-cell table:number-columns-repeated="3"/>
        </table:table-row>
        <table:table-row table:style-name="ro2">
          <table:table-cell office:value-type="float" office:value="72826086.96" calcext:value-type="float">
            <text:p>72826086.96</text:p>
          </table:table-cell>
          <table:table-cell office:value-type="float" office:value="-87.76051331" calcext:value-type="float">
            <text:p>-87.76051331</text:p>
          </table:table-cell>
          <table:table-cell table:number-columns-repeated="3"/>
        </table:table-row>
        <table:table-row table:style-name="ro2">
          <table:table-cell office:value-type="float" office:value="73043478.26" calcext:value-type="float">
            <text:p>73043478.26</text:p>
          </table:table-cell>
          <table:table-cell office:value-type="float" office:value="-87.82221222" calcext:value-type="float">
            <text:p>-87.82221222</text:p>
          </table:table-cell>
          <table:table-cell table:number-columns-repeated="3"/>
        </table:table-row>
        <table:table-row table:style-name="ro2">
          <table:table-cell office:value-type="float" office:value="73260869.57" calcext:value-type="float">
            <text:p>73260869.57</text:p>
          </table:table-cell>
          <table:table-cell office:value-type="float" office:value="-87.79210663" calcext:value-type="float">
            <text:p>-87.79210663</text:p>
          </table:table-cell>
          <table:table-cell table:number-columns-repeated="3"/>
        </table:table-row>
        <table:table-row table:style-name="ro2">
          <table:table-cell office:value-type="float" office:value="73478260.87" calcext:value-type="float">
            <text:p>73478260.87</text:p>
          </table:table-cell>
          <table:table-cell office:value-type="float" office:value="-87.98830414" calcext:value-type="float">
            <text:p>-87.98830414</text:p>
          </table:table-cell>
          <table:table-cell table:number-columns-repeated="3"/>
        </table:table-row>
        <table:table-row table:style-name="ro2">
          <table:table-cell office:value-type="float" office:value="73695652.17" calcext:value-type="float">
            <text:p>73695652.17</text:p>
          </table:table-cell>
          <table:table-cell office:value-type="float" office:value="-87.79811096" calcext:value-type="float">
            <text:p>-87.79811096</text:p>
          </table:table-cell>
          <table:table-cell table:number-columns-repeated="3"/>
        </table:table-row>
        <table:table-row table:style-name="ro2">
          <table:table-cell office:value-type="float" office:value="73913043.48" calcext:value-type="float">
            <text:p>73913043.48</text:p>
          </table:table-cell>
          <table:table-cell office:value-type="float" office:value="-87.9997406" calcext:value-type="float">
            <text:p>-87.9997406</text:p>
          </table:table-cell>
          <table:table-cell table:number-columns-repeated="3"/>
        </table:table-row>
        <table:table-row table:style-name="ro2">
          <table:table-cell office:value-type="float" office:value="74130434.78" calcext:value-type="float">
            <text:p>74130434.78</text:p>
          </table:table-cell>
          <table:table-cell office:value-type="float" office:value="-87.80831909" calcext:value-type="float">
            <text:p>-87.80831909</text:p>
          </table:table-cell>
          <table:table-cell table:number-columns-repeated="3"/>
        </table:table-row>
        <table:table-row table:style-name="ro2">
          <table:table-cell office:value-type="float" office:value="74347826.09" calcext:value-type="float">
            <text:p>74347826.09</text:p>
          </table:table-cell>
          <table:table-cell office:value-type="float" office:value="-88.1288681" calcext:value-type="float">
            <text:p>-88.1288681</text:p>
          </table:table-cell>
          <table:table-cell table:number-columns-repeated="3"/>
        </table:table-row>
        <table:table-row table:style-name="ro2">
          <table:table-cell office:value-type="float" office:value="74565217.39" calcext:value-type="float">
            <text:p>74565217.39</text:p>
          </table:table-cell>
          <table:table-cell office:value-type="float" office:value="-88.09996033" calcext:value-type="float">
            <text:p>-88.09996033</text:p>
          </table:table-cell>
          <table:table-cell table:number-columns-repeated="3"/>
        </table:table-row>
        <table:table-row table:style-name="ro2">
          <table:table-cell office:value-type="float" office:value="74782608.7" calcext:value-type="float">
            <text:p>74782608.7</text:p>
          </table:table-cell>
          <table:table-cell office:value-type="float" office:value="-88.20426178" calcext:value-type="float">
            <text:p>-88.20426178</text:p>
          </table:table-cell>
          <table:table-cell table:number-columns-repeated="3"/>
        </table:table-row>
        <table:table-row table:style-name="ro2">
          <table:table-cell office:value-type="float" office:value="75000000" calcext:value-type="float">
            <text:p>75000000</text:p>
          </table:table-cell>
          <table:table-cell office:value-type="float" office:value="-88.0197525" calcext:value-type="float">
            <text:p>-88.0197525</text:p>
          </table:table-cell>
          <table:table-cell table:number-columns-repeated="3"/>
        </table:table-row>
        <table:table-row table:style-name="ro2">
          <table:table-cell office:value-type="float" office:value="75217391.3" calcext:value-type="float">
            <text:p>75217391.3</text:p>
          </table:table-cell>
          <table:table-cell office:value-type="float" office:value="-88.06745148" calcext:value-type="float">
            <text:p>-88.06745148</text:p>
          </table:table-cell>
          <table:table-cell table:number-columns-repeated="3"/>
        </table:table-row>
        <table:table-row table:style-name="ro2">
          <table:table-cell office:value-type="float" office:value="75434782.61" calcext:value-type="float">
            <text:p>75434782.61</text:p>
          </table:table-cell>
          <table:table-cell office:value-type="float" office:value="-88.02709198" calcext:value-type="float">
            <text:p>-88.02709198</text:p>
          </table:table-cell>
          <table:table-cell table:number-columns-repeated="3"/>
        </table:table-row>
        <table:table-row table:style-name="ro2">
          <table:table-cell office:value-type="float" office:value="75652173.91" calcext:value-type="float">
            <text:p>75652173.91</text:p>
          </table:table-cell>
          <table:table-cell office:value-type="float" office:value="-88.15932465" calcext:value-type="float">
            <text:p>-88.15932465</text:p>
          </table:table-cell>
          <table:table-cell table:number-columns-repeated="3"/>
        </table:table-row>
        <table:table-row table:style-name="ro2">
          <table:table-cell office:value-type="float" office:value="75869565.22" calcext:value-type="float">
            <text:p>75869565.22</text:p>
          </table:table-cell>
          <table:table-cell office:value-type="float" office:value="-88.36534119" calcext:value-type="float">
            <text:p>-88.36534119</text:p>
          </table:table-cell>
          <table:table-cell table:number-columns-repeated="3"/>
        </table:table-row>
        <table:table-row table:style-name="ro2">
          <table:table-cell office:value-type="float" office:value="76086956.52" calcext:value-type="float">
            <text:p>76086956.52</text:p>
          </table:table-cell>
          <table:table-cell office:value-type="float" office:value="-88.25410461" calcext:value-type="float">
            <text:p>-88.25410461</text:p>
          </table:table-cell>
          <table:table-cell table:number-columns-repeated="3"/>
        </table:table-row>
        <table:table-row table:style-name="ro2">
          <table:table-cell office:value-type="float" office:value="76304347.83" calcext:value-type="float">
            <text:p>76304347.83</text:p>
          </table:table-cell>
          <table:table-cell office:value-type="float" office:value="-88.22538757" calcext:value-type="float">
            <text:p>-88.22538757</text:p>
          </table:table-cell>
          <table:table-cell table:number-columns-repeated="3"/>
        </table:table-row>
        <table:table-row table:style-name="ro2">
          <table:table-cell office:value-type="float" office:value="76521739.13" calcext:value-type="float">
            <text:p>76521739.13</text:p>
          </table:table-cell>
          <table:table-cell office:value-type="float" office:value="-88.06748962" calcext:value-type="float">
            <text:p>-88.06748962</text:p>
          </table:table-cell>
          <table:table-cell table:number-columns-repeated="3"/>
        </table:table-row>
        <table:table-row table:style-name="ro2">
          <table:table-cell office:value-type="float" office:value="76739130.43" calcext:value-type="float">
            <text:p>76739130.43</text:p>
          </table:table-cell>
          <table:table-cell office:value-type="float" office:value="-87.91571808" calcext:value-type="float">
            <text:p>-87.91571808</text:p>
          </table:table-cell>
          <table:table-cell table:number-columns-repeated="3"/>
        </table:table-row>
        <table:table-row table:style-name="ro2">
          <table:table-cell office:value-type="float" office:value="76956521.74" calcext:value-type="float">
            <text:p>76956521.74</text:p>
          </table:table-cell>
          <table:table-cell office:value-type="float" office:value="-88.01524353" calcext:value-type="float">
            <text:p>-88.01524353</text:p>
          </table:table-cell>
          <table:table-cell table:number-columns-repeated="3"/>
        </table:table-row>
        <table:table-row table:style-name="ro2">
          <table:table-cell office:value-type="float" office:value="77173913.04" calcext:value-type="float">
            <text:p>77173913.04</text:p>
          </table:table-cell>
          <table:table-cell office:value-type="float" office:value="-88.03434753" calcext:value-type="float">
            <text:p>-88.03434753</text:p>
          </table:table-cell>
          <table:table-cell table:number-columns-repeated="3"/>
        </table:table-row>
        <table:table-row table:style-name="ro2">
          <table:table-cell office:value-type="float" office:value="77391304.35" calcext:value-type="float">
            <text:p>77391304.35</text:p>
          </table:table-cell>
          <table:table-cell office:value-type="float" office:value="-88.14778137" calcext:value-type="float">
            <text:p>-88.14778137</text:p>
          </table:table-cell>
          <table:table-cell table:number-columns-repeated="3"/>
        </table:table-row>
        <table:table-row table:style-name="ro2">
          <table:table-cell office:value-type="float" office:value="77608695.65" calcext:value-type="float">
            <text:p>77608695.65</text:p>
          </table:table-cell>
          <table:table-cell office:value-type="float" office:value="-87.93049622" calcext:value-type="float">
            <text:p>-87.93049622</text:p>
          </table:table-cell>
          <table:table-cell table:number-columns-repeated="3"/>
        </table:table-row>
        <table:table-row table:style-name="ro2">
          <table:table-cell office:value-type="float" office:value="77826086.96" calcext:value-type="float">
            <text:p>77826086.96</text:p>
          </table:table-cell>
          <table:table-cell office:value-type="float" office:value="-88.08961487" calcext:value-type="float">
            <text:p>-88.08961487</text:p>
          </table:table-cell>
          <table:table-cell table:number-columns-repeated="3"/>
        </table:table-row>
        <table:table-row table:style-name="ro2">
          <table:table-cell office:value-type="float" office:value="78043478.26" calcext:value-type="float">
            <text:p>78043478.26</text:p>
          </table:table-cell>
          <table:table-cell office:value-type="float" office:value="-88.01345825" calcext:value-type="float">
            <text:p>-88.01345825</text:p>
          </table:table-cell>
          <table:table-cell table:number-columns-repeated="3"/>
        </table:table-row>
        <table:table-row table:style-name="ro2">
          <table:table-cell office:value-type="float" office:value="78260869.57" calcext:value-type="float">
            <text:p>78260869.57</text:p>
          </table:table-cell>
          <table:table-cell office:value-type="float" office:value="-88.13181305" calcext:value-type="float">
            <text:p>-88.13181305</text:p>
          </table:table-cell>
          <table:table-cell table:number-columns-repeated="3"/>
        </table:table-row>
        <table:table-row table:style-name="ro2">
          <table:table-cell office:value-type="float" office:value="78478260.87" calcext:value-type="float">
            <text:p>78478260.87</text:p>
          </table:table-cell>
          <table:table-cell office:value-type="float" office:value="-87.87252045" calcext:value-type="float">
            <text:p>-87.87252045</text:p>
          </table:table-cell>
          <table:table-cell table:number-columns-repeated="3"/>
        </table:table-row>
        <table:table-row table:style-name="ro2">
          <table:table-cell office:value-type="float" office:value="78695652.17" calcext:value-type="float">
            <text:p>78695652.17</text:p>
          </table:table-cell>
          <table:table-cell office:value-type="float" office:value="-88.30793762" calcext:value-type="float">
            <text:p>-88.30793762</text:p>
          </table:table-cell>
          <table:table-cell table:number-columns-repeated="3"/>
        </table:table-row>
        <table:table-row table:style-name="ro2">
          <table:table-cell office:value-type="float" office:value="78913043.48" calcext:value-type="float">
            <text:p>78913043.48</text:p>
          </table:table-cell>
          <table:table-cell office:value-type="float" office:value="-88.07182312" calcext:value-type="float">
            <text:p>-88.07182312</text:p>
          </table:table-cell>
          <table:table-cell table:number-columns-repeated="3"/>
        </table:table-row>
        <table:table-row table:style-name="ro2">
          <table:table-cell office:value-type="float" office:value="79130434.78" calcext:value-type="float">
            <text:p>79130434.78</text:p>
          </table:table-cell>
          <table:table-cell office:value-type="float" office:value="-88.00430298" calcext:value-type="float">
            <text:p>-88.00430298</text:p>
          </table:table-cell>
          <table:table-cell table:number-columns-repeated="3"/>
        </table:table-row>
        <table:table-row table:style-name="ro2">
          <table:table-cell office:value-type="float" office:value="79347826.09" calcext:value-type="float">
            <text:p>79347826.09</text:p>
          </table:table-cell>
          <table:table-cell office:value-type="float" office:value="-88.29016113" calcext:value-type="float">
            <text:p>-88.29016113</text:p>
          </table:table-cell>
          <table:table-cell table:number-columns-repeated="3"/>
        </table:table-row>
        <table:table-row table:style-name="ro2">
          <table:table-cell office:value-type="float" office:value="79565217.39" calcext:value-type="float">
            <text:p>79565217.39</text:p>
          </table:table-cell>
          <table:table-cell office:value-type="float" office:value="-88.14643097" calcext:value-type="float">
            <text:p>-88.14643097</text:p>
          </table:table-cell>
          <table:table-cell table:number-columns-repeated="3"/>
        </table:table-row>
        <table:table-row table:style-name="ro2">
          <table:table-cell office:value-type="float" office:value="79782608.7" calcext:value-type="float">
            <text:p>79782608.7</text:p>
          </table:table-cell>
          <table:table-cell office:value-type="float" office:value="-88.03510284" calcext:value-type="float">
            <text:p>-88.03510284</text:p>
          </table:table-cell>
          <table:table-cell table:number-columns-repeated="3"/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office:value-type="float" office:value="-88.1505127" calcext:value-type="float">
            <text:p>-88.1505127</text:p>
          </table:table-cell>
          <table:table-cell table:number-columns-repeated="3"/>
        </table:table-row>
        <table:table-row table:style-name="ro2">
          <table:table-cell office:value-type="float" office:value="80217391.3" calcext:value-type="float">
            <text:p>80217391.3</text:p>
          </table:table-cell>
          <table:table-cell office:value-type="float" office:value="-88.13879395" calcext:value-type="float">
            <text:p>-88.13879395</text:p>
          </table:table-cell>
          <table:table-cell table:number-columns-repeated="3"/>
        </table:table-row>
        <table:table-row table:style-name="ro2">
          <table:table-cell office:value-type="float" office:value="80434782.61" calcext:value-type="float">
            <text:p>80434782.61</text:p>
          </table:table-cell>
          <table:table-cell office:value-type="float" office:value="-88.12400055" calcext:value-type="float">
            <text:p>-88.12400055</text:p>
          </table:table-cell>
          <table:table-cell table:number-columns-repeated="3"/>
        </table:table-row>
        <table:table-row table:style-name="ro2">
          <table:table-cell office:value-type="float" office:value="80652173.91" calcext:value-type="float">
            <text:p>80652173.91</text:p>
          </table:table-cell>
          <table:table-cell office:value-type="float" office:value="-88.19859314" calcext:value-type="float">
            <text:p>-88.19859314</text:p>
          </table:table-cell>
          <table:table-cell table:number-columns-repeated="3"/>
        </table:table-row>
        <table:table-row table:style-name="ro2">
          <table:table-cell office:value-type="float" office:value="80869565.22" calcext:value-type="float">
            <text:p>80869565.22</text:p>
          </table:table-cell>
          <table:table-cell office:value-type="float" office:value="-88.30750275" calcext:value-type="float">
            <text:p>-88.30750275</text:p>
          </table:table-cell>
          <table:table-cell table:number-columns-repeated="3"/>
        </table:table-row>
        <table:table-row table:style-name="ro2">
          <table:table-cell office:value-type="float" office:value="81086956.52" calcext:value-type="float">
            <text:p>81086956.52</text:p>
          </table:table-cell>
          <table:table-cell office:value-type="float" office:value="-88.04803467" calcext:value-type="float">
            <text:p>-88.04803467</text:p>
          </table:table-cell>
          <table:table-cell table:number-columns-repeated="3"/>
        </table:table-row>
        <table:table-row table:style-name="ro2">
          <table:table-cell office:value-type="float" office:value="81304347.83" calcext:value-type="float">
            <text:p>81304347.83</text:p>
          </table:table-cell>
          <table:table-cell office:value-type="float" office:value="-87.96338654" calcext:value-type="float">
            <text:p>-87.96338654</text:p>
          </table:table-cell>
          <table:table-cell table:number-columns-repeated="3"/>
        </table:table-row>
        <table:table-row table:style-name="ro2">
          <table:table-cell office:value-type="float" office:value="81521739.13" calcext:value-type="float">
            <text:p>81521739.13</text:p>
          </table:table-cell>
          <table:table-cell office:value-type="float" office:value="-88.15593719" calcext:value-type="float">
            <text:p>-88.15593719</text:p>
          </table:table-cell>
          <table:table-cell table:number-columns-repeated="3"/>
        </table:table-row>
        <table:table-row table:style-name="ro2">
          <table:table-cell office:value-type="float" office:value="81739130.43" calcext:value-type="float">
            <text:p>81739130.43</text:p>
          </table:table-cell>
          <table:table-cell office:value-type="float" office:value="-88.09835815" calcext:value-type="float">
            <text:p>-88.09835815</text:p>
          </table:table-cell>
          <table:table-cell table:number-columns-repeated="3"/>
        </table:table-row>
        <table:table-row table:style-name="ro2">
          <table:table-cell office:value-type="float" office:value="81956521.74" calcext:value-type="float">
            <text:p>81956521.74</text:p>
          </table:table-cell>
          <table:table-cell office:value-type="float" office:value="-88.21401215" calcext:value-type="float">
            <text:p>-88.21401215</text:p>
          </table:table-cell>
          <table:table-cell table:number-columns-repeated="3"/>
        </table:table-row>
        <table:table-row table:style-name="ro2">
          <table:table-cell office:value-type="float" office:value="82173913.04" calcext:value-type="float">
            <text:p>82173913.04</text:p>
          </table:table-cell>
          <table:table-cell office:value-type="float" office:value="-88.21116638" calcext:value-type="float">
            <text:p>-88.21116638</text:p>
          </table:table-cell>
          <table:table-cell table:number-columns-repeated="3"/>
        </table:table-row>
        <table:table-row table:style-name="ro2">
          <table:table-cell office:value-type="float" office:value="82391304.35" calcext:value-type="float">
            <text:p>82391304.35</text:p>
          </table:table-cell>
          <table:table-cell office:value-type="float" office:value="-87.99671936" calcext:value-type="float">
            <text:p>-87.99671936</text:p>
          </table:table-cell>
          <table:table-cell table:number-columns-repeated="3"/>
        </table:table-row>
        <table:table-row table:style-name="ro2">
          <table:table-cell office:value-type="float" office:value="82608695.65" calcext:value-type="float">
            <text:p>82608695.65</text:p>
          </table:table-cell>
          <table:table-cell office:value-type="float" office:value="-88.26070404" calcext:value-type="float">
            <text:p>-88.26070404</text:p>
          </table:table-cell>
          <table:table-cell table:number-columns-repeated="3"/>
        </table:table-row>
        <table:table-row table:style-name="ro2">
          <table:table-cell office:value-type="float" office:value="82826086.96" calcext:value-type="float">
            <text:p>82826086.96</text:p>
          </table:table-cell>
          <table:table-cell office:value-type="float" office:value="-88.30532837" calcext:value-type="float">
            <text:p>-88.30532837</text:p>
          </table:table-cell>
          <table:table-cell table:number-columns-repeated="3"/>
        </table:table-row>
        <table:table-row table:style-name="ro2">
          <table:table-cell office:value-type="float" office:value="83043478.26" calcext:value-type="float">
            <text:p>83043478.26</text:p>
          </table:table-cell>
          <table:table-cell office:value-type="float" office:value="-88.44459534" calcext:value-type="float">
            <text:p>-88.44459534</text:p>
          </table:table-cell>
          <table:table-cell table:number-columns-repeated="3"/>
        </table:table-row>
        <table:table-row table:style-name="ro2">
          <table:table-cell office:value-type="float" office:value="83260869.57" calcext:value-type="float">
            <text:p>83260869.57</text:p>
          </table:table-cell>
          <table:table-cell office:value-type="float" office:value="-88.25532532" calcext:value-type="float">
            <text:p>-88.25532532</text:p>
          </table:table-cell>
          <table:table-cell table:number-columns-repeated="3"/>
        </table:table-row>
        <table:table-row table:style-name="ro2">
          <table:table-cell office:value-type="float" office:value="83478260.87" calcext:value-type="float">
            <text:p>83478260.87</text:p>
          </table:table-cell>
          <table:table-cell office:value-type="float" office:value="-88.33422852" calcext:value-type="float">
            <text:p>-88.33422852</text:p>
          </table:table-cell>
          <table:table-cell table:number-columns-repeated="3"/>
        </table:table-row>
        <table:table-row table:style-name="ro2">
          <table:table-cell office:value-type="float" office:value="83695652.17" calcext:value-type="float">
            <text:p>83695652.17</text:p>
          </table:table-cell>
          <table:table-cell office:value-type="float" office:value="-88.28447723" calcext:value-type="float">
            <text:p>-88.28447723</text:p>
          </table:table-cell>
          <table:table-cell table:number-columns-repeated="3"/>
        </table:table-row>
        <table:table-row table:style-name="ro2">
          <table:table-cell office:value-type="float" office:value="83913043.48" calcext:value-type="float">
            <text:p>83913043.48</text:p>
          </table:table-cell>
          <table:table-cell office:value-type="float" office:value="-88.26490784" calcext:value-type="float">
            <text:p>-88.26490784</text:p>
          </table:table-cell>
          <table:table-cell table:number-columns-repeated="3"/>
        </table:table-row>
        <table:table-row table:style-name="ro2">
          <table:table-cell office:value-type="float" office:value="84130434.78" calcext:value-type="float">
            <text:p>84130434.78</text:p>
          </table:table-cell>
          <table:table-cell office:value-type="float" office:value="-88.4101181" calcext:value-type="float">
            <text:p>-88.4101181</text:p>
          </table:table-cell>
          <table:table-cell table:number-columns-repeated="3"/>
        </table:table-row>
        <table:table-row table:style-name="ro2">
          <table:table-cell office:value-type="float" office:value="84347826.09" calcext:value-type="float">
            <text:p>84347826.09</text:p>
          </table:table-cell>
          <table:table-cell office:value-type="float" office:value="-88.27347565" calcext:value-type="float">
            <text:p>-88.27347565</text:p>
          </table:table-cell>
          <table:table-cell table:number-columns-repeated="3"/>
        </table:table-row>
        <table:table-row table:style-name="ro2">
          <table:table-cell office:value-type="float" office:value="84565217.39" calcext:value-type="float">
            <text:p>84565217.39</text:p>
          </table:table-cell>
          <table:table-cell office:value-type="float" office:value="-88.35145569" calcext:value-type="float">
            <text:p>-88.35145569</text:p>
          </table:table-cell>
          <table:table-cell table:number-columns-repeated="3"/>
        </table:table-row>
        <table:table-row table:style-name="ro2">
          <table:table-cell office:value-type="float" office:value="84782608.7" calcext:value-type="float">
            <text:p>84782608.7</text:p>
          </table:table-cell>
          <table:table-cell office:value-type="float" office:value="-88.39717865" calcext:value-type="float">
            <text:p>-88.39717865</text:p>
          </table:table-cell>
          <table:table-cell table:number-columns-repeated="3"/>
        </table:table-row>
        <table:table-row table:style-name="ro2">
          <table:table-cell office:value-type="float" office:value="85000000" calcext:value-type="float">
            <text:p>85000000</text:p>
          </table:table-cell>
          <table:table-cell office:value-type="float" office:value="-88.42298126" calcext:value-type="float">
            <text:p>-88.42298126</text:p>
          </table:table-cell>
          <table:table-cell table:number-columns-repeated="3"/>
        </table:table-row>
        <table:table-row table:style-name="ro2">
          <table:table-cell office:value-type="float" office:value="85217391.3" calcext:value-type="float">
            <text:p>85217391.3</text:p>
          </table:table-cell>
          <table:table-cell office:value-type="float" office:value="-88.23323059" calcext:value-type="float">
            <text:p>-88.23323059</text:p>
          </table:table-cell>
          <table:table-cell table:number-columns-repeated="3"/>
        </table:table-row>
        <table:table-row table:style-name="ro2">
          <table:table-cell office:value-type="float" office:value="85434782.61" calcext:value-type="float">
            <text:p>85434782.61</text:p>
          </table:table-cell>
          <table:table-cell office:value-type="float" office:value="-88.50436401" calcext:value-type="float">
            <text:p>-88.50436401</text:p>
          </table:table-cell>
          <table:table-cell table:number-columns-repeated="3"/>
        </table:table-row>
        <table:table-row table:style-name="ro2">
          <table:table-cell office:value-type="float" office:value="85652173.91" calcext:value-type="float">
            <text:p>85652173.91</text:p>
          </table:table-cell>
          <table:table-cell office:value-type="float" office:value="-88.44972992" calcext:value-type="float">
            <text:p>-88.44972992</text:p>
          </table:table-cell>
          <table:table-cell table:number-columns-repeated="3"/>
        </table:table-row>
        <table:table-row table:style-name="ro2">
          <table:table-cell office:value-type="float" office:value="85869565.22" calcext:value-type="float">
            <text:p>85869565.22</text:p>
          </table:table-cell>
          <table:table-cell office:value-type="float" office:value="-88.56999207" calcext:value-type="float">
            <text:p>-88.56999207</text:p>
          </table:table-cell>
          <table:table-cell table:number-columns-repeated="3"/>
        </table:table-row>
        <table:table-row table:style-name="ro2">
          <table:table-cell office:value-type="float" office:value="86086956.52" calcext:value-type="float">
            <text:p>86086956.52</text:p>
          </table:table-cell>
          <table:table-cell office:value-type="float" office:value="-88.5273056" calcext:value-type="float">
            <text:p>-88.5273056</text:p>
          </table:table-cell>
          <table:table-cell table:number-columns-repeated="3"/>
        </table:table-row>
        <table:table-row table:style-name="ro2">
          <table:table-cell office:value-type="float" office:value="86304347.83" calcext:value-type="float">
            <text:p>86304347.83</text:p>
          </table:table-cell>
          <table:table-cell office:value-type="float" office:value="-88.59072113" calcext:value-type="float">
            <text:p>-88.59072113</text:p>
          </table:table-cell>
          <table:table-cell table:number-columns-repeated="3"/>
        </table:table-row>
        <table:table-row table:style-name="ro2">
          <table:table-cell office:value-type="float" office:value="86521739.13" calcext:value-type="float">
            <text:p>86521739.13</text:p>
          </table:table-cell>
          <table:table-cell office:value-type="float" office:value="-88.66267395" calcext:value-type="float">
            <text:p>-88.66267395</text:p>
          </table:table-cell>
          <table:table-cell table:number-columns-repeated="3"/>
        </table:table-row>
        <table:table-row table:style-name="ro2">
          <table:table-cell office:value-type="float" office:value="86739130.43" calcext:value-type="float">
            <text:p>86739130.43</text:p>
          </table:table-cell>
          <table:table-cell office:value-type="float" office:value="-88.5816803" calcext:value-type="float">
            <text:p>-88.5816803</text:p>
          </table:table-cell>
          <table:table-cell table:number-columns-repeated="3"/>
        </table:table-row>
        <table:table-row table:style-name="ro2">
          <table:table-cell office:value-type="float" office:value="86956521.74" calcext:value-type="float">
            <text:p>86956521.74</text:p>
          </table:table-cell>
          <table:table-cell office:value-type="float" office:value="-88.67098999" calcext:value-type="float">
            <text:p>-88.67098999</text:p>
          </table:table-cell>
          <table:table-cell table:number-columns-repeated="3"/>
        </table:table-row>
        <table:table-row table:style-name="ro2">
          <table:table-cell office:value-type="float" office:value="87173913.04" calcext:value-type="float">
            <text:p>87173913.04</text:p>
          </table:table-cell>
          <table:table-cell office:value-type="float" office:value="-88.61050415" calcext:value-type="float">
            <text:p>-88.61050415</text:p>
          </table:table-cell>
          <table:table-cell table:number-columns-repeated="3"/>
        </table:table-row>
        <table:table-row table:style-name="ro2">
          <table:table-cell office:value-type="float" office:value="87391304.35" calcext:value-type="float">
            <text:p>87391304.35</text:p>
          </table:table-cell>
          <table:table-cell office:value-type="float" office:value="-88.67906189" calcext:value-type="float">
            <text:p>-88.67906189</text:p>
          </table:table-cell>
          <table:table-cell table:number-columns-repeated="3"/>
        </table:table-row>
        <table:table-row table:style-name="ro2">
          <table:table-cell office:value-type="float" office:value="87608695.65" calcext:value-type="float">
            <text:p>87608695.65</text:p>
          </table:table-cell>
          <table:table-cell office:value-type="float" office:value="-88.5460434" calcext:value-type="float">
            <text:p>-88.5460434</text:p>
          </table:table-cell>
          <table:table-cell table:number-columns-repeated="3"/>
        </table:table-row>
        <table:table-row table:style-name="ro2">
          <table:table-cell office:value-type="float" office:value="87826086.96" calcext:value-type="float">
            <text:p>87826086.96</text:p>
          </table:table-cell>
          <table:table-cell office:value-type="float" office:value="-88.72386169" calcext:value-type="float">
            <text:p>-88.72386169</text:p>
          </table:table-cell>
          <table:table-cell table:number-columns-repeated="3"/>
        </table:table-row>
        <table:table-row table:style-name="ro2">
          <table:table-cell office:value-type="float" office:value="88043478.26" calcext:value-type="float">
            <text:p>88043478.26</text:p>
          </table:table-cell>
          <table:table-cell office:value-type="float" office:value="-88.48423004" calcext:value-type="float">
            <text:p>-88.48423004</text:p>
          </table:table-cell>
          <table:table-cell table:number-columns-repeated="3"/>
        </table:table-row>
        <table:table-row table:style-name="ro2">
          <table:table-cell office:value-type="float" office:value="88260869.57" calcext:value-type="float">
            <text:p>88260869.57</text:p>
          </table:table-cell>
          <table:table-cell office:value-type="float" office:value="-88.14910126" calcext:value-type="float">
            <text:p>-88.14910126</text:p>
          </table:table-cell>
          <table:table-cell table:number-columns-repeated="3"/>
        </table:table-row>
        <table:table-row table:style-name="ro2">
          <table:table-cell office:value-type="float" office:value="88478260.87" calcext:value-type="float">
            <text:p>88478260.87</text:p>
          </table:table-cell>
          <table:table-cell office:value-type="float" office:value="-87.27655029" calcext:value-type="float">
            <text:p>-87.27655029</text:p>
          </table:table-cell>
          <table:table-cell table:number-columns-repeated="3"/>
        </table:table-row>
        <table:table-row table:style-name="ro2">
          <table:table-cell office:value-type="float" office:value="88695652.17" calcext:value-type="float">
            <text:p>88695652.17</text:p>
          </table:table-cell>
          <table:table-cell office:value-type="float" office:value="-86.06214142" calcext:value-type="float">
            <text:p>-86.06214142</text:p>
          </table:table-cell>
          <table:table-cell table:number-columns-repeated="3"/>
        </table:table-row>
        <table:table-row table:style-name="ro2">
          <table:table-cell office:value-type="float" office:value="88913043.48" calcext:value-type="float">
            <text:p>88913043.48</text:p>
          </table:table-cell>
          <table:table-cell office:value-type="float" office:value="-85.23097229" calcext:value-type="float">
            <text:p>-85.23097229</text:p>
          </table:table-cell>
          <table:table-cell table:number-columns-repeated="3"/>
        </table:table-row>
        <table:table-row table:style-name="ro2">
          <table:table-cell office:value-type="float" office:value="89130434.78" calcext:value-type="float">
            <text:p>89130434.78</text:p>
          </table:table-cell>
          <table:table-cell office:value-type="float" office:value="-84.77882385" calcext:value-type="float">
            <text:p>-84.77882385</text:p>
          </table:table-cell>
          <table:table-cell table:number-columns-repeated="3"/>
        </table:table-row>
        <table:table-row table:style-name="ro2">
          <table:table-cell office:value-type="float" office:value="89347826.09" calcext:value-type="float">
            <text:p>89347826.09</text:p>
          </table:table-cell>
          <table:table-cell office:value-type="float" office:value="-84.92500305" calcext:value-type="float">
            <text:p>-84.92500305</text:p>
          </table:table-cell>
          <table:table-cell table:number-columns-repeated="3"/>
        </table:table-row>
        <table:table-row table:style-name="ro2">
          <table:table-cell office:value-type="float" office:value="89565217.39" calcext:value-type="float">
            <text:p>89565217.39</text:p>
          </table:table-cell>
          <table:table-cell office:value-type="float" office:value="-85.13455963" calcext:value-type="float">
            <text:p>-85.13455963</text:p>
          </table:table-cell>
          <table:table-cell table:number-columns-repeated="3"/>
        </table:table-row>
        <table:table-row table:style-name="ro2">
          <table:table-cell office:value-type="float" office:value="89782608.7" calcext:value-type="float">
            <text:p>89782608.7</text:p>
          </table:table-cell>
          <table:table-cell office:value-type="float" office:value="-85.07232666" calcext:value-type="float">
            <text:p>-85.07232666</text:p>
          </table:table-cell>
          <table:table-cell table:number-columns-repeated="3"/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office:value-type="float" office:value="-85.47688293" calcext:value-type="float">
            <text:p>-85.47688293</text:p>
          </table:table-cell>
          <table:table-cell table:number-columns-repeated="3"/>
        </table:table-row>
        <table:table-row table:style-name="ro2">
          <table:table-cell office:value-type="float" office:value="90217391.3" calcext:value-type="float">
            <text:p>90217391.3</text:p>
          </table:table-cell>
          <table:table-cell office:value-type="float" office:value="-86.23091125" calcext:value-type="float">
            <text:p>-86.23091125</text:p>
          </table:table-cell>
          <table:table-cell table:number-columns-repeated="3"/>
        </table:table-row>
        <table:table-row table:style-name="ro2">
          <table:table-cell office:value-type="float" office:value="90434782.61" calcext:value-type="float">
            <text:p>90434782.61</text:p>
          </table:table-cell>
          <table:table-cell office:value-type="float" office:value="-87.01564026" calcext:value-type="float">
            <text:p>-87.01564026</text:p>
          </table:table-cell>
          <table:table-cell table:number-columns-repeated="3"/>
        </table:table-row>
        <table:table-row table:style-name="ro2">
          <table:table-cell office:value-type="float" office:value="90652173.91" calcext:value-type="float">
            <text:p>90652173.91</text:p>
          </table:table-cell>
          <table:table-cell office:value-type="float" office:value="-87.78918457" calcext:value-type="float">
            <text:p>-87.78918457</text:p>
          </table:table-cell>
          <table:table-cell table:number-columns-repeated="3"/>
        </table:table-row>
        <table:table-row table:style-name="ro2">
          <table:table-cell office:value-type="float" office:value="90869565.22" calcext:value-type="float">
            <text:p>90869565.22</text:p>
          </table:table-cell>
          <table:table-cell office:value-type="float" office:value="-88.47889709" calcext:value-type="float">
            <text:p>-88.47889709</text:p>
          </table:table-cell>
          <table:table-cell table:number-columns-repeated="3"/>
        </table:table-row>
        <table:table-row table:style-name="ro2">
          <table:table-cell office:value-type="float" office:value="91086956.52" calcext:value-type="float">
            <text:p>91086956.52</text:p>
          </table:table-cell>
          <table:table-cell office:value-type="float" office:value="-88.66739655" calcext:value-type="float">
            <text:p>-88.66739655</text:p>
          </table:table-cell>
          <table:table-cell table:number-columns-repeated="3"/>
        </table:table-row>
        <table:table-row table:style-name="ro2">
          <table:table-cell office:value-type="float" office:value="91304347.83" calcext:value-type="float">
            <text:p>91304347.83</text:p>
          </table:table-cell>
          <table:table-cell office:value-type="float" office:value="-88.5428009" calcext:value-type="float">
            <text:p>-88.5428009</text:p>
          </table:table-cell>
          <table:table-cell table:number-columns-repeated="3"/>
        </table:table-row>
        <table:table-row table:style-name="ro2">
          <table:table-cell office:value-type="float" office:value="91521739.13" calcext:value-type="float">
            <text:p>91521739.13</text:p>
          </table:table-cell>
          <table:table-cell office:value-type="float" office:value="-88.52889252" calcext:value-type="float">
            <text:p>-88.52889252</text:p>
          </table:table-cell>
          <table:table-cell table:number-columns-repeated="3"/>
        </table:table-row>
        <table:table-row table:style-name="ro2">
          <table:table-cell office:value-type="float" office:value="91739130.43" calcext:value-type="float">
            <text:p>91739130.43</text:p>
          </table:table-cell>
          <table:table-cell office:value-type="float" office:value="-88.23061371" calcext:value-type="float">
            <text:p>-88.23061371</text:p>
          </table:table-cell>
          <table:table-cell table:number-columns-repeated="3"/>
        </table:table-row>
        <table:table-row table:style-name="ro2">
          <table:table-cell office:value-type="float" office:value="91956521.74" calcext:value-type="float">
            <text:p>91956521.74</text:p>
          </table:table-cell>
          <table:table-cell office:value-type="float" office:value="-87.94068146" calcext:value-type="float">
            <text:p>-87.94068146</text:p>
          </table:table-cell>
          <table:table-cell table:number-columns-repeated="3"/>
        </table:table-row>
        <table:table-row table:style-name="ro2">
          <table:table-cell office:value-type="float" office:value="92173913.04" calcext:value-type="float">
            <text:p>92173913.04</text:p>
          </table:table-cell>
          <table:table-cell office:value-type="float" office:value="-87.38462067" calcext:value-type="float">
            <text:p>-87.38462067</text:p>
          </table:table-cell>
          <table:table-cell table:number-columns-repeated="3"/>
        </table:table-row>
        <table:table-row table:style-name="ro2">
          <table:table-cell office:value-type="float" office:value="92391304.35" calcext:value-type="float">
            <text:p>92391304.35</text:p>
          </table:table-cell>
          <table:table-cell office:value-type="float" office:value="-87.54975128" calcext:value-type="float">
            <text:p>-87.54975128</text:p>
          </table:table-cell>
          <table:table-cell table:number-columns-repeated="3"/>
        </table:table-row>
        <table:table-row table:style-name="ro2">
          <table:table-cell office:value-type="float" office:value="92608695.65" calcext:value-type="float">
            <text:p>92608695.65</text:p>
          </table:table-cell>
          <table:table-cell office:value-type="float" office:value="-87.81601715" calcext:value-type="float">
            <text:p>-87.81601715</text:p>
          </table:table-cell>
          <table:table-cell table:number-columns-repeated="3"/>
        </table:table-row>
        <table:table-row table:style-name="ro2">
          <table:table-cell office:value-type="float" office:value="92826086.96" calcext:value-type="float">
            <text:p>92826086.96</text:p>
          </table:table-cell>
          <table:table-cell office:value-type="float" office:value="-88.35749817" calcext:value-type="float">
            <text:p>-88.35749817</text:p>
          </table:table-cell>
          <table:table-cell table:number-columns-repeated="3"/>
        </table:table-row>
        <table:table-row table:style-name="ro2">
          <table:table-cell office:value-type="float" office:value="93043478.26" calcext:value-type="float">
            <text:p>93043478.26</text:p>
          </table:table-cell>
          <table:table-cell office:value-type="float" office:value="-88.75837708" calcext:value-type="float">
            <text:p>-88.75837708</text:p>
          </table:table-cell>
          <table:table-cell table:number-columns-repeated="3"/>
        </table:table-row>
        <table:table-row table:style-name="ro2">
          <table:table-cell office:value-type="float" office:value="93260869.57" calcext:value-type="float">
            <text:p>93260869.57</text:p>
          </table:table-cell>
          <table:table-cell office:value-type="float" office:value="-88.68865204" calcext:value-type="float">
            <text:p>-88.68865204</text:p>
          </table:table-cell>
          <table:table-cell table:number-columns-repeated="3"/>
        </table:table-row>
        <table:table-row table:style-name="ro2">
          <table:table-cell office:value-type="float" office:value="93478260.87" calcext:value-type="float">
            <text:p>93478260.87</text:p>
          </table:table-cell>
          <table:table-cell office:value-type="float" office:value="-89.07777405" calcext:value-type="float">
            <text:p>-89.07777405</text:p>
          </table:table-cell>
          <table:table-cell table:number-columns-repeated="3"/>
        </table:table-row>
        <table:table-row table:style-name="ro2">
          <table:table-cell office:value-type="float" office:value="93695652.17" calcext:value-type="float">
            <text:p>93695652.17</text:p>
          </table:table-cell>
          <table:table-cell office:value-type="float" office:value="-88.74243927" calcext:value-type="float">
            <text:p>-88.74243927</text:p>
          </table:table-cell>
          <table:table-cell table:number-columns-repeated="3"/>
        </table:table-row>
        <table:table-row table:style-name="ro2">
          <table:table-cell office:value-type="float" office:value="93913043.48" calcext:value-type="float">
            <text:p>93913043.48</text:p>
          </table:table-cell>
          <table:table-cell office:value-type="float" office:value="-88.43480682" calcext:value-type="float">
            <text:p>-88.43480682</text:p>
          </table:table-cell>
          <table:table-cell table:number-columns-repeated="3"/>
        </table:table-row>
        <table:table-row table:style-name="ro2">
          <table:table-cell office:value-type="float" office:value="94130434.78" calcext:value-type="float">
            <text:p>94130434.78</text:p>
          </table:table-cell>
          <table:table-cell office:value-type="float" office:value="-87.14611053" calcext:value-type="float">
            <text:p>-87.14611053</text:p>
          </table:table-cell>
          <table:table-cell table:number-columns-repeated="3"/>
        </table:table-row>
        <table:table-row table:style-name="ro2">
          <table:table-cell office:value-type="float" office:value="94347826.09" calcext:value-type="float">
            <text:p>94347826.09</text:p>
          </table:table-cell>
          <table:table-cell office:value-type="float" office:value="-85.08599091" calcext:value-type="float">
            <text:p>-85.08599091</text:p>
          </table:table-cell>
          <table:table-cell table:number-columns-repeated="3"/>
        </table:table-row>
        <table:table-row table:style-name="ro2">
          <table:table-cell office:value-type="float" office:value="94565217.39" calcext:value-type="float">
            <text:p>94565217.39</text:p>
          </table:table-cell>
          <table:table-cell office:value-type="float" office:value="-83.36557007" calcext:value-type="float">
            <text:p>-83.36557007</text:p>
          </table:table-cell>
          <table:table-cell table:number-columns-repeated="3"/>
        </table:table-row>
        <table:table-row table:style-name="ro2">
          <table:table-cell office:value-type="float" office:value="94782608.7" calcext:value-type="float">
            <text:p>94782608.7</text:p>
          </table:table-cell>
          <table:table-cell office:value-type="float" office:value="-82.73606873" calcext:value-type="float">
            <text:p>-82.73606873</text:p>
          </table:table-cell>
          <table:table-cell table:number-columns-repeated="3"/>
        </table:table-row>
        <table:table-row table:style-name="ro2">
          <table:table-cell office:value-type="float" office:value="95000000" calcext:value-type="float">
            <text:p>95000000</text:p>
          </table:table-cell>
          <table:table-cell office:value-type="float" office:value="-82.67516327" calcext:value-type="float">
            <text:p>-82.67516327</text:p>
          </table:table-cell>
          <table:table-cell table:number-columns-repeated="3"/>
        </table:table-row>
        <table:table-row table:style-name="ro2">
          <table:table-cell office:value-type="float" office:value="95217391.3" calcext:value-type="float">
            <text:p>95217391.3</text:p>
          </table:table-cell>
          <table:table-cell office:value-type="float" office:value="-83.83337402" calcext:value-type="float">
            <text:p>-83.83337402</text:p>
          </table:table-cell>
          <table:table-cell table:number-columns-repeated="3"/>
        </table:table-row>
        <table:table-row table:style-name="ro2">
          <table:table-cell office:value-type="float" office:value="95434782.61" calcext:value-type="float">
            <text:p>95434782.61</text:p>
          </table:table-cell>
          <table:table-cell office:value-type="float" office:value="-85.65799713" calcext:value-type="float">
            <text:p>-85.65799713</text:p>
          </table:table-cell>
          <table:table-cell table:number-columns-repeated="3"/>
        </table:table-row>
        <table:table-row table:style-name="ro2">
          <table:table-cell office:value-type="float" office:value="95652173.91" calcext:value-type="float">
            <text:p>95652173.91</text:p>
          </table:table-cell>
          <table:table-cell office:value-type="float" office:value="-87.24293518" calcext:value-type="float">
            <text:p>-87.24293518</text:p>
          </table:table-cell>
          <table:table-cell table:number-columns-repeated="3"/>
        </table:table-row>
        <table:table-row table:style-name="ro2">
          <table:table-cell office:value-type="float" office:value="95869565.22" calcext:value-type="float">
            <text:p>95869565.22</text:p>
          </table:table-cell>
          <table:table-cell office:value-type="float" office:value="-88.39296722" calcext:value-type="float">
            <text:p>-88.39296722</text:p>
          </table:table-cell>
          <table:table-cell table:number-columns-repeated="3"/>
        </table:table-row>
        <table:table-row table:style-name="ro2">
          <table:table-cell office:value-type="float" office:value="96086956.52" calcext:value-type="float">
            <text:p>96086956.52</text:p>
          </table:table-cell>
          <table:table-cell office:value-type="float" office:value="-88.89265442" calcext:value-type="float">
            <text:p>-88.89265442</text:p>
          </table:table-cell>
          <table:table-cell table:number-columns-repeated="3"/>
        </table:table-row>
        <table:table-row table:style-name="ro2">
          <table:table-cell office:value-type="float" office:value="96304347.83" calcext:value-type="float">
            <text:p>96304347.83</text:p>
          </table:table-cell>
          <table:table-cell office:value-type="float" office:value="-89.03957367" calcext:value-type="float">
            <text:p>-89.03957367</text:p>
          </table:table-cell>
          <table:table-cell table:number-columns-repeated="3"/>
        </table:table-row>
        <table:table-row table:style-name="ro2">
          <table:table-cell office:value-type="float" office:value="96521739.13" calcext:value-type="float">
            <text:p>96521739.13</text:p>
          </table:table-cell>
          <table:table-cell office:value-type="float" office:value="-88.9513092" calcext:value-type="float">
            <text:p>-88.9513092</text:p>
          </table:table-cell>
          <table:table-cell table:number-columns-repeated="3"/>
        </table:table-row>
        <table:table-row table:style-name="ro2">
          <table:table-cell office:value-type="float" office:value="96739130.43" calcext:value-type="float">
            <text:p>96739130.43</text:p>
          </table:table-cell>
          <table:table-cell office:value-type="float" office:value="-89.05240631" calcext:value-type="float">
            <text:p>-89.05240631</text:p>
          </table:table-cell>
          <table:table-cell table:number-columns-repeated="3"/>
        </table:table-row>
        <table:table-row table:style-name="ro2">
          <table:table-cell office:value-type="float" office:value="96956521.74" calcext:value-type="float">
            <text:p>96956521.74</text:p>
          </table:table-cell>
          <table:table-cell office:value-type="float" office:value="-89.19297791" calcext:value-type="float">
            <text:p>-89.19297791</text:p>
          </table:table-cell>
          <table:table-cell table:number-columns-repeated="3"/>
        </table:table-row>
        <table:table-row table:style-name="ro2">
          <table:table-cell office:value-type="float" office:value="97173913.04" calcext:value-type="float">
            <text:p>97173913.04</text:p>
          </table:table-cell>
          <table:table-cell office:value-type="float" office:value="-89.12687683" calcext:value-type="float">
            <text:p>-89.12687683</text:p>
          </table:table-cell>
          <table:table-cell table:number-columns-repeated="3"/>
        </table:table-row>
        <table:table-row table:style-name="ro2">
          <table:table-cell office:value-type="float" office:value="97391304.35" calcext:value-type="float">
            <text:p>97391304.35</text:p>
          </table:table-cell>
          <table:table-cell office:value-type="float" office:value="-88.85306549" calcext:value-type="float">
            <text:p>-88.85306549</text:p>
          </table:table-cell>
          <table:table-cell table:number-columns-repeated="3"/>
        </table:table-row>
        <table:table-row table:style-name="ro2">
          <table:table-cell office:value-type="float" office:value="97608695.65" calcext:value-type="float">
            <text:p>97608695.65</text:p>
          </table:table-cell>
          <table:table-cell office:value-type="float" office:value="-89.0114212" calcext:value-type="float">
            <text:p>-89.0114212</text:p>
          </table:table-cell>
          <table:table-cell table:number-columns-repeated="3"/>
        </table:table-row>
        <table:table-row table:style-name="ro2">
          <table:table-cell office:value-type="float" office:value="97826086.96" calcext:value-type="float">
            <text:p>97826086.96</text:p>
          </table:table-cell>
          <table:table-cell office:value-type="float" office:value="-89.09892273" calcext:value-type="float">
            <text:p>-89.09892273</text:p>
          </table:table-cell>
          <table:table-cell table:number-columns-repeated="3"/>
        </table:table-row>
        <table:table-row table:style-name="ro2">
          <table:table-cell office:value-type="float" office:value="98043478.26" calcext:value-type="float">
            <text:p>98043478.26</text:p>
          </table:table-cell>
          <table:table-cell office:value-type="float" office:value="-89.04456329" calcext:value-type="float">
            <text:p>-89.04456329</text:p>
          </table:table-cell>
          <table:table-cell table:number-columns-repeated="3"/>
        </table:table-row>
        <table:table-row table:style-name="ro2">
          <table:table-cell office:value-type="float" office:value="98260869.57" calcext:value-type="float">
            <text:p>98260869.57</text:p>
          </table:table-cell>
          <table:table-cell office:value-type="float" office:value="-88.89644623" calcext:value-type="float">
            <text:p>-88.89644623</text:p>
          </table:table-cell>
          <table:table-cell table:number-columns-repeated="3"/>
        </table:table-row>
        <table:table-row table:style-name="ro2">
          <table:table-cell office:value-type="float" office:value="98478260.87" calcext:value-type="float">
            <text:p>98478260.87</text:p>
          </table:table-cell>
          <table:table-cell office:value-type="float" office:value="-88.76933289" calcext:value-type="float">
            <text:p>-88.76933289</text:p>
          </table:table-cell>
          <table:table-cell table:number-columns-repeated="3"/>
        </table:table-row>
        <table:table-row table:style-name="ro2">
          <table:table-cell office:value-type="float" office:value="98695652.17" calcext:value-type="float">
            <text:p>98695652.17</text:p>
          </table:table-cell>
          <table:table-cell office:value-type="float" office:value="-88.32752228" calcext:value-type="float">
            <text:p>-88.32752228</text:p>
          </table:table-cell>
          <table:table-cell table:number-columns-repeated="3"/>
        </table:table-row>
        <table:table-row table:style-name="ro2">
          <table:table-cell office:value-type="float" office:value="98913043.48" calcext:value-type="float">
            <text:p>98913043.48</text:p>
          </table:table-cell>
          <table:table-cell office:value-type="float" office:value="-87.94896698" calcext:value-type="float">
            <text:p>-87.94896698</text:p>
          </table:table-cell>
          <table:table-cell table:number-columns-repeated="3"/>
        </table:table-row>
        <table:table-row table:style-name="ro2">
          <table:table-cell office:value-type="float" office:value="99130434.78" calcext:value-type="float">
            <text:p>99130434.78</text:p>
          </table:table-cell>
          <table:table-cell office:value-type="float" office:value="-88.07015228" calcext:value-type="float">
            <text:p>-88.07015228</text:p>
          </table:table-cell>
          <table:table-cell table:number-columns-repeated="3"/>
        </table:table-row>
        <table:table-row table:style-name="ro2">
          <table:table-cell office:value-type="float" office:value="99347826.09" calcext:value-type="float">
            <text:p>99347826.09</text:p>
          </table:table-cell>
          <table:table-cell office:value-type="float" office:value="-88.14450836" calcext:value-type="float">
            <text:p>-88.14450836</text:p>
          </table:table-cell>
          <table:table-cell table:number-columns-repeated="3"/>
        </table:table-row>
        <table:table-row table:style-name="ro2">
          <table:table-cell office:value-type="float" office:value="99565217.39" calcext:value-type="float">
            <text:p>99565217.39</text:p>
          </table:table-cell>
          <table:table-cell office:value-type="float" office:value="-88.10877991" calcext:value-type="float">
            <text:p>-88.10877991</text:p>
          </table:table-cell>
          <table:table-cell table:number-columns-repeated="3"/>
        </table:table-row>
        <table:table-row table:style-name="ro2">
          <table:table-cell office:value-type="float" office:value="99782608.7" calcext:value-type="float">
            <text:p>99782608.7</text:p>
          </table:table-cell>
          <table:table-cell office:value-type="float" office:value="-88.58974457" calcext:value-type="float">
            <text:p>-88.58974457</text:p>
          </table:table-cell>
          <table:table-cell table:number-columns-repeated="3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-88.79283142" calcext:value-type="float">
            <text:p>-88.7928314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9">00/00/0000</text:date>, <text:time style:data-style-name="N2" text:time-value="16:33:46.642749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9T16:36:48.453657369</dc:date>
    <meta:editing-duration>PT10M1S</meta:editing-duration>
    <meta:editing-cycles>2</meta:editing-cycles>
    <meta:generator>LibreOffice/5.1.6.2$Linux_X86_64 LibreOffice_project/10m0$Build-2</meta:generator>
    <meta:document-statistic meta:table-count="3" meta:cell-count="49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793cm" svg:height="16.689cm" xlink:href=".." xlink:type="simple" chart:class="chart:scatter" chart:style-name="ch1">
        <chart:legend chart:legend-position="end" svg:x="26.777cm" svg:y="8.045cm" style:legend-expansion="high" chart:style-name="ch2"/>
        <chart:plot-area chart:style-name="ch3" table:cell-range-address="'Noise Figure'.B2:'Noise Figure'.B462 'Noise Figure'.F1:'Noise Figure'.F462" chart:data-source-has-labels="row" svg:x="0.615cm" svg:y="0.333cm" svg:width="25.547cm" svg:height="16.023cm">
          <chartooo:coordinate-region svg:x="1.236cm" svg:y="0.532cm" svg:width="24.647cm" svg:height="15.1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Noise Figure'.F2:'Noise Figure'.F462" chart:label-cell-address="'Noise Figure'.F1:'Noise Figure'.F1" chart:class="chart:scatter">
            <chart:domain table:cell-range-address="'Noise Figure'.B2:'Noise Figure'.B462"/>
            <chart:data-point chart:repeated="4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ise Figure [dB]</text:p>
                <draw:g>
                  <svg:desc>'Noise Figure'.F1:'Noise Figure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oise Figure'.B2:'Noise Figure'.B462</svg:desc>
                </draw:g>
              </table:table-cell>
              <table:table-cell office:value-type="float" office:value="27.6319943452842">
                <text:p>27.6319943452842</text:p>
                <draw:g>
                  <svg:desc>'Noise Figure'.F2:'Noise Figure'.F4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73913043">
                <text:p>0.2173913043</text:p>
              </table:table-cell>
              <table:table-cell office:value-type="float" office:value="27.6251209310272">
                <text:p>27.6251209310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47826087">
                <text:p>0.4347826087</text:p>
              </table:table-cell>
              <table:table-cell office:value-type="float" office:value="27.6495745012214">
                <text:p>27.6495745012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2173913">
                <text:p>0.652173913</text:p>
              </table:table-cell>
              <table:table-cell office:value-type="float" office:value="27.7076685427995">
                <text:p>27.7076685427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95652174">
                <text:p>0.8695652174</text:p>
              </table:table-cell>
              <table:table-cell office:value-type="float" office:value="27.7239841766951">
                <text:p>27.7239841766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86956522">
                <text:p>1.086956522</text:p>
              </table:table-cell>
              <table:table-cell office:value-type="float" office:value="27.6044018432631">
                <text:p>27.60440184326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04347826">
                <text:p>1.304347826</text:p>
              </table:table-cell>
              <table:table-cell office:value-type="float" office:value="28.3421901067633">
                <text:p>28.3421901067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2173913">
                <text:p>1.52173913</text:p>
              </table:table-cell>
              <table:table-cell office:value-type="float" office:value="27.4870916010705">
                <text:p>27.48709160107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39130435">
                <text:p>1.739130435</text:p>
              </table:table-cell>
              <table:table-cell office:value-type="float" office:value="23.6929648295247">
                <text:p>23.6929648295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56521739">
                <text:p>1.956521739</text:p>
              </table:table-cell>
              <table:table-cell office:value-type="float" office:value="19.8069491229633">
                <text:p>19.80694912296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73913043">
                <text:p>2.173913043</text:p>
              </table:table-cell>
              <table:table-cell office:value-type="float" office:value="17.7352034159524">
                <text:p>17.7352034159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91304348">
                <text:p>2.391304348</text:p>
              </table:table-cell>
              <table:table-cell office:value-type="float" office:value="14.927059656521">
                <text:p>14.927059656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08695652">
                <text:p>2.608695652</text:p>
              </table:table-cell>
              <table:table-cell office:value-type="float" office:value="13.0399610915484">
                <text:p>13.0399610915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26086957">
                <text:p>2.826086957</text:p>
              </table:table-cell>
              <table:table-cell office:value-type="float" office:value="13.3566453619339">
                <text:p>13.35664536193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43478261">
                <text:p>3.043478261</text:p>
              </table:table-cell>
              <table:table-cell office:value-type="float" office:value="11.767516139436">
                <text:p>11.767516139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60869565">
                <text:p>3.260869565</text:p>
              </table:table-cell>
              <table:table-cell office:value-type="float" office:value="10.9313010193233">
                <text:p>10.93130101932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7826087">
                <text:p>3.47826087</text:p>
              </table:table-cell>
              <table:table-cell office:value-type="float" office:value="9.61465306571825">
                <text:p>9.614653065718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95652174">
                <text:p>3.695652174</text:p>
              </table:table-cell>
              <table:table-cell office:value-type="float" office:value="9.30795906895305">
                <text:p>9.307959068953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13043478">
                <text:p>3.913043478</text:p>
              </table:table-cell>
              <table:table-cell office:value-type="float" office:value="8.09288542640657">
                <text:p>8.092885426406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130434783">
                <text:p>4.130434783</text:p>
              </table:table-cell>
              <table:table-cell office:value-type="float" office:value="7.57079273523191">
                <text:p>7.570792735231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47826087">
                <text:p>4.347826087</text:p>
              </table:table-cell>
              <table:table-cell office:value-type="float" office:value="6.86499665707449">
                <text:p>6.864996657074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565217391">
                <text:p>4.565217391</text:p>
              </table:table-cell>
              <table:table-cell office:value-type="float" office:value="6.5256111568802">
                <text:p>6.5256111568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782608696">
                <text:p>4.782608696</text:p>
              </table:table-cell>
              <table:table-cell office:value-type="float" office:value="6.27473192353145">
                <text:p>6.274731923531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6.35364495375353">
                <text:p>6.353644953753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217391304">
                <text:p>5.217391304</text:p>
              </table:table-cell>
              <table:table-cell office:value-type="float" office:value="5.96007397019362">
                <text:p>5.960073970193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434782609">
                <text:p>5.434782609</text:p>
              </table:table-cell>
              <table:table-cell office:value-type="float" office:value="5.7510955676819">
                <text:p>5.75109556768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652173913">
                <text:p>5.652173913</text:p>
              </table:table-cell>
              <table:table-cell office:value-type="float" office:value="5.74015951214754">
                <text:p>5.740159512147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869565217">
                <text:p>5.869565217</text:p>
              </table:table-cell>
              <table:table-cell office:value-type="float" office:value="5.75548781759219">
                <text:p>5.755487817592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086956522">
                <text:p>6.086956522</text:p>
              </table:table-cell>
              <table:table-cell office:value-type="float" office:value="5.67187546894911">
                <text:p>5.671875468949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304347826">
                <text:p>6.304347826</text:p>
              </table:table-cell>
              <table:table-cell office:value-type="float" office:value="5.48466292724029">
                <text:p>5.484662927240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2173913">
                <text:p>6.52173913</text:p>
              </table:table-cell>
              <table:table-cell office:value-type="float" office:value="5.43156267740865">
                <text:p>5.431562677408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739130435">
                <text:p>6.739130435</text:p>
              </table:table-cell>
              <table:table-cell office:value-type="float" office:value="5.9025047227034">
                <text:p>5.90250472270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956521739">
                <text:p>6.956521739</text:p>
              </table:table-cell>
              <table:table-cell office:value-type="float" office:value="6.00992167869155">
                <text:p>6.009921678691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173913043">
                <text:p>7.173913043</text:p>
              </table:table-cell>
              <table:table-cell office:value-type="float" office:value="5.94507958473548">
                <text:p>5.945079584735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391304348">
                <text:p>7.391304348</text:p>
              </table:table-cell>
              <table:table-cell office:value-type="float" office:value="6.53683252719795">
                <text:p>6.536832527197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608695652">
                <text:p>7.608695652</text:p>
              </table:table-cell>
              <table:table-cell office:value-type="float" office:value="6.35090524385246">
                <text:p>6.350905243852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826086957">
                <text:p>7.826086957</text:p>
              </table:table-cell>
              <table:table-cell office:value-type="float" office:value="6.07923720992395">
                <text:p>6.079237209923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043478261">
                <text:p>8.043478261</text:p>
              </table:table-cell>
              <table:table-cell office:value-type="float" office:value="6.48636402318148">
                <text:p>6.486364023181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260869565">
                <text:p>8.260869565</text:p>
              </table:table-cell>
              <table:table-cell office:value-type="float" office:value="6.71833717033531">
                <text:p>6.718337170335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47826087">
                <text:p>8.47826087</text:p>
              </table:table-cell>
              <table:table-cell office:value-type="float" office:value="6.00372905054538">
                <text:p>6.003729050545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695652174">
                <text:p>8.695652174</text:p>
              </table:table-cell>
              <table:table-cell office:value-type="float" office:value="6.52085270235693">
                <text:p>6.520852702356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913043478">
                <text:p>8.913043478</text:p>
              </table:table-cell>
              <table:table-cell office:value-type="float" office:value="7.12110985383112">
                <text:p>7.12110985383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130434783">
                <text:p>9.130434783</text:p>
              </table:table-cell>
              <table:table-cell office:value-type="float" office:value="7.2522867523457">
                <text:p>7.25228675234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347826087">
                <text:p>9.347826087</text:p>
              </table:table-cell>
              <table:table-cell office:value-type="float" office:value="6.59351454519799">
                <text:p>6.593514545197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565217391">
                <text:p>9.565217391</text:p>
              </table:table-cell>
              <table:table-cell office:value-type="float" office:value="7.2240208099426">
                <text:p>7.22402080994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782608696">
                <text:p>9.782608696</text:p>
              </table:table-cell>
              <table:table-cell office:value-type="float" office:value="7.4273731381375">
                <text:p>7.4273731381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6.93997369877577">
                <text:p>6.939973698775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2173913">
                <text:p>10.2173913</text:p>
              </table:table-cell>
              <table:table-cell office:value-type="float" office:value="7.15676829536282">
                <text:p>7.156768295362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43478261">
                <text:p>10.43478261</text:p>
              </table:table-cell>
              <table:table-cell office:value-type="float" office:value="6.60905710771297">
                <text:p>6.609057107712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65217391">
                <text:p>10.65217391</text:p>
              </table:table-cell>
              <table:table-cell office:value-type="float" office:value="6.68742752140135">
                <text:p>6.687427521401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86956522">
                <text:p>10.86956522</text:p>
              </table:table-cell>
              <table:table-cell office:value-type="float" office:value="7.32680192244422">
                <text:p>7.32680192244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08695652">
                <text:p>11.08695652</text:p>
              </table:table-cell>
              <table:table-cell office:value-type="float" office:value="7.09380502366273">
                <text:p>7.093805023662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30434783">
                <text:p>11.30434783</text:p>
              </table:table-cell>
              <table:table-cell office:value-type="float" office:value="6.60982745067368">
                <text:p>6.609827450673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52173913">
                <text:p>11.52173913</text:p>
              </table:table-cell>
              <table:table-cell office:value-type="float" office:value="7.08336371664114">
                <text:p>7.0833637166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73913043">
                <text:p>11.73913043</text:p>
              </table:table-cell>
              <table:table-cell office:value-type="float" office:value="6.6029732802698">
                <text:p>6.60297328026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95652174">
                <text:p>11.95652174</text:p>
              </table:table-cell>
              <table:table-cell office:value-type="float" office:value="6.85350167249331">
                <text:p>6.853501672493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17391304">
                <text:p>12.17391304</text:p>
              </table:table-cell>
              <table:table-cell office:value-type="float" office:value="6.32706006983612">
                <text:p>6.327060069836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39130435">
                <text:p>12.39130435</text:p>
              </table:table-cell>
              <table:table-cell office:value-type="float" office:value="5.92937270081046">
                <text:p>5.929372700810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60869565">
                <text:p>12.60869565</text:p>
              </table:table-cell>
              <table:table-cell office:value-type="float" office:value="5.61729987377451">
                <text:p>5.617299873774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82608696">
                <text:p>12.82608696</text:p>
              </table:table-cell>
              <table:table-cell office:value-type="float" office:value="5.46305503762444">
                <text:p>5.463055037624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04347826">
                <text:p>13.04347826</text:p>
              </table:table-cell>
              <table:table-cell office:value-type="float" office:value="5.08223444780387">
                <text:p>5.082234447803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26086957">
                <text:p>13.26086957</text:p>
              </table:table-cell>
              <table:table-cell office:value-type="float" office:value="5.58742642363999">
                <text:p>5.58742642363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47826087">
                <text:p>13.47826087</text:p>
              </table:table-cell>
              <table:table-cell office:value-type="float" office:value="5.09075929620444">
                <text:p>5.09075929620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69565217">
                <text:p>13.69565217</text:p>
              </table:table-cell>
              <table:table-cell office:value-type="float" office:value="5.22460167785749">
                <text:p>5.224601677857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91304348">
                <text:p>13.91304348</text:p>
              </table:table-cell>
              <table:table-cell office:value-type="float" office:value="4.84756983039918">
                <text:p>4.847569830399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13043478">
                <text:p>14.13043478</text:p>
              </table:table-cell>
              <table:table-cell office:value-type="float" office:value="5.29822195055061">
                <text:p>5.29822195055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34782609">
                <text:p>14.34782609</text:p>
              </table:table-cell>
              <table:table-cell office:value-type="float" office:value="5.17111341371517">
                <text:p>5.171113413715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56521739">
                <text:p>14.56521739</text:p>
              </table:table-cell>
              <table:table-cell office:value-type="float" office:value="5.09530537945261">
                <text:p>5.095305379452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7826087">
                <text:p>14.7826087</text:p>
              </table:table-cell>
              <table:table-cell office:value-type="float" office:value="5.00317130989794">
                <text:p>5.003171309897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4.84567533905346">
                <text:p>4.845675339053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2173913">
                <text:p>15.2173913</text:p>
              </table:table-cell>
              <table:table-cell office:value-type="float" office:value="4.78944021436425">
                <text:p>4.789440214364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43478261">
                <text:p>15.43478261</text:p>
              </table:table-cell>
              <table:table-cell office:value-type="float" office:value="4.81337133327072">
                <text:p>4.813371333270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65217391">
                <text:p>15.65217391</text:p>
              </table:table-cell>
              <table:table-cell office:value-type="float" office:value="4.64279389114688">
                <text:p>4.642793891146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86956522">
                <text:p>15.86956522</text:p>
              </table:table-cell>
              <table:table-cell office:value-type="float" office:value="4.74485138646957">
                <text:p>4.744851386469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08695652">
                <text:p>16.08695652</text:p>
              </table:table-cell>
              <table:table-cell office:value-type="float" office:value="4.6109648907729">
                <text:p>4.61096489077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30434783">
                <text:p>16.30434783</text:p>
              </table:table-cell>
              <table:table-cell office:value-type="float" office:value="4.5004253719401">
                <text:p>4.50042537194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2173913">
                <text:p>16.52173913</text:p>
              </table:table-cell>
              <table:table-cell office:value-type="float" office:value="4.37213271277714">
                <text:p>4.372132712777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73913043">
                <text:p>16.73913043</text:p>
              </table:table-cell>
              <table:table-cell office:value-type="float" office:value="4.38305234785993">
                <text:p>4.383052347859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95652174">
                <text:p>16.95652174</text:p>
              </table:table-cell>
              <table:table-cell office:value-type="float" office:value="4.04622493579259">
                <text:p>4.046224935792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.17391304">
                <text:p>17.17391304</text:p>
              </table:table-cell>
              <table:table-cell office:value-type="float" office:value="4.58697694065477">
                <text:p>4.586976940654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39130435">
                <text:p>17.39130435</text:p>
              </table:table-cell>
              <table:table-cell office:value-type="float" office:value="4.4059243371671">
                <text:p>4.40592433716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60869565">
                <text:p>17.60869565</text:p>
              </table:table-cell>
              <table:table-cell office:value-type="float" office:value="4.49535157771374">
                <text:p>4.495351577713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82608696">
                <text:p>17.82608696</text:p>
              </table:table-cell>
              <table:table-cell office:value-type="float" office:value="4.24775683381806">
                <text:p>4.247756833818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04347826">
                <text:p>18.04347826</text:p>
              </table:table-cell>
              <table:table-cell office:value-type="float" office:value="3.99563237420992">
                <text:p>3.99563237420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26086957">
                <text:p>18.26086957</text:p>
              </table:table-cell>
              <table:table-cell office:value-type="float" office:value="4.24896185735817">
                <text:p>4.248961857358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47826087">
                <text:p>18.47826087</text:p>
              </table:table-cell>
              <table:table-cell office:value-type="float" office:value="4.5127387494622">
                <text:p>4.51273874946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69565217">
                <text:p>18.69565217</text:p>
              </table:table-cell>
              <table:table-cell office:value-type="float" office:value="4.08679722237601">
                <text:p>4.086797222376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.91304348">
                <text:p>18.91304348</text:p>
              </table:table-cell>
              <table:table-cell office:value-type="float" office:value="4.53159150472513">
                <text:p>4.531591504725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13043478">
                <text:p>19.13043478</text:p>
              </table:table-cell>
              <table:table-cell office:value-type="float" office:value="4.92373412707681">
                <text:p>4.923734127076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34782609">
                <text:p>19.34782609</text:p>
              </table:table-cell>
              <table:table-cell office:value-type="float" office:value="4.40167028460384">
                <text:p>4.401670284603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56521739">
                <text:p>19.56521739</text:p>
              </table:table-cell>
              <table:table-cell office:value-type="float" office:value="4.75823814356467">
                <text:p>4.758238143564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7826087">
                <text:p>19.7826087</text:p>
              </table:table-cell>
              <table:table-cell office:value-type="float" office:value="5.00755010198946">
                <text:p>5.007550101989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5.51648929361634">
                <text:p>5.516489293616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2173913">
                <text:p>20.2173913</text:p>
              </table:table-cell>
              <table:table-cell office:value-type="float" office:value="5.10467990687307">
                <text:p>5.104679906873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43478261">
                <text:p>20.43478261</text:p>
              </table:table-cell>
              <table:table-cell office:value-type="float" office:value="5.31687711224653">
                <text:p>5.316877112246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65217391">
                <text:p>20.65217391</text:p>
              </table:table-cell>
              <table:table-cell office:value-type="float" office:value="5.50188491265435">
                <text:p>5.501884912654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86956522">
                <text:p>20.86956522</text:p>
              </table:table-cell>
              <table:table-cell office:value-type="float" office:value="6.05255967293503">
                <text:p>6.052559672935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08695652">
                <text:p>21.08695652</text:p>
              </table:table-cell>
              <table:table-cell office:value-type="float" office:value="6.10937638182873">
                <text:p>6.109376381828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30434783">
                <text:p>21.30434783</text:p>
              </table:table-cell>
              <table:table-cell office:value-type="float" office:value="6.36800371344063">
                <text:p>6.368003713440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52173913">
                <text:p>21.52173913</text:p>
              </table:table-cell>
              <table:table-cell office:value-type="float" office:value="6.35278066657406">
                <text:p>6.352780666574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73913043">
                <text:p>21.73913043</text:p>
              </table:table-cell>
              <table:table-cell office:value-type="float" office:value="5.84988842383732">
                <text:p>5.849888423837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95652174">
                <text:p>21.95652174</text:p>
              </table:table-cell>
              <table:table-cell office:value-type="float" office:value="5.63535952908977">
                <text:p>5.635359529089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.17391304">
                <text:p>22.17391304</text:p>
              </table:table-cell>
              <table:table-cell office:value-type="float" office:value="5.79924825240677">
                <text:p>5.799248252406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.39130435">
                <text:p>22.39130435</text:p>
              </table:table-cell>
              <table:table-cell office:value-type="float" office:value="5.42250618208413">
                <text:p>5.422506182084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60869565">
                <text:p>22.60869565</text:p>
              </table:table-cell>
              <table:table-cell office:value-type="float" office:value="5.39576975451618">
                <text:p>5.395769754516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82608696">
                <text:p>22.82608696</text:p>
              </table:table-cell>
              <table:table-cell office:value-type="float" office:value="5.04368388366763">
                <text:p>5.043683883667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.04347826">
                <text:p>23.04347826</text:p>
              </table:table-cell>
              <table:table-cell office:value-type="float" office:value="4.68581431781703">
                <text:p>4.685814317817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.26086957">
                <text:p>23.26086957</text:p>
              </table:table-cell>
              <table:table-cell office:value-type="float" office:value="4.87325684057196">
                <text:p>4.873256840571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.47826087">
                <text:p>23.47826087</text:p>
              </table:table-cell>
              <table:table-cell office:value-type="float" office:value="4.99643223787241">
                <text:p>4.996432237872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.69565217">
                <text:p>23.69565217</text:p>
              </table:table-cell>
              <table:table-cell office:value-type="float" office:value="4.83774760274982">
                <text:p>4.837747602749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.91304348">
                <text:p>23.91304348</text:p>
              </table:table-cell>
              <table:table-cell office:value-type="float" office:value="4.79857774863138">
                <text:p>4.798577748631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.13043478">
                <text:p>24.13043478</text:p>
              </table:table-cell>
              <table:table-cell office:value-type="float" office:value="5.02544611724316">
                <text:p>5.025446117243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.34782609">
                <text:p>24.34782609</text:p>
              </table:table-cell>
              <table:table-cell office:value-type="float" office:value="5.10511616115899">
                <text:p>5.105116161158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.56521739">
                <text:p>24.56521739</text:p>
              </table:table-cell>
              <table:table-cell office:value-type="float" office:value="4.84383932960546">
                <text:p>4.843839329605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.7826087">
                <text:p>24.7826087</text:p>
              </table:table-cell>
              <table:table-cell office:value-type="float" office:value="4.56312423751538">
                <text:p>4.563124237515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">
                <text:p>25</text:p>
              </table:table-cell>
              <table:table-cell office:value-type="float" office:value="4.79911136520707">
                <text:p>4.799111365207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.2173913">
                <text:p>25.2173913</text:p>
              </table:table-cell>
              <table:table-cell office:value-type="float" office:value="4.65094121879209">
                <text:p>4.650941218792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.43478261">
                <text:p>25.43478261</text:p>
              </table:table-cell>
              <table:table-cell office:value-type="float" office:value="4.81210361740064">
                <text:p>4.812103617400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65217391">
                <text:p>25.65217391</text:p>
              </table:table-cell>
              <table:table-cell office:value-type="float" office:value="5.00789338367083">
                <text:p>5.007893383670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86956522">
                <text:p>25.86956522</text:p>
              </table:table-cell>
              <table:table-cell office:value-type="float" office:value="4.79381701881561">
                <text:p>4.793817018815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.08695652">
                <text:p>26.08695652</text:p>
              </table:table-cell>
              <table:table-cell office:value-type="float" office:value="4.54206165015704">
                <text:p>4.542061650157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.30434783">
                <text:p>26.30434783</text:p>
              </table:table-cell>
              <table:table-cell office:value-type="float" office:value="5.05116694810646">
                <text:p>5.051166948106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.52173913">
                <text:p>26.52173913</text:p>
              </table:table-cell>
              <table:table-cell office:value-type="float" office:value="4.88218398970872">
                <text:p>4.882183989708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73913043">
                <text:p>26.73913043</text:p>
              </table:table-cell>
              <table:table-cell office:value-type="float" office:value="4.84772840525642">
                <text:p>4.847728405256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.95652174">
                <text:p>26.95652174</text:p>
              </table:table-cell>
              <table:table-cell office:value-type="float" office:value="4.72913658706191">
                <text:p>4.729136587061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.17391304">
                <text:p>27.17391304</text:p>
              </table:table-cell>
              <table:table-cell office:value-type="float" office:value="4.63889527119768">
                <text:p>4.638895271197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.39130435">
                <text:p>27.39130435</text:p>
              </table:table-cell>
              <table:table-cell office:value-type="float" office:value="4.61818499808093">
                <text:p>4.618184998080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.60869565">
                <text:p>27.60869565</text:p>
              </table:table-cell>
              <table:table-cell office:value-type="float" office:value="4.60436047753506">
                <text:p>4.604360477535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.82608696">
                <text:p>27.82608696</text:p>
              </table:table-cell>
              <table:table-cell office:value-type="float" office:value="4.76369547858142">
                <text:p>4.763695478581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.04347826">
                <text:p>28.04347826</text:p>
              </table:table-cell>
              <table:table-cell office:value-type="float" office:value="4.9245114810213">
                <text:p>4.92451148102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.26086957">
                <text:p>28.26086957</text:p>
              </table:table-cell>
              <table:table-cell office:value-type="float" office:value="4.54556320734557">
                <text:p>4.545563207345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.47826087">
                <text:p>28.47826087</text:p>
              </table:table-cell>
              <table:table-cell office:value-type="float" office:value="4.70924798747989">
                <text:p>4.709247987479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.69565217">
                <text:p>28.69565217</text:p>
              </table:table-cell>
              <table:table-cell office:value-type="float" office:value="4.7745618660552">
                <text:p>4.77456186605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91304348">
                <text:p>28.91304348</text:p>
              </table:table-cell>
              <table:table-cell office:value-type="float" office:value="4.31531045179949">
                <text:p>4.315310451799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.13043478">
                <text:p>29.13043478</text:p>
              </table:table-cell>
              <table:table-cell office:value-type="float" office:value="4.86226917397188">
                <text:p>4.862269173971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34782609">
                <text:p>29.34782609</text:p>
              </table:table-cell>
              <table:table-cell office:value-type="float" office:value="4.86434796299122">
                <text:p>4.864347962991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.56521739">
                <text:p>29.56521739</text:p>
              </table:table-cell>
              <table:table-cell office:value-type="float" office:value="4.72454879138804">
                <text:p>4.724548791388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.7826087">
                <text:p>29.7826087</text:p>
              </table:table-cell>
              <table:table-cell office:value-type="float" office:value="4.84826254889262">
                <text:p>4.848262548892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">
                <text:p>30</text:p>
              </table:table-cell>
              <table:table-cell office:value-type="float" office:value="5.25685193300713">
                <text:p>5.256851933007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.2173913">
                <text:p>30.2173913</text:p>
              </table:table-cell>
              <table:table-cell office:value-type="float" office:value="5.02929081707375">
                <text:p>5.029290817073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.43478261">
                <text:p>30.43478261</text:p>
              </table:table-cell>
              <table:table-cell office:value-type="float" office:value="5.14283445983034">
                <text:p>5.142834459830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.65217391">
                <text:p>30.65217391</text:p>
              </table:table-cell>
              <table:table-cell office:value-type="float" office:value="4.70494492114872">
                <text:p>4.704944921148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.86956522">
                <text:p>30.86956522</text:p>
              </table:table-cell>
              <table:table-cell office:value-type="float" office:value="4.56805912768358">
                <text:p>4.568059127683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.08695652">
                <text:p>31.08695652</text:p>
              </table:table-cell>
              <table:table-cell office:value-type="float" office:value="4.95469575697988">
                <text:p>4.954695756979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.30434783">
                <text:p>31.30434783</text:p>
              </table:table-cell>
              <table:table-cell office:value-type="float" office:value="4.68178771131776">
                <text:p>4.681787711317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.52173913">
                <text:p>31.52173913</text:p>
              </table:table-cell>
              <table:table-cell office:value-type="float" office:value="4.99256501992101">
                <text:p>4.992565019921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.73913043">
                <text:p>31.73913043</text:p>
              </table:table-cell>
              <table:table-cell office:value-type="float" office:value="4.54170487298917">
                <text:p>4.541704872989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.95652174">
                <text:p>31.95652174</text:p>
              </table:table-cell>
              <table:table-cell office:value-type="float" office:value="4.81594855574825">
                <text:p>4.815948555748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.17391304">
                <text:p>32.17391304</text:p>
              </table:table-cell>
              <table:table-cell office:value-type="float" office:value="4.43559168260773">
                <text:p>4.435591682607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2.39130435">
                <text:p>32.39130435</text:p>
              </table:table-cell>
              <table:table-cell office:value-type="float" office:value="4.6734692681714">
                <text:p>4.67346926817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.60869565">
                <text:p>32.60869565</text:p>
              </table:table-cell>
              <table:table-cell office:value-type="float" office:value="4.91656294558014">
                <text:p>4.916562945580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.82608696">
                <text:p>32.82608696</text:p>
              </table:table-cell>
              <table:table-cell office:value-type="float" office:value="4.69471720345245">
                <text:p>4.694717203452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.04347826">
                <text:p>33.04347826</text:p>
              </table:table-cell>
              <table:table-cell office:value-type="float" office:value="4.91210863685774">
                <text:p>4.912108636857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.26086957">
                <text:p>33.26086957</text:p>
              </table:table-cell>
              <table:table-cell office:value-type="float" office:value="4.69925244598848">
                <text:p>4.699252445988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.47826087">
                <text:p>33.47826087</text:p>
              </table:table-cell>
              <table:table-cell office:value-type="float" office:value="4.6676970401532">
                <text:p>4.66769704015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3.69565217">
                <text:p>33.69565217</text:p>
              </table:table-cell>
              <table:table-cell office:value-type="float" office:value="4.70109993160626">
                <text:p>4.701099931606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.91304348">
                <text:p>33.91304348</text:p>
              </table:table-cell>
              <table:table-cell office:value-type="float" office:value="4.7559470751187">
                <text:p>4.75594707511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.13043478">
                <text:p>34.13043478</text:p>
              </table:table-cell>
              <table:table-cell office:value-type="float" office:value="4.49628007740084">
                <text:p>4.496280077400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.34782609">
                <text:p>34.34782609</text:p>
              </table:table-cell>
              <table:table-cell office:value-type="float" office:value="4.96777853145191">
                <text:p>4.967778531451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.56521739">
                <text:p>34.56521739</text:p>
              </table:table-cell>
              <table:table-cell office:value-type="float" office:value="4.72506499909975">
                <text:p>4.725064999099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.7826087">
                <text:p>34.7826087</text:p>
              </table:table-cell>
              <table:table-cell office:value-type="float" office:value="4.67091577373962">
                <text:p>4.670915773739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">
                <text:p>35</text:p>
              </table:table-cell>
              <table:table-cell office:value-type="float" office:value="5.01336956819313">
                <text:p>5.013369568193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.2173913">
                <text:p>35.2173913</text:p>
              </table:table-cell>
              <table:table-cell office:value-type="float" office:value="4.8250991826129">
                <text:p>4.82509918261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.43478261">
                <text:p>35.43478261</text:p>
              </table:table-cell>
              <table:table-cell office:value-type="float" office:value="4.48595967779033">
                <text:p>4.485959677790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.65217391">
                <text:p>35.65217391</text:p>
              </table:table-cell>
              <table:table-cell office:value-type="float" office:value="4.55697390703377">
                <text:p>4.556973907033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.86956522">
                <text:p>35.86956522</text:p>
              </table:table-cell>
              <table:table-cell office:value-type="float" office:value="4.6435254387931">
                <text:p>4.64352543879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.08695652">
                <text:p>36.08695652</text:p>
              </table:table-cell>
              <table:table-cell office:value-type="float" office:value="4.41455756671872">
                <text:p>4.414557566718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.30434783">
                <text:p>36.30434783</text:p>
              </table:table-cell>
              <table:table-cell office:value-type="float" office:value="4.84115219915597">
                <text:p>4.841152199155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.52173913">
                <text:p>36.52173913</text:p>
              </table:table-cell>
              <table:table-cell office:value-type="float" office:value="4.80388926713434">
                <text:p>4.803889267134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.73913043">
                <text:p>36.73913043</text:p>
              </table:table-cell>
              <table:table-cell office:value-type="float" office:value="4.55905714118902">
                <text:p>4.559057141189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.95652174">
                <text:p>36.95652174</text:p>
              </table:table-cell>
              <table:table-cell office:value-type="float" office:value="4.35121763035439">
                <text:p>4.351217630354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.17391304">
                <text:p>37.17391304</text:p>
              </table:table-cell>
              <table:table-cell office:value-type="float" office:value="4.74390186784553">
                <text:p>4.743901867845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.39130435">
                <text:p>37.39130435</text:p>
              </table:table-cell>
              <table:table-cell office:value-type="float" office:value="4.23711904193879">
                <text:p>4.237119041938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.60869565">
                <text:p>37.60869565</text:p>
              </table:table-cell>
              <table:table-cell office:value-type="float" office:value="4.41739697311846">
                <text:p>4.417396973118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.82608696">
                <text:p>37.82608696</text:p>
              </table:table-cell>
              <table:table-cell office:value-type="float" office:value="4.58922742366676">
                <text:p>4.589227423666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.04347826">
                <text:p>38.04347826</text:p>
              </table:table-cell>
              <table:table-cell office:value-type="float" office:value="4.2338100883006">
                <text:p>4.23381008830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.26086957">
                <text:p>38.26086957</text:p>
              </table:table-cell>
              <table:table-cell office:value-type="float" office:value="4.39262533216627">
                <text:p>4.392625332166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.47826087">
                <text:p>38.47826087</text:p>
              </table:table-cell>
              <table:table-cell office:value-type="float" office:value="4.47530972877428">
                <text:p>4.475309728774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.69565217">
                <text:p>38.69565217</text:p>
              </table:table-cell>
              <table:table-cell office:value-type="float" office:value="4.28699095123539">
                <text:p>4.286990951235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.91304348">
                <text:p>38.91304348</text:p>
              </table:table-cell>
              <table:table-cell office:value-type="float" office:value="4.47608872774796">
                <text:p>4.476088727747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.13043478">
                <text:p>39.13043478</text:p>
              </table:table-cell>
              <table:table-cell office:value-type="float" office:value="4.55763788577997">
                <text:p>4.557637885779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.34782609">
                <text:p>39.34782609</text:p>
              </table:table-cell>
              <table:table-cell office:value-type="float" office:value="4.67954992677191">
                <text:p>4.679549926771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.56521739">
                <text:p>39.56521739</text:p>
              </table:table-cell>
              <table:table-cell office:value-type="float" office:value="4.43658127967786">
                <text:p>4.436581279677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.7826087">
                <text:p>39.7826087</text:p>
              </table:table-cell>
              <table:table-cell office:value-type="float" office:value="4.21354794160223">
                <text:p>4.213547941602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">
                <text:p>40</text:p>
              </table:table-cell>
              <table:table-cell office:value-type="float" office:value="4.17338284802513">
                <text:p>4.173382848025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.2173913">
                <text:p>40.2173913</text:p>
              </table:table-cell>
              <table:table-cell office:value-type="float" office:value="4.75980446666032">
                <text:p>4.759804466660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.43478261">
                <text:p>40.43478261</text:p>
              </table:table-cell>
              <table:table-cell office:value-type="float" office:value="4.27888102437956">
                <text:p>4.278881024379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.65217391">
                <text:p>40.65217391</text:p>
              </table:table-cell>
              <table:table-cell office:value-type="float" office:value="4.59032363728272">
                <text:p>4.590323637282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.86956522">
                <text:p>40.86956522</text:p>
              </table:table-cell>
              <table:table-cell office:value-type="float" office:value="4.48222988791647">
                <text:p>4.482229887916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.08695652">
                <text:p>41.08695652</text:p>
              </table:table-cell>
              <table:table-cell office:value-type="float" office:value="4.00358411236974">
                <text:p>4.003584112369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1.30434783">
                <text:p>41.30434783</text:p>
              </table:table-cell>
              <table:table-cell office:value-type="float" office:value="4.01477174128033">
                <text:p>4.014771741280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1.52173913">
                <text:p>41.52173913</text:p>
              </table:table-cell>
              <table:table-cell office:value-type="float" office:value="4.33819615556107">
                <text:p>4.338196155561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.73913043">
                <text:p>41.73913043</text:p>
              </table:table-cell>
              <table:table-cell office:value-type="float" office:value="4.5139412130367">
                <text:p>4.51394121303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1.95652174">
                <text:p>41.95652174</text:p>
              </table:table-cell>
              <table:table-cell office:value-type="float" office:value="3.75358167117314">
                <text:p>3.753581671173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.17391304">
                <text:p>42.17391304</text:p>
              </table:table-cell>
              <table:table-cell office:value-type="float" office:value="4.48373834916819">
                <text:p>4.483738349168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.39130435">
                <text:p>42.39130435</text:p>
              </table:table-cell>
              <table:table-cell office:value-type="float" office:value="4.44854897260422">
                <text:p>4.448548972604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.60869565">
                <text:p>42.60869565</text:p>
              </table:table-cell>
              <table:table-cell office:value-type="float" office:value="4.55975433739725">
                <text:p>4.559754337397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.82608696">
                <text:p>42.82608696</text:p>
              </table:table-cell>
              <table:table-cell office:value-type="float" office:value="4.6366759238908">
                <text:p>4.63667592389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.04347826">
                <text:p>43.04347826</text:p>
              </table:table-cell>
              <table:table-cell office:value-type="float" office:value="4.28960918281088">
                <text:p>4.289609182810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.26086957">
                <text:p>43.26086957</text:p>
              </table:table-cell>
              <table:table-cell office:value-type="float" office:value="4.14037929652685">
                <text:p>4.140379296526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3.47826087">
                <text:p>43.47826087</text:p>
              </table:table-cell>
              <table:table-cell office:value-type="float" office:value="4.23272089934622">
                <text:p>4.232720899346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3.69565217">
                <text:p>43.69565217</text:p>
              </table:table-cell>
              <table:table-cell office:value-type="float" office:value="4.28679273730115">
                <text:p>4.286792737301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.91304348">
                <text:p>43.91304348</text:p>
              </table:table-cell>
              <table:table-cell office:value-type="float" office:value="4.28581816481863">
                <text:p>4.285818164818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.13043478">
                <text:p>44.13043478</text:p>
              </table:table-cell>
              <table:table-cell office:value-type="float" office:value="3.87790759081583">
                <text:p>3.877907590815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.34782609">
                <text:p>44.34782609</text:p>
              </table:table-cell>
              <table:table-cell office:value-type="float" office:value="4.02032933268936">
                <text:p>4.020329332689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.56521739">
                <text:p>44.56521739</text:p>
              </table:table-cell>
              <table:table-cell office:value-type="float" office:value="3.81928680782887">
                <text:p>3.819286807828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.7826087">
                <text:p>44.7826087</text:p>
              </table:table-cell>
              <table:table-cell office:value-type="float" office:value="4.19327640706952">
                <text:p>4.193276407069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">
                <text:p>45</text:p>
              </table:table-cell>
              <table:table-cell office:value-type="float" office:value="4.11352865820506">
                <text:p>4.113528658205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5.2173913">
                <text:p>45.2173913</text:p>
              </table:table-cell>
              <table:table-cell office:value-type="float" office:value="4.13420915283109">
                <text:p>4.134209152831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.43478261">
                <text:p>45.43478261</text:p>
              </table:table-cell>
              <table:table-cell office:value-type="float" office:value="4.22558392664148">
                <text:p>4.225583926641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.65217391">
                <text:p>45.65217391</text:p>
              </table:table-cell>
              <table:table-cell office:value-type="float" office:value="4.1854599646689">
                <text:p>4.18545996466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.86956522">
                <text:p>45.86956522</text:p>
              </table:table-cell>
              <table:table-cell office:value-type="float" office:value="4.27401726244567">
                <text:p>4.274017262445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6.08695652">
                <text:p>46.08695652</text:p>
              </table:table-cell>
              <table:table-cell office:value-type="float" office:value="4.13210042035631">
                <text:p>4.132100420356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6.30434783">
                <text:p>46.30434783</text:p>
              </table:table-cell>
              <table:table-cell office:value-type="float" office:value="4.05453297658441">
                <text:p>4.054532976584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6.52173913">
                <text:p>46.52173913</text:p>
              </table:table-cell>
              <table:table-cell office:value-type="float" office:value="4.33299667523371">
                <text:p>4.332996675233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6.73913043">
                <text:p>46.73913043</text:p>
              </table:table-cell>
              <table:table-cell office:value-type="float" office:value="4.44315698129405">
                <text:p>4.443156981294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6.95652174">
                <text:p>46.95652174</text:p>
              </table:table-cell>
              <table:table-cell office:value-type="float" office:value="4.74093681819196">
                <text:p>4.740936818191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7.17391304">
                <text:p>47.17391304</text:p>
              </table:table-cell>
              <table:table-cell office:value-type="float" office:value="4.25676212153085">
                <text:p>4.256762121530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7.39130435">
                <text:p>47.39130435</text:p>
              </table:table-cell>
              <table:table-cell office:value-type="float" office:value="4.68974139253808">
                <text:p>4.689741392538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7.60869565">
                <text:p>47.60869565</text:p>
              </table:table-cell>
              <table:table-cell office:value-type="float" office:value="4.28899797383817">
                <text:p>4.288997973838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7.82608696">
                <text:p>47.82608696</text:p>
              </table:table-cell>
              <table:table-cell office:value-type="float" office:value="4.37977622235415">
                <text:p>4.379776222354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8.04347826">
                <text:p>48.04347826</text:p>
              </table:table-cell>
              <table:table-cell office:value-type="float" office:value="4.30504837746699">
                <text:p>4.305048377466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8.26086957">
                <text:p>48.26086957</text:p>
              </table:table-cell>
              <table:table-cell office:value-type="float" office:value="4.39647319350233">
                <text:p>4.396473193502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8.47826087">
                <text:p>48.47826087</text:p>
              </table:table-cell>
              <table:table-cell office:value-type="float" office:value="4.1725585618548">
                <text:p>4.17255856185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8.69565217">
                <text:p>48.69565217</text:p>
              </table:table-cell>
              <table:table-cell office:value-type="float" office:value="4.17014346413057">
                <text:p>4.170143464130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8.91304348">
                <text:p>48.91304348</text:p>
              </table:table-cell>
              <table:table-cell office:value-type="float" office:value="4.15459202554865">
                <text:p>4.154592025548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9.13043478">
                <text:p>49.13043478</text:p>
              </table:table-cell>
              <table:table-cell office:value-type="float" office:value="4.42320041010106">
                <text:p>4.423200410101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.34782609">
                <text:p>49.34782609</text:p>
              </table:table-cell>
              <table:table-cell office:value-type="float" office:value="4.21162604521007">
                <text:p>4.211626045210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.56521739">
                <text:p>49.56521739</text:p>
              </table:table-cell>
              <table:table-cell office:value-type="float" office:value="4.37994996468099">
                <text:p>4.379949964680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.7826087">
                <text:p>49.7826087</text:p>
              </table:table-cell>
              <table:table-cell office:value-type="float" office:value="4.27835251617839">
                <text:p>4.278352516178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">
                <text:p>50</text:p>
              </table:table-cell>
              <table:table-cell office:value-type="float" office:value="4.4495429497554">
                <text:p>4.44954294975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.2173913">
                <text:p>50.2173913</text:p>
              </table:table-cell>
              <table:table-cell office:value-type="float" office:value="4.44343029564148">
                <text:p>4.443430295641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.43478261">
                <text:p>50.43478261</text:p>
              </table:table-cell>
              <table:table-cell office:value-type="float" office:value="4.48136792565182">
                <text:p>4.481367925651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0.65217391">
                <text:p>50.65217391</text:p>
              </table:table-cell>
              <table:table-cell office:value-type="float" office:value="4.68068129193751">
                <text:p>4.680681291937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.86956522">
                <text:p>50.86956522</text:p>
              </table:table-cell>
              <table:table-cell office:value-type="float" office:value="5.21780613883122">
                <text:p>5.217806138831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1.08695652">
                <text:p>51.08695652</text:p>
              </table:table-cell>
              <table:table-cell office:value-type="float" office:value="5.42562336295913">
                <text:p>5.425623362959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1.30434783">
                <text:p>51.30434783</text:p>
              </table:table-cell>
              <table:table-cell office:value-type="float" office:value="5.22132152238719">
                <text:p>5.221321522387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1.52173913">
                <text:p>51.52173913</text:p>
              </table:table-cell>
              <table:table-cell office:value-type="float" office:value="5.25578300943865">
                <text:p>5.255783009438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1.73913043">
                <text:p>51.73913043</text:p>
              </table:table-cell>
              <table:table-cell office:value-type="float" office:value="4.79510929469841">
                <text:p>4.795109294698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.95652174">
                <text:p>51.95652174</text:p>
              </table:table-cell>
              <table:table-cell office:value-type="float" office:value="5.0249435696912">
                <text:p>5.02494356969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2.17391304">
                <text:p>52.17391304</text:p>
              </table:table-cell>
              <table:table-cell office:value-type="float" office:value="4.64534603279605">
                <text:p>4.645346032796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2.39130435">
                <text:p>52.39130435</text:p>
              </table:table-cell>
              <table:table-cell office:value-type="float" office:value="4.60890455844601">
                <text:p>4.608904558446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2.60869565">
                <text:p>52.60869565</text:p>
              </table:table-cell>
              <table:table-cell office:value-type="float" office:value="4.37938741581134">
                <text:p>4.379387415811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2.82608696">
                <text:p>52.82608696</text:p>
              </table:table-cell>
              <table:table-cell office:value-type="float" office:value="4.84607592999476">
                <text:p>4.846075929994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3.04347826">
                <text:p>53.04347826</text:p>
              </table:table-cell>
              <table:table-cell office:value-type="float" office:value="4.28904752376322">
                <text:p>4.289047523763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3.26086957">
                <text:p>53.26086957</text:p>
              </table:table-cell>
              <table:table-cell office:value-type="float" office:value="4.92981120616101">
                <text:p>4.929811206161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3.47826087">
                <text:p>53.47826087</text:p>
              </table:table-cell>
              <table:table-cell office:value-type="float" office:value="4.76977836424413">
                <text:p>4.769778364244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3.69565217">
                <text:p>53.69565217</text:p>
              </table:table-cell>
              <table:table-cell office:value-type="float" office:value="4.8131461489825">
                <text:p>4.81314614898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3.91304348">
                <text:p>53.91304348</text:p>
              </table:table-cell>
              <table:table-cell office:value-type="float" office:value="4.82018582899033">
                <text:p>4.820185828990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4.13043478">
                <text:p>54.13043478</text:p>
              </table:table-cell>
              <table:table-cell office:value-type="float" office:value="4.63441511916754">
                <text:p>4.634415119167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4.34782609">
                <text:p>54.34782609</text:p>
              </table:table-cell>
              <table:table-cell office:value-type="float" office:value="5.37133575532275">
                <text:p>5.371335755322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4.56521739">
                <text:p>54.56521739</text:p>
              </table:table-cell>
              <table:table-cell office:value-type="float" office:value="6.7519534217068">
                <text:p>6.75195342170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4.7826087">
                <text:p>54.7826087</text:p>
              </table:table-cell>
              <table:table-cell office:value-type="float" office:value="8.18377973547891">
                <text:p>8.183779735478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5">
                <text:p>55</text:p>
              </table:table-cell>
              <table:table-cell office:value-type="float" office:value="9.66686293134895">
                <text:p>9.666862931348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5.2173913">
                <text:p>55.2173913</text:p>
              </table:table-cell>
              <table:table-cell office:value-type="float" office:value="10.5528772643852">
                <text:p>10.55287726438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5.43478261">
                <text:p>55.43478261</text:p>
              </table:table-cell>
              <table:table-cell office:value-type="float" office:value="10.1863551657832">
                <text:p>10.18635516578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.65217391">
                <text:p>55.65217391</text:p>
              </table:table-cell>
              <table:table-cell office:value-type="float" office:value="9.54414931970336">
                <text:p>9.544149319703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.86956522">
                <text:p>55.86956522</text:p>
              </table:table-cell>
              <table:table-cell office:value-type="float" office:value="8.07489062587401">
                <text:p>8.074890625874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6.08695652">
                <text:p>56.08695652</text:p>
              </table:table-cell>
              <table:table-cell office:value-type="float" office:value="6.86071736305393">
                <text:p>6.860717363053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6.30434783">
                <text:p>56.30434783</text:p>
              </table:table-cell>
              <table:table-cell office:value-type="float" office:value="5.67513795054303">
                <text:p>5.675137950543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6.52173913">
                <text:p>56.52173913</text:p>
              </table:table-cell>
              <table:table-cell office:value-type="float" office:value="5.54967721723013">
                <text:p>5.549677217230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6.73913043">
                <text:p>56.73913043</text:p>
              </table:table-cell>
              <table:table-cell office:value-type="float" office:value="5.21217196530736">
                <text:p>5.212171965307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6.95652174">
                <text:p>56.95652174</text:p>
              </table:table-cell>
              <table:table-cell office:value-type="float" office:value="5.2978091513149">
                <text:p>5.29780915131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7.17391304">
                <text:p>57.17391304</text:p>
              </table:table-cell>
              <table:table-cell office:value-type="float" office:value="5.51658241902023">
                <text:p>5.516582419020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7.39130435">
                <text:p>57.39130435</text:p>
              </table:table-cell>
              <table:table-cell office:value-type="float" office:value="5.84692794018656">
                <text:p>5.846927940186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7.60869565">
                <text:p>57.60869565</text:p>
              </table:table-cell>
              <table:table-cell office:value-type="float" office:value="5.59586387196074">
                <text:p>5.595863871960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7.82608696">
                <text:p>57.82608696</text:p>
              </table:table-cell>
              <table:table-cell office:value-type="float" office:value="5.28518298067378">
                <text:p>5.285182980673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8.04347826">
                <text:p>58.04347826</text:p>
              </table:table-cell>
              <table:table-cell office:value-type="float" office:value="5.25741585984385">
                <text:p>5.257415859843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8.26086957">
                <text:p>58.26086957</text:p>
              </table:table-cell>
              <table:table-cell office:value-type="float" office:value="5.15298674099864">
                <text:p>5.152986740998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8.47826087">
                <text:p>58.47826087</text:p>
              </table:table-cell>
              <table:table-cell office:value-type="float" office:value="5.74649952630818">
                <text:p>5.746499526308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8.69565217">
                <text:p>58.69565217</text:p>
              </table:table-cell>
              <table:table-cell office:value-type="float" office:value="6.12448479059957">
                <text:p>6.124484790599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8.91304348">
                <text:p>58.91304348</text:p>
              </table:table-cell>
              <table:table-cell office:value-type="float" office:value="6.83865432927914">
                <text:p>6.838654329279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9.13043478">
                <text:p>59.13043478</text:p>
              </table:table-cell>
              <table:table-cell office:value-type="float" office:value="7.45748657080645">
                <text:p>7.457486570806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9.34782609">
                <text:p>59.34782609</text:p>
              </table:table-cell>
              <table:table-cell office:value-type="float" office:value="7.73881337709484">
                <text:p>7.738813377094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9.56521739">
                <text:p>59.56521739</text:p>
              </table:table-cell>
              <table:table-cell office:value-type="float" office:value="8.10600774235997">
                <text:p>8.106007742359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9.7826087">
                <text:p>59.7826087</text:p>
              </table:table-cell>
              <table:table-cell office:value-type="float" office:value="8.1163913745356">
                <text:p>8.11639137453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">
                <text:p>60</text:p>
              </table:table-cell>
              <table:table-cell office:value-type="float" office:value="8.17990851555532">
                <text:p>8.179908515555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.2173913">
                <text:p>60.2173913</text:p>
              </table:table-cell>
              <table:table-cell office:value-type="float" office:value="8.32465142317338">
                <text:p>8.324651423173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.43478261">
                <text:p>60.43478261</text:p>
              </table:table-cell>
              <table:table-cell office:value-type="float" office:value="8.88944266397756">
                <text:p>8.889442663977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0.65217391">
                <text:p>60.65217391</text:p>
              </table:table-cell>
              <table:table-cell office:value-type="float" office:value="9.24304357559918">
                <text:p>9.243043575599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0.86956522">
                <text:p>60.86956522</text:p>
              </table:table-cell>
              <table:table-cell office:value-type="float" office:value="8.0654275057726">
                <text:p>8.06542750577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1.08695652">
                <text:p>61.08695652</text:p>
              </table:table-cell>
              <table:table-cell office:value-type="float" office:value="8.1713883960745">
                <text:p>8.171388396074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1.30434783">
                <text:p>61.30434783</text:p>
              </table:table-cell>
              <table:table-cell office:value-type="float" office:value="7.88867636983446">
                <text:p>7.888676369834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1.52173913">
                <text:p>61.52173913</text:p>
              </table:table-cell>
              <table:table-cell office:value-type="float" office:value="7.90108155389587">
                <text:p>7.901081553895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1.73913043">
                <text:p>61.73913043</text:p>
              </table:table-cell>
              <table:table-cell office:value-type="float" office:value="7.28987275198805">
                <text:p>7.289872751988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1.95652174">
                <text:p>61.95652174</text:p>
              </table:table-cell>
              <table:table-cell office:value-type="float" office:value="7.48705360620964">
                <text:p>7.487053606209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2.17391304">
                <text:p>62.17391304</text:p>
              </table:table-cell>
              <table:table-cell office:value-type="float" office:value="7.10376386739646">
                <text:p>7.103763867396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2.39130435">
                <text:p>62.39130435</text:p>
              </table:table-cell>
              <table:table-cell office:value-type="float" office:value="6.8663208971896">
                <text:p>6.86632089718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2.60869565">
                <text:p>62.60869565</text:p>
              </table:table-cell>
              <table:table-cell office:value-type="float" office:value="7.21518964777709">
                <text:p>7.215189647777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2.82608696">
                <text:p>62.82608696</text:p>
              </table:table-cell>
              <table:table-cell office:value-type="float" office:value="7.26943100743551">
                <text:p>7.269431007435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.04347826">
                <text:p>63.04347826</text:p>
              </table:table-cell>
              <table:table-cell office:value-type="float" office:value="7.27279705224125">
                <text:p>7.272797052241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3.26086957">
                <text:p>63.26086957</text:p>
              </table:table-cell>
              <table:table-cell office:value-type="float" office:value="7.49353959590883">
                <text:p>7.493539595908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3.47826087">
                <text:p>63.47826087</text:p>
              </table:table-cell>
              <table:table-cell office:value-type="float" office:value="7.6855334145292">
                <text:p>7.68553341452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69565217">
                <text:p>63.69565217</text:p>
              </table:table-cell>
              <table:table-cell office:value-type="float" office:value="7.25176307949669">
                <text:p>7.251763079496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3.91304348">
                <text:p>63.91304348</text:p>
              </table:table-cell>
              <table:table-cell office:value-type="float" office:value="6.96898298789297">
                <text:p>6.968982987892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.13043478">
                <text:p>64.13043478</text:p>
              </table:table-cell>
              <table:table-cell office:value-type="float" office:value="6.9517888662224">
                <text:p>6.95178886622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.34782609">
                <text:p>64.34782609</text:p>
              </table:table-cell>
              <table:table-cell office:value-type="float" office:value="6.9284702848709">
                <text:p>6.92847028487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4.56521739">
                <text:p>64.56521739</text:p>
              </table:table-cell>
              <table:table-cell office:value-type="float" office:value="6.47464677692161">
                <text:p>6.4746467769216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4.7826087">
                <text:p>64.7826087</text:p>
              </table:table-cell>
              <table:table-cell office:value-type="float" office:value="6.77874427970283">
                <text:p>6.778744279702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5">
                <text:p>65</text:p>
              </table:table-cell>
              <table:table-cell office:value-type="float" office:value="6.83882958660401">
                <text:p>6.838829586604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5.2173913">
                <text:p>65.2173913</text:p>
              </table:table-cell>
              <table:table-cell office:value-type="float" office:value="6.79315397641325">
                <text:p>6.793153976413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5.43478261">
                <text:p>65.43478261</text:p>
              </table:table-cell>
              <table:table-cell office:value-type="float" office:value="6.64473702213626">
                <text:p>6.644737022136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5.65217391">
                <text:p>65.65217391</text:p>
              </table:table-cell>
              <table:table-cell office:value-type="float" office:value="6.95962404909159">
                <text:p>6.959624049091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5.86956522">
                <text:p>65.86956522</text:p>
              </table:table-cell>
              <table:table-cell office:value-type="float" office:value="6.85692958620287">
                <text:p>6.856929586202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6.08695652">
                <text:p>66.08695652</text:p>
              </table:table-cell>
              <table:table-cell office:value-type="float" office:value="6.94994246838458">
                <text:p>6.949942468384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6.30434783">
                <text:p>66.30434783</text:p>
              </table:table-cell>
              <table:table-cell office:value-type="float" office:value="6.66442577767027">
                <text:p>6.6644257776702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6.52173913">
                <text:p>66.52173913</text:p>
              </table:table-cell>
              <table:table-cell office:value-type="float" office:value="6.98040380593736">
                <text:p>6.980403805937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6.73913043">
                <text:p>66.73913043</text:p>
              </table:table-cell>
              <table:table-cell office:value-type="float" office:value="7.27049673710183">
                <text:p>7.2704967371018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6.95652174">
                <text:p>66.95652174</text:p>
              </table:table-cell>
              <table:table-cell office:value-type="float" office:value="7.30613993043481">
                <text:p>7.306139930434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7.17391304">
                <text:p>67.17391304</text:p>
              </table:table-cell>
              <table:table-cell office:value-type="float" office:value="7.27423594682595">
                <text:p>7.274235946825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7.39130435">
                <text:p>67.39130435</text:p>
              </table:table-cell>
              <table:table-cell office:value-type="float" office:value="7.25103525958011">
                <text:p>7.251035259580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7.60869565">
                <text:p>67.60869565</text:p>
              </table:table-cell>
              <table:table-cell office:value-type="float" office:value="7.48312691269141">
                <text:p>7.483126912691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7.82608696">
                <text:p>67.82608696</text:p>
              </table:table-cell>
              <table:table-cell office:value-type="float" office:value="7.5050837178694">
                <text:p>7.50508371786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8.04347826">
                <text:p>68.04347826</text:p>
              </table:table-cell>
              <table:table-cell office:value-type="float" office:value="7.22637975767381">
                <text:p>7.226379757673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8.26086957">
                <text:p>68.26086957</text:p>
              </table:table-cell>
              <table:table-cell office:value-type="float" office:value="7.46659404924273">
                <text:p>7.4665940492427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8.47826087">
                <text:p>68.47826087</text:p>
              </table:table-cell>
              <table:table-cell office:value-type="float" office:value="7.61254613485432">
                <text:p>7.612546134854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8.69565217">
                <text:p>68.69565217</text:p>
              </table:table-cell>
              <table:table-cell office:value-type="float" office:value="7.56559011908702">
                <text:p>7.565590119087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8.91304348">
                <text:p>68.91304348</text:p>
              </table:table-cell>
              <table:table-cell office:value-type="float" office:value="8.0150176509958">
                <text:p>8.01501765099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9.13043478">
                <text:p>69.13043478</text:p>
              </table:table-cell>
              <table:table-cell office:value-type="float" office:value="7.45804063439003">
                <text:p>7.458040634390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9.34782609">
                <text:p>69.34782609</text:p>
              </table:table-cell>
              <table:table-cell office:value-type="float" office:value="7.44888218376622">
                <text:p>7.448882183766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9.56521739">
                <text:p>69.56521739</text:p>
              </table:table-cell>
              <table:table-cell office:value-type="float" office:value="8.04831845621213">
                <text:p>8.048318456212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9.7826087">
                <text:p>69.7826087</text:p>
              </table:table-cell>
              <table:table-cell office:value-type="float" office:value="7.48941523628848">
                <text:p>7.489415236288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0">
                <text:p>70</text:p>
              </table:table-cell>
              <table:table-cell office:value-type="float" office:value="7.79513301859808">
                <text:p>7.795133018598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.2173913">
                <text:p>70.2173913</text:p>
              </table:table-cell>
              <table:table-cell office:value-type="float" office:value="8.04067134364845">
                <text:p>8.040671343648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0.43478261">
                <text:p>70.43478261</text:p>
              </table:table-cell>
              <table:table-cell office:value-type="float" office:value="8.38845981002649">
                <text:p>8.388459810026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0.65217391">
                <text:p>70.65217391</text:p>
              </table:table-cell>
              <table:table-cell office:value-type="float" office:value="8.01832669904393">
                <text:p>8.018326699043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0.86956522">
                <text:p>70.86956522</text:p>
              </table:table-cell>
              <table:table-cell office:value-type="float" office:value="8.22368164969488">
                <text:p>8.223681649694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1.08695652">
                <text:p>71.08695652</text:p>
              </table:table-cell>
              <table:table-cell office:value-type="float" office:value="8.17174601222259">
                <text:p>8.171746012222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1.30434783">
                <text:p>71.30434783</text:p>
              </table:table-cell>
              <table:table-cell office:value-type="float" office:value="8.1221659142579">
                <text:p>8.12216591425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1.52173913">
                <text:p>71.52173913</text:p>
              </table:table-cell>
              <table:table-cell office:value-type="float" office:value="8.11217338411772">
                <text:p>8.1121733841177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1.73913043">
                <text:p>71.73913043</text:p>
              </table:table-cell>
              <table:table-cell office:value-type="float" office:value="8.71437838334307">
                <text:p>8.714378383343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1.95652174">
                <text:p>71.95652174</text:p>
              </table:table-cell>
              <table:table-cell office:value-type="float" office:value="8.38674885207549">
                <text:p>8.386748852075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2.17391304">
                <text:p>72.17391304</text:p>
              </table:table-cell>
              <table:table-cell office:value-type="float" office:value="8.57976536990581">
                <text:p>8.579765369905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2.39130435">
                <text:p>72.39130435</text:p>
              </table:table-cell>
              <table:table-cell office:value-type="float" office:value="8.511943626764">
                <text:p>8.5119436267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2.60869565">
                <text:p>72.60869565</text:p>
              </table:table-cell>
              <table:table-cell office:value-type="float" office:value="8.80359280065189">
                <text:p>8.8035928006518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2.82608696">
                <text:p>72.82608696</text:p>
              </table:table-cell>
              <table:table-cell office:value-type="float" office:value="9.08688159728092">
                <text:p>9.086881597280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3.04347826">
                <text:p>73.04347826</text:p>
              </table:table-cell>
              <table:table-cell office:value-type="float" office:value="8.98786639403333">
                <text:p>8.987866394033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3.26086957">
                <text:p>73.26086957</text:p>
              </table:table-cell>
              <table:table-cell office:value-type="float" office:value="9.21180613190879">
                <text:p>9.211806131908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3.47826087">
                <text:p>73.47826087</text:p>
              </table:table-cell>
              <table:table-cell office:value-type="float" office:value="9.06368535056975">
                <text:p>9.063685350569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3.69565217">
                <text:p>73.69565217</text:p>
              </table:table-cell>
              <table:table-cell office:value-type="float" office:value="9.61079153992669">
                <text:p>9.610791539926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3.91304348">
                <text:p>73.91304348</text:p>
              </table:table-cell>
              <table:table-cell office:value-type="float" office:value="9.48517737752216">
                <text:p>9.485177377522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4.13043478">
                <text:p>74.13043478</text:p>
              </table:table-cell>
              <table:table-cell office:value-type="float" office:value="9.68058210153572">
                <text:p>9.680582101535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4.34782609">
                <text:p>74.34782609</text:p>
              </table:table-cell>
              <table:table-cell office:value-type="float" office:value="9.87921989608501">
                <text:p>9.879219896085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4.56521739">
                <text:p>74.56521739</text:p>
              </table:table-cell>
              <table:table-cell office:value-type="float" office:value="9.40153784340001">
                <text:p>9.401537843400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4.7826087">
                <text:p>74.7826087</text:p>
              </table:table-cell>
              <table:table-cell office:value-type="float" office:value="9.73029315675874">
                <text:p>9.730293156758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5">
                <text:p>75</text:p>
              </table:table-cell>
              <table:table-cell office:value-type="float" office:value="9.78357372874998">
                <text:p>9.783573728749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5.2173913">
                <text:p>75.2173913</text:p>
              </table:table-cell>
              <table:table-cell office:value-type="float" office:value="9.97770501984723">
                <text:p>9.977705019847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5.43478261">
                <text:p>75.43478261</text:p>
              </table:table-cell>
              <table:table-cell office:value-type="float" office:value="10.0171257419191">
                <text:p>10.01712574191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5.65217391">
                <text:p>75.65217391</text:p>
              </table:table-cell>
              <table:table-cell office:value-type="float" office:value="9.867567082854">
                <text:p>9.86756708285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5.86956522">
                <text:p>75.86956522</text:p>
              </table:table-cell>
              <table:table-cell office:value-type="float" office:value="9.92820878100089">
                <text:p>9.928208781000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6.08695652">
                <text:p>76.08695652</text:p>
              </table:table-cell>
              <table:table-cell office:value-type="float" office:value="10.1930893371506">
                <text:p>10.19308933715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6.30434783">
                <text:p>76.30434783</text:p>
              </table:table-cell>
              <table:table-cell office:value-type="float" office:value="10.457272457454">
                <text:p>10.4572724574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6.52173913">
                <text:p>76.52173913</text:p>
              </table:table-cell>
              <table:table-cell office:value-type="float" office:value="10.6659581895574">
                <text:p>10.66595818955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6.73913043">
                <text:p>76.73913043</text:p>
              </table:table-cell>
              <table:table-cell office:value-type="float" office:value="11.1197738174271">
                <text:p>11.11977381742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6.95652174">
                <text:p>76.95652174</text:p>
              </table:table-cell>
              <table:table-cell office:value-type="float" office:value="10.8431789728729">
                <text:p>10.84317897287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7.17391304">
                <text:p>77.17391304</text:p>
              </table:table-cell>
              <table:table-cell office:value-type="float" office:value="10.8148684172675">
                <text:p>10.81486841726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7.39130435">
                <text:p>77.39130435</text:p>
              </table:table-cell>
              <table:table-cell office:value-type="float" office:value="10.6782040480478">
                <text:p>10.67820404804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7.60869565">
                <text:p>77.60869565</text:p>
              </table:table-cell>
              <table:table-cell office:value-type="float" office:value="11.2881411252334">
                <text:p>11.28814112523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7.82608696">
                <text:p>77.82608696</text:p>
              </table:table-cell>
              <table:table-cell office:value-type="float" office:value="11.4401409084893">
                <text:p>11.440140908489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8.04347826">
                <text:p>78.04347826</text:p>
              </table:table-cell>
              <table:table-cell office:value-type="float" office:value="11.524692744896">
                <text:p>11.52469274489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8.26086957">
                <text:p>78.26086957</text:p>
              </table:table-cell>
              <table:table-cell office:value-type="float" office:value="11.2733277118653">
                <text:p>11.27332771186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8.47826087">
                <text:p>78.47826087</text:p>
              </table:table-cell>
              <table:table-cell office:value-type="float" office:value="11.599042783047">
                <text:p>11.5990427830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8.69565217">
                <text:p>78.69565217</text:p>
              </table:table-cell>
              <table:table-cell office:value-type="float" office:value="11.4926608426609">
                <text:p>11.49266084266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8.91304348">
                <text:p>78.91304348</text:p>
              </table:table-cell>
              <table:table-cell office:value-type="float" office:value="11.8823930750243">
                <text:p>11.88239307502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9.13043478">
                <text:p>79.13043478</text:p>
              </table:table-cell>
              <table:table-cell office:value-type="float" office:value="12.337603960002">
                <text:p>12.3376039600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9.34782609">
                <text:p>79.34782609</text:p>
              </table:table-cell>
              <table:table-cell office:value-type="float" office:value="11.4540875414972">
                <text:p>11.454087541497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9.56521739">
                <text:p>79.56521739</text:p>
              </table:table-cell>
              <table:table-cell office:value-type="float" office:value="11.9768156338449">
                <text:p>11.97681563384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9.7826087">
                <text:p>79.7826087</text:p>
              </table:table-cell>
              <table:table-cell office:value-type="float" office:value="12.6899450049052">
                <text:p>12.68994500490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">
                <text:p>80</text:p>
              </table:table-cell>
              <table:table-cell office:value-type="float" office:value="11.9810987362128">
                <text:p>11.98109873621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0.2173913">
                <text:p>80.2173913</text:p>
              </table:table-cell>
              <table:table-cell office:value-type="float" office:value="12.0127663104724">
                <text:p>12.01276631047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0.43478261">
                <text:p>80.43478261</text:p>
              </table:table-cell>
              <table:table-cell office:value-type="float" office:value="12.2186395346601">
                <text:p>12.21863953466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0.65217391">
                <text:p>80.65217391</text:p>
              </table:table-cell>
              <table:table-cell office:value-type="float" office:value="12.7433212223427">
                <text:p>12.74332122234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.86956522">
                <text:p>80.86956522</text:p>
              </table:table-cell>
              <table:table-cell office:value-type="float" office:value="12.4886539940045">
                <text:p>12.488653994004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1.08695652">
                <text:p>81.08695652</text:p>
              </table:table-cell>
              <table:table-cell office:value-type="float" office:value="13.2433287704375">
                <text:p>13.24332877043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1.30434783">
                <text:p>81.30434783</text:p>
              </table:table-cell>
              <table:table-cell office:value-type="float" office:value="13.2209682658672">
                <text:p>13.22096826586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1.52173913">
                <text:p>81.52173913</text:p>
              </table:table-cell>
              <table:table-cell office:value-type="float" office:value="12.756142228993">
                <text:p>12.75614222899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1.73913043">
                <text:p>81.73913043</text:p>
              </table:table-cell>
              <table:table-cell office:value-type="float" office:value="12.7799412798946">
                <text:p>12.77994127989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1.95652174">
                <text:p>81.95652174</text:p>
              </table:table-cell>
              <table:table-cell office:value-type="float" office:value="13.2011468335398">
                <text:p>13.201146833539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2.17391304">
                <text:p>82.17391304</text:p>
              </table:table-cell>
              <table:table-cell office:value-type="float" office:value="13.2617262433489">
                <text:p>13.26172624334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2.39130435">
                <text:p>82.39130435</text:p>
              </table:table-cell>
              <table:table-cell office:value-type="float" office:value="13.4252443801601">
                <text:p>13.42524438016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2.60869565">
                <text:p>82.60869565</text:p>
              </table:table-cell>
              <table:table-cell office:value-type="float" office:value="13.0161279712322">
                <text:p>13.01612797123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2.82608696">
                <text:p>82.82608696</text:p>
              </table:table-cell>
              <table:table-cell office:value-type="float" office:value="13.3239844190888">
                <text:p>13.32398441908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3.04347826">
                <text:p>83.04347826</text:p>
              </table:table-cell>
              <table:table-cell office:value-type="float" office:value="13.1238302847594">
                <text:p>13.12383028475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3.26086957">
                <text:p>83.26086957</text:p>
              </table:table-cell>
              <table:table-cell office:value-type="float" office:value="14.0291146751392">
                <text:p>14.02911467513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3.47826087">
                <text:p>83.47826087</text:p>
              </table:table-cell>
              <table:table-cell office:value-type="float" office:value="13.4427348152766">
                <text:p>13.44273481527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3.69565217">
                <text:p>83.69565217</text:p>
              </table:table-cell>
              <table:table-cell office:value-type="float" office:value="13.3455654558016">
                <text:p>13.34556545580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3.91304348">
                <text:p>83.91304348</text:p>
              </table:table-cell>
              <table:table-cell office:value-type="float" office:value="13.5627749777832">
                <text:p>13.56277497778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4.13043478">
                <text:p>84.13043478</text:p>
              </table:table-cell>
              <table:table-cell office:value-type="float" office:value="13.6561889054974">
                <text:p>13.656188905497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4.34782609">
                <text:p>84.34782609</text:p>
              </table:table-cell>
              <table:table-cell office:value-type="float" office:value="13.6857297212217">
                <text:p>13.68572972122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4.56521739">
                <text:p>84.56521739</text:p>
              </table:table-cell>
              <table:table-cell office:value-type="float" office:value="14.0523637148534">
                <text:p>14.05236371485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4.7826087">
                <text:p>84.7826087</text:p>
              </table:table-cell>
              <table:table-cell office:value-type="float" office:value="13.7908646720535">
                <text:p>13.79086467205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5">
                <text:p>85</text:p>
              </table:table-cell>
              <table:table-cell office:value-type="float" office:value="14.0910246701603">
                <text:p>14.09102467016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5.2173913">
                <text:p>85.2173913</text:p>
              </table:table-cell>
              <table:table-cell office:value-type="float" office:value="14.6576452850617">
                <text:p>14.65764528506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5.43478261">
                <text:p>85.43478261</text:p>
              </table:table-cell>
              <table:table-cell office:value-type="float" office:value="14.1030707639979">
                <text:p>14.10307076399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5.65217391">
                <text:p>85.65217391</text:p>
              </table:table-cell>
              <table:table-cell office:value-type="float" office:value="14.9619834582757">
                <text:p>14.96198345827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5.86956522">
                <text:p>85.86956522</text:p>
              </table:table-cell>
              <table:table-cell office:value-type="float" office:value="14.1465704269958">
                <text:p>14.146570426995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6.08695652">
                <text:p>86.08695652</text:p>
              </table:table-cell>
              <table:table-cell office:value-type="float" office:value="14.6660088625733">
                <text:p>14.666008862573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6.30434783">
                <text:p>86.30434783</text:p>
              </table:table-cell>
              <table:table-cell office:value-type="float" office:value="14.446415865418">
                <text:p>14.4464158654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6.52173913">
                <text:p>86.52173913</text:p>
              </table:table-cell>
              <table:table-cell office:value-type="float" office:value="14.3801410932977">
                <text:p>14.380141093297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6.73913043">
                <text:p>86.73913043</text:p>
              </table:table-cell>
              <table:table-cell office:value-type="float" office:value="15.013084078737">
                <text:p>15.0130840787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6.95652174">
                <text:p>86.95652174</text:p>
              </table:table-cell>
              <table:table-cell office:value-type="float" office:value="14.5422184265671">
                <text:p>14.542218426567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7.17391304">
                <text:p>87.17391304</text:p>
              </table:table-cell>
              <table:table-cell office:value-type="float" office:value="14.9641867195953">
                <text:p>14.964186719595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7.39130435">
                <text:p>87.39130435</text:p>
              </table:table-cell>
              <table:table-cell office:value-type="float" office:value="14.9257312218282">
                <text:p>14.92573122182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7.60869565">
                <text:p>87.60869565</text:p>
              </table:table-cell>
              <table:table-cell office:value-type="float" office:value="15.3279804226183">
                <text:p>15.327980422618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7.82608696">
                <text:p>87.82608696</text:p>
              </table:table-cell>
              <table:table-cell office:value-type="float" office:value="15.080584982133">
                <text:p>15.0805849821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8.04347826">
                <text:p>88.04347826</text:p>
              </table:table-cell>
              <table:table-cell office:value-type="float" office:value="15.1882465631482">
                <text:p>15.188246563148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8.26086957">
                <text:p>88.26086957</text:p>
              </table:table-cell>
              <table:table-cell office:value-type="float" office:value="15.4718357378038">
                <text:p>15.471835737803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8.47826087">
                <text:p>88.47826087</text:p>
              </table:table-cell>
              <table:table-cell office:value-type="float" office:value="16.4167066790308">
                <text:p>16.41670667903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8.69565217">
                <text:p>88.69565217</text:p>
              </table:table-cell>
              <table:table-cell office:value-type="float" office:value="17.2199961125472">
                <text:p>17.219996112547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8.91304348">
                <text:p>88.91304348</text:p>
              </table:table-cell>
              <table:table-cell office:value-type="float" office:value="17.7427109696709">
                <text:p>17.74271096967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9.13043478">
                <text:p>89.13043478</text:p>
              </table:table-cell>
              <table:table-cell office:value-type="float" office:value="17.7147728264423">
                <text:p>17.71477282644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9.34782609">
                <text:p>89.34782609</text:p>
              </table:table-cell>
              <table:table-cell office:value-type="float" office:value="17.26625487681">
                <text:p>17.2662548768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9.56521739">
                <text:p>89.56521739</text:p>
              </table:table-cell>
              <table:table-cell office:value-type="float" office:value="17.174517142873">
                <text:p>17.1745171428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9.7826087">
                <text:p>89.7826087</text:p>
              </table:table-cell>
              <table:table-cell office:value-type="float" office:value="16.4744467067485">
                <text:p>16.47444670674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0">
                <text:p>90</text:p>
              </table:table-cell>
              <table:table-cell office:value-type="float" office:value="15.9769653057499">
                <text:p>15.97696530574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0.2173913">
                <text:p>90.2173913</text:p>
              </table:table-cell>
              <table:table-cell office:value-type="float" office:value="16.6517343822752">
                <text:p>16.651734382275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0.43478261">
                <text:p>90.43478261</text:p>
              </table:table-cell>
              <table:table-cell office:value-type="float" office:value="17.1434828006464">
                <text:p>17.143482800646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0.65217391">
                <text:p>90.65217391</text:p>
              </table:table-cell>
              <table:table-cell office:value-type="float" office:value="17.6302876076786">
                <text:p>17.630287607678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0.86956522">
                <text:p>90.86956522</text:p>
              </table:table-cell>
              <table:table-cell office:value-type="float" office:value="16.7172028749563">
                <text:p>16.71720287495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1.08695652">
                <text:p>91.08695652</text:p>
              </table:table-cell>
              <table:table-cell office:value-type="float" office:value="16.5105994247374">
                <text:p>16.510599424737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1.30434783">
                <text:p>91.30434783</text:p>
              </table:table-cell>
              <table:table-cell office:value-type="float" office:value="18.3344241295429">
                <text:p>18.334424129542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1.52173913">
                <text:p>91.52173913</text:p>
              </table:table-cell>
              <table:table-cell office:value-type="float" office:value="17.4815192573762">
                <text:p>17.481519257376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1.73913043">
                <text:p>91.73913043</text:p>
              </table:table-cell>
              <table:table-cell office:value-type="float" office:value="17.5827744671669">
                <text:p>17.582774467166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1.95652174">
                <text:p>91.95652174</text:p>
              </table:table-cell>
              <table:table-cell office:value-type="float" office:value="17.3534193656991">
                <text:p>17.35341936569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2.17391304">
                <text:p>92.17391304</text:p>
              </table:table-cell>
              <table:table-cell office:value-type="float" office:value="18.2882432239164">
                <text:p>18.28824322391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2.39130435">
                <text:p>92.39130435</text:p>
              </table:table-cell>
              <table:table-cell office:value-type="float" office:value="19.0177039062196">
                <text:p>19.01770390621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2.60869565">
                <text:p>92.60869565</text:p>
              </table:table-cell>
              <table:table-cell office:value-type="float" office:value="18.6612475540083">
                <text:p>18.661247554008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.82608696">
                <text:p>92.82608696</text:p>
              </table:table-cell>
              <table:table-cell office:value-type="float" office:value="18.0276186020488">
                <text:p>18.027618602048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3.04347826">
                <text:p>93.04347826</text:p>
              </table:table-cell>
              <table:table-cell office:value-type="float" office:value="17.9145619067871">
                <text:p>17.91456190678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3.26086957">
                <text:p>93.26086957</text:p>
              </table:table-cell>
              <table:table-cell office:value-type="float" office:value="18.1101057846212">
                <text:p>18.11010578462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3.47826087">
                <text:p>93.47826087</text:p>
              </table:table-cell>
              <table:table-cell office:value-type="float" office:value="17.2122792849274">
                <text:p>17.21227928492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3.69565217">
                <text:p>93.69565217</text:p>
              </table:table-cell>
              <table:table-cell office:value-type="float" office:value="18.0224608846183">
                <text:p>18.022460884618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3.91304348">
                <text:p>93.91304348</text:p>
              </table:table-cell>
              <table:table-cell office:value-type="float" office:value="17.5328277940462">
                <text:p>17.53282779404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4.13043478">
                <text:p>94.13043478</text:p>
              </table:table-cell>
              <table:table-cell office:value-type="float" office:value="19.5515335466833">
                <text:p>19.55153354668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4.34782609">
                <text:p>94.34782609</text:p>
              </table:table-cell>
              <table:table-cell office:value-type="float" office:value="22.2295125754665">
                <text:p>22.22951257546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4.56521739">
                <text:p>94.56521739</text:p>
              </table:table-cell>
              <table:table-cell office:value-type="float" office:value="30.4763232825153">
                <text:p>30.476323282515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4.7826087">
                <text:p>94.7826087</text:p>
              </table:table-cell>
              <table:table-cell office:value-type="float" office:value="25.3902119815211">
                <text:p>25.39021198152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5">
                <text:p>95</text:p>
              </table:table-cell>
              <table:table-cell office:value-type="float" office:value="29.9407329847362">
                <text:p>29.940732984736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5.2173913">
                <text:p>95.2173913</text:p>
              </table:table-cell>
              <table:table-cell office:value-type="float" office:value="27.0926932315359">
                <text:p>27.092693231535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5.43478261">
                <text:p>95.43478261</text:p>
              </table:table-cell>
              <table:table-cell office:value-type="float" office:value="21.6996905998277">
                <text:p>21.699690599827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5.65217391">
                <text:p>95.65217391</text:p>
              </table:table-cell>
              <table:table-cell office:value-type="float" office:value="21.6025685954536">
                <text:p>21.602568595453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5.86956522">
                <text:p>95.86956522</text:p>
              </table:table-cell>
              <table:table-cell office:value-type="float" office:value="19.0662969880432">
                <text:p>19.06629698804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6.08695652">
                <text:p>96.08695652</text:p>
              </table:table-cell>
              <table:table-cell office:value-type="float" office:value="19.6042627823815">
                <text:p>19.60426278238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6.30434783">
                <text:p>96.30434783</text:p>
              </table:table-cell>
              <table:table-cell office:value-type="float" office:value="18.2656270819961">
                <text:p>18.26562708199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6.52173913">
                <text:p>96.52173913</text:p>
              </table:table-cell>
              <table:table-cell office:value-type="float" office:value="19.9695515680201">
                <text:p>19.96955156802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6.73913043">
                <text:p>96.73913043</text:p>
              </table:table-cell>
              <table:table-cell office:value-type="float" office:value="19.2945298018446">
                <text:p>19.29452980184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6.95652174">
                <text:p>96.95652174</text:p>
              </table:table-cell>
              <table:table-cell office:value-type="float" office:value="18.0990942693965">
                <text:p>18.099094269396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7.17391304">
                <text:p>97.17391304</text:p>
              </table:table-cell>
              <table:table-cell office:value-type="float" office:value="19.593638535202">
                <text:p>19.59363853520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7.39130435">
                <text:p>97.39130435</text:p>
              </table:table-cell>
              <table:table-cell office:value-type="float" office:value="20.2848091572066">
                <text:p>20.284809157206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7.60869565">
                <text:p>97.60869565</text:p>
              </table:table-cell>
              <table:table-cell office:value-type="float" office:value="19.7011093439173">
                <text:p>19.701109343917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7.82608696">
                <text:p>97.82608696</text:p>
              </table:table-cell>
              <table:table-cell office:value-type="float" office:value="18.9252407135847">
                <text:p>18.925240713584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8.04347826">
                <text:p>98.04347826</text:p>
              </table:table-cell>
              <table:table-cell office:value-type="float" office:value="19.5071250575647">
                <text:p>19.507125057564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8.26086957">
                <text:p>98.26086957</text:p>
              </table:table-cell>
              <table:table-cell office:value-type="float" office:value="19.9734505788363">
                <text:p>19.97345057883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8.47826087">
                <text:p>98.47826087</text:p>
              </table:table-cell>
              <table:table-cell office:value-type="float" office:value="19.2745954375816">
                <text:p>19.27459543758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8.69565217">
                <text:p>98.69565217</text:p>
              </table:table-cell>
              <table:table-cell office:value-type="float" office:value="20.1494686277924">
                <text:p>20.14946862779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8.91304348">
                <text:p>98.91304348</text:p>
              </table:table-cell>
              <table:table-cell office:value-type="float" office:value="23.4417074918213">
                <text:p>23.44170749182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9.13043478">
                <text:p>99.13043478</text:p>
              </table:table-cell>
              <table:table-cell office:value-type="float" office:value="21.3348117471109">
                <text:p>21.334811747110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9.34782609">
                <text:p>99.34782609</text:p>
              </table:table-cell>
              <table:table-cell office:value-type="float" office:value="21.1657930533735">
                <text:p>21.16579305337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9.56521739">
                <text:p>99.56521739</text:p>
              </table:table-cell>
              <table:table-cell office:value-type="float" office:value="21.6241883945148">
                <text:p>21.62418839451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9.7826087">
                <text:p>99.7826087</text:p>
              </table:table-cell>
              <table:table-cell office:value-type="float" office:value="20.2941986408128">
                <text:p>20.294198640812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0">
                <text:p>100</text:p>
              </table:table-cell>
              <table:table-cell office:value-type="float" office:value="19.8957523107818">
                <text:p>19.89575231078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